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276cm"/>
    </style:style>
    <style:style style:name="co2" style:family="table-column">
      <style:table-column-properties fo:break-before="auto" style:column-width="5.33cm"/>
    </style:style>
    <style:style style:name="co3" style:family="table-column">
      <style:table-column-properties fo:break-before="auto" style:column-width="13.695cm"/>
    </style:style>
    <style:style style:name="co4" style:family="table-column">
      <style:table-column-properties fo:break-before="auto" style:column-width="4.373cm"/>
    </style:style>
    <style:style style:name="co5" style:family="table-column">
      <style:table-column-properties fo:break-before="auto" style:column-width="4.784cm"/>
    </style:style>
    <style:style style:name="co6" style:family="table-column">
      <style:table-column-properties fo:break-before="auto" style:column-width="4.018cm"/>
    </style:style>
    <style:style style:name="co7" style:family="table-column">
      <style:table-column-properties fo:break-before="auto" style:column-width="12.328cm"/>
    </style:style>
    <style:style style:name="co8" style:family="table-column">
      <style:table-column-properties fo:break-before="auto" style:column-width="2.267cm"/>
    </style:style>
    <style:style style:name="co9" style:family="table-column">
      <style:table-column-properties fo:break-before="auto" style:column-width="8.5cm"/>
    </style:style>
    <style:style style:name="co10" style:family="table-column">
      <style:table-column-properties fo:break-before="auto" style:column-width="5.138cm"/>
    </style:style>
    <style:style style:name="co11" style:family="table-column">
      <style:table-column-properties fo:break-before="auto" style:column-width="8.281cm"/>
    </style:style>
    <style:style style:name="co12" style:family="table-column">
      <style:table-column-properties fo:break-before="auto" style:column-width="3.143cm"/>
    </style:style>
    <style:style style:name="co13" style:family="table-column">
      <style:table-column-properties fo:break-before="auto" style:column-width="3.552cm"/>
    </style:style>
    <style:style style:name="co14" style:family="table-column">
      <style:table-column-properties fo:break-before="auto" style:column-width="8.446cm"/>
    </style:style>
    <style:style style:name="co15" style:family="table-column">
      <style:table-column-properties fo:break-before="auto" style:column-width="3.717cm"/>
    </style:style>
    <style:style style:name="co16" style:family="table-column">
      <style:table-column-properties fo:break-before="auto" style:column-width="4.838cm"/>
    </style:style>
    <style:style style:name="co17" style:family="table-column">
      <style:table-column-properties fo:break-before="auto" style:column-width="11.015cm"/>
    </style:style>
    <style:style style:name="co18" style:family="table-column">
      <style:table-column-properties fo:break-before="auto" style:column-width="2.87cm"/>
    </style:style>
    <style:style style:name="co19" style:family="table-column">
      <style:table-column-properties fo:break-before="auto" style:column-width="9.677cm"/>
    </style:style>
    <style:style style:name="co20" style:family="table-column">
      <style:table-column-properties fo:break-before="auto" style:column-width="3.198cm"/>
    </style:style>
    <style:style style:name="co21" style:family="table-column">
      <style:table-column-properties fo:break-before="auto" style:column-width="9.458cm"/>
    </style:style>
    <style:style style:name="co22" style:family="table-column">
      <style:table-column-properties fo:break-before="auto" style:column-width="3.06cm"/>
    </style:style>
    <style:style style:name="co23" style:family="table-column">
      <style:table-column-properties fo:break-before="auto" style:column-width="7.844cm"/>
    </style:style>
    <style:style style:name="co24" style:family="table-column">
      <style:table-column-properties fo:break-before="auto" style:column-width="3.362cm"/>
    </style:style>
    <style:style style:name="co25" style:family="table-column">
      <style:table-column-properties fo:break-before="auto" style:column-width="5.193cm"/>
    </style:style>
    <style:style style:name="co26" style:family="table-column">
      <style:table-column-properties fo:break-before="auto" style:column-width="7.872cm"/>
    </style:style>
    <style:style style:name="co27" style:family="table-column">
      <style:table-column-properties fo:break-before="auto" style:column-width="2.925cm"/>
    </style:style>
    <style:style style:name="co28" style:family="table-column">
      <style:table-column-properties fo:break-before="auto" style:column-width="3.115cm"/>
    </style:style>
    <style:style style:name="co29" style:family="table-column">
      <style:table-column-properties fo:break-before="auto" style:column-width="7.571cm"/>
    </style:style>
    <style:style style:name="co30" style:family="table-column">
      <style:table-column-properties fo:break-before="auto" style:column-width="3.307cm"/>
    </style:style>
    <style:style style:name="co31" style:family="table-column">
      <style:table-column-properties fo:break-before="auto" style:column-width="8.664cm"/>
    </style:style>
    <style:style style:name="co32" style:family="table-column">
      <style:table-column-properties fo:break-before="auto" style:column-width="11.208cm"/>
    </style:style>
    <style:style style:name="co33" style:family="table-column">
      <style:table-column-properties fo:break-before="auto" style:column-width="7.216cm"/>
    </style:style>
    <style:style style:name="co34" style:family="table-column">
      <style:table-column-properties fo:break-before="auto" style:column-width="6.396cm"/>
    </style:style>
    <style:style style:name="co35" style:family="table-column">
      <style:table-column-properties fo:break-before="auto" style:column-width="3.963cm"/>
    </style:style>
    <style:style style:name="co36" style:family="table-column">
      <style:table-column-properties fo:break-before="auto" style:column-width="5.576cm"/>
    </style:style>
    <style:style style:name="co37" style:family="table-column">
      <style:table-column-properties fo:break-before="auto" style:column-width="4.099cm"/>
    </style:style>
    <style:style style:name="co38" style:family="table-column">
      <style:table-column-properties fo:break-before="auto" style:column-width="8.146cm"/>
    </style:style>
    <style:style style:name="co39" style:family="table-column">
      <style:table-column-properties fo:break-before="auto" style:column-width="17.194cm"/>
    </style:style>
    <style:style style:name="co40" style:family="table-column">
      <style:table-column-properties fo:break-before="auto" style:column-width="11.807cm"/>
    </style:style>
    <style:style style:name="co41" style:family="table-column">
      <style:table-column-properties fo:break-before="auto" style:column-width="7.352cm"/>
    </style:style>
    <style:style style:name="co42" style:family="table-column">
      <style:table-column-properties fo:break-before="auto" style:column-width="5.794cm"/>
    </style:style>
    <style:style style:name="co43" style:family="table-column">
      <style:table-column-properties fo:break-before="auto" style:column-width="6.696cm"/>
    </style:style>
    <style:style style:name="co44" style:family="table-column">
      <style:table-column-properties fo:break-before="auto" style:column-width="7.982cm"/>
    </style:style>
    <style:style style:name="co45" style:family="table-column">
      <style:table-column-properties fo:break-before="auto" style:column-width="5.549cm"/>
    </style:style>
    <style:style style:name="co46" style:family="table-column">
      <style:table-column-properties fo:break-before="auto" style:column-width="9.513cm"/>
    </style:style>
    <style:style style:name="co47" style:family="table-column">
      <style:table-column-properties fo:break-before="auto" style:column-width="7.38cm"/>
    </style:style>
    <style:style style:name="co48" style:family="table-column">
      <style:table-column-properties fo:break-before="auto" style:column-width="11.344cm"/>
    </style:style>
    <style:style style:name="co49" style:family="table-column">
      <style:table-column-properties fo:break-before="auto" style:column-width="8.2cm"/>
    </style:style>
    <style:style style:name="co50" style:family="table-column">
      <style:table-column-properties fo:break-before="auto" style:column-width="5.466cm"/>
    </style:style>
    <style:style style:name="co51" style:family="table-column">
      <style:table-column-properties fo:break-before="auto" style:column-width="2.842cm"/>
    </style:style>
    <style:style style:name="co52" style:family="table-column">
      <style:table-column-properties fo:break-before="auto" style:column-width="15.718cm"/>
    </style:style>
    <style:style style:name="co53" style:family="table-column">
      <style:table-column-properties fo:break-before="auto" style:column-width="10.005cm"/>
    </style:style>
    <style:style style:name="co54" style:family="table-column">
      <style:table-column-properties fo:break-before="auto" style:column-width="7.107cm"/>
    </style:style>
    <style:style style:name="co55" style:family="table-column">
      <style:table-column-properties fo:break-before="auto" style:column-width="6.615cm"/>
    </style:style>
    <style:style style:name="co56" style:family="table-column">
      <style:table-column-properties fo:break-before="auto" style:column-width="6.586cm"/>
    </style:style>
    <style:style style:name="co57" style:family="table-column">
      <style:table-column-properties fo:break-before="auto" style:column-width="6.477cm"/>
    </style:style>
    <style:style style:name="co58" style:family="table-column">
      <style:table-column-properties fo:break-before="auto" style:column-width="12.956cm"/>
    </style:style>
    <style:style style:name="ro1" style:family="table-row">
      <style:table-row-properties style:row-height="0.63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46cm" fo:break-before="auto" style:use-optimal-row-height="false"/>
    </style:style>
    <style:style style:name="ro4" style:family="table-row">
      <style:table-row-properties style:row-height="0.684cm" fo:break-before="auto" style:use-optimal-row-height="false"/>
    </style:style>
    <style:style style:name="ro5" style:family="table-row">
      <style:table-row-properties style:row-height="0.552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736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1.157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4.844cm" fo:break-before="auto" style:use-optimal-row-height="true"/>
    </style:style>
    <style:style style:name="ro15" style:family="table-row">
      <style:table-row-properties style:row-height="4.475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0.579cm" fo:break-before="auto" style:use-optimal-row-height="true"/>
    </style:style>
    <style:style style:name="ro18" style:family="table-row">
      <style:table-row-properties style:row-height="2.81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5.186cm" fo:break-before="auto" style:use-optimal-row-height="true"/>
    </style:style>
    <style:style style:name="ro21" style:family="table-row">
      <style:table-row-properties style:row-height="11.504cm" fo:break-before="auto" style:use-optimal-row-height="true"/>
    </style:style>
    <style:style style:name="ro22" style:family="table-row">
      <style:table-row-properties style:row-height="8.345cm" fo:break-before="auto" style:use-optimal-row-height="true"/>
    </style:style>
    <style:style style:name="ro23" style:family="table-row">
      <style:table-row-properties style:row-height="8.74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5.976cm" fo:break-before="auto" style:use-optimal-row-height="true"/>
    </style:style>
    <style:style style:name="ro27" style:family="table-row">
      <style:table-row-properties style:row-height="2.027cm" fo:break-before="auto" style:use-optimal-row-height="true"/>
    </style:style>
    <style:style style:name="ro28" style:family="table-row">
      <style:table-row-properties style:row-height="10.319cm" fo:break-before="auto" style:use-optimal-row-height="true"/>
    </style:style>
    <style:style style:name="ro29" style:family="table-row">
      <style:table-row-properties style:row-height="2.632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10.003cm" fo:break-before="auto" style:use-optimal-row-height="true"/>
    </style:style>
    <style:style style:name="ro32" style:family="table-row">
      <style:table-row-properties style:row-height="4.106cm" fo:break-before="auto" style:use-optimal-row-height="true"/>
    </style:style>
    <style:style style:name="ro33" style:family="table-row">
      <style:table-row-properties style:row-height="3cm" fo:break-before="auto" style:use-optimal-row-height="true"/>
    </style:style>
    <style:style style:name="ro34" style:family="table-row">
      <style:table-row-properties style:row-height="6.687cm" fo:break-before="auto" style:use-optimal-row-height="true"/>
    </style:style>
    <style:style style:name="ro35" style:family="table-row">
      <style:table-row-properties style:row-height="9.634cm" fo:break-before="auto" style:use-optimal-row-height="true"/>
    </style:style>
    <style:style style:name="ro36" style:family="table-row">
      <style:table-row-properties style:row-height="8.897cm" fo:break-before="auto" style:use-optimal-row-height="true"/>
    </style:style>
    <style:style style:name="ro37" style:family="table-row">
      <style:table-row-properties style:row-height="1.894cm" fo:break-before="auto" style:use-optimal-row-height="true"/>
    </style:style>
    <style:style style:name="ro38" style:family="table-row">
      <style:table-row-properties style:row-height="1.605cm" fo:break-before="auto" style:use-optimal-row-height="true"/>
    </style:style>
    <style:style style:name="ro39" style:family="table-row">
      <style:table-row-properties style:row-height="0.473cm" fo:break-before="auto" style:use-optimal-row-height="false"/>
    </style:style>
    <style:style style:name="ro40" style:family="table-row">
      <style:table-row-properties style:row-height="0.921cm" fo:break-before="auto" style:use-optimal-row-height="false"/>
    </style:style>
    <style:style style:name="ro41" style:family="table-row">
      <style:table-row-properties style:row-height="1.974cm" fo:break-before="auto" style:use-optimal-row-height="true"/>
    </style:style>
    <style:style style:name="ro42" style:family="table-row">
      <style:table-row-properties style:row-height="1.526cm" fo:break-before="auto" style:use-optimal-row-height="true"/>
    </style:style>
    <style:style style:name="ro43" style:family="table-row">
      <style:table-row-properties style:row-height="3.448cm" fo:break-before="auto" style:use-optimal-row-height="true"/>
    </style:style>
    <style:style style:name="ro44" style:family="table-row">
      <style:table-row-properties style:row-height="4.396cm" fo:break-before="auto" style:use-optimal-row-height="true"/>
    </style:style>
    <style:style style:name="ro45" style:family="table-row">
      <style:table-row-properties style:row-height="4.001cm" fo:break-before="auto" style:use-optimal-row-height="true"/>
    </style:style>
    <style:style style:name="ro46" style:family="table-row">
      <style:table-row-properties style:row-height="5.581cm" fo:break-before="auto" style:use-optimal-row-height="true"/>
    </style:style>
    <style:style style:name="ro47" style:family="table-row">
      <style:table-row-properties style:row-height="5.87cm" fo:break-before="auto" style:use-optimal-row-height="true"/>
    </style:style>
    <style:style style:name="ro48" style:family="table-row">
      <style:table-row-properties style:row-height="2.57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ackground-color="transparent" fo:border="0.002cm solid #000000" style:vertical-align="middle"/>
      <style:paragraph-properties fo:text-align="center"/>
    </style:style>
    <style:style style:name="ce3" style:family="table-cell" style:parent-style-name="Default">
      <style:table-cell-properties style:text-align-source="fix" style:repeat-content="false" fo:border="0.002cm solid #000000" style:vertical-align="middle"/>
      <style:paragraph-properties fo:text-align="center"/>
    </style:style>
    <style:style style:name="ce4"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style:text-align-source="fix" style:repeat-content="false" fo:border="0.002cm solid #000000" style:vertical-align="middle"/>
      <style:paragraph-properties fo:text-align="center"/>
      <style:text-properties fo:color="#0000ff"/>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style:text-align-source="fix" style:repeat-content="false" fo:border="0.002cm solid #000000" style:vertical-align="middle"/>
      <style:paragraph-properties fo:text-align="center"/>
      <style:text-properties style:use-window-font-color="true" style:font-name="Liberation Sans" style:font-name-asian="DejaVu Sans" style:font-name-complex="DejaVu Sans"/>
    </style:style>
    <style:style style:name="ce12" style:family="table-cell" style:parent-style-name="Default">
      <style:table-cell-properties style:text-align-source="fix" style:repeat-content="false" fo:border="0.002cm solid #000000" style:vertical-align="middle"/>
      <style:paragraph-properties fo:text-align="center"/>
      <style:text-properties style:use-window-font-color="true"/>
    </style:style>
    <style:style style:name="ce13" style:family="table-cell" style:parent-style-name="Default">
      <style:text-properties style:use-window-font-color="true"/>
    </style:style>
    <style:style style:name="ce14" style:family="table-cell" style:parent-style-name="Default">
      <style:table-cell-properties style:text-align-source="fix" style:repeat-content="false" fo:border="0.002cm solid #000000" style:vertical-align="middle"/>
      <style:paragraph-properties fo:text-align="center"/>
      <style:text-properties fo:color="#000000" style:font-name="Liberation Sans" style:font-name-asian="DejaVu Sans" style:font-name-complex="DejaVu Sans"/>
    </style:style>
    <style:style style:name="ce15"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Liberation Sans" fo:font-size="10pt" style:font-name-asian="DejaVu Sans" style:font-size-asian="10pt" style:font-name-complex="DejaVu Sans" style:font-size-complex="10pt"/>
    </style:style>
    <style:style style:name="ce16" style:family="table-cell" style:parent-style-name="Default">
      <style:text-properties fo:color="#000000"/>
    </style:style>
    <style:style style:name="ce17"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fo:border="0.002cm solid #000000"/>
      <style:paragraph-properties fo:text-align="center" fo:margin-left="0cm"/>
    </style:style>
    <style:style style:name="ce22"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font-size="9pt" style:font-size-asian="9pt" style:font-size-complex="9pt"/>
    </style:style>
    <style:style style:name="ce26" style:family="table-cell" style:parent-style-name="Default">
      <style:table-cell-properties fo:border="0.002cm solid #000000"/>
      <style:text-properties fo:font-size="9pt" style:font-size-asian="9pt" style:font-size-complex="9pt"/>
    </style:style>
    <style:style style:name="ce27" style:family="table-cell" style:parent-style-name="Default">
      <style:table-cell-properties fo:wrap-option="wrap" fo:border="0.002cm solid #000000"/>
      <style:text-properties fo:font-size="9pt" style:font-size-asian="9pt" style:font-size-complex="9pt"/>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29" style:family="table-cell" style:parent-style-name="Default">
      <style:table-cell-properties style:text-align-source="fix" style:repeat-content="false" fo:wrap-option="wrap" fo:border="0.002cm solid #000000" style:vertical-align="middle"/>
      <style:paragraph-properties fo:text-align="center"/>
      <style:text-properties fo:font-size="9pt" style:font-size-asian="9pt" style:font-size-complex="9pt"/>
    </style:style>
    <style:style style:name="ce30" style:family="table-cell" style:parent-style-name="Default">
      <style:table-cell-properties style:text-align-source="fix" style:repeat-content="false" fo:background-color="transparent" fo:border="0.002cm solid #000000" style:vertical-align="middle"/>
      <style:paragraph-properties fo:text-align="center"/>
      <style:text-properties fo:font-size="9pt" style:font-size-asian="9pt" style:font-size-complex="9pt"/>
    </style:style>
    <style:style style:name="ce31" style:family="table-cell" style:parent-style-name="Default">
      <style:table-cell-properties fo:background-color="transparent" fo:border="0.002cm solid #000000"/>
      <style:text-properties fo:font-size="9pt" style:font-size-asian="9pt" style:font-size-complex="9pt"/>
    </style:style>
    <style:style style:name="ce3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Liberation Sans" fo:font-size="9pt" style:font-name-asian="DejaVu Sans" style:font-size-asian="9pt" style:font-name-complex="DejaVu Sans" style:font-size-complex="9pt"/>
    </style:style>
    <style:style style:name="ce33" style:family="table-cell" style:parent-style-name="Default">
      <style:table-cell-properties style:text-align-source="fix" style:repeat-content="false" fo:wrap-option="wrap" fo:border="0.002cm solid #000000" style:vertical-align="middle"/>
      <style:paragraph-properties fo:text-align="center"/>
      <style:text-properties fo:color="#0000ff" style:font-name="Liberation Sans" fo:font-size="9pt" style:font-name-asian="DejaVu Sans" style:font-size-asian="9pt" style:font-name-complex="DejaVu Sans" style:font-size-complex="9pt"/>
    </style:style>
    <style:style style:name="ce34" style:family="table-cell" style:parent-style-name="Default">
      <style:table-cell-properties style:text-align-source="fix" style:repeat-content="false" style:vertical-align="middle"/>
      <style:paragraph-properties fo:text-align="center"/>
      <style:text-properties style:font-name="Arial" fo:font-size="9pt" style:font-name-asian="DejaVu Sans" style:font-size-asian="9pt" style:font-name-complex="Lohit Hindi" style:font-size-complex="9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36" style:family="table-cell" style:parent-style-name="Default">
      <style:text-properties fo:font-size="9pt" style:font-size-asian="9pt" style:font-size-complex="9pt"/>
    </style:style>
    <style:style style:name="ce37" style:family="table-cell" style:parent-style-name="Default">
      <style:table-cell-properties fo:background-color="#ffff99" style:text-align-source="fix" style:repeat-content="false" fo:border="0.002cm solid #000000" style:vertical-align="middle"/>
      <style:paragraph-properties fo:text-align="center"/>
    </style:style>
    <style:style style:name="ce38" style:family="table-cell" style:parent-style-name="Default">
      <style:table-cell-properties fo:background-color="#ffff99" style:text-align-source="fix" style:repeat-content="false" fo:border="0.002cm solid #000000" style:vertical-align="middle"/>
      <style:paragraph-properties fo:text-align="center" fo:margin-left="0cm"/>
    </style:style>
    <style:style style:name="ce39"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40" style:family="table-cell" style:parent-style-name="Default">
      <style:table-cell-properties fo:background-color="#3deb3d" style:text-align-source="fix" style:repeat-content="false" fo:border="0.002cm solid #000000" style:vertical-align="middle"/>
      <style:paragraph-properties fo:text-align="center"/>
    </style:style>
    <style:style style:name="ce41" style:family="table-cell" style:parent-style-name="Default">
      <style:table-cell-properties style:text-align-source="fix" style:repeat-content="false" fo:background-color="transparent" fo:border="0.002cm solid #000000"/>
      <style:paragraph-properties fo:text-align="start" fo:margin-left="0cm"/>
    </style:style>
    <style:style style:name="ce42" style:family="table-cell" style:parent-style-name="Default">
      <style:table-cell-properties style:text-align-source="fix" style:repeat-content="false" fo:border="0.002cm solid #000000"/>
      <style:paragraph-properties fo:text-align="start" fo:margin-left="0cm"/>
    </style:style>
    <style:style style:name="ce43" style:family="table-cell" style:parent-style-name="Default">
      <style:table-cell-properties style:text-align-source="fix" style:repeat-content="false" fo:wrap-option="wrap" fo:border="0.002cm solid #000000" style:vertical-align="middle"/>
      <style:paragraph-properties fo:text-align="start" fo:margin-left="0cm"/>
    </style:style>
    <style:style style:name="ce44" style:family="table-cell" style:parent-style-name="Default">
      <style:table-cell-properties style:text-align-source="fix" style:repeat-content="false" fo:wrap-option="wrap" fo:border="0.002cm solid #000000" style:vertical-align="middle"/>
      <style:paragraph-properties fo:text-align="start" fo:margin-left="0cm"/>
      <style:text-properties fo:font-size="9pt" style:font-size-asian="9pt" style:font-size-complex="9pt"/>
    </style:style>
    <style:style style:name="ce45" style:family="table-cell" style:parent-style-name="Default">
      <style:table-cell-properties style:text-align-source="fix" style:repeat-content="false" fo:border="0.002cm solid #000000" style:vertical-align="middle"/>
      <style:paragraph-properties fo:text-align="start" fo:margin-left="0cm"/>
    </style:style>
    <style:style style:name="ce46" style:family="table-cell" style:parent-style-name="Default">
      <style:table-cell-properties style:text-align-source="fix" style:repeat-content="false" fo:border="0.002cm solid #000000" style:vertical-align="middle"/>
      <style:paragraph-properties fo:text-align="start" fo:margin-left="0cm"/>
      <style:text-properties style:font-name="Arial1" style:font-name-asian="DejaVu Sans" style:font-name-complex="DejaVu Sans"/>
    </style:style>
    <style:style style:name="ce47"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style:font-name="Liberation Sans" fo:font-size="9pt" style:font-name-asian="DejaVu Sans" style:font-size-asian="9pt" style:font-name-complex="DejaVu Sans" style:font-size-complex="9pt"/>
    </style:style>
    <style:style style:name="ce48"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style>
    <style:style style:name="ce4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style>
    <style:style style:name="ce51" style:family="table-cell" style:parent-style-name="Default">
      <style:table-cell-properties style:text-align-source="fix" style:repeat-content="false" fo:wrap-option="wrap" fo:border="0.002cm solid #000000"/>
      <style:paragraph-properties fo:text-align="start" fo:margin-left="0cm"/>
      <style:text-properties fo:color="#000000" style:font-name="Arial1" style:font-name-asian="DejaVu Sans" style:font-name-complex="DejaVu Sans"/>
    </style:style>
    <style:style style:name="ce52"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1" style:font-name-asian="DejaVu Sans" style:font-name-complex="DejaVu Sans"/>
    </style:style>
    <style:style style:name="ce53" style:family="table-cell" style:parent-style-name="Default">
      <style:table-cell-properties style:text-align-source="fix" style:repeat-content="false"/>
      <style:paragraph-properties fo:text-align="start" fo:margin-left="0cm"/>
    </style:style>
    <style:style style:name="ce54" style:family="table-cell" style:parent-style-name="Default">
      <style:table-cell-properties fo:border-bottom="0.002cm solid #000000" fo:background-color="#47b8b8" style:text-align-source="fix" style:repeat-content="false" fo:border-left="0.002cm solid #000000" fo:border-right="none" fo:border-top="0.002cm solid #000000" style:vertical-align="middle"/>
      <style:paragraph-properties fo:text-align="center"/>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02cm solid #000000" fo:background-color="#e6e6ff"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e6e6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Aria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0.002cm solid #000000"/>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0.088cm solid #1a1a1a"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0.002cm solid #000000"/>
      <style:text-properties style:font-name="Arial1" style:font-name-asian="DejaVu Sans" style:font-name-complex="Arial1"/>
    </style:style>
    <style:style style:name="ce9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0.002cm solid #000000" style:vertical-align="middle"/>
    </style:style>
    <style:style style:name="ce103" style:family="table-cell" style:parent-style-name="Default">
      <style:table-cell-properties fo:border="0.002cm solid #000000" style:vertical-align="middle"/>
      <style:text-properties fo:color="#000000" style:font-name="Arial1" style:font-name-asian="DejaVu Sans" style:font-name-complex="Arial1"/>
    </style:style>
    <style:style style:name="ce104" style:family="table-cell" style:parent-style-name="Default">
      <style:table-cell-properties style:vertical-align="middle"/>
    </style:style>
    <style:style style:name="ce105"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0.002cm solid #000000"/>
      <style:text-properties fo:color="#000000" style:font-name="Arial1" style:font-name-asian="DejaVu Sans" style:font-name-complex="Arial1"/>
    </style:style>
    <style:style style:name="ce109" style:family="table-cell" style:parent-style-name="Default">
      <style:table-cell-properties fo:border="0.002cm solid #000000"/>
      <style:text-properties style:font-name="Arial" fo:language="en" fo:country="US" style:font-name-asian="DejaVu Sans" style:font-size-asian="6.80000019073486pt" style:language-asian="en" style:country-asian="US" style:font-name-complex="Lohit Hindi" style:font-size-complex="5.65000009536743pt" style:language-complex="en" style:country-complex="US"/>
    </style:style>
    <style:style style:name="ce110" style:family="table-cell" style:parent-style-name="Default">
      <style:table-cell-properties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vertical-align="middle"/>
      <style:text-properties style:font-name="Arial" fo:language="en" fo:country="US" style:language-asian="en" style:country-asian="US" style:font-name-complex="Arial" style:font-size-complex="5.65000009536743pt"/>
    </style:style>
    <style:style style:name="ce118" style:family="table-cell" style:parent-style-name="Default">
      <style:table-cell-properties style:vertical-align="middle"/>
      <style:text-properties fo:language="en" fo:country="US" style:language-asian="en" style:country-asian="US" style:font-name-complex="Arial" style:font-size-complex="5.65000009536743pt"/>
    </style:style>
    <style:style style:name="ce119" style:family="table-cell" style:parent-style-name="Default">
      <style:text-properties style:font-name="Arial" fo:language="en" fo:country="US" style:language-asian="en" style:country-asian="US" style:font-name-complex="Arial" style:font-size-complex="5.65000009536743pt"/>
    </style:style>
    <style:style style:name="ce120"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02cm solid #000000" fo:border-left="0.002cm solid #000000" fo:border-right="0.002cm solid #000000"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002cm solid #000000" style:vertical-align="middle"/>
      <style:text-properties style:font-name="Arial" fo:font-size="9pt" style:font-size-asian="9pt" style:font-size-complex="9pt"/>
    </style:style>
    <style:style style:name="ce160"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fo:border="0.002cm solid #000000"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Default">
      <style:table-cell-properties style:vertical-align="middle"/>
      <style:text-properties style:font-name="Arial" fo:font-size="9pt" style:font-size-asian="9pt" style:font-size-complex="9pt"/>
    </style:style>
    <style:style style:name="ce168"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font-name="Arial" fo:font-size="9pt" style:font-size-asian="9pt" style:font-size-complex="9pt"/>
    </style:style>
    <style:style style:name="ce174" style:family="table-cell" style:parent-style-name="Default">
      <style:table-cell-properties fo:border="0.002cm solid #000000" style:vertical-align="middle"/>
      <style:text-properties style:font-name="Arial1" fo:font-size="10pt" style:font-name-asian="DejaVu Sans" style:font-size-asian="10pt" style:font-name-complex="Arial1" style:font-size-complex="10pt"/>
    </style:style>
    <style:style style:name="ce175"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35cm solid #1a1a1a" style:direction="ltr" fo:border-right="none"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77" style:family="table-cell" style:parent-style-name="Default">
      <style:table-cell-properties style:text-align-source="fix" style:repeat-content="false" fo:border="0.002cm solid #000000" style:vertical-align="middle"/>
      <style:paragraph-properties fo:text-align="center" fo:margin-left="0cm"/>
      <style:text-properties style:font-name="Arial"/>
    </style:style>
    <style:style style:name="ce178" style:family="table-cell" style:parent-style-name="Default">
      <style:table-cell-properties style:text-align-source="fix" style:repeat-content="false" fo:border="0.002cm solid #000000"/>
      <style:paragraph-properties fo:text-align="center" fo:margin-left="0cm"/>
      <style:text-properties style:font-name="Arial" fo:font-size="10pt" fo:language="en" fo:country="US" fo:font-weight="normal" style:font-size-asian="14pt" style:language-asian="en" style:country-asian="US" style:font-weight-asian="bold" style:font-size-complex="6.80000019073486pt" style:font-weight-complex="bold"/>
    </style:style>
    <style:style style:name="ce179"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180" style:family="table-cell" style:parent-style-name="Default">
      <style:table-cell-properties style:text-align-source="fix" style:repeat-content="false"/>
      <style:paragraph-properties fo:text-align="center" fo:margin-left="0cm"/>
      <style:text-properties style:font-name="Arial"/>
    </style:style>
    <style:style style:name="ce181"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weight-asian="normal" style:font-weight-complex="normal"/>
    </style:style>
    <style:style style:name="ce182"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name-asian="DejaVu Sans" style:font-weight-asian="normal" style:font-name-complex="Lohit Hindi" style:font-weight-complex="normal"/>
    </style:style>
    <style:style style:name="ce183"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style:style>
    <style:style style:name="ce18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85" style:family="table-cell" style:parent-style-name="Default">
      <style:table-cell-properties style:text-align-source="fix" style:repeat-content="false" fo:border="0.002cm solid #000000" style:vertical-align="middle"/>
      <style:paragraph-properties fo:text-align="center" fo:margin-left="0cm"/>
      <style:text-properties style:font-name="Arial" style:font-name-asian="DejaVu Sans" style:font-name-complex="Lohit Hindi"/>
    </style:style>
    <style:style style:name="ce186"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fo:language="en" fo:country="US" fo:font-weight="normal" style:font-name-asian="DejaVu Sans" style:font-size-asian="10pt" style:language-asian="en" style:country-asian="US" style:font-weight-asian="normal" style:font-name-complex="Lohit Hindi" style:font-size-complex="10pt" style:language-complex="en" style:country-complex="US" style:font-weight-complex="normal"/>
    </style:style>
    <style:style style:name="ce18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90"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border="0.002cm solid #000000"/>
      <style:paragraph-properties fo:text-align="center" fo:margin-left="0cm"/>
      <style:text-properties style:font-name="Arial" fo:font-weight="bold" style:font-weight-asian="bold" style:font-weight-complex="bold"/>
    </style:style>
    <style:style style:name="ce192"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style:vertical-align="middle"/>
      <style:text-properties style:font-name="Arial"/>
    </style:style>
    <style:style style:name="ce195"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wrap-option="wrap"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9"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fo:border="0.002cm solid #000000"/>
      <style:paragraph-properties fo:text-align="start" fo:margin-left="0cm"/>
      <style:text-properties style:font-name="Arial" fo:font-size="9pt" style:font-size-asian="9pt" style:font-size-complex="9pt"/>
    </style:style>
    <style:style style:name="ce20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e6e6ff"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style:vertical-align="middle"/>
      <style:paragraph-properties fo:text-align="end" fo:margin-left="0cm"/>
    </style:style>
    <style:style style:name="ce222"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data-style-name="N100">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table-cell-properties fo:border="0.002cm solid #000000"/>
      <style:text-properties style:font-name="Arial" fo:font-size="9pt" style:font-size-asian="9pt" style:font-size-complex="9pt"/>
    </style:style>
    <style:style style:name="ce22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1"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style:text-align-source="fix" style:repeat-content="false" fo:border="0.002cm solid #000000" style:vertical-align="middle"/>
      <style:paragraph-properties fo:text-align="start" fo:margin-left="0cm"/>
      <style:text-properties style:font-name="Arial" fo:font-size="9pt" style:font-size-asian="9pt" style:font-size-complex="9pt"/>
    </style:style>
    <style:style style:name="ce233" style:family="table-cell" style:parent-style-name="Default">
      <style:table-cell-properties fo:background-color="transparent"/>
    </style:style>
    <style:style style:name="ce234" style:family="table-cell" style:parent-style-name="Default">
      <style:table-cell-properties style:text-align-source="fix" style:repeat-content="false" fo:border="0.002cm solid #000000"/>
      <style:paragraph-properties fo:text-align="start" fo:margin-left="0cm"/>
      <style:text-properties style:font-name="Arial" fo:font-size="9pt" fo:font-style="italic" style:font-size-asian="9pt" style:font-style-asian="italic" style:font-size-complex="9pt" style:font-style-complex="italic"/>
    </style:style>
    <style:style style:name="ce235"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0">
      <style:table-cell-properties fo:border="0.002cm solid #000000" style:vertical-align="middle"/>
    </style:style>
    <style:style style:name="ce240"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background-color="#e6e6ff" fo:border="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order="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7"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9"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Default">
      <style:text-properties style:font-name="Arial" fo:font-size="9pt" style:font-size-asian="9pt" style:font-size-complex="9pt"/>
    </style:style>
    <style:style style:name="ce253" style:family="table-cell" style:parent-style-name="Default">
      <style:table-cell-properties style:vertical-align="middle"/>
      <style:text-properties fo:color="#000000" style:font-name="Arial" fo:font-size="9pt" style:font-size-asian="9pt" style:font-size-complex="9pt"/>
    </style:style>
    <style:style style:name="ce254"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6"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7"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e6e6ff" fo:border="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style:vertical-align="middle"/>
      <style:text-properties fo:color="#000000" style:font-name="Arial"/>
    </style:style>
    <style:style style:name="ce261" style:family="table-cell" style:parent-style-name="Default">
      <style:text-properties style:font-name="Arial"/>
    </style:style>
    <style:style style:name="ce262" style:family="table-cell" style:parent-style-name="Default">
      <style:table-cell-properties fo:background-color="transparent" fo:border="0.002cm solid #000000"/>
      <style:text-properties style:font-name="Arial" fo:font-size="9pt" style:font-size-asian="9pt" style:font-size-complex="9pt"/>
    </style:style>
    <style:style style:name="ce263" style:family="table-cell" style:parent-style-name="Default">
      <style:table-cell-properties fo:background-color="transparent"/>
      <style:text-properties style:font-name="Arial"/>
    </style:style>
    <style:style style:name="ce264" style:family="table-cell" style:parent-style-name="Default">
      <style:table-cell-properties style:text-align-source="fix" style:repeat-content="false" fo:border="0.002cm solid #000000"/>
      <style:paragraph-properties fo:text-align="start" fo:margin-left="0cm"/>
      <style:text-properties style:font-name="Arial" fo:font-size="9pt" fo:font-style="normal" style:font-size-asian="9pt" style:font-style-asian="normal" style:font-size-complex="9pt" style:font-style-complex="normal"/>
    </style:style>
    <style:style style:name="ce265" style:family="table-cell" style:parent-style-name="Default">
      <style:table-cell-properties fo:border="0.002cm solid #000000" style:vertical-align="middle"/>
      <style:text-properties style:font-name="Arial" fo:font-size="9pt" fo:font-style="normal" style:font-size-asian="9pt" style:font-style-asian="normal" style:font-size-complex="9pt" style:font-style-complex="normal"/>
    </style:style>
    <style:style style:name="ce266" style:family="table-cell" style:parent-style-name="Default">
      <style:table-cell-properties fo:wrap-option="wrap"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language="en" fo:country="US" fo:font-style="normal" fo:text-shadow="none" style:text-underline-style="none" fo:font-weight="normal"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style>
    <style:style style:name="ce269" style:family="table-cell" style:parent-style-name="Default">
      <style:table-cell-properties fo:border="0.002cm solid #000000" style:vertical-align="middle"/>
      <style:text-properties fo:color="#000000" style:font-name="Arial" fo:font-size="9pt" style:font-name-asian="DejaVu Sans" style:font-size-asian="9pt" style:font-name-complex="Arial1" style:font-size-complex="9pt"/>
    </style:style>
    <style:style style:name="ce270" style:family="table-cell" style:parent-style-name="Default">
      <style:table-cell-properties fo:wrap-option="wrap"/>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Default" style:data-style-name="N37">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name-complex="Arial" style:font-size-complex="9pt" style:language-complex="en" style:country-complex="US" style:font-style-complex="normal" style:font-weight-complex="normal" style:text-emphasize="none" style:font-relief="none" style:text-overline-style="none" style:text-overline-color="font-color"/>
    </style:style>
    <style:style style:name="ce276" style:family="table-cell" style:parent-style-name="Default">
      <style:table-cell-properties style:vertical-align="middle"/>
      <style:text-properties fo:font-size="9pt" style:font-size-asian="9pt" style:font-size-complex="9pt"/>
    </style:style>
    <style:style style:name="ce277"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8"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9" style:family="table-cell" style:parent-style-name="Default">
      <style:table-cell-properties fo:border="0.002cm solid #000000" style:vertical-align="middle"/>
      <style:text-properties fo:font-size="9pt" style:font-size-asian="9pt" style:font-size-complex="9pt"/>
    </style:style>
    <style:style style:name="ce280" style:family="table-cell" style:parent-style-name="Default">
      <style:table-cell-properties fo:wrap-option="wrap"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Arial" style:font-size-complex="9pt" style:language-complex="en" style:country-complex="US" style:font-style-complex="normal" style:font-weight-complex="normal" style:text-emphasize="none" style:font-relief="none" style:text-overline-style="none" style:text-overline-color="font-color"/>
    </style:style>
    <style:style style:name="ce283" style:family="table-cell" style:parent-style-name="Default">
      <style:table-cell-properties fo:border-bottom="0.002cm solid #000000" fo:border-left="0.002cm solid #000000" fo:border-right="0.002cm solid #000000"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4" style:family="table-cell" style:parent-style-name="Default" style:data-style-name="N0">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fo:wrap-option="wrap"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6"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Lohit Hindi" style:font-size-complex="9pt"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language-complex="en" style:country-complex="US" style:font-style-complex="normal" style:font-weight-complex="normal" style:text-emphasize="none" style:font-relief="none" style:text-overline-style="none" style:text-overline-color="font-color"/>
    </style:style>
    <style:style style:name="ce28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8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asian="12pt" style:font-size-complex="12pt"/>
    </style:style>
    <style:style style:name="T4" style:family="text">
      <style:text-properties fo:font-weight="bold" style:font-size-asian="12pt" style:font-weight-asian="bold" style:font-size-complex="12pt" style:font-weight-complex="bold"/>
    </style:style>
    <style:style style:name="T5" style:family="text">
      <style:text-properties style:font-name="Arial" fo:font-size="10pt" fo:language="en" fo:country="US" fo:font-style="normal" fo:font-weight="normal" style:language-asian="en" style:country-asian="US" style:font-name-complex="Arial" style:font-size-complex="5.69999980926514pt"/>
    </style:style>
    <style:style style:name="T6" style:family="text">
      <style:text-properties style:text-position="39% 100%" style:font-name="Arial" fo:font-size="10pt" fo:language="en" fo:country="US" fo:font-style="normal" fo:font-weight="normal" style:language-asian="en" style:country-asian="US" style:font-name-complex="Arial" style:font-size-complex="5.69999980926514pt"/>
    </style:style>
    <style:style style:name="T7" style:family="text">
      <style:text-properties style:use-window-font-color="true" style:font-name="ARial" fo:font-size="10pt" fo:language="en" fo:country="US" fo:font-style="normal" fo:font-weight="normal" style:language-asian="en" style:country-asian="US" style:font-name-complex="ARial" style:font-size-complex="5.69999980926514pt"/>
    </style:style>
    <style:style style:name="T8" style:family="text">
      <style:text-properties style:use-window-font-color="true" style:font-name="ARial" fo:font-size="10pt" fo:language="fr" fo:country="FR" fo:font-style="normal" fo:font-weight="normal" style:language-asian="en" style:country-asian="US" style:font-name-complex="ARial" style:font-size-complex="5.69999980926514pt"/>
    </style:style>
    <style:style style:name="T9" style:family="text">
      <style:text-properties style:font-name="Arial" fo:font-size="10pt" fo:language="en" fo:country="US" style:language-asian="en" style:country-asian="US" style:font-name-complex="Arial" style:font-size-complex="5.69999980926514pt"/>
    </style:style>
    <style:style style:name="T10" style:family="text">
      <style:text-properties style:font-name-asian="DejaVu Sans" style:font-name-complex="Arial1"/>
    </style:style>
    <style:style style:name="T11" style:family="text">
      <style:text-properties fo:color="#000000" style:font-name-complex="Arial" style:font-size-complex="5.69999980926514pt"/>
    </style:style>
    <style:style style:name="T12" style:family="text">
      <style:text-properties fo:color="#000000" style:font-name="Arial1" fo:language="fr" fo:country="FR" style:font-name-asian="DejaVu Sans" style:font-size-asian="10pt" style:language-asian="zh" style:country-asian="CN" style:font-name-complex="Arial1" style:font-size-complex="10pt" style:language-complex="hi" style:country-complex="IN"/>
    </style:style>
    <style:style style:name="T13" style:family="text">
      <style:text-properties fo:language="fr" fo:country="FR" style:font-name-asian="DejaVu Sans" style:font-size-asian="10pt" style:language-asian="zh" style:country-asian="CN" style:font-name-complex="Arial1" style:font-size-complex="10pt" style:language-complex="hi" style:country-complex="IN"/>
    </style:style>
    <style:style style:name="T14" style:family="text">
      <style:text-properties fo:language="en" fo:country="US" style:font-name-asian="DejaVu Sans" style:font-size-asian="6.80000019073486pt" style:language-asian="en" style:country-asian="US" style:font-name-complex="Lohit Hindi" style:font-size-complex="5.69999980926514pt" style:language-complex="en" style:country-complex="US"/>
    </style:style>
    <style:style style:name="T15" style:family="text">
      <style:text-properties fo:color="#000000" style:text-outline="false" style:text-line-through-style="none" style:text-position="0% 100%"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T1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Arial" fo:language="en" fo:country="US" style:language-asian="en" style:country-asian="US" style:font-name-complex="Arial" style:font-size-complex="5.69999980926514pt"/>
    </style:style>
    <style:style style:name="T19" style:family="text">
      <style:text-properties style:font-name="Arial" fo:language="en" fo:country="US" style:font-name-asian="DejaVu Sans" style:language-asian="en" style:country-asian="US" style:font-name-complex="Arial" style:font-size-complex="5.69999980926514pt"/>
    </style:style>
    <style:style style:name="T20" style:family="text">
      <style:text-properties fo:language="en" fo:country="US" style:language-asian="en" style:country-asian="US" style:font-name-complex="Arial" style:font-size-complex="5.69999980926514pt"/>
    </style:style>
    <style:style style:name="T21" style:family="text">
      <style:text-properties style:font-name="Arial" style:font-size-complex="5.69999980926514pt"/>
    </style:style>
    <style:style style:name="T22" style:family="text">
      <style:text-properties style:font-size-complex="5.69999980926514pt"/>
    </style:style>
    <style:style style:name="T23" style:family="text">
      <style:text-properties style:font-name-asian="DejaVu Sans" style:font-size-asian="10pt" style:language-asian="zh" style:country-asian="CN" style:font-name-complex="Arial1" style:font-size-complex="10pt" style:language-complex="hi" style:country-complex="IN"/>
    </style:style>
    <style:style style:name="T24" style:family="text">
      <style:text-properties style:font-name="Arial1" fo:font-size="10pt" style:font-name-asian="DejaVu Sans" style:font-size-asian="10pt" style:language-asian="zh" style:country-asian="CN" style:font-name-complex="Arial1" style:font-size-complex="10pt" style:language-complex="hi" style:country-complex="IN"/>
    </style:style>
    <style:style style:name="T25" style:family="text">
      <style:text-properties style:font-name="Arial1" fo:font-size="10pt" style:font-size-asian="10pt" style:font-size-complex="10pt"/>
    </style:style>
    <style:style style:name="T26" style:family="text">
      <style:text-properties style:font-size-asian="10pt" style:font-size-complex="10pt"/>
    </style:style>
    <style:style style:name="T27" style:family="text">
      <style:text-properties style:font-name-asian="DejaVu Sans" style:font-size-asian="10pt" style:font-name-complex="Arial1" style:font-size-complex="10pt"/>
    </style:style>
    <style:style style:name="T28" style:family="text">
      <style:text-properties fo:language="en" fo:country="US" fo:font-style="normal" style:font-size-asian="14pt" style:language-asian="en" style:country-asian="US" style:font-weight-asian="bold" style:font-size-complex="6.80000019073486pt" style:font-weight-complex="bold"/>
    </style:style>
    <style:style style:name="T29" style:family="text">
      <style:text-properties style:font-name-asian="DejaVu Sans" style:font-name-complex="Lohit Hindi"/>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rial" fo:font-weight="normal" style:font-name-asian="DejaVu Sans" style:font-weight-asian="normal" style:font-name-complex="Lohit Hindi" style:font-weight-complex="normal"/>
    </style:style>
    <style:style style:name="T35" style:family="text">
      <style:text-properties style:font-name="Arial" fo:font-weight="bold" style:font-name-asian="DejaVu Sans" style:font-weight-asian="bold" style:font-name-complex="Lohit Hindi" style:font-weight-complex="bold"/>
    </style:style>
    <style:style style:name="T36" style:family="text">
      <style:text-properties style:font-name="Arial" style:font-name-asian="DejaVu Sans" style:font-name-complex="Lohit Hindi"/>
    </style:style>
    <style:style style:name="T37" style:family="text">
      <style:text-properties fo:font-style="italic" fo:font-weight="bold" style:font-name-asian="DejaVu Sans" style:font-style-asian="italic" style:font-weight-asian="bold" style:font-name-complex="Lohit Hindi" style:font-style-complex="italic" style:font-weight-complex="bold"/>
    </style:style>
    <style:style style:name="T38" style:family="text">
      <style:text-properties fo:font-style="italic" style:font-name-asian="DejaVu Sans" style:font-style-asian="italic" style:font-name-complex="Lohit Hindi" style:font-style-complex="italic"/>
    </style:style>
    <style:style style:name="T39" style:family="text">
      <style:text-properties fo:font-weight="bold" style:font-name-asian="DejaVu Sans" style:font-weight-asian="bold" style:font-name-complex="Lohit Hindi" style:font-weight-complex="bold"/>
    </style:style>
    <style:style style:name="T40" style:family="text">
      <style:text-properties fo:font-style="normal" style:font-style-asian="normal" style:font-style-complex="normal"/>
    </style:style>
    <style:style style:name="T41" style:family="text">
      <style:text-properties style:font-weight-asian="bold" style:font-weight-complex="bold"/>
    </style:style>
    <style:style style:name="T42" style:family="text">
      <style:text-properties style:font-weight-asian="normal" style:font-weight-complex="normal"/>
    </style:style>
    <style:style style:name="T43" style:family="text">
      <style:text-properties style:font-name="Arial" style:font-name-complex="Arial" style:font-size-complex="5.09999990463257pt"/>
    </style:style>
    <style:style style:name="T44" style:family="text">
      <style:text-properties fo:font-size="12pt"/>
    </style:style>
    <style:style style:name="T45" style:family="text">
      <style:text-properties style:font-name="Arial1" style:font-name-asian="DejaVu Sans" style:font-name-complex="Arial1"/>
    </style:style>
    <style:style style:name="T46" style:family="text">
      <style:text-properties fo:color="#000000" style:text-outline="false" style:text-line-through-style="none" style:text-position="0% 100%" style:font-name="Arial1" fo:font-size="9pt" fo:font-style="normal" fo:text-shadow="none" style:text-underline-style="none" fo:font-weight="normal" style:font-name-asian="DejaVu Sans" style:font-size-asian="9pt" style:font-style-asian="normal" style:font-weight-asian="normal" style:font-name-complex="Arial1" style:font-size-complex="9pt" style:font-style-complex="normal" style:font-weight-complex="normal"/>
    </style:style>
    <style:style style:name="T47" style:family="text">
      <style:text-properties fo:font-size="9pt" style:font-size-asian="9pt" style:font-size-complex="9pt"/>
    </style:style>
    <style:style style:name="T48" style:family="text">
      <style:text-properties style:font-name="Arial" fo:font-size="8pt" fo:language="en" fo:country="US" style:language-asian="en" style:country-asian="US" style:font-name-complex="Arial" style:font-size-complex="4.59999990463257pt"/>
    </style:style>
    <style:style style:name="T49" style:family="text">
      <style:text-properties fo:language="en" fo:country="US" fo:font-style="normal" fo:font-weight="normal" style:font-name-asian="Arial" style:language-asian="en" style:country-asian="US" style:font-name-complex="Arial" style:font-size-complex="5.09999990463257pt"/>
    </style:style>
    <style:style style:name="T50" style:family="text">
      <style:text-properties fo:color="#000000" style:font-name="Arial" fo:font-size="9pt" fo:language="en" fo:country="US" fo:font-style="normal" fo:font-weight="normal" style:language-asian="en" style:country-asian="US" style:font-name-complex="Arial" style:font-size-complex="5.09999990463257pt"/>
    </style:style>
    <style:style style:name="T51" style:family="text">
      <style:text-properties style:font-name-complex="Arial" style:font-size-complex="5.09999990463257pt"/>
    </style:style>
    <style:style style:name="T52" style:family="text">
      <style:text-properties fo:language="fr" fo:country="FR" fo:font-style="italic" style:font-name-asian="DejaVu Sans" style:language-asian="zh" style:country-asian="CN" style:font-style-asian="italic" style:font-name-complex="Lohit Hindi" style:language-complex="hi" style:country-complex="IN" style:font-style-complex="italic"/>
    </style:style>
    <style:style style:name="T53" style:family="text">
      <style:text-properties fo:language="fr" fo:country="FR" style:font-name-asian="DejaVu Sans" style:language-asian="zh" style:country-asian="CN" style:font-name-complex="Lohit Hindi" style:language-complex="hi" style:country-complex="IN"/>
    </style:style>
    <style:style style:name="T54" style:family="text">
      <style:text-properties style:font-name="Arial" fo:font-size="9pt" fo:language="en" fo:country="US" fo:font-style="normal" fo:font-weight="normal" style:language-asian="en" style:country-asian="US" style:font-name-complex="Arial" style:font-size-complex="5.09999990463257pt"/>
    </style:style>
    <style:style style:name="T55" style:family="text">
      <style:text-properties style:font-name="Arial" fo:font-size="12pt" fo:language="en" fo:country="US" fo:font-style="normal" fo:font-weight="bold" style:font-name-asian="DejaVu Sans" style:font-size-asian="12pt" style:language-asian="en" style:country-asian="US" style:font-weight-asian="bold" style:font-name-complex="Lohit Hindi" style:font-size-complex="12pt" style:font-weight-complex="bold"/>
    </style:style>
  </office:automatic-styles>
  <office:body>
    <office:spreadsheet>
      <table:content-validations>
        <table:content-validation table:name="val1" table:condition="of:cell-content-is-in-list(&quot;AllocationsComptabilisees&quot;;&quot;IndusConstates&quot;;&quot;IndusTransferesCG&quot;;&quot;RemisesIndus&quot;;&quot;AnnulationsFaibleMontant&quot;;&quot;AutresAnnulations&quot;;&quot;&quot;)" table:allow-empty-cell="true" table:display-list="unsorted" table:base-cell-address="'TABLES CNAF'.G301"/>
        <table:content-validation table:name="val2" table:condition="of:cell-content-is-in-list(&quot;TotalAllocationsComptabilises&quot;;&quot;TotalIndusConstates&quot;;&quot;TotalIndusTransferesCG&quot;;&quot;TotalRemisesIndus&quot;;&quot;TotalAnnulationsIndus&quot;;&quot;MontantTotalAcompte&quot;;&quot;&quot;)" table:allow-empty-cell="true" table:display-list="unsorted" table:base-cell-address="'TABLES CNAF'.G312"/>
        <table:content-validation table:name="val3" table:condition="of:cell-content-is-in-list(&quot;&quot;&quot;1&quot;&quot; : Oui&quot;;&quot;&quot;&quot;0&quot;&quot; : Non&quot;)" table:allow-empty-cell="true" table:display-list="unsorted" table:base-cell-address="'TABLES CNAF'.G317"/>
        <table:content-validation table:name="val4" table:condition="of:cell-content-is-in-list(&quot;&quot;&quot;1&quot;&quot; : Oui&quot;;&quot;&quot;&quot;0&quot;&quot; : Non&quot;)" table:allow-empty-cell="true" table:display-list="unsorted" table:base-cell-address="'TABLES CNAF'.G318"/>
      </table:content-validations>
      <table:table table:name="INTRODUCTIO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number-rows-repeated="84">
          <table:table-cell table:number-columns-repeated="7"/>
        </table:table-row>
        <table:table-row table:style-name="ro2">
          <table:table-cell office:value-type="string">
            <text:p><text:a xlink:href="#TABLES CNAF">TABLES CNAF</text:a></text:p>
          </table:table-cell>
          <table:table-cell office:value-type="string">
            <text:p><text:a xlink:href="#TABLES METIER">TABLES METIER</text:a></text:p>
          </table:table-cell>
          <table:table-cell table:number-columns-repeated="5"/>
        </table:table-row>
        <table:table-row table:style-name="ro2" table:number-rows-repeated="99">
          <table:table-cell table:number-columns-repeated="7"/>
        </table:table-row>
        <table:table-row table:style-name="ro3">
          <table:table-cell table:number-columns-repeated="7"/>
        </table:table-row>
        <table:table-row table:style-name="ro2" table:number-rows-repeated="30">
          <table:table-cell table:number-columns-repeated="7"/>
        </table:table-row>
        <table:table-row table:style-name="ro4">
          <table:table-cell table:number-columns-repeated="7"/>
        </table:table-row>
        <table:table-row table:style-name="ro5">
          <table:table-cell table:number-columns-repeated="7"/>
        </table:table-row>
        <table:table-row table:style-name="ro1" table:number-rows-repeated="2">
          <table:table-cell table:number-columns-repeated="7"/>
        </table:table-row>
        <table:table-row table:style-name="ro6" table:number-rows-repeated="2">
          <table:table-cell table:number-columns-repeated="7"/>
        </table:table-row>
        <table:table-row table:style-name="ro7">
          <table:table-cell table:number-columns-repeated="7"/>
        </table:table-row>
        <table:table-row table:style-name="ro8">
          <table:table-cell table:number-columns-repeated="7"/>
        </table:table-row>
        <table:table-row table:style-name="ro2" table:number-rows-repeated="120">
          <table:table-cell table:number-columns-repeated="7"/>
        </table:table-row>
        <table:table-row table:style-name="ro9">
          <table:table-cell table:number-columns-repeated="7"/>
        </table:table-row>
      </table:table>
      <table:table table:name="TABLES CNAF" table:style-name="ta1" table:print="false">
        <table:table-column table:style-name="co9" table:default-cell-style-name="Default"/>
        <table:table-column table:style-name="co2" table:default-cell-style-name="Default"/>
        <table:table-column table:style-name="co3" table:default-cell-style-name="ce36"/>
        <table:table-column table:style-name="co4" table:default-cell-style-name="Default"/>
        <table:table-column table:style-name="co5" table:default-cell-style-name="Default"/>
        <table:table-column table:style-name="co6" table:default-cell-style-name="Default"/>
        <table:table-column table:style-name="co7" table:default-cell-style-name="ce53"/>
        <table:table-row table:style-name="ro1">
          <table:table-cell table:style-name="ce1" office:value-type="string">
            <text:p>NOM TABLE POSTGRESQL</text:p>
          </table:table-cell>
          <table:table-cell table:style-name="ce1" office:value-type="string">
            <text:p>CODE XML</text:p>
          </table:table-cell>
          <table:table-cell table:style-name="ce24" office:value-type="string">
            <text:p>BLOC XML</text:p>
          </table:table-cell>
          <table:table-cell table:style-name="ce1" office:value-type="string">
            <text:p>FLUX BENEFICIAIRE</text:p>
          </table:table-cell>
          <table:table-cell table:style-name="ce1" office:value-type="string">
            <text:p>FLUX INSTRUCTION</text:p>
          </table:table-cell>
          <table:table-cell table:style-name="ce1" office:value-type="string">
            <text:p>FLUX FINANCIER</text:p>
          </table:table-cell>
          <table:table-cell table:style-name="ce1" office:value-type="string">
            <text:p>COMMENTAIRES</text:p>
          </table:table-cell>
        </table:table-row>
        <table:table-row table:style-name="ro2">
          <table:table-cell table:style-name="ce2" office:value-type="string" table:number-columns-spanned="1" table:number-rows-spanned="23">
            <text:p><text:a xlink:href="#Table dossiers">dossiers</text:a></text:p>
          </table:table-cell>
          <table:table-cell table:style-name="ce2" office:value-type="string">
            <text:p>FONORG</text:p>
          </table:table-cell>
          <table:table-cell table:style-name="ce25" office:value-type="string" table:number-columns-spanned="1" table:number-rows-spanned="4">
            <text:p>Racine &gt; InfoDemandeRsa <text:s/>&gt; IdentificationRSA &gt; Organisme</text:p>
          </table:table-cell>
          <table:table-cell table:style-name="ce37" table:number-columns-repeated="3"/>
          <table:table-cell table:style-name="ce41"/>
        </table:table-row>
        <table:table-row table:style-name="ro2">
          <table:covered-table-cell table:style-name="ce3"/>
          <table:table-cell table:style-name="ce3" office:value-type="string">
            <text:p>NUMORG</text:p>
          </table:table-cell>
          <table:covered-table-cell table:style-name="ce26"/>
          <table:table-cell table:style-name="ce37" table:number-columns-repeated="3"/>
          <table:table-cell table:style-name="ce42"/>
        </table:table-row>
        <table:table-row table:style-name="ro2">
          <table:covered-table-cell table:style-name="ce3"/>
          <table:table-cell table:style-name="ce3" office:value-type="string">
            <text:p>MATRICULE</text:p>
          </table:table-cell>
          <table:covered-table-cell table:style-name="ce26"/>
          <table:table-cell table:style-name="ce38" office:value-type="string">
            <text:p>VALORISE</text:p>
          </table:table-cell>
          <table:table-cell table:style-name="ce37" table:number-columns-repeated="2"/>
          <table:table-cell table:style-name="ce42"/>
        </table:table-row>
        <table:table-row table:style-name="ro2">
          <table:covered-table-cell table:style-name="ce3"/>
          <table:table-cell table:style-name="ce3" office:value-type="string">
            <text:p>STATUDEMRSA</text:p>
          </table:table-cell>
          <table:covered-table-cell table:style-name="ce27"/>
          <table:table-cell table:style-name="ce39" office:value-type="string">
            <text:p>NON VALORISE</text:p>
          </table:table-cell>
          <table:table-cell table:style-name="ce37"/>
          <table:table-cell table:style-name="ce39"/>
          <table:table-cell table:style-name="ce42"/>
        </table:table-row>
        <table:table-row table:style-name="ro2">
          <table:covered-table-cell table:style-name="ce3"/>
          <table:table-cell table:style-name="ce10" office:value-type="string">
            <text:p>TYPEPARTE</text:p>
          </table:table-cell>
          <table:table-cell table:style-name="ce28" office:value-type="string" table:number-columns-spanned="1" table:number-rows-spanned="2">
            <text:p>Racine &gt; InfoDemandeRsa <text:s/>&gt; IdentificationRSA &gt; Partenaire</text:p>
          </table:table-cell>
          <table:table-cell table:style-name="ce37" table:number-columns-repeated="3"/>
          <table:table-cell table:style-name="ce42"/>
        </table:table-row>
        <table:table-row table:style-name="ro2">
          <table:covered-table-cell table:style-name="ce3"/>
          <table:table-cell table:style-name="ce3" office:value-type="string">
            <text:p>IDEPARTE</text:p>
          </table:table-cell>
          <table:covered-table-cell table:style-name="ce27"/>
          <table:table-cell table:style-name="ce37" table:number-columns-repeated="3"/>
          <table:table-cell table:style-name="ce42"/>
        </table:table-row>
        <table:table-row table:style-name="ro2">
          <table:covered-table-cell table:style-name="ce3"/>
          <table:table-cell table:style-name="ce3" office:value-type="string">
            <text:p>DTDEMRSA</text:p>
          </table:table-cell>
          <table:table-cell table:style-name="ce29" office:value-type="string" table:number-columns-spanned="1" table:number-rows-spanned="2">
            <text:p>Racine &gt; InfoDemandeRsa <text:s/>&gt; IdentificationRSA &gt; DemandeRSA</text:p>
          </table:table-cell>
          <table:table-cell table:style-name="ce37" table:number-columns-repeated="3"/>
          <table:table-cell table:style-name="ce42"/>
        </table:table-row>
        <table:table-row table:style-name="ro2">
          <table:covered-table-cell table:style-name="ce3"/>
          <table:table-cell table:style-name="ce3" office:value-type="string">
            <text:p>NUMDEMRSA</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DTDEMRMI</text:p>
          </table:table-cell>
          <table:table-cell table:style-name="ce28" office:value-type="string">
            <text:p>Racine &gt; InfoDemandeRsa <text:s/>&gt; IdentificationRSA &gt; DemandeRMI &gt; DateDemandeRMI</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DEPINSRMI</text:p>
          </table:table-cell>
          <table:table-cell table:style-name="ce29" office:value-type="string" table:number-columns-spanned="1" table:number-rows-spanned="6">
            <text:p>Racine &gt; InfoDemandeRsa <text:s/>&gt; IdentificationRSA &gt; DemandeRMI &gt; NumeroInstructionRMI</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TYPE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COM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AGR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DOS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CL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FONORGCEDMUT</text:p>
          </table:table-cell>
          <table:table-cell table:style-name="ce28" office:value-type="string" table:number-columns-spanned="1" table:number-rows-spanned="5">
            <text:p>Racine &gt; InfoDemandeRsa <text:s/>&gt; IdentificationRSA &gt; OrganismeCedant</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NUMORGCEDMUT</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MATRICULEORGCEDMUT</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CODEPOSANCHAB</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ARRMUT</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FONORGPRENMUT</text:p>
          </table:table-cell>
          <table:table-cell table:style-name="ce28" office:value-type="string" table:number-columns-spanned="1" table:number-rows-spanned="3">
            <text:p>Racine &gt; InfoDemandeRsa <text:s/>&gt; IdentificationRSA &gt; OrganismePrenant</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ORGPRENMUT</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DEPAMUT</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8">
            <text:p><text:a xlink:href="#Table foyers">foyers</text:a></text:p>
          </table:table-cell>
          <table:table-cell table:style-name="ce17" office:value-type="string">
            <text:p>SITFAM</text:p>
          </table:table-cell>
          <table:table-cell table:style-name="ce29" office:value-type="string" table:number-columns-spanned="1" table:number-rows-spanned="2">
            <text:p>Racine &gt; InfoDemandeRsa <text:s/>&gt; DonneesAdministratives &gt; SituationFamill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DDSITFAM</text:p>
          </table:table-cell>
          <table:covered-table-cell table:style-name="ce27"/>
          <table:table-cell table:style-name="ce37" table:number-columns-repeated="2"/>
          <table:table-cell table:style-name="ce39"/>
          <table:table-cell table:style-name="ce42"/>
        </table:table-row>
        <table:table-row table:style-name="ro2">
          <table:covered-table-cell table:style-name="ce3" office:value-type="string">
            <text:p>foyers</text:p>
          </table:covered-table-cell>
          <table:table-cell table:style-name="ce17" office:value-type="string">
            <text:p>RAISOCTIEELECTDOM</text:p>
          </table:table-cell>
          <table:table-cell table:style-name="ce29" office:value-type="string">
            <text:p>Racine &gt; InfoDemandeRsa <text:s/>&gt; DonneesAdministratives &gt; ElectionDomicile</text:p>
          </table:table-cell>
          <table:table-cell table:style-name="ce39"/>
          <table:table-cell table:style-name="ce37"/>
          <table:table-cell table:style-name="ce39"/>
          <table:table-cell table:style-name="ce42"/>
        </table:table-row>
        <table:table-row table:style-name="ro2">
          <table:covered-table-cell table:style-name="ce3" office:value-type="string">
            <text:p>foyers</text:p>
          </table:covered-table-cell>
          <table:table-cell table:style-name="ce17" office:value-type="string">
            <text:p>TYPEOCCLOG</text:p>
          </table:table-cell>
          <table:table-cell table:style-name="ce29" office:value-type="string" table:number-columns-spanned="1" table:number-rows-spanned="3">
            <text:p>Racine &gt; InfoDemandeRsa <text:s/>&gt; DonneesAdministratives &gt; Logement</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VALLOCTERR</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VALLOCLOG</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office:value-type="string">
            <text:p>foyers</text:p>
          </table:covered-table-cell>
          <table:table-cell table:style-name="ce17" office:value-type="string">
            <text:p>CONTEFICHLIAIRSA</text:p>
          </table:table-cell>
          <table:table-cell table:style-name="ce29" office:value-type="string">
            <text:p>Racine &gt; InfoDemandeRsa <text:s/>&gt; FicheLiaison</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ESTRSA</text:p>
          </table:table-cell>
          <table:table-cell table:style-name="ce29" office:value-type="string">
            <text:p>Racine &gt; InfoDemandeRsa <text:s/>&gt; PrestationRSA</text:p>
          </table:table-cell>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9">
            <text:p><text:a xlink:href="#Table personnes">personnes</text:a></text:p>
          </table:table-cell>
          <table:table-cell table:style-name="ce17" office:value-type="string">
            <text:p>QUAL</text:p>
          </table:table-cell>
          <table:table-cell table:style-name="ce28" office:value-type="string" table:number-columns-spanned="1" table:number-rows-spanned="13">
            <text:p><text:s/></text:p>
          </table:table-cell>
          <table:table-cell table:style-name="ce37" table:number-columns-repeated="3"/>
          <table:table-cell table:style-name="ce42"/>
        </table:table-row>
        <table:table-row table:style-name="ro2">
          <table:covered-table-cell table:style-name="ce3"/>
          <table:table-cell table:style-name="ce17" office:value-type="string">
            <text:p>NOM</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OM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PRENOM</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PRENOM2</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PRENOM3</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OMCOM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DT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RG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TYPEDT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IR</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TOPVALIEC</text:p>
          </table:table-cell>
          <table:covered-table-cell table:style-name="ce28"/>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SEXE</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ATI</text:p>
          </table:table-cell>
          <table:table-cell table:style-name="ce28" office:value-type="string" table:number-columns-spanned="1" table:number-rows-spanned="3">
            <text:p>Racine &gt; InfoDemandeRsa <text:s/>&gt; Personne &gt; Nationalit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TNATI</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PIEECPRES</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IDASSEDIC</text:p>
          </table:table-cell>
          <table:table-cell table:style-name="ce28" office:value-type="string" table:number-columns-spanned="1" table:number-rows-spanned="3">
            <text:p>Racine &gt; InfoDemandeRsa <text:s/>&gt; Personne &gt; DossierPoleEmploi</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NUMAGENPOLEEMPLOI</text:p>
          </table:table-cell>
          <table:covered-table-cell table:style-name="ce28"/>
          <table:table-cell table:style-name="ce39"/>
          <table:table-cell table:style-name="ce38"/>
          <table:table-cell table:style-name="ce39"/>
          <table:table-cell table:style-name="ce42"/>
        </table:table-row>
        <table:table-row table:style-name="ro2">
          <table:covered-table-cell table:style-name="ce3"/>
          <table:table-cell table:style-name="ce17" office:value-type="string">
            <text:p>DTINSCPOLEEMPLOI</text:p>
          </table:table-cell>
          <table:covered-table-cell table:style-name="ce28"/>
          <table:table-cell table:style-name="ce39"/>
          <table:table-cell table:style-name="ce38"/>
          <table:table-cell table:style-name="ce39"/>
          <table:table-cell table:style-name="ce42"/>
        </table:table-row>
        <table:table-row table:style-name="ro2">
          <table:table-cell table:style-name="ce4" office:value-type="string" table:number-columns-spanned="1" table:number-rows-spanned="7">
            <text:p><text:a xlink:href="#Table identificationflux">identificationsflux</text:a></text:p>
          </table:table-cell>
          <table:table-cell table:style-name="ce2" office:value-type="string">
            <text:p>APPLIEME</text:p>
          </table:table-cell>
          <table:table-cell table:style-name="ce30" office:value-type="string" table:number-columns-spanned="1" table:number-rows-spanned="7">
            <text:p>Racine &gt; IdentificationFlux</text:p>
          </table:table-cell>
          <table:table-cell table:style-name="ce38" table:number-columns-repeated="3"/>
          <table:table-cell table:style-name="ce41"/>
        </table:table-row>
        <table:table-row table:style-name="ro2">
          <table:covered-table-cell table:style-name="ce5"/>
          <table:table-cell table:style-name="ce6" office:value-type="string">
            <text:p>NUMVERSIONAPPLIEME</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TYPE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NAT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DTCREA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HEUCREA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DTREF</text:p>
          </table:table-cell>
          <table:covered-table-cell table:style-name="ce31"/>
          <table:table-cell table:style-name="ce38"/>
          <table:table-cell table:style-name="ce39"/>
          <table:table-cell table:style-name="ce38"/>
          <table:table-cell table:style-name="ce41"/>
        </table:table-row>
        <table:table-row table:style-name="ro2">
          <table:table-cell table:style-name="ce6" office:value-type="string" table:number-columns-spanned="1" table:number-rows-spanned="3">
            <text:p><text:a xlink:href="#Table transmissionsflux">transmissionsflux</text:a></text:p>
          </table:table-cell>
          <table:table-cell table:style-name="ce6" office:value-type="string">
            <text:p>NBTOTDEMRSATRANSM</text:p>
          </table:table-cell>
          <table:table-cell table:style-name="ce32" office:value-type="string" table:number-columns-spanned="1" table:number-rows-spanned="3">
            <text:p>Racine &gt; TransmissionFlux</text:p>
          </table:table-cell>
          <table:table-cell table:style-name="ce39"/>
          <table:table-cell table:style-name="ce37"/>
          <table:table-cell table:style-name="ce39"/>
          <table:table-cell table:style-name="ce41"/>
        </table:table-row>
        <table:table-row table:style-name="ro2">
          <table:covered-table-cell table:style-name="ce6"/>
          <table:table-cell table:style-name="ce6" office:value-type="string">
            <text:p>NBTOTDOSRSATRANSM</text:p>
          </table:table-cell>
          <table:covered-table-cell table:style-name="ce6"/>
          <table:table-cell table:style-name="ce37"/>
          <table:table-cell table:style-name="ce39"/>
          <table:table-cell table:style-name="ce37"/>
          <table:table-cell table:style-name="ce41"/>
        </table:table-row>
        <table:table-row table:style-name="ro2">
          <table:covered-table-cell table:style-name="ce6"/>
          <table:table-cell table:style-name="ce6" office:value-type="string">
            <text:p>NBTOTDOSRSATRANSMANO</text:p>
          </table:table-cell>
          <table:covered-table-cell table:style-name="ce6"/>
          <table:table-cell table:style-name="ce37"/>
          <table:table-cell table:style-name="ce39"/>
          <table:table-cell table:style-name="ce37"/>
          <table:table-cell table:style-name="ce41"/>
        </table:table-row>
        <table:table-row table:style-name="ro2">
          <table:table-cell table:style-name="ce3" office:value-type="string" table:number-columns-spanned="1" table:number-rows-spanned="7">
            <text:p><text:a xlink:href="#Table suivisinstruction">suivisinstruction</text:a></text:p>
          </table:table-cell>
          <table:table-cell table:style-name="ce17" office:value-type="string">
            <text:p>SUIIRSA</text:p>
          </table:table-cell>
          <table:table-cell table:style-name="ce28" office:value-type="string" table:number-columns-spanned="1" table:number-rows-spanned="7">
            <text:p>Racine &gt; InfoDemandeRsa <text:s/>&gt; IdentificationRSA &gt; SuiviInstruction</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OM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PRENOM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DEP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YPESER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COM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AGRINS</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4">
            <text:p><text:a xlink:href="#Table dossierscaf">dossierscaf</text:a></text:p>
          </table:table-cell>
          <table:table-cell table:style-name="ce17" office:value-type="string">
            <text:p>TOPRESPDOS</text:p>
          </table:table-cell>
          <table:table-cell table:style-name="ce28" office:value-type="string" table:number-columns-spanned="1" table:number-rows-spanned="4">
            <text:p>Racine &gt; InfoDemandeRsa <text:s/>&gt; Personne &gt; DossierCAF</text:p>
          </table:table-cell>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DDRATDOS</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DFRATDOS</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UMDEMRSAPRECE</text:p>
          </table:table-cell>
          <table:covered-table-cell table:style-name="ce28"/>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prestations">prestations</text:a></text:p>
          </table:table-cell>
          <table:table-cell table:style-name="ce17" office:value-type="string">
            <text:p>NATPREST</text:p>
          </table:table-cell>
          <table:table-cell table:style-name="ce28" office:value-type="string" table:number-columns-spanned="1" table:number-rows-spanned="3">
            <text:p>Racine &gt; InfoDemandeRsa <text:s/>&gt; Personne &gt; Prestations</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ROLEPERS</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TOPCHAPERS</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calculsdroitsrsa">calculsdroitsrsa</text:a></text:p>
          </table:table-cell>
          <table:table-cell table:style-name="ce17" office:value-type="string">
            <text:p>TOPPERSDRODEVORSA</text:p>
          </table:table-cell>
          <table:table-cell table:style-name="ce28" office:value-type="string" table:number-columns-spanned="1" table:number-rows-spanned="3">
            <text:p>Racine &gt; InfoDemandeRsa <text:s/>&gt; Personne &gt; MontantCalculDroitRSAPersonn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ERSRESSMENRSA</text:p>
          </table:table-cell>
          <table:covered-table-cell table:style-name="Default"/>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ERSABANEURSA</text:p>
          </table:table-cell>
          <table:covered-table-cell table:style-name="Default"/>
          <table:table-cell table:style-name="ce37"/>
          <table:table-cell table:style-name="ce39" table:number-columns-repeated="2"/>
          <table:table-cell table:style-name="ce42"/>
        </table:table-row>
        <table:table-row table:style-name="ro2">
          <table:table-cell table:style-name="ce7" office:value-type="string" table:number-columns-spanned="1" table:number-rows-spanned="5">
            <text:p><text:a xlink:href="#Table rattachements">rattachements</text:a></text:p>
          </table:table-cell>
          <table:table-cell table:style-name="ce17" office:value-type="string">
            <text:p>NOMNAI</text:p>
          </table:table-cell>
          <table:table-cell table:style-name="ce28" office:value-type="string" table:number-columns-spanned="1" table:number-rows-spanned="5">
            <text:p>Racine &gt; InfoDemandeRsa <text:s/>&gt; Personne &gt; Rattachement</text:p>
          </table:table-cell>
          <table:table-cell table:style-name="ce37" table:number-columns-repeated="2"/>
          <table:table-cell table:style-name="ce39"/>
          <table:table-cell table:style-name="ce43" office:value-type="string" table:number-columns-spanned="1" table:number-rows-spanned="5">
            <text:p>Les informations du bloc Rattachement sont stockées dans la table « personnes » sauf le code xml « typepar » qui est stockées dans la table de relation « rattachements ».</text:p>
          </table:table-cell>
        </table:table-row>
        <table:table-row table:style-name="ro2">
          <table:covered-table-cell table:style-name="ce3"/>
          <table:table-cell table:style-name="ce17" office:value-type="string">
            <text:p>PRENOM</text:p>
          </table:table-cell>
          <table:covered-table-cell table:style-name="ce27"/>
          <table:table-cell table:style-name="ce37" table:number-columns-repeated="2"/>
          <table:table-cell table:style-name="ce39"/>
          <table:covered-table-cell table:style-name="ce42"/>
        </table:table-row>
        <table:table-row table:style-name="ro2">
          <table:covered-table-cell table:style-name="ce3"/>
          <table:table-cell table:style-name="ce17" office:value-type="string">
            <text:p>DTNAI</text:p>
          </table:table-cell>
          <table:covered-table-cell table:style-name="ce27"/>
          <table:table-cell table:style-name="ce37" table:number-columns-repeated="2"/>
          <table:table-cell table:style-name="ce39"/>
          <table:covered-table-cell table:style-name="ce42"/>
        </table:table-row>
        <table:table-row table:style-name="ro2">
          <table:covered-table-cell table:style-name="ce3"/>
          <table:table-cell table:style-name="ce17" office:value-type="string">
            <text:p>NIR</text:p>
          </table:table-cell>
          <table:covered-table-cell table:style-name="ce27"/>
          <table:table-cell table:style-name="ce37" table:number-columns-repeated="2"/>
          <table:table-cell table:style-name="ce39"/>
          <table:covered-table-cell table:style-name="ce42"/>
        </table:table-row>
        <table:table-row table:style-name="ro2">
          <table:covered-table-cell table:style-name="ce3"/>
          <table:table-cell table:style-name="ce17" office:value-type="string">
            <text:p>TYPEPAR</text:p>
          </table:table-cell>
          <table:covered-table-cell table:style-name="ce27"/>
          <table:table-cell table:style-name="ce37" table:number-columns-repeated="2"/>
          <table:table-cell table:style-name="ce39"/>
          <table:covered-table-cell table:style-name="ce42"/>
        </table:table-row>
        <table:table-row table:style-name="ro2">
          <table:table-cell table:style-name="ce3" office:value-type="string" table:number-columns-spanned="1" table:number-rows-spanned="7">
            <text:p><text:a xlink:href="#Table titressejour">titressejour</text:a></text:p>
          </table:table-cell>
          <table:table-cell table:style-name="ce17" office:value-type="string">
            <text:p>DTENTFRA</text:p>
          </table:table-cell>
          <table:table-cell table:style-name="ce28" office:value-type="string" table:number-columns-spanned="1" table:number-rows-spanned="7">
            <text:p>Racine &gt; InfoDemandeRsa <text:s/>&gt; Personne &gt; Titresejour</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AT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ENT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F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DUPTITSEJ</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4">
            <text:p><text:a xlink:href="#Table ressources">ressources</text:a></text:p>
          </table:table-cell>
          <table:table-cell table:style-name="ce17" office:value-type="string">
            <text:p>TOPRESSNUL</text:p>
          </table:table-cell>
          <table:table-cell table:style-name="ce28" office:value-type="string" table:number-columns-spanned="1" table:number-rows-spanned="4">
            <text:p>Racine &gt; InfoDemandeRsa <text:s/>&gt; Personne &gt; Ressources &gt; GeneraliteRessourcesTrimestr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MTPERSRESSMEN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RESS</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RESS</text:p>
          </table:table-cell>
          <table:covered-table-cell table:style-name="ce27"/>
          <table:table-cell table:style-name="ce37" table:number-columns-repeated="2"/>
          <table:table-cell table:style-name="ce39"/>
          <table:table-cell table:style-name="ce42"/>
        </table:table-row>
        <table:table-row table:style-name="ro2">
          <table:table-cell table:style-name="ce3" office:value-type="string" table:number-columns-spanned="1" table:number-rows-spanned="3">
            <text:p><text:a xlink:href="#Table ressourcesmensuelles">ressourcesmensuelles</text:a></text:p>
          </table:table-cell>
          <table:table-cell table:style-name="ce17" office:value-type="string">
            <text:p>MOISRESS</text:p>
          </table:table-cell>
          <table:table-cell table:style-name="ce28" office:value-type="string" table:number-columns-spanned="1" table:number-rows-spanned="3">
            <text:p>Racine &gt; InfoDemandeRsa <text:s/>&gt; Personne &gt; Ressources &gt; RessourcesMensuelles &gt; GeneraliteRessourcesMensuelles</text:p>
          </table:table-cell>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NBHEUMENTRA</text:p>
          </table:table-cell>
          <table:covered-table-cell table:style-name="ce27"/>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MTABANEU</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ressources_ressourcesmenuselles">ressources_ressourcesmenuselles</text:a></text:p>
          </table:table-cell>
          <table:table-cell table:style-name="ce17" office:value-type="string">
            <text:p>RESSOURCE_ID</text:p>
          </table:table-cell>
          <table:table-cell table:style-name="ce29" office:value-type="string" table:number-columns-spanned="1" table:number-rows-spanned="2">
            <text:p>Table de liaison entre la table <text:span text:style-name="T1">ressources</text:span><text:span text:style-name="T2"> et </text:span><text:span text:style-name="T1">ressourcesmenuelles</text:span></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RESSOURCEMENSUELLE_ID</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detailsressourcesmensuelles_ressourcesmensuelles">detailsressourcesmensuelles_ressourcesmensuelles</text:a></text:p>
          </table:table-cell>
          <table:table-cell table:style-name="ce17" office:value-type="string">
            <text:p>RESSOURCEMENSUELLE_ID</text:p>
          </table:table-cell>
          <table:table-cell table:style-name="ce29" office:value-type="string" table:number-columns-spanned="1" table:number-rows-spanned="2">
            <text:p>Table de liasion entre la table <text:span text:style-name="T1">ressourcesmensuelles </text:span><text:span text:style-name="T2"><text:s/>et </text:span><text:span text:style-name="T1">detailsressourcesmenuiselles</text:span></text:p>
          </table:table-cell>
          <table:table-cell table:style-name="ce37" table:number-columns-repeated="3"/>
          <table:table-cell table:style-name="ce42"/>
        </table:table-row>
        <table:table-row table:style-name="ro10">
          <table:covered-table-cell table:style-name="ce3"/>
          <table:table-cell table:style-name="ce17" office:value-type="string">
            <text:p>DETAILRESSOURCEMENSUELLE_ID</text:p>
          </table:table-cell>
          <table:covered-table-cell table:style-name="ce27"/>
          <table:table-cell table:style-name="ce37" table:number-columns-repeated="3"/>
          <table:table-cell table:style-name="ce42"/>
        </table:table-row>
        <table:table-row table:style-name="ro2">
          <table:table-cell table:style-name="ce3" office:value-type="string" table:number-columns-spanned="1" table:number-rows-spanned="5">
            <text:p><text:a xlink:href="#Table detailsressourcesmensuelles">detailsressourcesmensuelles</text:a></text:p>
          </table:table-cell>
          <table:table-cell table:style-name="ce17" office:value-type="string">
            <text:p>NATRESS</text:p>
          </table:table-cell>
          <table:table-cell table:style-name="ce28" office:value-type="string" table:number-columns-spanned="1" table:number-rows-spanned="5">
            <text:p>Racine &gt; InfoDemandeRsa <text:s/>&gt; Personne &gt; Ressources &gt; RessourcesMensuelles &gt; DetailRessourcesMensuelles</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MTNATRESSMEN</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PERCRES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EVSUBSRES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BANEU</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8">
            <text:p><text:a xlink:href="#Table activites">activites</text:a></text:p>
          </table:table-cell>
          <table:table-cell table:style-name="ce17" office:value-type="string">
            <text:p>REG</text:p>
          </table:table-cell>
          <table:table-cell table:style-name="ce28" office:value-type="string" table:number-columns-spanned="1" table:number-rows-spanned="8">
            <text:p>Racine &gt; InfoDemandeRsa <text:s/>&gt; Personne &gt; Activit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ACT</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PAYSACT</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ACT</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ACT</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NATCONTRTRA</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TOPCONDADMETI</text:p>
          </table:table-cell>
          <table:covered-table-cell table:style-name="ce28"/>
          <table:table-cell table:style-name="ce37"/>
          <table:table-cell table:style-name="ce39" table:number-columns-repeated="2"/>
          <table:table-cell table:style-name="ce42"/>
        </table:table-row>
        <table:table-row table:style-name="ro2">
          <table:covered-table-cell table:style-name="ce3"/>
          <table:table-cell table:style-name="ce17" office:value-type="string">
            <text:p>HAUREMUSCMIC</text:p>
          </table:table-cell>
          <table:covered-table-cell table:style-name="ce28"/>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7">
            <text:p><text:a xlink:href="#Table allocationssoutienfamilial">allocationssoutienfamilial</text:a></text:p>
          </table:table-cell>
          <table:table-cell table:style-name="ce17" office:value-type="string">
            <text:p>SITASF</text:p>
          </table:table-cell>
          <table:table-cell table:style-name="ce28" office:value-type="string" table:number-columns-spanned="1" table:number-rows-spanned="7">
            <text:p>Racine &gt; InfoDemandeRsa <text:s/>&gt; Personne &gt; PensionAlimentaire &gt; Asf</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PARASSOAS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AS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AS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TOPASF</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DEMASF</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ENFRECONN</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1">
            <text:p><text:a xlink:href="#Table creancesalimentaires">creancesalimentaires</text:a></text:p>
          </table:table-cell>
          <table:table-cell table:style-name="ce17" office:value-type="string">
            <text:p>TOPDEMDISPROCCREALIM</text:p>
          </table:table-cell>
          <table:table-cell table:style-name="ce28" office:value-type="string" table:number-columns-spanned="1" table:number-rows-spanned="11">
            <text:p>Racine &gt; InfoDemandeRsa <text:s/>&gt; Personne &gt; PensionAlimentaire &gt; CreanceAlimentair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ENGPROCCREALIM</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ETAT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D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CREALIM</text:p>
          </table:table-cell>
          <table:covered-table-cell table:style-name="ce27" office:value-type="string">
            <text:p>Liberalite</text:p>
          </table:covered-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ORIOBL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MOTIDIS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COMM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MTSAN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VERSPA</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JUGPA</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4">
            <text:p><text:a xlink:href="#Table grossesses">grossesses</text:a></text:p>
          </table:table-cell>
          <table:table-cell table:style-name="ce17" office:value-type="string">
            <text:p>DDGRO</text:p>
          </table:table-cell>
          <table:table-cell table:style-name="ce28" office:value-type="string" table:number-columns-spanned="1" table:number-rows-spanned="4">
            <text:p>Racine &gt; InfoDemandeRsa <text:s/>&gt; Personne &gt; Grossess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G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DECLGRO</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NATFINGRO</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infosagricoles">infosagricoles</text:a></text:p>
          </table:table-cell>
          <table:table-cell table:style-name="ce17" office:value-type="string">
            <text:p>MTBENAGRI</text:p>
          </table:table-cell>
          <table:table-cell table:style-name="ce28" office:value-type="string" table:number-columns-spanned="1" table:number-rows-spanned="3">
            <text:p>Racine &gt; InfoDemandeRsa <text:s/>&gt; Personne &gt; InformationsAgricoles &gt; Benefices</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REGFISAGRI</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TBENAGRI</text:p>
          </table:table-cell>
          <table:covered-table-cell table:style-name="ce27"/>
          <table:table-cell table:style-name="ce37" table:number-columns-repeated="2"/>
          <table:table-cell table:style-name="ce39"/>
          <table:table-cell table:style-name="ce42"/>
        </table:table-row>
        <table:table-row table:style-name="ro2">
          <table:table-cell table:style-name="ce3" office:value-type="string" table:number-columns-spanned="1" table:number-rows-spanned="3">
            <text:p><text:a xlink:href="#Table aidesagricoles">aidesagricoles</text:a></text:p>
          </table:table-cell>
          <table:table-cell table:style-name="ce17" office:value-type="string">
            <text:p>ANNREFAIDEAGRI</text:p>
          </table:table-cell>
          <table:table-cell table:style-name="ce29" office:value-type="string" table:number-columns-spanned="1" table:number-rows-spanned="3">
            <text:p>Racine &gt; InfoDemandeRsa <text:s/>&gt; Personne &gt; InformationsAgricoles &gt; AidesAgricoles</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NATAIDEAGR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AIDEAGRI</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7">
            <text:p><text:a xlink:href="#Table avispcgpersonnes">avispcgpersonnes</text:a></text:p>
          </table:table-cell>
          <table:table-cell table:style-name="ce17" office:value-type="string">
            <text:p>AVISEVARESSNONSAL</text:p>
          </table:table-cell>
          <table:table-cell table:style-name="ce29" office:value-type="string" table:number-columns-spanned="1" table:number-rows-spanned="4">
            <text:p>Racine &gt; InfoDemandeRsa <text:s/>&gt; Personne &gt; AvisPCGPersonne &gt; ConditionETI</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SOURESSNONS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EVARESSNONS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EVALRESSNONS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EXCL</text:p>
          </table:table-cell>
          <table:table-cell table:style-name="ce29" office:value-type="string" table:number-columns-spanned="1" table:number-rows-spanned="3">
            <text:p>Racine &gt; InfoDemandeRsa <text:s/>&gt; Personne &gt; AvisPCGPersonne &gt; Exclue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EXC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EXCL</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4">
            <text:p><text:a xlink:href="#Table derogations">derogations</text:a></text:p>
          </table:table-cell>
          <table:table-cell table:style-name="ce17" office:value-type="string">
            <text:p>TYPEDERO</text:p>
          </table:table-cell>
          <table:table-cell table:style-name="ce29" office:value-type="string" table:number-columns-spanned="1" table:number-rows-spanned="4">
            <text:p>Racine &gt; InfoDemandeRsa <text:s/>&gt; Personne &gt; AvisPCGPersonne &gt; Dérogation</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AVISDE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AVISDE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AVISDERO</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liberalites">liberalites</text:a></text:p>
          </table:table-cell>
          <table:table-cell table:style-name="ce17" office:value-type="string">
            <text:p>MTLIBERNONDECL</text:p>
          </table:table-cell>
          <table:table-cell table:style-name="ce29" office:value-type="string" table:number-columns-spanned="1" table:number-rows-spanned="2">
            <text:p>Racine &gt; InfoDemandeRsa <text:s/>&gt; Personne &gt; AvisPCGPersonne &gt; Liberalit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ABSDECLLIBER</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18">
            <text:p><text:a xlink:href="#Table informationseti">informationseti</text:a></text:p>
          </table:table-cell>
          <table:table-cell table:style-name="ce17" office:value-type="string">
            <text:p>TOPCREAENTRE</text:p>
          </table:table-cell>
          <table:table-cell table:style-name="ce29" office:value-type="string" table:number-columns-spanned="1" table:number-rows-spanned="3">
            <text:p>Racine &gt; InfoDemandeRsa <text:s/>&gt; Personne &gt; InformationsETI &gt; ActiviteETI</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ACCRE</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T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EMPL1AX</text:p>
          </table:table-cell>
          <table:table-cell table:style-name="ce29" office:value-type="string" table:number-columns-spanned="1" table:number-rows-spanned="3">
            <text:p>Racine &gt; InfoDemandeRsa <text:s/>&gt; Personne &gt; InformationsETI &gt; Employes</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STAG1AX</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SANSEMP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CHIAFFAETI</text:p>
          </table:table-cell>
          <table:table-cell table:style-name="ce29" office:value-type="string" table:number-columns-spanned="1" table:number-rows-spanned="3">
            <text:p>Racine &gt; InfoDemandeRsa <text:s/>&gt; Personne &gt; InformationsETI &gt; ChiffreAffair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FCHIAFFA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CHIAFFA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REGFISETI</text:p>
          </table:table-cell>
          <table:table-cell table:style-name="ce29" office:value-type="string" table:number-columns-spanned="1" table:number-rows-spanned="9">
            <text:p>Racine &gt; InfoDemandeRsa <text:s/>&gt; Personne &gt; InformationsETI &gt; ElementsFiscaux</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BEN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REGFISETIA-1</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BENETIA-1</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AMO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PLUSVALU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EVOREV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EVOREV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ESSEVAETI</text:p>
          </table:table-cell>
          <table:covered-table-cell table:style-name="ce27"/>
          <table:table-cell table:style-name="ce39"/>
          <table:table-cell table:style-name="ce37"/>
          <table:table-cell table:style-name="ce39"/>
          <table:table-cell table:style-name="ce42"/>
        </table:table-row>
        <table:table-row table:style-name="ro2">
          <table:table-cell table:style-name="ce8" office:value-type="string" table:number-columns-spanned="1" table:number-rows-spanned="4">
            <text:p><text:a xlink:href="#Table conditionsactivitesprealables">Conditionsactivitesprealables</text:a></text:p>
            <text:p><text:s/>(nouvelle table)</text:p>
          </table:table-cell>
          <table:table-cell table:style-name="ce18" office:value-type="string">
            <text:p>DDCONDACTPREA</text:p>
          </table:table-cell>
          <table:table-cell table:style-name="ce33" office:value-type="string" table:number-columns-spanned="1" table:number-rows-spanned="4">
            <text:p>Racine &gt; InfoDemandeRsa <text:s/>&gt; Personne &gt; ConditionActivitePrealable &gt; ResultatPeriodeEtudiee</text:p>
          </table:table-cell>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8" office:value-type="string">
            <text:p>DFCONDACTPREA</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8" office:value-type="string">
            <text:p>TOPCONDACTPREA</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9" office:value-type="string">
            <text:p>NBHEUACTTOT</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table-cell table:style-name="ce3" office:value-type="string" table:number-columns-spanned="1" table:number-rows-spanned="43">
            <text:p><text:a xlink:href="#Table dsps">dsps</text:a></text:p>
          </table:table-cell>
          <table:table-cell table:style-name="ce17" office:value-type="string">
            <text:p>TOPDRORSARMIANT</text:p>
          </table:table-cell>
          <table:table-cell table:style-name="ce29" office:value-type="string" table:number-columns-spanned="1" table:number-rows-spanned="5">
            <text:p>Racine &gt; InfoDemandeRsa <text:s/>&gt; Personne &gt; DonneesSocioProfessionnelles &gt; GeneraliteDSPP</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RORSARMIANTA2</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SITPERSDEMRSA</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ISOGROOUENF</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COUVSOC</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COSOCFAM</text:p>
          </table:table-cell>
          <table:table-cell table:style-name="ce29" office:value-type="string" table:number-columns-spanned="1" table:number-rows-spanned="5">
            <text:p>Racine &gt; InfoDemandeRsa <text:s/>&gt; Personne &gt; DonneesSocioProfessionnelles &gt; SituationSociale &gt; CommunSituationSociale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ORACCOSOCFAM</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COSOCINDI</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SOUTDEMARSOC</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ORACCOSOCIND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AUTRQUALIPRO</text:p>
          </table:table-cell>
          <table:table-cell table:style-name="ce29" office:value-type="string" table:number-columns-spanned="1" table:number-rows-spanned="7">
            <text:p>Racine &gt; InfoDemandeRsa <text:s/>&gt; Personne &gt; DonneesSocioProfessionnelles &gt; NiveauEtud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MPEEXTRAPRO</text:p>
          </table:table-cell>
          <table:covered-table-cell table:style-name="ce27"/>
          <table:table-cell table:style-name="ce39"/>
          <table:table-cell table:style-name="ce37"/>
          <table:table-cell table:style-name="ce39"/>
          <table:table-cell table:style-name="ce42"/>
        </table:table-row>
        <table:table-row table:style-name="ro3">
          <table:covered-table-cell table:style-name="ce3"/>
          <table:table-cell table:style-name="ce17" office:value-type="string">
            <text:p>NIVETU</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IVDIPMAXOBT</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NNOBTNIVDIPMAX</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QUALIPRO</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COMPEEXTRAPRO</text:p>
          </table:table-cell>
          <table:covered-table-cell table:style-name="ce29"/>
          <table:table-cell table:style-name="ce39"/>
          <table:table-cell table:style-name="ce37"/>
          <table:table-cell table:style-name="ce39"/>
          <table:table-cell table:style-name="ce42"/>
        </table:table-row>
        <table:table-row table:style-name="ro11">
          <table:covered-table-cell table:style-name="ce3"/>
          <table:table-cell table:style-name="ce17" office:value-type="string">
            <text:p>TOPENGDEMARECHEMPLOI</text:p>
          </table:table-cell>
          <table:table-cell table:style-name="ce28" office:value-type="string">
            <text:p>Racine &gt; InfoDemandeRsa <text:s/>&gt; Personne &gt; DonneesSocioProfessionnelles &gt; DisponibiliteEmploi</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ORACCOEMPLOI</text:p>
          </table:table-cell>
          <table:table-cell table:style-name="ce29" office:value-type="string" table:number-columns-spanned="1" table:number-rows-spanned="17">
            <text:p>Racine &gt; InfoDemandeRsa <text:s/>&gt; Personne &gt; DonneesSocioProfessionnelles &gt; SituationProfessionnelle <text:s/>! Attention, l'ancien bloc « DonneesSocioProfessionnellesPersonne » a été renommé en « DonneesSocioProfessionnelles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HISPRO</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SECACT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ACTDOM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SECACTDOM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URACTDOM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EMPLOIRECH</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SECACTRECH</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CESS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DOMI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INSCDEM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ISOGRORECH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CO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PROJPRO</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CREAREPRIENTRE</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CONCOFORMQUALI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MOYLOCO</text:p>
          </table:table-cell>
          <table:table-cell table:style-name="ce29" office:value-type="string" table:number-columns-spanned="1" table:number-rows-spanned="4">
            <text:p>Racine &gt; InfoDemandeRsa <text:s/>&gt; Personne &gt; DonneesSocioProfessionnelles &gt; Mobilité &gt; CommunMobilite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PERMICONDUB</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AUTRPERMICONDU</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AUTRPERMICONDU</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ATLOG</text:p>
          </table:table-cell>
          <table:table-cell table:style-name="ce28" office:value-type="string" table:number-columns-spanned="1" table:number-rows-spanned="4">
            <text:p>Racine &gt; InfoDemandeRsa <text:s/>&gt; Personne &gt; DonneesSocioProfessionnelles &gt; DifficulteLogement &gt; CommunDifficulteLogement <text:s/>! Nouveau bloc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EMARLOG</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FORMENV</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20" office:value-type="string">
            <text:p>STATUTOCCUPATION</text:p>
          </table:table-cell>
          <table:covered-table-cell table:style-name="ce29"/>
          <table:table-cell table:style-name="ce39"/>
          <table:table-cell table:style-name="ce37"/>
          <table:table-cell table:style-name="ce39"/>
          <table:table-cell table:style-name="ce42"/>
        </table:table-row>
        <table:table-row table:style-name="ro4">
          <table:table-cell table:style-name="ce3" office:value-type="string" table:number-columns-spanned="1" table:number-rows-spanned="2">
            <text:p><text:a xlink:href="#Table detailsdifsocs">detailsdifsocs</text:a></text:p>
          </table:table-cell>
          <table:table-cell table:style-name="ce17" office:value-type="string">
            <text:p>DIFSOC</text:p>
          </table:table-cell>
          <table:table-cell table:style-name="ce29" office:value-type="string" table:number-columns-spanned="1" table:number-rows-spanned="2">
            <text:p>Racine &gt; InfoDemandeRsa <text:s/>&gt; Personne &gt; DonneesSocioProfessionnelles &gt; SituationSociale &gt; DifficulteSituationSociale</text:p>
          </table:table-cell>
          <table:table-cell table:style-name="ce39"/>
          <table:table-cell table:style-name="ce37"/>
          <table:table-cell table:style-name="ce39"/>
          <table:table-cell table:style-name="ce42"/>
        </table:table-row>
        <table:table-row table:style-name="ro5">
          <table:covered-table-cell table:style-name="ce3"/>
          <table:table-cell table:style-name="ce17" office:value-type="string">
            <text:p>LIBAUTRDIFSOC</text:p>
          </table:table-cell>
          <table:covered-table-cell table:style-name="ce29"/>
          <table:table-cell table:style-name="ce39"/>
          <table:table-cell table:style-name="ce37"/>
          <table:table-cell table:style-name="ce39"/>
          <table:table-cell table:style-name="ce42"/>
        </table:table-row>
        <table:table-row table:style-name="ro1">
          <table:table-cell table:style-name="ce3" office:value-type="string" table:number-columns-spanned="1" table:number-rows-spanned="2">
            <text:p><text:a xlink:href="#Table detailsdiflogs">detailsdiflogs</text:a></text:p>
          </table:table-cell>
          <table:table-cell table:style-name="ce17" office:value-type="string">
            <text:p>DIFLOG</text:p>
          </table:table-cell>
          <table:table-cell table:style-name="ce29" office:value-type="string" table:number-columns-spanned="1" table:number-rows-spanned="2">
            <text:p>Racine &gt; InfoDemandeRsa <text:s/>&gt; Personne &gt; DonneesSocioProfessionnelles &gt; DifficulteLogement &gt; DetailDifficulteLogement</text:p>
          </table:table-cell>
          <table:table-cell table:style-name="ce39"/>
          <table:table-cell table:style-name="ce37"/>
          <table:table-cell table:style-name="ce39"/>
          <table:table-cell table:style-name="ce42"/>
        </table:table-row>
        <table:table-row table:style-name="ro1">
          <table:covered-table-cell table:style-name="ce3"/>
          <table:table-cell table:style-name="ce17" office:value-type="string">
            <text:p>LIBAUTRDIFLOG</text:p>
          </table:table-cell>
          <table:covered-table-cell table:style-name="ce29"/>
          <table:table-cell table:style-name="ce39"/>
          <table:table-cell table:style-name="ce37"/>
          <table:table-cell table:style-name="ce39"/>
          <table:table-cell table:style-name="ce42"/>
        </table:table-row>
        <table:table-row table:style-name="ro6">
          <table:table-cell table:style-name="ce3" office:value-type="string" table:number-columns-spanned="1" table:number-rows-spanned="2">
            <text:p><text:a xlink:href="#Table detailsaccosocfams">detailsaccosocfams</text:a></text:p>
          </table:table-cell>
          <table:table-cell table:style-name="ce17" office:value-type="string">
            <text:p>NATACCOSOCFAM</text:p>
          </table:table-cell>
          <table:table-cell table:style-name="ce29" office:value-type="string" table:number-columns-spanned="1" table:number-rows-spanned="2">
            <text:p>Racine &gt; InfoDemandeRsa <text:s/>&gt; Personne &gt; DonneesSocioProfessionnelles &gt; SituationSociale &gt; DetailAccompagnementSocialFamilial</text:p>
          </table:table-cell>
          <table:table-cell table:style-name="ce39"/>
          <table:table-cell table:style-name="ce37"/>
          <table:table-cell table:style-name="ce39"/>
          <table:table-cell table:style-name="ce42"/>
        </table:table-row>
        <table:table-row table:style-name="ro6">
          <table:covered-table-cell table:style-name="ce3"/>
          <table:table-cell table:style-name="ce17" office:value-type="string">
            <text:p>LIBAUTRACCOSOCFAM</text:p>
          </table:table-cell>
          <table:covered-table-cell table:style-name="ce29"/>
          <table:table-cell table:style-name="ce39"/>
          <table:table-cell table:style-name="ce37"/>
          <table:table-cell table:style-name="ce39"/>
          <table:table-cell table:style-name="ce42"/>
        </table:table-row>
        <table:table-row table:style-name="ro7">
          <table:table-cell table:style-name="ce9" office:value-type="string" table:number-columns-spanned="1" table:number-rows-spanned="2">
            <text:p><text:a xlink:href="#Table detailsaccosocindis">detailsaccosocindis</text:a></text:p>
          </table:table-cell>
          <table:table-cell table:style-name="ce17" office:value-type="string">
            <text:p>NATACCOSOCINDI</text:p>
          </table:table-cell>
          <table:table-cell table:style-name="ce29" office:value-type="string" table:number-columns-spanned="1" table:number-rows-spanned="2">
            <text:p>Racine &gt; InfoDemandeRsa <text:s/>&gt; Personne &gt; DonneesSocioProfessionnelles &gt; SituationSociale &gt; AccompagnementSocialIndividuel</text:p>
          </table:table-cell>
          <table:table-cell table:style-name="ce39"/>
          <table:table-cell table:style-name="ce37"/>
          <table:table-cell table:style-name="ce39"/>
          <table:table-cell table:style-name="ce42"/>
        </table:table-row>
        <table:table-row table:style-name="ro8">
          <table:covered-table-cell table:style-name="ce9"/>
          <table:table-cell table:style-name="ce17" office:value-type="string">
            <text:p>LIBAUTRACCOSOCINDI</text:p>
          </table:table-cell>
          <table:covered-table-cell table:style-name="ce29"/>
          <table:table-cell table:style-name="ce39"/>
          <table:table-cell table:style-name="ce37"/>
          <table:table-cell table:style-name="ce39"/>
          <table:table-cell table:style-name="ce42"/>
        </table:table-row>
        <table:table-row table:style-name="ro11">
          <table:table-cell table:style-name="ce3" office:value-type="string">
            <text:p><text:a xlink:href="#Table detailsdifdisps">detailsdifdisps</text:a></text:p>
          </table:table-cell>
          <table:table-cell table:style-name="ce17" office:value-type="string">
            <text:p>DIFDISP</text:p>
          </table:table-cell>
          <table:table-cell table:style-name="ce29" office:value-type="string">
            <text:p>Racine &gt; InfoDemandeRsa <text:s/>&gt; Personne &gt; DonneesSocioProfessionnelles &gt; SituationSociale &gt; DifficulteDisponibilite</text:p>
          </table:table-cell>
          <table:table-cell table:style-name="ce39"/>
          <table:table-cell table:style-name="ce37"/>
          <table:table-cell table:style-name="ce39"/>
          <table:table-cell table:style-name="ce42"/>
        </table:table-row>
        <table:table-row table:style-name="ro11">
          <table:table-cell table:style-name="ce3" office:value-type="string">
            <text:p><text:a xlink:href="#Table detailsnatmobs">detailsnatmobs</text:a></text:p>
          </table:table-cell>
          <table:table-cell table:style-name="ce17" office:value-type="string">
            <text:p>NATMOB</text:p>
          </table:table-cell>
          <table:table-cell table:style-name="ce29" office:value-type="string">
            <text:p>Racine &gt; InfoDemandeRsa <text:s/>&gt; Personne &gt; DonneesSocioProfessionnelles &gt; Mobilité &gt; DetailMobilite</text:p>
          </table:table-cell>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6">
            <text:p><text:a xlink:href="#Table adresses">adresses</text:a></text:p>
          </table:table-cell>
          <table:table-cell table:style-name="ce17" office:value-type="string">
            <text:p>RGADR</text:p>
          </table:table-cell>
          <table:table-cell table:style-name="ce29" office:value-type="string" table:number-columns-spanned="1" table:number-rows-spanned="16">
            <text:p>Racine &gt; InfoDemandeRsa <text:s/>&gt; DonneesAdministratives &gt; Adresse</text:p>
          </table:table-cell>
          <table:table-cell table:style-name="ce37" table:number-columns-repeated="3"/>
          <table:table-cell table:style-name="ce42"/>
        </table:table-row>
        <table:table-row table:style-name="ro2">
          <table:covered-table-cell table:style-name="ce3"/>
          <table:table-cell table:style-name="ce17" office:value-type="string">
            <text:p>DTEMM</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UMVOIE</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TYPEVOIE</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OMVOIE</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COMPLIDE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COMPL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LIEUDIST</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UMCOMRAT</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UMCOMPTT</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CODEPOS</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LOCA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PAYS</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TYPE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TYPERE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ESETR</text:p>
          </table:table-cell>
          <table:covered-table-cell table:style-name="ce27"/>
          <table:table-cell table:style-name="ce39"/>
          <table:table-cell table:style-name="ce37"/>
          <table:table-cell table:style-name="ce39"/>
          <table:table-cell table:style-name="ce42"/>
        </table:table-row>
        <table:table-row table:style-name="ro2">
          <table:table-cell table:style-name="ce10" office:value-type="string" table:number-columns-spanned="1" table:number-rows-spanned="3">
            <text:p><text:a xlink:href="#Table adressesfoyers">adressesfoyers</text:a></text:p>
          </table:table-cell>
          <table:table-cell table:style-name="ce21" office:value-type="string">
            <text:p>RGADR</text:p>
          </table:table-cell>
          <table:table-cell table:style-name="ce34" office:value-type="string" table:number-columns-spanned="1" table:number-rows-spanned="3">
            <text:p>Racine &gt; InfoDemandeRsa <text:s/>&gt; DonneesAdministratives &gt; Adresse</text:p>
          </table:table-cell>
          <table:table-cell table:number-columns-repeated="3"/>
          <table:table-cell table:style-name="Default"/>
        </table:table-row>
        <table:table-row table:style-name="ro2">
          <table:covered-table-cell table:style-name="ce3"/>
          <table:table-cell table:style-name="ce17" office:value-type="string">
            <text:p>DTEMM</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YPEADR</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7">
            <text:p><text:a xlink:href="#Table modescontact">modescontact</text:a></text:p>
          </table:table-cell>
          <table:table-cell table:style-name="ce17" office:value-type="string">
            <text:p>NUMTEL</text:p>
          </table:table-cell>
          <table:table-cell table:style-name="ce29" office:value-type="string" table:number-columns-spanned="1" table:number-rows-spanned="7">
            <text:p>Racine &gt; InfoDemandeRsa <text:s/>&gt; DonneesAdministratives &gt; ModesContacts</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POSTE</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ATTE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ATETE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UTORUTITE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DRELEC</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UTORUTIADRELEC</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3">
            <text:p><text:a xlink:href="#Table paiementsfoyers">paiementsfoyers</text:a></text:p>
          </table:table-cell>
          <table:table-cell table:style-name="ce17" office:value-type="string">
            <text:p>TOPVERSTIE</text:p>
          </table:table-cell>
          <table:table-cell table:style-name="ce29" office:value-type="string" table:number-columns-spanned="1" table:number-rows-spanned="3">
            <text:p>Racine &gt; InfoDemandeRsa <text:s/>&gt; DonneesAdministratives &gt; Paiement &gt; Destinatair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ODEPA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IBCON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ITURIB</text:p>
          </table:table-cell>
          <table:table-cell table:style-name="ce29" office:value-type="string" table:number-columns-spanned="1" table:number-rows-spanned="2">
            <text:p>Racine &gt; InfoDemandeRsa <text:s/>&gt; DonneesAdministratives &gt; Paiement &gt; RIB &gt; TitulaireCompt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OMPRENOMTITURIB</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22" office:value-type="string">
            <text:p>NUMDEBIBAN</text:p>
          </table:table-cell>
          <table:table-cell table:style-name="ce29" office:value-type="string" table:number-columns-spanned="1" table:number-rows-spanned="6">
            <text:p>Racine &gt; InfoDemandeRsa <text:s/>&gt; DonneesAdministratives &gt; Paiement &gt; RIB &gt; IBAN</text:p>
          </table:table-cell>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7" office:value-type="string">
            <text:p>ETABAN</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GUIBAN</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COMPTBAN</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CLERIB</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22" office:value-type="string">
            <text:p>NUMFINIBAN</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7" office:value-type="string">
            <text:p>COMBAN</text:p>
          </table:table-cell>
          <table:table-cell table:style-name="ce29" office:value-type="string" table:number-columns-spanned="1" table:number-rows-spanned="2">
            <text:p>Racine &gt; InfoDemandeRsa <text:s/>&gt; DonneesAdministratives &gt; Paiement &gt; RIB &gt; IdentiteBanque</text:p>
          </table:table-cell>
          <table:table-cell table:style-name="ce39"/>
          <table:table-cell table:style-name="ce37"/>
          <table:table-cell table:style-name="ce39"/>
          <table:table-cell table:style-name="ce42"/>
        </table:table-row>
        <table:table-row table:style-name="ro2">
          <table:covered-table-cell table:style-name="ce3"/>
          <table:table-cell table:style-name="ce22" office:value-type="string">
            <text:p>BIC</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12">
          <table:table-cell table:style-name="ce3" office:value-type="string" table:number-columns-spanned="1" table:number-rows-spanned="5">
            <text:p><text:a xlink:href="#Table situationsdossiersrsa">situationsdossiersrsa</text:a></text:p>
          </table:table-cell>
          <table:table-cell table:style-name="ce17" office:value-type="string">
            <text:p>ETATDOSRSA</text:p>
          </table:table-cell>
          <table:table-cell table:style-name="ce28" office:value-type="string">
            <text:p>Racine &gt; InfoDemandeRsa <text:s/>&gt; PrestationRSA &gt; SituationDossierRSA &gt; EtatDossierRSA</text:p>
          </table:table-cell>
          <table:table-cell table:style-name="ce37"/>
          <table:table-cell table:style-name="ce39" table:number-columns-repeated="2"/>
          <table:table-cell table:style-name="ce44" office:value-type="string">
            <text:p>La détection des codes doit se faire selon la séquence suivante : code 0, code 6, code 5, code 3, code 4, <text:s/>code 2, code 1 (pour les valeurs voir fichier bénéficiaire case 161-N)</text:p>
          </table:table-cell>
        </table:table-row>
        <table:table-row table:style-name="ro2">
          <table:covered-table-cell table:style-name="ce3"/>
          <table:table-cell table:style-name="ce17" office:value-type="string">
            <text:p>DTREFURSA</text:p>
          </table:table-cell>
          <table:table-cell table:style-name="ce28" office:value-type="string" table:number-columns-spanned="1" table:number-rows-spanned="2">
            <text:p>Racine &gt; InfoDemandeRsa <text:s/>&gt; PrestationRSA &gt; SituationDossierRSA &gt; Refus</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MOTIREFURSA</text:p>
          </table:table-cell>
          <table:covered-table-cell table:style-name="ce28"/>
          <table:table-cell table:style-name="ce37"/>
          <table:table-cell table:style-name="ce39" table:number-columns-repeated="2"/>
          <table:table-cell table:style-name="ce42"/>
        </table:table-row>
        <table:table-row table:style-name="ro11">
          <table:covered-table-cell table:style-name="ce3"/>
          <table:table-cell table:style-name="ce17" office:value-type="string">
            <text:p>MOTICLORSA</text:p>
          </table:table-cell>
          <table:table-cell table:style-name="ce28" office:value-type="string" table:number-columns-spanned="1" table:number-rows-spanned="2">
            <text:p>Racine &gt; InfoDemandeRsa <text:s/>&gt; PrestationRSA &gt; SituationDossierRSA &gt; FinDroitMoisAnterieur</text:p>
          </table:table-cell>
          <table:table-cell table:style-name="ce37"/>
          <table:table-cell table:style-name="ce39" table:number-columns-repeated="2"/>
          <table:table-cell table:style-name="ce44" office:value-type="string">
            <text:p>Présent si ETATDOSRSA = 5 (FinDroit) ou 6 (FinDroitMoisAnterieur). Pour plus de précesions voir cases 170 à 174-N du flux bénéficiaire.</text:p>
          </table:table-cell>
        </table:table-row>
        <table:table-row table:style-name="ro2">
          <table:covered-table-cell table:style-name="ce3"/>
          <table:table-cell table:style-name="ce17" office:value-type="string">
            <text:p>DTCLO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suspensionsdroits">suspensionsdroits</text:a></text:p>
          </table:table-cell>
          <table:table-cell table:style-name="ce17" office:value-type="string">
            <text:p>MOTISUSDRORSA</text:p>
          </table:table-cell>
          <table:table-cell table:style-name="ce28" office:value-type="string" table:number-columns-spanned="1" table:number-rows-spanned="3">
            <text:p>Racine &gt; InfoDemandeRsa <text:s/>&gt; PrestationRSA &gt; SituationDossierRSA &gt; SuspensionDroit</text:p>
          </table:table-cell>
          <table:table-cell table:style-name="ce37"/>
          <table:table-cell table:style-name="ce39" table:number-columns-repeated="2"/>
          <table:table-cell table:style-name="ce45" office:value-type="string" table:number-columns-spanned="1" table:number-rows-spanned="2">
            <text:p>Présent si ETATDOSRSA= 3</text:p>
          </table:table-cell>
        </table:table-row>
        <table:table-row table:style-name="ro2">
          <table:covered-table-cell table:style-name="ce3"/>
          <table:table-cell table:style-name="ce17" office:value-type="string">
            <text:p>DDSUSDRORSA</text:p>
          </table:table-cell>
          <table:covered-table-cell table:style-name="ce27"/>
          <table:table-cell table:style-name="ce37"/>
          <table:table-cell table:style-name="ce39" table:number-columns-repeated="2"/>
          <table:covered-table-cell table:style-name="ce42"/>
        </table:table-row>
        <table:table-row table:style-name="ro2">
          <table:covered-table-cell table:style-name="ce3"/>
          <table:table-cell table:style-name="ce23" office:value-type="string">
            <text:p>NATGROUPFSUS</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suspensionsversements">suspensionsversements</text:a></text:p>
          </table:table-cell>
          <table:table-cell table:style-name="ce17" office:value-type="string">
            <text:p>MOTISUSVERSRSA</text:p>
          </table:table-cell>
          <table:table-cell table:style-name="ce28" office:value-type="string" table:number-columns-spanned="1" table:number-rows-spanned="2">
            <text:p>Racine &gt; InfoDemandeRsa <text:s/>&gt; PrestationRSA &gt; SituationDossierRSA &gt; SuspensionVersement</text:p>
          </table:table-cell>
          <table:table-cell table:style-name="ce37"/>
          <table:table-cell table:style-name="ce39" table:number-columns-repeated="2"/>
          <table:table-cell table:style-name="ce46" office:value-type="string" table:number-columns-spanned="1" table:number-rows-spanned="2">
            <text:p>Présent si ETATDOSRSA = 4</text:p>
          </table:table-cell>
        </table:table-row>
        <table:table-row table:style-name="ro2">
          <table:covered-table-cell table:style-name="ce3"/>
          <table:table-cell table:style-name="ce17" office:value-type="string">
            <text:p>DDSUSVERSRSA</text:p>
          </table:table-cell>
          <table:covered-table-cell table:style-name="ce27"/>
          <table:table-cell table:style-name="ce37"/>
          <table:table-cell table:style-name="ce39" table:number-columns-repeated="2"/>
          <table:covered-table-cell table:style-name="ce42"/>
        </table:table-row>
        <table:table-row table:style-name="ro2">
          <table:table-cell table:style-name="ce3" office:value-type="string" table:number-columns-spanned="1" table:number-rows-spanned="20">
            <text:p><text:a xlink:href="#Table detailsdroitsrsa">detailsdroitsrsa</text:a></text:p>
          </table:table-cell>
          <table:table-cell table:style-name="ce17" office:value-type="string">
            <text:p>TOPSANSDOMFIXE</text:p>
          </table:table-cell>
          <table:table-cell table:style-name="ce28" office:value-type="string" table:number-columns-spanned="1" table:number-rows-spanned="5">
            <text:p>Racine &gt; InfoDemandeRsa <text:s/>&gt; PrestationRSA &gt; DetailDroitRSA &gt; TroncCommunDroit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BENFAUTCH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ORIDE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ORIDE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TOPFOYDRODEVO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ELECAL</text:p>
          </table:table-cell>
          <table:table-cell table:style-name="ce28" office:value-type="string" table:number-columns-spanned="1" table:number-rows-spanned="15">
            <text:p>Racine &gt; InfoDemandeRsa <text:s/>&gt; PrestationRSA &gt; DetailDroitRSA &gt; MontantsCalculDroit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ELEC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VMINIGARA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ENT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LOCAL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VGARA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F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AL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SSMEN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SANOBLALI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DHOS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DCG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CUMINTEG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ABANEU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TOTDRO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6">
            <text:p><text:a xlink:href="#Table detailscalculdroitrsa">detailscalculdroitrsa</text:a></text:p>
          </table:table-cell>
          <table:table-cell table:style-name="ce17" office:value-type="string">
            <text:p>NATPF</text:p>
          </table:table-cell>
          <table:table-cell table:style-name="ce28" office:value-type="string" table:number-columns-spanned="1" table:number-rows-spanned="6">
            <text:p>Racine &gt; InfoDemandeRsa <text:s/>&gt; PrestationRSA &gt; DetailDroitRSA &gt; DetailCalculDroit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SOUSNATP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NATD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NATD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SAVERS</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DERRSAVERS</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4">
            <text:p><text:a xlink:href="#Table avispcgdroitrsa">avispcgdroitrsa</text:a></text:p>
          </table:table-cell>
          <table:table-cell table:style-name="ce17" office:value-type="string">
            <text:p>AVISDESTPAIRSA</text:p>
          </table:table-cell>
          <table:table-cell table:style-name="ce28" office:value-type="string" table:number-columns-spanned="1" table:number-rows-spanned="4">
            <text:p>Racine &gt; InfoDemandeRsa <text:s/>&gt; PrestationRSA &gt; AvisPCGDroitRSA &gt; PaiementTiers</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AVISDESTPAI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OMTI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TYPEPERSTIE</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5">
            <text:p><text:a xlink:href="#Table condsadmins">condsadmins</text:a></text:p>
          </table:table-cell>
          <table:table-cell table:style-name="ce17" office:value-type="string">
            <text:p>AVISCONDADMRSA</text:p>
          </table:table-cell>
          <table:table-cell table:style-name="ce28" office:value-type="string" table:number-columns-spanned="1" table:number-rows-spanned="5">
            <text:p>Racine &gt; InfoDemandeRsa <text:s/>&gt; PrestationRSA &gt; AvisPCGDroitRSA &gt; ConditionAdministrativ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MOTICONDAD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COMM1CONDAD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COMM2CONDAD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EFFAVISCONDADM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reducsrsa">reducsrsa</text:a></text:p>
          </table:table-cell>
          <table:table-cell table:style-name="ce17" office:value-type="string">
            <text:p>MTREDRSA</text:p>
          </table:table-cell>
          <table:table-cell table:style-name="ce28" office:value-type="string" table:number-columns-spanned="1" table:number-rows-spanned="3">
            <text:p>Racine &gt; InfoDemandeRsa <text:s/>&gt; PrestationRSA &gt; AvisPCGDroitRSA &gt; Reduction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RED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RED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11">
            <text:p><text:a xlink:href="#Table creances">creances</text:a></text:p>
          </table:table-cell>
          <table:table-cell table:style-name="ce17" office:value-type="string">
            <text:p>DTIMPLCRE</text:p>
          </table:table-cell>
          <table:table-cell table:style-name="ce28" office:value-type="string" table:number-columns-spanned="1" table:number-rows-spanned="3">
            <text:p>Racine &gt; InfoDemandeRsa <text:s/>&gt; Créance &gt; CreancesTransferees &gt; IdentificationCreanc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AT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RG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OTIINDU</text:p>
          </table:table-cell>
          <table:table-cell table:style-name="ce28" office:value-type="string" table:number-columns-spanned="1" table:number-rows-spanned="8">
            <text:p>Racine &gt; InfoDemandeRsa <text:s/>&gt; Créance &gt; CreancesTransferees &gt; DetailCreanc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ORIINDU</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RESPINDU</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REGU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REGU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DERCREDCRETRANS</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SOLREELCRETRANS</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INICRE</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evenements">evenements</text:a></text:p>
          </table:table-cell>
          <table:table-cell table:style-name="ce17" office:value-type="string">
            <text:p>DTLIQ</text:p>
          </table:table-cell>
          <table:table-cell table:style-name="ce28" office:value-type="string" table:number-columns-spanned="1" table:number-rows-spanned="3">
            <text:p>Racine &gt; InfoDemandeRsa <text:s/>&gt; Evenement</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HEULIQ</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FG</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11">
            <text:p><text:a xlink:href="#Table infosfinancieres">infosfinancieres</text:a></text:p>
          </table:table-cell>
          <table:table-cell table:style-name="ce17" office:value-type="string">
            <text:p>MOISMOUCOMPTA</text:p>
          </table:table-cell>
          <table:table-cell table:style-name="ce28" office:value-type="string">
            <text:p>Racine &gt; InfoDemandeRsa <text:s/>&gt; AcompteRSA &gt; GeneraliteAcompteRSA</text:p>
          </table:table-cell>
          <table:table-cell table:style-name="ce39" table:number-columns-repeated="2"/>
          <table:table-cell table:style-name="ce37"/>
          <table:table-cell table:style-name="ce47" table:content-validation-name="val1" office:value-type="string" table:number-columns-spanned="1" table:number-rows-spanned="3">
            <text:p>Ces informations proviennent du flux XML financier. Le code TYPE_ALLOCATION ne correspond pas à un code XML. Ce champ prend la valeur du nom de l'élément de niveau 5. Voici les 6 valeurs possibles :</text:p>
          </table:table-cell>
        </table:table-row>
        <table:table-row table:style-name="ro11">
          <table:covered-table-cell table:style-name="ce3"/>
          <table:table-cell table:style-name="ce17" office:value-type="string">
            <text:p>TYPE_ALLOCATION</text:p>
          </table:table-cell>
          <table:table-cell table:style-name="ce35" office:value-type="string">
            <text:p>Cette information prend la valeur du name de l'élément (niveau 5) (ex : AllocationsComptabilisees)</text:p>
          </table:table-cell>
          <table:table-cell table:style-name="ce39" table:number-columns-repeated="2"/>
          <table:table-cell table:style-name="ce37"/>
          <table:covered-table-cell table:style-name="ce48"/>
        </table:table-row>
        <table:table-row table:style-name="ro2">
          <table:covered-table-cell table:style-name="ce3"/>
          <table:table-cell table:style-name="ce17" office:value-type="string">
            <text:p>NATPFCRE</text:p>
          </table:table-cell>
          <table:table-cell table:style-name="ce28" office:value-type="string" table:number-columns-spanned="1" table:number-rows-spanned="8">
            <text:p>Racine &gt; InfoDemandeRsa <text:s/>&gt; AcompteRSA &gt; DetailAcompteRSA &gt; XX Tous les blocs XX</text:p>
          </table:table-cell>
          <table:table-cell table:style-name="ce39" table:number-columns-repeated="2"/>
          <table:table-cell table:style-name="ce37"/>
          <table:covered-table-cell table:style-name="ce49"/>
        </table:table-row>
        <table:table-row table:style-name="ro2">
          <table:covered-table-cell table:style-name="ce3"/>
          <table:table-cell table:style-name="ce17" office:value-type="string">
            <text:p>RGCRE</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NUMINTMOU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TYPEOPE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SENSOPE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MTMOU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DTTRAIMOU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HEUTRAIMOUCOMPTA</text:p>
          </table:table-cell>
          <table:covered-table-cell table:style-name="ce27"/>
          <table:table-cell table:style-name="ce39" table:number-columns-repeated="2"/>
          <table:table-cell table:style-name="ce37"/>
          <table:table-cell table:style-name="ce49"/>
        </table:table-row>
        <table:table-row table:style-name="ro11">
          <table:covered-table-cell table:style-name="ce3"/>
          <table:table-cell table:style-name="ce17" office:value-type="string">
            <text:p>DDREGU</text:p>
          </table:table-cell>
          <table:table-cell table:style-name="ce28" office:value-type="string">
            <text:p>Racine &gt; InfoDemandeRsa <text:s/>&gt; AcompteRSA &gt; DetailAcompteRSA &gt; AllocationsComptabilisees &gt; DetailAllocationComptabilisee</text:p>
          </table:table-cell>
          <table:table-cell table:style-name="ce39" table:number-columns-repeated="2"/>
          <table:table-cell table:style-name="ce37"/>
          <table:table-cell table:style-name="ce50"/>
        </table:table-row>
        <table:table-row table:style-name="ro11">
          <table:table-cell table:style-name="ce3" office:value-type="string" table:number-columns-spanned="1" table:number-rows-spanned="5">
            <text:p><text:a xlink:href="#Table totalisationsacomptes">totalisationsacomptes</text:a></text:p>
          </table:table-cell>
          <table:table-cell table:style-name="ce17" office:value-type="string">
            <text:p>TYPE_TOTALISATION</text:p>
          </table:table-cell>
          <table:table-cell table:style-name="ce35" office:value-type="string">
            <text:p>Cette information prend la valeur du name de l'élément (niveau 5) (ex : TotalAllocationsComptabilisees)</text:p>
          </table:table-cell>
          <table:table-cell table:style-name="ce39" table:number-columns-repeated="2"/>
          <table:table-cell table:style-name="ce37"/>
          <table:table-cell table:style-name="ce47" table:content-validation-name="val2" office:value-type="string" table:number-columns-spanned="1" table:number-rows-spanned="3">
            <text:p>Ces informations proviennent du flux XML financier. Le code TYPE_TOTALISATION ne correspond pas à un code XML. Ce champ prend la valeur du nom de l'élément de niveau 3. Voici les 6 valeurs possibles :</text:p>
          </table:table-cell>
        </table:table-row>
        <table:table-row table:style-name="ro2">
          <table:covered-table-cell table:style-name="ce3" office:value-type="string">
            <text:p>totalisationsacomptes</text:p>
          </table:covered-table-cell>
          <table:table-cell table:style-name="ce17" office:value-type="string">
            <text:p>MTTOTSOCLRSA</text:p>
          </table:table-cell>
          <table:table-cell table:style-name="ce28" office:value-type="string" table:number-columns-spanned="1" table:number-rows-spanned="4">
            <text:p>Racine &gt; TotalisationAcompte &gt; XX Tous les blocs XX</text:p>
          </table:table-cell>
          <table:table-cell table:style-name="ce39" table:number-columns-repeated="2"/>
          <table:table-cell table:style-name="ce37"/>
          <table:covered-table-cell table:style-name="ce48"/>
        </table:table-row>
        <table:table-row table:style-name="ro2">
          <table:covered-table-cell table:style-name="ce3"/>
          <table:table-cell table:style-name="ce17" office:value-type="string">
            <text:p>MTTOTSOCLMAJORSA</text:p>
          </table:table-cell>
          <table:covered-table-cell table:style-name="ce27"/>
          <table:table-cell table:style-name="ce39" table:number-columns-repeated="2"/>
          <table:table-cell table:style-name="ce37"/>
          <table:covered-table-cell table:style-name="ce49"/>
        </table:table-row>
        <table:table-row table:style-name="ro2">
          <table:covered-table-cell table:style-name="ce3"/>
          <table:table-cell table:style-name="ce17" office:value-type="string">
            <text:p>MTTOTLOCALRS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MTTOTRSA</text:p>
          </table:table-cell>
          <table:covered-table-cell table:style-name="ce27"/>
          <table:table-cell table:style-name="ce39" table:number-columns-repeated="2"/>
          <table:table-cell table:style-name="ce37"/>
          <table:table-cell table:style-name="Default"/>
        </table:table-row>
        <table:table-row table:style-name="ro2">
          <table:table-cell table:style-name="ce11" office:value-type="string" table:number-columns-spanned="1" table:number-rows-spanned="6">
            <text:p><text:a xlink:href="#Table suivisappuisorientation">suivisappuisorientation</text:a></text:p>
          </table:table-cell>
          <table:table-cell table:style-name="ce17" office:value-type="string">
            <text:p>TOPOBLSOCPRO</text:p>
          </table:table-cell>
          <table:table-cell table:style-name="ce29" office:value-type="string" table:number-columns-spanned="1" table:number-rows-spanned="6">
            <text:p>Racine &gt; InfoDemandeRsa <text:s/>&gt; Personne &gt; SuiviAppuiOrientation</text:p>
          </table:table-cell>
          <table:table-cell table:style-name="ce39"/>
          <table:table-cell table:style-name="ce37"/>
          <table:table-cell table:style-name="ce39"/>
          <table:table-cell table:style-name="ce51" table:content-validation-name="val3" office:value-type="string">
            <text:p>Indique si la personne est soumise à droits et devoirs Valeurs possibles :</text:p>
          </table:table-cell>
        </table:table-row>
        <table:table-row table:style-name="ro9">
          <table:covered-table-cell table:style-name="ce12"/>
          <table:table-cell table:style-name="ce17" office:value-type="string">
            <text:p>TOPSOUHSOCPRO</text:p>
          </table:table-cell>
          <table:covered-table-cell table:style-name="ce27"/>
          <table:table-cell table:style-name="ce39"/>
          <table:table-cell table:style-name="ce37"/>
          <table:table-cell table:style-name="ce39"/>
          <table:table-cell table:style-name="ce52" table:content-validation-name="val4" office:value-type="string">
            <text:p>Dans le cas où la personne n'est pas soumise à droits et devoirs, indique qu'elle a souhaité le recueil des données socio professionnelles ou non. Valeurs possibles :</text:p>
          </table:table-cell>
        </table:table-row>
        <table:table-row table:style-name="ro2">
          <table:covered-table-cell table:style-name="ce12"/>
          <table:table-cell table:style-name="ce17" office:value-type="string">
            <text:p>SITPERSSOCPR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DTENRSOCPR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DTENRPARC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DTENRORIE</text:p>
          </table:table-cell>
          <table:covered-table-cell table:style-name="ce27"/>
          <table:table-cell table:style-name="ce39"/>
          <table:table-cell table:style-name="ce37"/>
          <table:table-cell table:style-name="ce39"/>
          <table:table-cell/>
        </table:table-row>
        <table:table-row table:style-name="ro2">
          <table:table-cell table:style-name="ce11" office:value-type="string" table:number-columns-spanned="1" table:number-rows-spanned="18">
            <text:p><text:a xlink:href="#Table parcours">parcours</text:a></text:p>
          </table:table-cell>
          <table:table-cell table:style-name="ce17" office:value-type="string">
            <text:p>NATPARCOCAL</text:p>
          </table:table-cell>
          <table:table-cell table:style-name="ce29" office:value-type="string" table:number-columns-spanned="1" table:number-rows-spanned="4">
            <text:p>Racine &gt; InfoDemandeRsa <text:s/>&gt; Personne &gt; Parcours &gt; DeterminationParcours</text:p>
          </table:table-cell>
          <table:table-cell table:style-name="ce39"/>
          <table:table-cell table:style-name="ce37"/>
          <table:table-cell table:style-name="ce39"/>
          <table:table-cell/>
        </table:table-row>
        <table:table-row table:style-name="ro2">
          <table:covered-table-cell table:style-name="ce12"/>
          <table:table-cell table:style-name="ce17" office:value-type="string">
            <text:p>NATPARCOMOD</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TOPREFUPARC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MOTIMODPARC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RAISOCORGDECIORIE</text:p>
          </table:table-cell>
          <table:table-cell table:style-name="ce29" office:value-type="string" table:number-columns-spanned="1" table:number-rows-spanned="14">
            <text:p>Racine &gt; InfoDemandeRsa <text:s/>&gt; Personne &gt; Parcours &gt; OrganismeDecisionOrientation</text:p>
          </table:table-cell>
          <table:table-cell table:style-name="ce39"/>
          <table:table-cell table:style-name="ce37"/>
          <table:table-cell table:style-name="ce39"/>
          <table:table-cell/>
        </table:table-row>
        <table:table-row table:style-name="ro2">
          <table:covered-table-cell table:style-name="ce12"/>
          <table:table-cell table:style-name="ce17" office:value-type="string">
            <text:p>NUMVOIE</text:p>
          </table:table-cell>
          <table:covered-table-cell table:style-name="ce27"/>
          <table:table-cell table:style-name="ce39"/>
          <table:table-cell table:style-name="ce37"/>
          <table:table-cell table:style-name="ce39"/>
          <table:table-cell/>
        </table:table-row>
        <table:table-row table:style-name="ro2">
          <table:covered-table-cell table:style-name="ce13"/>
          <table:table-cell table:style-name="ce17" office:value-type="string">
            <text:p>TYPE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OM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IDE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EUDIST</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DEPOS</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OCA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DTRV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HRRV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BADRRV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RVORGDECIORIE</text:p>
          </table:table-cell>
          <table:covered-table-cell/>
          <table:table-cell table:style-name="ce39"/>
          <table:table-cell table:style-name="ce37"/>
          <table:table-cell table:style-name="ce39"/>
          <table:table-cell/>
        </table:table-row>
        <table:table-row table:style-name="ro2">
          <table:table-cell table:style-name="ce11" office:value-type="string" table:number-columns-spanned="1" table:number-rows-spanned="14">
            <text:p><text:a xlink:href="#Table orientations">orientations</text:a></text:p>
          </table:table-cell>
          <table:table-cell table:style-name="ce17" office:value-type="string">
            <text:p>RAISOCORGORIE</text:p>
          </table:table-cell>
          <table:table-cell table:style-name="ce29" office:value-type="string" table:number-columns-spanned="1" table:number-rows-spanned="14">
            <text:p>Racine &gt; InfoDemandeRsa <text:s/>&gt; Personne &gt; Orientation &gt; OrganismeReferentOrientation</text:p>
          </table:table-cell>
          <table:table-cell table:style-name="ce39"/>
          <table:table-cell table:style-name="ce37"/>
          <table:table-cell table:style-name="ce39"/>
          <table:table-cell/>
        </table:table-row>
        <table:table-row table:style-name="ro2">
          <table:covered-table-cell table:style-name="ce13"/>
          <table:table-cell table:style-name="ce17" office:value-type="string">
            <text:p>NUM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TYPE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OM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IDE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EUDIST</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DEPOS</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OCA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DTRV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HRRV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BADRRV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RVORGORIE</text:p>
          </table:table-cell>
          <table:covered-table-cell/>
          <table:table-cell table:style-name="ce39"/>
          <table:table-cell table:style-name="ce37"/>
          <table:table-cell table:style-name="ce39"/>
          <table:table-cell/>
        </table:table-row>
        <table:table-row table:style-name="ro2">
          <table:table-cell table:style-name="ce14" office:value-type="string">
            <text:p><text:a xlink:href="#Table anomalies">anomalies (nouvelle table)</text:a></text:p>
          </table:table-cell>
          <table:table-cell table:style-name="ce23" office:value-type="string">
            <text:p>LIBANO</text:p>
          </table:table-cell>
          <table:table-cell table:style-name="ce29" office:value-type="string">
            <text:p>Racine &gt; InfosFinancieresFoyerRSA &gt; Anomalie</text:p>
          </table:table-cell>
          <table:table-cell table:style-name="ce37" table:number-columns-repeated="3"/>
          <table:table-cell/>
        </table:table-row>
        <table:table-row table:style-name="ro2">
          <table:table-cell table:style-name="ce15" office:value-type="string" table:number-columns-spanned="1" table:number-rows-spanned="13">
            <text:p><text:a xlink:href="#Table controlesadministratifs">controlesadministratifs</text:a> </text:p>
          </table:table-cell>
          <table:table-cell table:style-name="ce23" office:value-type="string">
            <text:p>DTEFFCIBCONTRO</text:p>
          </table:table-cell>
          <table:table-cell table:style-name="ce29" office:value-type="string" table:number-columns-spanned="1" table:number-rows-spanned="3">
            <text:p>Racine &gt; InfosFinancieresFoyerRSA &gt; controle &gt; ControleAdministratif &gt; IdentificationCible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CIB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CIBCONTROMSA</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DTDETECCONTRO</text:p>
          </table:table-cell>
          <table:table-cell table:style-name="ce29" office:value-type="string" table:number-columns-spanned="1" table:number-rows-spanned="2">
            <text:p>Racine &gt; InfosFinancieresFoyerRSA &gt; controle &gt; ControleAdministratif &gt; Identification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DTCLO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LIBCIBCONTRO</text:p>
          </table:table-cell>
          <table:table-cell table:style-name="ce29" office:value-type="string" table:number-columns-spanned="1" table:number-rows-spanned="5">
            <text:p>Racine &gt; InfosFinancieresFoyerRSA &gt; controle &gt; ControleAdministratif &gt; Modalite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FAMCIB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NATCIB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COMMA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TYPE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TYPEIMPACCONTRO</text:p>
          </table:table-cell>
          <table:table-cell table:style-name="ce29" office:value-type="string" table:number-columns-spanned="1" table:number-rows-spanned="3">
            <text:p>Racine &gt; InfosFinancieresFoyerRSA &gt; controle &gt; ControleAdministratif &gt; Resultat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MTINDURSACG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MTRAPRSACGCONTRO</text:p>
          </table:table-cell>
          <table:covered-table-cell/>
          <table:table-cell table:style-name="ce37"/>
          <table:table-cell table:style-name="ce39" table:number-columns-repeated="2"/>
          <table:table-cell/>
        </table:table-row>
        <table:table-row table:style-name="ro2" table:number-rows-repeated="65152">
          <table:table-cell table:number-columns-repeated="7"/>
        </table:table-row>
        <table:table-row table:style-name="ro2">
          <table:table-cell table:number-columns-repeated="7"/>
        </table:table-row>
      </table:table>
      <table:table table:name="Table dossiers" table:style-name="ta1" table:print="false">
        <table:table-column table:style-name="co10" table:default-cell-style-name="ce58"/>
        <table:table-column table:style-name="co11" table:default-cell-style-name="ce58"/>
        <table:table-column table:style-name="co12" table:default-cell-style-name="ce56"/>
        <table:table-column table:style-name="co13" table:default-cell-style-name="ce56"/>
        <table:table-column table:style-name="co14" table:default-cell-style-name="ce56"/>
        <table:table-column table:style-name="co15" table:default-cell-style-name="ce61"/>
        <table:table-row table:style-name="ro13">
          <table:table-cell table:style-name="ce54" office:value-type="string" table:number-columns-spanned="6" table:number-rows-spanned="1">
            <text:p><text:span text:style-name="T3">Table </text:span><text:span text:style-name="T4">dossier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6"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7" office:value-type="string">
            <text:p>APPLIEME</text:p>
          </table:table-cell>
          <table:table-cell table:style-name="ce56"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6"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foyers" table:style-name="ta1" table:print="false">
        <table:table-column table:style-name="co16" table:default-cell-style-name="ce66"/>
        <table:table-column table:style-name="co17" table:default-cell-style-name="ce69"/>
        <table:table-column table:style-name="co12" table:default-cell-style-name="ce63"/>
        <table:table-column table:style-name="co18" table:default-cell-style-name="ce63"/>
        <table:table-column table:style-name="co19" table:default-cell-style-name="ce63"/>
        <table:table-column table:style-name="co20" table:default-cell-style-name="ce72"/>
        <table:table-row table:style-name="ro13">
          <table:table-cell table:style-name="ce54" office:value-type="string" table:number-columns-spanned="6" table:number-rows-spanned="1">
            <text:p><text:span text:style-name="T3">Table </text:span><text:span text:style-name="T4">foyer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DOSSIER_ID</text:p>
          </table:table-cell>
          <table:table-cell table:style-name="ce62" office:value-type="string">
            <text:p>Identifiant de la table dossiers</text:p>
          </table:table-cell>
          <table:table-cell office:value-type="string">
            <text:p>ENTIER</text:p>
          </table:table-cell>
          <table:table-cell table:number-columns-repeated="2"/>
          <table:table-cell office:value-type="string">
            <text:p>CLE ETRANGERE</text:p>
          </table:table-cell>
        </table:table-row>
        <table:table-row table:style-name="ro14">
          <table:table-cell table:style-name="ce57" office:value-type="string">
            <text:p>SITFAM</text:p>
          </table:table-cell>
          <table:table-cell table:style-name="ce63" office:value-type="string">
            <text:p>Situation familiale</text:p>
          </table:table-cell>
          <table:table-cell office:value-type="string">
            <text:p>CHAR</text:p>
          </table:table-cell>
          <table:table-cell office:value-type="float" office:value="3">
            <text:p>3</text:p>
          </table:table-cell>
          <table:table-cell office:value-type="string">
            <text:p>"ABA" : DISPARU (JUGEMENT D'ABSENCE)</text:p>
            <text:p>"CEL" : CELIBATAIRE</text:p>
            <text:p>"DIV" : DIVORCE</text:p>
            <text:p>"ISO" : ISOLEMENT APRES VIE MARITALE OU PACS</text:p>
            <text:p>"MAR" : MARIAGE</text:p>
            <text:p>"PAC" : PACS</text:p>
            <text:p>"RPA" : REPRISE VIE COMMUNE SUR PACS</text:p>
            <text:p>"RVC" : REPRISE VIE MARITALE</text:p>
            <text:p>"RVM" : REPRISE MARIAGE</text:p>
            <text:p>"SEF" : SEPARATION DE FAIT</text:p>
            <text:p>"SEL" : SEPARATION LEGALE</text:p>
            <text:p>"VEU" : VEUVAGE</text:p>
            <text:p>"VIM" : VIE MARITALE</text:p>
          </table:table-cell>
          <table:table-cell office:value-type="string">
            <text:p>CAF</text:p>
          </table:table-cell>
        </table:table-row>
        <table:table-row table:style-name="ro2">
          <table:table-cell table:style-name="ce57" office:value-type="string">
            <text:p>DDSITFAM</text:p>
          </table:table-cell>
          <table:table-cell table:style-name="ce67" office:value-type="string">
            <text:p>Date de début de la situation familial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table:style-name="ce64" office:value-type="string">
            <text:p>RAISOCTIEELECTDOM</text:p>
          </table:table-cell>
          <table:table-cell table:style-name="ce68" office:value-type="string">
            <text:p>Nom de la raison sociale du Tiers ou nom d'usage de la personne</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15">
          <table:table-cell table:style-name="ce65" office:value-type="string">
            <text:p>TYPEOCCLOG</text:p>
          </table:table-cell>
          <table:table-cell table:style-name="ce63" office:value-type="string">
            <text:p>Code d’occupation du logement</text:p>
          </table:table-cell>
          <table:table-cell office:value-type="string">
            <text:p>CHAR</text:p>
          </table:table-cell>
          <table:table-cell office:value-type="float" office:value="3">
            <text:p>3</text:p>
          </table:table-cell>
          <table:table-cell office:value-type="string">
            <text:p>"ACC" : Propriétaire avec charges de remboursement</text:p>
            <text:p>"BAL" : Forfait logement à appliquer</text:p>
            <text:p>"HCG" : Hébergement collectif a titre gratuit</text:p>
            <text:p>"HCO" : Hébergement collectif à titre onéreux</text:p>
            <text:p>"HGP" : Hébergement a titre gratuit par des particuliers</text:p>
            <text:p>"HOP" : Hébergement onéreux par des particuliers</text:p>
            <text:p>"HOT" : Hôtel</text:p>
            <text:p>"LOC" : Locataire ou sous locataire</text:p>
            <text:p>"OLI" : Occupation logement inconnue</text:p>
            <text:p>"PRO" : Propriétaire sans charges de remboursement</text:p>
            <text:p>"SRG" : Sans résidence Stable avec forfait logement</text:p>
            <text:p>"SRO" : Sans résidence Stable sans forfait logement</text:p>
          </table:table-cell>
          <table:table-cell office:value-type="string">
            <text:p>CAF</text:p>
          </table:table-cell>
        </table:table-row>
        <table:table-row table:style-name="ro2">
          <table:table-cell office:value-type="string">
            <text:p>MTVALLOCTERR</text:p>
          </table:table-cell>
          <table:table-cell office:value-type="string">
            <text:p>Montant de la valeur locative du terrain loué</text:p>
          </table:table-cell>
          <table:table-cell table:style-name="ce62" office:value-type="string">
            <text:p>NUMERIC</text:p>
          </table:table-cell>
          <table:table-cell table:style-name="ce70" office:value-type="string">
            <text:p>9-2</text:p>
          </table:table-cell>
          <table:table-cell table:style-name="ce62"/>
          <table:table-cell table:style-name="ce71" office:value-type="string">
            <text:p>CAF</text:p>
          </table:table-cell>
        </table:table-row>
        <table:table-row table:style-name="ro2">
          <table:table-cell office:value-type="string">
            <text:p>MTVALLOCLOG</text:p>
          </table:table-cell>
          <table:table-cell office:value-type="string">
            <text:p>Montant de la valeur locative du logement non loué</text:p>
          </table:table-cell>
          <table:table-cell table:style-name="ce62" office:value-type="string">
            <text:p>NUMERIC</text:p>
          </table:table-cell>
          <table:table-cell table:style-name="ce70" office:value-type="string">
            <text:p>9-2</text:p>
          </table:table-cell>
          <table:table-cell table:style-name="ce62"/>
          <table:table-cell table:style-name="ce71" office:value-type="string">
            <text:p>CAF</text:p>
          </table:table-cell>
        </table:table-row>
        <table:table-row table:style-name="ro2">
          <table:table-cell office:value-type="string">
            <text:p>CONTEFICHLIAIRSA</text:p>
          </table:table-cell>
          <table:table-cell office:value-type="string">
            <text:p>Contenu de la fiche de liaison</text:p>
          </table:table-cell>
          <table:table-cell table:style-name="ce62" office:value-type="string">
            <text:p>TEXT</text:p>
          </table:table-cell>
          <table:table-cell table:style-name="ce62" office:value-type="float" office:value="640">
            <text:p>640</text:p>
          </table:table-cell>
          <table:table-cell table:style-name="ce62"/>
          <table:table-cell table:style-name="ce71" office:value-type="string">
            <text:p>CAF</text:p>
          </table:table-cell>
        </table:table-row>
      </table:table>
      <table:table table:name="Table personnes" table:style-name="ta1" table:print="false">
        <table:table-column table:style-name="co16" table:default-cell-style-name="ce73"/>
        <table:table-column table:style-name="co21" table:default-cell-style-name="ce76"/>
        <table:table-column table:style-name="co22" table:default-cell-style-name="ce59"/>
        <table:table-column table:style-name="co8" table:default-cell-style-name="ce59"/>
        <table:table-column table:style-name="co23" table:default-cell-style-name="ce59"/>
        <table:table-column table:style-name="co24" table:default-cell-style-name="ce80"/>
        <table:table-row table:style-name="ro13">
          <table:table-cell table:style-name="ce54" office:value-type="string" table:number-columns-spanned="6" table:number-rows-spanned="1">
            <text:p><text:span text:style-name="T3">Table </text:span><text:span text:style-name="T4">personn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6" office:value-type="string">
            <text:p>FOYER_ID</text:p>
          </table:table-cell>
          <table:table-cell table:style-name="ce59" office:value-type="string">
            <text:p>Identifiant de la table foyers </text:p>
          </table:table-cell>
          <table:table-cell table:style-name="ce56" office:value-type="string">
            <text:p>ENTIER</text:p>
          </table:table-cell>
          <table:table-cell table:style-name="ce56" table:number-columns-repeated="2"/>
          <table:table-cell table:style-name="ce61" office:value-type="string">
            <text:p>CLE ETRANGERE</text:p>
          </table:table-cell>
        </table:table-row>
        <table:table-row table:style-name="ro16">
          <table:table-cell table:style-name="ce57" office:value-type="string">
            <text:p>QUAL</text:p>
          </table:table-cell>
          <table:table-cell table:style-name="ce56" office:value-type="string">
            <text:p>Qualité</text:p>
          </table:table-cell>
          <table:table-cell table:style-name="ce56" office:value-type="string">
            <text:p>VARCHAR</text:p>
          </table:table-cell>
          <table:table-cell table:style-name="ce56" office:value-type="float" office:value="3">
            <text:p>3</text:p>
          </table:table-cell>
          <table:table-cell table:style-name="ce56" office:value-type="string">
            <text:p>MR (monsieur)</text:p>
            <text:p>MME (madame)</text:p>
            <text:p>MLE (mademoiselle)</text:p>
          </table:table-cell>
          <table:table-cell table:style-name="ce61" office:value-type="string">
            <text:p>CAF</text:p>
          </table:table-cell>
        </table:table-row>
        <table:table-row table:style-name="ro2">
          <table:table-cell table:style-name="ce57" office:value-type="string">
            <text:p>NOM</text:p>
          </table:table-cell>
          <table:table-cell table:style-name="ce75" office:value-type="string">
            <text:p>Nom</text:p>
          </table:table-cell>
          <table:table-cell table:style-name="ce56" office:value-type="string">
            <text:p>VARCHAR</text:p>
          </table:table-cell>
          <table:table-cell table:style-name="ce56" office:value-type="float" office:value="20">
            <text:p>20</text:p>
          </table:table-cell>
          <table:table-cell table:style-name="ce56"/>
          <table:table-cell table:style-name="ce61" office:value-type="string">
            <text:p>CAF</text:p>
          </table:table-cell>
        </table:table-row>
        <table:table-row table:style-name="ro2">
          <table:table-cell table:style-name="ce57" office:value-type="string">
            <text:p>PRENOM</text:p>
          </table:table-cell>
          <table:table-cell table:style-name="ce56" office:value-type="string">
            <text:p>Prénom</text:p>
          </table:table-cell>
          <table:table-cell table:style-name="ce56" office:value-type="string">
            <text:p>VARCHAR</text:p>
          </table:table-cell>
          <table:table-cell table:style-name="ce56" office:value-type="float" office:value="15">
            <text:p>15</text:p>
          </table:table-cell>
          <table:table-cell table:style-name="ce56"/>
          <table:table-cell table:style-name="ce61" office:value-type="string">
            <text:p>CAF</text:p>
          </table:table-cell>
        </table:table-row>
        <table:table-row table:style-name="ro2">
          <table:table-cell table:style-name="ce57" office:value-type="string">
            <text:p>NOMNAI</text:p>
          </table:table-cell>
          <table:table-cell table:style-name="ce75" office:value-type="string">
            <text:p>Nom de naissance</text:p>
          </table:table-cell>
          <table:table-cell table:style-name="ce56" office:value-type="string">
            <text:p>VARCHAR</text:p>
          </table:table-cell>
          <table:table-cell table:style-name="ce56" office:value-type="float" office:value="20">
            <text:p>20</text:p>
          </table:table-cell>
          <table:table-cell table:style-name="ce56"/>
          <table:table-cell table:style-name="ce61" office:value-type="string">
            <text:p>CAF</text:p>
          </table:table-cell>
        </table:table-row>
        <table:table-row table:style-name="ro17">
          <table:table-cell office:value-type="string">
            <text:p>PRENOM2</text:p>
          </table:table-cell>
          <table:table-cell table:style-name="ce59" office:value-type="string">
            <text:p><text:span text:style-name="T5">2</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17">
          <table:table-cell office:value-type="string">
            <text:p>PRENOM3</text:p>
          </table:table-cell>
          <table:table-cell table:style-name="ce59" office:value-type="string">
            <text:p><text:span text:style-name="T5">3</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2">
          <table:table-cell office:value-type="string">
            <text:p>NOMCOMNAI</text:p>
          </table:table-cell>
          <table:table-cell office:value-type="string">
            <text:p>Commune de naissance</text:p>
          </table:table-cell>
          <table:table-cell office:value-type="string">
            <text:p>VARCHAR</text:p>
          </table:table-cell>
          <table:table-cell office:value-type="float" office:value="26">
            <text:p>26</text:p>
          </table:table-cell>
          <table:table-cell/>
          <table:table-cell office:value-type="string">
            <text:p>CAF</text:p>
          </table:table-cell>
        </table:table-row>
        <table:table-row table:style-name="ro2">
          <table:table-cell office:value-type="string">
            <text:p>DTNAI</text:p>
          </table:table-cell>
          <table:table-cell office:value-type="string">
            <text:p>Date de naissanc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RGNAI</text:p>
          </table:table-cell>
          <table:table-cell office:value-type="string">
            <text:p>Rang de naissance</text:p>
          </table:table-cell>
          <table:table-cell office:value-type="string">
            <text:p>ENTIER</text:p>
          </table:table-cell>
          <table:table-cell office:value-type="float" office:value="1">
            <text:p>1</text:p>
          </table:table-cell>
          <table:table-cell/>
          <table:table-cell office:value-type="string">
            <text:p>CAF</text:p>
          </table:table-cell>
        </table:table-row>
        <table:table-row table:style-name="ro16">
          <table:table-cell office:value-type="string">
            <text:p>TYPEDTNAI</text:p>
          </table:table-cell>
          <table:table-cell office:value-type="string">
            <text:p>Type de date de naissance</text:p>
          </table:table-cell>
          <table:table-cell office:value-type="string">
            <text:p>CHAR</text:p>
          </table:table-cell>
          <table:table-cell office:value-type="float" office:value="1">
            <text:p>1</text:p>
          </table:table-cell>
          <table:table-cell office:value-type="string">
            <text:p>J (Jour inconnu)</text:p>
            <text:p>N (Jour et mois connus)</text:p>
            <text:p>O (Jour et mois inconnus)</text:p>
          </table:table-cell>
          <table:table-cell office:value-type="string">
            <text:p>CAF</text:p>
          </table:table-cell>
        </table:table-row>
        <table:table-row table:style-name="ro2">
          <table:table-cell office:value-type="string">
            <text:p>NIR</text:p>
          </table:table-cell>
          <table:table-cell office:value-type="string">
            <text:p>N° national d’identification</text:p>
          </table:table-cell>
          <table:table-cell office:value-type="string">
            <text:p>CHAR</text:p>
          </table:table-cell>
          <table:table-cell office:value-type="float" office:value="15">
            <text:p>15</text:p>
          </table:table-cell>
          <table:table-cell/>
          <table:table-cell office:value-type="string">
            <text:p>CAF</text:p>
          </table:table-cell>
        </table:table-row>
        <table:table-row table:style-name="ro10">
          <table:table-cell office:value-type="string">
            <text:p>TOPVALEC</text:p>
          </table:table-cell>
          <table:table-cell office:value-type="string">
            <text:p>Certification de l’état civil de la personne</text:p>
          </table:table-cell>
          <table:table-cell office:value-type="string">
            <text:p>BOOLEAN</text:p>
          </table:table-cell>
          <table:table-cell office:value-type="float" office:value="1">
            <text:p>1</text:p>
          </table:table-cell>
          <table:table-cell table:style-name="ce79" office:value-type="string">
            <text:p>1 (si <text:s/>l'état civil et le Nir sont certifiés)</text:p>
            <text:p><text:span text:style-name="T9"><text:s/></text:span><text:span text:style-name="T5">0 (si <text:s/>l'état civil et le Nir ne sont pas certifiés)</text:span></text:p>
          </table:table-cell>
          <table:table-cell office:value-type="string">
            <text:p>CAF</text:p>
          </table:table-cell>
        </table:table-row>
        <table:table-row table:style-name="ro10">
          <table:table-cell office:value-type="string">
            <text:p>SEXE</text:p>
          </table:table-cell>
          <table:table-cell office:value-type="string">
            <text:p>Sexe</text:p>
          </table:table-cell>
          <table:table-cell office:value-type="string">
            <text:p>CHAR</text:p>
          </table:table-cell>
          <table:table-cell office:value-type="float" office:value="1">
            <text:p>1</text:p>
          </table:table-cell>
          <table:table-cell office:value-type="string">
            <text:p>1 (Homme)</text:p>
            <text:p>2 (Femme)</text:p>
          </table:table-cell>
          <table:table-cell office:value-type="string">
            <text:p>CAF</text:p>
          </table:table-cell>
        </table:table-row>
        <table:table-row table:style-name="ro16">
          <table:table-cell office:value-type="string">
            <text:p>NATI</text:p>
          </table:table-cell>
          <table:table-cell office:value-type="string">
            <text:p>Nationalité</text:p>
          </table:table-cell>
          <table:table-cell office:value-type="string">
            <text:p>CHAR</text:p>
          </table:table-cell>
          <table:table-cell office:value-type="float" office:value="1">
            <text:p>1</text:p>
          </table:table-cell>
          <table:table-cell office:value-type="string">
            <text:p>A (Autre nationalité)</text:p>
            <text:p>C (Ressortissant CEE ou Suisse)</text:p>
            <text:p>F (Française)</text:p>
          </table:table-cell>
          <table:table-cell office:value-type="string">
            <text:p>CAF</text:p>
          </table:table-cell>
        </table:table-row>
        <table:table-row table:style-name="ro2">
          <table:table-cell office:value-type="string">
            <text:p>DTNATI</text:p>
          </table:table-cell>
          <table:table-cell office:value-type="string">
            <text:p>Date de national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office:value-type="string">
            <text:p>PIEECPRES</text:p>
          </table:table-cell>
          <table:table-cell office:value-type="string">
            <text:p>Pièce d’état civil présentée</text:p>
          </table:table-cell>
          <table:table-cell office:value-type="string">
            <text:p>CHAR</text:p>
          </table:table-cell>
          <table:table-cell office:value-type="float" office:value="1">
            <text:p>1</text:p>
          </table:table-cell>
          <table:table-cell office:value-type="string">
            <text:p>E (Pièce d’état civil)</text:p>
            <text:p>P (Certificat de perte)</text:p>
          </table:table-cell>
          <table:table-cell office:value-type="string">
            <text:p>CAF</text:p>
          </table:table-cell>
        </table:table-row>
        <table:table-row table:style-name="ro2">
          <table:table-cell office:value-type="string">
            <text:p>IDASSEDIC</text:p>
          </table:table-cell>
          <table:table-cell office:value-type="string">
            <text:p>Identifiant de la personne traitée chez Pôle Emploi</text:p>
          </table:table-cell>
          <table:table-cell office:value-type="string">
            <text:p>VARCHAR</text:p>
          </table:table-cell>
          <table:table-cell office:value-type="float" office:value="8">
            <text:p>8</text:p>
          </table:table-cell>
          <table:table-cell/>
          <table:table-cell office:value-type="string">
            <text:p>CAF</text:p>
          </table:table-cell>
        </table:table-row>
        <table:table-row table:style-name="ro2">
          <table:table-cell table:style-name="ce74" office:value-type="string">
            <text:p>NUMAGENPOLEEMPLOI</text:p>
          </table:table-cell>
          <table:table-cell table:style-name="ce77" office:value-type="string">
            <text:p>Numéro agence Pôle Emploi</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AF</text:p>
          </table:table-cell>
        </table:table-row>
        <table:table-row table:style-name="ro2">
          <table:table-cell table:style-name="ce64" office:value-type="string">
            <text:p>DTINSCPOLEEMPLOI</text:p>
          </table:table-cell>
          <table:table-cell table:style-name="ce78" office:value-type="string">
            <text:p><text:span text:style-name="T7">Date inscription </text:span><text:span text:style-name="T8">Pôle Emploi</text:span></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
      <table:table table:name="Table identificationflux" table:style-name="ta1" table:print="false">
        <table:table-column table:style-name="co25" table:default-cell-style-name="ce58"/>
        <table:table-column table:style-name="co26" table:default-cell-style-name="ce58"/>
        <table:table-column table:style-name="co27" table:default-cell-style-name="ce56"/>
        <table:table-column table:style-name="co28" table:default-cell-style-name="ce56"/>
        <table:table-column table:style-name="co29"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identificationsflux</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table:style-name="ce57" office:value-type="string">
            <text:p>APPLIEME</text:p>
          </table:table-cell>
          <table:table-cell table:style-name="ce56"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6"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transmissionsflux" table:style-name="ta1" table:print="false">
        <table:table-column table:style-name="co25" table:default-cell-style-name="ce81"/>
        <table:table-column table:style-name="co31" table:default-cell-style-name="ce55"/>
        <table:table-column table:style-name="co27" table:default-cell-style-name="ce82"/>
        <table:table-column table:style-name="co28" table:default-cell-style-name="ce82"/>
        <table:table-column table:style-name="co29" table:default-cell-style-name="ce82"/>
        <table:table-column table:style-name="co30" table:default-cell-style-name="ce82"/>
        <table:table-row table:style-name="ro13">
          <table:table-cell table:style-name="ce54" office:value-type="string" table:number-columns-spanned="6" table:number-rows-spanned="1">
            <text:p><text:span text:style-name="T3">Table </text:span><text:span text:style-name="T4">transmissionsflux</text:span></text:p>
          </table:table-cell>
          <table:covered-table-cell/>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office:value-type="string">
            <text:p>NBTOTDEMRSATRANSM</text:p>
          </table:table-cell>
          <table:table-cell table:style-name="ce82" office:value-type="string">
            <text:p>Nombre total de demandes RSA transmise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2">
          <table:table-cell office:value-type="string">
            <text:p>NBTOTDOSRSATRANSM</text:p>
          </table:table-cell>
          <table:table-cell table:style-name="ce83" office:value-type="string">
            <text:p>Nombre total de dossiers RSA transmi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10">
          <table:table-cell office:value-type="string">
            <text:p>NBTOTDOSRSATRANSMANO</text:p>
          </table:table-cell>
          <table:table-cell table:style-name="ce84" office:value-type="string">
            <text:p>Nombre total de dossiers RSA en anomalie transmis dans flux anomalie correspondant</text:p>
          </table:table-cell>
          <table:table-cell office:value-type="string">
            <text:p>NUMERIC</text:p>
          </table:table-cell>
          <table:table-cell office:value-type="float" office:value="8">
            <text:p>8</text:p>
          </table:table-cell>
          <table:table-cell/>
          <table:table-cell office:value-type="string">
            <text:p>CAF</text:p>
          </table:table-cell>
        </table:table-row>
      </table:table>
      <table:table table:name="Table suivisinstruction"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29"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suivisinstruction</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6" office:value-type="string">
            <text:p>DOSSIER_ID</text:p>
          </table:table-cell>
          <table:table-cell table:style-name="ce59" office:value-type="string">
            <text:p>Identifiant de la table dossiers</text:p>
          </table:table-cell>
          <table:table-cell table:style-name="ce56" office:value-type="string">
            <text:p>ENTIER</text:p>
          </table:table-cell>
          <table:table-cell table:style-name="ce56" table:number-columns-repeated="2"/>
          <table:table-cell table:style-name="ce61" office:value-type="string">
            <text:p>CLE ETRANGERE</text:p>
          </table:table-cell>
        </table:table-row>
        <table:table-row table:style-name="ro18">
          <table:table-cell table:style-name="ce56" office:value-type="string">
            <text:p>SUIIRSA</text:p>
          </table:table-cell>
          <table:table-cell table:style-name="ce75" office:value-type="string">
            <text:p>suivi de l'instruction @rSa </text:p>
          </table:table-cell>
          <table:table-cell table:style-name="ce56" office:value-type="string">
            <text:p>CHAR</text:p>
          </table:table-cell>
          <table:table-cell table:style-name="ce56" office:value-type="float" office:value="2">
            <text:p>2</text:p>
          </table:table-cell>
          <table:table-cell table:style-name="ce58" office:value-type="string">
            <text:p>"01" : Données administratives</text:p>
            <text:p>"11" : Données socio-profesionnelles du demandeur</text:p>
            <text:p>"12" : Données socio-profesionnelles du conjoint</text:p>
            <text:p>"21" : Données parcours du demandeur</text:p>
            <text:p>"22" : Données parcours du conjoint</text:p>
            <text:p>"31" : Données orientation du demandeur</text:p>
            <text:p>"32" : Données orientation du conjoint</text:p>
          </table:table-cell>
          <table:table-cell table:style-name="ce61"/>
        </table:table-row>
        <table:table-row table:style-name="ro2">
          <table:table-cell table:style-name="ce57" office:value-type="string">
            <text:p>DATE_ETAT_INSTRUCTION</text:p>
          </table:table-cell>
          <table:table-cell table:style-name="ce75" office:value-type="string">
            <text:p>Date d’état d’instruction</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NOMINS</text:p>
          </table:table-cell>
          <table:table-cell table:style-name="ce56" office:value-type="string">
            <text:p>Nom de l’agent instructeur</text:p>
          </table:table-cell>
          <table:table-cell table:style-name="ce56" office:value-type="string">
            <text:p>VARCHAR</text:p>
          </table:table-cell>
          <table:table-cell table:style-name="ce56" office:value-type="float" office:value="28">
            <text:p>28</text:p>
          </table:table-cell>
          <table:table-cell table:style-name="ce56"/>
          <table:table-cell table:style-name="ce61" office:value-type="string">
            <text:p>CAF</text:p>
          </table:table-cell>
        </table:table-row>
        <table:table-row table:style-name="ro2">
          <table:table-cell office:value-type="string">
            <text:p>PRENOMINS</text:p>
          </table:table-cell>
          <table:table-cell office:value-type="string">
            <text:p>Prénom de l’agent instructeur</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2">
          <table:table-cell office:value-type="string">
            <text:p>NUMDEPINS</text:p>
          </table:table-cell>
          <table:table-cell office:value-type="string">
            <text:p>Numéro de département <text:s/>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TYPESERINS</text:p>
          </table:table-cell>
          <table:table-cell office:value-type="string">
            <text:p>Type de service instructeur</text:p>
          </table:table-cell>
          <table:table-cell office:value-type="string">
            <text:p>CHAR</text:p>
          </table:table-cell>
          <table:table-cell office:value-type="float" office:value="1">
            <text:p>1</text:p>
          </table:table-cell>
          <table:table-cell/>
          <table:table-cell office:value-type="string">
            <text:p>CAF</text:p>
          </table:table-cell>
        </table:table-row>
        <table:table-row table:style-name="ro2">
          <table:table-cell office:value-type="string">
            <text:p>NUMCOMINS</text:p>
          </table:table-cell>
          <table:table-cell office:value-type="string">
            <text:p>Numéro de commune 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NUMAGRINS</text:p>
          </table:table-cell>
          <table:table-cell office:value-type="string">
            <text:p>Numéro d’agrément du service instructeur</text:p>
          </table:table-cell>
          <table:table-cell office:value-type="string">
            <text:p>ENTIER</text:p>
          </table:table-cell>
          <table:table-cell office:value-type="float" office:value="2">
            <text:p>2</text:p>
          </table:table-cell>
          <table:table-cell/>
          <table:table-cell office:value-type="string">
            <text:p>CAF</text:p>
          </table:table-cell>
        </table:table-row>
      </table:table>
      <table:table table:name="Table dossierscaf" table:style-name="ta1" table:print="false">
        <table:table-column table:style-name="co25" table:default-cell-style-name="ce65"/>
        <table:table-column table:style-name="co31" table:default-cell-style-name="ce62"/>
        <table:table-column table:style-name="co27" table:default-cell-style-name="ce63"/>
        <table:table-column table:style-name="co28" table:default-cell-style-name="ce63"/>
        <table:table-column table:style-name="co29" table:default-cell-style-name="ce63"/>
        <table:table-column table:style-name="co30" table:default-cell-style-name="ce72"/>
        <table:table-row table:style-name="ro13">
          <table:table-cell table:style-name="ce54" office:value-type="string" table:number-columns-spanned="6" table:number-rows-spanned="1">
            <text:p><text:span text:style-name="T3">Table </text:span><text:span text:style-name="T4">dossierscaf</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62" office:value-type="string">
            <text:p>ID</text:p>
          </table:table-cell>
          <table:table-cell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DDRATDOS</text:p>
          </table:table-cell>
          <table:table-cell table:style-name="ce63" office:value-type="string">
            <text:p>Date de début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RATDOS</text:p>
          </table:table-cell>
          <table:table-cell table:style-name="ce67" office:value-type="string">
            <text:p>Date de fin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1">
          <table:table-cell office:value-type="string">
            <text:p>TOPRESPDOS</text:p>
          </table:table-cell>
          <table:table-cell table:style-name="ce63" office:value-type="string">
            <text:p>Top responsable de dossier</text:p>
          </table:table-cell>
          <table:table-cell office:value-type="string">
            <text:p>BOOLEAN</text:p>
          </table:table-cell>
          <table:table-cell office:value-type="float" office:value="1">
            <text:p>1</text:p>
          </table:table-cell>
          <table:table-cell office:value-type="string">
            <text:p>'1' si la personne traitée est le responsable dossier</text:p>
            <text:p>'0' si la personne traitée n'est pas le responsable dossier</text:p>
          </table:table-cell>
          <table:table-cell office:value-type="string">
            <text:p>CAF</text:p>
          </table:table-cell>
        </table:table-row>
        <table:table-row table:style-name="ro2">
          <table:table-cell table:style-name="ce66" office:value-type="string">
            <text:p>NUMDEMRSAPRECE</text:p>
          </table:table-cell>
          <table:table-cell table:style-name="ce69" office:value-type="string">
            <text:p>N° de demande RSA précédent</text:p>
          </table:table-cell>
          <table:table-cell table:style-name="ce62" office:value-type="string">
            <text:p>CHAR</text:p>
          </table:table-cell>
          <table:table-cell table:style-name="ce62" office:value-type="float" office:value="11">
            <text:p>11</text:p>
          </table:table-cell>
          <table:table-cell table:style-name="ce62"/>
          <table:table-cell table:style-name="ce71" office:value-type="string">
            <text:p>CAF</text:p>
          </table:table-cell>
        </table:table-row>
      </table:table>
      <table:table table:name="Table prestations" table:style-name="ta1" table:print="false">
        <table:table-column table:style-name="co25" table:default-cell-style-name="ce56"/>
        <table:table-column table:style-name="co31" table:default-cell-style-name="ce58"/>
        <table:table-column table:style-name="co27" table:default-cell-style-name="ce56"/>
        <table:table-column table:style-name="co28" table:default-cell-style-name="ce56"/>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prestation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office:value-type="string">
            <text:p>PERSONNE_ID</text:p>
          </table:table-cell>
          <table:table-cell table:style-name="ce56" office:value-type="string">
            <text:p>Identifiant de la table personnes</text:p>
          </table:table-cell>
          <table:table-cell office:value-type="string">
            <text:p>ENTIER</text:p>
          </table:table-cell>
          <table:table-cell table:number-columns-repeated="2"/>
          <table:table-cell office:value-type="string">
            <text:p>CLE PRIMAIRE</text:p>
          </table:table-cell>
        </table:table-row>
        <table:table-row table:style-name="ro10">
          <table:table-cell office:value-type="string">
            <text:p>NATPREST</text:p>
          </table:table-cell>
          <table:table-cell office:value-type="string">
            <text:p>Nature de la prestation</text:p>
          </table:table-cell>
          <table:table-cell office:value-type="string">
            <text:p>CHAR</text:p>
          </table:table-cell>
          <table:table-cell office:value-type="float" office:value="3">
            <text:p>3</text:p>
          </table:table-cell>
          <table:table-cell office:value-type="string">
            <text:p>'PFA' : Prestations familiales de base</text:p>
            <text:p>'RSA' : 'RSA'</text:p>
          </table:table-cell>
          <table:table-cell office:value-type="string">
            <text:p>CAF</text:p>
          </table:table-cell>
        </table:table-row>
        <table:table-row table:style-name="ro19">
          <table:table-cell office:value-type="string">
            <text:p>ROLEPERS</text:p>
          </table:table-cell>
          <table:table-cell office:value-type="string">
            <text:p>Rôle de la personne</text:p>
          </table:table-cell>
          <table:table-cell office:value-type="string">
            <text:p>CHAR</text:p>
          </table:table-cell>
          <table:table-cell office:value-type="float" office:value="3">
            <text:p>3</text:p>
          </table:table-cell>
          <table:table-cell office:value-type="string">
            <text:p>'DEM' : La personne du bloc 'Identification' est le demandeur du RSA</text:p>
            <text:p>'CJT' : La personne du bloc 'Identification' est le conjoint du demandeur</text:p>
            <text:p>'ENF' : La personne du bloc 'Identification' est un enfant</text:p>
            <text:p>'AUT' : La personne du bloc 'Identification' est une autre personne</text:p>
          </table:table-cell>
          <table:table-cell office:value-type="string">
            <text:p>CAF</text:p>
          </table:table-cell>
        </table:table-row>
        <table:table-row table:style-name="ro10">
          <table:table-cell office:value-type="string">
            <text:p>TOPCHAPERS</text:p>
          </table:table-cell>
          <table:table-cell office:value-type="string">
            <text:p>Top charge personne</text:p>
          </table:table-cell>
          <table:table-cell office:value-type="string">
            <text:p>BOOLEAN</text:p>
          </table:table-cell>
          <table:table-cell office:value-type="float" office:value="1">
            <text:p>1</text:p>
          </table:table-cell>
          <table:table-cell office:value-type="string">
            <text:p>'1' : La personne est à charge à au moins une des prestations <text:s/>de la famille traitée </text:p>
            <text:p>'0' : La personne n'est pas à charge à aucune prestation de la famille traitée</text:p>
          </table:table-cell>
          <table:table-cell office:value-type="string">
            <text:p>CAF</text:p>
          </table:table-cell>
        </table:table-row>
        <table:table-row table:style-name="ro10">
          <table:table-cell table:style-name="ce85" office:value-type="string">
            <text:p>TOPPERSDRODEVORSA</text:p>
          </table:table-cell>
          <table:table-cell office:value-type="string">
            <text:p>Top personne soumise à <text:s/>droits et devoirs RSA</text:p>
          </table:table-cell>
          <table:table-cell office:value-type="string">
            <text:p>BOOLEAN</text:p>
          </table:table-cell>
          <table:table-cell office:value-type="float" office:value="1">
            <text:p>1</text:p>
          </table:table-cell>
          <table:table-cell office:value-type="string">
            <text:p>'1' : La personne traitée est à soumise à droits et devoirs : le total de ses <text:s/>ressources mensuelles (pris en compte pour le calcul RSA) est inférieur au seuil fixé par décret (paramètre national N205)</text:p>
            <text:p>'0' : La personne traitée n'est pas soumise à droits et devoirs : le total de <text:s/>ses ressources mensuelles (pris en compte pour le calcul RSA) est supérieur ou égal au seuil fixé par décret (paramètre national N205)</text:p>
          </table:table-cell>
          <table:table-cell office:value-type="string">
            <text:p>CAF</text:p>
          </table:table-cell>
        </table:table-row>
      </table:table>
      <table:table table:name="Table calculsdroitsrsa" table:style-name="ta1" table:print="false">
        <table:table-column table:style-name="co25" table:default-cell-style-name="ce86"/>
        <table:table-column table:style-name="co31" table:default-cell-style-name="ce83"/>
        <table:table-column table:style-name="co27" table:default-cell-style-name="ce56"/>
        <table:table-column table:style-name="co28" table:default-cell-style-name="ce88"/>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calculsdroitsrsa</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table:style-name="ce56" office:value-type="string">
            <text:p>PERSONNE_ID</text:p>
          </table:table-cell>
          <table:table-cell table:style-name="ce56" office:value-type="string">
            <text:p>Identifiant de la table personnes</text:p>
          </table:table-cell>
          <table:table-cell office:value-type="string">
            <text:p>ENTIER</text:p>
          </table:table-cell>
          <table:table-cell table:style-name="ce56"/>
          <table:table-cell/>
          <table:table-cell office:value-type="string">
            <text:p>CLE PRIMAIRE</text:p>
          </table:table-cell>
        </table:table-row>
        <table:table-row table:style-name="ro10">
          <table:table-cell office:value-type="string">
            <text:p>TOPPERSDRODEVORSA</text:p>
          </table:table-cell>
          <table:table-cell office:value-type="string">
            <text:p>Top personne soumis à <text:s/>droits et devoir Rsa </text:p>
          </table:table-cell>
          <table:table-cell office:value-type="string">
            <text:p>BOOLEAN</text:p>
          </table:table-cell>
          <table:table-cell table:style-name="ce87" office:value-type="float" office:value="1">
            <text:p>1</text:p>
          </table:table-cell>
          <table:table-cell office:value-type="string">
            <text:p>'0': Personne non soumise à droits et devoirs</text:p>
            <text:p>'1' : Personne soumise à droits et devoirs</text:p>
          </table:table-cell>
          <table:table-cell office:value-type="string">
            <text:p>CAF</text:p>
          </table:table-cell>
        </table:table-row>
        <table:table-row table:style-name="ro10">
          <table:table-cell office:value-type="string">
            <text:p>MTPERSRESSMENRSA</text:p>
          </table:table-cell>
          <table:table-cell office:value-type="string">
            <text:p>Montant des ressources mensuelles <text:s/>pour le calcul du rSa pour la personne traitée.</text:p>
          </table:table-cell>
          <table:table-cell office:value-type="string">
            <text:p>NUMERIC</text:p>
          </table:table-cell>
          <table:table-cell office:value-type="string">
            <text:p>9-2</text:p>
          </table:table-cell>
          <table:table-cell/>
          <table:table-cell office:value-type="string">
            <text:p>CAF</text:p>
          </table:table-cell>
        </table:table-row>
        <table:table-row table:style-name="ro2">
          <table:table-cell office:value-type="string">
            <text:p>MTPERSABANEURSA</text:p>
          </table:table-cell>
          <table:table-cell office:value-type="string">
            <text:p>Montant abattement neutralisation</text:p>
          </table:table-cell>
          <table:table-cell office:value-type="string">
            <text:p>NUMERIC</text:p>
          </table:table-cell>
          <table:table-cell office:value-type="string">
            <text:p>9-2</text:p>
          </table:table-cell>
          <table:table-cell/>
          <table:table-cell office:value-type="string">
            <text:p>CAF</text:p>
          </table:table-cell>
        </table:table-row>
      </table:table>
      <table:table table:name="Table rattachement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rattachement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table:style-name="ce56" office:value-type="string">
            <text:p>RATTACHE_ID</text:p>
          </table:table-cell>
          <table:table-cell office:value-type="string">
            <text:p>Identifiant de la table personnes</text:p>
          </table:table-cell>
          <table:table-cell office:value-type="string">
            <text:p>ENTIER</text:p>
          </table:table-cell>
          <table:table-cell table:style-name="ce56"/>
          <table:table-cell/>
          <table:table-cell office:value-type="string">
            <text:p>CLE PRIMAIRE</text:p>
          </table:table-cell>
        </table:table-row>
        <table:table-row table:style-name="ro20">
          <table:table-cell table:style-name="ce57" office:value-type="string">
            <text:p>TYPEPAR</text:p>
          </table:table-cell>
          <table:table-cell table:style-name="ce56" office:value-type="string">
            <text:p>Type de parenté</text:p>
          </table:table-cell>
          <table:table-cell office:value-type="string">
            <text:p>CHAR</text:p>
          </table:table-cell>
          <table:table-cell table:style-name="ce56" office:value-type="float" office:value="3">
            <text:p>3</text:p>
          </table:table-cell>
          <table:table-cell office:value-type="string">
            <text:p>"ADP" : ADOPTION SIMPLE</text:p>
            <text:p>"ASC" : ASCENDANT</text:p>
            <text:p>"AUT" : AUTRE</text:p>
            <text:p>"BFI" : GENDRE OU BRU</text:p>
            <text:p>"COL" : COLL DEGRE 4</text:p>
            <text:p>"DES" : DESCENDANT</text:p>
            <text:p>"FRE" : FRERE OU SOEUR</text:p>
            <text:p>"LEG" : LEGITIME</text:p>
            <text:p>"NAT" : NATUREL</text:p>
            <text:p>"NEV" : NEVEU OU NIECE</text:p>
            <text:p>"ONC" : ONCLE OU TANTE</text:p>
            <text:p>"REA" : RECUEILLI EN VUE ADOPTION</text:p>
            <text:p>"REC" : RECUEILLI</text:p>
          </table:table-cell>
          <table:table-cell office:value-type="string">
            <text:p>CAF</text:p>
          </table:table-cell>
        </table:table-row>
        <table:table-row table:style-name="ro2">
          <table:table-cell table:style-name="ce86" office:value-type="string">
            <text:p>MTPERSABANEURSA</text:p>
          </table:table-cell>
          <table:table-cell table:style-name="ce83" office:value-type="string">
            <text:p>Montant abattement neutralisation</text:p>
          </table:table-cell>
          <table:table-cell office:value-type="string">
            <text:p>NUMERIC</text:p>
          </table:table-cell>
          <table:table-cell table:style-name="ce88" office:value-type="string">
            <text:p>9-2</text:p>
          </table:table-cell>
          <table:table-cell/>
          <table:table-cell office:value-type="string">
            <text:p>CAF</text:p>
          </table:table-cell>
        </table:table-row>
      </table:table>
      <table:table table:name="Table titressejour"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titressejour</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DTENTFRA</text:p>
          </table:table-cell>
          <table:table-cell table:style-name="ce56" office:value-type="string">
            <text:p>Date d’entrée en Franc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1">
          <table:table-cell table:style-name="ce57" office:value-type="string">
            <text:p>NATTITSEJ</text:p>
          </table:table-cell>
          <table:table-cell table:style-name="ce75" office:value-type="string">
            <text:p>Nature du titre de séjour</text:p>
          </table:table-cell>
          <table:table-cell table:style-name="ce56" office:value-type="string">
            <text:p>CHAR</text:p>
          </table:table-cell>
          <table:table-cell table:style-name="ce56" office:value-type="float" office:value="3">
            <text:p>3</text:p>
          </table:table-cell>
          <table:table-cell table:style-name="ce56" office:value-type="string">
            <text:p>"AND" : Titre d'identité d'andorran</text:p>
            <text:p>"APF" : Attestation préfectorale</text:p>
            <text:p>"APS" : Autorisation provisoire de séjour</text:p>
            <text:p>"APT" : Autorisation provisoire de travail</text:p>
            <text:p>"AUT" : Autres</text:p>
            <text:p>"CRA" : Certificat de résidence de ressortissant Algérien</text:p>
            <text:p>"CRC" : Carte de Ressortissant Communautaire ou Suisse</text:p>
            <text:p>"CRE" : Carte de résident</text:p>
            <text:p>"CST" : Carte de séjour temporaire</text:p>
            <text:p>"CTS" : Contrat de travail saisonnier</text:p>
            <text:p>"DIS" : Dispense de titre de séjour</text:p>
            <text:p>"DCE" : Document de circulation pour étranger mineur</text:p>
            <text:p>"FRO" : Carte de frontalier</text:p>
            <text:p>"MON" : Passeport monégasque</text:p>
            <text:p>"OFP" : Livret de famille ou acte de naissance OFPRA</text:p>
            <text:p>"OMI" : Certificat délivré par l'ANAEM (ex-OMI) valant autorisation séjour</text:p>
            <text:p>"PDC" : Membres du personnel diplomatiques et consulaires</text:p>
            <text:p>"REF" : Certificat de refugié</text:p>
            <text:p>"RCS" : Récépissé renouvellement de carte de séjour temporaire</text:p>
            <text:p>"RRA" : Récépissé renouvelé certificat résidence ressortissant algérien</text:p>
            <text:p>"RRE" : Récépissé carte résident</text:p>
            <text:p>"RSA" : Récépissé dépôt demande statut refugié ou adm bénéfice asile</text:p>
            <text:p>"RSR" : Récépissé dépôt demande statut refugié</text:p>
            <text:p>"RTS" : Récépissé demande TSJ</text:p>
            <text:p>"RUN" : Récépissé de 1ère demande de titre de séjour</text:p>
            <text:p>"RVA" : Récépissé demande TSJ valant autorisation de séjour</text:p>
            <text:p>"VAC" : Visa délivré par l'Autorité Consulaire</text:p>
            <text:p>"VLS" : Visa de long séjour</text:p>
            <text:p>"CVC" : Conversion Cristal - Valeur de transposition</text:p>
          </table:table-cell>
          <table:table-cell table:style-name="ce61" office:value-type="string">
            <text:p>CAF</text:p>
          </table:table-cell>
        </table:table-row>
        <table:table-row table:style-name="ro22">
          <table:table-cell table:style-name="ce57" office:value-type="string">
            <text:p>MENTTITSEJ</text:p>
          </table:table-cell>
          <table:table-cell table:style-name="ce56" office:value-type="string">
            <text:p>Mention du titre de séjour</text:p>
          </table:table-cell>
          <table:table-cell table:style-name="ce56" office:value-type="string">
            <text:p>CHAR </text:p>
          </table:table-cell>
          <table:table-cell table:style-name="ce56" office:value-type="float" office:value="2">
            <text:p>2</text:p>
          </table:table-cell>
          <table:table-cell table:style-name="ce56" office:value-type="string">
            <text:p>"AM" : Autres mentions</text:p>
            <text:p>"AP" : Activité professionnelle et résidence de moins de 5ans</text:p>
            <text:p>"A5" : Activité professionnelle et résidence de plus de 5ans</text:p>
            <text:p>"AS" : Etranger admis au titre de l'asile</text:p>
            <text:p>"AT" : Il autorise son titulaire … travailler</text:p>
            <text:p>"DR" : A demandé le statut de réfugié</text:p>
            <text:p>"DS" : Droit au séjour</text:p>
            <text:p>"JT" : Jugement de tutelle</text:p>
            <text:p>"MF" : Membre de la famille</text:p>
            <text:p>"PE" : Permettant l'établissement (L.M. du 29/09/94)</text:p>
            <text:p>"PS" : Protection subsidiaire</text:p>
            <text:p>"PT" : Autorisation provisoire de travail</text:p>
            <text:p>"RF" : Regroupe les N° de procédure 07, 08, 09, 17,18 ou 19 pour l'introduction en France</text:p>
            <text:p>"RR" : Reconnu réfugié / Certificat de réfugié</text:p>
            <text:p>"RS" : Option régime de S.S. français</text:p>
            <text:p>"SC" : Scientifique</text:p>
            <text:p>"VF" : Vie privée ou familiale et résidence de moins de 5ans</text:p>
            <text:p>"V5" : Vie privée et familiale et résidence de plus de 5ans</text:p>
            <text:p>"RE" : Retraité</text:p>
            <text:p>"CS" : Carte spéciale jusqu'en 03/1996</text:p>
            <text:p>"PF" : Bénéficiaire PF - RMI avant 18 ans</text:p>
          </table:table-cell>
          <table:table-cell table:style-name="ce61" office:value-type="string">
            <text:p>CAF</text:p>
          </table:table-cell>
        </table:table-row>
        <table:table-row table:style-name="ro2">
          <table:table-cell office:value-type="string">
            <text:p>DDTITSEJ</text:p>
          </table:table-cell>
          <table:table-cell office:value-type="string">
            <text:p>Date de début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TITSEJ</text:p>
          </table:table-cell>
          <table:table-cell office:value-type="string">
            <text:p>Date de fin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NUMTITSEJ</text:p>
          </table:table-cell>
          <table:table-cell office:value-type="string">
            <text:p>Numéro de titre de séjour</text:p>
          </table:table-cell>
          <table:table-cell office:value-type="string">
            <text:p>ENTIER</text:p>
          </table:table-cell>
          <table:table-cell office:value-type="float" office:value="10">
            <text:p>10</text:p>
          </table:table-cell>
          <table:table-cell/>
          <table:table-cell office:value-type="string">
            <text:p>CAF</text:p>
          </table:table-cell>
        </table:table-row>
        <table:table-row table:style-name="ro2">
          <table:table-cell office:value-type="string">
            <text:p>NUMDUPTITSEJ</text:p>
          </table:table-cell>
          <table:table-cell office:value-type="string">
            <text:p>Numéro de duplicate du titre de séjour</text:p>
          </table:table-cell>
          <table:table-cell office:value-type="string">
            <text:p>ENTIER</text:p>
          </table:table-cell>
          <table:table-cell office:value-type="float" office:value="3">
            <text:p>3</text:p>
          </table:table-cell>
          <table:table-cell/>
          <table:table-cell office:value-type="string">
            <text:p>CAF</text:p>
          </table:table-cell>
        </table:table-row>
      </table:table>
      <table:table table:name="Table ressourc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ressourc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number-columns-repeated="3"/>
          <table:table-cell office:value-type="string">
            <text:p>CLE ETRANGERE</text:p>
          </table:table-cell>
        </table:table-row>
        <table:table-row table:style-name="ro10">
          <table:table-cell table:style-name="ce56" office:value-type="string">
            <text:p>TOPRESSNUL</text:p>
          </table:table-cell>
          <table:table-cell table:style-name="ce56" office:value-type="string">
            <text:p>Top ressources nulles</text:p>
          </table:table-cell>
          <table:table-cell table:style-name="ce56" office:value-type="string">
            <text:p>BOOLEAN</text:p>
          </table:table-cell>
          <table:table-cell table:style-name="ce56" office:value-type="float" office:value="1">
            <text:p>1</text:p>
          </table:table-cell>
          <table:table-cell table:style-name="ce56" office:value-type="string">
            <text:p>"1" : La personne n'a pas de ressource,</text:p>
            <text:p>"0" : A eu des ressources sur la période</text:p>
          </table:table-cell>
          <table:table-cell table:style-name="ce61" office:value-type="string">
            <text:p>CAF</text:p>
          </table:table-cell>
        </table:table-row>
        <table:table-row table:style-name="ro2">
          <table:table-cell table:style-name="ce57" office:value-type="string">
            <text:p>MTPERSRESSMENRSA</text:p>
          </table:table-cell>
          <table:table-cell table:style-name="ce75" office:value-type="string">
            <text:p>Montant des ressources mensuelles <text:s/>pour le calcul du RSA pour la personne traitée</text:p>
          </table:table-cell>
          <table:table-cell table:style-name="ce56" office:value-type="string">
            <text:p>NUMERIC</text:p>
          </table:table-cell>
          <table:table-cell table:style-name="ce88" office:value-type="string">
            <text:p>10-2</text:p>
          </table:table-cell>
          <table:table-cell table:style-name="ce56"/>
          <table:table-cell table:style-name="ce61" office:value-type="string">
            <text:p>CAF</text:p>
          </table:table-cell>
        </table:table-row>
        <table:table-row table:style-name="ro2">
          <table:table-cell table:style-name="ce57" office:value-type="string">
            <text:p>DDRESS</text:p>
          </table:table-cell>
          <table:table-cell table:style-name="ce56" office:value-type="string">
            <text:p>Date de début de la période correspondant à la DTR RSA</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73" office:value-type="string">
            <text:p>DFRESS</text:p>
          </table:table-cell>
          <table:table-cell office:value-type="string">
            <text:p>Date de fin de la période correspondant à la DTR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ressourcesmensuelle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ressourcesmensu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table:style-name="ce59" office:value-type="string">
            <text:p>ENTIER</text:p>
          </table:table-cell>
          <table:table-cell/>
          <table:table-cell table:style-name="ce59"/>
          <table:table-cell table:style-name="ce80" office:value-type="string">
            <text:p>CLE ETRANGERE</text:p>
          </table:table-cell>
        </table:table-row>
        <table:table-row table:style-name="ro2">
          <table:table-cell table:style-name="ce56" office:value-type="string">
            <text:p>MOISRESS</text:p>
          </table:table-cell>
          <table:table-cell table:style-name="ce56" office:value-type="string">
            <text:p>Mois des ressources déclarées</text:p>
          </table:table-cell>
          <table:table-cell office:value-type="string">
            <text:p>DATE</text:p>
          </table:table-cell>
          <table:table-cell table:style-name="ce56" office:value-type="float" office:value="10">
            <text:p>10</text:p>
          </table:table-cell>
          <table:table-cell/>
          <table:table-cell office:value-type="string">
            <text:p>CAF</text:p>
          </table:table-cell>
        </table:table-row>
        <table:table-row table:style-name="ro2">
          <table:table-cell table:style-name="ce57" office:value-type="string">
            <text:p>NBHEUMENTRA</text:p>
          </table:table-cell>
          <table:table-cell table:style-name="ce75" office:value-type="string">
            <text:p>Nombre d’heures mensuelles effectuées</text:p>
          </table:table-cell>
          <table:table-cell office:value-type="string">
            <text:p>ENTIER</text:p>
          </table:table-cell>
          <table:table-cell table:style-name="ce56" office:value-type="float" office:value="3">
            <text:p>3</text:p>
          </table:table-cell>
          <table:table-cell/>
          <table:table-cell office:value-type="string">
            <text:p>CAF</text:p>
          </table:table-cell>
        </table:table-row>
        <table:table-row table:style-name="ro2">
          <table:table-cell table:style-name="ce57" office:value-type="string">
            <text:p>MTABANEU</text:p>
          </table:table-cell>
          <table:table-cell table:style-name="ce56" office:value-type="string">
            <text:p>Montant total des abattements de neutralisation RSA</text:p>
          </table:table-cell>
          <table:table-cell office:value-type="string">
            <text:p>NUMERIC</text:p>
          </table:table-cell>
          <table:table-cell table:style-name="ce88" office:value-type="string">
            <text:p>10-2</text:p>
          </table:table-cell>
          <table:table-cell/>
          <table:table-cell office:value-type="string">
            <text:p>CAF</text:p>
          </table:table-cell>
        </table:table-row>
      </table:table>
      <table:table table:name="Table ressources_ressourcesmenusell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ressources_ressourcesmenus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
      <table:table table:name="Table detailsressourcesmensuell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detailsressourcesmensu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NATRESS</text:p>
          </table:table-cell>
          <table:table-cell table:style-name="ce56" office:value-type="string">
            <text:p>Nature des ressources</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AF</text:p>
          </table:table-cell>
        </table:table-row>
        <table:table-row table:style-name="ro2">
          <table:table-cell table:style-name="ce57" office:value-type="string">
            <text:p>MTNATRESSMEN</text:p>
          </table:table-cell>
          <table:table-cell table:style-name="ce75" office:value-type="string">
            <text:p>Montant des ressources selon NATRESS nature</text:p>
          </table:table-cell>
          <table:table-cell table:style-name="ce56" office:value-type="string">
            <text:p>NUMERIC</text:p>
          </table:table-cell>
          <table:table-cell table:style-name="ce88" office:value-type="string">
            <text:p>10-2</text:p>
          </table:table-cell>
          <table:table-cell table:style-name="ce56"/>
          <table:table-cell table:style-name="ce61" office:value-type="string">
            <text:p>CAF</text:p>
          </table:table-cell>
        </table:table-row>
        <table:table-row table:style-name="ro10">
          <table:table-cell table:style-name="ce57" office:value-type="string">
            <text:p>ABANEU</text:p>
          </table:table-cell>
          <table:table-cell table:style-name="ce56" office:value-type="string">
            <text:p>Abattement ou neutralisation</text:p>
          </table:table-cell>
          <table:table-cell table:style-name="ce56" office:value-type="string">
            <text:p>CHAR</text:p>
          </table:table-cell>
          <table:table-cell table:style-name="ce56" office:value-type="float" office:value="1">
            <text:p>1</text:p>
          </table:table-cell>
          <table:table-cell table:style-name="ce56" office:value-type="string">
            <text:p>"A" : Abattement,</text:p>
            <text:p>"N" : Neutralisation</text:p>
          </table:table-cell>
          <table:table-cell table:style-name="ce61" office:value-type="string">
            <text:p>CAF</text:p>
          </table:table-cell>
        </table:table-row>
        <table:table-row table:style-name="ro2">
          <table:table-cell table:style-name="ce73" office:value-type="string">
            <text:p>DFPERCRESS</text:p>
          </table:table-cell>
          <table:table-cell office:value-type="string">
            <text:p>Date de fin de perception des ressources</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table:style-name="ce73" office:value-type="string">
            <text:p>TOPPREVSUBSRESS</text:p>
          </table:table-cell>
          <table:table-cell office:value-type="string">
            <text:p>Top présence de revenus de substitution ressources</text:p>
          </table:table-cell>
          <table:table-cell office:value-type="string">
            <text:p>BOOLEAN</text:p>
          </table:table-cell>
          <table:table-cell office:value-type="float" office:value="1">
            <text:p>1</text:p>
          </table:table-cell>
          <table:table-cell office:value-type="string">
            <text:p>"1" : La personne a des revenus de substitution,</text:p>
            <text:p>"0" <text:s/>: La personne n'a pas de revenus de substitution</text:p>
          </table:table-cell>
          <table:table-cell office:value-type="string">
            <text:p>CAF</text:p>
          </table:table-cell>
        </table:table-row>
      </table:table>
      <table:table table:name="Table detailsressourcesmensuelles_ressourcesmensuelles" table:style-name="ta1" table:print="false">
        <table:table-column table:style-name="co33"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detailsressourcesmensuelles_ressourcesmensu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office:value-type="string">
            <text:p>DETAILRESSOURCEMENSUELLE_ID</text:p>
          </table:table-cell>
          <table:table-cell office:value-type="string">
            <text:p>Identifiant de la table detailsressourcesmensuelles</text:p>
          </table:table-cell>
          <table:table-cell table:style-name="ce56" office:value-type="string">
            <text:p>ENTIER</text:p>
          </table:table-cell>
          <table:table-cell table:style-name="ce56" table:number-columns-repeated="2"/>
          <table:table-cell table:style-name="ce61" office:value-type="string">
            <text:p>CLE ETRANGERE</text:p>
          </table:table-cell>
        </table:table-row>
      </table:table>
      <table:table table:name="Table activites" table:style-name="ta1" table:print="false">
        <table:table-column table:style-name="co25" table:default-cell-style-name="ce73"/>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activit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3">
          <table:table-cell table:style-name="ce56" office:value-type="string">
            <text:p>REG</text:p>
          </table:table-cell>
          <table:table-cell table:style-name="ce56" office:value-type="string">
            <text:p>Régime de protection sociale</text:p>
          </table:table-cell>
          <table:table-cell table:style-name="ce56" office:value-type="string">
            <text:p>CHAR</text:p>
          </table:table-cell>
          <table:table-cell table:style-name="ce56" office:value-type="float" office:value="2">
            <text:p>2</text:p>
          </table:table-cell>
          <table:table-cell table:style-name="ce56" office:value-type="string">
            <text:p>"AA" : ARTISTE/AUTEUR/COMPOSITEUR</text:p>
            <text:p>"AD" : PF DUES PAR ADMINIS. (NON RETRAITE)</text:p>
            <text:p>"AG" : AGRICOLE</text:p>
            <text:p>"AL" : PF DUES PAR ADMINIS. SAUF AL</text:p>
            <text:p>"AM" : ADMINIS. DROIT PF CAF (NON RETRAITE)</text:p>
            <text:p>"CL" : COLLECT. LOCALE/HOPIT (NON RETRAITE)</text:p>
            <text:p>"EF" : EDF - GDF</text:p>
            <text:p>"EN" : EDUCATION NATIONALE</text:p>
            <text:p>"FP" : FONCTION PUBLIC HORS EDUC. NAT.</text:p>
            <text:p>"FT" : FRANCE TELECOM</text:p>
            <text:p>"GE" : GENERAL</text:p>
            <text:p>"MC" : MARIN DE COMMERCE</text:p>
            <text:p>"MI" : MINES - REGIME MINIER</text:p>
            <text:p>"MO" : MINES - REGIME GENERAL</text:p>
            <text:p>"NI" : NAVIGATION INTERIEURE</text:p>
            <text:p>"PM" : PECHE</text:p>
            <text:p>"PT" : LA POSTE</text:p>
            <text:p>"RE" : RETRAITE ETAB. INDUSTRIEL ETAT</text:p>
            <text:p>"RL" : RETRAITE COLLECT. LOCALE/HOPIT.</text:p>
            <text:p>"RP" : PERSONNEL RATP</text:p>
            <text:p>"SN" : S.N.C.F.</text:p>
            <text:p>"TG" : PENSIONNES ETAT</text:p>
          </table:table-cell>
          <table:table-cell table:style-name="ce61" office:value-type="string">
            <text:p>CAF</text:p>
          </table:table-cell>
        </table:table-row>
        <table:table-row table:style-name="ro2">
          <table:table-cell table:style-name="ce57" office:value-type="string">
            <text:p>ACT</text:p>
          </table:table-cell>
          <table:table-cell table:style-name="ce75" office:value-type="string">
            <text:p>Code d’activité</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AF</text:p>
          </table:table-cell>
        </table:table-row>
        <table:table-row table:style-name="ro24">
          <table:table-cell table:style-name="ce57" office:value-type="string">
            <text:p>PAYSACT</text:p>
          </table:table-cell>
          <table:table-cell table:style-name="ce56" office:value-type="string">
            <text:p>Pays d’activité</text:p>
          </table:table-cell>
          <table:table-cell table:style-name="ce56" office:value-type="string">
            <text:p>CHAR</text:p>
          </table:table-cell>
          <table:table-cell table:style-name="ce56" office:value-type="float" office:value="3">
            <text:p>3</text:p>
          </table:table-cell>
          <table:table-cell table:style-name="ce56" office:value-type="string">
            <text:p>"FRA" : France,</text:p>
            <text:p>"LUX" : Luxembourg,</text:p>
            <text:p>"CEE" : Communauté Européenne (sauf France, et <text:s/>Luxembourg),</text:p>
            <text:p>"ACE" : Assimilé à la Communauté Européenne,</text:p>
            <text:p>"CNV" : Pays avec convention sauf CEE,</text:p>
            <text:p>"AUT" : Autres pays</text:p>
          </table:table-cell>
          <table:table-cell table:style-name="ce61" office:value-type="string">
            <text:p>CAF</text:p>
          </table:table-cell>
        </table:table-row>
        <table:table-row table:style-name="ro2">
          <table:table-cell office:value-type="string">
            <text:p>DDACT</text:p>
          </table:table-cell>
          <table:table-cell office:value-type="string">
            <text:p>Date de début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ACT</text:p>
          </table:table-cell>
          <table:table-cell office:value-type="string">
            <text:p>Date de fin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4">
          <table:table-cell office:value-type="string">
            <text:p>NATCONTRTRA</text:p>
          </table:table-cell>
          <table:table-cell office:value-type="string">
            <text:p>Code du type de contrat de travail</text:p>
          </table:table-cell>
          <table:table-cell office:value-type="string">
            <text:p>CHAR</text:p>
          </table:table-cell>
          <table:table-cell office:value-type="float" office:value="3">
            <text:p>3</text:p>
          </table:table-cell>
          <table:table-cell office:value-type="string">
            <text:p>"CA" : Contrat aidé (CAV/CIRMA)</text:p>
            <text:p>"CDD" : Contrat à durée déterminé</text:p>
            <text:p>"CDI" : Contrat à durée indéterminé</text:p>
            <text:p>"CUI" : Contrat unique d'insertion</text:p>
            <text:p>"INT" : Intérim</text:p>
            <text:p>"AUT" : Autre (CAE, CIE, CEC, …)</text:p>
          </table:table-cell>
          <table:table-cell office:value-type="string">
            <text:p>CAF</text:p>
          </table:table-cell>
        </table:table-row>
        <table:table-row table:style-name="ro10">
          <table:table-cell office:value-type="string">
            <text:p>TOPCONDADMETI</text:p>
          </table:table-cell>
          <table:table-cell office:value-type="string">
            <text:p>Conditions administratives ETI</text:p>
          </table:table-cell>
          <table:table-cell office:value-type="string">
            <text:p>BOOLEAN</text:p>
          </table:table-cell>
          <table:table-cell/>
          <table:table-cell office:value-type="string">
            <text:p>"1" : Si la personne n'emploie pas de salariés hors apprentis et stagiaires et imposé dans la catégorie BIC BNC au régime forfaitaire.</text:p>
            <text:p>"0" : Sinon</text:p>
          </table:table-cell>
          <table:table-cell office:value-type="string">
            <text:p>CAF</text:p>
          </table:table-cell>
        </table:table-row>
        <table:table-row table:style-name="ro2">
          <table:table-cell office:value-type="string">
            <text:p>HAUREMUSCMIC</text:p>
          </table:table-cell>
          <table:table-cell office:value-type="string">
            <text:p>Hauteur de la rémunération SMIC</text:p>
          </table:table-cell>
          <table:table-cell office:value-type="string">
            <text:p>CHAR</text:p>
          </table:table-cell>
          <table:table-cell office:value-type="float" office:value="1">
            <text:p>1</text:p>
          </table:table-cell>
          <table:table-cell/>
          <table:table-cell office:value-type="string">
            <text:p>CAF</text:p>
          </table:table-cell>
        </table:table-row>
      </table:table>
      <table:table table:name="Table allocationssoutienfamilial"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allocationssoutienfamilial</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5">
          <table:table-cell table:style-name="ce56" office:value-type="string">
            <text:p>SITASF</text:p>
          </table:table-cell>
          <table:table-cell table:style-name="ce56" office:value-type="string">
            <text:p>Situation vis à vis de l'ASF</text:p>
          </table:table-cell>
          <table:table-cell table:style-name="ce56" office:value-type="string">
            <text:p>CHAR</text:p>
          </table:table-cell>
          <table:table-cell table:style-name="ce56" office:value-type="float" office:value="2">
            <text:p>2</text:p>
          </table:table-cell>
          <table:table-cell table:style-name="ce56" office:value-type="string">
            <text:p>"DC" : DECEDE</text:p>
            <text:p>"NR" : ENFANT NON RECONNU </text:p>
            <text:p>"HB" : HORS D'ETAT </text:p>
            <text:p>"OE" : ABANDON - SANS JUGEMENT </text:p>
            <text:p>"PA" : ABANDON - JUGEMENT SANS PENSION </text:p>
            <text:p>"TP" : ABANDON - PENSION FIXEE </text:p>
            <text:p>"AS" : SITUATION NON DROIT </text:p>
            <text:p>"AD" : ALLOCATION ADOPTION </text:p>
            <text:p>"RS" : ASF SUITE A RSA</text:p>
          </table:table-cell>
          <table:table-cell table:style-name="ce61" office:value-type="string">
            <text:p>CAF</text:p>
          </table:table-cell>
        </table:table-row>
        <table:table-row table:style-name="ro10">
          <table:table-cell table:style-name="ce57" office:value-type="string">
            <text:p>PARASSOASF</text:p>
          </table:table-cell>
          <table:table-cell table:style-name="ce75" office:value-type="string">
            <text:p>Parent associé à la situation ASF</text:p>
          </table:table-cell>
          <table:table-cell table:style-name="ce56" office:value-type="string">
            <text:p>CHAR</text:p>
          </table:table-cell>
          <table:table-cell table:style-name="ce56" office:value-type="float" office:value="1">
            <text:p>1</text:p>
          </table:table-cell>
          <table:table-cell table:style-name="ce56" office:value-type="string">
            <text:p>"P" : Père </text:p>
            <text:p>"M" : Mère</text:p>
          </table:table-cell>
          <table:table-cell table:style-name="ce61" office:value-type="string">
            <text:p>CAF</text:p>
          </table:table-cell>
        </table:table-row>
        <table:table-row table:style-name="ro2">
          <table:table-cell table:style-name="ce57" office:value-type="string">
            <text:p>DDASF</text:p>
          </table:table-cell>
          <table:table-cell table:style-name="ce56" office:value-type="string">
            <text:p>Date de début d’allocation de soutien familial</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73" office:value-type="string">
            <text:p>DFASF</text:p>
          </table:table-cell>
          <table:table-cell office:value-type="string">
            <text:p>Date de fin d’allocation de soutien familial</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creancesalimentaires"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creancesalimentair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6">
          <table:table-cell table:style-name="ce59" office:value-type="string">
            <text:p>ETATCREALIM</text:p>
          </table:table-cell>
          <table:table-cell table:style-name="ce59" office:value-type="string">
            <text:p>Code d’état de la créance alimentaire</text:p>
          </table:table-cell>
          <table:table-cell office:value-type="string">
            <text:p>CHAR</text:p>
          </table:table-cell>
          <table:table-cell office:value-type="float" office:value="2">
            <text:p>2</text:p>
          </table:table-cell>
          <table:table-cell office:value-type="string">
            <text:p>"AA" : Aucune décision allocataire</text:p>
            <text:p>"AT" : <text:s text:c="2"/>Attente décision allocataire</text:p>
            <text:p>"DA" : <text:s text:c="2"/>Dispense accord</text:p>
            <text:p>"DD" : <text:s text:c="2"/>Dispense demande</text:p>
            <text:p>"DR" : <text:s text:c="2"/>Dispense refus</text:p>
            <text:p>"DS" : <text:s text:c="2"/>Dispense avec sanction</text:p>
            <text:p>"MS" : <text:s text:c="2"/>Maintien sanction</text:p>
            <text:p>"PE" : <text:s text:c="2"/>Procédure engagée</text:p>
            <text:p>"PS" : <text:s text:c="2"/>Pas de sanction</text:p>
            <text:p>"RE" : <text:s text:c="2"/>Refus engagement</text:p>
            <text:p>"RM" : <text:s text:c="2"/>Ex-RMI</text:p>
            <text:p>"SA" : <text:s text:c="2"/>Sanction appliquée</text:p>
            <text:p>"SF" : <text:s text:c="2"/>Présence d'ASF</text:p>
            <text:p>"SI" : <text:s text:c="2"/>Sanction immédiate</text:p>
            <text:p>"TR" : <text:s text:c="2"/>Tiers recueillant</text:p>
          </table:table-cell>
          <table:table-cell office:value-type="string">
            <text:p>CAF</text:p>
          </table:table-cell>
        </table:table-row>
        <table:table-row table:style-name="ro2">
          <table:table-cell table:style-name="ce57" office:value-type="string">
            <text:p>DDCREALIM</text:p>
          </table:table-cell>
          <table:table-cell table:style-name="ce75" office:value-type="string">
            <text:p>Date de début de la créanc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FCREALIM</text:p>
          </table:table-cell>
          <table:table-cell table:style-name="ce56" office:value-type="string">
            <text:p>Date de fin de la créanc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10">
          <table:table-cell office:value-type="string">
            <text:p>ORIOBLALIM</text:p>
          </table:table-cell>
          <table:table-cell office:value-type="string">
            <text:p>Code d’origine d’obligation alimentaire</text:p>
          </table:table-cell>
          <table:table-cell office:value-type="string">
            <text:p>CHAR</text:p>
          </table:table-cell>
          <table:table-cell office:value-type="float" office:value="3">
            <text:p>3</text:p>
          </table:table-cell>
          <table:table-cell office:value-type="string">
            <text:p>"CJT" : Obligation ex-conjoint</text:p>
            <text:p>"PAR" : Obligation parent(s)</text:p>
          </table:table-cell>
          <table:table-cell office:value-type="string">
            <text:p>CAF</text:p>
          </table:table-cell>
        </table:table-row>
        <table:table-row table:style-name="ro27">
          <table:table-cell office:value-type="string">
            <text:p>MOTIDISCREALIM</text:p>
          </table:table-cell>
          <table:table-cell office:value-type="string">
            <text:p>Code du motif de dispense d’obligation alimentaire</text:p>
          </table:table-cell>
          <table:table-cell office:value-type="string">
            <text:p>CHAR</text:p>
          </table:table-cell>
          <table:table-cell office:value-type="float" office:value="3">
            <text:p>3</text:p>
          </table:table-cell>
          <table:table-cell office:value-type="string">
            <text:p>"AVA" : Avantage en nature autre que le logement</text:p>
            <text:p>"LOG" : Logement fourni par les parents</text:p>
            <text:p>"PAM : Pension à l'amiable</text:p>
            <text:p>"PHE" : Parent hors d'état ou décédé</text:p>
            <text:p>"AUT" : Autre motif de dispense</text:p>
          </table:table-cell>
          <table:table-cell office:value-type="string">
            <text:p>CAF</text:p>
          </table:table-cell>
        </table:table-row>
        <table:table-row table:style-name="ro2">
          <table:table-cell office:value-type="string">
            <text:p>COMMCREALIM</text:p>
          </table:table-cell>
          <table:table-cell office:value-type="string">
            <text:p>Commentaire sur la créance alimentaire applicable pour la personne traitée</text:p>
          </table:table-cell>
          <table:table-cell office:value-type="string">
            <text:p>CHAR</text:p>
          </table:table-cell>
          <table:table-cell office:value-type="float" office:value="50">
            <text:p>50</text:p>
          </table:table-cell>
          <table:table-cell/>
          <table:table-cell office:value-type="string">
            <text:p>CAF</text:p>
          </table:table-cell>
        </table:table-row>
        <table:table-row table:style-name="ro2">
          <table:table-cell office:value-type="string">
            <text:p>MTSANCREALIM</text:p>
          </table:table-cell>
          <table:table-cell office:value-type="string">
            <text:p>Montant de la sanction alimentaire applicable pour la personne traitée</text:p>
          </table:table-cell>
          <table:table-cell office:value-type="string">
            <text:p>NUM</text:p>
          </table:table-cell>
          <table:table-cell table:style-name="ce89" office:value-type="string">
            <text:p>10-2</text:p>
          </table:table-cell>
          <table:table-cell/>
          <table:table-cell office:value-type="string">
            <text:p>CAF</text:p>
          </table:table-cell>
        </table:table-row>
        <table:table-row table:style-name="ro10">
          <table:table-cell office:value-type="string">
            <text:p>TOPDEMDISPROCCREALIM</text:p>
          </table:table-cell>
          <table:table-cell office:value-type="string">
            <text:p>Top de demande de dispense créance alimentaire</text:p>
          </table:table-cell>
          <table:table-cell office:value-type="string">
            <text:p>BOOLEAN</text:p>
          </table:table-cell>
          <table:table-cell office:value-type="float" office:value="1">
            <text:p>1</text:p>
          </table:table-cell>
          <table:table-cell office:value-type="string">
            <text:p>"1" : Demande de dispense</text:p>
            <text:p>"0" : Pas de demande de dispense</text:p>
          </table:table-cell>
          <table:table-cell/>
        </table:table-row>
        <table:table-row table:style-name="ro16">
          <table:table-cell office:value-type="string">
            <text:p>ENGPROCCREALIM</text:p>
          </table:table-cell>
          <table:table-cell office:value-type="string">
            <text:p>Engagement de procédure de recouvrement de créance alimentaire</text:p>
          </table:table-cell>
          <table:table-cell office:value-type="string">
            <text:p>CHAR</text:p>
          </table:table-cell>
          <table:table-cell office:value-type="float" office:value="1">
            <text:p>1</text:p>
          </table:table-cell>
          <table:table-cell office:value-type="string">
            <text:p>"O" : Procédure engagée</text:p>
            <text:p>"N" : Pas de procédure engagée</text:p>
            <text:p>"R" : Refus d'engager une procédure</text:p>
          </table:table-cell>
          <table:table-cell/>
        </table:table-row>
        <table:table-row table:style-name="ro16">
          <table:table-cell office:value-type="string">
            <text:p>VERSPA</text:p>
          </table:table-cell>
          <table:table-cell office:value-type="string">
            <text:p>Versement d’une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row table:style-name="ro16">
          <table:table-cell office:value-type="string">
            <text:p>TOPJUGPA</text:p>
          </table:table-cell>
          <table:table-cell office:value-type="string">
            <text:p>Top jugement de la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
      <table:table table:name="Table grossess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grossess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DDGRO</text:p>
          </table:table-cell>
          <table:table-cell table:style-name="ce56" office:value-type="string">
            <text:p>Date de début de grossess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FGRO</text:p>
          </table:table-cell>
          <table:table-cell table:style-name="ce75" office:value-type="string">
            <text:p>Date de fin de grossess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TDECLGRO</text:p>
          </table:table-cell>
          <table:table-cell table:style-name="ce56" office:value-type="string">
            <text:p>Date de déclaration de grossess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4">
          <table:table-cell table:style-name="ce73" office:value-type="string">
            <text:p>NATFINGRO</text:p>
          </table:table-cell>
          <table:table-cell table:style-name="ce76" office:value-type="string">
            <text:p>Nature de fin de grossesse</text:p>
          </table:table-cell>
          <table:table-cell office:value-type="string">
            <text:p>CHAR</text:p>
          </table:table-cell>
          <table:table-cell office:value-type="float" office:value="1">
            <text:p>1</text:p>
          </table:table-cell>
          <table:table-cell office:value-type="string">
            <text:p>"D " : Départ de madame du foyer</text:p>
            <text:p>"I " : Interruption de grossesse</text:p>
            <text:p>"M" : Enfant mort -né sans déclaration à l'état civil</text:p>
            <text:p>"N" : Naissance</text:p>
            <text:p>"R " : Dossier radié sans connaissance des suites de la grossesse</text:p>
            <text:p>"F " : Fin de grossesse non justifiée</text:p>
          </table:table-cell>
          <table:table-cell office:value-type="string">
            <text:p>CAF</text:p>
          </table:table-cell>
        </table:table-row>
      </table:table>
      <table:table table:name="Table infosagricole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infosagrico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59" office:value-type="string">
            <text:p>ENTIER</text:p>
          </table:table-cell>
          <table:table-cell/>
          <table:table-cell table:style-name="ce59"/>
          <table:table-cell table:style-name="ce80" office:value-type="string">
            <text:p>CLE ETRANGERE</text:p>
          </table:table-cell>
        </table:table-row>
        <table:table-row table:style-name="ro2">
          <table:table-cell table:style-name="ce56" office:value-type="string">
            <text:p>MTBENAGRI</text:p>
          </table:table-cell>
          <table:table-cell table:style-name="ce56" office:value-type="string">
            <text:p>Montant du bénéfice agricole</text:p>
          </table:table-cell>
          <table:table-cell office:value-type="string">
            <text:p>NUMERIC</text:p>
          </table:table-cell>
          <table:table-cell table:style-name="ce88" office:value-type="string">
            <text:p>10-2</text:p>
          </table:table-cell>
          <table:table-cell/>
          <table:table-cell office:value-type="string">
            <text:p>CAF</text:p>
          </table:table-cell>
        </table:table-row>
        <table:table-row table:style-name="ro2">
          <table:table-cell table:style-name="ce57" office:value-type="string">
            <text:p>DTBENAGRI</text:p>
          </table:table-cell>
          <table:table-cell table:style-name="ce56" office:value-type="string">
            <text:p>Date du bénéfice agricole</text:p>
          </table:table-cell>
          <table:table-cell office:value-type="string">
            <text:p>DATE</text:p>
          </table:table-cell>
          <table:table-cell table:style-name="ce56" office:value-type="float" office:value="10">
            <text:p>10</text:p>
          </table:table-cell>
          <table:table-cell/>
          <table:table-cell office:value-type="string">
            <text:p>CAF</text:p>
          </table:table-cell>
        </table:table-row>
        <table:table-row table:style-name="ro10">
          <table:table-cell table:style-name="ce57" office:value-type="string">
            <text:p>REGFISAGRI</text:p>
          </table:table-cell>
          <table:table-cell table:style-name="ce75" office:value-type="string">
            <text:p>Régime fiscal agricole</text:p>
          </table:table-cell>
          <table:table-cell office:value-type="string">
            <text:p>CHAR</text:p>
          </table:table-cell>
          <table:table-cell table:style-name="ce56" office:value-type="float" office:value="1">
            <text:p>1</text:p>
          </table:table-cell>
          <table:table-cell office:value-type="string">
            <text:p>"F" : montant forfaitaire</text:p>
            <text:p>"R" : Montant réel</text:p>
          </table:table-cell>
          <table:table-cell office:value-type="string">
            <text:p>CAF</text:p>
          </table:table-cell>
        </table:table-row>
      </table:table>
      <table:table table:name="Table aidesagricole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aidesagrico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INFOAGRICOLE_ID</text:p>
          </table:table-cell>
          <table:table-cell office:value-type="string">
            <text:p>Identifiant de la table infosagricoles</text:p>
          </table:table-cell>
          <table:table-cell table:style-name="ce59" office:value-type="string">
            <text:p>ENTIER</text:p>
          </table:table-cell>
          <table:table-cell/>
          <table:table-cell table:style-name="ce59"/>
          <table:table-cell table:style-name="ce80" office:value-type="string">
            <text:p>CLE ETRANGERE</text:p>
          </table:table-cell>
        </table:table-row>
        <table:table-row table:style-name="ro2">
          <table:table-cell table:style-name="ce56" office:value-type="string">
            <text:p>ANNREFAIDEAGRI</text:p>
          </table:table-cell>
          <table:table-cell table:style-name="ce56" office:value-type="string">
            <text:p>Année de référence de l'aide agricole</text:p>
          </table:table-cell>
          <table:table-cell office:value-type="string">
            <text:p>CHAR</text:p>
          </table:table-cell>
          <table:table-cell table:style-name="ce56" office:value-type="float" office:value="4">
            <text:p>4</text:p>
          </table:table-cell>
          <table:table-cell/>
          <table:table-cell office:value-type="string">
            <text:p>CAF</text:p>
          </table:table-cell>
        </table:table-row>
        <table:table-row table:style-name="ro2">
          <table:table-cell table:style-name="ce57" office:value-type="string">
            <text:p>LIBNATAIDEAGRI</text:p>
          </table:table-cell>
          <table:table-cell table:style-name="ce75" office:value-type="string">
            <text:p>Libellé de l'aide agricole</text:p>
          </table:table-cell>
          <table:table-cell office:value-type="string">
            <text:p>VARCHAR</text:p>
          </table:table-cell>
          <table:table-cell table:style-name="ce56" office:value-type="float" office:value="30">
            <text:p>30</text:p>
          </table:table-cell>
          <table:table-cell/>
          <table:table-cell office:value-type="string">
            <text:p>CAF</text:p>
          </table:table-cell>
        </table:table-row>
        <table:table-row table:style-name="ro2">
          <table:table-cell table:style-name="ce57" office:value-type="string">
            <text:p>MTAIDEAGRI</text:p>
          </table:table-cell>
          <table:table-cell table:style-name="ce56" office:value-type="string">
            <text:p>Montant de l'aide agricole</text:p>
          </table:table-cell>
          <table:table-cell office:value-type="string">
            <text:p>NUMERIC</text:p>
          </table:table-cell>
          <table:table-cell table:style-name="ce88" office:value-type="string">
            <text:p>9-2</text:p>
          </table:table-cell>
          <table:table-cell/>
          <table:table-cell office:value-type="string">
            <text:p>CAF</text:p>
          </table:table-cell>
        </table:table-row>
      </table:table>
      <table:table table:name="Table avispcgpersonnes" table:style-name="ta1" table:print="false">
        <table:table-column table:style-name="co25" table:default-cell-style-name="ce73"/>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avispcgpersonn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6">
          <table:table-cell table:style-name="ce56" office:value-type="string">
            <text:p>AVISEVARESSNONSAL</text:p>
          </table:table-cell>
          <table:table-cell table:style-name="ce56" office:value-type="string">
            <text:p>Code d’avis d’évaluation des ressources</text:p>
          </table:table-cell>
          <table:table-cell table:style-name="ce56" office:value-type="string">
            <text:p>CHAR</text:p>
          </table:table-cell>
          <table:table-cell table:style-name="ce56" office:value-type="float" office:value="1">
            <text:p>1</text:p>
          </table:table-cell>
          <table:table-cell table:style-name="ce56" office:value-type="string">
            <text:p>"D" si avis demandé au CG</text:p>
            <text:p>"A" si accord du CG</text:p>
            <text:p>"R" si refus du CG</text:p>
          </table:table-cell>
          <table:table-cell table:style-name="ce61" office:value-type="string">
            <text:p>CAF</text:p>
          </table:table-cell>
        </table:table-row>
        <table:table-row table:style-name="ro2">
          <table:table-cell table:style-name="ce57" office:value-type="string">
            <text:p>DTSOURESSNONSAL</text:p>
          </table:table-cell>
          <table:table-cell table:style-name="ce75" office:value-type="string">
            <text:p>Date de soumission d’évaluation des ressources au PCG</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TEVARESSNONSAL</text:p>
          </table:table-cell>
          <table:table-cell table:style-name="ce56" office:value-type="string">
            <text:p>Date de début d’évaluation des ressources</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office:value-type="string">
            <text:p>MTEVALRESSNONSAL</text:p>
          </table:table-cell>
          <table:table-cell office:value-type="string">
            <text:p>Montant d’évaluation des ressources non salariées</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10">
          <table:table-cell office:value-type="string">
            <text:p>EXCL</text:p>
          </table:table-cell>
          <table:table-cell office:value-type="string">
            <text:p>Type d’exclusion de la prestation</text:p>
          </table:table-cell>
          <table:table-cell office:value-type="string">
            <text:p>CHAR</text:p>
          </table:table-cell>
          <table:table-cell office:value-type="float" office:value="1">
            <text:p>1</text:p>
          </table:table-cell>
          <table:table-cell office:value-type="string">
            <text:p>"T" s'il s'agit d'une exclusion totale portant sur la personne et sur ses ressources</text:p>
            <text:p>"P" s'il s'agit d'une exclusion partielle portant uniquement sur la personne</text:p>
          </table:table-cell>
          <table:table-cell office:value-type="string">
            <text:p>CAF</text:p>
          </table:table-cell>
        </table:table-row>
        <table:table-row table:style-name="ro2">
          <table:table-cell office:value-type="string">
            <text:p>DDEXCL</text:p>
          </table:table-cell>
          <table:table-cell office:value-type="string">
            <text:p>Date de début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EXCL</text:p>
          </table:table-cell>
          <table:table-cell office:value-type="string">
            <text:p>Date de fin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derogation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derogation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 _ID</text:p>
          </table:table-cell>
          <table:table-cell office:value-type="string">
            <text:p>Identifiant de la table avispcgpersonnes </text:p>
          </table:table-cell>
          <table:table-cell table:number-columns-repeated="3"/>
          <table:table-cell office:value-type="string">
            <text:p>CLE ETRANGERE</text:p>
          </table:table-cell>
        </table:table-row>
        <table:table-row table:style-name="ro19">
          <table:table-cell table:style-name="ce56" office:value-type="string">
            <text:p>TYPDERO</text:p>
          </table:table-cell>
          <table:table-cell table:style-name="ce56" office:value-type="string">
            <text:p>Type de dérogation</text:p>
          </table:table-cell>
          <table:table-cell table:style-name="ce56" office:value-type="string">
            <text:p>CHAR</text:p>
          </table:table-cell>
          <table:table-cell table:style-name="ce56" office:value-type="float" office:value="3">
            <text:p>3</text:p>
          </table:table-cell>
          <table:table-cell table:style-name="ce56" office:value-type="string">
            <text:p>"AGE" si dérogation sur les conditions d'âge</text:p>
            <text:p>"ACT" si dérogation sur les conditions d'activité</text:p>
            <text:p>"RES" si dérogation sur les conditions de résidence</text:p>
            <text:p>"NAT" si dérogation sur les conditions de nationalité</text:p>
          </table:table-cell>
          <table:table-cell table:style-name="ce61" office:value-type="string">
            <text:p>CAF</text:p>
          </table:table-cell>
        </table:table-row>
        <table:table-row table:style-name="ro16">
          <table:table-cell table:style-name="ce57" office:value-type="string">
            <text:p>AVISDERO</text:p>
          </table:table-cell>
          <table:table-cell table:style-name="ce75" office:value-type="string">
            <text:p>Code des avis de dérogation</text:p>
          </table:table-cell>
          <table:table-cell table:style-name="ce56" office:value-type="string">
            <text:p>CHAR</text:p>
          </table:table-cell>
          <table:table-cell table:style-name="ce56" office:value-type="float" office:value="1">
            <text:p>1</text:p>
          </table:table-cell>
          <table:table-cell table:style-name="ce56" office:value-type="string">
            <text:p>"D" si avis demandé au CG</text:p>
            <text:p>"O" si accord du CG</text:p>
            <text:p>"N" si refus du CG</text:p>
          </table:table-cell>
          <table:table-cell table:style-name="ce61" office:value-type="string">
            <text:p>CAF</text:p>
          </table:table-cell>
        </table:table-row>
        <table:table-row table:style-name="ro2">
          <table:table-cell table:style-name="ce57" office:value-type="string">
            <text:p>DDAVISDERO</text:p>
          </table:table-cell>
          <table:table-cell table:style-name="ce56" office:value-type="string">
            <text:p>Date de début des avis de dérogation</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73" office:value-type="string">
            <text:p>DFAVISDERO</text:p>
          </table:table-cell>
          <table:table-cell office:value-type="string">
            <text:p>Date de fin des avis de dérogation</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liberalit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liberalit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_ID</text:p>
          </table:table-cell>
          <table:table-cell office:value-type="string">
            <text:p>Identifiant de la table avispcg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MTLIBERNONDECL</text:p>
          </table:table-cell>
          <table:table-cell table:style-name="ce56" office:value-type="string">
            <text:p>Montant des libéralités non déclarées</text:p>
          </table:table-cell>
          <table:table-cell table:style-name="ce56" office:value-type="string">
            <text:p>NUMERIC</text:p>
          </table:table-cell>
          <table:table-cell table:style-name="ce88" office:value-type="string">
            <text:p>9-2</text:p>
          </table:table-cell>
          <table:table-cell table:style-name="ce56"/>
          <table:table-cell table:style-name="ce61" office:value-type="string">
            <text:p>CAF</text:p>
          </table:table-cell>
        </table:table-row>
        <table:table-row table:style-name="ro2">
          <table:table-cell table:style-name="ce57" office:value-type="string">
            <text:p>DTABSDECLLIBER</text:p>
          </table:table-cell>
          <table:table-cell table:style-name="ce75" office:value-type="string">
            <text:p>Date d’absence de déclaration de libéralité</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
      <table:table table:name="Table informationseti"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informationseti</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0">
          <table:table-cell table:style-name="ce57" office:value-type="string">
            <text:p>TOPCREAENTRE</text:p>
          </table:table-cell>
          <table:table-cell table:style-name="ce56" office:value-type="string">
            <text:p>Top créateur d'entreprise</text:p>
          </table:table-cell>
          <table:table-cell table:style-name="ce56" office:value-type="string">
            <text:p>BOOLEAN</text:p>
          </table:table-cell>
          <table:table-cell table:style-name="ce56" office:value-type="float" office:value="1">
            <text:p>1</text:p>
          </table:table-cell>
          <table:table-cell table:style-name="ce56" office:value-type="string">
            <text:p>"1" : Créateur entreprise</text:p>
            <text:p>"0" : Pas Créateur entreprise</text:p>
          </table:table-cell>
          <table:table-cell table:style-name="ce61" office:value-type="string">
            <text:p>CAF</text:p>
          </table:table-cell>
        </table:table-row>
        <table:table-row table:style-name="ro10">
          <table:table-cell table:style-name="ce57" office:value-type="string">
            <text:p>TOPACCRE</text:p>
          </table:table-cell>
          <table:table-cell table:style-name="ce75" office:value-type="string">
            <text:p>Top bénéficiaire de l'ACCRE</text:p>
          </table:table-cell>
          <table:table-cell table:style-name="ce56" office:value-type="string">
            <text:p>BOOLEAN</text:p>
          </table:table-cell>
          <table:table-cell table:style-name="ce56" office:value-type="float" office:value="1">
            <text:p>1</text:p>
          </table:table-cell>
          <table:table-cell table:style-name="ce56" office:value-type="string">
            <text:p>"1" : Bénéficiaire de l'ACCRE</text:p>
            <text:p>"0 : Pas bénéficiaire de l'ACCRE</text:p>
          </table:table-cell>
          <table:table-cell table:style-name="ce61" office:value-type="string">
            <text:p>CAF</text:p>
          </table:table-cell>
        </table:table-row>
        <table:table-row table:style-name="ro19">
          <table:table-cell table:style-name="ce57" office:value-type="string">
            <text:p>ACTETI</text:p>
          </table:table-cell>
          <table:table-cell table:style-name="ce56" office:value-type="string">
            <text:p>Activité ETI</text:p>
          </table:table-cell>
          <table:table-cell table:style-name="ce56" office:value-type="string">
            <text:p>CHAR</text:p>
          </table:table-cell>
          <table:table-cell table:style-name="ce56" office:value-type="float" office:value="1">
            <text:p>1</text:p>
          </table:table-cell>
          <table:table-cell table:style-name="ce56" office:value-type="string">
            <text:p>"C" : Commerçant</text:p>
            <text:p>"A" : Artisan</text:p>
            <text:p>"L" : Profession libérale</text:p>
            <text:p>"E" : Entrepreneur</text:p>
          </table:table-cell>
          <table:table-cell table:style-name="ce61" office:value-type="string">
            <text:p>CAF</text:p>
          </table:table-cell>
        </table:table-row>
        <table:table-row table:style-name="ro10">
          <table:table-cell office:value-type="string">
            <text:p>TOPEMPL1AX</text:p>
          </table:table-cell>
          <table:table-cell office:value-type="string">
            <text:p>Top emploi de 1 ou plus de salariés</text:p>
          </table:table-cell>
          <table:table-cell office:value-type="string">
            <text:p>BOOLEAN</text:p>
          </table:table-cell>
          <table:table-cell office:value-type="float" office:value="1">
            <text:p>1</text:p>
          </table:table-cell>
          <table:table-cell office:value-type="string">
            <text:p>"1" : Emploie 1 ou plusieurs salariés</text:p>
            <text:p>"0" : N'emploie pas 1 ou plusieurs salariés</text:p>
          </table:table-cell>
          <table:table-cell office:value-type="string">
            <text:p>CAF</text:p>
          </table:table-cell>
        </table:table-row>
        <table:table-row table:style-name="ro10">
          <table:table-cell office:value-type="string">
            <text:p>TOPSTAG1AX</text:p>
          </table:table-cell>
          <table:table-cell office:value-type="string">
            <text:p>Top emploi de 1 stagiaire ou plus</text:p>
          </table:table-cell>
          <table:table-cell office:value-type="string">
            <text:p>BOOLEAN</text:p>
          </table:table-cell>
          <table:table-cell office:value-type="float" office:value="1">
            <text:p>1</text:p>
          </table:table-cell>
          <table:table-cell office:value-type="string">
            <text:p>"1" : Emploie 1 ou plusieurs stagiaires</text:p>
            <text:p>"0 : N'emploie pas 1 ou plusieurs stagiaires</text:p>
          </table:table-cell>
          <table:table-cell office:value-type="string">
            <text:p>CAF</text:p>
          </table:table-cell>
        </table:table-row>
        <table:table-row table:style-name="ro10">
          <table:table-cell office:value-type="string">
            <text:p>TOPSANSEMPL</text:p>
          </table:table-cell>
          <table:table-cell office:value-type="string">
            <text:p>Top sans employé</text:p>
          </table:table-cell>
          <table:table-cell office:value-type="string">
            <text:p>BOOLEAN</text:p>
          </table:table-cell>
          <table:table-cell office:value-type="float" office:value="1">
            <text:p>1</text:p>
          </table:table-cell>
          <table:table-cell office:value-type="string">
            <text:p>"1" : Sans employé</text:p>
            <text:p>"0" : Avec employés</text:p>
          </table:table-cell>
          <table:table-cell office:value-type="string">
            <text:p>CAF</text:p>
          </table:table-cell>
        </table:table-row>
        <table:table-row table:style-name="ro2">
          <table:table-cell office:value-type="string">
            <text:p>DDCHIAFFAETI</text:p>
          </table:table-cell>
          <table:table-cell office:value-type="string">
            <text:p>Date de début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CHIAFFAETI</text:p>
          </table:table-cell>
          <table:table-cell office:value-type="string">
            <text:p>Date de fin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MTCHIAFFAETI</text:p>
          </table:table-cell>
          <table:table-cell office:value-type="string">
            <text:p>Montant du chiffre d'affaire</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16">
          <table:table-cell office:value-type="string">
            <text:p>REGFISETI</text:p>
          </table:table-cell>
          <table:table-cell office:value-type="string">
            <text:p>Régime fiscal ETI</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10">
          <table:table-cell office:value-type="string">
            <text:p>TOPBENETI</text:p>
          </table:table-cell>
          <table:table-cell office:value-type="string">
            <text:p>Top bénéfice ETI</text:p>
          </table:table-cell>
          <table:table-cell office:value-type="string">
            <text:p>BOOLEAN</text:p>
          </table:table-cell>
          <table:table-cell office:value-type="float" office:value="1">
            <text:p>1</text:p>
          </table:table-cell>
          <table:table-cell office:value-type="string">
            <text:p>"1" : Présence d'un bénéfice</text:p>
            <text:p>"0" : Pas de bénéfice</text:p>
          </table:table-cell>
          <table:table-cell office:value-type="string">
            <text:p>CAF</text:p>
          </table:table-cell>
        </table:table-row>
        <table:table-row table:style-name="ro16">
          <table:table-cell office:value-type="string">
            <text:p>REGFISETIA1</text:p>
          </table:table-cell>
          <table:table-cell office:value-type="string">
            <text:p>Régime fiscal ETI de l'année précédente</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2">
          <table:table-cell office:value-type="string">
            <text:p>MTBENETIA1</text:p>
          </table:table-cell>
          <table:table-cell office:value-type="string">
            <text:p>Montant des bénéfices de l'année précédente</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2">
          <table:table-cell office:value-type="string">
            <text:p>MTAMOETI</text:p>
          </table:table-cell>
          <table:table-cell office:value-type="string">
            <text:p>Montant des amortissements</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2">
          <table:table-cell office:value-type="string">
            <text:p>MTPLUSVALUETI</text:p>
          </table:table-cell>
          <table:table-cell office:value-type="string">
            <text:p>Montant des plus values professionnelles</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10">
          <table:table-cell office:value-type="string">
            <text:p>TOPEVOREVETI</text:p>
          </table:table-cell>
          <table:table-cell office:value-type="string">
            <text:p>Top évolutions des revenus</text:p>
          </table:table-cell>
          <table:table-cell office:value-type="string">
            <text:p>BOOLEAN</text:p>
          </table:table-cell>
          <table:table-cell office:value-type="float" office:value="1">
            <text:p>1</text:p>
          </table:table-cell>
          <table:table-cell office:value-type="string">
            <text:p>"1" : Evolution des revenus</text:p>
            <text:p>"0" : Pas d'évolution des revenus</text:p>
          </table:table-cell>
          <table:table-cell office:value-type="string">
            <text:p>CAF</text:p>
          </table:table-cell>
        </table:table-row>
        <table:table-row table:style-name="ro2">
          <table:table-cell office:value-type="string">
            <text:p>LIBEVOREVETI</text:p>
          </table:table-cell>
          <table:table-cell office:value-type="string">
            <text:p>Libellé évolution des revenus</text:p>
          </table:table-cell>
          <table:table-cell office:value-type="string">
            <text:p>VARCHAR</text:p>
          </table:table-cell>
          <table:table-cell office:value-type="float" office:value="30">
            <text:p>30</text:p>
          </table:table-cell>
          <table:table-cell/>
          <table:table-cell office:value-type="string">
            <text:p>CAF</text:p>
          </table:table-cell>
        </table:table-row>
        <table:table-row table:style-name="ro10">
          <table:table-cell office:value-type="string">
            <text:p>TOPRESSEVAETI</text:p>
          </table:table-cell>
          <table:table-cell office:value-type="string">
            <text:p>Top ressources à évaluer</text:p>
          </table:table-cell>
          <table:table-cell office:value-type="string">
            <text:p>BOOLEAN</text:p>
          </table:table-cell>
          <table:table-cell office:value-type="float" office:value="1">
            <text:p>1</text:p>
          </table:table-cell>
          <table:table-cell office:value-type="string">
            <text:p>"1" : Ressources à évaluer</text:p>
            <text:p>"0" : Pas de ressources à évaluer</text:p>
          </table:table-cell>
          <table:table-cell office:value-type="string">
            <text:p>CAF</text:p>
          </table:table-cell>
        </table:table-row>
      </table:table>
      <table:table table:name="Table conditionsactivitesprealables" table:style-name="ta1" table:print="false">
        <table:table-column table:style-name="co25" table:default-cell-style-name="ce90"/>
        <table:table-column table:style-name="co31" table:default-cell-style-name="ce91"/>
        <table:table-column table:style-name="co27" table:default-cell-style-name="ce82"/>
        <table:table-column table:style-name="co28" table:default-cell-style-name="ce82"/>
        <table:table-column table:style-name="co32" table:default-cell-style-name="ce82"/>
        <table:table-column table:style-name="co30" table:default-cell-style-name="ce82"/>
        <table:table-row table:style-name="ro13">
          <table:table-cell table:style-name="ce54" office:value-type="string" table:number-columns-spanned="6" table:number-rows-spanned="1">
            <text:p><text:span text:style-name="T3">Table </text:span><text:span text:style-name="T4">conditionsactivitesprealab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table:style-name="ce59" office:value-type="string">
            <text:p>ENTIER</text:p>
          </table:table-cell>
          <table:table-cell table:style-name="ce59" table:number-columns-repeated="2"/>
          <table:table-cell table:style-name="ce80" office:value-type="string">
            <text:p>CLE ETRANGERE</text:p>
          </table:table-cell>
        </table:table-row>
        <table:table-row table:style-name="ro16">
          <table:table-cell office:value-type="string">
            <text:p>DDCONDACTPREA</text:p>
          </table:table-cell>
          <table:table-cell office:value-type="string">
            <text:p>Résultat du calcul du module d'appréciation de la condition d'activité préalable et <text:s/>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DFCONDACTPREA</text:p>
          </table:table-cell>
          <table:table-cell office:value-type="string">
            <text:p>Résultat du calcul du module d'appréciation de la condition d'activité préalable et après 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TOPCONDACTPREA</text:p>
          </table:table-cell>
          <table:table-cell office:value-type="string">
            <text:p>Résultat du calcul du module d'appréciation de la condition d'activité préalable.</text:p>
            <text:p/>
          </table:table-cell>
          <table:table-cell office:value-type="string">
            <text:p>BOOLEAN</text:p>
          </table:table-cell>
          <table:table-cell office:value-type="float" office:value="1">
            <text:p>1</text:p>
          </table:table-cell>
          <table:table-cell table:style-name="ce92" office:value-type="string">
            <text:p><text:span text:style-name="T10">Valeurs possibles :</text:span></text:p>
            <text:p><text:span text:style-name="T10">"1" : Oui</text:span></text:p>
            <text:p><text:span text:style-name="T10">"0" : Non</text:span></text:p>
          </table:table-cell>
          <table:table-cell office:value-type="string">
            <text:p>CAF</text:p>
          </table:table-cell>
        </table:table-row>
        <table:table-row table:style-name="ro10">
          <table:table-cell office:value-type="string">
            <text:p>NBHEUACTTOT</text:p>
          </table:table-cell>
          <table:table-cell office:value-type="string">
            <text:p>Résultat du calcul du module d'appréciation de la condition d'activité préalable.</text:p>
          </table:table-cell>
          <table:table-cell table:style-name="ce80" office:value-type="string">
            <text:p>ENTIER</text:p>
          </table:table-cell>
          <table:table-cell table:number-columns-repeated="2"/>
          <table:table-cell office:value-type="string">
            <text:p>CAF</text:p>
          </table:table-cell>
        </table:table-row>
      </table:table>
      <table:table table:name="Table dsps" table:style-name="ta1" table:print="false">
        <table:table-column table:style-name="co25" table:default-cell-style-name="Default"/>
        <table:table-column table:style-name="co31" table:default-cell-style-name="ce104"/>
        <table:table-column table:style-name="co27" table:default-cell-style-name="ce104"/>
        <table:table-column table:style-name="co28" table:default-cell-style-name="ce104"/>
        <table:table-column table:style-name="co32" table:default-cell-style-name="Default"/>
        <table:table-column table:style-name="co30" table:default-cell-style-name="Default"/>
        <table:table-row table:style-name="ro13">
          <table:table-cell table:style-name="ce54" office:value-type="string" table:number-columns-spanned="6" table:number-rows-spanned="1">
            <text:p><text:span text:style-name="T3">Table </text:span><text:span text:style-name="T4">dsps</text:span></text:p>
          </table:table-cell>
          <table:covered-table-cell table:style-name="ce94"/>
          <table:covered-table-cell table:style-name="ce94"/>
          <table:covered-table-cell table:style-name="ce94"/>
          <table:covered-table-cell table:style-name="ce55"/>
          <table:covered-table-cell table:style-name="ce60"/>
        </table:table-row>
        <table:table-row table:style-name="ro2">
          <table:table-cell table:style-name="ce55"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95" office:value-type="string">
            <text:p>Identifiant</text:p>
          </table:table-cell>
          <table:table-cell table:style-name="ce95" office:value-type="string">
            <text:p>ENTIER</text:p>
          </table:table-cell>
          <table:table-cell table:style-name="ce95"/>
          <table:table-cell table:style-name="ce59"/>
          <table:table-cell table:style-name="ce80" office:value-type="string">
            <text:p>CLE PRIMAIRE</text:p>
          </table:table-cell>
        </table:table-row>
        <table:table-row table:style-name="ro2">
          <table:table-cell table:style-name="ce59" office:value-type="string">
            <text:p>PERSONNE_ID</text:p>
          </table:table-cell>
          <table:table-cell table:style-name="ce95" office:value-type="string">
            <text:p>Identifiant de la table personnes </text:p>
          </table:table-cell>
          <table:table-cell table:style-name="ce95" office:value-type="string">
            <text:p>ENTIER</text:p>
          </table:table-cell>
          <table:table-cell table:style-name="ce95"/>
          <table:table-cell table:style-name="ce59"/>
          <table:table-cell table:style-name="ce80" office:value-type="string">
            <text:p>CLE ETRANGERE</text:p>
          </table:table-cell>
        </table:table-row>
        <table:table-row table:style-name="ro10">
          <table:table-cell table:style-name="ce86" office:value-type="string">
            <text:p>TOPDRORSARMIANT</text:p>
          </table:table-cell>
          <table:table-cell table:style-name="ce96" office:value-type="string">
            <text:p>Top Droit RSA RMI Antérieur</text:p>
          </table:table-cell>
          <table:table-cell table:style-name="ce105" office:value-type="string">
            <text:p>BOOLEAN</text:p>
          </table:table-cell>
          <table:table-cell table:style-name="ce105" office:value-type="float" office:value="1">
            <text:p>1</text:p>
          </table:table-cell>
          <table:table-cell table:style-name="ce56" office:value-type="string">
            <text:p>"1" : Oui</text:p>
            <text:p>"0" : Non</text:p>
          </table:table-cell>
          <table:table-cell table:style-name="ce61" office:value-type="string">
            <text:p>CAF</text:p>
          </table:table-cell>
        </table:table-row>
        <table:table-row table:style-name="ro16">
          <table:table-cell table:style-name="ce86" office:value-type="string">
            <text:p>DRORSARMIANTA2</text:p>
          </table:table-cell>
          <table:table-cell table:style-name="ce97" office:value-type="string">
            <text:p>Droit RSA RMI <text:s/>Antérieur A-2</text:p>
          </table:table-cell>
          <table:table-cell table:style-name="ce105" office:value-type="string">
            <text:p>BOOLEAN</text:p>
          </table:table-cell>
          <table:table-cell table:style-name="ce105" office:value-type="float" office:value="1">
            <text:p>1</text:p>
          </table:table-cell>
          <table:table-cell table:style-name="ce59" office:value-type="string">
            <text:p>"O" : Oui</text:p>
            <text:p>"N" : Non</text:p>
            <text:p>"S" : Ne sait pas</text:p>
          </table:table-cell>
          <table:table-cell table:style-name="ce61" office:value-type="string">
            <text:p>CAF</text:p>
          </table:table-cell>
        </table:table-row>
        <table:table-row table:style-name="ro26">
          <table:table-cell table:style-name="ce86" office:value-type="string">
            <text:p>SITPERSDEMRSA</text:p>
          </table:table-cell>
          <table:table-cell table:style-name="ce98" office:value-type="string">
            <text:p>Code situation personne demande rSa</text:p>
          </table:table-cell>
          <table:table-cell table:style-name="ce95" office:value-type="string">
            <text:p>CHAR</text:p>
          </table:table-cell>
          <table:table-cell table:style-name="ce95" office:value-type="float" office:value="4">
            <text:p>4</text:p>
          </table:table-cell>
          <table:table-cell table:style-name="ce106"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0" office:value-type="string">
            <text:p>CAF</text:p>
          </table:table-cell>
        </table:table-row>
        <table:table-row table:style-name="ro10">
          <table:table-cell table:style-name="ce86" office:value-type="string">
            <text:p>TOPISOGROOUENF</text:p>
          </table:table-cell>
          <table:table-cell table:style-name="ce96" office:value-type="string">
            <text:p>Top isolée Grossesse ou enfant à charge</text:p>
          </table:table-cell>
          <table:table-cell table:style-name="ce105" office:value-type="string">
            <text:p>BOOLEAN</text:p>
          </table:table-cell>
          <table:table-cell table:style-name="ce105" office:value-type="float" office:value="1">
            <text:p>1</text:p>
          </table:table-cell>
          <table:table-cell table:style-name="ce59" office:value-type="string">
            <text:p>"1" : Oui</text:p>
            <text:p>"0" : Non</text:p>
          </table:table-cell>
          <table:table-cell table:style-name="ce61" office:value-type="string">
            <text:p>CAF</text:p>
          </table:table-cell>
        </table:table-row>
        <table:table-row table:style-name="ro10">
          <table:table-cell table:style-name="ce86" office:value-type="string">
            <text:p>TOPCOUVSOC</text:p>
          </table:table-cell>
          <table:table-cell table:style-name="ce99" office:value-type="string">
            <text:p>Couverture sociale</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86" office:value-type="string">
            <text:p>ACCOSOCFAM</text:p>
          </table:table-cell>
          <table:table-cell table:style-name="ce99" office:value-type="string">
            <text:p>Accompagnement sociale familia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FAM</text:p>
          </table:table-cell>
          <table:table-cell table:style-name="ce100" office:value-type="string">
            <text:p>Libellé coordonnées de l'organisme accompagnement familia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ACCOSOCINDI</text:p>
          </table:table-cell>
          <table:table-cell table:style-name="ce100" office:value-type="string">
            <text:p>Accompagnement sociale Individue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6">
          <table:table-cell table:style-name="ce86" office:value-type="string">
            <text:p>SOUTDEMARSOC</text:p>
          </table:table-cell>
          <table:table-cell table:style-name="ce100" office:value-type="string">
            <text:p>Soutien de l'entourage pour démarche sociale</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INDI</text:p>
          </table:table-cell>
          <table:table-cell table:style-name="ce100" office:value-type="string">
            <text:p>Libellé coordonnées de l'organisme accompagnement individue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LIBAUTRQUALIPRO</text:p>
          </table:table-cell>
          <table:table-cell table:style-name="ce100" office:value-type="string">
            <text:p>Autres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office:value-type="string">
            <text:p>"O" : Oui</text:p>
            <text:p>"N" : Non</text:p>
            <text:p/>
          </table:table-cell>
          <table:table-cell table:style-name="ce80" office:value-type="string">
            <text:p>CAF</text:p>
          </table:table-cell>
        </table:table-row>
        <table:table-row table:style-name="ro2">
          <table:table-cell table:style-name="ce86" office:value-type="string">
            <text:p>LIBCOMPEEXTRAPRO</text:p>
          </table:table-cell>
          <table:table-cell table:style-name="ce98" office:value-type="string">
            <text:p>Libellé compétences ou activités extra-professionnelle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8">
          <table:table-cell table:style-name="ce86" office:value-type="string">
            <text:p>NIVETU</text:p>
          </table:table-cell>
          <table:table-cell table:style-name="ce99" office:value-type="string">
            <text:p>Niveau étude</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0" office:value-type="string">
            <text:p>CAF</text:p>
          </table:table-cell>
        </table:table-row>
        <table:table-row table:style-name="ro18">
          <table:table-cell table:style-name="ce86" office:value-type="string">
            <text:p>NIVDIPMAXOBT</text:p>
          </table:table-cell>
          <table:table-cell table:style-name="ce99" office:value-type="string">
            <text:p>Diplôme obtenu maximum</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0" office:value-type="string">
            <text:p>CAF</text:p>
          </table:table-cell>
        </table:table-row>
        <table:table-row table:style-name="ro2">
          <table:table-cell table:style-name="ce86" office:value-type="string">
            <text:p>ANNOBTNIVDIPMAX</text:p>
          </table:table-cell>
          <table:table-cell table:style-name="ce98" office:value-type="string">
            <text:p>Année d'obtention du diplôme le plus élevé</text:p>
          </table:table-cell>
          <table:table-cell table:style-name="ce95" office:value-type="string">
            <text:p>CHAR</text:p>
          </table:table-cell>
          <table:table-cell table:style-name="ce95" office:value-type="float" office:value="4">
            <text:p>4</text:p>
          </table:table-cell>
          <table:table-cell table:style-name="ce59"/>
          <table:table-cell table:style-name="ce80" office:value-type="string">
            <text:p>CAF</text:p>
          </table:table-cell>
        </table:table-row>
        <table:table-row table:style-name="ro2">
          <table:table-cell table:style-name="ce86" office:value-type="string">
            <text:p>TOPQUALIPRO</text:p>
          </table:table-cell>
          <table:table-cell table:style-name="ce98" office:value-type="string">
            <text:p>Top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0">
          <table:table-cell table:style-name="ce86" office:value-type="string">
            <text:p>TOPCOMPEEXTRAPRO</text:p>
          </table:table-cell>
          <table:table-cell table:style-name="ce101" office:value-type="string">
            <text:p>Top compétences extra professionnelles</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86" office:value-type="string">
            <text:p>TOPENGDEMARECHEMPLOI</text:p>
          </table:table-cell>
          <table:table-cell table:style-name="ce98" office:value-type="string">
            <text:p>Top engagement démarche recherche 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86" office:value-type="string">
            <text:p>LIBCOORACCOEMPLOI</text:p>
          </table:table-cell>
          <table:table-cell table:style-name="ce98" office:value-type="string">
            <text:p>Coordonnées de l'organisme accompagnement professionnel</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HISPRO</text:p>
          </table:table-cell>
          <table:table-cell table:style-name="ce99" office:value-type="string">
            <text:p>Historique professionnel</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0" office:value-type="string">
            <text:p>CAF</text:p>
          </table:table-cell>
        </table:table-row>
        <table:table-row table:style-name="ro2">
          <table:table-cell table:style-name="ce86" office:value-type="string">
            <text:p>LIBDERACT</text:p>
          </table:table-cell>
          <table:table-cell table:style-name="ce98" office:value-type="string">
            <text:p>Libellé dernière activité professionnell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ERACT</text:p>
          </table:table-cell>
          <table:table-cell table:style-name="ce98" office:value-type="string">
            <text:p>Libellé Dernier secteur d'activité</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ACTDOMI</text:p>
          </table:table-cell>
          <table:table-cell table:style-name="ce99" office:value-type="string">
            <text:p>Libellé 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OMI</text:p>
          </table:table-cell>
          <table:table-cell table:style-name="ce99" office:value-type="string">
            <text:p>Libellé secteur d'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DURACTDOMI</text:p>
          </table:table-cell>
          <table:table-cell table:style-name="ce98" office:value-type="string">
            <text:p>Code durée activité dominante</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0" office:value-type="string">
            <text:p>CAF</text:p>
          </table:table-cell>
        </table:table-row>
        <table:table-row table:style-name="ro2">
          <table:table-cell table:style-name="ce86" office:value-type="string">
            <text:p>LIBEMPLOIRECH</text:p>
          </table:table-cell>
          <table:table-cell table:style-name="ce99" office:value-type="string">
            <text:p>Libellé emploi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2">
          <table:table-cell table:style-name="ce86" office:value-type="string">
            <text:p>LIBSECACTRECH</text:p>
          </table:table-cell>
          <table:table-cell table:style-name="ce101" office:value-type="string">
            <text:p>Libellé secteur d'activité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0">
          <table:table-cell table:style-name="ce86" office:value-type="string">
            <text:p>CESSDERACT</text:p>
          </table:table-cell>
          <table:table-cell table:style-name="ce98" office:value-type="string">
            <text:p>Cessation dernière activité secteur</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701" : Encore en activité ou cessation depuis moins d'un an</text:span></text:p>
            <text:p><text:span text:style-name="T13">"2702" : Cessation d'activité depuis plus d'un an</text:span></text:p>
          </table:table-cell>
          <table:table-cell table:style-name="ce80" office:value-type="string">
            <text:p>CAF</text:p>
          </table:table-cell>
        </table:table-row>
        <table:table-row table:style-name="ro10">
          <table:table-cell table:style-name="ce86" office:value-type="string">
            <text:p>TOPDOMIDERACT</text:p>
          </table:table-cell>
          <table:table-cell table:style-name="ce99" office:value-type="string">
            <text:p>Top activité dominante derniere activité</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9">
          <table:table-cell table:style-name="ce86" office:value-type="string">
            <text:p>INSCDEMEMPLOI</text:p>
          </table:table-cell>
          <table:table-cell table:style-name="ce99" office:value-type="string">
            <text:p>Inscription demandeur d'emploi</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0" office:value-type="string">
            <text:p>CAF</text:p>
          </table:table-cell>
        </table:table-row>
        <table:table-row table:style-name="ro10">
          <table:table-cell table:style-name="ce93" office:value-type="string">
            <text:p>TOPISOGRORECHEMPLOI</text:p>
          </table:table-cell>
          <table:table-cell table:style-name="ce102" office:value-type="string">
            <text:p>Top isolée en état de grossesse ou enfant à charge </text:p>
            <text:p>En recherche d'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ACCOEMPLOI</text:p>
          </table:table-cell>
          <table:table-cell table:style-name="ce102" office:value-type="string">
            <text:p>Code accompagnement dans recherche emploi</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801" : Pas d'accompagnement</text:span></text:p>
            <text:p><text:span text:style-name="T10">"1802" : Pôle Emploi</text:span></text:p>
            <text:p><text:span text:style-name="T10">"1803" : Autres</text:span></text:p>
          </table:table-cell>
          <table:table-cell table:style-name="ce80" office:value-type="string">
            <text:p>CAF</text:p>
          </table:table-cell>
        </table:table-row>
        <table:table-row table:style-name="ro10">
          <table:table-cell table:style-name="ce93" office:value-type="string">
            <text:p>TOPPROJPRO</text:p>
          </table:table-cell>
          <table:table-cell table:style-name="ce103" office:value-type="string">
            <text:p>Top projet professionnel</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CREAREPRIENTRE</text:p>
          </table:table-cell>
          <table:table-cell table:style-name="ce102" office:value-type="string">
            <text:p>Top Création ou reprise d'entreprise</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CONCOFORMQUALIEMPLOI</text:p>
          </table:table-cell>
          <table:table-cell table:style-name="ce102" office:value-type="string">
            <text:p>Concordance <text:s/>formation qualification emploi</text:p>
          </table:table-cell>
          <table:table-cell table:style-name="ce102" office:value-type="string">
            <text:p>BOOLEAN</text:p>
          </table:table-cell>
          <table:table-cell table:style-name="ce102" office:value-type="float" office:value="1">
            <text:p>1</text:p>
          </table:table-cell>
          <table:table-cell table:style-name="ce109" office:value-type="string">
            <text:p><text:span text:style-name="T14">"O" : Oui</text:span></text:p>
            <text:p><text:span text:style-name="T14">"N" : Non</text:span></text:p>
            <text:p><text:span text:style-name="T14">"S" : Ne sait pas</text:span></text:p>
          </table:table-cell>
          <table:table-cell table:style-name="ce80" office:value-type="string">
            <text:p>CAF</text:p>
          </table:table-cell>
        </table:table-row>
        <table:table-row table:style-name="ro10">
          <table:table-cell table:style-name="ce93" office:value-type="string">
            <text:p>TOPMOYLOCO</text:p>
          </table:table-cell>
          <table:table-cell table:style-name="ce103" office:value-type="string">
            <text:p>Top moyen de locomotion</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PERMICONDUB</text:p>
          </table:table-cell>
          <table:table-cell table:style-name="ce102" office:value-type="string">
            <text:p>Top Permis de conduire catégorie B</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AUTRPERMICONDU</text:p>
          </table:table-cell>
          <table:table-cell table:style-name="ce102" office:value-type="string">
            <text:p>Top autre permis de conduire catégorie </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93" office:value-type="string">
            <text:p>LIBAUTRPERMICONDU</text:p>
          </table:table-cell>
          <table:table-cell table:style-name="ce102" office:value-type="string">
            <text:p>Libellé autres permis de conduire</text:p>
          </table:table-cell>
          <table:table-cell table:style-name="ce102" office:value-type="string">
            <text:p>VARCHAR</text:p>
          </table:table-cell>
          <table:table-cell table:style-name="ce102" office:value-type="float" office:value="100">
            <text:p>100</text:p>
          </table:table-cell>
          <table:table-cell table:style-name="ce82"/>
          <table:table-cell table:style-name="ce80" office:value-type="string">
            <text:p>CAF</text:p>
          </table:table-cell>
        </table:table-row>
        <table:table-row table:style-name="ro20">
          <table:table-cell table:style-name="ce93" office:value-type="string">
            <text:p>NATLOG</text:p>
          </table:table-cell>
          <table:table-cell table:style-name="ce103" office:value-type="string">
            <text:p>Nature du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0" office:value-type="string">
            <text:p>CAF</text:p>
          </table:table-cell>
        </table:table-row>
        <table:table-row table:style-name="ro16">
          <table:table-cell table:style-name="ce93" office:value-type="string">
            <text:p>DEMARLOG</text:p>
          </table:table-cell>
          <table:table-cell table:style-name="ce102" office:value-type="string">
            <text:p>Démarches entreprise en matière de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101" : Accès à un logement</text:span></text:p>
            <text:p><text:span text:style-name="T10">"1102" : Maintien dans le logement</text:span></text:p>
            <text:p><text:span text:style-name="T10">"1103" : Aucune</text:span></text:p>
          </table:table-cell>
          <table:table-cell table:style-name="ce80" office:value-type="string">
            <text:p>CAF</text:p>
          </table:table-cell>
        </table:table-row>
        <table:table-row table:style-name="ro2">
          <table:table-cell table:style-name="ce93" office:value-type="string">
            <text:p>LIBFORMENV</text:p>
          </table:table-cell>
          <table:table-cell table:style-name="ce102" office:value-type="string">
            <text:p>Libellé de la formation envisagée</text:p>
          </table:table-cell>
          <table:table-cell table:style-name="ce102" office:value-type="string">
            <text:p>VARCHAR</text:p>
          </table:table-cell>
          <table:table-cell table:style-name="ce102" office:value-type="float" office:value="250">
            <text:p>250</text:p>
          </table:table-cell>
          <table:table-cell table:style-name="ce82"/>
          <table:table-cell table:style-name="ce82" office:value-type="string">
            <text:p>METIER</text:p>
          </table:table-cell>
        </table:table-row>
        <table:table-row table:style-name="ro10">
          <table:table-cell table:style-name="ce42" office:value-type="string">
            <text:p>STATUTOCCUPATION</text:p>
          </table:table-cell>
          <table:table-cell table:style-name="ce102" office:value-type="string">
            <text:p>Statut d'occupation du logement</text:p>
          </table:table-cell>
          <table:table-cell table:style-name="ce102" office:value-type="string">
            <text:p>VARCHAR</text:p>
          </table:table-cell>
          <table:table-cell table:style-name="ce102"/>
          <table:table-cell table:style-name="ce82" office:value-type="string">
            <text:p>proprietaire</text:p>
            <text:p>Locataire</text:p>
          </table:table-cell>
          <table:table-cell table:style-name="ce82"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detailsdifsoc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ID</text:p>
          </table:table-cell>
          <table:table-cell table:style-name="ce95" office:value-type="string">
            <text:p>Identifiant de la table dsp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18">
          <table:table-cell table:style-name="ce111" office:value-type="string">
            <text:p>DIFSOC</text:p>
          </table:table-cell>
          <table:table-cell table:style-name="ce112" office:value-type="string">
            <text:p>Code Difficulté situation sociale individu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2" office:value-type="string">
            <text:p>CAF</text:p>
          </table:table-cell>
        </table:table-row>
        <table:table-row table:style-name="ro2">
          <table:table-cell table:style-name="ce111" office:value-type="string">
            <text:p>LIBAUTRDIFSOC</text:p>
          </table:table-cell>
          <table:table-cell table:style-name="ce113" office:value-type="string">
            <text:p>Libellé autre difficulté situation socia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log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log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ID</text:p>
          </table:table-cell>
          <table:table-cell table:style-name="ce95" office:value-type="string">
            <text:p>Identifiant de la table dsp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25">
          <table:table-cell table:style-name="ce111" office:value-type="string">
            <text:p>DIFLOG</text:p>
          </table:table-cell>
          <table:table-cell table:style-name="ce113" office:value-type="string">
            <text:p>Code Difficulté logemen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2" office:value-type="string">
            <text:p>CAF</text:p>
          </table:table-cell>
        </table:table-row>
        <table:table-row table:style-name="ro2">
          <table:table-cell table:style-name="ce115" office:value-type="string">
            <text:p>LIBAUTRDIFLOG</text:p>
          </table:table-cell>
          <table:table-cell table:style-name="ce113" office:value-type="string">
            <text:p>Libellé autre difficulté de logement</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fam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fam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19">
          <table:table-cell table:style-name="ce116" office:value-type="string">
            <text:p>NATACCOSOCFAM</text:p>
          </table:table-cell>
          <table:table-cell table:style-name="ce113" office:value-type="string">
            <text:p>Nature accompagnement familia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10" : Logement</text:span></text:p>
            <text:p>"0411" : "Endettement</text:p>
            <text:p>"0412" : Familiale</text:p>
            <text:p>"0413" : Autres</text:p>
          </table:table-cell>
          <table:table-cell table:style-name="ce102" office:value-type="string">
            <text:p>CAF</text:p>
          </table:table-cell>
        </table:table-row>
        <table:table-row table:style-name="ro2">
          <table:table-cell table:style-name="ce116" office:value-type="string">
            <text:p>LIBAUTRACCOSOCFAM</text:p>
          </table:table-cell>
          <table:table-cell table:style-name="ce113" office:value-type="string">
            <text:p>Libellé autre accompagnement familia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indi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ACCOSOCINDI</text:p>
          </table:table-cell>
          <table:table-cell table:style-name="ce113" office:value-type="string">
            <text:p>Code accompagnement individue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2" office:value-type="string">
            <text:p>CAF</text:p>
          </table:table-cell>
        </table:table-row>
        <table:table-row table:style-name="ro2">
          <table:table-cell table:style-name="ce116" office:value-type="string">
            <text:p>LIBAUTRACCOSOCINDI</text:p>
          </table:table-cell>
          <table:table-cell table:style-name="ce113" office:value-type="string">
            <text:p>Libellé Autre nature d'accompagnement individu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dis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dis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4">
          <table:table-cell table:style-name="ce116" office:value-type="string">
            <text:p>DIFDISP</text:p>
          </table:table-cell>
          <table:table-cell table:style-name="ce113" office:value-type="string">
            <text:p>Code difficulté de disponi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2" office:value-type="string">
            <text:p>CAF</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natmob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natmob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MOB</text:p>
          </table:table-cell>
          <table:table-cell table:style-name="ce113" office:value-type="string">
            <text:p>Code mo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504" : Non</text:span></text:p>
            <text:p>"2501" : Sur la commune</text:p>
            <text:p>"2502" : Sur le département</text:p>
            <text:p>"2503" : Sur un autre département</text:p>
            <text:p/>
          </table:table-cell>
          <table:table-cell table:style-name="ce102"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adresses" table:style-name="ta1" table:print="false">
        <table:table-column table:style-name="co25" table:default-cell-style-name="ce104"/>
        <table:table-column table:style-name="co34" table:default-cell-style-name="ce104"/>
        <table:table-column table:style-name="co35" table:default-cell-style-name="ce104"/>
        <table:table-column table:style-name="co28" table:default-cell-style-name="ce104"/>
        <table:table-column table:style-name="co36" table:default-cell-style-name="ce104"/>
        <table:table-column table:style-name="co37" table:default-cell-style-name="ce104"/>
        <table:table-column table:style-name="co35" table:default-cell-style-name="Default"/>
        <table:table-row table:style-name="ro13">
          <table:table-cell table:style-name="ce54" office:value-type="string" table:number-columns-spanned="6" table:number-rows-spanned="1">
            <text:p><text:span text:style-name="T3">Table </text:span><text:span text:style-name="T4">adresses</text:span></text:p>
          </table:table-cell>
          <table:covered-table-cell table:style-name="ce94"/>
          <table:covered-table-cell table:style-name="ce94"/>
          <table:covered-table-cell table:style-name="ce94"/>
          <table:covered-table-cell table:style-name="ce94"/>
          <table:covered-table-cell table:style-name="ce114"/>
          <table:table-cell/>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table-row>
        <table:table-row table:style-name="ro2">
          <table:table-cell table:style-name="ce73" office:value-type="string">
            <text:p>NUMVOIE</text:p>
          </table:table-cell>
          <table:table-cell table:style-name="ce62" office:value-type="string">
            <text:p>N° de voie</text:p>
          </table:table-cell>
          <table:table-cell table:style-name="ce62" office:value-type="string">
            <text:p>VARCHAR</text:p>
          </table:table-cell>
          <table:table-cell table:style-name="ce62" office:value-type="float" office:value="6">
            <text:p>6</text:p>
          </table:table-cell>
          <table:table-cell table:style-name="ce62"/>
          <table:table-cell table:style-name="ce71" office:value-type="string">
            <text:p>CAF</text:p>
          </table:table-cell>
          <table:table-cell/>
        </table:table-row>
        <table:table-row table:style-name="ro2">
          <table:table-cell table:style-name="ce65" office:value-type="string">
            <text:p>TYPEVOIE</text:p>
          </table:table-cell>
          <table:table-cell table:style-name="ce67" office:value-type="string">
            <text:p>Type de voie</text:p>
          </table:table-cell>
          <table:table-cell table:style-name="ce63" office:value-type="string">
            <text:p>VARCHAR</text:p>
          </table:table-cell>
          <table:table-cell table:style-name="ce63" office:value-type="float" office:value="4">
            <text:p>4</text:p>
          </table:table-cell>
          <table:table-cell table:style-name="ce63" office:value-type="string">
            <text:p>*</text:p>
          </table:table-cell>
          <table:table-cell table:style-name="ce72" office:value-type="string">
            <text:p>CAF</text:p>
          </table:table-cell>
          <table:table-cell/>
        </table:table-row>
        <table:table-row table:style-name="ro2">
          <table:table-cell table:style-name="ce65" office:value-type="string">
            <text:p>NOMVOIE</text:p>
          </table:table-cell>
          <table:table-cell table:style-name="ce63" office:value-type="string">
            <text:p>Nom de voie</text:p>
          </table:table-cell>
          <table:table-cell table:style-name="ce63" office:value-type="string">
            <text:p>VARCHAR</text:p>
          </table:table-cell>
          <table:table-cell table:style-name="ce63" office:value-type="float" office:value="25">
            <text:p>25</text:p>
          </table:table-cell>
          <table:table-cell table:style-name="ce63"/>
          <table:table-cell table:style-name="ce72" office:value-type="string">
            <text:p>CAF</text:p>
          </table:table-cell>
          <table:table-cell/>
        </table:table-row>
        <table:table-row table:style-name="ro2">
          <table:table-cell table:style-name="ce66" office:value-type="string">
            <text:p>COMPLIDEADR</text:p>
          </table:table-cell>
          <table:table-cell table:style-name="ce69" office:value-type="string">
            <text:p>Complément d’identification d’adresse</text:p>
          </table:table-cell>
          <table:table-cell table:style-name="ce62" office:value-type="string">
            <text:p>VARCHAR</text:p>
          </table:table-cell>
          <table:table-cell table:style-name="ce62" office:value-type="float" office:value="38">
            <text:p>38</text:p>
          </table:table-cell>
          <table:table-cell table:style-name="ce62"/>
          <table:table-cell table:style-name="ce71" office:value-type="string">
            <text:p>CAF</text:p>
          </table:table-cell>
          <table:table-cell/>
        </table:table-row>
        <table:table-row table:style-name="ro2">
          <table:table-cell table:style-name="ce66" office:value-type="string">
            <text:p>COMPLADR</text:p>
          </table:table-cell>
          <table:table-cell table:style-name="ce69" office:value-type="string">
            <text:p>Complément d’adresse</text:p>
          </table:table-cell>
          <table:table-cell table:style-name="ce62" office:value-type="string">
            <text:p>VARCHAR</text:p>
          </table:table-cell>
          <table:table-cell table:style-name="ce62" office:value-type="float" office:value="26">
            <text:p>26</text:p>
          </table:table-cell>
          <table:table-cell table:style-name="ce62"/>
          <table:table-cell table:style-name="ce71" office:value-type="string">
            <text:p>CAF</text:p>
          </table:table-cell>
          <table:table-cell/>
        </table:table-row>
        <table:table-row table:style-name="ro2">
          <table:table-cell table:style-name="ce66" office:value-type="string">
            <text:p>LIEUDIST</text:p>
          </table:table-cell>
          <table:table-cell table:style-name="ce69" office:value-type="string">
            <text:p>Lieu de distribution</text:p>
          </table:table-cell>
          <table:table-cell table:style-name="ce62" office:value-type="string">
            <text:p>VARCHAR</text:p>
          </table:table-cell>
          <table:table-cell table:style-name="ce62" office:value-type="float" office:value="32">
            <text:p>32</text:p>
          </table:table-cell>
          <table:table-cell table:style-name="ce62"/>
          <table:table-cell table:style-name="ce71" office:value-type="string">
            <text:p>CAF</text:p>
          </table:table-cell>
          <table:table-cell/>
        </table:table-row>
        <table:table-row table:style-name="ro2">
          <table:table-cell table:style-name="ce66" office:value-type="string">
            <text:p>NUMCOMRAT</text:p>
          </table:table-cell>
          <table:table-cell table:style-name="ce69" office:value-type="string">
            <text:p>N° de commune sens INSEE</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cell/>
        </table:table-row>
        <table:table-row table:style-name="ro2">
          <table:table-cell table:style-name="ce66" office:value-type="string">
            <text:p>NUMCOMPTT</text:p>
          </table:table-cell>
          <table:table-cell table:style-name="ce69" office:value-type="string">
            <text:p>N° de commune sens PTT</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cell/>
        </table:table-row>
        <table:table-row table:style-name="ro2">
          <table:table-cell table:style-name="ce66" office:value-type="string">
            <text:p>CODEPOS</text:p>
          </table:table-cell>
          <table:table-cell table:style-name="ce69" office:value-type="string">
            <text:p>Code postal</text:p>
          </table:table-cell>
          <table:table-cell table:style-name="ce62" office:value-type="string">
            <text:p>ENTIER</text:p>
          </table:table-cell>
          <table:table-cell table:style-name="ce62" office:value-type="float" office:value="5">
            <text:p>5</text:p>
          </table:table-cell>
          <table:table-cell table:style-name="ce62"/>
          <table:table-cell table:style-name="ce71" office:value-type="string">
            <text:p>CAF</text:p>
          </table:table-cell>
          <table:table-cell/>
        </table:table-row>
        <table:table-row table:style-name="ro2">
          <table:table-cell table:style-name="ce66" office:value-type="string">
            <text:p>LOCAADR</text:p>
          </table:table-cell>
          <table:table-cell table:style-name="ce69" office:value-type="string">
            <text:p>Localité de l’adresse</text:p>
          </table:table-cell>
          <table:table-cell table:style-name="ce62" office:value-type="string">
            <text:p>VARCHAR</text:p>
          </table:table-cell>
          <table:table-cell table:style-name="ce62" office:value-type="float" office:value="26">
            <text:p>26</text:p>
          </table:table-cell>
          <table:table-cell table:style-name="ce62"/>
          <table:table-cell table:style-name="ce71" office:value-type="string">
            <text:p>CAF</text:p>
          </table:table-cell>
          <table:table-cell/>
        </table:table-row>
        <table:table-row table:style-name="ro11">
          <table:table-cell table:style-name="ce66" office:value-type="string">
            <text:p>PAYS</text:p>
          </table:table-cell>
          <table:table-cell table:style-name="ce69" office:value-type="string">
            <text:p>Code pays</text:p>
          </table:table-cell>
          <table:table-cell table:style-name="ce62" office:value-type="string">
            <text:p>VARCHAR</text:p>
          </table:table-cell>
          <table:table-cell table:style-name="ce62" office:value-type="float" office:value="3">
            <text:p>3</text:p>
          </table:table-cell>
          <table:table-cell table:style-name="ce62" office:value-type="string">
            <text:p>"FRA" : Résidence en France</text:p>
            <text:p>"HOR" : Résidence au hors France.</text:p>
          </table:table-cell>
          <table:table-cell table:style-name="ce71" office:value-type="string">
            <text:p>CAF</text:p>
          </table:table-cell>
          <table:table-cell/>
        </table:table-row>
        <table:table-row table:style-name="ro2">
          <table:table-cell table:style-name="ce66" office:value-type="string">
            <text:p>CANTON</text:p>
          </table:table-cell>
          <table:table-cell table:style-name="ce69" office:value-type="string">
            <text:p>Canton</text:p>
          </table:table-cell>
          <table:table-cell table:style-name="ce62" office:value-type="string">
            <text:p>VARCHAR</text:p>
          </table:table-cell>
          <table:table-cell table:style-name="ce62" office:value-type="float" office:value="20">
            <text:p>20</text:p>
          </table:table-cell>
          <table:table-cell table:style-name="ce62"/>
          <table:table-cell table:style-name="ce71" office:value-type="string">
            <text:p>CAF</text:p>
          </table:table-cell>
          <table:table-cell/>
        </table:table-row>
        <table:table-row table:style-name="ro2">
          <table:table-cell table:number-columns-repeated="7"/>
        </table:table-row>
        <table:table-row table:style-name="ro2">
          <table:table-cell table:style-name="ce10" office:value-type="string" table:number-columns-spanned="2" table:number-rows-spanned="1">
            <text:p>* Liste des valeurs possibles pour le champ <text:span text:style-name="T17">typevoie :</text:span></text:p>
          </table:table-cell>
          <table:covered-table-cell/>
          <table:table-cell table:number-columns-repeated="5"/>
        </table:table-row>
        <table:table-row table:style-name="ro28">
          <table:table-cell office:value-type="string">
            <text:p><text:span text:style-name="T18">'ABE' =&gt; 'Abbaye',</text:span></text:p>
            <text:p><text:span text:style-name="T18">'ACH' =&gt; 'Ancien chemin',</text:span></text:p>
            <text:p><text:span text:style-name="T18">'AGL' =&gt; 'Agglomération',</text:span></text:p>
            <text:p><text:span text:style-name="T18">'AIRE' =&gt; 'Aire',</text:span></text:p>
            <text:p><text:span text:style-name="T18">'ALL' =&gt; 'Allée',</text:span></text:p>
            <text:p><text:span text:style-name="T18">'ANSE' =&gt; 'Anse',</text:span></text:p>
            <text:p><text:span text:style-name="T18">'ARC' =&gt; 'Arcade',</text:span></text:p>
            <text:p><text:span text:style-name="T18">'ART' =&gt; 'Ancienne route',</text:span></text:p>
            <text:p><text:span text:style-name="T18">'AUT' =&gt; 'Autoroute',</text:span></text:p>
            <text:p><text:span text:style-name="T18">'AV' =&gt; 'Avenue',</text:span></text:p>
            <text:p><text:span text:style-name="T18">'BAST' =&gt; 'Bastion',</text:span></text:p>
            <text:p><text:span text:style-name="T18">'BCH' =&gt; 'Bas chemin',</text:span></text:p>
            <text:p><text:span text:style-name="T18">'BCLE' =&gt; 'Boucle',</text:span></text:p>
            <text:p><text:span text:style-name="T18">'BD' =&gt; 'Boulevard',</text:span></text:p>
            <text:p><text:span text:style-name="T18">'BEGI' =&gt; 'Béguinage',</text:span></text:p>
            <text:p><text:span text:style-name="T18">'BER' =&gt; 'Berge',</text:span></text:p>
            <text:p><text:span text:style-name="T18">'BOIS' =&gt; 'Bois',</text:span></text:p>
            <text:p><text:span text:style-name="T18">'BRE' =&gt; 'Barriere',</text:span></text:p>
            <text:p><text:span text:style-name="T18">'BRG' =&gt; 'Bourg',</text:span></text:p>
            <text:p><text:span text:style-name="T18">'BSTD' =&gt; 'Bastide',</text:span></text:p>
            <text:p><text:span text:style-name="T18">'BUT' =&gt; 'Butte',</text:span></text:p>
            <text:p><text:span text:style-name="T19">'CALE' =&gt; 'Cale',</text:span></text:p>
            <text:p><text:span text:style-name="T19">'CAMP' =&gt; 'Camp',</text:span></text:p>
            <text:p><text:span text:style-name="T19">'CAR' =&gt; 'Carrefour',</text:span></text:p>
            <text:p><text:span text:style-name="T19">'CARE' =&gt; 'Carriere',</text:span></text:p>
          </table:table-cell>
          <table:table-cell table:style-name="ce117" office:value-type="string">
            <text:p><text:span text:style-name="T20">'CARR' =&gt; 'Carre',</text:span></text:p>
            <text:p><text:span text:style-name="T20">'CAU' =&gt; 'Carreau',</text:span></text:p>
            <text:p><text:span text:style-name="T20">'CAV' =&gt; 'Cavée',</text:span></text:p>
            <text:p><text:span text:style-name="T20">'CGNE' =&gt; 'Campagne',</text:span></text:p>
            <text:p><text:span text:style-name="T20">'CHE' =&gt; 'Chemin',</text:span></text:p>
            <text:p><text:span text:style-name="T20">'CHEM' =&gt; 'Cheminement',</text:span></text:p>
            <text:p><text:span text:style-name="T20">'CHEZ' =&gt; 'Chez',</text:span></text:p>
            <text:p><text:span text:style-name="T20">'CHI' =&gt; 'Charmille',</text:span></text:p>
            <text:p><text:span text:style-name="T20">'CHL' =&gt; 'Chalet',</text:span></text:p>
            <text:p><text:span text:style-name="T20">'CHP' =&gt; 'Chapelle',</text:span></text:p>
            <text:p><text:span text:style-name="T20">'CHS' =&gt; 'Chaussée',</text:span></text:p>
            <text:p><text:span text:style-name="T20">'CHT' =&gt; 'Château',</text:span></text:p>
            <text:p><text:span text:style-name="T20">'CHV' =&gt; 'Chemin vicinal',</text:span></text:p>
            <text:p><text:span text:style-name="T20">'CITE' =&gt; 'Cité',</text:span></text:p>
            <text:p><text:span text:style-name="T20">'CLOI' =&gt; 'Cloître',</text:span></text:p>
            <text:p><text:span text:style-name="T20">'CLOS' =&gt; 'Clos',</text:span></text:p>
            <text:p><text:span text:style-name="T20">'COL' =&gt; 'Col',</text:span></text:p>
            <text:p><text:span text:style-name="T20">'COLI' =&gt; 'Colline',</text:span></text:p>
            <text:p><text:span text:style-name="T20">'COR' =&gt; 'Corniche',</text:span></text:p>
            <text:p><text:span text:style-name="T20">'COTE' =&gt; 'Côte(au)',</text:span></text:p>
            <text:p><text:span text:style-name="T20">'COTT' =&gt; 'Cottage',</text:span></text:p>
            <text:p><text:span text:style-name="T19">'COUR' =&gt; 'Cour',</text:span></text:p>
            <text:p><text:span text:style-name="T19">'CPG' =&gt; 'Camping',</text:span></text:p>
            <text:p><text:span text:style-name="T19">'CRS' =&gt; 'Cours',</text:span></text:p>
            <text:p><text:span text:style-name="T19">'CST' =&gt; 'Castel',</text:span></text:p>
          </table:table-cell>
          <table:table-cell table:style-name="ce117" office:value-type="string">
            <text:p><text:span text:style-name="T20">'CTR' =&gt; 'Contour',</text:span></text:p>
            <text:p><text:span text:style-name="T20">'CTRE' =&gt; 'Centre',</text:span></text:p>
            <text:p><text:span text:style-name="T20">'DARS' =&gt; 'Darse',</text:span></text:p>
            <text:p><text:span text:style-name="T20">'DEG' =&gt; 'Degré',</text:span></text:p>
            <text:p><text:span text:style-name="T20">'DIG' =&gt; 'Digue',</text:span></text:p>
            <text:p><text:span text:style-name="T20">'DOM' =&gt; 'Domaine',</text:span></text:p>
            <text:p><text:span text:style-name="T20">'DSC' =&gt; 'Descente',</text:span></text:p>
            <text:p><text:span text:style-name="T20">'ECL' =&gt; 'Ecluse',</text:span></text:p>
            <text:p><text:span text:style-name="T20">'EGL' =&gt; 'Eglise',</text:span></text:p>
            <text:p><text:span text:style-name="T20">'EN' =&gt; 'Enceinte',</text:span></text:p>
            <text:p><text:span text:style-name="T20">'ENC' =&gt; 'Enclos',</text:span></text:p>
            <text:p><text:span text:style-name="T20">'ENV' =&gt; 'Enclave',</text:span></text:p>
            <text:p><text:span text:style-name="T20">'ESC' =&gt; 'Escalier',</text:span></text:p>
            <text:p><text:span text:style-name="T20">'ESP' =&gt; 'Esplanade',</text:span></text:p>
            <text:p><text:span text:style-name="T20">'ESPA' =&gt; 'Espace',</text:span></text:p>
            <text:p><text:span text:style-name="T20">'ETNG' =&gt; 'Etang',</text:span></text:p>
            <text:p><text:span text:style-name="T20">'FG' =&gt; 'Faubourg',</text:span></text:p>
            <text:p><text:span text:style-name="T20">'FON' =&gt; 'Fontaine',</text:span></text:p>
            <text:p><text:span text:style-name="T20">'FORM' =&gt; 'Forum',</text:span></text:p>
            <text:p><text:span text:style-name="T20">'FORT' =&gt; 'Fort',</text:span></text:p>
            <text:p><text:span text:style-name="T20">'FOS' =&gt; 'Fosse',</text:span></text:p>
            <text:p><text:span text:style-name="T20">'FOYR' =&gt; 'Foyer',</text:span></text:p>
            <text:p><text:span text:style-name="T20">'FRM' =&gt; 'Ferme',</text:span></text:p>
            <text:p><text:span text:style-name="T20">'GAL' =&gt; 'Galerie',</text:span></text:p>
            <text:p><text:span text:style-name="T20">'GARE' =&gt; 'Gare',</text:span></text:p>
          </table:table-cell>
          <table:table-cell table:style-name="ce118" office:value-type="string">
            <text:p><text:span text:style-name="T20">'GARN' =&gt; 'Garenne',</text:span></text:p>
            <text:p>GBD' =&gt; 'Grand boulevard',</text:p>
            <text:p><text:span text:style-name="T21">'GPT' =&gt; 'Groupement',</text:span></text:p>
            <text:p><text:span text:style-name="T21">'GR' =&gt; 'Grand(e) rue',</text:span></text:p>
            <text:p><text:span text:style-name="T21">'GRI' =&gt; 'Grille',</text:span></text:p>
            <text:p><text:span text:style-name="T21">'GRIM' =&gt; 'Grimpette',</text:span></text:p>
            <text:p><text:span text:style-name="T21">'HAM' =&gt; 'Hameau',</text:span></text:p>
            <text:p><text:span text:style-name="T21">'HCH' =&gt; 'Haut chemin',</text:span></text:p>
            <text:p><text:span text:style-name="T21">'HIP' =&gt; 'Hippodrome',</text:span></text:p>
            <text:p><text:span text:style-name="T21">'HLE' =&gt; 'Halle',</text:span></text:p>
            <text:p><text:span text:style-name="T21">'HLM' =&gt; 'HLM',</text:span></text:p>
            <text:p><text:span text:style-name="T21">'ILE' =&gt; 'Ile',</text:span></text:p>
            <text:p><text:span text:style-name="T21">'IMM' =&gt; 'Immeuble',</text:span></text:p>
            <text:p><text:span text:style-name="T21">'IMP' =&gt; 'Impasse',</text:span></text:p>
            <text:p><text:span text:style-name="T21">'JARD' =&gt; 'Jardin',</text:span></text:p>
            <text:p><text:span text:style-name="T21">'JTE' =&gt; 'Jetée',</text:span></text:p>
            <text:p><text:span text:style-name="T21">'LD' =&gt; 'Lieu dit',</text:span></text:p>
            <text:p><text:span text:style-name="T21">'LEVE' =&gt; 'Levée',</text:span></text:p>
            <text:p><text:span text:style-name="T21">'LOT' =&gt; 'Lotissement',</text:span></text:p>
            <text:p><text:span text:style-name="T21">'MAIL' =&gt; 'Mail',</text:span></text:p>
            <text:p><text:span text:style-name="T21">'MAN' =&gt; 'Manoir',</text:span></text:p>
            <text:p><text:span text:style-name="T21">'MAR' =&gt; 'Marche',</text:span></text:p>
            <text:p><text:span text:style-name="T21">'MAS' =&gt; 'Mas',</text:span></text:p>
            <text:p><text:span text:style-name="T21">'MET' =&gt; 'Métro',</text:span></text:p>
            <text:p><text:span text:style-name="T19">'MF' =&gt; 'Maison forestiere',</text:span></text:p>
          </table:table-cell>
          <table:table-cell table:style-name="ce117" office:value-type="string">
            <text:p><text:span text:style-name="T20">'MLN' =&gt; 'Moulin',</text:span></text:p>
            <text:p><text:span text:style-name="T20">'MTE' =&gt; 'Montée',</text:span></text:p>
            <text:p><text:span text:style-name="T20">'MUS' =&gt; 'Musée',</text:span></text:p>
            <text:p><text:span text:style-name="T20">'NTE' =&gt; 'Nouvelle route',</text:span></text:p>
            <text:p><text:span text:style-name="T20">'PAE' =&gt; 'Petite avenue',</text:span></text:p>
            <text:p><text:span text:style-name="T20">'PAL' =&gt; 'Palais',</text:span></text:p>
            <text:p><text:span text:style-name="T20">'PARC' =&gt; 'Parc',</text:span></text:p>
            <text:p><text:span text:style-name="T20">'PAS' =&gt; 'Passage',</text:span></text:p>
            <text:p><text:span text:style-name="T20">'PASS' =&gt; 'Passe',</text:span></text:p>
            <text:p><text:span text:style-name="T20">'PAT' =&gt; 'Patio',</text:span></text:p>
            <text:p><text:span text:style-name="T20">'PAV' =&gt; 'Pavillon',</text:span></text:p>
            <text:p><text:span text:style-name="T20">'PCH' =&gt; 'Porche - petit chemin',</text:span></text:p>
            <text:p><text:span text:style-name="T20">'PERI' =&gt; 'Périphérique',</text:span></text:p>
            <text:p><text:span text:style-name="T20">'PIM' =&gt; 'Petite impasse',</text:span></text:p>
            <text:p><text:span text:style-name="T20">'PKG' =&gt; 'Parking',</text:span></text:p>
            <text:p><text:span text:style-name="T20">'PL' =&gt; 'Place',</text:span></text:p>
            <text:p><text:span text:style-name="T20">'PLAG' =&gt; 'Plage',</text:span></text:p>
            <text:p><text:span text:style-name="T20">'PLAN' =&gt; 'Plan',</text:span></text:p>
            <text:p><text:span text:style-name="T20">'PLCI' =&gt; 'Placis',</text:span></text:p>
            <text:p><text:span text:style-name="T20">'PLE' =&gt; 'Passerelle',</text:span></text:p>
            <text:p><text:span text:style-name="T20">'PLN' =&gt; 'Plaine',</text:span></text:p>
            <text:p><text:span text:style-name="T20">'PLT' =&gt; 'Plateau(x)',</text:span></text:p>
            <text:p><text:span text:style-name="T20">'PN' =&gt; 'Passage à niveau',</text:span></text:p>
            <text:p><text:span text:style-name="T5">'PNT' =&gt; 'Pointe',</text:span></text:p>
            <text:p><text:span text:style-name="T5">'PONT' =&gt; 'Pont(s)',</text:span></text:p>
          </table:table-cell>
          <table:table-cell table:style-name="ce117" office:value-type="string">
            <text:p><text:span text:style-name="T20">'PORQ' =&gt; 'Portique',</text:span></text:p>
            <text:p><text:span text:style-name="T20">'PORT' =&gt; 'Port',</text:span></text:p>
            <text:p><text:span text:style-name="T20">'POT' =&gt; 'Poterne',</text:span></text:p>
            <text:p><text:span text:style-name="T20">'POUR' =&gt; 'Pourtour',</text:span></text:p>
            <text:p><text:span text:style-name="T20">'PRE' =&gt; 'Pré',</text:span></text:p>
            <text:p><text:span text:style-name="T20">'PROM' =&gt; 'Promenade',</text:span></text:p>
            <text:p><text:span text:style-name="T20">'PRQ' =&gt; 'Presqu\'île',</text:span></text:p>
            <text:p><text:span text:style-name="T20">'PRT' =&gt; 'Petite route',</text:span></text:p>
            <text:p><text:span text:style-name="T20">'PRV' =&gt; 'Parvis',</text:span></text:p>
            <text:p><text:span text:style-name="T20">'PSTY' =&gt; 'Peristyle',</text:span></text:p>
            <text:p><text:span text:style-name="T20">'PTA' =&gt; 'Petite allée',</text:span></text:p>
            <text:p><text:span text:style-name="T20">'PTE' =&gt; 'Porte',</text:span></text:p>
            <text:p><text:span text:style-name="T20">'PTR' =&gt; 'Petite rue',</text:span></text:p>
            <text:p><text:span text:style-name="T20">'QU' =&gt; 'Quai',</text:span></text:p>
            <text:p><text:span text:style-name="T20">'QUA' =&gt; 'Quartier',</text:span></text:p>
            <text:p><text:span text:style-name="T20">'R' =&gt; 'Rue',</text:span></text:p>
            <text:p><text:span text:style-name="T20">'RAC' =&gt; 'Raccourci',</text:span></text:p>
            <text:p><text:span text:style-name="T20">'RAID' =&gt; 'Raidillon',</text:span></text:p>
            <text:p><text:span text:style-name="T20">'REM' =&gt; 'Rempart',</text:span></text:p>
            <text:p><text:span text:style-name="T20">'RES' =&gt; 'Résidence',</text:span></text:p>
            <text:p><text:span text:style-name="T20">'RLE' =&gt; 'Ruelle',</text:span></text:p>
            <text:p><text:span text:style-name="T20">'ROC' =&gt; 'Rocade',</text:span></text:p>
            <text:p><text:span text:style-name="T20">'ROQT' =&gt; 'Roquet',</text:span></text:p>
            <text:p><text:span text:style-name="T20">'RPE' =&gt; 'Rampe',</text:span></text:p>
            <text:p><text:span text:style-name="T20">'RPT' =&gt; 'Rond point',</text:span></text:p>
          </table:table-cell>
          <table:table-cell table:style-name="ce119" office:value-type="string">
            <text:p><text:span text:style-name="T20">'RTD' =&gt; 'Rotonde',</text:span></text:p>
            <text:p>RTE' =&gt; 'Route',</text:p>
            <text:p><text:span text:style-name="T22">'SEN' =&gt; 'Sentier',</text:span></text:p>
            <text:p><text:span text:style-name="T22">'SQ' =&gt; 'Square',</text:span></text:p>
            <text:p><text:span text:style-name="T22">'STA' =&gt; 'Station',</text:span></text:p>
            <text:p><text:span text:style-name="T22">'STDE' =&gt; 'Stade',</text:span></text:p>
            <text:p><text:span text:style-name="T22">'TOUR' =&gt; 'Tour',</text:span></text:p>
            <text:p><text:span text:style-name="T22">'TPL' =&gt; 'Terre plein',</text:span></text:p>
            <text:p><text:span text:style-name="T22">'TRA' =&gt; 'Traverse',</text:span></text:p>
            <text:p><text:span text:style-name="T22">'TRN' =&gt; 'Terrain',</text:span></text:p>
            <text:p><text:span text:style-name="T22">'TRT' =&gt; 'Tertre(s)',</text:span></text:p>
            <text:p><text:span text:style-name="T22">'TSSE' =&gt; 'Terrasse(s)',</text:span></text:p>
            <text:p><text:span text:style-name="T22">'VAL' =&gt; 'Val(lée)(lon)',</text:span></text:p>
            <text:p><text:span text:style-name="T22">'VCHE' =&gt; 'Vieux chemin',</text:span></text:p>
            <text:p><text:span text:style-name="T22">'VEN' =&gt; 'Venelle',</text:span></text:p>
            <text:p><text:span text:style-name="T22">'VGE' =&gt; 'Village',</text:span></text:p>
            <text:p><text:span text:style-name="T22">'VIA' =&gt; 'Via',</text:span></text:p>
            <text:p><text:span text:style-name="T22">'VLA' =&gt; 'Villa',</text:span></text:p>
            <text:p><text:span text:style-name="T22">'VOI' =&gt; 'Voie',</text:span></text:p>
            <text:p><text:span text:style-name="T22">'VTE' =&gt; 'Vieille route',</text:span></text:p>
            <text:p><text:span text:style-name="T22">'ZA' =&gt; 'Zone artisanale',</text:span></text:p>
            <text:p><text:span text:style-name="T22">'ZAC' =&gt; 'Zone d\'aménagement concerte',</text:span></text:p>
            <text:p><text:span text:style-name="T22">'ZAD' =&gt; 'Zone d\'aménagement différé',</text:span></text:p>
            <text:p><text:span text:style-name="T22">'ZI' =&gt; 'Zone industrielle',</text:span></text:p>
            <text:p><text:span text:style-name="T22">'ZONE' =&gt; 'Zone',</text:span></text:p>
            <text:p><text:span text:style-name="T22">'ZUP' =&gt; 'Zone à urbaniser en priorité'</text:span></text:p>
          </table:table-cell>
        </table:table-row>
        <table:table-row table:style-name="ro28" table:number-rows-repeated="1048557">
          <table:table-cell table:number-columns-repeated="7"/>
        </table:table-row>
        <table:table-row table:style-name="ro28">
          <table:table-cell table:number-columns-repeated="7"/>
        </table:table-row>
      </table:table>
      <table:table table:name="Table adressesfoyer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adressesfoyers (table de relation)</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0" office:value-type="string">
            <text:p>FOYER_ID</text:p>
          </table:table-cell>
          <table:table-cell table:style-name="ce120" office:value-type="string">
            <text:p>Identifiant de la table foyers</text:p>
          </table:table-cell>
          <table:table-cell table:style-name="ce120" office:value-type="string">
            <text:p>ENTIER</text:p>
          </table:table-cell>
          <table:table-cell table:style-name="ce120" table:number-columns-repeated="2"/>
          <table:table-cell table:style-name="ce127" office:value-type="string">
            <text:p>CLE ETRANGERE</text:p>
          </table:table-cell>
        </table:table-row>
        <table:table-row table:style-name="ro2">
          <table:table-cell table:style-name="ce121" office:value-type="string">
            <text:p>ADRESSE_ID</text:p>
          </table:table-cell>
          <table:table-cell table:style-name="ce120" office:value-type="string">
            <text:p>Identifiant de la table adresses </text:p>
          </table:table-cell>
          <table:table-cell table:style-name="ce125" office:value-type="string">
            <text:p>ENTIER</text:p>
          </table:table-cell>
          <table:table-cell table:style-name="ce125" table:number-columns-repeated="2"/>
          <table:table-cell table:style-name="ce127" office:value-type="string">
            <text:p>CLE ETRANGERE</text:p>
          </table:table-cell>
        </table:table-row>
        <table:table-row table:style-name="ro12">
          <table:table-cell table:style-name="ce121" office:value-type="string">
            <text:p>RGADR</text:p>
          </table:table-cell>
          <table:table-cell table:style-name="ce123" office:value-type="string">
            <text:p>Rang Adresse</text:p>
          </table:table-cell>
          <table:table-cell table:style-name="ce125" office:value-type="string">
            <text:p>CHAR</text:p>
          </table:table-cell>
          <table:table-cell table:style-name="ce125" office:value-type="float" office:value="2">
            <text:p>2</text:p>
          </table:table-cell>
          <table:table-cell table:style-name="ce126" office:value-type="string">
            <text:p>"01" : dernière adresse </text:p>
            <text:p>"02" : avant dernière adresse</text:p>
            <text:p>"03" : avant avant dernière adresse</text:p>
          </table:table-cell>
          <table:table-cell table:style-name="ce128" office:value-type="string">
            <text:p>CAF</text:p>
          </table:table-cell>
        </table:table-row>
        <table:table-row table:style-name="ro2">
          <table:table-cell table:style-name="ce121" office:value-type="string">
            <text:p>DTEMM</text:p>
          </table:table-cell>
          <table:table-cell table:style-name="ce123" office:value-type="string">
            <text:p>Date emménagement</text:p>
          </table:table-cell>
          <table:table-cell table:style-name="ce125" office:value-type="string">
            <text:p>DATE</text:p>
          </table:table-cell>
          <table:table-cell table:style-name="ce125" office:value-type="float" office:value="10">
            <text:p>10</text:p>
          </table:table-cell>
          <table:table-cell table:style-name="ce125"/>
          <table:table-cell table:style-name="ce128" office:value-type="string">
            <text:p>CAF</text:p>
          </table:table-cell>
        </table:table-row>
        <table:table-row table:style-name="ro11">
          <table:table-cell table:style-name="ce122" office:value-type="string">
            <text:p>TYPEADR</text:p>
          </table:table-cell>
          <table:table-cell table:style-name="ce124" office:value-type="string">
            <text:p>Code nature adresse</text:p>
          </table:table-cell>
          <table:table-cell table:style-name="ce120" office:value-type="string">
            <text:p>CHAR</text:p>
          </table:table-cell>
          <table:table-cell table:style-name="ce120" office:value-type="float" office:value="1">
            <text:p>1</text:p>
          </table:table-cell>
          <table:table-cell table:style-name="ce120" office:value-type="string">
            <text:p>“D” : adresse définitive</text:p>
            <text:p>“P” : adresse provisoire</text:p>
          </table:table-cell>
          <table:table-cell table:style-name="ce128"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modescontact"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modescontact</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62" office:value-type="string">
            <text:p>FOYER_ID</text:p>
          </table:table-cell>
          <table:table-cell table:style-name="ce62" office:value-type="string">
            <text:p>Identifiant de la table foyer </text:p>
          </table:table-cell>
          <table:table-cell table:style-name="ce62" office:value-type="string">
            <text:p>ENTIER</text:p>
          </table:table-cell>
          <table:table-cell table:style-name="ce62" table:number-columns-repeated="2"/>
          <table:table-cell table:style-name="ce71" office:value-type="string">
            <text:p>CLE ETRANGERE</text:p>
          </table:table-cell>
        </table:table-row>
        <table:table-row table:style-name="ro2">
          <table:table-cell table:style-name="ce57" office:value-type="string">
            <text:p>NUMTEL</text:p>
          </table:table-cell>
          <table:table-cell table:style-name="ce63" office:value-type="string">
            <text:p>N° de téléphone</text:p>
          </table:table-cell>
          <table:table-cell table:style-name="ce63" office:value-type="string">
            <text:p>VARCHAR</text:p>
          </table:table-cell>
          <table:table-cell table:style-name="ce63" office:value-type="float" office:value="11">
            <text:p>11</text:p>
          </table:table-cell>
          <table:table-cell table:style-name="ce63"/>
          <table:table-cell table:style-name="ce72" office:value-type="string">
            <text:p>CAF</text:p>
          </table:table-cell>
        </table:table-row>
        <table:table-row table:style-name="ro2">
          <table:table-cell table:style-name="ce65" office:value-type="string">
            <text:p>NUMPOSTE</text:p>
          </table:table-cell>
          <table:table-cell table:style-name="ce67" office:value-type="string">
            <text:p>N° de poste</text:p>
          </table:table-cell>
          <table:table-cell table:style-name="ce63" office:value-type="string">
            <text:p>ENTIER</text:p>
          </table:table-cell>
          <table:table-cell table:style-name="ce63" table:number-columns-repeated="2"/>
          <table:table-cell table:style-name="ce72" office:value-type="string">
            <text:p>CAF</text:p>
          </table:table-cell>
        </table:table-row>
        <table:table-row table:style-name="ro2">
          <table:table-cell table:style-name="ce65" office:value-type="string">
            <text:p>NATTEL</text:p>
          </table:table-cell>
          <table:table-cell table:style-name="ce63" office:value-type="string">
            <text:p>Nature du téléphone</text:p>
          </table:table-cell>
          <table:table-cell table:style-name="ce63" office:value-type="string">
            <text:p>CHAR</text:p>
          </table:table-cell>
          <table:table-cell table:style-name="ce63" office:value-type="float" office:value="1">
            <text:p>1</text:p>
          </table:table-cell>
          <table:table-cell table:style-name="ce63"/>
          <table:table-cell table:style-name="ce72" office:value-type="string">
            <text:p>CAF</text:p>
          </table:table-cell>
        </table:table-row>
        <table:table-row table:style-name="ro2">
          <table:table-cell table:style-name="ce66" office:value-type="string">
            <text:p>MATETEL</text:p>
          </table:table-cell>
          <table:table-cell table:style-name="ce69" office:value-type="string">
            <text:p>Matériel du téléphone</text:p>
          </table:table-cell>
          <table:table-cell table:style-name="ce62" office:value-type="string">
            <text:p>CHAR</text:p>
          </table:table-cell>
          <table:table-cell table:style-name="ce62" office:value-type="float" office:value="3">
            <text:p>3</text:p>
          </table:table-cell>
          <table:table-cell table:style-name="ce62"/>
          <table:table-cell table:style-name="ce71" office:value-type="string">
            <text:p>CAF</text:p>
          </table:table-cell>
        </table:table-row>
        <table:table-row table:style-name="ro2">
          <table:table-cell table:style-name="ce66" office:value-type="string">
            <text:p>AUTORUTITEL</text:p>
          </table:table-cell>
          <table:table-cell table:style-name="ce69" office:value-type="string">
            <text:p>Autorisation d’utilisation du n° de téléphone</text:p>
          </table:table-cell>
          <table:table-cell table:style-name="ce62" office:value-type="string">
            <text:p>CHAR</text:p>
          </table:table-cell>
          <table:table-cell table:style-name="ce62" office:value-type="float" office:value="1">
            <text:p>1</text:p>
          </table:table-cell>
          <table:table-cell table:style-name="ce62"/>
          <table:table-cell table:style-name="ce71" office:value-type="string">
            <text:p>CAF</text:p>
          </table:table-cell>
        </table:table-row>
        <table:table-row table:style-name="ro2">
          <table:table-cell table:style-name="ce66" office:value-type="string">
            <text:p>ADRELEC</text:p>
          </table:table-cell>
          <table:table-cell table:style-name="ce69" office:value-type="string">
            <text:p>Adresse électronique</text:p>
          </table:table-cell>
          <table:table-cell table:style-name="ce62" office:value-type="string">
            <text:p>VARCHAR</text:p>
          </table:table-cell>
          <table:table-cell table:style-name="ce62" office:value-type="float" office:value="78">
            <text:p>78</text:p>
          </table:table-cell>
          <table:table-cell table:style-name="ce62"/>
          <table:table-cell table:style-name="ce71" office:value-type="string">
            <text:p>CAF</text:p>
          </table:table-cell>
        </table:table-row>
        <table:table-row table:style-name="ro2">
          <table:table-cell table:style-name="ce66" office:value-type="string">
            <text:p>AUTORUTIADRELEC</text:p>
          </table:table-cell>
          <table:table-cell table:style-name="ce69" office:value-type="string">
            <text:p>Autorisation d’utilisation de l’adresse électronique</text:p>
          </table:table-cell>
          <table:table-cell table:style-name="ce62" office:value-type="string">
            <text:p>CHAR</text:p>
          </table:table-cell>
          <table:table-cell table:style-name="ce62" office:value-type="float" office:value="1">
            <text:p>1</text:p>
          </table:table-cell>
          <table:table-cell table:style-name="ce62"/>
          <table:table-cell table:style-name="ce71" office:value-type="string">
            <text:p>CAF</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paiementsfoyer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paiementsfoye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62" office:value-type="string">
            <text:p>FOYER_ID</text:p>
          </table:table-cell>
          <table:table-cell table:style-name="ce62" office:value-type="string">
            <text:p>Identifiant de la table foyers</text:p>
          </table:table-cell>
          <table:table-cell table:style-name="ce62" office:value-type="string">
            <text:p>ENTIER</text:p>
          </table:table-cell>
          <table:table-cell table:style-name="ce62" table:number-columns-repeated="2"/>
          <table:table-cell table:style-name="ce71" office:value-type="string">
            <text:p>CLE ETRANGERE</text:p>
          </table:table-cell>
        </table:table-row>
        <table:table-row table:style-name="ro2">
          <table:table-cell table:style-name="ce57" office:value-type="string">
            <text:p>TOPVERSTIE</text:p>
          </table:table-cell>
          <table:table-cell table:style-name="ce63" office:value-type="string">
            <text:p>Top versement tiers</text:p>
          </table:table-cell>
          <table:table-cell table:style-name="ce63" office:value-type="string">
            <text:p>BOOLEAN</text:p>
          </table:table-cell>
          <table:table-cell table:style-name="ce63" office:value-type="float" office:value="1">
            <text:p>1</text:p>
          </table:table-cell>
          <table:table-cell table:style-name="ce63"/>
          <table:table-cell table:style-name="ce72" office:value-type="string">
            <text:p>CAF</text:p>
          </table:table-cell>
        </table:table-row>
        <table:table-row table:style-name="ro2">
          <table:table-cell table:style-name="ce65" office:value-type="string">
            <text:p>MODEPAI</text:p>
          </table:table-cell>
          <table:table-cell table:style-name="ce67" office:value-type="string">
            <text:p>Mode de paiement</text:p>
          </table:table-cell>
          <table:table-cell table:style-name="ce63" office:value-type="string">
            <text:p>CHAR</text:p>
          </table:table-cell>
          <table:table-cell table:style-name="ce63" office:value-type="float" office:value="2">
            <text:p>2</text:p>
          </table:table-cell>
          <table:table-cell table:style-name="ce63"/>
          <table:table-cell table:style-name="ce72" office:value-type="string">
            <text:p>CAF</text:p>
          </table:table-cell>
        </table:table-row>
        <table:table-row table:style-name="ro2">
          <table:table-cell table:style-name="ce65" office:value-type="string">
            <text:p>TOPRIBCONJ</text:p>
          </table:table-cell>
          <table:table-cell table:style-name="ce63" office:value-type="string">
            <text:p>Top RIB conjoint</text:p>
          </table:table-cell>
          <table:table-cell table:style-name="ce63" office:value-type="string">
            <text:p>BOOLEAN</text:p>
          </table:table-cell>
          <table:table-cell table:style-name="ce63" office:value-type="float" office:value="1">
            <text:p>1</text:p>
          </table:table-cell>
          <table:table-cell table:style-name="ce63"/>
          <table:table-cell table:style-name="ce72" office:value-type="string">
            <text:p>CAF</text:p>
          </table:table-cell>
        </table:table-row>
        <table:table-row table:style-name="ro2">
          <table:table-cell table:style-name="ce66" office:value-type="string">
            <text:p>TITURIB</text:p>
          </table:table-cell>
          <table:table-cell table:style-name="ce69" office:value-type="string">
            <text:p>Titulaire du RIB</text:p>
          </table:table-cell>
          <table:table-cell table:style-name="ce62" office:value-type="string">
            <text:p>CHAR</text:p>
          </table:table-cell>
          <table:table-cell table:style-name="ce62" office:value-type="float" office:value="3">
            <text:p>3</text:p>
          </table:table-cell>
          <table:table-cell table:style-name="ce62"/>
          <table:table-cell table:style-name="ce71" office:value-type="string">
            <text:p>CAF</text:p>
          </table:table-cell>
        </table:table-row>
        <table:table-row table:style-name="ro2">
          <table:table-cell table:style-name="ce66" office:value-type="string">
            <text:p>NOMPRENOMTITURIB</text:p>
          </table:table-cell>
          <table:table-cell table:style-name="ce69" office:value-type="string">
            <text:p>Nom et prénom du titulaire du RIB</text:p>
          </table:table-cell>
          <table:table-cell table:style-name="ce62" office:value-type="string">
            <text:p>VARCHAR</text:p>
          </table:table-cell>
          <table:table-cell table:style-name="ce62" office:value-type="float" office:value="24">
            <text:p>24</text:p>
          </table:table-cell>
          <table:table-cell table:style-name="ce62"/>
          <table:table-cell table:style-name="ce71" office:value-type="string">
            <text:p>CAF</text:p>
          </table:table-cell>
        </table:table-row>
        <table:table-row table:style-name="ro2">
          <table:table-cell table:style-name="ce66" office:value-type="string">
            <text:p>ETABAN</text:p>
          </table:table-cell>
          <table:table-cell table:style-name="ce69" office:value-type="string">
            <text:p>Etablissement bancaire</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row>
        <table:table-row table:style-name="ro2">
          <table:table-cell table:style-name="ce66" office:value-type="string">
            <text:p>GUIBAN</text:p>
          </table:table-cell>
          <table:table-cell table:style-name="ce69" office:value-type="string">
            <text:p>Guichet bancaire</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row>
        <table:table-row table:style-name="ro2">
          <table:table-cell table:style-name="ce66" office:value-type="string">
            <text:p>NUMCOMPTBAN</text:p>
          </table:table-cell>
          <table:table-cell table:style-name="ce69" office:value-type="string">
            <text:p>N° de compte bancaire</text:p>
          </table:table-cell>
          <table:table-cell table:style-name="ce62" office:value-type="string">
            <text:p>CHAR</text:p>
          </table:table-cell>
          <table:table-cell table:style-name="ce62" office:value-type="float" office:value="11">
            <text:p>11</text:p>
          </table:table-cell>
          <table:table-cell table:style-name="ce62"/>
          <table:table-cell table:style-name="ce71" office:value-type="string">
            <text:p>CAF</text:p>
          </table:table-cell>
        </table:table-row>
        <table:table-row table:style-name="ro2">
          <table:table-cell table:style-name="ce66" office:value-type="string">
            <text:p>CLERIB</text:p>
          </table:table-cell>
          <table:table-cell table:style-name="ce69" office:value-type="string">
            <text:p>Clé RIB</text:p>
          </table:table-cell>
          <table:table-cell table:style-name="ce62" office:value-type="string">
            <text:p>ENTIER</text:p>
          </table:table-cell>
          <table:table-cell table:style-name="ce62" table:number-columns-repeated="2"/>
          <table:table-cell table:style-name="ce71" office:value-type="string">
            <text:p>CAF</text:p>
          </table:table-cell>
        </table:table-row>
        <table:table-row table:style-name="ro2">
          <table:table-cell table:style-name="ce66" office:value-type="string">
            <text:p>COMBAN</text:p>
          </table:table-cell>
          <table:table-cell table:style-name="ce69" office:value-type="string">
            <text:p>Commune bancaire</text:p>
          </table:table-cell>
          <table:table-cell table:style-name="ce62" office:value-type="string">
            <text:p>VARCHAR</text:p>
          </table:table-cell>
          <table:table-cell table:style-name="ce62" office:value-type="float" office:value="24">
            <text:p>24</text:p>
          </table:table-cell>
          <table:table-cell table:style-name="ce62"/>
          <table:table-cell table:style-name="ce71" office:value-type="string">
            <text:p>CAF</text:p>
          </table:table-cell>
        </table:table-row>
        <table:table-row table:style-name="ro2">
          <table:table-cell table:style-name="ce66" office:value-type="string">
            <text:p>NUMDEBIBAN</text:p>
          </table:table-cell>
          <table:table-cell table:style-name="ce69" office:value-type="string">
            <text:p>Numéro IBAN première partie</text:p>
          </table:table-cell>
          <table:table-cell table:style-name="ce62" office:value-type="string">
            <text:p>VARCHAR</text:p>
          </table:table-cell>
          <table:table-cell table:style-name="ce62" office:value-type="float" office:value="4">
            <text:p>4</text:p>
          </table:table-cell>
          <table:table-cell table:style-name="ce62"/>
          <table:table-cell table:style-name="ce71" office:value-type="string">
            <text:p>CAF</text:p>
          </table:table-cell>
        </table:table-row>
        <table:table-row table:style-name="ro2">
          <table:table-cell table:style-name="ce66" office:value-type="string">
            <text:p>NUMFINIBAN</text:p>
          </table:table-cell>
          <table:table-cell table:style-name="ce69" office:value-type="string">
            <text:p>Numéro IBAN dernière partie</text:p>
          </table:table-cell>
          <table:table-cell table:style-name="ce62" office:value-type="string">
            <text:p>VARCHAR</text:p>
          </table:table-cell>
          <table:table-cell table:style-name="ce62" office:value-type="float" office:value="7">
            <text:p>7</text:p>
          </table:table-cell>
          <table:table-cell table:style-name="ce62"/>
          <table:table-cell table:style-name="ce71" office:value-type="string">
            <text:p>CAF</text:p>
          </table:table-cell>
        </table:table-row>
        <table:table-row table:style-name="ro2">
          <table:table-cell table:style-name="ce66" office:value-type="string">
            <text:p>BIC</text:p>
          </table:table-cell>
          <table:table-cell table:style-name="ce69" office:value-type="string">
            <text:p>BIC (Bank Identifier Code)</text:p>
          </table:table-cell>
          <table:table-cell table:style-name="ce62" office:value-type="string">
            <text:p>VARCHAR</text:p>
          </table:table-cell>
          <table:table-cell table:style-name="ce62" office:value-type="float" office:value="11">
            <text:p>11</text:p>
          </table:table-cell>
          <table:table-cell table:style-name="ce62"/>
          <table:table-cell table:style-name="ce71" office:value-type="string">
            <text:p>CAF</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situationsdossiers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situationsdossiersrsa</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office:value-type="string">
            <text:p>ENTIER</text:p>
          </table:table-cell>
          <table:table-cell table:style-name="ce129" table:number-columns-repeated="2"/>
          <table:table-cell table:style-name="ce138" office:value-type="string">
            <text:p>CLE ETRANGERE</text:p>
          </table:table-cell>
          <table:table-cell table:number-columns-repeated="1018"/>
        </table:table-row>
        <table:table-row table:style-name="ro29">
          <table:table-cell table:style-name="ce130" office:value-type="string">
            <text:p>ETATDOSRSA</text:p>
          </table:table-cell>
          <table:table-cell table:style-name="ce133" office:value-type="string">
            <text:p>Code d’état du dossier</text:p>
          </table:table-cell>
          <table:table-cell table:style-name="ce129" office:value-type="string">
            <text:p>CHAR</text:p>
          </table:table-cell>
          <table:table-cell table:style-name="ce129" office:value-type="float" office:value="1">
            <text:p>1</text:p>
          </table:table-cell>
          <table:table-cell table:style-name="ce129" office:value-type="string">
            <text:p>0=Nouvelle demande en attente de décision CG pour ouverture du droit</text:p>
            <text:p>1=Droit refusé </text:p>
            <text:p>2=Droit ouvert et versable </text:p>
            <text:p>3=Droit ouvert et suspendu (le montant du droit est calculable, mais l'existence du droit est remis en cause)</text:p>
            <text:p>4=Droit ouvert mais versement suspendu (le montant du droit n'est pas calculable)</text:p>
            <text:p>5=Droit clos</text:p>
            <text:p>6=Droit clos sur mois antérieur ayant eu des créances transférées ou une régularisation dans le mois de référence pour une période antérieure.</text:p>
          </table:table-cell>
          <table:table-cell table:style-name="ce138" office:value-type="string">
            <text:p>CAF</text:p>
          </table:table-cell>
          <table:table-cell table:number-columns-repeated="1018"/>
        </table:table-row>
        <table:table-row table:style-name="ro2">
          <table:table-cell table:style-name="ce131" office:value-type="string">
            <text:p>DTREFURSA</text:p>
          </table:table-cell>
          <table:table-cell table:style-name="ce134" office:value-type="string">
            <text:p>Date de refus du RSA</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cell table:number-columns-repeated="1018"/>
        </table:table-row>
        <table:table-row table:style-name="ro29">
          <table:table-cell table:style-name="ce132" office:value-type="string">
            <text:p>MOTIREFURSA</text:p>
          </table:table-cell>
          <table:table-cell table:style-name="ce135" office:value-type="string">
            <text:p>Motif de refus du RSA</text:p>
          </table:table-cell>
          <table:table-cell table:style-name="ce135" office:value-type="string">
            <text:p>CHAR</text:p>
          </table:table-cell>
          <table:table-cell table:style-name="ce135" office:value-type="float" office:value="3">
            <text:p>3</text:p>
          </table:table-cell>
          <table:table-cell table:style-name="ce137" office:value-type="string">
            <text:p>PCG : refus suite décision PCG</text:p>
            <text:p>F02 : fin de droit immédiate / moins de 25 ans et personne à charge </text:p>
            <text:p>F04 : fin de droit immédiate / titre de séjour non valide</text:p>
            <text:p>F09 : fin de droit immédiate / résidence non conforme</text:p>
            <text:p>F85 : fin de droit immédiate / pas d'allocataire (si allocataire décédé par exemple)</text:p>
            <text:p>F97 : fin de droit immédiate / bénéficiaire AAH réduite</text:p>
            <text:p>DSD : demande sans droit (demande pièces justificatives)</text:p>
          </table:table-cell>
          <table:table-cell table:style-name="ce140"/>
          <table:table-cell table:style-name="ce16" table:number-columns-repeated="1018"/>
        </table:table-row>
        <table:table-row table:style-name="ro30">
          <table:table-cell table:style-name="ce130" office:value-type="string">
            <text:p>MOTICLORSA</text:p>
          </table:table-cell>
          <table:table-cell table:style-name="ce136" office:value-type="string">
            <text:p>Motif de clôture du droit au RSA</text:p>
          </table:table-cell>
          <table:table-cell table:style-name="ce129" office:value-type="string">
            <text:p>CHAR </text:p>
          </table:table-cell>
          <table:table-cell table:style-name="ce129" office:value-type="float" office:value="3">
            <text:p>3</text:p>
          </table:table-cell>
          <table:table-cell table:style-name="ce129" office:value-type="string">
            <text:p>PCG= Clôture suite décision du Président du Conseil général</text:p>
            <text:p>ECH=Clôture suite à échéance (4 mois sans droits) </text:p>
            <text:p>EFF = Clôture suite à l'annulation de la bascule RMI/API</text:p>
            <text:p>MUT = Clôture suite à mutation du dossier dans un autre organisme</text:p>
            <text:p>RGD= Clôture pour regroupement de dossier</text:p>
            <text:p>RFD=Radié fin de droit</text:p>
          </table:table-cell>
          <table:table-cell table:style-name="ce138" office:value-type="string">
            <text:p>CAF</text:p>
          </table:table-cell>
          <table:table-cell table:number-columns-repeated="1018"/>
        </table:table-row>
        <table:table-row table:style-name="ro2">
          <table:table-cell table:style-name="ce130" office:value-type="string">
            <text:p>DTCLORSA</text:p>
          </table:table-cell>
          <table:table-cell table:style-name="ce136" office:value-type="string">
            <text:p>Date de clôture du droit au RSA</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cell table:number-columns-repeated="1018"/>
        </table:table-row>
        <table:table-row table:style-name="ro2" table:number-rows-repeated="1048566">
          <table:table-cell table:number-columns-repeated="1024"/>
        </table:table-row>
        <table:table-row table:style-name="ro2">
          <table:table-cell table:number-columns-repeated="1024"/>
        </table:table-row>
      </table:table>
      <table:table table:name="Table suspensionsdroi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suspensionsdroit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SITUATIONDOSSIERRSA_ID</text:p>
          </table:table-cell>
          <table:table-cell table:style-name="ce129" office:value-type="string">
            <text:p>Identifiant de la table situationsdossier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cell table:number-columns-repeated="1018"/>
        </table:table-row>
        <table:table-row table:style-name="ro31">
          <table:table-cell table:style-name="ce130" office:value-type="string">
            <text:p>MOTISUSDRORSA</text:p>
          </table:table-cell>
          <table:table-cell table:style-name="ce133" office:value-type="string">
            <text:p>Motif de suspension du droit au RSA</text:p>
          </table:table-cell>
          <table:table-cell table:style-name="ce129" office:value-type="string">
            <text:p>CHAR</text:p>
          </table:table-cell>
          <table:table-cell table:style-name="ce129" office:value-type="float" office:value="2">
            <text:p>2</text:p>
          </table:table-cell>
          <table:table-cell table:style-name="ce129" office:value-type="string">
            <text:p>"DA" : Suspension Dossier : Situation de famille</text:p>
            <text:p>"DB" : Suspension Dossier : Ressources</text:p>
            <text:p>"DC" : Suspension Dossier : Enquête administrative</text:p>
            <text:p>"DD" : Suspension Dossier : Enquête sociale</text:p>
            <text:p>"DE" : Suspension Dossier : Abs imprimé campagne contrôle</text:p>
            <text:p>"DF" : Suspension Dossier : Absence avis changement CAF</text:p>
            <text:p>"DG" : Suspension Dossier : Décès Madame</text:p>
            <text:p>"DH" : Suspension Dossier : Décès Monsieur</text:p>
            <text:p>"DI" : Suspension Dossier : Autre motif</text:p>
            <text:p>"DJ" : Suspension Dossier : Présence paiement réimp/arrêté</text:p>
            <text:p>"DK" : Suspension Dossier : Abs réponse contrôle ASSEDIC</text:p>
            <text:p>"DL" : Suspension Dossier : N'habite plus adresse indiquée</text:p>
            <text:p>"DM" : Suspension Dossier : Résidence inconnue</text:p>
            <text:p>"DN" : Suspension Dossier : Diverg. droits SS susp anc.mod</text:p>
            <text:p>"DO" : Suspension Dossier : Diverg. droits AV susp anc.mod</text:p>
            <text:p>"DP" : Suspension Dossier : Contrôlée ASF hors d'état</text:p>
            <text:p>"GF" : Suspension Groupe Prestation : Situation de famille</text:p>
            <text:p>"GR" : Suspension Groupe Prestation : Contrôle activité ressources</text:p>
            <text:p>"GA" : Suspension Groupe Prestation : Enquête administrative</text:p>
            <text:p>"GS" : Suspension Groupe Prestation : Enquête sociale</text:p>
            <text:p>"GC" : Suspension Groupe Prestation : Abs. imprimé campagne contrôle</text:p>
            <text:p>"GI" : Suspension Groupe Prestation : Imprimé chang. CAF non fourni</text:p>
            <text:p>"GX" : Suspension Groupe Prestation : Autre motif</text:p>
            <text:p>"GE" : Suspension Groupe Prestation : Forfait ETI non fourni</text:p>
            <text:p>"GJ" : Suspension Groupe Prestation : RSA: suspension PCG</text:p>
            <text:p>"GK" : Suspension Groupe Prestation : RSA: contrat insertion</text:p>
            <text:p>"GL" : Suspension Groupe Prestation : RSA: action non engagée</text:p>
          </table:table-cell>
          <table:table-cell table:style-name="ce138" office:value-type="string">
            <text:p>CAF</text:p>
          </table:table-cell>
          <table:table-cell table:number-columns-repeated="1018"/>
        </table:table-row>
        <table:table-row table:style-name="ro2">
          <table:table-cell table:style-name="ce131" office:value-type="string">
            <text:p>DDSUSDRORSA</text:p>
          </table:table-cell>
          <table:table-cell table:style-name="ce134" office:value-type="string">
            <text:p>Date de début de suspension du droit au RSA</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cell table:number-columns-repeated="1018"/>
        </table:table-row>
        <table:table-row table:style-name="ro12">
          <table:table-cell table:style-name="ce132" office:value-type="string">
            <text:p>NATGROUPFSUS</text:p>
          </table:table-cell>
          <table:table-cell table:style-name="ce135" office:value-type="string">
            <text:p>Groupe de suspension</text:p>
          </table:table-cell>
          <table:table-cell table:style-name="ce135" office:value-type="string">
            <text:p>CHAR</text:p>
          </table:table-cell>
          <table:table-cell table:style-name="ce137" office:value-type="float" office:value="3">
            <text:p>3</text:p>
          </table:table-cell>
          <table:table-cell table:style-name="ce137" office:value-type="string">
            <text:p>RSA : RSA socle+activité</text:p>
            <text:p>DIF : PF différentielles</text:p>
            <text:p>HOS : PF hospitalisation</text:p>
          </table:table-cell>
          <table:table-cell table:style-name="ce140" office:value-type="string">
            <text:p>CAF</text:p>
          </table:table-cell>
          <table:table-cell table:style-name="ce16" table:number-columns-repeated="1018"/>
        </table:table-row>
        <table:table-row table:style-name="ro12" table:number-rows-repeated="1048568">
          <table:table-cell table:number-columns-repeated="1024"/>
        </table:table-row>
        <table:table-row table:style-name="ro12">
          <table:table-cell table:number-columns-repeated="1024"/>
        </table:table-row>
      </table:table>
      <table:table table:name="Table suspensionsversemen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suspensionsversem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SITUATIONDOSSIERRSA_ID</text:p>
          </table:table-cell>
          <table:table-cell table:style-name="ce129" office:value-type="string">
            <text:p>Identifiant de la table situationsdossier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32">
          <table:table-cell table:style-name="ce130" office:value-type="string">
            <text:p>MOTISUSVERSRSA</text:p>
          </table:table-cell>
          <table:table-cell table:style-name="ce133" office:value-type="string">
            <text:p>Motif de suspension <text:s/>de versements RSA</text:p>
          </table:table-cell>
          <table:table-cell table:style-name="ce129" office:value-type="string">
            <text:p>CHAR </text:p>
          </table:table-cell>
          <table:table-cell table:style-name="ce129" office:value-type="float" office:value="2">
            <text:p>2</text:p>
          </table:table-cell>
          <table:table-cell table:style-name="ce129" office:value-type="string">
            <text:p>"01" : Ressources trop élevées</text:p>
            <text:p>"03" : Activité non conforme</text:p>
            <text:p>"05" : RSA inférieur au seuil</text:p>
            <text:p>"06" : Déclaration Trimestrielle Ressources non fournie</text:p>
            <text:p>"31" : Prestation exclue affil partielle</text:p>
            <text:p>"34" : Régime non conforme</text:p>
            <text:p>"35 " : Demande avantage vieillesse absent ou tardif</text:p>
            <text:p>"36" : Titre de séjour absent</text:p>
            <text:p>"AB " : Allocataire absent du foyer</text:p>
            <text:p>"CV " : Attente décision PCG (le droit reste théorique jusqu'au retour)</text:p>
            <text:p>"CG" : Application Sanction</text:p>
          </table:table-cell>
          <table:table-cell table:style-name="ce138" office:value-type="string">
            <text:p>CAF</text:p>
          </table:table-cell>
        </table:table-row>
        <table:table-row table:style-name="ro2">
          <table:table-cell table:style-name="ce131" office:value-type="string">
            <text:p>DDSUSVERSRSA</text:p>
          </table:table-cell>
          <table:table-cell table:style-name="ce134" office:value-type="string">
            <text:p>Date de début de suspension de versements RSA</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roits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detailsdroits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11">
          <table:table-cell table:style-name="ce141" office:value-type="string">
            <text:p>TOPSANSDOMFIXE</text:p>
          </table:table-cell>
          <table:table-cell table:style-name="ce134" office:value-type="string">
            <text:p>Top d’allocataire sans domicile fixe</text:p>
          </table:table-cell>
          <table:table-cell table:style-name="ce134" office:value-type="string">
            <text:p>BOOLEAN</text:p>
          </table:table-cell>
          <table:table-cell table:style-name="ce134" office:value-type="float" office:value="1">
            <text:p>1</text:p>
          </table:table-cell>
          <table:table-cell table:style-name="ce134" office:value-type="string">
            <text:p>'1' : Sans domicile fixe, </text:p>
            <text:p>'0' : Domicile fixe</text:p>
          </table:table-cell>
          <table:table-cell table:style-name="ce139" office:value-type="string">
            <text:p>CAF</text:p>
          </table:table-cell>
        </table:table-row>
        <table:table-row table:style-name="ro2">
          <table:table-cell table:style-name="ce131" office:value-type="string">
            <text:p>NBENFAUTCHA</text:p>
          </table:table-cell>
          <table:table-cell table:style-name="ce142" office:value-type="string">
            <text:p>Nombre d’enfants et autre(s) personne(s) à charge RSA</text:p>
          </table:table-cell>
          <table:table-cell table:style-name="ce134" office:value-type="string">
            <text:p>ENTIER</text:p>
          </table:table-cell>
          <table:table-cell table:style-name="ce134" office:value-type="float" office:value="2">
            <text:p>2</text:p>
          </table:table-cell>
          <table:table-cell table:style-name="ce134"/>
          <table:table-cell table:style-name="ce139" office:value-type="string">
            <text:p>CAF</text:p>
          </table:table-cell>
        </table:table-row>
        <table:table-row table:style-name="ro12">
          <table:table-cell table:style-name="ce131" office:value-type="string">
            <text:p>ORIDEMRSA</text:p>
          </table:table-cell>
          <table:table-cell table:style-name="ce134" office:value-type="string">
            <text:p>Code d’origine de la demande RSA</text:p>
          </table:table-cell>
          <table:table-cell table:style-name="ce134" office:value-type="string">
            <text:p>CHAR</text:p>
          </table:table-cell>
          <table:table-cell table:style-name="ce134" office:value-type="float" office:value="3">
            <text:p>3</text:p>
          </table:table-cell>
          <table:table-cell table:style-name="ce134" office:value-type="string">
            <text:p>"RMI" : Le droit au RSA est issu de la conversion d'un droit RMI</text:p>
            <text:p>"API" : Le droit au RSA est issu de la conversion d'un droit API</text:p>
            <text:p>"DEM" : Le droit au RSA fait suite à une demande de RSA</text:p>
          </table:table-cell>
          <table:table-cell table:style-name="ce139" office:value-type="string">
            <text:p>CAF</text:p>
          </table:table-cell>
        </table:table-row>
        <table:table-row table:style-name="ro2">
          <table:table-cell table:style-name="ce130" office:value-type="string">
            <text:p>DTORIDEMRSA</text:p>
          </table:table-cell>
          <table:table-cell table:style-name="ce136" office:value-type="string">
            <text:p>Date d’origine de la demande RSA</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12">
          <table:table-cell table:style-name="ce130" office:value-type="string">
            <text:p>TOPFOYDRODEVORSA</text:p>
          </table:table-cell>
          <table:table-cell table:style-name="ce136" office:value-type="string">
            <text:p>Top foyer soumis à droits et devoirs RSA</text:p>
          </table:table-cell>
          <table:table-cell table:style-name="ce129" office:value-type="string">
            <text:p>CHAR</text:p>
          </table:table-cell>
          <table:table-cell table:style-name="ce129" office:value-type="float" office:value="1">
            <text:p>1</text:p>
          </table:table-cell>
          <table:table-cell table:style-name="ce129" office:value-type="string">
            <text:p>"1" : Le foyer est soumis à Droits et devoirs (le montant des ressources d'activités (MTRESSMENRSA) pris en compte pour le RSA est inférieur <text:s/>au montant du revenu minimum garanti <text:s/>RSA (MTREVMINGARASA)</text:p>
            <text:p/>
            <text:p>"0" : Le foyer n'est pas soumis à Droits et devoirs (le montant des ressources d'activités (MTRESSMENRSA) pris en compte pour le RSA est supérieur ou égale au montant du revenu minimum garanti <text:s/>RSA (MTREVMINGARASA)</text:p>
          </table:table-cell>
          <table:table-cell table:style-name="ce138" office:value-type="string">
            <text:p>CAF</text:p>
          </table:table-cell>
        </table:table-row>
        <table:table-row table:style-name="ro2">
          <table:table-cell table:style-name="ce130" office:value-type="string">
            <text:p>DDELECAL</text:p>
          </table:table-cell>
          <table:table-cell table:style-name="ce136" office:value-type="string">
            <text:p>Date de début élément calcul</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FELECAL</text:p>
          </table:table-cell>
          <table:table-cell table:style-name="ce136" office:value-type="string">
            <text:p>Date de fin élément calcul</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MTREVMINIGARARSA</text:p>
          </table:table-cell>
          <table:table-cell table:style-name="ce136" office:value-type="string">
            <text:p>Montant du revenu minimum garanti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PENTRSA</text:p>
          </table:table-cell>
          <table:table-cell table:style-name="ce136" office:value-type="string">
            <text:p>Montant de la pente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LOCALRSA</text:p>
          </table:table-cell>
          <table:table-cell table:style-name="ce136" office:value-type="string">
            <text:p>Montant local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VGARARSA</text:p>
          </table:table-cell>
          <table:table-cell table:style-name="ce136" office:value-type="string">
            <text:p>Montant du revenu garanti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PFRSA</text:p>
          </table:table-cell>
          <table:table-cell table:style-name="ce136" office:value-type="string">
            <text:p>Montant des prestations familiales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ALRSA</text:p>
          </table:table-cell>
          <table:table-cell table:style-name="ce136" office:value-type="string">
            <text:p>Montant du forfait logement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SSMENRSA</text:p>
          </table:table-cell>
          <table:table-cell table:style-name="ce136" office:value-type="string">
            <text:p>Montant des ressources mensuelles du foyer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SANOBLALIMRSA</text:p>
          </table:table-cell>
          <table:table-cell table:style-name="ce136" office:value-type="string">
            <text:p>Montant des sanctions pour obligations alimentaires</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DHOSRSA</text:p>
          </table:table-cell>
          <table:table-cell table:style-name="ce136" office:value-type="string">
            <text:p>Montant des réductions hospitalières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DCGRSA</text:p>
          </table:table-cell>
          <table:table-cell table:style-name="ce136" office:value-type="string">
            <text:p>Montant de la réduction du Conseil Général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CUMINTEGRSA</text:p>
          </table:table-cell>
          <table:table-cell table:style-name="ce136" office:value-type="string">
            <text:p>Montant du cumul intégral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ABANEURSA</text:p>
          </table:table-cell>
          <table:table-cell table:style-name="ce136" office:value-type="string">
            <text:p>Montant total des abattements neutralisations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TOTDRORSA</text:p>
          </table:table-cell>
          <table:table-cell table:style-name="ce136" office:value-type="string">
            <text:p>Montant total du droit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number-rows-repeated="1048551">
          <table:table-cell table:number-columns-repeated="6"/>
        </table:table-row>
        <table:table-row table:style-name="ro2">
          <table:table-cell table:number-columns-repeated="6"/>
        </table:table-row>
      </table:table>
      <table:table table:name="Table detailscalculdroit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detailscalculdroit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ETAILDROITRSA_ID</text:p>
          </table:table-cell>
          <table:table-cell table:style-name="ce129" office:value-type="string">
            <text:p>Identifiant de la table detailsdroit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33">
          <table:table-cell table:style-name="ce141" office:value-type="string">
            <text:p>NATPF</text:p>
          </table:table-cell>
          <table:table-cell table:style-name="ce134" office:value-type="string">
            <text:p>Nature de la prestation</text:p>
          </table:table-cell>
          <table:table-cell table:style-name="ce134" office:value-type="string">
            <text:p>CHAR</text:p>
          </table:table-cell>
          <table:table-cell table:style-name="ce134" office:value-type="float" office:value="3">
            <text:p>3</text:p>
          </table:table-cell>
          <table:table-cell table:style-name="ce134" office:value-type="string">
            <text:p>"RSD" : RSA Socle (Financement sur fonds Conseil général)</text:p>
            <text:p>"RSI" : RSA Socle majoré (Financement sur fonds Conseil général)</text:p>
            <text:p>"RSU" : RSA Socle Etat Contrat aidé <text:s/>(Financement sur fonds Etat)</text:p>
            <text:p>"RSB" : RSA Socle Local (Financement sur fonds Conseil général)</text:p>
            <text:p>"RCD" : RSA Activité (Financement sur fonds Etat)</text:p>
            <text:p>"RCI" : RSA Activité majoré (Financement sur fonds Etat)</text:p>
            <text:p>"RCU" : RSA Activité Etat Contrat aidé (Financement sur fonds Etat)</text:p>
            <text:p>"RCB" : RSA Activité Local (Financement sur fonds Conseil général)</text:p>
          </table:table-cell>
          <table:table-cell table:style-name="ce139" office:value-type="string">
            <text:p>CAF</text:p>
          </table:table-cell>
        </table:table-row>
        <table:table-row table:style-name="ro34">
          <table:table-cell table:style-name="ce131" office:value-type="string">
            <text:p>SOUSNATPF</text:p>
          </table:table-cell>
          <table:table-cell table:style-name="ce142" office:value-type="string">
            <text:p>Sous nature de la prestation</text:p>
          </table:table-cell>
          <table:table-cell table:style-name="ce134" office:value-type="string">
            <text:p>CHAR</text:p>
          </table:table-cell>
          <table:table-cell table:style-name="ce134" office:value-type="float" office:value="5">
            <text:p>5</text:p>
          </table:table-cell>
          <table:table-cell table:style-name="ce134" office:value-type="string">
            <text:p>"RSDN1" : RSA Socle -25 avec enfants à charge ou grossesse</text:p>
            <text:p>"RSDN2" : RSA Socle +25 ans</text:p>
            <text:p>"RSIN1" : RSA Socle majoré</text:p>
            <text:p>"RSUN1" : RSA Socle Etat Contrat aidé majoré</text:p>
            <text:p>"RSUN2" : RSA Socle Etat Contrat aidé -25ans</text:p>
            <text:p>"RSUN3" : RSA Socle Etat Contrat aidé +25ans</text:p>
            <text:p>"RSBN1" : RSA Socle Local majoré</text:p>
            <text:p>"RSBN2" : RSA Socle Local -25 ans</text:p>
            <text:p>"RSBN3" : RSA Socle Local +25ans</text:p>
            <text:p>"RCDN1" : RSA Activité -25 avec enfants à charge ou grossesse</text:p>
            <text:p>"RCDN2" : RSA Activité +25 ans</text:p>
            <text:p>"RCIN1" : RSA Activité majoré</text:p>
            <text:p>"RCUN1" : RSA Activité Etat Contrat aidé majoré</text:p>
            <text:p>"RCUN2" : RSA Activité Etat Contrat aidé -25ans</text:p>
            <text:p>"RCUN3" : RSA Activité Etat Contrat aidé +25ans</text:p>
            <text:p>"RCBN1" : RSA Activité Local majoré</text:p>
            <text:p>"RCBN2" : RSA Activité Local -25 ans</text:p>
            <text:p>"RCBN3" : RSA Activité Local +25ans</text:p>
          </table:table-cell>
          <table:table-cell table:style-name="ce139" office:value-type="string">
            <text:p>CAF</text:p>
          </table:table-cell>
        </table:table-row>
        <table:table-row table:style-name="ro2">
          <table:table-cell table:style-name="ce131" office:value-type="string">
            <text:p>DDNATDRO</text:p>
          </table:table-cell>
          <table:table-cell table:style-name="ce134" office:value-type="string">
            <text:p>Date de début de l’application de la sous nature de prestation</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table-cell table:style-name="ce130" office:value-type="string">
            <text:p>DFNATDRO</text:p>
          </table:table-cell>
          <table:table-cell table:style-name="ce136" office:value-type="string">
            <text:p>Date de fin de l’application de la sous nature de prestation</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MTRSAVERS</text:p>
          </table:table-cell>
          <table:table-cell table:style-name="ce136" office:value-type="string">
            <text:p>Montant du RSA pour la sous nature traitée</text:p>
          </table:table-cell>
          <table:table-cell table:style-name="ce129"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DTDERRSAVERS</text:p>
          </table:table-cell>
          <table:table-cell table:style-name="ce136" office:value-type="string">
            <text:p>Date du dernier mois RSA versabl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avispcgdroit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avispcgdroit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12">
          <table:table-cell table:style-name="ce130" office:value-type="string">
            <text:p>AVISDESTPAIRSA</text:p>
          </table:table-cell>
          <table:table-cell table:style-name="ce133" office:value-type="string">
            <text:p>Code de l’avis de destination du paiement à tiers</text:p>
          </table:table-cell>
          <table:table-cell table:style-name="ce129" office:value-type="string">
            <text:p>CHAR</text:p>
          </table:table-cell>
          <table:table-cell table:style-name="ce129" office:value-type="float" office:value="1">
            <text:p>1</text:p>
          </table:table-cell>
          <table:table-cell table:style-name="ce129" office:value-type="string">
            <text:p>"D" : Avis demandé au CG</text:p>
            <text:p>"A" : Accord du CG</text:p>
            <text:p>"R" : Refus du CG</text:p>
          </table:table-cell>
          <table:table-cell table:style-name="ce138" office:value-type="string">
            <text:p>CAF</text:p>
          </table:table-cell>
        </table:table-row>
        <table:table-row table:style-name="ro2">
          <table:table-cell table:style-name="ce131" office:value-type="string">
            <text:p>DTAVISDESTPAIRSA</text:p>
          </table:table-cell>
          <table:table-cell table:style-name="ce134" office:value-type="string">
            <text:p>Date de l’avis de destination du paiement à tiers</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table-cell table:style-name="ce130" office:value-type="string">
            <text:p>NOMTIE</text:p>
          </table:table-cell>
          <table:table-cell table:style-name="ce136" office:value-type="string">
            <text:p>Nom du tiers</text:p>
          </table:table-cell>
          <table:table-cell table:style-name="ce129" office:value-type="string">
            <text:p>VARCHAR</text:p>
          </table:table-cell>
          <table:table-cell table:style-name="ce129" office:value-type="float" office:value="64">
            <text:p>64</text:p>
          </table:table-cell>
          <table:table-cell table:style-name="ce129"/>
          <table:table-cell table:style-name="ce138" office:value-type="string">
            <text:p>CAF</text:p>
          </table:table-cell>
        </table:table-row>
        <table:table-row table:style-name="ro11">
          <table:table-cell table:style-name="ce130" office:value-type="string">
            <text:p>TYPEPERSTIE</text:p>
          </table:table-cell>
          <table:table-cell table:style-name="ce136" office:value-type="string">
            <text:p>Type de personne tiers</text:p>
          </table:table-cell>
          <table:table-cell table:style-name="ce129" office:value-type="string">
            <text:p>CHAR</text:p>
          </table:table-cell>
          <table:table-cell table:style-name="ce129" office:value-type="float" office:value="1">
            <text:p>1</text:p>
          </table:table-cell>
          <table:table-cell table:style-name="ce129" office:value-type="string">
            <text:p>"P" : Tiers personne physique</text:p>
            <text:p>"M" : Tiers personne morale</text:p>
          </table:table-cell>
          <table:table-cell table:style-name="ce138"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condsadmin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condsadmi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AVISPCGDROITRSA_ID</text:p>
          </table:table-cell>
          <table:table-cell table:style-name="ce129" office:value-type="string">
            <text:p>Identifiant de la table avispcgdroit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2">
          <table:table-cell table:style-name="ce66" office:value-type="string">
            <text:p>AVISCONDADMRSA</text:p>
          </table:table-cell>
          <table:table-cell table:style-name="ce144" office:value-type="string">
            <text:p>Avis de conditions administratives RSA</text:p>
          </table:table-cell>
          <table:table-cell table:style-name="ce62" office:value-type="string">
            <text:p>CHAR</text:p>
          </table:table-cell>
          <table:table-cell table:style-name="ce62" office:value-type="float" office:value="1">
            <text:p>1</text:p>
          </table:table-cell>
          <table:table-cell table:style-name="ce62"/>
          <table:table-cell table:style-name="ce71" office:value-type="string">
            <text:p>CAF</text:p>
          </table:table-cell>
        </table:table-row>
        <table:table-row table:style-name="ro2">
          <table:table-cell table:style-name="ce65" office:value-type="string">
            <text:p>MOTICONDADMRSA</text:p>
          </table:table-cell>
          <table:table-cell table:style-name="ce63" office:value-type="string">
            <text:p>Motif de l’avis de conditions administratives RSA</text:p>
          </table:table-cell>
          <table:table-cell table:style-name="ce63" office:value-type="string">
            <text:p>CHAR</text:p>
          </table:table-cell>
          <table:table-cell table:style-name="ce63" office:value-type="float" office:value="2">
            <text:p>2</text:p>
          </table:table-cell>
          <table:table-cell table:style-name="ce63"/>
          <table:table-cell table:style-name="ce72" office:value-type="string">
            <text:p>CAF</text:p>
          </table:table-cell>
        </table:table-row>
        <table:table-row table:style-name="ro2">
          <table:table-cell table:style-name="ce66" office:value-type="string">
            <text:p>COMM1CONDADMRSA</text:p>
          </table:table-cell>
          <table:table-cell table:style-name="ce69" office:value-type="string">
            <text:p>Commentaires des conditions administratives générales RSA</text:p>
          </table:table-cell>
          <table:table-cell table:style-name="ce62" office:value-type="string">
            <text:p>VARCHAR</text:p>
          </table:table-cell>
          <table:table-cell table:style-name="ce62" office:value-type="float" office:value="60">
            <text:p>60</text:p>
          </table:table-cell>
          <table:table-cell table:style-name="ce62"/>
          <table:table-cell table:style-name="ce71" office:value-type="string">
            <text:p>CAF</text:p>
          </table:table-cell>
        </table:table-row>
        <table:table-row table:style-name="ro2">
          <table:table-cell table:style-name="ce66" office:value-type="string">
            <text:p>COMM2CONDADMRSA</text:p>
          </table:table-cell>
          <table:table-cell table:style-name="ce69" office:value-type="string">
            <text:p>Commentaires (suite) des conditions administratives générales RSA</text:p>
          </table:table-cell>
          <table:table-cell table:style-name="ce62" office:value-type="string">
            <text:p>VARCHAR</text:p>
          </table:table-cell>
          <table:table-cell table:style-name="ce62" office:value-type="float" office:value="60">
            <text:p>60</text:p>
          </table:table-cell>
          <table:table-cell table:style-name="ce62"/>
          <table:table-cell table:style-name="ce71" office:value-type="string">
            <text:p>CAF</text:p>
          </table:table-cell>
        </table:table-row>
        <table:table-row table:style-name="ro2">
          <table:table-cell table:style-name="ce66" office:value-type="string">
            <text:p>DTEFFAVISCONDADMRSA</text:p>
          </table:table-cell>
          <table:table-cell table:style-name="ce69" office:value-type="string">
            <text:p>Date d’effet de l’avis <text:s/>de conditions administratives RSA</text:p>
          </table:table-cell>
          <table:table-cell table:style-name="ce62" office:value-type="string">
            <text:p>DATE</text:p>
          </table:table-cell>
          <table:table-cell table:style-name="ce62" office:value-type="float" office:value="10">
            <text:p>10</text:p>
          </table:table-cell>
          <table:table-cell table:style-name="ce62"/>
          <table:table-cell table:style-name="ce71" office:value-type="string">
            <text:p>CAF</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reducs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reducs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AVISPCGDROITRSA_ID</text:p>
          </table:table-cell>
          <table:table-cell table:style-name="ce129" office:value-type="string">
            <text:p>Identifiant de la table avispcgdroit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2">
          <table:table-cell table:style-name="ce66" office:value-type="string">
            <text:p>MTREDRSA</text:p>
          </table:table-cell>
          <table:table-cell table:style-name="ce144" office:value-type="string">
            <text:p>Montant de la réduction</text:p>
          </table:table-cell>
          <table:table-cell table:style-name="ce62" office:value-type="string">
            <text:p>NUMERIC</text:p>
          </table:table-cell>
          <table:table-cell table:style-name="ce70" office:value-type="string">
            <text:p>9-2</text:p>
          </table:table-cell>
          <table:table-cell table:style-name="ce62"/>
          <table:table-cell table:style-name="ce71" office:value-type="string">
            <text:p>CAF</text:p>
          </table:table-cell>
        </table:table-row>
        <table:table-row table:style-name="ro2">
          <table:table-cell table:style-name="ce65" office:value-type="string">
            <text:p>DDREDRSA</text:p>
          </table:table-cell>
          <table:table-cell table:style-name="ce63" office:value-type="string">
            <text:p>Date de début de la réduction</text:p>
          </table:table-cell>
          <table:table-cell table:style-name="ce63" office:value-type="string">
            <text:p>DATE</text:p>
          </table:table-cell>
          <table:table-cell table:style-name="ce63" office:value-type="float" office:value="10">
            <text:p>10</text:p>
          </table:table-cell>
          <table:table-cell table:style-name="ce63"/>
          <table:table-cell table:style-name="ce72" office:value-type="string">
            <text:p>CAF</text:p>
          </table:table-cell>
        </table:table-row>
        <table:table-row table:style-name="ro2">
          <table:table-cell table:style-name="ce66" office:value-type="string">
            <text:p>DFREDRSA</text:p>
          </table:table-cell>
          <table:table-cell table:style-name="ce69" office:value-type="string">
            <text:p>Date de fin de la réduction</text:p>
          </table:table-cell>
          <table:table-cell table:style-name="ce62" office:value-type="string">
            <text:p>DATE</text:p>
          </table:table-cell>
          <table:table-cell table:style-name="ce62" office:value-type="float" office:value="10">
            <text:p>10</text:p>
          </table:table-cell>
          <table:table-cell table:style-name="ce62"/>
          <table:table-cell table:style-name="ce71" office:value-type="string">
            <text:p>CAF</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reanc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creanc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FOYER_ID</text:p>
          </table:table-cell>
          <table:table-cell table:style-name="ce110" office:value-type="string">
            <text:p>Identifiant de la table foyer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
          <table:table-cell table:style-name="ce145" office:value-type="string">
            <text:p>DTIMPLCRE</text:p>
          </table:table-cell>
          <table:table-cell table:style-name="ce129" office:value-type="string">
            <text:p>Date d’implantation de la créanc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33">
          <table:table-cell table:style-name="ce131" office:value-type="string">
            <text:p>NATCRE</text:p>
          </table:table-cell>
          <table:table-cell table:style-name="ce142" office:value-type="string">
            <text:p>Nature de la créance</text:p>
          </table:table-cell>
          <table:table-cell table:style-name="ce134" office:value-type="string">
            <text:p>CHAR</text:p>
          </table:table-cell>
          <table:table-cell table:style-name="ce134" office:value-type="float" office:value="3">
            <text:p>3</text:p>
          </table:table-cell>
          <table:table-cell table:style-name="ce134" office:value-type="string">
            <text:p>"INK" : Indu sur nature prestation <text:s/>RSD (RSA socle)</text:p>
            <text:p>"ITK" : Indu sur nature prestation <text:s/>RSD transféré</text:p>
            <text:p>"INL" : Indu sur nature prestation <text:s/>RSI (RSA socle majoration parent isolé)</text:p>
            <text:p>"ITL" : Indu sur nature prestation <text:s/>RSI transféré</text:p>
            <text:p>"INM" : Indu sur nature prestation <text:s/>RSB RCB (RSA socle locale et RSA activité local</text:p>
            <text:p>"ITM" : Indu sur nature prestation <text:s/>RSB RCB transféré</text:p>
            <text:p>"INS" : Indu sur nature prestation RCB </text:p>
            <text:p>"ITS" : Indu sur nature prestation RCB transféré</text:p>
          </table:table-cell>
          <table:table-cell table:style-name="ce139" office:value-type="string">
            <text:p>CAF</text:p>
          </table:table-cell>
        </table:table-row>
        <table:table-row table:style-name="ro2">
          <table:table-cell table:style-name="ce131" office:value-type="string">
            <text:p>RGCRE</text:p>
          </table:table-cell>
          <table:table-cell table:style-name="ce134" office:value-type="string">
            <text:p>Rang de la créance</text:p>
          </table:table-cell>
          <table:table-cell table:style-name="ce134" office:value-type="string">
            <text:p>CHAR</text:p>
          </table:table-cell>
          <table:table-cell table:style-name="ce134" office:value-type="float" office:value="3">
            <text:p>3</text:p>
          </table:table-cell>
          <table:table-cell table:style-name="ce134"/>
          <table:table-cell table:style-name="ce139" office:value-type="string">
            <text:p>CAF</text:p>
          </table:table-cell>
        </table:table-row>
        <table:table-row table:style-name="ro2">
          <table:table-cell table:style-name="ce130" office:value-type="string">
            <text:p>MOTIINDU</text:p>
          </table:table-cell>
          <table:table-cell table:style-name="ce136" office:value-type="string">
            <text:p>Motif de l’indu</text:p>
          </table:table-cell>
          <table:table-cell table:style-name="ce129" office:value-type="string">
            <text:p>CHAR</text:p>
          </table:table-cell>
          <table:table-cell table:style-name="ce129" office:value-type="float" office:value="2">
            <text:p>2</text:p>
          </table:table-cell>
          <table:table-cell table:style-name="ce129"/>
          <table:table-cell table:style-name="ce138" office:value-type="string">
            <text:p>CAF</text:p>
          </table:table-cell>
        </table:table-row>
        <table:table-row table:style-name="ro2">
          <table:table-cell table:style-name="ce130" office:value-type="string">
            <text:p>ORIINDU</text:p>
          </table:table-cell>
          <table:table-cell table:style-name="ce136" office:value-type="string">
            <text:p>Origine de l’indu</text:p>
          </table:table-cell>
          <table:table-cell table:style-name="ce129" office:value-type="string">
            <text:p>CHAR</text:p>
          </table:table-cell>
          <table:table-cell table:style-name="ce129" office:value-type="float" office:value="2">
            <text:p>2</text:p>
          </table:table-cell>
          <table:table-cell table:style-name="ce129"/>
          <table:table-cell table:style-name="ce138" office:value-type="string">
            <text:p>CAF</text:p>
          </table:table-cell>
        </table:table-row>
        <table:table-row table:style-name="ro2">
          <table:table-cell table:style-name="ce130" office:value-type="string">
            <text:p>RESPINDU</text:p>
          </table:table-cell>
          <table:table-cell table:style-name="ce136" office:value-type="string">
            <text:p>Responsabilité de l’indu</text:p>
          </table:table-cell>
          <table:table-cell table:style-name="ce129" office:value-type="string">
            <text:p>CHAR</text:p>
          </table:table-cell>
          <table:table-cell table:style-name="ce129" office:value-type="float" office:value="2">
            <text:p>2</text:p>
          </table:table-cell>
          <table:table-cell table:style-name="ce129"/>
          <table:table-cell table:style-name="ce138" office:value-type="string">
            <text:p>CAF</text:p>
          </table:table-cell>
        </table:table-row>
        <table:table-row table:style-name="ro2">
          <table:table-cell table:style-name="ce130" office:value-type="string">
            <text:p>DDREGUCRE</text:p>
          </table:table-cell>
          <table:table-cell table:style-name="ce136" office:value-type="string">
            <text:p>Date de début de la créanc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FREGUCRE</text:p>
          </table:table-cell>
          <table:table-cell table:style-name="ce136" office:value-type="string">
            <text:p>Date de fin de la créanc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TDERCREDCRETRANS</text:p>
          </table:table-cell>
          <table:table-cell table:style-name="ce136" office:value-type="string">
            <text:p>Date du dernier crédit positif de la créance transféré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MTSOLREELCRETRANS</text:p>
          </table:table-cell>
          <table:table-cell table:style-name="ce136" office:value-type="string">
            <text:p>Montant du solde réel de la créance transférée</text:p>
          </table:table-cell>
          <table:table-cell table:style-name="ce129"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INICRE</text:p>
          </table:table-cell>
          <table:table-cell table:style-name="ce136" office:value-type="string">
            <text:p>Montant initial de la créance</text:p>
          </table:table-cell>
          <table:table-cell table:style-name="ce129"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evenemen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evenem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FOYER_ID</text:p>
          </table:table-cell>
          <table:table-cell table:style-name="ce110" office:value-type="string">
            <text:p>Identifiant de la table foyer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
          <table:table-cell table:style-name="ce73" office:value-type="string">
            <text:p>DTLIQ</text:p>
          </table:table-cell>
          <table:table-cell table:style-name="ce62" office:value-type="string">
            <text:p>Date de liquidation</text:p>
          </table:table-cell>
          <table:table-cell table:style-name="ce62" office:value-type="string">
            <text:p>DATE</text:p>
          </table:table-cell>
          <table:table-cell table:style-name="ce62" office:value-type="float" office:value="10">
            <text:p>10</text:p>
          </table:table-cell>
          <table:table-cell table:style-name="ce62"/>
          <table:table-cell table:style-name="ce110" office:value-type="string">
            <text:p>CLE ETRANGERE</text:p>
          </table:table-cell>
        </table:table-row>
        <table:table-row table:style-name="ro2">
          <table:table-cell table:style-name="ce146" office:value-type="string">
            <text:p>HEULIQ</text:p>
          </table:table-cell>
          <table:table-cell table:style-name="ce148" office:value-type="string">
            <text:p>Heure de liquidation</text:p>
          </table:table-cell>
          <table:table-cell table:style-name="ce71" office:value-type="string">
            <text:p>HEURE</text:p>
          </table:table-cell>
          <table:table-cell table:style-name="ce71" office:value-type="float" office:value="13">
            <text:p>13</text:p>
          </table:table-cell>
          <table:table-cell table:style-name="ce71"/>
          <table:table-cell table:style-name="ce102"/>
        </table:table-row>
        <table:table-row table:style-name="ro35">
          <table:table-cell table:style-name="ce147" office:value-type="string">
            <text:p>FG</text:p>
          </table:table-cell>
          <table:table-cell table:style-name="ce138" office:value-type="string">
            <text:p>Fait générateur</text:p>
          </table:table-cell>
          <table:table-cell table:style-name="ce138" office:value-type="string">
            <text:p>VARCHAR</text:p>
          </table:table-cell>
          <table:table-cell table:style-name="ce138" office:value-type="float" office:value="30">
            <text:p>30</text:p>
          </table:table-cell>
          <table:table-cell table:style-name="ce71" office:value-type="string">
            <text:p>"SUS" : Suspension</text:p>
            <text:p>"DESALL" : Désignation allocataire</text:p>
            <text:p>"SITPRO" : Situation professionnelle</text:p>
            <text:p>"INTGRO" : Interruption grossesse</text:p>
            <text:p>"ETACIV" : Etat civil</text:p>
            <text:p>"SITENFAUT" : Situation enfant/aut</text:p>
            <text:p>"RESTRIRSA" : Ressources trimestrielles RSA</text:p>
            <text:p>"SITFAM" : Situation famille</text:p>
            <text:p>"DECDEMPCG" : Décision du Président du CG</text:p>
            <text:p>"CARRSA" : Caractéristiques RSA</text:p>
            <text:p>"PROPCG" : Proposition au Président CG</text:p>
            <text:p>"HOSPLA" : Hospitalisation placement</text:p>
            <text:p>"CIRMA" : Cirma ou Cav</text:p>
            <text:p>"SUIRMA" : Suivi de Cirma ou de Cav</text:p>
            <text:p>"RECPEN" : Récépissé pension</text:p>
            <text:p>"TITPEN" : Titre de pension</text:p>
            <text:p>"REA" : Réaffiliation (Fait générateur générique)</text:p>
            <text:p>"DERPRE" : Dérogation du Président du CG</text:p>
            <text:p>"ABANEURES " : Abattement ou neutralisation de ressource</text:p>
            <text:p>"DEMRSA " : Demande de RSA (Fait générateur générique)</text:p>
            <text:p>"CREALI " : Créance alimentaire</text:p>
            <text:p>"ASF" : Demande ASF</text:p>
            <text:p>"EXCPRE" : Exclusion Prestation</text:p>
            <text:p>"ADR" : Adresse</text:p>
            <text:p>"RAD" : Radiation du dossier</text:p>
            <text:p>"MUT" : Mutation du dossier</text:p>
          </table:table-cell>
          <table:table-cell table:style-name="ce102" office:value-type="string">
            <text:p>CAF</text:p>
          </table:table-cell>
        </table:table-row>
        <table:table-row table:style-name="ro35" table:number-rows-repeated="1048568">
          <table:table-cell table:number-columns-repeated="6"/>
        </table:table-row>
        <table:table-row table:style-name="ro35">
          <table:table-cell table:number-columns-repeated="6"/>
        </table:table-row>
      </table:table>
      <table:table table:name="Table infosfinancier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infosfinancie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table:number-columns-repeated="3"/>
          <table:table-cell table:style-name="ce138" office:value-type="string">
            <text:p>CLE ETRANGERE</text:p>
          </table:table-cell>
        </table:table-row>
        <table:table-row table:style-name="ro2">
          <table:table-cell table:style-name="ce105" office:value-type="string">
            <text:p>MOISMOUCOMPTA</text:p>
          </table:table-cell>
          <table:table-cell table:style-name="ce134" office:value-type="string">
            <text:p>Mois des mouvements comptables</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table-cell table:style-name="ce131" office:value-type="string">
            <text:p>TYPE_ALLOCATION</text:p>
          </table:table-cell>
          <table:table-cell table:style-name="ce142" office:value-type="string">
            <text:p>Type d’allocation</text:p>
          </table:table-cell>
          <table:table-cell table:style-name="ce134" office:value-type="string">
            <text:p>VARCHAR</text:p>
          </table:table-cell>
          <table:table-cell table:style-name="ce134" office:value-type="float" office:value="25">
            <text:p>25</text:p>
          </table:table-cell>
          <table:table-cell table:style-name="ce134"/>
          <table:table-cell table:style-name="ce139" office:value-type="string">
            <text:p>CAF</text:p>
          </table:table-cell>
        </table:table-row>
        <table:table-row table:style-name="ro36">
          <table:table-cell table:style-name="ce131" office:value-type="string">
            <text:p>NATPFCRE</text:p>
          </table:table-cell>
          <table:table-cell table:style-name="ce134" office:value-type="string">
            <text:p>Nature de la prestation ou créance</text:p>
          </table:table-cell>
          <table:table-cell table:style-name="ce134" office:value-type="string">
            <text:p>CHAR</text:p>
          </table:table-cell>
          <table:table-cell table:style-name="ce134" office:value-type="float" office:value="3">
            <text:p>3</text:p>
          </table:table-cell>
          <table:table-cell table:style-name="ce134" office:value-type="string">
            <text:p>"RSD" : RSA socle <text:s/></text:p>
            <text:p>"RSI" : RSA socle majoration parent isolé</text:p>
            <text:p>"RSB" : RSA socle local</text:p>
            <text:p>"RCB" : RSA activité local</text:p>
            <text:p>"ASD" : Acompte sur droit RSA socle. (le droit est constaté et ouvert),</text:p>
            <text:p>"ASI" : Acompte sur RSA socle majoré,</text:p>
            <text:p>"ASB" : Acompte sur RSA socle local,</text:p>
            <text:p>"ACB" : Acompte sur RSA activité local</text:p>
            <text:p>"VSD" : Avance sur droit RSA (suite absence DTRS a ou dans l'attente de l'ouverture du droit), </text:p>
            <text:p>"VSI" : Avance sur RSA socle majoré, </text:p>
            <text:p>"VSB" : Avance sur RSA socle local, </text:p>
            <text:p>"VCB" : Avance sur RSA activité local</text:p>
            <text:p>"INK" : Indu sur RSA socle </text:p>
            <text:p>"INL" : Indu sur RSA socle majoré</text:p>
            <text:p>"INM" : Indu sur RSA socle local, </text:p>
            <text:p>"INS" : Indu sur RSA activité local</text:p>
            <text:p>"ITK" : Indu sur RSA socle <text:s/>transféré ou reçu d'une autre Caf ou MSA </text:p>
            <text:p>"ITL" : Indu sur RSA socle majoré transféré ou reçu d'une autre Caf ou MSA</text:p>
            <text:p>"ITM" : Indu sur RSA socle local ou reçu d'une autre Caf ou MSA,</text:p>
            <text:p>"ITS" : Indu sur RSA activité local transféré ou reçu d'une autre Caf ou MSA</text:p>
            <text:p>"ISK" : Indu sur RSA socle subrogé, </text:p>
            <text:p>"ISL" : Indu sur RSA socle majoré subrogé, </text:p>
            <text:p>"ISM" : Indu sur RSA socle local subrogé, </text:p>
            <text:p>"ISS" : Indu sur RSA activité local</text:p>
          </table:table-cell>
          <table:table-cell table:style-name="ce139" office:value-type="string">
            <text:p>CAF</text:p>
          </table:table-cell>
        </table:table-row>
        <table:table-row table:style-name="ro2">
          <table:table-cell table:style-name="ce130" office:value-type="string">
            <text:p>RGCRE</text:p>
          </table:table-cell>
          <table:table-cell table:style-name="ce136" office:value-type="string">
            <text:p>Rang de la créance</text:p>
          </table:table-cell>
          <table:table-cell table:style-name="ce129" office:value-type="string">
            <text:p>ENTIER</text:p>
          </table:table-cell>
          <table:table-cell table:style-name="ce129" office:value-type="float" office:value="3">
            <text:p>3</text:p>
          </table:table-cell>
          <table:table-cell table:style-name="ce129"/>
          <table:table-cell table:style-name="ce138" office:value-type="string">
            <text:p>CAF</text:p>
          </table:table-cell>
        </table:table-row>
        <table:table-row table:style-name="ro2">
          <table:table-cell table:style-name="ce130" office:value-type="string">
            <text:p>NUMINTMOUCOMPTA</text:p>
          </table:table-cell>
          <table:table-cell table:style-name="ce136" office:value-type="string">
            <text:p>N° interne de mouvement comptable</text:p>
          </table:table-cell>
          <table:table-cell table:style-name="ce129" office:value-type="string">
            <text:p>ENTIER</text:p>
          </table:table-cell>
          <table:table-cell table:style-name="ce129" office:value-type="float" office:value="7">
            <text:p>7</text:p>
          </table:table-cell>
          <table:table-cell table:style-name="ce129"/>
          <table:table-cell table:style-name="ce138" office:value-type="string">
            <text:p>CAF</text:p>
          </table:table-cell>
        </table:table-row>
        <table:table-row table:style-name="ro37">
          <table:table-cell table:style-name="ce130" office:value-type="string">
            <text:p>TYPEOPECOMPTA</text:p>
          </table:table-cell>
          <table:table-cell table:style-name="ce136" office:value-type="string">
            <text:p>Type d’opération comptable</text:p>
          </table:table-cell>
          <table:table-cell table:style-name="ce129" office:value-type="string">
            <text:p>CHAR</text:p>
          </table:table-cell>
          <table:table-cell table:style-name="ce129" office:value-type="float" office:value="3">
            <text:p>3</text:p>
          </table:table-cell>
          <table:table-cell table:style-name="ce129" office:value-type="string">
            <text:p>"PME" : Paiement mensuel </text:p>
            <text:p>"PRA" : Paiement de rappel sur mois antérieur</text:p>
            <text:p>"RAI" : Réajustement <text:s/>suite à annulation d'indus</text:p>
            <text:p>"RMU" : Réajustement suite à mutation du dossier</text:p>
            <text:p>"RTR" : Réajustement suite à transformation d'avances ou d'acomptes en indus</text:p>
          </table:table-cell>
          <table:table-cell table:style-name="ce138" office:value-type="string">
            <text:p>CAF</text:p>
          </table:table-cell>
        </table:table-row>
        <table:table-row table:style-name="ro2">
          <table:table-cell table:style-name="ce130" office:value-type="string">
            <text:p>SENSOPECOMPTA</text:p>
          </table:table-cell>
          <table:table-cell table:style-name="ce136" office:value-type="string">
            <text:p>Sens de l’opération comptable</text:p>
          </table:table-cell>
          <table:table-cell table:style-name="ce129" office:value-type="string">
            <text:p>CHAR</text:p>
          </table:table-cell>
          <table:table-cell table:style-name="ce129" office:value-type="float" office:value="2">
            <text:p>2</text:p>
          </table:table-cell>
          <table:table-cell table:style-name="ce129" office:value-type="string">
            <text:p>"AJ" : Ajout du montant dans l'acompte</text:p>
          </table:table-cell>
          <table:table-cell table:style-name="ce138" office:value-type="string">
            <text:p>CAF</text:p>
          </table:table-cell>
        </table:table-row>
        <table:table-row table:style-name="ro2">
          <table:table-cell table:style-name="ce130" office:value-type="string">
            <text:p>MTMOUCOMPTA</text:p>
          </table:table-cell>
          <table:table-cell table:style-name="ce136" office:value-type="string">
            <text:p>Montant du mouvement comptable</text:p>
          </table:table-cell>
          <table:table-cell table:style-name="ce129" office:value-type="string">
            <text:p>NUMERIC</text:p>
          </table:table-cell>
          <table:table-cell table:style-name="ce143" office:value-type="string">
            <text:p>11-2</text:p>
          </table:table-cell>
          <table:table-cell table:style-name="ce129"/>
          <table:table-cell table:style-name="ce138" office:value-type="string">
            <text:p>CAF</text:p>
          </table:table-cell>
        </table:table-row>
        <table:table-row table:style-name="ro2">
          <table:table-cell table:style-name="ce130" office:value-type="string">
            <text:p>DDREGU</text:p>
          </table:table-cell>
          <table:table-cell table:style-name="ce136" office:value-type="string">
            <text:p>Mois de rappel de régulation</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TTRAIMOUCOMPTA</text:p>
          </table:table-cell>
          <table:table-cell table:style-name="ce136" office:value-type="string">
            <text:p>Date de traitement du mouvement comptabl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HEUTRAIMOUCOMPTA</text:p>
          </table:table-cell>
          <table:table-cell table:style-name="ce136" office:value-type="string">
            <text:p>Heure de traitement du mouvement comptable</text:p>
          </table:table-cell>
          <table:table-cell table:style-name="ce129" office:value-type="string">
            <text:p>HEURE</text:p>
          </table:table-cell>
          <table:table-cell table:style-name="ce129" office:value-type="float" office:value="13">
            <text:p>13</text:p>
          </table:table-cell>
          <table:table-cell table:style-name="ce129"/>
          <table:table-cell table:style-name="ce138"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totalisationsacompt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totalisationsacomp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IDENTIFICATIONFLUX_ID</text:p>
          </table:table-cell>
          <table:table-cell table:style-name="ce129" office:value-type="string">
            <text:p>Identifiant de la table identificationsflux</text:p>
          </table:table-cell>
          <table:table-cell table:style-name="ce129" table:number-columns-repeated="3"/>
          <table:table-cell table:style-name="ce138" office:value-type="string">
            <text:p>CLE ETRANGERE</text:p>
          </table:table-cell>
        </table:table-row>
        <table:table-row table:style-name="ro2">
          <table:table-cell table:style-name="ce149" office:value-type="string">
            <text:p>MTTOTSOCLRSA</text:p>
          </table:table-cell>
          <table:table-cell table:style-name="ce149" office:value-type="string">
            <text:p>Montant total pour le RSA socle</text:p>
          </table:table-cell>
          <table:table-cell table:style-name="ce149" office:value-type="string">
            <text:p>NUMERIC</text:p>
          </table:table-cell>
          <table:table-cell table:style-name="ce151" office:value-type="string">
            <text:p>12-2</text:p>
          </table:table-cell>
          <table:table-cell table:style-name="ce149"/>
          <table:table-cell table:style-name="ce152" office:value-type="string">
            <text:p>CAF</text:p>
          </table:table-cell>
        </table:table-row>
        <table:table-row table:style-name="ro11">
          <table:table-cell table:style-name="ce150" office:value-type="string">
            <text:p>MTTOTSOCLMAJORSA</text:p>
            <text:p/>
          </table:table-cell>
          <table:table-cell table:style-name="ce150" office:value-type="string">
            <text:p>Montant total pour le RSA socle majoré</text:p>
          </table:table-cell>
          <table:table-cell table:style-name="ce150" office:value-type="string">
            <text:p>NUMERIC</text:p>
          </table:table-cell>
          <table:table-cell table:style-name="ce151" office:value-type="string">
            <text:p>12-2</text:p>
          </table:table-cell>
          <table:table-cell table:style-name="ce150"/>
          <table:table-cell table:style-name="ce153" office:value-type="string">
            <text:p>CAF</text:p>
          </table:table-cell>
        </table:table-row>
        <table:table-row table:style-name="ro2">
          <table:table-cell table:style-name="ce149" office:value-type="string">
            <text:p>MTTOTLOCALRSA</text:p>
          </table:table-cell>
          <table:table-cell table:style-name="ce149" office:value-type="string">
            <text:p>Montant total pour le RSA local</text:p>
          </table:table-cell>
          <table:table-cell table:style-name="ce149" office:value-type="string">
            <text:p>NUMERIC</text:p>
          </table:table-cell>
          <table:table-cell table:style-name="ce151" office:value-type="string">
            <text:p>12-2</text:p>
          </table:table-cell>
          <table:table-cell table:style-name="ce149"/>
          <table:table-cell table:style-name="ce152" office:value-type="string">
            <text:p>CAF</text:p>
          </table:table-cell>
        </table:table-row>
        <table:table-row table:style-name="ro2">
          <table:table-cell table:style-name="ce149" office:value-type="string">
            <text:p>MTTOTRSA</text:p>
          </table:table-cell>
          <table:table-cell table:style-name="ce149" office:value-type="string">
            <text:p>Montant total pour le RSA</text:p>
          </table:table-cell>
          <table:table-cell table:style-name="ce149" office:value-type="string">
            <text:p>NUMERIC</text:p>
          </table:table-cell>
          <table:table-cell table:style-name="ce151" office:value-type="string">
            <text:p>12-2</text:p>
          </table:table-cell>
          <table:table-cell table:style-name="ce149"/>
          <table:table-cell table:style-name="ce152" office:value-type="string">
            <text:p>CAF</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suivisappuisorientation"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suivisappuisorientation</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table:number-columns-repeated="3"/>
          <table:table-cell table:style-name="ce138" office:value-type="string">
            <text:p>CLE ETRANGERE</text:p>
          </table:table-cell>
          <table:table-cell table:number-columns-repeated="1018"/>
        </table:table-row>
        <table:table-row table:style-name="ro16">
          <table:table-cell table:style-name="ce154" office:value-type="string">
            <text:p>TOPOBLSOCPRO</text:p>
          </table:table-cell>
          <table:table-cell table:style-name="ce157" office:value-type="string">
            <text:p>Top obligation recueil données socio professionnelles</text:p>
          </table:table-cell>
          <table:table-cell table:style-name="ce158" office:value-type="string">
            <text:p>BOOLEAN</text:p>
          </table:table-cell>
          <table:table-cell table:style-name="ce160" office:value-type="string">
            <text:p>1</text:p>
          </table:table-cell>
          <table:table-cell table:style-name="ce161" office:value-type="string">
            <text:p><text:span text:style-name="T23">"1" : Oui</text:span></text:p>
            <text:p><text:span text:style-name="T23">"0" : Non</text:span></text:p>
            <text:p><text:span text:style-name="T23"/></text:p>
          </table:table-cell>
          <table:table-cell table:style-name="ce158" office:value-type="string">
            <text:p>CAF</text:p>
          </table:table-cell>
          <table:table-cell table:number-columns-repeated="1018"/>
        </table:table-row>
        <table:table-row table:style-name="ro16">
          <table:table-cell table:style-name="ce154" office:value-type="string">
            <text:p>TOPSOUHSOCPRO</text:p>
          </table:table-cell>
          <table:table-cell table:style-name="ce157" office:value-type="string">
            <text:p>Top souhait recueil données socio professionnelles</text:p>
          </table:table-cell>
          <table:table-cell table:style-name="ce158" office:value-type="string">
            <text:p>BOOLEAN</text:p>
          </table:table-cell>
          <table:table-cell table:style-name="ce160" office:value-type="string">
            <text:p>1</text:p>
          </table:table-cell>
          <table:table-cell table:style-name="ce161" office:value-type="string">
            <text:p><text:span text:style-name="T23">"1" : Oui</text:span></text:p>
            <text:p><text:span text:style-name="T23">"0" : Non</text:span></text:p>
            <text:p><text:span text:style-name="T23"/></text:p>
          </table:table-cell>
          <table:table-cell table:style-name="ce158" office:value-type="string">
            <text:p>CAF</text:p>
          </table:table-cell>
          <table:table-cell table:number-columns-repeated="1018"/>
        </table:table-row>
        <table:table-row table:style-name="ro16">
          <table:table-cell table:style-name="ce154" office:value-type="string">
            <text:p>SITPERSSOCPRO</text:p>
          </table:table-cell>
          <table:table-cell table:style-name="ce157" office:value-type="string">
            <text:p>Situation Personne recueil données socio professionnelles</text:p>
          </table:table-cell>
          <table:table-cell table:style-name="ce158" office:value-type="string">
            <text:p>CHAR</text:p>
          </table:table-cell>
          <table:table-cell table:style-name="ce160" office:value-type="string">
            <text:p>2</text:p>
          </table:table-cell>
          <table:table-cell table:style-name="ce161" office:value-type="string">
            <text:p><text:span text:style-name="T23">"AF" : Recueil données socio professionnelles à faire</text:span></text:p>
            <text:p><text:span text:style-name="T23">"EF" : Recueil données socio professionnelles effectué</text:span></text:p>
            <text:p><text:span text:style-name="T23">"RE" : Recueil données socio professionnelles refusé</text:span></text:p>
          </table:table-cell>
          <table:table-cell table:style-name="ce158" office:value-type="string">
            <text:p>CAF</text:p>
          </table:table-cell>
          <table:table-cell table:style-name="ce104" table:number-columns-repeated="1018"/>
        </table:table-row>
        <table:table-row table:style-name="ro2">
          <table:table-cell table:style-name="ce155" office:value-type="string">
            <text:p>DTENRSOCPRO</text:p>
          </table:table-cell>
          <table:table-cell table:style-name="ce157" office:value-type="string">
            <text:p>Date enregistrement des données socio professionnelles</text:p>
          </table:table-cell>
          <table:table-cell table:style-name="ce158" office:value-type="string">
            <text:p>DATE</text:p>
          </table:table-cell>
          <table:table-cell table:style-name="ce160" office:value-type="string">
            <text:p>10</text:p>
          </table:table-cell>
          <table:table-cell table:style-name="ce158"/>
          <table:table-cell table:style-name="ce158" office:value-type="string">
            <text:p>CAF</text:p>
          </table:table-cell>
          <table:table-cell table:number-columns-repeated="1018"/>
        </table:table-row>
        <table:table-row table:style-name="ro2">
          <table:table-cell table:style-name="ce156" office:value-type="string">
            <text:p>DTENRPARCO</text:p>
          </table:table-cell>
          <table:table-cell table:style-name="ce157" office:value-type="string">
            <text:p>Date enregistrement Donnée Parcours</text:p>
          </table:table-cell>
          <table:table-cell table:style-name="ce159" office:value-type="string">
            <text:p>DATE</text:p>
          </table:table-cell>
          <table:table-cell table:style-name="ce159" office:value-type="float" office:value="10">
            <text:p>10</text:p>
          </table:table-cell>
          <table:table-cell table:style-name="ce159" table:number-columns-repeated="2"/>
          <table:table-cell table:number-columns-repeated="1018"/>
        </table:table-row>
        <table:table-row table:style-name="ro2">
          <table:table-cell table:style-name="ce156" office:value-type="string">
            <text:p>DTENRORIE</text:p>
          </table:table-cell>
          <table:table-cell table:style-name="ce157" office:value-type="string">
            <text:p>Date enregistrement Donnée Orientation</text:p>
          </table:table-cell>
          <table:table-cell table:style-name="ce159" office:value-type="string">
            <text:p>DATE</text:p>
          </table:table-cell>
          <table:table-cell table:style-name="ce159" office:value-type="float" office:value="10">
            <text:p>10</text:p>
          </table:table-cell>
          <table:table-cell table:style-name="ce159" table:number-columns-repeated="2"/>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parcour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parcour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table:number-columns-repeated="3"/>
          <table:table-cell table:style-name="ce138" office:value-type="string">
            <text:p>CLE ETRANGERE</text:p>
          </table:table-cell>
          <table:table-cell table:number-columns-repeated="1018"/>
        </table:table-row>
        <table:table-row table:style-name="ro38">
          <table:table-cell table:style-name="ce162" office:value-type="string">
            <text:p>NATPARCOCAL</text:p>
          </table:table-cell>
          <table:table-cell table:style-name="ce164" office:value-type="string">
            <text:p>Nature du parcours calculé</text:p>
          </table:table-cell>
          <table:table-cell table:style-name="ce158" office:value-type="string">
            <text:p>CHAR</text:p>
          </table:table-cell>
          <table:table-cell table:style-name="ce160" office:value-type="string">
            <text:p>2</text:p>
          </table:table-cell>
          <table:table-cell table:style-name="ce165"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58" office:value-type="string">
            <text:p>CAF</text:p>
          </table:table-cell>
          <table:table-cell table:number-columns-repeated="1018"/>
        </table:table-row>
        <table:table-row table:style-name="ro38">
          <table:table-cell table:style-name="ce162" office:value-type="string">
            <text:p>NATPARCOMOD</text:p>
          </table:table-cell>
          <table:table-cell table:style-name="ce164" office:value-type="string">
            <text:p>Nature du parcours modifié</text:p>
          </table:table-cell>
          <table:table-cell table:style-name="ce158" office:value-type="string">
            <text:p>CHAR</text:p>
          </table:table-cell>
          <table:table-cell table:style-name="ce160" office:value-type="string">
            <text:p>2</text:p>
          </table:table-cell>
          <table:table-cell table:style-name="ce165"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58" office:value-type="string">
            <text:p>CAF</text:p>
          </table:table-cell>
          <table:table-cell table:number-columns-repeated="1018"/>
        </table:table-row>
        <table:table-row table:style-name="ro10">
          <table:table-cell table:style-name="ce162" office:value-type="string">
            <text:p>TOPREFUPARCO</text:p>
          </table:table-cell>
          <table:table-cell table:style-name="ce164" office:value-type="string">
            <text:p>Top refus Parcours</text:p>
          </table:table-cell>
          <table:table-cell table:style-name="ce158" office:value-type="string">
            <text:p>BOOLEAN</text:p>
          </table:table-cell>
          <table:table-cell table:style-name="ce160" office:value-type="string">
            <text:p>1</text:p>
          </table:table-cell>
          <table:table-cell table:style-name="ce161" office:value-type="string">
            <text:p><text:span text:style-name="T23">"1" : Oui</text:span></text:p>
            <text:p><text:span text:style-name="T26">"0" : Non</text:span></text:p>
          </table:table-cell>
          <table:table-cell table:style-name="ce158" office:value-type="string">
            <text:p>CAF</text:p>
          </table:table-cell>
          <table:table-cell table:style-name="ce104" table:number-columns-repeated="1018"/>
        </table:table-row>
        <table:table-row table:style-name="ro10">
          <table:table-cell table:style-name="ce162" office:value-type="string">
            <text:p>MOTIMODPARCO</text:p>
          </table:table-cell>
          <table:table-cell table:style-name="ce164" office:value-type="string">
            <text:p>Motif modification parcours</text:p>
          </table:table-cell>
          <table:table-cell table:style-name="ce158" office:value-type="string">
            <text:p>CHAR</text:p>
          </table:table-cell>
          <table:table-cell table:style-name="ce160" office:value-type="string">
            <text:p>2</text:p>
          </table:table-cell>
          <table:table-cell table:style-name="ce161" office:value-type="string">
            <text:p><text:span text:style-name="T23">"CL" : Critère local</text:span></text:p>
            <text:p><text:span text:style-name="T23">"EA" : Entretien approfondi</text:span></text:p>
          </table:table-cell>
          <table:table-cell table:style-name="ce158" office:value-type="string">
            <text:p>CAF</text:p>
          </table:table-cell>
          <table:table-cell table:number-columns-repeated="1018"/>
        </table:table-row>
        <table:table-row table:style-name="ro2">
          <table:table-cell table:style-name="ce163" office:value-type="string">
            <text:p>RAISOCORGDECIORIE</text:p>
          </table:table-cell>
          <table:table-cell table:style-name="ce164" office:value-type="string">
            <text:p>Raison sociale organisme décidant de l'orientation</text:p>
          </table:table-cell>
          <table:table-cell table:style-name="ce159" office:value-type="string">
            <text:p>VARCHAR</text:p>
          </table:table-cell>
          <table:table-cell table:style-name="ce159" office:value-type="float" office:value="60">
            <text:p>60</text:p>
          </table:table-cell>
          <table:table-cell table:style-name="ce159" table:number-columns-repeated="2"/>
          <table:table-cell table:number-columns-repeated="1018"/>
        </table:table-row>
        <table:table-row table:style-name="ro2">
          <table:table-cell table:style-name="ce163" office:value-type="string">
            <text:p>NUMVOIE</text:p>
          </table:table-cell>
          <table:table-cell table:style-name="ce164" office:value-type="string">
            <text:p>Numéro de voie organisme décidant de l'orientation</text:p>
          </table:table-cell>
          <table:table-cell table:style-name="ce159" office:value-type="string">
            <text:p>VARCHAR</text:p>
          </table:table-cell>
          <table:table-cell table:style-name="ce159" office:value-type="float" office:value="6">
            <text:p>6</text:p>
          </table:table-cell>
          <table:table-cell table:style-name="ce159" table:number-columns-repeated="2"/>
          <table:table-cell table:number-columns-repeated="1018"/>
        </table:table-row>
        <table:table-row table:style-name="ro2">
          <table:table-cell table:style-name="ce163" office:value-type="string">
            <text:p>TYPEVOIE</text:p>
          </table:table-cell>
          <table:table-cell table:style-name="ce164" office:value-type="string">
            <text:p>Type de voie organisme décidant de l'orientation</text:p>
          </table:table-cell>
          <table:table-cell table:style-name="ce159" office:value-type="string">
            <text:p>VARCHAR</text:p>
          </table:table-cell>
          <table:table-cell table:style-name="ce159" office:value-type="float" office:value="4">
            <text:p>4</text:p>
          </table:table-cell>
          <table:table-cell table:style-name="ce159" table:number-columns-repeated="2"/>
          <table:table-cell table:number-columns-repeated="1018"/>
        </table:table-row>
        <table:table-row table:style-name="ro2">
          <table:table-cell table:style-name="ce163" office:value-type="string">
            <text:p>NOMVOIE</text:p>
          </table:table-cell>
          <table:table-cell table:style-name="ce164" office:value-type="string">
            <text:p>Nom de voie organisme décidant de de l'orientation</text:p>
          </table:table-cell>
          <table:table-cell table:style-name="ce159" office:value-type="string">
            <text:p>VARCHAR</text:p>
          </table:table-cell>
          <table:table-cell table:style-name="ce159" office:value-type="float" office:value="25">
            <text:p>25</text:p>
          </table:table-cell>
          <table:table-cell table:style-name="ce159" table:number-columns-repeated="2"/>
          <table:table-cell table:number-columns-repeated="1018"/>
        </table:table-row>
        <table:table-row table:style-name="ro11">
          <table:table-cell table:style-name="ce163" office:value-type="string">
            <text:p>COMPLIDEADR</text:p>
          </table:table-cell>
          <table:table-cell table:style-name="ce164" office:value-type="string">
            <text:p>Complément identification adresse organisme décidant de l'orientation</text:p>
          </table:table-cell>
          <table:table-cell table:style-name="ce159" office:value-type="string">
            <text:p>VARCHAR</text:p>
          </table:table-cell>
          <table:table-cell table:style-name="ce159" office:value-type="float" office:value="38">
            <text:p>38</text:p>
          </table:table-cell>
          <table:table-cell table:style-name="ce159" table:number-columns-repeated="2"/>
          <table:table-cell table:number-columns-repeated="1018"/>
        </table:table-row>
        <table:table-row table:style-name="ro2">
          <table:table-cell table:style-name="ce163" office:value-type="string">
            <text:p>COMPLADR</text:p>
          </table:table-cell>
          <table:table-cell table:style-name="ce164" office:value-type="string">
            <text:p>Complement adresse organisme décidant de l'orientation</text:p>
          </table:table-cell>
          <table:table-cell table:style-name="ce159" office:value-type="string">
            <text:p>VARCHAR</text:p>
          </table:table-cell>
          <table:table-cell table:style-name="ce159" office:value-type="float" office:value="26">
            <text:p>26</text:p>
          </table:table-cell>
          <table:table-cell table:style-name="ce159" table:number-columns-repeated="2"/>
          <table:table-cell table:number-columns-repeated="1018"/>
        </table:table-row>
        <table:table-row table:style-name="ro2">
          <table:table-cell table:style-name="ce163" office:value-type="string">
            <text:p>LIEUDIST</text:p>
          </table:table-cell>
          <table:table-cell table:style-name="ce164" office:value-type="string">
            <text:p>Lieu de distribution organisme décidant de l'orientation</text:p>
          </table:table-cell>
          <table:table-cell table:style-name="ce159" office:value-type="string">
            <text:p>VARCHAR</text:p>
          </table:table-cell>
          <table:table-cell table:style-name="ce159" office:value-type="float" office:value="32">
            <text:p>32</text:p>
          </table:table-cell>
          <table:table-cell table:style-name="ce159" table:number-columns-repeated="2"/>
          <table:table-cell table:number-columns-repeated="1018"/>
        </table:table-row>
        <table:table-row table:style-name="ro2">
          <table:table-cell table:style-name="ce163" office:value-type="string">
            <text:p>CODEPOS</text:p>
          </table:table-cell>
          <table:table-cell table:style-name="ce164" office:value-type="string">
            <text:p>Code postal organisme décidant de l'orientation</text:p>
          </table:table-cell>
          <table:table-cell table:style-name="ce159" office:value-type="string">
            <text:p>VARCHAR</text:p>
          </table:table-cell>
          <table:table-cell table:style-name="ce159" office:value-type="float" office:value="5">
            <text:p>5</text:p>
          </table:table-cell>
          <table:table-cell table:style-name="ce159" table:number-columns-repeated="2"/>
          <table:table-cell table:number-columns-repeated="1018"/>
        </table:table-row>
        <table:table-row table:style-name="ro2">
          <table:table-cell table:style-name="ce163" office:value-type="string">
            <text:p>LOCAADR</text:p>
          </table:table-cell>
          <table:table-cell table:style-name="ce164" office:value-type="string">
            <text:p>Localité adresse organisme décidant de l'orientation</text:p>
          </table:table-cell>
          <table:table-cell table:style-name="ce159" office:value-type="string">
            <text:p>VARCHAR</text:p>
          </table:table-cell>
          <table:table-cell table:style-name="ce159" office:value-type="float" office:value="26">
            <text:p>26</text:p>
          </table:table-cell>
          <table:table-cell table:style-name="ce159" table:number-columns-repeated="2"/>
          <table:table-cell table:number-columns-repeated="1018"/>
        </table:table-row>
        <table:table-row table:style-name="ro2">
          <table:table-cell table:style-name="ce163" office:value-type="string">
            <text:p>NUMTELORGDECIORIE</text:p>
          </table:table-cell>
          <table:table-cell table:style-name="ce164" office:value-type="string">
            <text:p>Numéro téléphone organisme décidant de l'orientation</text:p>
          </table:table-cell>
          <table:table-cell table:style-name="ce159" office:value-type="string">
            <text:p>VARCHAR</text:p>
          </table:table-cell>
          <table:table-cell table:style-name="ce159" office:value-type="float" office:value="10">
            <text:p>10</text:p>
          </table:table-cell>
          <table:table-cell table:style-name="ce159" table:number-columns-repeated="2"/>
          <table:table-cell table:number-columns-repeated="1018"/>
        </table:table-row>
        <table:table-row table:style-name="ro2">
          <table:table-cell table:style-name="ce163" office:value-type="string">
            <text:p>DTRVORGDECIORIE</text:p>
          </table:table-cell>
          <table:table-cell table:style-name="ce164" office:value-type="string">
            <text:p>Date rendez vous organisme décidant de l'orientation</text:p>
          </table:table-cell>
          <table:table-cell table:style-name="ce159" office:value-type="string">
            <text:p>DATE</text:p>
          </table:table-cell>
          <table:table-cell table:style-name="ce159" office:value-type="float" office:value="10">
            <text:p>10</text:p>
          </table:table-cell>
          <table:table-cell table:style-name="ce159" table:number-columns-repeated="2"/>
          <table:table-cell table:number-columns-repeated="1018"/>
        </table:table-row>
        <table:table-row table:style-name="ro2">
          <table:table-cell table:style-name="ce163" office:value-type="string">
            <text:p>HRRVORGDECIORIE</text:p>
          </table:table-cell>
          <table:table-cell table:style-name="ce164" office:value-type="string">
            <text:p>Heure rendez vous organisme décidant de l'orientation</text:p>
          </table:table-cell>
          <table:table-cell table:style-name="ce159" office:value-type="string">
            <text:p>TIME WITHOUT TIME ZONE</text:p>
          </table:table-cell>
          <table:table-cell table:style-name="ce159" table:number-columns-repeated="3"/>
          <table:table-cell table:number-columns-repeated="1018"/>
        </table:table-row>
        <table:table-row table:style-name="ro11">
          <table:table-cell table:style-name="ce163" office:value-type="string">
            <text:p>LIBADRRVORGDECIORIE</text:p>
          </table:table-cell>
          <table:table-cell table:style-name="ce164" office:value-type="string">
            <text:p>Libellé adresse rendez vous organisme décidant de l'orientation</text:p>
          </table:table-cell>
          <table:table-cell table:style-name="ce159" office:value-type="string">
            <text:p>VARCHAR</text:p>
          </table:table-cell>
          <table:table-cell table:style-name="ce159" office:value-type="float" office:value="160">
            <text:p>160</text:p>
          </table:table-cell>
          <table:table-cell table:style-name="ce159" table:number-columns-repeated="2"/>
          <table:table-cell table:number-columns-repeated="1018"/>
        </table:table-row>
        <table:table-row table:style-name="ro11">
          <table:table-cell table:style-name="ce163" office:value-type="string">
            <text:p>NUMTELRVORGDECIORIE</text:p>
          </table:table-cell>
          <table:table-cell table:style-name="ce164" office:value-type="string">
            <text:p>Numéro téléphone rendez vous organisme décidant de l'orientation</text:p>
          </table:table-cell>
          <table:table-cell table:style-name="ce159" office:value-type="string">
            <text:p>VARCHAR</text:p>
          </table:table-cell>
          <table:table-cell table:style-name="ce159" office:value-type="float" office:value="10">
            <text:p>10</text:p>
          </table:table-cell>
          <table:table-cell table:style-name="ce159" table:number-columns-repeated="2"/>
          <table:table-cell table:number-columns-repeated="1018"/>
        </table:table-row>
        <table:table-row table:style-name="ro11" table:number-rows-repeated="1048553">
          <table:table-cell table:number-columns-repeated="1024"/>
        </table:table-row>
        <table:table-row table:style-name="ro11">
          <table:table-cell table:number-columns-repeated="1024"/>
        </table:table-row>
      </table:table>
      <table:table table:name="Table orientation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orientation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table:number-columns-repeated="3"/>
          <table:table-cell table:style-name="ce138" office:value-type="string">
            <text:p>CLE ETRANGERE</text:p>
          </table:table-cell>
          <table:table-cell table:number-columns-repeated="1018"/>
        </table:table-row>
        <table:table-row table:style-name="ro2">
          <table:table-cell table:style-name="ce166" office:value-type="string">
            <text:p>RAISOCORGORIE</text:p>
          </table:table-cell>
          <table:table-cell table:style-name="ce168" office:value-type="string">
            <text:p>Raison sociale organisme orientation</text:p>
          </table:table-cell>
          <table:table-cell table:style-name="ce159" office:value-type="string">
            <text:p>VARCHAR</text:p>
          </table:table-cell>
          <table:table-cell table:style-name="ce160" office:value-type="string">
            <text:p>60</text:p>
          </table:table-cell>
          <table:table-cell table:style-name="ce165"/>
          <table:table-cell table:style-name="ce158" office:value-type="string">
            <text:p>CAF</text:p>
          </table:table-cell>
          <table:table-cell table:number-columns-repeated="1018"/>
        </table:table-row>
        <table:table-row table:style-name="ro2">
          <table:table-cell table:style-name="ce166" office:value-type="string">
            <text:p>NUMVOIE</text:p>
          </table:table-cell>
          <table:table-cell table:style-name="ce168" office:value-type="string">
            <text:p>Numéro de voie organisme orientation</text:p>
          </table:table-cell>
          <table:table-cell table:style-name="ce159" office:value-type="string">
            <text:p>VARCHAR</text:p>
          </table:table-cell>
          <table:table-cell table:style-name="ce160" office:value-type="string">
            <text:p>6</text:p>
          </table:table-cell>
          <table:table-cell table:style-name="ce165"/>
          <table:table-cell table:style-name="ce158" office:value-type="string">
            <text:p>CAF</text:p>
          </table:table-cell>
          <table:table-cell table:number-columns-repeated="1018"/>
        </table:table-row>
        <table:table-row table:style-name="ro2">
          <table:table-cell table:style-name="ce166" office:value-type="string">
            <text:p>TYPEVOIE</text:p>
          </table:table-cell>
          <table:table-cell table:style-name="ce168" office:value-type="string">
            <text:p>Type de voie organisme orientation</text:p>
          </table:table-cell>
          <table:table-cell table:style-name="ce159" office:value-type="string">
            <text:p>VARCHAR</text:p>
          </table:table-cell>
          <table:table-cell table:style-name="ce160" office:value-type="string">
            <text:p>4</text:p>
          </table:table-cell>
          <table:table-cell table:style-name="ce165"/>
          <table:table-cell table:style-name="ce158" office:value-type="string">
            <text:p>CAF</text:p>
          </table:table-cell>
          <table:table-cell table:style-name="ce104" table:number-columns-repeated="1018"/>
        </table:table-row>
        <table:table-row table:style-name="ro2">
          <table:table-cell table:style-name="ce166" office:value-type="string">
            <text:p>NOMVOIE</text:p>
          </table:table-cell>
          <table:table-cell table:style-name="ce168" office:value-type="string">
            <text:p>Nom de voie organisme orientation</text:p>
          </table:table-cell>
          <table:table-cell table:style-name="ce159" office:value-type="string">
            <text:p>VARCHAR</text:p>
          </table:table-cell>
          <table:table-cell table:style-name="ce160" office:value-type="string">
            <text:p>25</text:p>
          </table:table-cell>
          <table:table-cell table:style-name="ce165"/>
          <table:table-cell table:style-name="ce158" office:value-type="string">
            <text:p>CAF</text:p>
          </table:table-cell>
          <table:table-cell table:number-columns-repeated="1018"/>
        </table:table-row>
        <table:table-row table:style-name="ro2">
          <table:table-cell table:style-name="ce166" office:value-type="string">
            <text:p>COMPLIDEADR</text:p>
          </table:table-cell>
          <table:table-cell table:style-name="ce168" office:value-type="string">
            <text:p>Complément identification adresse organisme orientation</text:p>
          </table:table-cell>
          <table:table-cell table:style-name="ce159" office:value-type="string">
            <text:p>VARCHAR</text:p>
          </table:table-cell>
          <table:table-cell table:style-name="ce159" office:value-type="float" office:value="38">
            <text:p>38</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COMPLADR</text:p>
          </table:table-cell>
          <table:table-cell table:style-name="ce168" office:value-type="string">
            <text:p>Complément adresse organisme orientation</text:p>
          </table:table-cell>
          <table:table-cell table:style-name="ce159" office:value-type="string">
            <text:p>VARCHAR</text:p>
          </table:table-cell>
          <table:table-cell table:style-name="ce159" office:value-type="float" office:value="26">
            <text:p>26</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LIEUDIST</text:p>
          </table:table-cell>
          <table:table-cell table:style-name="ce168" office:value-type="string">
            <text:p>Lieu de distribution organisme orientation</text:p>
          </table:table-cell>
          <table:table-cell table:style-name="ce159" office:value-type="string">
            <text:p>VARCHAR</text:p>
          </table:table-cell>
          <table:table-cell table:style-name="ce159" office:value-type="float" office:value="32">
            <text:p>32</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CODEPOS</text:p>
          </table:table-cell>
          <table:table-cell table:style-name="ce168" office:value-type="string">
            <text:p>Code postal organisme orientation</text:p>
          </table:table-cell>
          <table:table-cell table:style-name="ce159" office:value-type="string">
            <text:p>VARCHAR</text:p>
          </table:table-cell>
          <table:table-cell table:style-name="ce159" office:value-type="float" office:value="5">
            <text:p>5</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LOCAADR</text:p>
          </table:table-cell>
          <table:table-cell table:style-name="ce168" office:value-type="string">
            <text:p>Localité adresse organisme orientation</text:p>
          </table:table-cell>
          <table:table-cell table:style-name="ce159" office:value-type="string">
            <text:p>VARCHAR</text:p>
          </table:table-cell>
          <table:table-cell table:style-name="ce159" office:value-type="float" office:value="26">
            <text:p>26</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NUMTELORGORIE</text:p>
          </table:table-cell>
          <table:table-cell table:style-name="ce168" office:value-type="string">
            <text:p>Numéro téléphone organisme orientation</text:p>
          </table:table-cell>
          <table:table-cell table:style-name="ce159" office:value-type="string">
            <text:p>VARCHAR</text:p>
          </table:table-cell>
          <table:table-cell table:style-name="ce159" office:value-type="float" office:value="10">
            <text:p>10</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DTRVORGORIE</text:p>
          </table:table-cell>
          <table:table-cell table:style-name="ce168" office:value-type="string">
            <text:p>Date rendez vous organisme orientation</text:p>
          </table:table-cell>
          <table:table-cell table:style-name="ce159" office:value-type="string">
            <text:p>DATE</text:p>
          </table:table-cell>
          <table:table-cell table:style-name="ce159" office:value-type="float" office:value="10">
            <text:p>10</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HRRVORGORIE</text:p>
          </table:table-cell>
          <table:table-cell table:style-name="ce168" office:value-type="string">
            <text:p>Heure rendez vous organisme orientation</text:p>
          </table:table-cell>
          <table:table-cell table:style-name="ce159" office:value-type="string">
            <text:p>TIME WITHOUT TIME ZONE</text:p>
          </table:table-cell>
          <table:table-cell table:style-name="ce159" table:number-columns-repeated="2"/>
          <table:table-cell table:style-name="ce158" office:value-type="string">
            <text:p>CAF</text:p>
          </table:table-cell>
          <table:table-cell table:number-columns-repeated="1018"/>
        </table:table-row>
        <table:table-row table:style-name="ro2">
          <table:table-cell table:style-name="ce166" office:value-type="string">
            <text:p>LIBADRRVORGORIE</text:p>
          </table:table-cell>
          <table:table-cell table:style-name="ce168" office:value-type="string">
            <text:p>Libellé adresse Rendez vous organisme orientation</text:p>
          </table:table-cell>
          <table:table-cell table:style-name="ce159" office:value-type="string">
            <text:p>VARCHAR</text:p>
          </table:table-cell>
          <table:table-cell table:style-name="ce159" office:value-type="float" office:value="160">
            <text:p>160</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NUMTELRVORGORIE</text:p>
          </table:table-cell>
          <table:table-cell table:style-name="ce168" office:value-type="string">
            <text:p>Numéro téléphone rendez vous organisme orientation</text:p>
          </table:table-cell>
          <table:table-cell table:style-name="ce159" office:value-type="string">
            <text:p>VARCHAR</text:p>
          </table:table-cell>
          <table:table-cell table:style-name="ce159" office:value-type="float" office:value="10">
            <text:p>10</text:p>
          </table:table-cell>
          <table:table-cell table:style-name="ce159"/>
          <table:table-cell table:style-name="ce158" office:value-type="string">
            <text:p>CAF</text:p>
          </table:table-cell>
          <table:table-cell table:number-columns-repeated="1018"/>
        </table:table-row>
        <table:table-row table:style-name="ro2">
          <table:table-cell table:style-name="ce167" table:number-columns-repeated="6"/>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Table anomalie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anomali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FOYER_ID</text:p>
          </table:table-cell>
          <table:table-cell table:style-name="ce129" office:value-type="string">
            <text:p>Identifiant de la table foyers</text:p>
          </table:table-cell>
          <table:table-cell table:style-name="ce129" table:number-columns-repeated="3"/>
          <table:table-cell table:style-name="ce138" office:value-type="string">
            <text:p>CLE ETRANGERE</text:p>
          </table:table-cell>
        </table:table-row>
        <table:table-row table:style-name="ro2">
          <table:table-cell table:style-name="ce166" office:value-type="string">
            <text:p>LIBANO</text:p>
          </table:table-cell>
          <table:table-cell table:style-name="ce168" office:value-type="string">
            <text:p>Libellé anomalie </text:p>
          </table:table-cell>
          <table:table-cell table:style-name="ce159" office:value-type="string">
            <text:p>VARCHAR</text:p>
          </table:table-cell>
          <table:table-cell table:style-name="ce160" office:value-type="string">
            <text:p>200</text:p>
          </table:table-cell>
          <table:table-cell table:style-name="ce165"/>
          <table:table-cell table:style-name="ce158" office:value-type="string">
            <text:p>CAF</text:p>
          </table:table-cell>
        </table:table-row>
        <table:table-row table:style-name="ro2">
          <table:table-cell table:style-name="ce167"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controlesadministratif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controlesadministrat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0" office:value-type="string">
            <text:p>FOYER_ID</text:p>
          </table:table-cell>
          <table:table-cell table:style-name="ce120" office:value-type="string">
            <text:p>Identifiant de la table foyers</text:p>
          </table:table-cell>
          <table:table-cell table:style-name="ce110" office:value-type="string">
            <text:p>ENTIER</text:p>
          </table:table-cell>
          <table:table-cell table:style-name="ce120" table:number-columns-repeated="2"/>
          <table:table-cell table:style-name="ce127" office:value-type="string">
            <text:p>CLE ETRANGERE</text:p>
          </table:table-cell>
        </table:table-row>
        <table:table-row table:style-name="ro2">
          <table:table-cell table:style-name="ce169" office:value-type="string">
            <text:p>DTEFFCIBCONTRO</text:p>
          </table:table-cell>
          <table:table-cell table:style-name="ce171" office:value-type="string">
            <text:p>Date effet cible controle administratif</text:p>
          </table:table-cell>
          <table:table-cell table:style-name="ce159" office:value-type="string">
            <text:p>VARCHAR</text:p>
          </table:table-cell>
          <table:table-cell table:style-name="ce160" office:value-type="string">
            <text:p>200</text:p>
          </table:table-cell>
          <table:table-cell table:style-name="ce165"/>
          <table:table-cell table:style-name="ce158" office:value-type="string">
            <text:p>CAF</text:p>
          </table:table-cell>
        </table:table-row>
        <table:table-row table:style-name="ro2">
          <table:table-cell table:style-name="ce169" office:value-type="string">
            <text:p>CIBCONTRO</text:p>
          </table:table-cell>
          <table:table-cell table:style-name="ce171" office:value-type="string">
            <text:p>Cible contrôle administratif</text:p>
          </table:table-cell>
          <table:table-cell table:style-name="ce159" office:value-type="string">
            <text:p>CHAR</text:p>
          </table:table-cell>
          <table:table-cell table:style-name="ce159" office:value-type="float" office:value="3">
            <text:p>3</text:p>
          </table:table-cell>
          <table:table-cell table:style-name="ce159"/>
          <table:table-cell table:style-name="ce158" office:value-type="string">
            <text:p>CAF</text:p>
          </table:table-cell>
        </table:table-row>
        <table:table-row table:style-name="ro2">
          <table:table-cell table:style-name="ce169" office:value-type="string">
            <text:p>CIBCONTROMSA</text:p>
          </table:table-cell>
          <table:table-cell table:style-name="ce171" office:value-type="string">
            <text:p>Cible contrôle administratif MSA</text:p>
          </table:table-cell>
          <table:table-cell table:style-name="ce159" office:value-type="string">
            <text:p>CHAR</text:p>
          </table:table-cell>
          <table:table-cell table:style-name="ce159" office:value-type="float" office:value="3">
            <text:p>3</text:p>
          </table:table-cell>
          <table:table-cell table:style-name="ce159"/>
          <table:table-cell table:style-name="ce158" office:value-type="string">
            <text:p>CAF</text:p>
          </table:table-cell>
        </table:table-row>
        <table:table-row table:style-name="ro2">
          <table:table-cell table:style-name="ce169" office:value-type="string">
            <text:p>DTDETECCONTRO</text:p>
          </table:table-cell>
          <table:table-cell table:style-name="ce171" office:value-type="string">
            <text:p>Date de détection du controle administratif</text:p>
          </table:table-cell>
          <table:table-cell table:style-name="ce159" office:value-type="string">
            <text:p>DATE</text:p>
          </table:table-cell>
          <table:table-cell table:style-name="ce159" office:value-type="float" office:value="10">
            <text:p>10</text:p>
          </table:table-cell>
          <table:table-cell table:style-name="ce159"/>
          <table:table-cell table:style-name="ce158" office:value-type="string">
            <text:p>CAF</text:p>
          </table:table-cell>
        </table:table-row>
        <table:table-row table:style-name="ro2">
          <table:table-cell table:style-name="ce169" office:value-type="string">
            <text:p>DTCLOCONTRO</text:p>
          </table:table-cell>
          <table:table-cell table:style-name="ce171" office:value-type="string">
            <text:p>Date cloture du controle administratif</text:p>
          </table:table-cell>
          <table:table-cell table:style-name="ce159" office:value-type="string">
            <text:p>DATE</text:p>
          </table:table-cell>
          <table:table-cell table:style-name="ce159" office:value-type="float" office:value="10">
            <text:p>10</text:p>
          </table:table-cell>
          <table:table-cell table:style-name="ce159"/>
          <table:table-cell table:style-name="ce158" office:value-type="string">
            <text:p>CAF</text:p>
          </table:table-cell>
        </table:table-row>
        <table:table-row table:style-name="ro2">
          <table:table-cell table:style-name="ce169" office:value-type="string">
            <text:p>LIBCIBCONTRO</text:p>
          </table:table-cell>
          <table:table-cell table:style-name="ce171" office:value-type="string">
            <text:p>Libellé cible controle administratif</text:p>
          </table:table-cell>
          <table:table-cell table:style-name="ce159" office:value-type="string">
            <text:p>VARCHAR</text:p>
          </table:table-cell>
          <table:table-cell table:style-name="ce159" office:value-type="float" office:value="45">
            <text:p>45</text:p>
          </table:table-cell>
          <table:table-cell table:style-name="ce159"/>
          <table:table-cell table:style-name="ce158" office:value-type="string">
            <text:p>CAF</text:p>
          </table:table-cell>
        </table:table-row>
        <table:table-row table:style-name="ro18">
          <table:table-cell table:style-name="ce170" office:value-type="string">
            <text:p>FAMCIBCONTRO</text:p>
          </table:table-cell>
          <table:table-cell table:style-name="ce123" office:value-type="string">
            <text:p>Famille cible controle administratif</text:p>
          </table:table-cell>
          <table:table-cell table:style-name="ce159" office:value-type="string">
            <text:p>CHAR</text:p>
          </table:table-cell>
          <table:table-cell table:style-name="ce159" office:value-type="float" office:value="2">
            <text:p>2</text:p>
          </table:table-cell>
          <table:table-cell table:style-name="ce174" office:value-type="string">
            <text:p><text:span text:style-name="T27">"01" : Situation Professionnelle</text:span></text:p>
            <text:p><text:span text:style-name="T27">"02" : Logement</text:span></text:p>
            <text:p><text:span text:style-name="T27">"03" : Etat Civil</text:span></text:p>
            <text:p><text:span text:style-name="T27">"04" : Ressources</text:span></text:p>
            <text:p><text:span text:style-name="T27">"05" : Situation Familiale, Charge enfant</text:span></text:p>
            <text:p><text:span text:style-name="T27">"06" : Divers</text:span></text:p>
            <text:p><text:span text:style-name="T27">"07" : Fraude</text:span></text:p>
          </table:table-cell>
          <table:table-cell table:style-name="ce158" office:value-type="string">
            <text:p>CAF</text:p>
          </table:table-cell>
        </table:table-row>
        <table:table-row table:style-name="ro16">
          <table:table-cell table:style-name="ce170" office:value-type="string">
            <text:p>NATCIBCONTRO</text:p>
          </table:table-cell>
          <table:table-cell table:style-name="ce123" office:value-type="string">
            <text:p>Nature Cible Controle administratif</text:p>
          </table:table-cell>
          <table:table-cell table:style-name="ce159" office:value-type="string">
            <text:p>CHAR</text:p>
          </table:table-cell>
          <table:table-cell table:style-name="ce159" office:value-type="float" office:value="3">
            <text:p>3</text:p>
          </table:table-cell>
          <table:table-cell table:style-name="ce175" office:value-type="string">
            <text:p>"RSA" : ciblage lié à un droit RSA</text:p>
            <text:p>"AUR" : ciblage lié à une prestation autre que le RSA</text:p>
            <text:p>"SIT" : ciblage non lié à une prestation</text:p>
          </table:table-cell>
          <table:table-cell table:style-name="ce158" office:value-type="string">
            <text:p>CAF</text:p>
          </table:table-cell>
        </table:table-row>
        <table:table-row table:style-name="ro16">
          <table:table-cell table:style-name="ce170" office:value-type="string">
            <text:p>COMMACONTRO</text:p>
          </table:table-cell>
          <table:table-cell table:style-name="ce123" office:value-type="string">
            <text:p>Commande controle administratif</text:p>
          </table:table-cell>
          <table:table-cell table:style-name="ce159" office:value-type="string">
            <text:p>CHAR</text:p>
          </table:table-cell>
          <table:table-cell table:style-name="ce159" office:value-type="float" office:value="3">
            <text:p>3</text:p>
          </table:table-cell>
          <table:table-cell table:style-name="ce175" office:value-type="string">
            <text:p>"CAF" : Commande contrôle par CAF</text:p>
            <text:p>"CGA" : Commande contrôle par conseil général</text:p>
            <text:p>"NAT" : Commande contrôle national</text:p>
          </table:table-cell>
          <table:table-cell table:style-name="ce158" office:value-type="string">
            <text:p>CAF</text:p>
          </table:table-cell>
        </table:table-row>
        <table:table-row table:style-name="ro16">
          <table:table-cell table:style-name="ce170" office:value-type="string">
            <text:p>TYPECONTRO</text:p>
          </table:table-cell>
          <table:table-cell table:style-name="ce123" office:value-type="string">
            <text:p>Type controle administratif</text:p>
          </table:table-cell>
          <table:table-cell table:style-name="ce159" office:value-type="string">
            <text:p>CHAR</text:p>
          </table:table-cell>
          <table:table-cell table:style-name="ce159" office:value-type="float" office:value="2">
            <text:p>2</text:p>
          </table:table-cell>
          <table:table-cell table:style-name="ce175" office:value-type="string">
            <text:p>"AG" : Agent assermenté</text:p>
            <text:p>"EE" : Echanges extérieurs</text:p>
            <text:p>"PI" : Appel de pièce</text:p>
          </table:table-cell>
          <table:table-cell table:style-name="ce158" office:value-type="string">
            <text:p>CAF</text:p>
          </table:table-cell>
        </table:table-row>
        <table:table-row table:style-name="ro16">
          <table:table-cell table:style-name="ce170" office:value-type="string">
            <text:p>TYPEIMPACCONTRO</text:p>
          </table:table-cell>
          <table:table-cell table:style-name="ce123" office:value-type="string">
            <text:p>Type impact controle administratif</text:p>
          </table:table-cell>
          <table:table-cell table:style-name="ce159" office:value-type="string">
            <text:p>CHAR</text:p>
          </table:table-cell>
          <table:table-cell table:style-name="ce159" office:value-type="float" office:value="1">
            <text:p>1</text:p>
          </table:table-cell>
          <table:table-cell table:style-name="ce174" office:value-type="string">
            <text:p><text:span text:style-name="T27">"0" : Pas d'impact</text:span></text:p>
            <text:p><text:span text:style-name="T27">"1" : Impact financier RSA sur fond CG </text:span></text:p>
            <text:p><text:span text:style-name="T27">"2" : Impact sur dossier sans répercussion financière RSA</text:span></text:p>
          </table:table-cell>
          <table:table-cell table:style-name="ce158" office:value-type="string">
            <text:p>CAF</text:p>
          </table:table-cell>
        </table:table-row>
        <table:table-row table:style-name="ro2">
          <table:table-cell table:style-name="ce169" office:value-type="string">
            <text:p>MTINDURSACGCONTRO</text:p>
          </table:table-cell>
          <table:table-cell table:style-name="ce172" office:value-type="string">
            <text:p>Montant indus RSA fond CG controle</text:p>
          </table:table-cell>
          <table:table-cell table:style-name="ce159" office:value-type="string">
            <text:p>NUMERIC</text:p>
          </table:table-cell>
          <table:table-cell table:style-name="ce173" office:value-type="string">
            <text:p>11-2</text:p>
          </table:table-cell>
          <table:table-cell table:style-name="ce159"/>
          <table:table-cell table:style-name="ce158" office:value-type="string">
            <text:p>CAF</text:p>
          </table:table-cell>
        </table:table-row>
        <table:table-row table:style-name="ro2">
          <table:table-cell table:style-name="ce169" office:value-type="string">
            <text:p>MTRAPRSACGCONTRO</text:p>
          </table:table-cell>
          <table:table-cell table:style-name="ce171" office:value-type="string">
            <text:p>Montant rappel RSA fond CG controle</text:p>
          </table:table-cell>
          <table:table-cell table:style-name="ce159" office:value-type="string">
            <text:p>NUMERIC</text:p>
          </table:table-cell>
          <table:table-cell table:style-name="ce173" office:value-type="string">
            <text:p>11-2</text:p>
          </table:table-cell>
          <table:table-cell table:style-name="ce159"/>
          <table:table-cell table:style-name="ce158" office:value-type="string">
            <text:p>CAF</text:p>
          </table:table-cell>
        </table:table-row>
        <table:table-row table:style-name="ro2">
          <table:table-cell/>
          <table:table-cell table:style-name="Default"/>
          <table:table-cell table:number-columns-repeated="4"/>
        </table:table-row>
        <table:table-row table:style-name="ro2" table:number-rows-repeated="1048557">
          <table:table-cell table:number-columns-repeated="6"/>
        </table:table-row>
        <table:table-row table:style-name="ro2">
          <table:table-cell table:number-columns-repeated="6"/>
        </table:table-row>
      </table:table>
      <table:table table:name="TABLES METIER" table:style-name="ta1" table:print="false">
        <table:table-column table:style-name="co38" table:default-cell-style-name="ce180"/>
        <table:table-column table:style-name="co39" table:default-cell-style-name="ce180"/>
        <table:table-column table:style-name="co8" table:number-columns-repeated="1022" table:default-cell-style-name="Default"/>
        <table:table-row table:style-name="ro1">
          <table:table-cell table:style-name="ce176" office:value-type="string">
            <text:p>NOM TABLE POSTGRESQL</text:p>
          </table:table-cell>
          <table:table-cell table:style-name="ce176" office:value-type="string">
            <text:p>COMMENTAIRES</text:p>
          </table:table-cell>
          <table:table-cell table:number-columns-repeated="1022"/>
        </table:table-row>
        <table:table-row table:style-name="ro2">
          <table:table-cell table:style-name="ce177" office:value-type="string">
            <text:p><text:a xlink:href="#Table accscreaentr">accscreaentr</text:a></text:p>
          </table:table-cell>
          <table:table-cell table:style-name="ce177" office:value-type="string">
            <text:p>Table de l'aide <text:span text:style-name="T1">accompagnements à la création d'entreprise </text:span>liée à la table <text:span text:style-name="T1">apres</text:span></text:p>
          </table:table-cell>
          <table:table-cell table:number-columns-repeated="1022"/>
        </table:table-row>
        <table:table-row table:style-name="ro39">
          <table:table-cell table:style-name="ce178" office:value-type="string">
            <text:p><text:span text:style-name="T28"><text:a xlink:href="#Table piecesaccscreaentr">piecesaccscreaentr</text:a></text:span></text:p>
          </table:table-cell>
          <table:table-cell table:style-name="ce179" office:value-type="string">
            <text:p>Table de paramétrage pour les pièces pour l'aide accompagnements à la création d'entreprise</text:p>
          </table:table-cell>
          <table:table-cell table:number-columns-repeated="1022"/>
        </table:table-row>
        <table:table-row table:style-name="ro40">
          <table:table-cell table:style-name="ce177" office:value-type="string">
            <text:p><text:a xlink:href="#Table accscreantr_piecesaccscreaentr">accscreantr_piecesaccscreaentr</text:a></text:p>
          </table:table-cell>
          <table:table-cell table:style-name="ce177" office:value-type="string">
            <text:p>Table de liaison entre</text:p>
            <text:p><text:s/>L'aide d'accompagnement à la création d'entreprise et les pièces liées</text:p>
          </table:table-cell>
          <table:table-cell table:number-columns-repeated="1022"/>
        </table:table-row>
        <table:table-row table:style-name="ro39">
          <table:table-cell table:style-name="ce177" office:value-type="string">
            <text:p><text:a xlink:href="#Table acos">acos</text:a></text:p>
          </table:table-cell>
          <table:table-cell table:style-name="ce177" office:value-type="string">
            <text:p>Table pour les droits sur les <text:span text:style-name="T30">fonctions</text:span></text:p>
          </table:table-cell>
          <table:table-cell table:number-columns-repeated="1022"/>
        </table:table-row>
        <table:table-row table:style-name="ro2">
          <table:table-cell table:style-name="ce177" office:value-type="string">
            <text:p><text:a xlink:href="#Table acqsmatsprofs">acqsmatsprofs</text:a></text:p>
          </table:table-cell>
          <table:table-cell table:style-name="ce177" office:value-type="string">
            <text:p>Table de l'aide <text:span text:style-name="T1">Acquisitions de matériels professionnels</text:span> liée à la table <text:span text:style-name="T1">apres</text:span></text:p>
          </table:table-cell>
          <table:table-cell table:number-columns-repeated="1022"/>
        </table:table-row>
        <table:table-row table:style-name="ro2">
          <table:table-cell table:style-name="ce178" office:value-type="string">
            <text:p><text:span text:style-name="T28"><text:a xlink:href="#Table piecesacqsmatsprofs">piecesacqsmatsprofs</text:a></text:span></text:p>
          </table:table-cell>
          <table:table-cell table:style-name="ce179" office:value-type="string">
            <text:p>Table de paramétrage pour les pièces pour l'aide acquisiton de matériels professionnels</text:p>
          </table:table-cell>
          <table:table-cell table:number-columns-repeated="1022"/>
        </table:table-row>
        <table:table-row table:style-name="ro10">
          <table:table-cell table:style-name="ce177" office:value-type="string">
            <text:p><text:a xlink:href="#Table acqsmatsprofs_piecesacqsmatsprofs">acqsmatsprofs_piecesacqsmatsprofs</text:a></text:p>
          </table:table-cell>
          <table:table-cell table:style-name="ce177" office:value-type="string">
            <text:p>Table de liaison entre</text:p>
            <text:p><text:s/>L'aide acquisition de matériels professionnels et les pièces liées</text:p>
          </table:table-cell>
          <table:table-cell table:number-columns-repeated="1022"/>
        </table:table-row>
        <table:table-row table:style-name="ro2">
          <table:table-cell table:style-name="ce177" office:value-type="string">
            <text:p><text:a xlink:href="#Table actions">actions</text:a></text:p>
          </table:table-cell>
          <table:table-cell table:style-name="ce177" office:value-type="string">
            <text:p>Table liée à la table <text:span text:style-name="T1">typesactions</text:span></text:p>
          </table:table-cell>
          <table:table-cell table:number-columns-repeated="1022"/>
        </table:table-row>
        <table:table-row table:style-name="ro2">
          <table:table-cell table:style-name="ce177" office:value-type="string">
            <text:p><text:a xlink:href="#Table actionscandidats">actionscandidats</text:a></text:p>
          </table:table-cell>
          <table:table-cell table:style-name="ce177" office:value-type="string">
            <text:p>Table de paramétrage pour les <text:span text:style-name="T30">fiches de candidatures (CG66)</text:span></text:p>
          </table:table-cell>
          <table:table-cell table:number-columns-repeated="1022"/>
        </table:table-row>
        <table:table-row table:style-name="ro2">
          <table:table-cell table:style-name="ce177" office:value-type="string">
            <text:p><text:a xlink:href="#Table actionscandidats_partenaires">actionscandidats_partenaires</text:a></text:p>
          </table:table-cell>
          <table:table-cell table:style-name="ce177" office:value-type="string">
            <text:p>Table de liaison entre les actions de la fiche de candidature et les partenaires</text:p>
          </table:table-cell>
          <table:table-cell table:number-columns-repeated="1022"/>
        </table:table-row>
        <table:table-row table:style-name="ro2">
          <table:table-cell table:style-name="ce177" office:value-type="string">
            <text:p><text:a xlink:href="#Table actionscandidats_personnes">actionscandidats_personnes</text:a></text:p>
          </table:table-cell>
          <table:table-cell table:style-name="ce177" office:value-type="string">
            <text:p>Table de liaison entre les actions de la fiche de candidature et les personnes postulant</text:p>
          </table:table-cell>
          <table:table-cell table:number-columns-repeated="1022"/>
        </table:table-row>
        <table:table-row table:style-name="ro2">
          <table:table-cell table:style-name="ce177" office:value-type="string">
            <text:p><text:a xlink:href="#Table actionsinsertion">actionsinsertion</text:a></text:p>
          </table:table-cell>
          <table:table-cell table:style-name="ce177" office:value-type="string">
            <text:p>Table des <text:span text:style-name="T1">actions d'insertion </text:span>liée à la table <text:span text:style-name="T1">contratsinsertion</text:span></text:p>
          </table:table-cell>
          <table:table-cell table:number-columns-repeated="1022"/>
        </table:table-row>
        <table:table-row table:style-name="ro10">
          <table:table-cell table:style-name="ce177" office:value-type="string">
            <text:p><text:a xlink:href="#Table actsprofs">actsprofs</text:a></text:p>
          </table:table-cell>
          <table:table-cell table:style-name="ce177" office:value-type="string">
            <text:p>Table de l'aide <text:span text:style-name="T1">Actions de professionnalisation</text:span> </text:p>
            <text:p>liée à la table <text:span text:style-name="T1">apres </text:span><text:span text:style-name="T2">et la table </text:span><text:span text:style-name="T1">tiersprestatairesapres</text:span></text:p>
          </table:table-cell>
          <table:table-cell table:number-columns-repeated="1022"/>
        </table:table-row>
        <table:table-row table:style-name="ro2">
          <table:table-cell table:style-name="ce179" office:value-type="string">
            <text:p><text:a xlink:href="#Table piecesactsprofs">piecesactsprofs</text:a></text:p>
          </table:table-cell>
          <table:table-cell table:style-name="ce179" office:value-type="string">
            <text:p>Table de paramétrage pour les pièces pour l'aide action de professionnalisation</text:p>
          </table:table-cell>
          <table:table-cell table:number-columns-repeated="1022"/>
        </table:table-row>
        <table:table-row table:style-name="ro10">
          <table:table-cell table:style-name="ce177" office:value-type="string">
            <text:p><text:a xlink:href="#Table actsprofs_piecesactsprofs">actsprofs_piecesactsprofs</text:a></text:p>
          </table:table-cell>
          <table:table-cell table:style-name="ce177" office:value-type="string">
            <text:p>Table de liaison entre</text:p>
            <text:p><text:s/>L'aide actions de professionnalisation et les pièces liées</text:p>
          </table:table-cell>
          <table:table-cell table:number-columns-repeated="1022"/>
        </table:table-row>
        <table:table-row table:style-name="ro2">
          <table:table-cell table:style-name="ce177" office:value-type="string">
            <text:p><text:a xlink:href="#Table aidesapres66">aidesapres66</text:a></text:p>
          </table:table-cell>
          <table:table-cell table:style-name="ce177" office:value-type="string">
            <text:p>Table pour les aides liées à la table <text:span text:style-name="T1">apres</text:span> <text:span text:style-name="T17">(CG 66)</text:span></text:p>
          </table:table-cell>
          <table:table-cell table:number-columns-repeated="1022"/>
        </table:table-row>
        <table:table-row table:style-name="ro2">
          <table:table-cell office:value-type="string">
            <text:p><text:a xlink:href="#Table piecesaides66">piecesaides66</text:a></text:p>
          </table:table-cell>
          <table:table-cell table:style-name="ce179" office:value-type="string">
            <text:p>Table de paramétrage pour les <text:span text:style-name="T1">pièces d'aide </text:span>apre <text:span text:style-name="T1">(CG 66)</text:span></text:p>
          </table:table-cell>
          <table:table-cell table:number-columns-repeated="1022"/>
        </table:table-row>
        <table:table-row table:style-name="ro2">
          <table:table-cell office:value-type="string">
            <text:p><text:a xlink:href="#Table piecescomptables66">piecescomptables66</text:a></text:p>
          </table:table-cell>
          <table:table-cell table:style-name="ce179" office:value-type="string">
            <text:p>Table de paramétrage pour les <text:span text:style-name="T1">pièces comptables</text:span> des apres <text:span text:style-name="T1">(CG 66)</text:span></text:p>
          </table:table-cell>
          <table:table-cell table:number-columns-repeated="1022"/>
        </table:table-row>
        <table:table-row table:style-name="ro2">
          <table:table-cell table:style-name="ce177" office:value-type="string">
            <text:p><text:a xlink:href="#Table aidesapres66_piecesaides66">aidesapres66_piecesaides66</text:a></text:p>
          </table:table-cell>
          <table:table-cell table:style-name="ce177" office:value-type="string">
            <text:p>Table de liaison entre la table des aides apres et ses pièces liées <text:span text:style-name="T1">(CG 66)</text:span></text:p>
          </table:table-cell>
          <table:table-cell table:number-columns-repeated="1022"/>
        </table:table-row>
        <table:table-row table:style-name="ro2">
          <table:table-cell table:style-name="ce181" office:value-type="string">
            <text:p><text:a xlink:href="#Table aidesapres66_piecescomptables66">aidesapres66_piecescomptables66</text:a></text:p>
          </table:table-cell>
          <table:table-cell table:style-name="ce177" office:value-type="string">
            <text:p>Table de liaison entre la table des aides apres et ses pièces comptables liées <text:span text:style-name="T1">(CG 66)</text:span></text:p>
          </table:table-cell>
          <table:table-cell table:number-columns-repeated="1022"/>
        </table:table-row>
        <table:table-row table:style-name="ro2">
          <table:table-cell office:value-type="string">
            <text:p><text:a xlink:href="#Table typesaidesapres66">typesaidesapres66</text:a></text:p>
          </table:table-cell>
          <table:table-cell table:style-name="ce179" office:value-type="string">
            <text:p>Table de paramétrage pour les<text:span text:style-name="T1"> types d'aides apres</text:span> <text:s/><text:span text:style-name="T1">(CG 66)</text:span></text:p>
          </table:table-cell>
          <table:table-cell table:number-columns-repeated="1022"/>
        </table:table-row>
        <table:table-row table:style-name="ro2">
          <table:table-cell office:value-type="string">
            <text:p><text:a xlink:href="#Table piecesaides66_typesaidesapres66">piecesaides66_typesaidesapres66</text:a></text:p>
          </table:table-cell>
          <table:table-cell table:style-name="ce179" office:value-type="string">
            <text:p>Table de liaison entre les types d'aides apres et leurs pièces <text:span text:style-name="T30">administratives</text:span> respectives <text:span text:style-name="T1">(CG 66)</text:span></text:p>
          </table:table-cell>
          <table:table-cell table:number-columns-repeated="1022"/>
        </table:table-row>
        <table:table-row table:style-name="ro2">
          <table:table-cell office:value-type="string">
            <text:p><text:a xlink:href="#Table piecescomptables66_typesaidesapres66">piecescomptables66_typesaidesapres66</text:a></text:p>
          </table:table-cell>
          <table:table-cell table:style-name="ce179" office:value-type="string">
            <text:p>Table de liaison entre les types d'aides apres et leurs pièces <text:span text:style-name="T30">comptables</text:span> respectives <text:span text:style-name="T1">(CG 66)</text:span></text:p>
          </table:table-cell>
          <table:table-cell table:number-columns-repeated="1022"/>
        </table:table-row>
        <table:table-row table:style-name="ro2">
          <table:table-cell office:value-type="string">
            <text:p><text:a xlink:href="#Table themesapres66">themesapres66</text:a></text:p>
          </table:table-cell>
          <table:table-cell table:style-name="ce179" office:value-type="string">
            <text:p>Table de paramétrage pour les <text:span text:style-name="T1">thèmes</text:span> de l'apre <text:span text:style-name="T1">(CG 66)</text:span></text:p>
          </table:table-cell>
          <table:table-cell table:number-columns-repeated="1022"/>
        </table:table-row>
        <table:table-row table:style-name="ro2">
          <table:table-cell table:style-name="ce177" office:value-type="string">
            <text:p><text:a xlink:href="#Table aidesdirectes">aidesdirectes</text:a></text:p>
          </table:table-cell>
          <table:table-cell table:style-name="ce177" office:value-type="string">
            <text:p>Table des <text:span text:style-name="T1">aides directes</text:span> liée à la table <text:span text:style-name="T1">actionsinsertion</text:span></text:p>
          </table:table-cell>
          <table:table-cell table:number-columns-repeated="1022"/>
        </table:table-row>
        <table:table-row table:style-name="ro2">
          <table:table-cell table:style-name="ce177" office:value-type="string">
            <text:p><text:a xlink:href="#Table amenagslogts">amenagslogts</text:a></text:p>
          </table:table-cell>
          <table:table-cell table:style-name="ce177" office:value-type="string">
            <text:p>Table pour <text:span text:style-name="T1">l'aménagement du logement </text:span>liée à la table <text:span text:style-name="T1">apres</text:span></text:p>
          </table:table-cell>
          <table:table-cell table:number-columns-repeated="1022"/>
        </table:table-row>
        <table:table-row table:style-name="ro2">
          <table:table-cell office:value-type="string">
            <text:p><text:a xlink:href="#Table piecesamenagslogts">piecesamenagslogts</text:a></text:p>
          </table:table-cell>
          <table:table-cell table:style-name="ce179" office:value-type="string">
            <text:p>Table de paramétrage pour les pièces liées à l'aide d'aménagement au logement des apres</text:p>
          </table:table-cell>
          <table:table-cell table:number-columns-repeated="1022"/>
        </table:table-row>
        <table:table-row table:style-name="ro2">
          <table:table-cell table:style-name="ce177" office:value-type="string">
            <text:p><text:a xlink:href="#Table amenagslogts_piecesamenagslogts">amenagslogts_piecesamenagslogts</text:a></text:p>
          </table:table-cell>
          <table:table-cell table:style-name="ce177" office:value-type="string">
            <text:p>Table de liaison entre la table de l'aide aménagement au logement des apres et ses pièces liées</text:p>
          </table:table-cell>
          <table:table-cell table:number-columns-repeated="1022"/>
        </table:table-row>
        <table:table-row table:style-name="ro19">
          <table:table-cell table:style-name="ce177" office:value-type="string">
            <text:p><text:a xlink:href="#Table apres">apres</text:a></text:p>
          </table:table-cell>
          <table:table-cell table:style-name="ce177" office:value-type="string">
            <text:p>Table des <text:span text:style-name="T17">apres</text:span> liée aux tables </text:p>
            <text:p><text:span text:style-name="T1">Personnes</text:span>,</text:p>
            <text:p><text:span text:style-name="T1">Structuresreferentes,</text:span></text:p>
            <text:p><text:span text:style-name="T1">Referents</text:span></text:p>
          </table:table-cell>
          <table:table-cell table:number-columns-repeated="1022"/>
        </table:table-row>
        <table:table-row table:style-name="ro2">
          <table:table-cell office:value-type="string">
            <text:p><text:a xlink:href="#Table piecesapre">piecesapre</text:a></text:p>
          </table:table-cell>
          <table:table-cell table:style-name="ce179" office:value-type="string">
            <text:p>Table de paramétrage pour les <text:span text:style-name="T1">pièces</text:span> liées à une apre</text:p>
          </table:table-cell>
          <table:table-cell table:number-columns-repeated="1022"/>
        </table:table-row>
        <table:table-row table:style-name="ro2">
          <table:table-cell table:style-name="ce177" office:value-type="string">
            <text:p><text:a xlink:href="#Table apres_piecesapre">apres_piecesapre</text:a></text:p>
          </table:table-cell>
          <table:table-cell table:style-name="ce177" office:value-type="string">
            <text:p>Table de liaison entre l'apre et ses pièces</text:p>
          </table:table-cell>
          <table:table-cell table:number-columns-repeated="1022"/>
        </table:table-row>
        <table:table-row table:style-name="ro2">
          <table:table-cell table:style-name="ce177" office:value-type="string">
            <text:p><text:a xlink:href="#Table comitesapres">comitesapres</text:a></text:p>
          </table:table-cell>
          <table:table-cell table:style-name="ce177" office:value-type="string">
            <text:p>Table pour les <text:span text:style-name="T1">comités d'apres</text:span></text:p>
          </table:table-cell>
          <table:table-cell table:number-columns-repeated="1022"/>
        </table:table-row>
        <table:table-row table:style-name="ro2">
          <table:table-cell table:style-name="ce177" office:value-type="string">
            <text:p><text:a xlink:href="#Table apres_comitesapres">apres_comitesapres</text:a></text:p>
          </table:table-cell>
          <table:table-cell table:style-name="ce177" office:value-type="string">
            <text:p>Table de liaison entre la table <text:span text:style-name="T1">apres</text:span> et la table <text:span text:style-name="T1">comitesapres</text:span></text:p>
          </table:table-cell>
          <table:table-cell table:number-columns-repeated="1022"/>
        </table:table-row>
        <table:table-row table:style-name="ro2">
          <table:table-cell table:style-name="ce177" office:value-type="string">
            <text:p><text:a xlink:href="#Table participantscomites">participantscomites</text:a></text:p>
          </table:table-cell>
          <table:table-cell table:style-name="ce177" office:value-type="string">
            <text:p>Table de paramétrage pour les participants d'un comité d'apre</text:p>
          </table:table-cell>
          <table:table-cell table:number-columns-repeated="1022"/>
        </table:table-row>
        <table:table-row table:style-name="ro10">
          <table:table-cell table:style-name="ce177" office:value-type="string">
            <text:p><text:a xlink:href="#Table comitesapres_participantscomites">comitesapres_participantscomites</text:a></text:p>
          </table:table-cell>
          <table:table-cell table:style-name="ce177" office:value-type="string">
            <text:p>Table de liaison entre la table <text:span text:style-name="T1">comitesapres</text:span><text:span text:style-name="T2"> et la table </text:span><text:span text:style-name="T1">participantscomites</text:span></text:p>
            <text:p><text:span text:style-name="T2">Afin de gérer les présences des participants</text:span></text:p>
          </table:table-cell>
          <table:table-cell table:number-columns-repeated="1022"/>
        </table:table-row>
        <table:table-row table:style-name="ro2">
          <table:table-cell table:style-name="ce177" office:value-type="string">
            <text:p><text:a xlink:href="#Table etatsliquidatifs">etatsliquidatifs</text:a></text:p>
          </table:table-cell>
          <table:table-cell table:style-name="ce187" office:value-type="string">
            <text:p>Table des <text:span text:style-name="T1">etatsliquidatifs </text:span><text:span text:style-name="T2"><text:s/>pour les </text:span><text:span text:style-name="T31">apres, </text:span><text:span text:style-name="T32">liée à la table </text:span><text:span text:style-name="T33">budgetsapres</text:span></text:p>
          </table:table-cell>
          <table:table-cell table:number-columns-repeated="1022"/>
        </table:table-row>
        <table:table-row table:style-name="ro2">
          <table:table-cell table:style-name="ce177" office:value-type="string">
            <text:p><text:a xlink:href="#Table apres_etatsliquidatifs">apres_etatsliquidatifs</text:a></text:p>
          </table:table-cell>
          <table:table-cell table:style-name="ce177" office:value-type="string">
            <text:p>Table de liaison entre la table <text:span text:style-name="T1">apres</text:span> et la table <text:span text:style-name="T1">etatsliquidatifs</text:span></text:p>
          </table:table-cell>
          <table:table-cell table:number-columns-repeated="1022"/>
        </table:table-row>
        <table:table-row table:style-name="ro2">
          <table:table-cell table:style-name="ce177" office:value-type="string">
            <text:p><text:a xlink:href="#Table aros">aros</text:a></text:p>
          </table:table-cell>
          <table:table-cell table:style-name="ce177" office:value-type="string">
            <text:p>Table pour les droits sur les <text:span text:style-name="T30">groupes et utilisateurs</text:span></text:p>
          </table:table-cell>
          <table:table-cell table:number-columns-repeated="1022"/>
        </table:table-row>
        <table:table-row table:style-name="ro2">
          <table:table-cell table:style-name="ce177" office:value-type="string">
            <text:p><text:a xlink:href="#Table aros_acos">aros_acos</text:a></text:p>
          </table:table-cell>
          <table:table-cell table:style-name="ce177" office:value-type="string">
            <text:p>Table de liaison entre la table <text:span text:style-name="T33">aros</text:span> et la table <text:span text:style-name="T1">acos</text:span></text:p>
          </table:table-cell>
          <table:table-cell table:number-columns-repeated="1022"/>
        </table:table-row>
        <table:table-row table:style-name="ro10">
          <table:table-cell table:style-name="ce177" office:value-type="string">
            <text:p><text:a xlink:href="#Table bilanparcours">bilanparcours</text:a></text:p>
          </table:table-cell>
          <table:table-cell table:style-name="ce177" office:value-type="string">
            <text:p>Table pour le<text:span text:style-name="T1"> bilan de parcours</text:span> </text:p>
            <text:p>(n'est sûrement plus utiisée mais un doute persiste)</text:p>
          </table:table-cell>
          <table:table-cell table:number-columns-repeated="1022"/>
        </table:table-row>
        <table:table-row table:style-name="ro19">
          <table:table-cell table:style-name="ce177" office:value-type="string">
            <text:p><text:a xlink:href="#Table bilansparcours66">bilansparcours66</text:a></text:p>
          </table:table-cell>
          <table:table-cell table:style-name="ce177" office:value-type="string">
            <text:p>Table pour les<text:span text:style-name="T1"> bilans de parcours</text:span> CG66 liée aux tables</text:p>
            <text:p><text:span text:style-name="T1">Referents,</text:span></text:p>
            <text:p><text:span text:style-name="T1">Orientsstructs,</text:span></text:p>
            <text:p><text:span text:style-name="T1">Contratsinsertion</text:span></text:p>
          </table:table-cell>
          <table:table-cell table:number-columns-repeated="1022"/>
        </table:table-row>
        <table:table-row table:style-name="ro2">
          <table:table-cell table:style-name="ce177" office:value-type="string">
            <text:p><text:a xlink:href="#Table budgetsapres">budgetsapres</text:a></text:p>
          </table:table-cell>
          <table:table-cell table:style-name="ce177" office:value-type="string">
            <text:p>Table de paramétrage pour gérer les <text:span text:style-name="T1">budgets des</text:span> <text:span text:style-name="T1">apres</text:span></text:p>
          </table:table-cell>
          <table:table-cell table:number-columns-repeated="1022"/>
        </table:table-row>
        <table:table-row table:style-name="ro2">
          <table:table-cell table:style-name="ce177" office:value-type="string">
            <text:p><text:a xlink:href="#Table cantons">cantons</text:a></text:p>
          </table:table-cell>
          <table:table-cell table:style-name="ce177" office:value-type="string">
            <text:p>Table des <text:span text:style-name="T1">cantons</text:span><text:span text:style-name="T2"> pour le CG66</text:span></text:p>
          </table:table-cell>
          <table:table-cell table:number-columns-repeated="1022"/>
        </table:table-row>
        <table:table-row table:style-name="ro10">
          <table:table-cell table:style-name="ce177" office:value-type="string">
            <text:p><text:a xlink:href="#Table connections">connections</text:a></text:p>
          </table:table-cell>
          <table:table-cell table:style-name="ce177" office:value-type="string">
            <text:p>Table listant les <text:span text:style-name="T1">connexions</text:span> des utilisateurs</text:p>
            <text:p>Liée à la table <text:span text:style-name="T1">users</text:span></text:p>
          </table:table-cell>
          <table:table-cell table:number-columns-repeated="1022"/>
        </table:table-row>
        <table:table-row table:style-name="ro16">
          <table:table-cell table:style-name="ce177" office:value-type="string">
            <text:p><text:a xlink:href="#Table contactspartenaires">contactspartenaires</text:a></text:p>
          </table:table-cell>
          <table:table-cell table:style-name="ce177" office:value-type="string">
            <text:p>Table de paramétrage afin de déterminer les personnes à contacter pour un partenaire donnée. </text:p>
            <text:p>Liée à la table <text:span text:style-name="T1">partenaires,</text:span></text:p>
            <text:p><text:span text:style-name="T2">Liée à la table </text:span><text:span text:style-name="T1">actionscandidats</text:span></text:p>
          </table:table-cell>
          <table:table-cell table:number-columns-repeated="1022"/>
        </table:table-row>
        <table:table-row table:style-name="ro2">
          <table:table-cell table:style-name="ce177" office:value-type="string">
            <text:p><text:a xlink:href="#Table partenaires">partenaires</text:a></text:p>
          </table:table-cell>
          <table:table-cell table:style-name="ce177" office:value-type="string">
            <text:p>Table de paramétrage <text:span text:style-name="T1">partenaires </text:span><text:span text:style-name="T2">pour les fiches de candidatures </text:span><text:span text:style-name="T1">( CG 66 )</text:span></text:p>
          </table:table-cell>
          <table:table-cell table:number-columns-repeated="1022"/>
        </table:table-row>
        <table:table-row table:style-name="ro2">
          <table:table-cell table:style-name="ce177" office:value-type="string">
            <text:p><text:a xlink:href="#Table contactspartenaires_partenaires">contactspartenaires_partenaires</text:a></text:p>
          </table:table-cell>
          <table:table-cell table:style-name="ce177" office:value-type="string">
            <text:p>Table de liaison entre la table <text:span text:style-name="T1">contactspartenaires</text:span> et la table <text:span text:style-name="T1">partenaires</text:span></text:p>
          </table:table-cell>
          <table:table-cell table:number-columns-repeated="1022"/>
        </table:table-row>
        <table:table-row table:style-name="ro10">
          <table:table-cell table:style-name="ce177" office:value-type="string">
            <text:p><text:a xlink:href="#Table contratsinsertion">contratsinsertion</text:a></text:p>
          </table:table-cell>
          <table:table-cell table:style-name="ce177" office:value-type="string">
            <text:p>Table pour les <text:span text:style-name="T1">contrats d'engagement réciproque </text:span></text:p>
            <text:p>(anciennement contrats d'insertion)</text:p>
          </table:table-cell>
          <table:table-cell table:number-columns-repeated="1022"/>
        </table:table-row>
        <table:table-row table:style-name="ro2">
          <table:table-cell table:style-name="ce177" office:value-type="string">
            <text:p><text:a xlink:href="#Table contratsinsertion_users">contratsinsertion_users</text:a></text:p>
          </table:table-cell>
          <table:table-cell table:style-name="ce177" office:value-type="string">
            <text:p>Table de liaison entre la table <text:span text:style-name="T1">contratsinsertion </text:span><text:span text:style-name="T2">et la table </text:span><text:span text:style-name="T1">users</text:span></text:p>
          </table:table-cell>
          <table:table-cell table:number-columns-repeated="1022"/>
        </table:table-row>
        <table:table-row table:style-name="ro2">
          <table:table-cell table:style-name="ce177" office:value-type="string">
            <text:p><text:a xlink:href="#Table cuis">cuis</text:a></text:p>
          </table:table-cell>
          <table:table-cell table:style-name="ce177" office:value-type="string">
            <text:p>Table pour les contrats uniques d'insertion <text:span text:style-name="T1">cuis</text:span></text:p>
          </table:table-cell>
          <table:table-cell table:number-columns-repeated="1022"/>
        </table:table-row>
        <table:table-row table:style-name="ro27">
          <table:table-cell table:style-name="ce177" office:value-type="string">
            <text:p><text:a xlink:href="#Table decisionsdefautsinsertionseps66">decisionsdefautsinsertionseps66</text:a></text:p>
          </table:table-cell>
          <table:table-cell table:style-name="ce177" office:value-type="string">
            <text:p>Table des décisions d'EP 66 dans le cas du thème</text:p>
            <text:p><text:span text:style-name="T1">Défaut d'insertion</text:span></text:p>
            <text:p><text:span text:style-name="T2">Liée à la table </text:span><text:span text:style-name="T1">defautsinsertionseps66,</text:span></text:p>
            <text:p><text:span text:style-name="T2">Liée à la table </text:span><text:span text:style-name="T1">typesorients</text:span><text:span text:style-name="T2">,</text:span></text:p>
            <text:p><text:span text:style-name="T2">Liée à la table </text:span><text:span text:style-name="T1">structuresreferentes</text:span></text:p>
          </table:table-cell>
          <table:table-cell table:number-columns-repeated="1022"/>
        </table:table-row>
        <table:table-row table:style-name="ro24">
          <table:table-cell table:style-name="ce182" office:value-type="string">
            <text:p><text:a xlink:href="#Table defautsinsertionseps66">defautsinsertionseps66</text:a></text:p>
          </table:table-cell>
          <table:table-cell table:style-name="ce188" office:value-type="string">
            <text:p>Table liée au module EP pour le thème <text:span text:style-name="T1">défauts d'insertion CG66</text:span></text:p>
            <text:p><text:span text:style-name="T2">Table liée à la table </text:span><text:span text:style-name="T1">dossierseps,</text:span></text:p>
            <text:p><text:span text:style-name="T2">Table liée à la table </text:span><text:span text:style-name="T1">bilansparcours66,</text:span></text:p>
            <text:p><text:span text:style-name="T2">Table liée à la table</text:span><text:span text:style-name="T1"> contratsinsertion,</text:span></text:p>
            <text:p><text:span text:style-name="T34">Table liée à la table</text:span><text:span text:style-name="T35"> orientsstructs,</text:span></text:p>
            <text:p><text:span text:style-name="T34">Table liée à la table</text:span><text:span text:style-name="T35"> historiqueetatspe</text:span></text:p>
          </table:table-cell>
          <table:table-cell table:number-columns-repeated="1022"/>
        </table:table-row>
        <table:table-row table:style-name="ro16">
          <table:table-cell table:style-name="ce177" office:value-type="string">
            <text:p><text:a xlink:href="#Table decisionsnonrespectssanctionseps93">decisionsnonrespectssanctionseps93</text:a></text:p>
          </table:table-cell>
          <table:table-cell table:style-name="ce177" office:value-type="string">
            <text:p>Table des décisions d'EP 93 dans le cas du thème</text:p>
            <text:p><text:span text:style-name="T1">Non respect et sanctions (Demandes de suspension)</text:span></text:p>
            <text:p><text:span text:style-name="T2">Liée à la table </text:span><text:span text:style-name="T1">nonrespectssanctionseps93</text:span></text:p>
          </table:table-cell>
          <table:table-cell table:number-columns-repeated="1022"/>
        </table:table-row>
        <table:table-row table:style-name="ro2">
          <table:table-cell table:style-name="ce177" office:value-type="string">
            <text:p><text:a xlink:href="#Table nonrespectssanctionseps93">nonrespectssanctionseps93</text:a></text:p>
          </table:table-cell>
          <table:table-cell table:style-name="ce177" office:value-type="string">
            <text:p>Table pour la thématique <text:span text:style-name="T1">Non respect et sanctions ( CG 93 )</text:span></text:p>
          </table:table-cell>
          <table:table-cell table:number-columns-repeated="1022"/>
        </table:table-row>
        <table:table-row table:style-name="ro10">
          <table:table-cell table:style-name="ce177" office:value-type="string">
            <text:p><text:a xlink:href="#Table decisionsparcours">decisionsparcours</text:a></text:p>
          </table:table-cell>
          <table:table-cell table:style-name="ce177" office:value-type="string">
            <text:p>Table des décisions de parcours pour </text:p>
            <text:p>les personnes non <text:s/>orientées vers Pôle Emploi depuis 6 à 12 mois</text:p>
          </table:table-cell>
          <table:table-cell table:number-columns-repeated="1022"/>
        </table:table-row>
        <table:table-row table:style-name="ro2">
          <table:table-cell table:style-name="ce179" office:value-type="string">
            <text:p><text:a xlink:href="#Table decisionspdos">decisionspdos</text:a></text:p>
          </table:table-cell>
          <table:table-cell table:style-name="ce179" office:value-type="string">
            <text:p>Table de paramétrage pour les <text:span text:style-name="T1">decisionspdos</text:span></text:p>
          </table:table-cell>
          <table:table-cell table:number-columns-repeated="1022"/>
        </table:table-row>
        <table:table-row table:style-name="ro16">
          <table:table-cell table:style-name="ce177" office:value-type="string">
            <text:p><text:a xlink:href="#Table decisionspropospdos">decisionspropospdos</text:a></text:p>
          </table:table-cell>
          <table:table-cell table:style-name="ce188" office:value-type="string">
            <text:p>Table de <text:span text:style-name="T1">décisions des PDOs.</text:span></text:p>
            <text:p><text:span text:style-name="T2">Liée à la table </text:span><text:span text:style-name="T1">decisionspdos,</text:span></text:p>
            <text:p><text:span text:style-name="T2">Liée à la table </text:span><text:span text:style-name="T1">propospdos</text:span></text:p>
          </table:table-cell>
          <table:table-cell table:style-name="ce192"/>
          <table:table-cell table:style-name="ce195" table:number-columns-repeated="3"/>
          <table:table-cell table:number-columns-repeated="1018"/>
        </table:table-row>
        <table:table-row table:style-name="ro10">
          <table:table-cell table:style-name="ce177" office:value-type="string">
            <text:p><text:a xlink:href="#Table departements">departements</text:a></text:p>
          </table:table-cell>
          <table:table-cell table:style-name="ce189" office:value-type="string">
            <text:p><text:span text:style-name="T2">Table listant l'ensemble des </text:span><text:span text:style-name="T1">départements</text:span></text:p>
            <text:p><text:span text:style-name="T1"><text:s/></text:span><text:span text:style-name="T2">De France métropolitaine et d'Outre-mer</text:span></text:p>
          </table:table-cell>
          <table:table-cell table:number-columns-repeated="1022"/>
        </table:table-row>
        <table:table-row table:style-name="ro10">
          <table:table-cell table:style-name="ce177" office:value-type="string">
            <text:p><text:a xlink:href="#Table descriptionspdos">descriptionspdos</text:a></text:p>
          </table:table-cell>
          <table:table-cell table:style-name="ce188" office:value-type="string">
            <text:p>Table de paramétrage des <text:span text:style-name="T1">pdos</text:span><text:span text:style-name="T2">, permettant de définir les différents </text:span></text:p>
            <text:p><text:span text:style-name="T2">Traitements pouvant exister dans une PDO (essentiellement pour le CG66)</text:span></text:p>
          </table:table-cell>
          <table:table-cell table:style-name="ce192" table:number-columns-repeated="2"/>
          <table:table-cell table:style-name="ce195" table:number-columns-repeated="2"/>
          <table:table-cell table:number-columns-repeated="1018"/>
        </table:table-row>
        <table:table-row table:style-name="ro2">
          <table:table-cell table:style-name="ce177" office:value-type="string">
            <text:p><text:a xlink:href="#Table detailsaccosocfams_revs">detailsaccosocfams_revs</text:a></text:p>
          </table:table-cell>
          <table:table-cell table:style-name="ce188" office:value-type="string">
            <text:p>Table des natures d'accompagnement familial liée aux <text:span text:style-name="T1">dsps CG</text:span></text:p>
          </table:table-cell>
          <table:table-cell table:number-columns-repeated="1022"/>
        </table:table-row>
        <table:table-row table:style-name="ro2">
          <table:table-cell table:style-name="ce183" office:value-type="string">
            <text:p><text:a xlink:href="#Table detailsaccosocindis_revs">detailsaccosocindis_revs</text:a></text:p>
          </table:table-cell>
          <table:table-cell table:style-name="ce188" office:value-type="string">
            <text:p>Table des natures d'accompagnement individuel liée aux <text:span text:style-name="T1">dsps CG</text:span></text:p>
          </table:table-cell>
          <table:table-cell table:number-columns-repeated="1022"/>
        </table:table-row>
        <table:table-row table:style-name="ro10">
          <table:table-cell table:style-name="ce183" office:value-type="string">
            <text:p><text:a xlink:href="#Table detailsconforts">detailsconforts</text:a></text:p>
          </table:table-cell>
          <table:table-cell table:style-name="ce177" office:value-type="string">
            <text:p>Table décrivant de nouvelles difficultés de logement liées au <text:span text:style-name="T1">confort</text:span></text:p>
            <text:p><text:s/>Dans les <text:span text:style-name="T1">dsps (CG 58)</text:span></text:p>
          </table:table-cell>
          <table:table-cell table:number-columns-repeated="1022"/>
        </table:table-row>
        <table:table-row table:style-name="ro10">
          <table:table-cell table:style-name="ce183" office:value-type="string">
            <text:p><text:a xlink:href="#Table detailsconforts_revs">detailsconforts_revs</text:a></text:p>
          </table:table-cell>
          <table:table-cell table:style-name="ce177" office:value-type="string">
            <text:p>Table décrivant de nouvelles difficultés de logement liées au <text:span text:style-name="T1">confort</text:span></text:p>
            <text:p><text:s/>Dans les <text:span text:style-name="T1">dsps CG (CG 58)</text:span></text:p>
          </table:table-cell>
          <table:table-cell table:number-columns-repeated="1022"/>
        </table:table-row>
        <table:table-row table:style-name="ro2">
          <table:table-cell table:style-name="ce183" office:value-type="string">
            <text:p><text:a xlink:href="#Table detailsdifdisps_revs">detailsdifdisps_revs</text:a></text:p>
          </table:table-cell>
          <table:table-cell table:style-name="ce177" office:value-type="string">
            <text:p>Table décrivant les <text:span text:style-name="T1">difficultés de disponibilité</text:span> pour de l'emploi dans les <text:span text:style-name="T1">dsps CG</text:span></text:p>
          </table:table-cell>
          <table:table-cell table:number-columns-repeated="1022"/>
        </table:table-row>
        <table:table-row table:style-name="ro2">
          <table:table-cell table:style-name="ce184" office:value-type="string">
            <text:p><text:a xlink:href="#Table detailsdiflogs_revs">detailsdiflogs_revs</text:a></text:p>
          </table:table-cell>
          <table:table-cell table:style-name="ce177" office:value-type="string">
            <text:p>Table décrivant les <text:span text:style-name="T1">difficultés de logements </text:span><text:span text:style-name="T2">dans les </text:span><text:span text:style-name="T1">dsps CG</text:span></text:p>
          </table:table-cell>
          <table:table-cell table:number-columns-repeated="1022"/>
        </table:table-row>
        <table:table-row table:style-name="ro10">
          <table:table-cell table:style-name="ce177" office:value-type="string">
            <text:p><text:a xlink:href="#Table detailsdifsocpros">detailsdifsocpros</text:a></text:p>
          </table:table-cell>
          <table:table-cell table:style-name="ce177" office:value-type="string">
            <text:p>Table décrivant de <text:span text:style-name="T1">nouvelles difficultés sociales professionnelles </text:span><text:span text:style-name="T2">dans les </text:span><text:span text:style-name="T1">dsps</text:span></text:p>
            <text:p><text:span text:style-name="T1">( CG 58 )</text:span></text:p>
          </table:table-cell>
          <table:table-cell table:number-columns-repeated="1022"/>
        </table:table-row>
        <table:table-row table:style-name="ro10">
          <table:table-cell table:style-name="ce177" office:value-type="string">
            <text:p><text:a xlink:href="#Table detailsdifsocpros_revs">detailsdifsocpros_revs</text:a></text:p>
          </table:table-cell>
          <table:table-cell table:style-name="ce177" office:value-type="string">
            <text:p>Table décrivant de <text:span text:style-name="T1">nouvelles difficultés sociales professionnelles </text:span><text:span text:style-name="T2">dans les </text:span><text:span text:style-name="T1">dsps CG</text:span></text:p>
            <text:p><text:span text:style-name="T1">( CG 58 )</text:span></text:p>
          </table:table-cell>
          <table:table-cell table:number-columns-repeated="1022"/>
        </table:table-row>
        <table:table-row table:style-name="ro2">
          <table:table-cell table:style-name="ce177" office:value-type="string">
            <text:p><text:a xlink:href="#Table detailsdifsocs_revs">detailsdifsocs_revs</text:a></text:p>
          </table:table-cell>
          <table:table-cell table:style-name="ce188" office:value-type="string">
            <text:p>Table des <text:span text:style-name="T1">difficultés sociales</text:span> liée aux <text:span text:style-name="T1">dsps CG</text:span></text:p>
          </table:table-cell>
          <table:table-cell table:number-columns-repeated="1022"/>
        </table:table-row>
        <table:table-row table:style-name="ro10">
          <table:table-cell table:style-name="ce183" office:value-type="string">
            <text:p><text:a xlink:href="#Table detailsfreinforms">detailsfreinforms</text:a></text:p>
          </table:table-cell>
          <table:table-cell table:style-name="ce177" office:value-type="string">
            <text:p><text:span text:style-name="T36">Table décrivant de </text:span><text:span text:style-name="T35">nouveaux freins à l'emploi </text:span><text:span text:style-name="T34">dans les </text:span><text:span text:style-name="T35">dsps</text:span></text:p>
            <text:p><text:span text:style-name="T35">( CG 58 )</text:span></text:p>
          </table:table-cell>
          <table:table-cell table:number-columns-repeated="1022"/>
        </table:table-row>
        <table:table-row table:style-name="ro10">
          <table:table-cell table:style-name="ce177" office:value-type="string">
            <text:p><text:a xlink:href="#Table detailsfreinforms_revs">detailsfreinforms_revs</text:a></text:p>
          </table:table-cell>
          <table:table-cell table:style-name="ce177" office:value-type="string">
            <text:p><text:span text:style-name="T36">Table décrivant de </text:span><text:span text:style-name="T35">nouveaux freins à l'emploi </text:span><text:span text:style-name="T34">dans les </text:span><text:span text:style-name="T35">dsps CG</text:span></text:p>
            <text:p><text:span text:style-name="T35">( CG 58 )</text:span></text:p>
          </table:table-cell>
          <table:table-cell table:number-columns-repeated="1022"/>
        </table:table-row>
        <table:table-row table:style-name="ro10">
          <table:table-cell table:style-name="ce185" office:value-type="string">
            <text:p><text:a xlink:href="#Table detailsmoytrans">detailsmoytrans</text:a></text:p>
          </table:table-cell>
          <table:table-cell table:style-name="ce188" office:value-type="string">
            <text:p>Table des <text:span text:style-name="T1">détails moyens de transports </text:span>liée aux <text:span text:style-name="T1">dsps</text:span></text:p>
            <text:p><text:span text:style-name="T1">( CG 58 )</text:span></text:p>
          </table:table-cell>
          <table:table-cell table:number-columns-repeated="1022"/>
        </table:table-row>
        <table:table-row table:style-name="ro10">
          <table:table-cell table:style-name="ce177" office:value-type="string">
            <text:p><text:a xlink:href="#Table detailsmoytrans_revs">detailsmoytrans_revs</text:a></text:p>
          </table:table-cell>
          <table:table-cell table:style-name="ce188" office:value-type="string">
            <text:p><text:span text:style-name="T36">Table des </text:span><text:span text:style-name="T35">détails moyens de transports </text:span><text:span text:style-name="T36">liée aux </text:span><text:span text:style-name="T35">dsps CG </text:span></text:p>
            <text:p><text:span text:style-name="T35">( CG 58 )</text:span></text:p>
          </table:table-cell>
          <table:table-cell table:number-columns-repeated="1022"/>
        </table:table-row>
        <table:table-row table:style-name="ro2">
          <table:table-cell table:style-name="ce177" office:value-type="string">
            <text:p><text:a xlink:href="#Table detailsnatmobs_revs">detailsnatmobs_revs</text:a></text:p>
          </table:table-cell>
          <table:table-cell table:style-name="ce188" office:value-type="string">
            <text:p>Table des <text:span text:style-name="T1">natures de mobilité </text:span>liée aux <text:span text:style-name="T1">dsps CG</text:span></text:p>
          </table:table-cell>
          <table:table-cell table:number-columns-repeated="1022"/>
        </table:table-row>
        <table:table-row table:style-name="ro10">
          <table:table-cell table:style-name="ce183" office:value-type="string">
            <text:p><text:a xlink:href="#Table detailsprojpros">detailsprojpros</text:a></text:p>
          </table:table-cell>
          <table:table-cell table:style-name="ce177" office:value-type="string">
            <text:p>Table des <text:span text:style-name="T1">nouveaux projets professionnels </text:span><text:span text:style-name="T2">liée aux </text:span><text:span text:style-name="T1">dsps</text:span></text:p>
            <text:p><text:span text:style-name="T1">( CG 58 )</text:span></text:p>
          </table:table-cell>
          <table:table-cell table:number-columns-repeated="1022"/>
        </table:table-row>
        <table:table-row table:style-name="ro10">
          <table:table-cell table:style-name="ce177" office:value-type="string">
            <text:p><text:a xlink:href="#Table detailsprojpros_revs">detailsprojpros_revs</text:a></text:p>
          </table:table-cell>
          <table:table-cell table:style-name="ce188" office:value-type="string">
            <text:p><text:span text:style-name="T34">Table des</text:span><text:span text:style-name="T35"> nouveaux projets professionnels </text:span><text:span text:style-name="T34">liée aux </text:span><text:span text:style-name="T35">dsps CG</text:span></text:p>
            <text:p><text:span text:style-name="T35">( CG 58 )</text:span></text:p>
          </table:table-cell>
          <table:table-cell table:number-columns-repeated="1022"/>
        </table:table-row>
        <table:table-row table:style-name="ro10">
          <table:table-cell table:style-name="ce177" office:value-type="string">
            <text:p><text:a xlink:href="#Table domiciliationsbancaires">domiciliationsbancaires</text:a></text:p>
          </table:table-cell>
          <table:table-cell table:style-name="ce177" office:value-type="string">
            <text:p>Table des <text:span text:style-name="T1">domiciliations bancaires </text:span><text:span text:style-name="T2">remplie via le script </text:span></text:p>
            <text:p><text:span text:style-name="T17">importcsvdomiciliationsbancaires</text:span></text:p>
          </table:table-cell>
          <table:table-cell table:number-columns-repeated="1022"/>
        </table:table-row>
        <table:table-row table:style-name="ro16">
          <table:table-cell table:style-name="ce177" office:value-type="string">
            <text:p><text:a xlink:href="#Table dossierseps">dossierseps</text:a></text:p>
          </table:table-cell>
          <table:table-cell table:style-name="ce188" office:value-type="string">
            <text:p>Table des <text:span text:style-name="T1">dossiers Eps</text:span></text:p>
            <text:p><text:span text:style-name="T2">Liée à la table </text:span><text:span text:style-name="T1">personnes </text:span><text:span text:style-name="T2">et</text:span></text:p>
            <text:p><text:span text:style-name="T2">Liée à la table</text:span><text:span text:style-name="T1"> seanceseps</text:span></text:p>
          </table:table-cell>
          <table:table-cell table:style-name="ce193"/>
          <table:table-cell table:style-name="ce196" table:number-columns-repeated="2"/>
          <table:table-cell table:style-name="ce193"/>
          <table:table-cell table:number-columns-repeated="1018"/>
        </table:table-row>
        <table:table-row table:style-name="ro16">
          <table:table-cell table:style-name="ce177" office:value-type="string">
            <text:p><text:a xlink:href="#Table dsps_revs">dsps_revs</text:a></text:p>
          </table:table-cell>
          <table:table-cell table:style-name="ce177" office:value-type="string">
            <text:p>Table des <text:span text:style-name="T1">dsps CG.</text:span></text:p>
            <text:p><text:span text:style-name="T2">Table historisant l'ensemble des données socio-professionnelles d'un</text:span></text:p>
            <text:p><text:span text:style-name="T2">Allocataire, tout au long de son parcours dans le système</text:span></text:p>
          </table:table-cell>
          <table:table-cell table:number-columns-repeated="1022"/>
        </table:table-row>
        <table:table-row table:style-name="ro24">
          <table:table-cell table:style-name="ce177" office:value-type="string">
            <text:p><text:a xlink:href="#Table entretiens">entretiens</text:a></text:p>
          </table:table-cell>
          <table:table-cell table:style-name="ce188" office:value-type="string">
            <text:p>Table des <text:span text:style-name="T1">entretiens </text:span><text:span text:style-name="T2">liée aux tables</text:span></text:p>
            <text:p><text:span text:style-name="T1">Personnes,</text:span></text:p>
            <text:p><text:span text:style-name="T1">Referents,</text:span></text:p>
            <text:p><text:span text:style-name="T1">Structuresreferentes,</text:span></text:p>
            <text:p><text:span text:style-name="T1">Typesrdvs,</text:span></text:p>
            <text:p><text:span text:style-name="T1">Rendezvous</text:span></text:p>
          </table:table-cell>
          <table:table-cell table:style-name="ce192"/>
          <table:table-cell table:style-name="ce195" table:number-columns-repeated="2"/>
          <table:table-cell table:style-name="ce192"/>
          <table:table-cell table:number-columns-repeated="1018"/>
        </table:table-row>
        <table:table-row table:style-name="ro10">
          <table:table-cell table:style-name="ce177" office:value-type="string">
            <text:p><text:a xlink:href="#Table eps">eps</text:a></text:p>
          </table:table-cell>
          <table:table-cell table:style-name="ce188" office:value-type="string">
            <text:p>Table des <text:span text:style-name="T1">eps</text:span></text:p>
            <text:p><text:span text:style-name="T2">Liée à la table des </text:span><text:span text:style-name="T1">regroupemetnseps</text:span></text:p>
          </table:table-cell>
          <table:table-cell table:style-name="ce192" table:number-columns-repeated="2"/>
          <table:table-cell table:style-name="ce195" table:number-columns-repeated="2"/>
          <table:table-cell table:number-columns-repeated="1018"/>
        </table:table-row>
        <table:table-row table:style-name="ro2">
          <table:table-cell table:style-name="ce177" office:value-type="string">
            <text:p><text:a xlink:href="#Table membreseps">membreseps</text:a></text:p>
          </table:table-cell>
          <table:table-cell table:style-name="ce188" office:value-type="string">
            <text:p>Table de paramétrage pour déterminer les <text:span text:style-name="T1">membres d'une EP</text:span></text:p>
          </table:table-cell>
          <table:table-cell table:style-name="ce192" table:number-columns-repeated="2"/>
          <table:table-cell table:style-name="ce195" table:number-columns-repeated="2"/>
          <table:table-cell table:number-columns-repeated="1018"/>
        </table:table-row>
        <table:table-row table:style-name="ro2">
          <table:table-cell table:style-name="ce177" office:value-type="string">
            <text:p><text:a xlink:href="#Table zonesgeographiques">zonesgeographiques</text:a></text:p>
          </table:table-cell>
          <table:table-cell table:style-name="ce188" office:value-type="string">
            <text:p>Table de paramétrage pour définir les <text:span text:style-name="T1">zones géographiques</text:span></text:p>
          </table:table-cell>
          <table:table-cell table:style-name="ce192" table:number-columns-repeated="2"/>
          <table:table-cell table:style-name="ce195" table:number-columns-repeated="2"/>
          <table:table-cell table:number-columns-repeated="1018"/>
        </table:table-row>
        <table:table-row table:style-name="ro2">
          <table:table-cell table:style-name="ce177" office:value-type="string">
            <text:p><text:a xlink:href="#Table eps_membreseps">eps_membreseps</text:a></text:p>
          </table:table-cell>
          <table:table-cell table:style-name="ce188" office:value-type="string">
            <text:p>Table de liaison entre la table <text:span text:style-name="T1">eps </text:span><text:span text:style-name="T2">et la table </text:span><text:span text:style-name="T1">membreseps</text:span></text:p>
          </table:table-cell>
          <table:table-cell table:style-name="ce192" table:number-columns-repeated="2"/>
          <table:table-cell table:style-name="ce195" table:number-columns-repeated="2"/>
          <table:table-cell table:number-columns-repeated="1018"/>
        </table:table-row>
        <table:table-row table:style-name="ro2">
          <table:table-cell table:style-name="ce177" office:value-type="string">
            <text:p><text:a xlink:href="#Table eps_zonesgeographiques">eps_zonesgeographiques</text:a></text:p>
          </table:table-cell>
          <table:table-cell table:style-name="ce188" office:value-type="string">
            <text:p>Table de liaison entre la table <text:span text:style-name="T1">eps </text:span><text:span text:style-name="T2">et la table</text:span><text:span text:style-name="T1"> zonesgeographiques</text:span></text:p>
          </table:table-cell>
          <table:table-cell table:style-name="ce192" table:number-columns-repeated="2"/>
          <table:table-cell table:style-name="ce195" table:number-columns-repeated="2"/>
          <table:table-cell table:number-columns-repeated="1018"/>
        </table:table-row>
        <table:table-row table:style-name="ro2">
          <table:table-cell table:style-name="ce179" office:value-type="string">
            <text:p><text:a xlink:href="#Table fonctionsmembreseps">fonctionsmembreseps</text:a></text:p>
          </table:table-cell>
          <table:table-cell table:style-name="ce179" office:value-type="string">
            <text:p>Table de paramétrage pour les <text:span text:style-name="T1">fonctions des membres d'une EP</text:span></text:p>
          </table:table-cell>
          <table:table-cell table:number-columns-repeated="1022"/>
        </table:table-row>
        <table:table-row table:style-name="ro2">
          <table:table-cell table:style-name="ce179" office:value-type="string">
            <text:p><text:a xlink:href="#Table seanceseps">seanceseps</text:a></text:p>
          </table:table-cell>
          <table:table-cell table:style-name="ce179" office:value-type="string">
            <text:p>Table pour les <text:span text:style-name="T1">séances d'EP (Commission d'EP)</text:span></text:p>
          </table:table-cell>
          <table:table-cell table:number-columns-repeated="1022"/>
        </table:table-row>
        <table:table-row table:style-name="ro2">
          <table:table-cell table:style-name="ce177" office:value-type="string">
            <text:p><text:a xlink:href="#Table membreseps_seanceseps">membreseps_seanceseps</text:a></text:p>
          </table:table-cell>
          <table:table-cell table:style-name="ce177" office:value-type="string">
            <text:p>Table de liaison entre la table <text:span text:style-name="T17">membreseps </text:span><text:span text:style-name="T32">et la table </text:span><text:span text:style-name="T17"><text:s/>seanceseps</text:span></text:p>
          </table:table-cell>
          <table:table-cell table:number-columns-repeated="1022"/>
        </table:table-row>
        <table:table-row table:style-name="ro16">
          <table:table-cell table:style-name="ce177" office:value-type="string">
            <text:p><text:a xlink:href="#Table formspermsfimo">formspermsfimo</text:a></text:p>
          </table:table-cell>
          <table:table-cell table:style-name="ce187" office:value-type="string">
            <text:p>Table pour le type d'aide <text:span text:style-name="T17">Formations au permis FIMO</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style-name="ce192"/>
          <table:table-cell table:style-name="ce195" table:number-columns-repeated="2"/>
          <table:table-cell table:style-name="ce192"/>
          <table:table-cell table:number-columns-repeated="1018"/>
        </table:table-row>
        <table:table-row table:style-name="ro2">
          <table:table-cell table:style-name="ce185" office:value-type="string">
            <text:p><text:span text:style-name="T29"><text:a xlink:href="#Table piecesformspermsfimo">piecesformspermsfimo</text:a></text:span></text:p>
          </table:table-cell>
          <table:table-cell table:style-name="ce190" office:value-type="string">
            <text:p><text:span text:style-name="T29">Table de paramétrage pour les pièces pour l'aide </text:span><text:span text:style-name="T37">Formations au permis FIMO</text:span></text:p>
          </table:table-cell>
          <table:table-cell table:style-name="ce192"/>
          <table:table-cell table:style-name="ce195" table:number-columns-repeated="2"/>
          <table:table-cell table:style-name="ce192"/>
          <table:table-cell table:number-columns-repeated="1018"/>
        </table:table-row>
        <table:table-row table:style-name="ro2">
          <table:table-cell table:style-name="ce177" office:value-type="string">
            <text:p><text:a xlink:href="#Table formspermsfimo_piecesformspermsfimo">formspermsfimo_piecesformspermsfimo</text:a></text:p>
          </table:table-cell>
          <table:table-cell table:style-name="ce190" office:value-type="string">
            <text:p><text:span text:style-name="T29">Table de liaison entre la table de l'aide </text:span><text:span text:style-name="T38">formations au permis FIMO</text:span><text:span text:style-name="T29"> des apres et ses </text:span><text:span text:style-name="T38">pièces </text:span><text:span text:style-name="T29">liées</text:span></text:p>
          </table:table-cell>
          <table:table-cell table:style-name="ce192"/>
          <table:table-cell table:style-name="ce195" table:number-columns-repeated="2"/>
          <table:table-cell table:style-name="ce192"/>
          <table:table-cell table:number-columns-repeated="1018"/>
        </table:table-row>
        <table:table-row table:style-name="ro16">
          <table:table-cell table:style-name="ce177" office:value-type="string">
            <text:p><text:a xlink:href="#Table formsqualifs">formsqualifs</text:a></text:p>
          </table:table-cell>
          <table:table-cell table:style-name="ce187" office:value-type="string">
            <text:p>Table pour le type d'aide <text:span text:style-name="T17">Formations qualifiantes</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1022"/>
        </table:table-row>
        <table:table-row table:style-name="ro2">
          <table:table-cell table:style-name="ce177" office:value-type="string">
            <text:p><text:a xlink:href="#Table piecesformsqualifs">piecesformsqualifs</text:a></text:p>
          </table:table-cell>
          <table:table-cell table:style-name="ce190" office:value-type="string">
            <text:p><text:span text:style-name="T29">Table de paramétrage pour les pièces pour l'aide </text:span><text:span text:style-name="T37">Formation qualifiante</text:span></text:p>
          </table:table-cell>
          <table:table-cell table:number-columns-repeated="1022"/>
        </table:table-row>
        <table:table-row table:style-name="ro2">
          <table:table-cell table:style-name="ce177" office:value-type="string">
            <text:p><text:a xlink:href="#Table formsqualifs_piecesformsqualifs">formsqualifs_piecesformsqualifs</text:a></text:p>
          </table:table-cell>
          <table:table-cell table:style-name="ce190" office:value-type="string">
            <text:p><text:span text:style-name="T29">Table de liaison entre la table de l'aide formation qualifiante des apres et ses </text:span><text:span text:style-name="T38">pièces </text:span><text:span text:style-name="T29">liées</text:span></text:p>
          </table:table-cell>
          <table:table-cell table:number-columns-repeated="1022"/>
        </table:table-row>
        <table:table-row table:style-name="ro2">
          <table:table-cell table:style-name="ce177" office:value-type="string">
            <text:p><text:a xlink:href="#Table fraisdeplacements66">fraisdeplacements66</text:a></text:p>
          </table:table-cell>
          <table:table-cell table:style-name="ce190" office:value-type="string">
            <text:p>Table pour les<text:span text:style-name="T1"> frais de déplacements</text:span> dans les apres <text:span text:style-name="T1">(CG 66)</text:span></text:p>
          </table:table-cell>
          <table:table-cell table:number-columns-repeated="1022"/>
        </table:table-row>
        <table:table-row table:style-name="ro2">
          <table:table-cell table:style-name="ce177" office:value-type="string">
            <text:p><text:a xlink:href="#Table groups">groups</text:a></text:p>
          </table:table-cell>
          <table:table-cell table:style-name="ce177" office:value-type="string">
            <text:p>Table de paramétrage pour les <text:span text:style-name="T1">groupes</text:span><text:span text:style-name="T2"> d'utilisateurs</text:span></text:p>
          </table:table-cell>
          <table:table-cell table:number-columns-repeated="1022"/>
        </table:table-row>
        <table:table-row table:style-name="ro10">
          <table:table-cell table:style-name="ce177" office:value-type="string">
            <text:p><text:a xlink:href="#Table historiqueetatspe">historiqueetatspe</text:a></text:p>
          </table:table-cell>
          <table:table-cell table:style-name="ce187" office:value-type="string">
            <text:p>Table pour les <text:span text:style-name="T1">informations du Pôle Emploi.</text:span></text:p>
            <text:p><text:span text:style-name="T2">Table remplie par le script </text:span><text:span text:style-name="T17">integrationfluxpe</text:span></text:p>
          </table:table-cell>
          <table:table-cell table:style-name="ce192"/>
          <table:table-cell table:style-name="ce195" table:number-columns-repeated="2"/>
          <table:table-cell table:style-name="ce192"/>
          <table:table-cell table:number-columns-repeated="1018"/>
        </table:table-row>
        <table:table-row table:style-name="ro10">
          <table:table-cell table:style-name="ce177" office:value-type="string">
            <text:p><text:a xlink:href="#Table informationspe">informationspe</text:a></text:p>
          </table:table-cell>
          <table:table-cell table:style-name="ce177" office:value-type="string">
            <text:p>Table permettant d'identifier une personne de manière unique provenant de Pôle Emploi</text:p>
            <text:p>Utilisée par le script <text:span text:style-name="T17">integrationfluxpe</text:span></text:p>
          </table:table-cell>
          <table:table-cell table:number-columns-repeated="1022"/>
        </table:table-row>
        <table:table-row table:style-name="ro1">
          <table:table-cell table:style-name="ce177" office:value-type="string">
            <text:p><text:a xlink:href="#Table infospoleemploi">infospoleemploi</text:a></text:p>
          </table:table-cell>
          <table:table-cell table:style-name="ce187" office:value-type="string">
            <text:p>Ancienne table utilisée pour intégrer les données de Pôle Emploi</text:p>
          </table:table-cell>
          <table:table-cell table:style-name="ce192"/>
          <table:table-cell table:style-name="ce195" table:number-columns-repeated="2"/>
          <table:table-cell table:style-name="ce192"/>
          <table:table-cell table:number-columns-repeated="1018"/>
        </table:table-row>
        <table:table-row table:style-name="ro10">
          <table:table-cell table:style-name="ce177" office:value-type="string">
            <text:p><text:a xlink:href="#Table integrationfichiersapre">integrationfichiersapre</text:a></text:p>
          </table:table-cell>
          <table:table-cell table:style-name="ce187" office:value-type="string">
            <text:p>Table utilisée pour l'intégration des fichiers de l'apre.</text:p>
            <text:p>Utilisée par le script <text:span text:style-name="T17">importcsvapres</text:span></text:p>
          </table:table-cell>
          <table:table-cell table:style-name="ce192"/>
          <table:table-cell table:style-name="ce195" table:number-columns-repeated="3"/>
          <table:table-cell table:number-columns-repeated="1018"/>
        </table:table-row>
        <table:table-row table:style-name="ro2">
          <table:table-cell table:style-name="ce177" office:value-type="string">
            <text:p><text:a xlink:href="#Table jetons">jetons</text:a></text:p>
          </table:table-cell>
          <table:table-cell table:style-name="ce187" office:value-type="string">
            <text:p>Table permettant de bloquer l'accès à un dossier lorsque celui-ci est en cours d'édition</text:p>
          </table:table-cell>
          <table:table-cell table:style-name="ce192"/>
          <table:table-cell table:style-name="ce195" table:number-columns-repeated="2"/>
          <table:table-cell table:style-name="ce192"/>
          <table:table-cell table:number-columns-repeated="1018"/>
        </table:table-row>
        <table:table-row table:style-name="ro10">
          <table:table-cell table:style-name="ce177" office:value-type="string">
            <text:p><text:a xlink:href="#Table jetonsfonctions">jetonsfonctions</text:a></text:p>
          </table:table-cell>
          <table:table-cell table:style-name="ce177" office:value-type="string">
            <text:p>Table permettant de bloquer l'accès à une fonction pour un contrôleur donné </text:p>
            <text:p>Lorsque celle-ci est en cours d'utilisation par un autre utilisateur</text:p>
          </table:table-cell>
          <table:table-cell table:number-columns-repeated="1022"/>
        </table:table-row>
        <table:table-row table:style-name="ro10">
          <table:table-cell table:style-name="ce177" office:value-type="string">
            <text:p><text:a xlink:href="#Table locsvehicinsert">locsvehicinsert</text:a></text:p>
          </table:table-cell>
          <table:table-cell table:style-name="ce187" office:value-type="string">
            <text:p>Table pour le type d'aide <text:span text:style-name="T1">Locations de véhicule d'insertion</text:span> pour les apres</text:p>
            <text:p><text:span text:style-name="T2">Liée à la table </text:span><text:span text:style-name="T1">Apres</text:span></text:p>
          </table:table-cell>
          <table:table-cell table:number-columns-repeated="1022"/>
        </table:table-row>
        <table:table-row table:style-name="ro2">
          <table:table-cell table:style-name="ce177" office:value-type="string">
            <text:p><text:a xlink:href="#Table pieceslocsvehicinsert">pieceslocsvehicinsert</text:a></text:p>
          </table:table-cell>
          <table:table-cell table:style-name="ce187" office:value-type="string">
            <text:p>Table de paramétrage pour les pièces lièes à la <text:span text:style-name="T1">location véhicules d'insertion </text:span>pour les apres</text:p>
          </table:table-cell>
          <table:table-cell table:number-columns-repeated="1022"/>
        </table:table-row>
        <table:table-row table:style-name="ro2">
          <table:table-cell table:style-name="ce177" office:value-type="string">
            <text:p><text:a xlink:href="#Table locsvehicinsert_pieceslocsvehicinsert">locsvehicinsert_pieceslocsvehicinsert</text:a></text:p>
          </table:table-cell>
          <table:table-cell table:style-name="ce187" office:value-type="string">
            <text:p>Table de liaison entre l'aide de <text:span text:style-name="T30">location des véhicules d'insertion </text:span>et ses <text:span text:style-name="T30">pièces liées </text:span>pour les apres</text:p>
          </table:table-cell>
          <table:table-cell table:number-columns-repeated="1022"/>
        </table:table-row>
        <table:table-row table:style-name="ro10">
          <table:table-cell table:style-name="ce177" office:value-type="string">
            <text:p><text:a xlink:href="#Table memos">memos</text:a></text:p>
          </table:table-cell>
          <table:table-cell table:style-name="ce177" office:value-type="string">
            <text:p>Table de <text:span text:style-name="T1">memos</text:span><text:span text:style-name="T2"> permettant d'enregistrer un commentaire </text:span></text:p>
            <text:p><text:span text:style-name="T2">Sur un allocataire en particulier.</text:span></text:p>
          </table:table-cell>
          <table:table-cell table:number-columns-repeated="1022"/>
        </table:table-row>
        <table:table-row table:style-name="ro10">
          <table:table-cell table:style-name="ce177" office:value-type="string">
            <text:p><text:a xlink:href="#Table montantsconsommes">montantsconsommes</text:a></text:p>
          </table:table-cell>
          <table:table-cell table:style-name="ce177" office:value-type="string">
            <text:p>Table des montants consommés permettant de savoir </text:p>
            <text:p>où on en est pour une apre donnée</text:p>
          </table:table-cell>
          <table:table-cell table:number-columns-repeated="1022"/>
        </table:table-row>
        <table:table-row table:style-name="ro2">
          <table:table-cell table:style-name="ce179" office:value-type="string">
            <text:p><text:a xlink:href="#Table motifsreorients">motifsreorients</text:a></text:p>
          </table:table-cell>
          <table:table-cell table:style-name="ce179" office:value-type="string">
            <text:p>Table de paramétrage pour les <text:span text:style-name="T1">motifs de réorientation</text:span></text:p>
          </table:table-cell>
          <table:table-cell table:number-columns-repeated="1022"/>
        </table:table-row>
        <table:table-row table:style-name="ro16">
          <table:table-cell table:style-name="ce177" office:value-type="string">
            <text:p><text:a xlink:href="#Table nvsepdspdos66">nvsepdspdos66</text:a></text:p>
          </table:table-cell>
          <table:table-cell table:style-name="ce187" office:value-type="string">
            <text:p>Table pour les décisions concernant les saisines d'EPs suite au PDO <text:span text:style-name="T1">(CG66)</text:span></text:p>
            <text:p><text:span text:style-name="T36">Table liée à la table </text:span><text:span text:style-name="T35">decisionspdos</text:span><text:span text:style-name="T36">,</text:span></text:p>
            <text:p><text:span text:style-name="T36">Table liée à la table</text:span><text:span text:style-name="T35"> saisinesepdspdos66</text:span></text:p>
          </table:table-cell>
          <table:table-cell table:style-name="ce192"/>
          <table:table-cell table:style-name="ce195" table:number-columns-repeated="2"/>
          <table:table-cell table:style-name="ce192"/>
          <table:table-cell table:number-columns-repeated="1018"/>
        </table:table-row>
        <table:table-row table:style-name="ro27">
          <table:table-cell table:style-name="ce177" office:value-type="string">
            <text:p><text:a xlink:href="#Table nvsrsepsreorient66">nvsrsepsreorient66</text:a></text:p>
          </table:table-cell>
          <table:table-cell table:style-name="ce187" office:value-type="string">
            <text:p>Table pour les décisions concernant les saisines d'EPs suite </text:p>
            <text:p>aux <text:span text:style-name="T1">réorientations</text:span> du bilan de parcours <text:span text:style-name="T1">(CG66)</text:span></text:p>
            <text:p><text:span text:style-name="T34">Table liée à la table </text:span><text:span text:style-name="T35">saisinesepsbilansparcours66,</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1022"/>
        </table:table-row>
        <table:table-row table:style-name="ro27">
          <table:table-cell table:style-name="ce177" office:value-type="string">
            <text:p><text:a xlink:href="#Table nvsrsepsreorientsrs93">nvsrsepsreorientsrs93</text:a></text:p>
          </table:table-cell>
          <table:table-cell table:style-name="ce187" office:value-type="string">
            <text:p>Table pour les décisions concernant les saisines d'EPs suite </text:p>
            <text:p>aux <text:span text:style-name="T1">réorientations</text:span> <text:s/><text:span text:style-name="T1">(CG93)</text:span></text:p>
            <text:p><text:span text:style-name="T34">Table liée à la table </text:span><text:span text:style-name="T35">saisinesepsreorients93,</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1022"/>
        </table:table-row>
        <table:table-row table:style-name="ro2">
          <table:table-cell table:style-name="ce179" office:value-type="string">
            <text:p><text:a xlink:href="#Table orientsstructs">orientsstructs</text:a></text:p>
          </table:table-cell>
          <table:table-cell table:style-name="ce179" office:value-type="string">
            <text:p>Table pour les <text:span text:style-name="T33">orientations</text:span></text:p>
          </table:table-cell>
          <table:table-cell table:number-columns-repeated="1022"/>
        </table:table-row>
        <table:table-row table:style-name="ro2">
          <table:table-cell table:style-name="ce177" office:value-type="string">
            <text:p><text:a xlink:href="#Table servicesinstructeurs">servicesinstructeurs</text:a></text:p>
          </table:table-cell>
          <table:table-cell table:style-name="ce187" office:value-type="string">
            <text:p>Table de paramétrage pour les <text:span text:style-name="T1">services instructeurs</text:span></text:p>
          </table:table-cell>
          <table:table-cell table:number-columns-repeated="1022"/>
        </table:table-row>
        <table:table-row table:style-name="ro2">
          <table:table-cell table:style-name="ce177" office:value-type="string">
            <text:p><text:a xlink:href="#Table orientsstructs_servicesinstructeurs">orientsstructs_servicesinstructeurs</text:a></text:p>
          </table:table-cell>
          <table:table-cell table:style-name="ce187" office:value-type="string">
            <text:p>Table de liaison entre les <text:span text:style-name="T1">orientations</text:span> et les <text:span text:style-name="T1">services instructeurs</text:span></text:p>
          </table:table-cell>
          <table:table-cell table:number-columns-repeated="1022"/>
        </table:table-row>
        <table:table-row table:style-name="ro2">
          <table:table-cell table:style-name="ce177" office:value-type="string">
            <text:p><text:a xlink:href="#Table originespdos">originespdos</text:a></text:p>
          </table:table-cell>
          <table:table-cell table:style-name="ce187" office:value-type="string">
            <text:p>Table de paramétrage pour les <text:span text:style-name="T1">origines des PDOs</text:span></text:p>
          </table:table-cell>
          <table:table-cell table:number-columns-repeated="1022"/>
        </table:table-row>
        <table:table-row table:style-name="ro2">
          <table:table-cell table:style-name="ce177" office:value-type="string">
            <text:p><text:a xlink:href="#Table parametresfinanciers">parametresfinanciers</text:a></text:p>
          </table:table-cell>
          <table:table-cell table:style-name="ce187" office:value-type="string">
            <text:p>Table de paramétrage pour les <text:span text:style-name="T1">paramètres financiers de l'apre</text:span></text:p>
          </table:table-cell>
          <table:table-cell table:number-columns-repeated="1022"/>
        </table:table-row>
        <table:table-row table:style-name="ro2">
          <table:table-cell table:style-name="ce177" office:value-type="string">
            <text:p><text:a xlink:href="#Table pdfs">pdfs</text:a></text:p>
          </table:table-cell>
          <table:table-cell table:style-name="ce187" office:value-type="string">
            <text:p>Table permettant de stocker les documents <text:span text:style-name="T1">pdfs</text:span><text:span text:style-name="T2"> générés lors de la création d'une orientation</text:span></text:p>
          </table:table-cell>
          <table:table-cell table:number-columns-repeated="1022"/>
        </table:table-row>
        <table:table-row table:style-name="ro2">
          <table:table-cell table:style-name="ce177" office:value-type="string">
            <text:p><text:a xlink:href="#Table periodesimmersion">periodesimmersion</text:a></text:p>
          </table:table-cell>
          <table:table-cell table:style-name="ce187" office:value-type="string">
            <text:p>Table des <text:span text:style-name="T1">périodes d'immersion </text:span><text:span text:style-name="T2">liée au </text:span><text:span text:style-name="T31">cuis</text:span></text:p>
          </table:table-cell>
          <table:table-cell table:number-columns-repeated="1022"/>
        </table:table-row>
        <table:table-row table:style-name="ro2">
          <table:table-cell table:style-name="ce186" office:value-type="string">
            <text:p><text:a xlink:href="#Table permanences">permanences</text:a></text:p>
          </table:table-cell>
          <table:table-cell table:style-name="ce187" office:value-type="string">
            <text:p>Table de paramétrage des <text:span text:style-name="T1">permanences</text:span><text:span text:style-name="T2"> liée aux </text:span><text:span text:style-name="T31">structures référentes</text:span></text:p>
          </table:table-cell>
          <table:table-cell table:number-columns-repeated="1022"/>
        </table:table-row>
        <table:table-row table:style-name="ro16">
          <table:table-cell table:style-name="ce177" office:value-type="string">
            <text:p><text:a xlink:href="#Table permisb">permisb</text:a></text:p>
          </table:table-cell>
          <table:table-cell table:style-name="ce187" office:value-type="string">
            <text:p>Table pour le type d'aide<text:span text:style-name="T17"> Permis B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1022"/>
        </table:table-row>
        <table:table-row table:style-name="ro2">
          <table:table-cell table:style-name="ce177" office:value-type="string">
            <text:p><text:a xlink:href="#Table piecespermisb">piecespermisb</text:a></text:p>
          </table:table-cell>
          <table:table-cell table:style-name="ce190" office:value-type="string">
            <text:p><text:span text:style-name="T29">Table de paramétrage pour les pièces pour l'aide </text:span><text:span text:style-name="T37">Permis B</text:span></text:p>
          </table:table-cell>
          <table:table-cell table:number-columns-repeated="1022"/>
        </table:table-row>
        <table:table-row table:style-name="ro2">
          <table:table-cell table:style-name="ce177" office:value-type="string">
            <text:p><text:a xlink:href="#Table permisb_piecespermisb">permisb_piecespermisb</text:a></text:p>
          </table:table-cell>
          <table:table-cell table:style-name="ce190" office:value-type="string">
            <text:p><text:span text:style-name="T29">Table de liaison entre la table de l'aide </text:span><text:span text:style-name="T39">permis B</text:span><text:span text:style-name="T29"> des apres et ses </text:span><text:span text:style-name="T38">pièces </text:span><text:span text:style-name="T29">liées</text:span></text:p>
          </table:table-cell>
          <table:table-cell table:number-columns-repeated="1022"/>
        </table:table-row>
        <table:table-row table:style-name="ro2">
          <table:table-cell table:style-name="ce186" office:value-type="string">
            <text:p><text:a xlink:href="#Table referents">referents</text:a></text:p>
          </table:table-cell>
          <table:table-cell table:style-name="ce187" office:value-type="string">
            <text:p>Table de paramétrage des <text:span text:style-name="T1">référents</text:span></text:p>
          </table:table-cell>
          <table:table-cell table:number-columns-repeated="1022"/>
        </table:table-row>
        <table:table-row table:style-name="ro2">
          <table:table-cell table:style-name="ce186" office:value-type="string">
            <text:p><text:a xlink:href="#Table personnes_referents">personnes_referents</text:a></text:p>
          </table:table-cell>
          <table:table-cell table:style-name="ce187" office:value-type="string">
            <text:p>Table de liaison entre la table <text:span text:style-name="T17">personnes</text:span> et al table <text:span text:style-name="T17">referents</text:span></text:p>
          </table:table-cell>
          <table:table-cell table:number-columns-repeated="1022"/>
        </table:table-row>
        <table:table-row table:style-name="ro2">
          <table:table-cell table:style-name="ce186" office:value-type="string">
            <text:p><text:a xlink:href="#Table piecespdos">piecespdos</text:a></text:p>
          </table:table-cell>
          <table:table-cell table:style-name="ce187" office:value-type="string">
            <text:p>Table de paramétrage pour les<text:span text:style-name="T1"> pièces liée à une PDO</text:span></text:p>
          </table:table-cell>
          <table:table-cell table:number-columns-repeated="1022"/>
        </table:table-row>
        <table:table-row table:style-name="ro2">
          <table:table-cell table:style-name="ce186" office:value-type="string">
            <text:p><text:a xlink:href="#Table precosreorients">precosreorients</text:a></text:p>
          </table:table-cell>
          <table:table-cell table:style-name="ce187" office:value-type="string">
            <text:p>Table pour les <text:span text:style-name="T1">préconisations de réorientations (CG 93 )</text:span></text:p>
          </table:table-cell>
          <table:table-cell table:number-columns-repeated="1022"/>
        </table:table-row>
        <table:table-row table:style-name="ro2">
          <table:table-cell table:style-name="ce186" office:value-type="string">
            <text:p><text:a xlink:href="#Table prestsform">prestsform</text:a></text:p>
          </table:table-cell>
          <table:table-cell table:style-name="ce187" office:value-type="string">
            <text:p>Table des <text:span text:style-name="T1">prestations de formation</text:span> liée aux actions d'insertion du CER</text:p>
          </table:table-cell>
          <table:table-cell table:number-columns-repeated="1022"/>
        </table:table-row>
        <table:table-row table:style-name="ro2">
          <table:table-cell table:style-name="ce186" office:value-type="string">
            <text:p><text:a xlink:href="#Table refsprestas">refsprestas</text:a></text:p>
          </table:table-cell>
          <table:table-cell table:style-name="ce187" office:value-type="string">
            <text:p>Table <text:span text:style-name="T2">paramétrage </text:span>des <text:span text:style-name="T1">référents de prestation pour un CER</text:span></text:p>
          </table:table-cell>
          <table:table-cell table:number-columns-repeated="1022"/>
        </table:table-row>
        <table:table-row table:style-name="ro2">
          <table:table-cell table:style-name="ce186" office:value-type="string">
            <text:p><text:a xlink:href="#Table propospdos">propospdos</text:a></text:p>
          </table:table-cell>
          <table:table-cell table:style-name="ce187" office:value-type="string">
            <text:p>Table pour les <text:span text:style-name="T1">PDOs</text:span></text:p>
          </table:table-cell>
          <table:table-cell table:number-columns-repeated="1022"/>
        </table:table-row>
        <table:table-row table:style-name="ro2">
          <table:table-cell table:style-name="ce186" office:value-type="string">
            <text:p><text:a xlink:href="#Table situationspdos">situationspdos</text:a></text:p>
          </table:table-cell>
          <table:table-cell table:style-name="ce187" office:value-type="string">
            <text:p>Table de paramétrage pour les <text:span text:style-name="T1">situations d'une PDO</text:span></text:p>
          </table:table-cell>
          <table:table-cell table:number-columns-repeated="1022"/>
        </table:table-row>
        <table:table-row table:style-name="ro2">
          <table:table-cell table:style-name="ce186" office:value-type="string">
            <text:p><text:a xlink:href="#Table statutsdecisionspdos">statutsdecisionspdos</text:a></text:p>
          </table:table-cell>
          <table:table-cell table:style-name="ce187" office:value-type="string">
            <text:p>Table de paramétrage pour les <text:span text:style-name="T1">statuts de décisions d'une PDO</text:span></text:p>
          </table:table-cell>
          <table:table-cell table:number-columns-repeated="1022"/>
        </table:table-row>
        <table:table-row table:style-name="ro2">
          <table:table-cell table:style-name="ce186" office:value-type="string">
            <text:p><text:a xlink:href="#Table statutspdos">statutspdos</text:a></text:p>
          </table:table-cell>
          <table:table-cell table:style-name="ce187" office:value-type="string">
            <text:p>Table de paramétrage pour les <text:span text:style-name="T1">statuts d'une PDO</text:span></text:p>
          </table:table-cell>
          <table:table-cell table:number-columns-repeated="1022"/>
        </table:table-row>
        <table:table-row table:style-name="ro2">
          <table:table-cell table:style-name="ce186" office:value-type="string">
            <text:p><text:a xlink:href="#Table propospdos_situationspdos">propospdos_situationspdos</text:a></text:p>
          </table:table-cell>
          <table:table-cell table:style-name="ce187" office:value-type="string">
            <text:p>Table de liaison entre les <text:span text:style-name="T30">PDOs </text:span><text:span text:style-name="T40">et les </text:span><text:span text:style-name="T30">situations d'une PDO</text:span></text:p>
          </table:table-cell>
          <table:table-cell table:number-columns-repeated="1022"/>
        </table:table-row>
        <table:table-row table:style-name="ro2">
          <table:table-cell table:style-name="ce186" office:value-type="string">
            <text:p><text:a xlink:href="#Table propospdos_statutsdecisionspdos">propospdos_statutsdecisionspdos</text:a></text:p>
          </table:table-cell>
          <table:table-cell table:style-name="ce187" office:value-type="string">
            <text:p>Table de paramétrage entre les <text:span text:style-name="T30">PDOs </text:span><text:span text:style-name="T40">et les </text:span><text:span text:style-name="T30">statuts de décisions d'une PDO</text:span></text:p>
          </table:table-cell>
          <table:table-cell table:number-columns-repeated="1022"/>
        </table:table-row>
        <table:table-row table:style-name="ro2">
          <table:table-cell table:style-name="ce186" office:value-type="string">
            <text:p><text:a xlink:href="#Table propospdos_statutspdos">propospdos_statutspdos</text:a></text:p>
          </table:table-cell>
          <table:table-cell table:style-name="ce187" office:value-type="string">
            <text:p>Table de paramétrage entre les <text:span text:style-name="T30">PDOs </text:span><text:span text:style-name="T40">et les </text:span><text:span text:style-name="T30">statuts d'une PDO</text:span></text:p>
          </table:table-cell>
          <table:table-cell table:number-columns-repeated="1022"/>
        </table:table-row>
        <table:table-row table:style-name="ro16">
          <table:table-cell table:style-name="ce184" office:value-type="string">
            <text:p><text:a xlink:href="#Table regroupementseps">regroupementseps</text:a></text:p>
          </table:table-cell>
          <table:table-cell table:style-name="ce187" office:value-type="string">
            <text:p>Table de paramétrage pour les <text:span text:style-name="T1">regroupements EP</text:span><text:span text:style-name="T41"> </text:span><text:span text:style-name="T42">: </text:span></text:p>
            <text:p><text:span text:style-name="T42">EPL Parcours, Audition, Départementale pour le CG66</text:span></text:p>
            <text:p><text:span text:style-name="T42">CLI 1.1,... pour le CG93</text:span></text:p>
          </table:table-cell>
          <table:table-cell table:style-name="ce194" table:number-columns-repeated="1022"/>
        </table:table-row>
        <table:table-row table:style-name="ro2">
          <table:table-cell table:style-name="ce186" office:value-type="string">
            <text:p><text:a xlink:href="#Table regroupementszonesgeo">regroupementszonesgeo</text:a></text:p>
          </table:table-cell>
          <table:table-cell table:style-name="ce187" office:value-type="string">
            <text:p>Table non utilisée → permet de lier une région à certaines zones d'un conseil général</text:p>
          </table:table-cell>
          <table:table-cell table:number-columns-repeated="1022"/>
        </table:table-row>
        <table:table-row table:style-name="ro2">
          <table:table-cell table:style-name="ce186" office:value-type="string">
            <text:p><text:a xlink:href="#Table regroupementszonesgeo_zonesgeographiques">regroupementszonesgeo_zonesgeographiques</text:a></text:p>
          </table:table-cell>
          <table:table-cell table:style-name="ce187" office:value-type="string">
            <text:p>Table de liaison entre la table <text:span text:style-name="T30">regroupementszonesgeo </text:span><text:span text:style-name="T40">et la table </text:span><text:span text:style-name="T30">zonesgeographiques</text:span></text:p>
          </table:table-cell>
          <table:table-cell table:number-columns-repeated="1022"/>
        </table:table-row>
        <table:table-row table:style-name="ro2">
          <table:table-cell table:style-name="ce20" office:value-type="string">
            <text:p><text:a xlink:href="#Table relancesapres">relancesapres</text:a></text:p>
          </table:table-cell>
          <table:table-cell table:style-name="ce187" office:value-type="string">
            <text:p>Table des <text:span text:style-name="T1">relances de l'apre</text:span></text:p>
          </table:table-cell>
          <table:table-cell table:number-columns-repeated="1022"/>
        </table:table-row>
        <table:table-row table:style-name="ro2">
          <table:table-cell table:style-name="ce186" office:value-type="string">
            <text:p><text:a xlink:href="#Table relancesnonrespectssanctionseps93">relancesnonrespectssanctionseps93</text:a></text:p>
          </table:table-cell>
          <table:table-cell table:style-name="ce187" office:value-type="string">
            <text:p>Table de <text:span text:style-name="T1">relances </text:span>pour les <text:span text:style-name="T1">demandes de suspension (CG93)</text:span></text:p>
          </table:table-cell>
          <table:table-cell table:number-columns-repeated="1022"/>
        </table:table-row>
        <table:table-row table:style-name="ro2">
          <table:table-cell table:style-name="ce186" office:value-type="string">
            <text:p><text:a xlink:href="#Table rendezvous">rendezvous</text:a></text:p>
          </table:table-cell>
          <table:table-cell table:style-name="ce187" office:value-type="string">
            <text:p>Table pour les <text:span text:style-name="T1">rendezvous</text:span></text:p>
          </table:table-cell>
          <table:table-cell table:number-columns-repeated="1022"/>
        </table:table-row>
        <table:table-row table:style-name="ro2">
          <table:table-cell table:style-name="ce177" office:value-type="string">
            <text:p><text:a xlink:href="#Table saisinesepdspdos66">saisinesepdspdos66</text:a></text:p>
          </table:table-cell>
          <table:table-cell table:style-name="ce187" office:value-type="string">
            <text:p>Table pour les saisines d'EPs provenant d'une <text:span text:style-name="T1">saisie de PDO (CG 66)</text:span></text:p>
          </table:table-cell>
          <table:table-cell table:style-name="ce192"/>
          <table:table-cell table:style-name="ce195" table:number-columns-repeated="2"/>
          <table:table-cell table:style-name="ce192"/>
          <table:table-cell table:number-columns-repeated="1018"/>
        </table:table-row>
        <table:table-row table:style-name="ro2">
          <table:table-cell table:style-name="ce186" office:value-type="string">
            <text:p><text:a xlink:href="#Table saisinesepsbilansparcours66">saisinesepsbilansparcours66</text:a></text:p>
          </table:table-cell>
          <table:table-cell table:style-name="ce187" office:value-type="string">
            <text:p>Table pour les saisines d'EP provenant d'un <text:span text:style-name="T1">bilan de parcours (CG 66)</text:span></text:p>
          </table:table-cell>
          <table:table-cell table:number-columns-repeated="1022"/>
        </table:table-row>
        <table:table-row table:style-name="ro2">
          <table:table-cell table:style-name="ce186" office:value-type="string">
            <text:p><text:a xlink:href="#Table saisinesepsreorientsrs93">saisinesepsreorientsrs93</text:a></text:p>
          </table:table-cell>
          <table:table-cell table:style-name="ce187" office:value-type="string">
            <text:p>Table pour les saisines d'EP provenant d'une <text:span text:style-name="T1">demande de réorientation (CG93)</text:span></text:p>
          </table:table-cell>
          <table:table-cell table:number-columns-repeated="1022"/>
        </table:table-row>
        <table:table-row table:style-name="ro2">
          <table:table-cell table:style-name="ce179" office:value-type="string">
            <text:p><text:a xlink:href="#Table statutsrdvs">statutsrdvs</text:a></text:p>
          </table:table-cell>
          <table:table-cell table:style-name="ce179" office:value-type="string">
            <text:p>Table de paramétrage pour les <text:span text:style-name="T1">statuts d'un RDV</text:span></text:p>
          </table:table-cell>
          <table:table-cell table:style-name="ce192"/>
          <table:table-cell table:style-name="ce195" table:number-columns-repeated="2"/>
          <table:table-cell table:style-name="ce192"/>
          <table:table-cell table:number-columns-repeated="1018"/>
        </table:table-row>
        <table:table-row table:style-name="ro2">
          <table:table-cell table:style-name="ce20" office:value-type="string">
            <text:p><text:a xlink:href="#Table structuresreferentes">structuresreferentes</text:a></text:p>
          </table:table-cell>
          <table:table-cell table:style-name="ce20" office:value-type="string">
            <text:p>Table des <text:span text:style-name="T1">structures référentes</text:span></text:p>
          </table:table-cell>
          <table:table-cell table:number-columns-repeated="1022"/>
        </table:table-row>
        <table:table-row table:style-name="ro2">
          <table:table-cell table:style-name="ce179" office:value-type="string">
            <text:p><text:a xlink:href="#Table structuresreferentes_zonesgeographiques">structuresreferentes_zonesgeographiques</text:a></text:p>
          </table:table-cell>
          <table:table-cell table:style-name="ce179" office:value-type="string">
            <text:p>Table de liaison entre la table <text:span text:style-name="T1">structuresreferentes </text:span><text:span text:style-name="T2">et la table </text:span><text:span text:style-name="T1">zonesgeographiques</text:span></text:p>
          </table:table-cell>
          <table:table-cell table:number-columns-repeated="1022"/>
        </table:table-row>
        <table:table-row table:style-name="ro2">
          <table:table-cell table:style-name="ce179" office:value-type="string">
            <text:p><text:a xlink:href="#Table suivisaidesapres">suivisaidesapres</text:a></text:p>
          </table:table-cell>
          <table:table-cell table:style-name="ce179" office:value-type="string">
            <text:p>Table de paramétrage pour la création des<text:span text:style-name="T1"> </text:span><text:span text:style-name="T1">personnes chargées du </text:span><text:span text:style-name="T1">suivi des aides apres (CG93)</text:span></text:p>
          </table:table-cell>
          <table:table-cell table:number-columns-repeated="1022"/>
        </table:table-row>
        <table:table-row table:style-name="ro2">
          <table:table-cell table:style-name="ce179" office:value-type="string">
            <text:p><text:a xlink:href="#Table suivisaidesaprestypesaides">suivisaidesaprestypesaides</text:a></text:p>
          </table:table-cell>
          <table:table-cell table:style-name="ce179" office:value-type="string">
            <text:p>Table de paramétrage pour associer les <text:span text:style-name="T1">personnes chargées du suivi</text:span> et les <text:span text:style-name="T1">aides </text:span><text:span text:style-name="T1">(CG93)</text:span></text:p>
          </table:table-cell>
          <table:table-cell table:number-columns-repeated="1022"/>
        </table:table-row>
        <table:table-row table:style-name="ro2">
          <table:table-cell table:style-name="ce179" office:value-type="string">
            <text:p><text:a xlink:href="#Table tempcessations">tempcessations</text:a></text:p>
          </table:table-cell>
          <table:table-cell table:style-name="ce179" office:value-type="string">
            <text:p>Table temporaire pour les données <text:span text:style-name="T1">cessations contenues </text:span><text:span text:style-name="T2">dans les fichiers</text:span> Pôle Emploi intégrés</text:p>
          </table:table-cell>
          <table:table-cell table:number-columns-repeated="1022"/>
        </table:table-row>
        <table:table-row table:style-name="ro2">
          <table:table-cell table:style-name="ce179" office:value-type="string">
            <text:p><text:a xlink:href="#Table tempinscriptions">tempinscriptions</text:a></text:p>
          </table:table-cell>
          <table:table-cell table:style-name="ce179" office:value-type="string">
            <text:p>Table temporaire pour les données <text:span text:style-name="T1">inscriptions contenues </text:span><text:span text:style-name="T2">dans les fichiers</text:span> Pôle Emploi intégrés</text:p>
          </table:table-cell>
          <table:table-cell table:number-columns-repeated="1022"/>
        </table:table-row>
        <table:table-row table:style-name="ro2">
          <table:table-cell table:style-name="ce179" office:value-type="string">
            <text:p><text:a xlink:href="#Table tempradiations">tempradiations</text:a></text:p>
          </table:table-cell>
          <table:table-cell table:style-name="ce179" office:value-type="string">
            <text:p>Table temporaire pour les données <text:span text:style-name="T1">radiations contenues </text:span><text:span text:style-name="T2">dans les fichiers</text:span> Pôle Emploi intégrés</text:p>
          </table:table-cell>
          <table:table-cell table:number-columns-repeated="1022"/>
        </table:table-row>
        <table:table-row table:style-name="ro2">
          <table:table-cell table:style-name="ce179" office:value-type="string">
            <text:p>tiersprestatairesapres</text:p>
          </table:table-cell>
          <table:table-cell table:style-name="ce179"/>
          <table:table-cell table:number-columns-repeated="1022"/>
        </table:table-row>
        <table:table-row table:style-name="ro2">
          <table:table-cell table:style-name="ce177" office:value-type="string">
            <text:p>traitementspdos</text:p>
          </table:table-cell>
          <table:table-cell table:style-name="ce187" office:value-type="string">
            <text:p>Table de paramétrage des<text:span text:style-name="T1"> traitements PDOs (CG 66)</text:span></text:p>
          </table:table-cell>
          <table:table-cell table:number-columns-repeated="1022"/>
        </table:table-row>
        <table:table-row table:style-name="ro2">
          <table:table-cell table:style-name="ce179" office:value-type="string">
            <text:p>traitementstypespdos</text:p>
          </table:table-cell>
          <table:table-cell table:style-name="ce179"/>
          <table:table-cell table:number-columns-repeated="1022"/>
        </table:table-row>
        <table:table-row table:style-name="ro2">
          <table:table-cell table:style-name="ce179" office:value-type="string">
            <text:p>typesactions</text:p>
          </table:table-cell>
          <table:table-cell table:style-name="ce179"/>
          <table:table-cell table:number-columns-repeated="1022"/>
        </table:table-row>
        <table:table-row table:style-name="ro2">
          <table:table-cell table:style-name="ce179"/>
          <table:table-cell table:style-name="ce191"/>
          <table:table-cell table:number-columns-repeated="1022"/>
        </table:table-row>
        <table:table-row table:style-name="ro2" table:number-rows-repeated="7">
          <table:table-cell table:style-name="ce179" table:number-columns-repeated="2"/>
          <table:table-cell table:number-columns-repeated="1022"/>
        </table:table-row>
        <table:table-row table:style-name="ro2">
          <table:table-cell table:style-name="Default" table:number-columns-repeated="2"/>
          <table:table-cell table:number-columns-repeated="1022"/>
        </table:table-row>
        <table:table-row table:style-name="ro2" table:number-rows-repeated="317">
          <table:table-cell table:style-name="ce179" table:number-columns-repeated="2"/>
          <table:table-cell table:number-columns-repeated="1022"/>
        </table:table-row>
        <table:table-row table:style-name="ro2" table:number-rows-repeated="1048093">
          <table:table-cell table:number-columns-repeated="1024"/>
        </table:table-row>
        <table:table-row table:style-name="ro2">
          <table:table-cell table:number-columns-repeated="1024"/>
        </table:table-row>
      </table:table>
      <table:table table:name="Table accscreaentr"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cscreaentr</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7" office:value-type="string">
            <text:p>ID</text:p>
          </table:table-cell>
          <table:table-cell table:style-name="ce198" office:value-type="string">
            <text:p>Identifiant</text:p>
          </table:table-cell>
          <table:table-cell table:style-name="ce198" office:value-type="string">
            <text:p>ENTIER</text:p>
          </table:table-cell>
          <table:table-cell table:style-name="ce201" table:number-columns-repeated="2"/>
          <table:table-cell table:style-name="ce197" office:value-type="string">
            <text:p>CLE PRIMAIRE</text:p>
          </table:table-cell>
        </table:table-row>
        <table:table-row table:style-name="ro2">
          <table:table-cell table:style-name="ce197" office:value-type="string">
            <text:p>APRE_ID</text:p>
          </table:table-cell>
          <table:table-cell table:style-name="ce199" office:value-type="string">
            <text:p>Identifiant de la table « apres »</text:p>
          </table:table-cell>
          <table:table-cell table:style-name="ce199" office:value-type="string">
            <text:p>ENTIER</text:p>
          </table:table-cell>
          <table:table-cell table:style-name="ce201" table:number-columns-repeated="2"/>
          <table:table-cell table:style-name="ce197" office:value-type="string">
            <text:p>CLE ETRANGERE</text:p>
          </table:table-cell>
        </table:table-row>
        <table:table-row table:style-name="ro11">
          <table:table-cell table:style-name="ce197" office:value-type="string">
            <text:p>NACRE</text:p>
          </table:table-cell>
          <table:table-cell table:style-name="ce199" office:value-type="string">
            <text:p>Dispositif NACRE </text:p>
            <text:p>(Nouvel Accompagnement pour la Création et le Reprise d'Entreprise)</text:p>
          </table:table-cell>
          <table:table-cell table:style-name="ce200" office:value-type="string">
            <text:p>CHAR</text:p>
          </table:table-cell>
          <table:table-cell table:style-name="ce201" office:value-type="float" office:value="1">
            <text:p>1</text:p>
          </table:table-cell>
          <table:table-cell table:style-name="ce197" office:value-type="string">
            <text:p>N,O</text:p>
          </table:table-cell>
          <table:table-cell table:style-name="ce201" office:value-type="string">
            <text:p>CG</text:p>
          </table:table-cell>
        </table:table-row>
        <table:table-row table:style-name="ro2">
          <table:table-cell table:style-name="ce197" office:value-type="string">
            <text:p>MICROCREDIT</text:p>
          </table:table-cell>
          <table:table-cell table:style-name="ce199" office:value-type="string">
            <text:p>Dispositif micro-crédit</text:p>
          </table:table-cell>
          <table:table-cell table:style-name="ce199" office:value-type="string">
            <text:p>CHAR</text:p>
          </table:table-cell>
          <table:table-cell table:style-name="ce201" office:value-type="float" office:value="1">
            <text:p>1</text:p>
          </table:table-cell>
          <table:table-cell table:style-name="ce197" office:value-type="string">
            <text:p>N,O</text:p>
          </table:table-cell>
          <table:table-cell table:style-name="ce201" office:value-type="string">
            <text:p>CG</text:p>
          </table:table-cell>
        </table:table-row>
        <table:table-row table:style-name="ro2">
          <table:table-cell table:style-name="ce197" office:value-type="string">
            <text:p>PROJET</text:p>
          </table:table-cell>
          <table:table-cell table:style-name="ce199" office:value-type="string">
            <text:p>Projet</text:p>
          </table:table-cell>
          <table:table-cell table:style-name="ce199" office:value-type="string">
            <text:p>VARCHAR</text:p>
          </table:table-cell>
          <table:table-cell table:style-name="ce197" office:value-type="float" office:value="250">
            <text:p>250</text:p>
          </table:table-cell>
          <table:table-cell table:style-name="ce201"/>
          <table:table-cell table:style-name="ce201" office:value-type="string">
            <text:p>CG</text:p>
          </table:table-cell>
        </table:table-row>
        <table:table-row table:style-name="ro2">
          <table:table-cell table:style-name="ce197" office:value-type="string">
            <text:p>MONTANTAIDE</text:p>
          </table:table-cell>
          <table:table-cell table:style-name="ce199" office:value-type="string">
            <text:p>Montant de l'aide</text:p>
          </table:table-cell>
          <table:table-cell table:style-name="ce199" office:value-type="string">
            <text:p>NUMERIC</text:p>
          </table:table-cell>
          <table:table-cell table:style-name="ce202" office:value-type="string">
            <text:p>10-2</text:p>
          </table:table-cell>
          <table:table-cell table:style-name="ce201"/>
          <table:table-cell table:style-name="ce203" office:value-type="string">
            <text:p>CG</text:p>
          </table:table-cell>
        </table:table-row>
        <table:table-row table:style-name="ro2">
          <table:table-cell/>
          <table:table-cell table:style-name="Default"/>
          <table:table-cell table:number-columns-repeated="4"/>
        </table:table-row>
        <table:table-row table:style-name="ro2" table:number-rows-repeated="1048566">
          <table:table-cell table:number-columns-repeated="6"/>
        </table:table-row>
        <table:table-row table:style-name="ro2">
          <table:table-cell table:number-columns-repeated="6"/>
        </table:table-row>
      </table:table>
      <table:table table:name="Table piecesaccscreaentr"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ccscreaentr</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cscreantr_piecesaccscreaentr"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cscreantr_piecesaccscreaentr</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CREAENTR_ID</text:p>
          </table:table-cell>
          <table:table-cell table:style-name="ce63" office:value-type="string">
            <text:p>Identifiant de la table « accscreaentr »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ACCCREAENTR_ID</text:p>
          </table:table-cell>
          <table:table-cell table:style-name="ce63" office:value-type="string">
            <text:p>Identifiant de la table «piecesaccscreaentr»</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8" office:value-type="string">
            <text:p>ID</text:p>
          </table:table-cell>
          <table:table-cell table:style-name="ce198" office:value-type="string">
            <text:p>Identifiant</text:p>
          </table:table-cell>
          <table:table-cell table:style-name="ce198" office:value-type="string">
            <text:p>ENTIER</text:p>
          </table:table-cell>
          <table:table-cell table:style-name="ce198" table:number-columns-repeated="2"/>
          <table:table-cell table:style-name="ce201" office:value-type="string">
            <text:p>CLE PRIMAIRE</text:p>
          </table:table-cell>
        </table:table-row>
        <table:table-row table:style-name="ro2">
          <table:table-cell table:style-name="ce199" office:value-type="string">
            <text:p>PARENT_ID</text:p>
          </table:table-cell>
          <table:table-cell table:style-name="ce198" office:value-type="string">
            <text:p>Identifiant du parent</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table-cell table:style-name="ce205" office:value-type="string">
            <text:p>MODEL</text:p>
          </table:table-cell>
          <table:table-cell table:style-name="ce198" office:value-type="string">
            <text:p>Modèle</text:p>
          </table:table-cell>
          <table:table-cell table:style-name="ce198" office:value-type="string">
            <text:p>VARCHAR</text:p>
          </table:table-cell>
          <table:table-cell table:style-name="ce198" office:value-type="float" office:value="255">
            <text:p>255</text:p>
          </table:table-cell>
          <table:table-cell table:style-name="ce198"/>
          <table:table-cell table:style-name="ce201" office:value-type="string">
            <text:p>CG</text:p>
          </table:table-cell>
        </table:table-row>
        <table:table-row table:style-name="ro2">
          <table:table-cell table:style-name="ce206" office:value-type="string">
            <text:p>FOREIGN_KEY</text:p>
          </table:table-cell>
          <table:table-cell table:style-name="ce207" office:value-type="string">
            <text:p>Clé étrangère</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table-cell table:style-name="ce206" office:value-type="string">
            <text:p>ALIAS</text:p>
          </table:table-cell>
          <table:table-cell table:style-name="ce207" office:value-type="string">
            <text:p>Alias</text:p>
          </table:table-cell>
          <table:table-cell table:style-name="ce199" office:value-type="string">
            <text:p>VARCHAR</text:p>
          </table:table-cell>
          <table:table-cell table:style-name="ce199" office:value-type="float" office:value="255">
            <text:p>255</text:p>
          </table:table-cell>
          <table:table-cell table:style-name="ce199"/>
          <table:table-cell table:style-name="ce208" office:value-type="string">
            <text:p>CG</text:p>
          </table:table-cell>
        </table:table-row>
        <table:table-row table:style-name="ro2">
          <table:table-cell table:style-name="ce206" office:value-type="string">
            <text:p>LFT</text:p>
          </table:table-cell>
          <table:table-cell table:style-name="ce207" office:value-type="string">
            <text:p>Gauche</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table-cell table:style-name="ce206" office:value-type="string">
            <text:p>RGHT</text:p>
          </table:table-cell>
          <table:table-cell table:style-name="ce207" office:value-type="string">
            <text:p>Droite</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cqsma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qsma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8" office:value-type="string">
            <text:p>ID</text:p>
          </table:table-cell>
          <table:table-cell table:style-name="ce198" office:value-type="string">
            <text:p>Identifiant</text:p>
          </table:table-cell>
          <table:table-cell table:style-name="ce198" office:value-type="string">
            <text:p>ENTIER</text:p>
          </table:table-cell>
          <table:table-cell table:style-name="ce198" table:number-columns-repeated="2"/>
          <table:table-cell table:style-name="ce201" office:value-type="string">
            <text:p>CLE PRIMAIRE</text:p>
          </table:table-cell>
        </table:table-row>
        <table:table-row table:style-name="ro2">
          <table:table-cell table:style-name="ce199" office:value-type="string">
            <text:p>APRE_ID</text:p>
          </table:table-cell>
          <table:table-cell table:style-name="ce199" office:value-type="string">
            <text:p>Identifiant de la table « apres »</text:p>
          </table:table-cell>
          <table:table-cell table:style-name="ce199" office:value-type="string">
            <text:p>ENTIER</text:p>
          </table:table-cell>
          <table:table-cell table:style-name="ce199" table:number-columns-repeated="2"/>
          <table:table-cell table:style-name="ce208" office:value-type="string">
            <text:p>CLE ETRANGERE</text:p>
          </table:table-cell>
        </table:table-row>
        <table:table-row table:style-name="ro2">
          <table:table-cell table:style-name="ce199" office:value-type="string">
            <text:p>BESOINS</text:p>
          </table:table-cell>
          <table:table-cell table:style-name="ce199" office:value-type="string">
            <text:p>Besoins</text:p>
          </table:table-cell>
          <table:table-cell table:style-name="ce199" office:value-type="string">
            <text:p>VARCHAR</text:p>
          </table:table-cell>
          <table:table-cell table:style-name="ce199" office:value-type="float" office:value="250">
            <text:p>250</text:p>
          </table:table-cell>
          <table:table-cell table:style-name="ce199"/>
          <table:table-cell table:style-name="ce208" office:value-type="string">
            <text:p>CG</text:p>
          </table:table-cell>
        </table:table-row>
        <table:table-row table:style-name="ro2">
          <table:table-cell table:style-name="ce199" office:value-type="string">
            <text:p>MONTANTAIDE</text:p>
          </table:table-cell>
          <table:table-cell table:style-name="ce199" office:value-type="string">
            <text:p>Montant de l'aide</text:p>
          </table:table-cell>
          <table:table-cell table:style-name="ce199" office:value-type="string">
            <text:p>NUMERIC</text:p>
          </table:table-cell>
          <table:table-cell table:style-name="ce209" office:value-type="string">
            <text:p>10-2</text:p>
          </table:table-cell>
          <table:table-cell table:style-name="ce199"/>
          <table:table-cell table:style-name="ce208"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iecesacqsma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cqsma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qsmatsprofs_piecesacqsma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qsmatsprofs_piecesacqsma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QMATPROF_ID</text:p>
          </table:table-cell>
          <table:table-cell table:style-name="ce63" office:value-type="string">
            <text:p>Identifiant de la table «acqsmatsprof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ACQMATPROF_ID</text:p>
          </table:table-cell>
          <table:table-cell table:style-name="ce63" office:value-type="string">
            <text:p>Identifiant de la table «piecesacqsmatsprof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1" office:value-type="string">
            <text:p>TYPEACTION_ID</text:p>
          </table:table-cell>
          <table:table-cell table:style-name="ce210" office:value-type="string">
            <text:p>Identifiant de la table typesactions</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12" office:value-type="string">
            <text:p>CODE</text:p>
          </table:table-cell>
          <table:table-cell table:style-name="ce211" office:value-type="string">
            <text:p>Code de l’action</text:p>
          </table:table-cell>
          <table:table-cell table:style-name="ce211" office:value-type="string">
            <text:p>CHAR</text:p>
          </table:table-cell>
          <table:table-cell table:style-name="ce211" office:value-type="float" office:value="2">
            <text:p>2</text:p>
          </table:table-cell>
          <table:table-cell table:style-name="ce211"/>
          <table:table-cell table:style-name="ce215" office:value-type="string">
            <text:p>CG</text:p>
          </table:table-cell>
        </table:table-row>
        <table:table-row table:style-name="ro2">
          <table:table-cell table:style-name="ce212" office:value-type="string">
            <text:p>LIBELLE</text:p>
          </table:table-cell>
          <table:table-cell table:style-name="ce213" office:value-type="string">
            <text:p>Libellé de l’action</text:p>
          </table:table-cell>
          <table:table-cell table:style-name="ce211" office:value-type="string">
            <text:p>VARCHAR</text:p>
          </table:table-cell>
          <table:table-cell table:style-name="ce211" office:value-type="float" office:value="250">
            <text:p>250</text:p>
          </table:table-cell>
          <table:table-cell table:style-name="ce211"/>
          <table:table-cell table:style-name="ce21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ionscandida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candida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102" office:value-type="string">
            <text:p>INTITULE</text:p>
          </table:table-cell>
          <table:table-cell table:style-name="ce102" office:value-type="string">
            <text:p>Intitulé de l'action</text:p>
          </table:table-cell>
          <table:table-cell table:style-name="ce102" office:value-type="string">
            <text:p>VARCHAR</text:p>
          </table:table-cell>
          <table:table-cell table:style-name="ce102" office:value-type="float" office:value="250">
            <text:p>250</text:p>
          </table:table-cell>
          <table:table-cell table:style-name="ce102"/>
          <table:table-cell table:style-name="ce102" office:value-type="string">
            <text:p>CG</text:p>
          </table:table-cell>
        </table:table-row>
        <table:table-row table:style-name="ro2">
          <table:table-cell table:style-name="ce102" office:value-type="string">
            <text:p>CODE</text:p>
          </table:table-cell>
          <table:table-cell table:style-name="ce102" office:value-type="string">
            <text:p>Code l'action</text:p>
          </table:table-cell>
          <table:table-cell table:style-name="ce102" office:value-type="string">
            <text:p>VARCHAR</text:p>
          </table:table-cell>
          <table:table-cell table:style-name="ce102" office:value-type="float" office:value="6">
            <text:p>6</text:p>
          </table:table-cell>
          <table:table-cell table:style-name="ce102"/>
          <table:table-cell table:style-name="ce10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candidats_parten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TIONCANDIDAT_ID</text:p>
          </table:table-cell>
          <table:table-cell table:style-name="ce63" office:value-type="string">
            <text:p>Identifiant de la table «actionscandidats» </text:p>
          </table:table-cell>
          <table:table-cell table:style-name="ce63" office:value-type="string">
            <text:p>ENTIER</text:p>
          </table:table-cell>
          <table:table-cell table:style-name="ce63" table:number-columns-repeated="2"/>
          <table:table-cell table:style-name="ce215" office:value-type="string">
            <text:p>CLE ETRANGERE</text:p>
          </table:table-cell>
        </table:table-row>
        <table:table-row table:style-name="ro2">
          <table:table-cell table:style-name="ce204" office:value-type="string">
            <text:p>PARTENAIRE_ID</text:p>
          </table:table-cell>
          <table:table-cell table:style-name="ce63" office:value-type="string">
            <text:p>Identifiant de la table «partenair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ersonn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candidats_personn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TIONCANDIDAT_ID</text:p>
          </table:table-cell>
          <table:table-cell table:style-name="ce63" office:value-type="string">
            <text:p>Identifiant de la table «actionscandidats» </text:p>
          </table:table-cell>
          <table:table-cell table:style-name="ce63" office:value-type="string">
            <text:p>ENTIER</text:p>
          </table:table-cell>
          <table:table-cell table:style-name="ce63" table:number-columns-repeated="2"/>
          <table:table-cell table:style-name="ce215" office:value-type="string">
            <text:p>CLE ETRANGERE</text:p>
          </table:table-cell>
        </table:table-row>
        <table:table-row table:style-name="ro2">
          <table:table-cell table:style-name="ce204" office:value-type="string">
            <text:p>PERSONNE_ID</text:p>
          </table:table-cell>
          <table:table-cell table:style-name="ce63" office:value-type="string">
            <text:p>Identifiant de la table «personn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insertion"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insertion</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CONTRATINSERTION_ID</text:p>
          </table:table-cell>
          <table:table-cell table:style-name="ce62" office:value-type="string">
            <text:p>Identifiant de la table contratsinsertion</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57" office:value-type="string">
            <text:p>DD_ACTION</text:p>
          </table:table-cell>
          <table:table-cell table:style-name="ce63" office:value-type="string">
            <text:p>Date de début de l’action d’insertion</text:p>
          </table:table-cell>
          <table:table-cell table:style-name="ce63" office:value-type="string">
            <text:p>DATE</text:p>
          </table:table-cell>
          <table:table-cell table:style-name="ce63" office:value-type="float" office:value="10">
            <text:p>10</text:p>
          </table:table-cell>
          <table:table-cell table:style-name="ce63"/>
          <table:table-cell table:style-name="ce61" office:value-type="string">
            <text:p>CG</text:p>
          </table:table-cell>
        </table:table-row>
        <table:table-row table:style-name="ro2">
          <table:table-cell table:style-name="ce65" office:value-type="string">
            <text:p>DF_ACTION</text:p>
          </table:table-cell>
          <table:table-cell table:style-name="ce67" office:value-type="string">
            <text:p>Date de fin de l’action d’insertion</text:p>
          </table:table-cell>
          <table:table-cell table:style-name="ce63" office:value-type="string">
            <text:p>DATE</text:p>
          </table:table-cell>
          <table:table-cell table:style-name="ce63" office:value-type="float" office:value="10">
            <text:p>10</text:p>
          </table:table-cell>
          <table:table-cell table:style-name="ce63"/>
          <table:table-cell table:style-name="ce61"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221"/>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sprofs</text:span></text:p>
          </table:table-cell>
          <table:covered-table-cell table:style-name="ce94"/>
          <table:covered-table-cell table:style-name="ce94"/>
          <table:covered-table-cell table:style-name="ce216"/>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217"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218"/>
          <table:table-cell table:style-name="ce62"/>
          <table:table-cell table:style-name="ce71" office:value-type="string">
            <text:p>CLE PRIMAIRE</text:p>
          </table:table-cell>
        </table:table-row>
        <table:table-row table:style-name="ro2">
          <table:table-cell table:style-name="ce56" office:value-type="string">
            <text:p>APRE_ID</text:p>
          </table:table-cell>
          <table:table-cell table:style-name="ce63" office:value-type="string">
            <text:p>Identifiant de la table « apres »</text:p>
          </table:table-cell>
          <table:table-cell table:style-name="ce63" office:value-type="string">
            <text:p>ENTIER</text:p>
          </table:table-cell>
          <table:table-cell table:style-name="ce219"/>
          <table:table-cell table:style-name="ce63"/>
          <table:table-cell table:style-name="ce72" office:value-type="string">
            <text:p>CLE ETRANGERE</text:p>
          </table:table-cell>
        </table:table-row>
        <table:table-row table:style-name="ro2">
          <table:table-cell table:style-name="ce56" office:value-type="string">
            <text:p>TIERSPRESTATAIREAPRE_ID</text:p>
          </table:table-cell>
          <table:table-cell table:style-name="ce63" office:value-type="string">
            <text:p>Identifiant de la table «tiersprestatairesapres»</text:p>
          </table:table-cell>
          <table:table-cell table:style-name="ce63" office:value-type="string">
            <text:p>ENTIER</text:p>
          </table:table-cell>
          <table:table-cell table:style-name="ce219"/>
          <table:table-cell table:style-name="ce63"/>
          <table:table-cell table:style-name="ce72" office:value-type="string">
            <text:p>CLE ETRANGERE</text:p>
          </table:table-cell>
        </table:table-row>
        <table:table-row table:style-name="ro2">
          <table:table-cell table:style-name="ce56" office:value-type="string">
            <text:p>TYPECONTRATACT</text:p>
          </table:table-cell>
          <table:table-cell table:style-name="ce63" office:value-type="string">
            <text:p>Type de contrat</text:p>
          </table:table-cell>
          <table:table-cell table:style-name="ce63" office:value-type="string">
            <text:p>TYPE_TYPECONTRATACT <text:s/>*</text:p>
          </table:table-cell>
          <table:table-cell table:style-name="ce219" office:value-type="float" office:value="2">
            <text:p>2</text:p>
          </table:table-cell>
          <table:table-cell table:style-name="ce63" office:value-type="string">
            <text:p>CI : CI-RMA <text:s/>CA : Contrat d'Avenir <text:s/>SA : Salarié en SIAE</text:p>
          </table:table-cell>
          <table:table-cell table:style-name="ce72" office:value-type="string">
            <text:p>CG</text:p>
          </table:table-cell>
        </table:table-row>
        <table:table-row table:style-name="ro2">
          <table:table-cell table:style-name="ce56" office:value-type="string">
            <text:p>DDCONVENTION</text:p>
          </table:table-cell>
          <table:table-cell table:style-name="ce63" office:value-type="string">
            <text:p>Date début de la convention</text:p>
          </table:table-cell>
          <table:table-cell table:style-name="ce63" office:value-type="string">
            <text:p>DATE</text:p>
          </table:table-cell>
          <table:table-cell table:style-name="ce219"/>
          <table:table-cell table:style-name="ce63"/>
          <table:table-cell table:style-name="ce72" office:value-type="string">
            <text:p>CG</text:p>
          </table:table-cell>
        </table:table-row>
        <table:table-row table:style-name="ro2">
          <table:table-cell table:style-name="ce56" office:value-type="string">
            <text:p>DFCONVENTION</text:p>
          </table:table-cell>
          <table:table-cell table:style-name="ce63" office:value-type="string">
            <text:p>Date fin de la convention</text:p>
          </table:table-cell>
          <table:table-cell table:style-name="ce63" office:value-type="string">
            <text:p>DATE</text:p>
          </table:table-cell>
          <table:table-cell table:style-name="ce219"/>
          <table:table-cell table:style-name="ce63"/>
          <table:table-cell table:style-name="ce72" office:value-type="string">
            <text:p>CG</text:p>
          </table:table-cell>
        </table:table-row>
        <table:table-row table:style-name="ro2">
          <table:table-cell table:style-name="ce56" office:value-type="string">
            <text:p>INTITULEFORMATION</text:p>
          </table:table-cell>
          <table:table-cell table:style-name="ce63" office:value-type="string">
            <text:p>Intitulé de la formation</text:p>
          </table:table-cell>
          <table:table-cell table:style-name="ce63" office:value-type="string">
            <text:p>VARCHAR</text:p>
          </table:table-cell>
          <table:table-cell table:style-name="ce219" office:value-type="float" office:value="200">
            <text:p>200</text:p>
          </table:table-cell>
          <table:table-cell table:style-name="ce63"/>
          <table:table-cell table:style-name="ce72" office:value-type="string">
            <text:p>CG</text:p>
          </table:table-cell>
        </table:table-row>
        <table:table-row table:style-name="ro2">
          <table:table-cell table:style-name="ce56" office:value-type="string">
            <text:p>DDFORM</text:p>
          </table:table-cell>
          <table:table-cell table:style-name="ce63" office:value-type="string">
            <text:p>Date début de la formation</text:p>
          </table:table-cell>
          <table:table-cell table:style-name="ce63" office:value-type="string">
            <text:p>DATE</text:p>
          </table:table-cell>
          <table:table-cell table:style-name="ce219"/>
          <table:table-cell table:style-name="ce63"/>
          <table:table-cell table:style-name="ce72" office:value-type="string">
            <text:p>CG</text:p>
          </table:table-cell>
        </table:table-row>
        <table:table-row table:style-name="ro2">
          <table:table-cell table:style-name="ce56" office:value-type="string">
            <text:p>DFFORM</text:p>
          </table:table-cell>
          <table:table-cell table:style-name="ce63" office:value-type="string">
            <text:p>Date fin de la formation</text:p>
          </table:table-cell>
          <table:table-cell table:style-name="ce63" office:value-type="string">
            <text:p>DATE</text:p>
          </table:table-cell>
          <table:table-cell table:style-name="ce219"/>
          <table:table-cell table:style-name="ce63"/>
          <table:table-cell table:style-name="ce72" office:value-type="string">
            <text:p>CG</text:p>
          </table:table-cell>
        </table:table-row>
        <table:table-row table:style-name="ro2">
          <table:table-cell table:style-name="ce56" office:value-type="string">
            <text:p>DUREEFORM</text:p>
          </table:table-cell>
          <table:table-cell table:style-name="ce63" office:value-type="string">
            <text:p>Durée de la formation</text:p>
          </table:table-cell>
          <table:table-cell table:style-name="ce63" office:value-type="string">
            <text:p>ENTIER</text:p>
          </table:table-cell>
          <table:table-cell table:style-name="ce219"/>
          <table:table-cell table:style-name="ce63"/>
          <table:table-cell table:style-name="ce72" office:value-type="string">
            <text:p>CG</text:p>
          </table:table-cell>
        </table:table-row>
        <table:table-row table:style-name="ro2">
          <table:table-cell table:style-name="ce56" office:value-type="string">
            <text:p>MODEVALIDATION</text:p>
          </table:table-cell>
          <table:table-cell table:style-name="ce63" office:value-type="string">
            <text:p>Mode de validation</text:p>
          </table:table-cell>
          <table:table-cell table:style-name="ce63" office:value-type="string">
            <text:p>VARCHAR</text:p>
          </table:table-cell>
          <table:table-cell table:style-name="ce219" office:value-type="float" office:value="30">
            <text:p>30</text:p>
          </table:table-cell>
          <table:table-cell table:style-name="ce63"/>
          <table:table-cell table:style-name="ce72" office:value-type="string">
            <text:p>CG</text:p>
          </table:table-cell>
        </table:table-row>
        <table:table-row table:style-name="ro2">
          <table:table-cell table:style-name="ce56" office:value-type="string">
            <text:p>COUTFORM</text:p>
          </table:table-cell>
          <table:table-cell table:style-name="ce63" office:value-type="string">
            <text:p>Coût de la formation</text:p>
          </table:table-cell>
          <table:table-cell table:style-name="ce63" office:value-type="string">
            <text:p>NUMERIC</text:p>
          </table:table-cell>
          <table:table-cell table:style-name="ce220" office:value-type="string">
            <text:p>10-2</text:p>
          </table:table-cell>
          <table:table-cell table:style-name="ce63"/>
          <table:table-cell table:style-name="ce72" office:value-type="string">
            <text:p>CG</text:p>
          </table:table-cell>
        </table:table-row>
        <table:table-row table:style-name="ro2">
          <table:table-cell table:style-name="ce56" office:value-type="string">
            <text:p>COFINANCEURS</text:p>
          </table:table-cell>
          <table:table-cell table:style-name="ce63" office:value-type="string">
            <text:p>Co-financeurs</text:p>
          </table:table-cell>
          <table:table-cell table:style-name="ce63" office:value-type="string">
            <text:p>VARCHAR</text:p>
          </table:table-cell>
          <table:table-cell table:style-name="ce219" office:value-type="float" office:value="30">
            <text:p>30</text:p>
          </table:table-cell>
          <table:table-cell table:style-name="ce63"/>
          <table:table-cell table:style-name="ce72" office:value-type="string">
            <text:p>CG</text:p>
          </table:table-cell>
        </table:table-row>
        <table:table-row table:style-name="ro2">
          <table:table-cell table:style-name="ce56" office:value-type="string">
            <text:p>MONTANTAIDE</text:p>
          </table:table-cell>
          <table:table-cell table:style-name="ce63" office:value-type="string">
            <text:p>Montant de l'aide</text:p>
          </table:table-cell>
          <table:table-cell table:style-name="ce63" office:value-type="string">
            <text:p>NUMERIC</text:p>
          </table:table-cell>
          <table:table-cell table:style-name="ce220" office:value-type="string">
            <text:p>10-2</text:p>
          </table:table-cell>
          <table:table-cell table:style-name="ce63"/>
          <table:table-cell table:style-name="ce72"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piecesac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c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tsprofs_piecesac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sprofs_piecesac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TPROF_ID</text:p>
          </table:table-cell>
          <table:table-cell table:style-name="ce63" office:value-type="string">
            <text:p>Identifiant de la table «actsprof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ACTPROF_ID</text:p>
          </table:table-cell>
          <table:table-cell table:style-name="ce63" office:value-type="string">
            <text:p>Identifiant de la table «piecesactsprof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APRE_ID</text:p>
          </table:table-cell>
          <table:table-cell table:style-name="ce214" office:value-type="string">
            <text:p>Identifiant de la table « apres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THEMEAPRE66_ID</text:p>
          </table:table-cell>
          <table:table-cell table:style-name="ce214" office:value-type="string">
            <text:p>Identifiant de la table « themesapres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TYPEAIDEAPRE66_ID</text:p>
          </table:table-cell>
          <table:table-cell table:style-name="ce214" office:value-type="string">
            <text:p>Identifiant de la table « typesaidesapres66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MONTANTAIDE</text:p>
          </table:table-cell>
          <table:table-cell table:style-name="ce214" office:value-type="string">
            <text:p>Montant de l'aide</text:p>
          </table:table-cell>
          <table:table-cell table:style-name="ce222" office:value-type="string">
            <text:p>NUMERIC</text:p>
          </table:table-cell>
          <table:table-cell table:style-name="ce223" office:value-type="string">
            <text:p>10-2</text:p>
          </table:table-cell>
          <table:table-cell table:style-name="ce214"/>
          <table:table-cell table:style-name="ce214" office:value-type="string">
            <text:p>CG</text:p>
          </table:table-cell>
        </table:table-row>
        <table:table-row table:style-name="ro2">
          <table:table-cell table:style-name="ce222" office:value-type="string">
            <text:p>MOTIVDEM</text:p>
          </table:table-cell>
          <table:table-cell table:style-name="ce214" office:value-type="string">
            <text:p>Motivation de la demande</text:p>
          </table:table-cell>
          <table:table-cell table:style-name="ce222" office:value-type="string">
            <text:p>TEXT</text:p>
          </table:table-cell>
          <table:table-cell table:style-name="ce224"/>
          <table:table-cell table:style-name="ce214"/>
          <table:table-cell table:style-name="ce214" office:value-type="string">
            <text:p>CG</text:p>
          </table:table-cell>
        </table:table-row>
        <table:table-row table:style-name="ro2">
          <table:table-cell table:style-name="ce222" office:value-type="string">
            <text:p>VIREMENT</text:p>
          </table:table-cell>
          <table:table-cell table:style-name="ce214" office:value-type="string">
            <text:p>Virement</text:p>
          </table:table-cell>
          <table:table-cell table:style-name="ce222" office:value-type="string">
            <text:p>CHAR</text:p>
          </table:table-cell>
          <table:table-cell table:style-name="ce224" office:value-type="float" office:value="3">
            <text:p>3</text:p>
          </table:table-cell>
          <table:table-cell table:style-name="ce222" office:value-type="string">
            <text:p>RIB,CHE</text:p>
          </table:table-cell>
          <table:table-cell table:style-name="ce214" office:value-type="string">
            <text:p>CG</text:p>
          </table:table-cell>
        </table:table-row>
        <table:table-row table:style-name="ro2">
          <table:table-cell table:style-name="ce222" office:value-type="string">
            <text:p>VERSEMENT</text:p>
          </table:table-cell>
          <table:table-cell table:style-name="ce214" office:value-type="string">
            <text:p>Versement</text:p>
          </table:table-cell>
          <table:table-cell table:style-name="ce222" office:value-type="string">
            <text:p>CHAR</text:p>
          </table:table-cell>
          <table:table-cell table:style-name="ce224" office:value-type="float" office:value="3">
            <text:p>3</text:p>
          </table:table-cell>
          <table:table-cell table:style-name="ce222" office:value-type="string">
            <text:p>DEM,TIE</text:p>
          </table:table-cell>
          <table:table-cell table:style-name="ce214" office:value-type="string">
            <text:p>CG</text:p>
          </table:table-cell>
        </table:table-row>
        <table:table-row table:style-name="ro2">
          <table:table-cell table:style-name="ce222" office:value-type="string">
            <text:p>AUTORISATIONVERS</text:p>
          </table:table-cell>
          <table:table-cell table:style-name="ce214" office:value-type="string">
            <text:p>Autorisation de versement</text:p>
          </table:table-cell>
          <table:table-cell table:style-name="ce222" office:value-type="string">
            <text:p>CHAR</text:p>
          </table:table-cell>
          <table:table-cell table:style-name="ce224" office:value-type="float" office:value="1">
            <text:p>1</text:p>
          </table:table-cell>
          <table:table-cell table:style-name="ce222" office:value-type="string">
            <text:p>N,O</text:p>
          </table:table-cell>
          <table:table-cell table:style-name="ce214" office:value-type="string">
            <text:p>CG</text:p>
          </table:table-cell>
        </table:table-row>
        <table:table-row table:style-name="ro2">
          <table:table-cell table:style-name="ce222" office:value-type="string">
            <text:p>DATEDEMANDE</text:p>
          </table:table-cell>
          <table:table-cell table:style-name="ce214" office:value-type="string">
            <text:p>Date de la demande</text:p>
          </table:table-cell>
          <table:table-cell table:style-name="ce222" office:value-type="string">
            <text:p>DATE</text:p>
          </table:table-cell>
          <table:table-cell table:style-name="ce22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MOTIFREJET</text:p>
          </table:table-cell>
          <table:table-cell table:style-name="ce214" office:value-type="string">
            <text:p>Motif du rejet</text:p>
          </table:table-cell>
          <table:table-cell table:style-name="ce222" office:value-type="string">
            <text:p>TEXT</text:p>
          </table:table-cell>
          <table:table-cell table:style-name="ce224"/>
          <table:table-cell table:style-name="ce214"/>
          <table:table-cell table:style-name="ce214" office:value-type="string">
            <text:p>CG</text:p>
          </table:table-cell>
        </table:table-row>
        <table:table-row table:style-name="ro2">
          <table:table-cell table:style-name="ce222" office:value-type="string">
            <text:p>MONTANTPROPOSE</text:p>
          </table:table-cell>
          <table:table-cell table:style-name="ce214" office:value-type="string">
            <text:p>Montant proposé</text:p>
          </table:table-cell>
          <table:table-cell table:style-name="ce222" office:value-type="string">
            <text:p>NUMERIC</text:p>
          </table:table-cell>
          <table:table-cell table:style-name="ce223" office:value-type="string">
            <text:p>10-2</text:p>
          </table:table-cell>
          <table:table-cell table:style-name="ce214"/>
          <table:table-cell table:style-name="ce214" office:value-type="string">
            <text:p>CG</text:p>
          </table:table-cell>
        </table:table-row>
        <table:table-row table:style-name="ro2">
          <table:table-cell table:style-name="ce222" office:value-type="string">
            <text:p>DATEMONTANTPROPOSE</text:p>
          </table:table-cell>
          <table:table-cell table:style-name="ce214" office:value-type="string">
            <text:p>Date du montant proposé</text:p>
          </table:table-cell>
          <table:table-cell table:style-name="ce222" office:value-type="string">
            <text:p>DATE</text:p>
          </table:table-cell>
          <table:table-cell table:style-name="ce22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DECISIONAPRE</text:p>
          </table:table-cell>
          <table:table-cell table:style-name="ce214" office:value-type="string">
            <text:p>Décision pour l'apre</text:p>
          </table:table-cell>
          <table:table-cell table:style-name="ce222" office:value-type="string">
            <text:p>CHAR</text:p>
          </table:table-cell>
          <table:table-cell table:style-name="ce224" office:value-type="float" office:value="3">
            <text:p>3</text:p>
          </table:table-cell>
          <table:table-cell table:style-name="ce222" office:value-type="string">
            <text:p>ACC,REF</text:p>
          </table:table-cell>
          <table:table-cell table:style-name="ce214" office:value-type="string">
            <text:p>CG</text:p>
          </table:table-cell>
        </table:table-row>
        <table:table-row table:style-name="ro2">
          <table:table-cell table:style-name="ce222" office:value-type="string">
            <text:p>MONTANTACCORDE</text:p>
          </table:table-cell>
          <table:table-cell table:style-name="ce214" office:value-type="string">
            <text:p>Montant accordé</text:p>
          </table:table-cell>
          <table:table-cell table:style-name="ce222" office:value-type="string">
            <text:p>NUMERIC</text:p>
          </table:table-cell>
          <table:table-cell table:style-name="ce223" office:value-type="string">
            <text:p>10-2</text:p>
          </table:table-cell>
          <table:table-cell table:style-name="ce214"/>
          <table:table-cell table:style-name="ce214" office:value-type="string">
            <text:p>CG</text:p>
          </table:table-cell>
        </table:table-row>
        <table:table-row table:style-name="ro2">
          <table:table-cell table:style-name="ce222" office:value-type="string">
            <text:p>DATEMONTANTACCORDE</text:p>
          </table:table-cell>
          <table:table-cell table:style-name="ce214" office:value-type="string">
            <text:p>Date du montant accordé</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CREANCIER</text:p>
          </table:table-cell>
          <table:table-cell table:style-name="ce214" office:value-type="string">
            <text:p>Créancier</text:p>
          </table:table-cell>
          <table:table-cell table:style-name="ce222" office:value-type="string">
            <text:p>VARCHAR</text:p>
          </table:table-cell>
          <table:table-cell table:style-name="ce222" office:value-type="float" office:value="250">
            <text:p>250</text:p>
          </table:table-cell>
          <table:table-cell table:style-name="ce214"/>
          <table:table-cell table:style-name="ce214" office:value-type="string">
            <text:p>CG</text:p>
          </table:table-cell>
        </table:table-row>
        <table:table-row table:style-name="ro2" table:number-rows-repeated="1048556">
          <table:table-cell table:number-columns-repeated="6"/>
        </table:table-row>
        <table:table-row table:style-name="ro2">
          <table:table-cell table:number-columns-repeated="6"/>
        </table:table-row>
      </table:table>
      <table:table table:name="Table piecesaid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id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NAM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iecescomptabl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comptabl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NAM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apres66_piecesaid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apres66_piecesaid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IDEAPRE66_ID</text:p>
          </table:table-cell>
          <table:table-cell table:style-name="ce63" office:value-type="string">
            <text:p>Identifiant de la table «aidesapres66»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AIDE66_ID</text:p>
          </table:table-cell>
          <table:table-cell table:style-name="ce63" office:value-type="string">
            <text:p>Identifiant de la table «piecesaid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_piecescomptabl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apres66_piecescomptabl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IDEAPRE66_ID</text:p>
          </table:table-cell>
          <table:table-cell table:style-name="ce63" office:value-type="string">
            <text:p>Identifiant de la table «aidesapres66»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COMPTABLE66_ID</text:p>
          </table:table-cell>
          <table:table-cell table:style-name="ce63" office:value-type="string">
            <text:p>Identifiant de la table «piecescomptabl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es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types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THEMEAPRE66_ID</text:p>
          </table:table-cell>
          <table:table-cell table:style-name="ce214" office:value-type="string">
            <text:p>Identifiant de la table « themesapres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NAME</text:p>
          </table:table-cell>
          <table:table-cell table:style-name="ce214" office:value-type="string">
            <text:p>Nom du type d'aide</text:p>
          </table:table-cell>
          <table:table-cell table:style-name="ce222" office:value-type="string">
            <text:p>VARCHAR</text:p>
          </table:table-cell>
          <table:table-cell table:style-name="ce223" office:value-type="string">
            <text:p>200</text:p>
          </table:table-cell>
          <table:table-cell table:style-name="ce214"/>
          <table:table-cell table:style-name="ce214" office:value-type="string">
            <text:p>CG</text:p>
          </table:table-cell>
        </table:table-row>
        <table:table-row table:style-name="ro2">
          <table:table-cell table:style-name="ce222" office:value-type="string">
            <text:p>PLAFOND</text:p>
          </table:table-cell>
          <table:table-cell table:style-name="ce214" office:value-type="string">
            <text:p>Plafond de l'aide à ne pas dépasser</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OBJETAIDE</text:p>
          </table:table-cell>
          <table:table-cell table:style-name="ce214" office:value-type="string">
            <text:p>Objet de l'aide</text:p>
          </table:table-cell>
          <table:table-cell table:style-name="ce222" office:value-type="string">
            <text:p>TEXT</text:p>
          </table:table-cell>
          <table:table-cell table:style-name="ce222"/>
          <table:table-cell table:style-name="ce214"/>
          <table:table-cell table:style-name="ce214"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ides66_types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ides66_types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TYPEAIDEAPRE66_ID</text:p>
          </table:table-cell>
          <table:table-cell table:style-name="ce63" office:value-type="string">
            <text:p>Identifiant de la table «typesaidesapres66»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COMPTABLE66_ID</text:p>
          </table:table-cell>
          <table:table-cell table:style-name="ce63" office:value-type="string">
            <text:p>Identifiant de la table «piecescomptabl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iecescomptables66_types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comptables66_types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TYPEAIDEAPRE66_ID</text:p>
          </table:table-cell>
          <table:table-cell table:style-name="ce63" office:value-type="string">
            <text:p>Identifiant de la table «typesaidesapres66» </text:p>
          </table:table-cell>
          <table:table-cell table:style-name="ce63" office:value-type="string">
            <text:p>ENTIER</text:p>
          </table:table-cell>
          <table:table-cell table:style-name="ce63" table:number-columns-repeated="2"/>
          <table:table-cell table:style-name="ce215" office:value-type="string">
            <text:p>CLE ETRANGERE</text:p>
          </table:table-cell>
        </table:table-row>
        <table:table-row table:style-name="ro2">
          <table:table-cell table:style-name="ce204" office:value-type="string">
            <text:p>PIECECOMPTABLE66_ID</text:p>
          </table:table-cell>
          <table:table-cell table:style-name="ce63" office:value-type="string">
            <text:p>Identifiant de la table «piecescomptabl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hem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them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NAME</text:p>
          </table:table-cell>
          <table:table-cell table:style-name="ce62" office:value-type="string">
            <text:p>Nom du thème</text:p>
          </table:table-cell>
          <table:table-cell table:style-name="ce63" office:value-type="string">
            <text:p>VARCHAR</text:p>
          </table:table-cell>
          <table:table-cell table:style-name="ce63" office:value-type="float" office:value="200">
            <text:p>200</text:p>
          </table:table-cell>
          <table:table-cell table:style-name="ce63"/>
          <table:table-cell table:style-name="ce72"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direc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direc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ACTIONINSERTION_ID</text:p>
          </table:table-cell>
          <table:table-cell table:style-name="ce62" office:value-type="string">
            <text:p>Identifiant de la table actionsinsertion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63" office:value-type="string">
            <text:p>LIB_AIDE</text:p>
          </table:table-cell>
          <table:table-cell table:style-name="ce62" office:value-type="string">
            <text:p>Libellé de l’aide directe</text:p>
          </table:table-cell>
          <table:table-cell table:style-name="ce63" office:value-type="string">
            <text:p>VARCHAR</text:p>
          </table:table-cell>
          <table:table-cell table:style-name="ce63" office:value-type="float" office:value="32">
            <text:p>32</text:p>
          </table:table-cell>
          <table:table-cell table:style-name="ce63"/>
          <table:table-cell table:style-name="ce61" office:value-type="string">
            <text:p>CG</text:p>
          </table:table-cell>
        </table:table-row>
        <table:table-row table:style-name="ro2">
          <table:table-cell table:style-name="ce63" office:value-type="string">
            <text:p>TYPO_AIDE</text:p>
          </table:table-cell>
          <table:table-cell table:style-name="ce69" office:value-type="string">
            <text:p>Typologie de l'aide</text:p>
          </table:table-cell>
          <table:table-cell table:style-name="ce63" office:value-type="string">
            <text:p>VARCHAR</text:p>
          </table:table-cell>
          <table:table-cell table:style-name="ce63" office:value-type="float" office:value="32">
            <text:p>32</text:p>
          </table:table-cell>
          <table:table-cell table:style-name="ce63"/>
          <table:table-cell table:style-name="ce61" office:value-type="string">
            <text:p>CG</text:p>
          </table:table-cell>
        </table:table-row>
        <table:table-row table:style-name="ro2">
          <table:table-cell table:style-name="ce63" office:value-type="string">
            <text:p>DATE_AIDE</text:p>
          </table:table-cell>
          <table:table-cell table:style-name="ce62" office:value-type="string">
            <text:p>Date de l’aide</text:p>
          </table:table-cell>
          <table:table-cell table:style-name="ce63" office:value-type="string">
            <text:p>DATE</text:p>
          </table:table-cell>
          <table:table-cell table:style-name="ce63" table:number-columns-repeated="2"/>
          <table:table-cell table:style-name="ce61"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amenagslogts" table:style-name="ta1" table:print="false">
        <table:table-column table:style-name="co25" table:default-cell-style-name="ce104"/>
        <table:table-column table:style-name="co40" table:default-cell-style-name="ce104"/>
        <table:table-column table:style-name="co42"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menagslog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56" office:value-type="string">
            <text:p>APRE_ID</text:p>
          </table:table-cell>
          <table:table-cell table:style-name="ce63" office:value-type="string">
            <text:p>Identifiant de la table « 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11">
          <table:table-cell table:style-name="ce56" office:value-type="string">
            <text:p>TYPEAIDELOGEMENT</text:p>
          </table:table-cell>
          <table:table-cell table:style-name="ce63" office:value-type="string">
            <text:p>Type d'aide d'aménagement logement</text:p>
          </table:table-cell>
          <table:table-cell table:style-name="ce63" office:value-type="string">
            <text:p>CHAR</text:p>
          </table:table-cell>
          <table:table-cell table:style-name="ce63" office:value-type="float" office:value="3">
            <text:p>3</text:p>
          </table:table-cell>
          <table:table-cell table:style-name="ce63" office:value-type="string">
            <text:p>AEL : "Aide à l'entrée dans le logement"</text:p>
            <text:p><text:s/>AML : "Aide au maintien au logement"</text:p>
          </table:table-cell>
          <table:table-cell table:style-name="ce72" office:value-type="string">
            <text:p>CG</text:p>
          </table:table-cell>
        </table:table-row>
        <table:table-row table:style-name="ro2">
          <table:table-cell table:style-name="ce56" office:value-type="string">
            <text:p>BESOINS</text:p>
          </table:table-cell>
          <table:table-cell table:style-name="ce63" office:value-type="string">
            <text:p>Besoins</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6" office:value-type="string">
            <text:p>MONTANTAIDE</text:p>
          </table:table-cell>
          <table:table-cell table:style-name="ce63" office:value-type="string">
            <text:p>Montant de l'aide</text:p>
          </table:table-cell>
          <table:table-cell table:style-name="ce63" office:value-type="string">
            <text:p>NUMERIC</text:p>
          </table:table-cell>
          <table:table-cell table:style-name="ce220" office:value-type="string">
            <text:p>10-2</text:p>
          </table:table-cell>
          <table:table-cell table:style-name="ce63"/>
          <table:table-cell table:style-name="ce7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menagslog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menagslog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menagslogts_piecesamenagslog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menagslogts_piecesamenagslog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MENAGLOGT_ID</text:p>
          </table:table-cell>
          <table:table-cell table:style-name="ce63" office:value-type="string">
            <text:p>Identifiant de la table «amenagslogt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CAMENAGLOGT_ID</text:p>
          </table:table-cell>
          <table:table-cell table:style-name="ce63" office:value-type="string">
            <text:p>Identifiant de la table «piecesamenagslogt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pres" table:style-name="ta1" table:print="false">
        <table:table-column table:style-name="co25" table:default-cell-style-name="ce104"/>
        <table:table-column table:style-name="co40" table:default-cell-style-name="ce104"/>
        <table:table-column table:style-name="co42"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PERSONNE_ID</text:p>
          </table:table-cell>
          <table:table-cell table:style-name="ce225" office:value-type="string">
            <text:p>Identifiant de la table «personnes»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NUMEROAPRE</text:p>
          </table:table-cell>
          <table:table-cell table:style-name="ce62" office:value-type="string">
            <text:p>Numéro de l'APRE</text:p>
          </table:table-cell>
          <table:table-cell table:style-name="ce222" office:value-type="string">
            <text:p>CHAR</text:p>
          </table:table-cell>
          <table:table-cell table:style-name="ce222" office:value-type="float" office:value="16">
            <text:p>16</text:p>
          </table:table-cell>
          <table:table-cell table:style-name="ce214" table:number-columns-repeated="2"/>
        </table:table-row>
        <table:table-row table:style-name="ro11">
          <table:table-cell table:style-name="ce222" office:value-type="string">
            <text:p>TYPEDEMANDEAPRE</text:p>
          </table:table-cell>
          <table:table-cell table:style-name="ce63" office:value-type="string">
            <text:p>Type de la demande d'APRE</text:p>
          </table:table-cell>
          <table:table-cell table:style-name="ce222" office:value-type="string">
            <text:p>CHAR</text:p>
          </table:table-cell>
          <table:table-cell table:style-name="ce214" office:value-type="float" office:value="2">
            <text:p>2</text:p>
          </table:table-cell>
          <table:table-cell table:style-name="ce222" office:value-type="string">
            <text:p>FO : Formation</text:p>
            <text:p>AU : Autres</text:p>
          </table:table-cell>
          <table:table-cell table:style-name="ce214"/>
        </table:table-row>
        <table:table-row table:style-name="ro2">
          <table:table-cell table:style-name="ce222" office:value-type="string">
            <text:p>DATEDEMANDEAPRE</text:p>
          </table:table-cell>
          <table:table-cell table:style-name="ce63" office:value-type="string">
            <text:p>Date de la demande d'APRE</text:p>
          </table:table-cell>
          <table:table-cell table:style-name="ce222" office:value-type="string">
            <text:p>DATE</text:p>
          </table:table-cell>
          <table:table-cell table:style-name="ce214" office:value-type="float" office:value="10">
            <text:p>10</text:p>
          </table:table-cell>
          <table:table-cell table:style-name="ce214" table:number-columns-repeated="2"/>
        </table:table-row>
        <table:table-row table:style-name="ro37">
          <table:table-cell table:style-name="ce222" office:value-type="string">
            <text:p>NATURELOGEMENT</text:p>
          </table:table-cell>
          <table:table-cell table:style-name="ce63" office:value-type="string">
            <text:p>Nature du logement</text:p>
          </table:table-cell>
          <table:table-cell table:style-name="ce222" office:value-type="string">
            <text:p>CHAR</text:p>
          </table:table-cell>
          <table:table-cell table:style-name="ce214" office:value-type="float" office:value="1">
            <text:p>1</text:p>
          </table:table-cell>
          <table:table-cell table:style-name="ce226" office:value-type="string">
            <text:p>P : Propriétaire</text:p>
            <text:p>L : Locataire</text:p>
            <text:p>H : Hébergé</text:p>
            <text:p>S : SDF</text:p>
            <text:p>A : Autres</text:p>
          </table:table-cell>
          <table:table-cell table:style-name="ce214"/>
        </table:table-row>
        <table:table-row table:style-name="ro2">
          <table:table-cell table:style-name="ce222" office:value-type="string">
            <text:p>PRECISIONSAUTRELOGEMENT</text:p>
          </table:table-cell>
          <table:table-cell table:style-name="ce63" office:value-type="string">
            <text:p>Précisions autre logement</text:p>
          </table:table-cell>
          <table:table-cell table:style-name="ce222" office:value-type="string">
            <text:p>CHAR</text:p>
          </table:table-cell>
          <table:table-cell table:style-name="ce222" office:value-type="float" office:value="20">
            <text:p>20</text:p>
          </table:table-cell>
          <table:table-cell table:style-name="ce214" table:number-columns-repeated="2"/>
        </table:table-row>
        <table:table-row table:style-name="ro2">
          <table:table-cell table:style-name="ce222" office:value-type="string">
            <text:p>ANCIENNETEPOLEEMPLOI</text:p>
          </table:table-cell>
          <table:table-cell table:style-name="ce63" office:value-type="string">
            <text:p>Ancienneté pôle emploi</text:p>
          </table:table-cell>
          <table:table-cell table:style-name="ce222" office:value-type="string">
            <text:p>CHAR</text:p>
          </table:table-cell>
          <table:table-cell table:style-name="ce222" office:value-type="float" office:value="20">
            <text:p>20</text:p>
          </table:table-cell>
          <table:table-cell table:style-name="ce214" table:number-columns-repeated="2"/>
        </table:table-row>
        <table:table-row table:style-name="ro2">
          <table:table-cell table:style-name="ce222" office:value-type="string">
            <text:p>PROJETPROFESSIONNEL</text:p>
          </table:table-cell>
          <table:table-cell table:style-name="ce63" office:value-type="string">
            <text:p>Projet professionnel</text:p>
          </table:table-cell>
          <table:table-cell table:style-name="ce222" office:value-type="string">
            <text:p>TEXT</text:p>
          </table:table-cell>
          <table:table-cell table:style-name="ce214" table:number-columns-repeated="3"/>
        </table:table-row>
        <table:table-row table:style-name="ro2">
          <table:table-cell table:style-name="ce222" office:value-type="string">
            <text:p>SECTEURPROFESSIONNEL</text:p>
          </table:table-cell>
          <table:table-cell table:style-name="ce63" office:value-type="string">
            <text:p>Secteur professionnel</text:p>
          </table:table-cell>
          <table:table-cell table:style-name="ce222" office:value-type="string">
            <text:p>TEXT</text:p>
          </table:table-cell>
          <table:table-cell table:style-name="ce214" table:number-columns-repeated="3"/>
        </table:table-row>
        <table:table-row table:style-name="ro41">
          <table:table-cell table:style-name="ce222" office:value-type="string">
            <text:p>ACTIVITEBENEFICIAIRE</text:p>
          </table:table-cell>
          <table:table-cell table:style-name="ce63" office:value-type="string">
            <text:p>Activité bénéficiaire</text:p>
          </table:table-cell>
          <table:table-cell table:style-name="ce222" office:value-type="string">
            <text:p>CHAR</text:p>
          </table:table-cell>
          <table:table-cell table:style-name="ce214" office:value-type="float" office:value="1">
            <text:p>1</text:p>
          </table:table-cell>
          <table:table-cell table:style-name="ce222" office:value-type="string">
            <text:p><text:span text:style-name="T43">E : Emploi</text:span><text:span text:style-name="T43"><text:line-break/></text:span><text:span text:style-name="T43">F : Formation qualifiante</text:span><text:span text:style-name="T43"><text:line-break/></text:span><text:span text:style-name="T43">C : Création d'entreprise</text:span><text:span text:style-name="T43"><text:line-break/></text:span><text:span text:style-name="T43">P : Formation pré-qualifiante</text:span></text:p>
            <text:p><text:span text:style-name="T44"/></text:p>
          </table:table-cell>
          <table:table-cell table:style-name="ce214"/>
        </table:table-row>
        <table:table-row table:style-name="ro2">
          <table:table-cell table:style-name="ce222" office:value-type="string">
            <text:p>DATEENTREEEMPLOI</text:p>
          </table:table-cell>
          <table:table-cell table:style-name="ce63" office:value-type="string">
            <text:p>Date d'entrée en emploi</text:p>
          </table:table-cell>
          <table:table-cell table:style-name="ce222" office:value-type="string">
            <text:p>DATE</text:p>
          </table:table-cell>
          <table:table-cell table:style-name="ce214" office:value-type="float" office:value="10">
            <text:p>10</text:p>
          </table:table-cell>
          <table:table-cell table:style-name="ce214" table:number-columns-repeated="2"/>
        </table:table-row>
        <table:table-row table:style-name="ro42">
          <table:table-cell table:style-name="ce222" office:value-type="string">
            <text:p>TYPECONTRAT</text:p>
          </table:table-cell>
          <table:table-cell table:style-name="ce63" office:value-type="string">
            <text:p>Type de contrat</text:p>
          </table:table-cell>
          <table:table-cell table:style-name="ce222" office:value-type="string">
            <text:p>CHAR</text:p>
          </table:table-cell>
          <table:table-cell table:style-name="ce214" office:value-type="float" office:value="3">
            <text:p>3</text:p>
          </table:table-cell>
          <table:table-cell table:style-name="ce222" office:value-type="string">
            <text:p><text:span text:style-name="T43">CDI : "CDI"</text:span></text:p>
            <text:p><text:span text:style-name="T43">CDD : "CDD"</text:span></text:p>
            <text:p><text:span text:style-name="T43">CON : "Contrat Aidé"</text:span></text:p>
            <text:p><text:span text:style-name="T43">AUT : "Autres"</text:span></text:p>
          </table:table-cell>
          <table:table-cell table:style-name="ce214"/>
        </table:table-row>
        <table:table-row table:style-name="ro2">
          <table:table-cell table:style-name="ce222" office:value-type="string">
            <text:p>PRECISIONSAUTRECONTRAT</text:p>
          </table:table-cell>
          <table:table-cell table:style-name="ce63" office:value-type="string">
            <text:p>Précisions autre contrat</text:p>
          </table:table-cell>
          <table:table-cell table:style-name="ce222" office:value-type="string">
            <text:p>CHAR</text:p>
          </table:table-cell>
          <table:table-cell table:style-name="ce222" office:value-type="float" office:value="50">
            <text:p>50</text:p>
          </table:table-cell>
          <table:table-cell table:style-name="ce214" table:number-columns-repeated="2"/>
        </table:table-row>
        <table:table-row table:style-name="ro2">
          <table:table-cell table:style-name="ce222" office:value-type="string">
            <text:p>NBHEURESTRAVAILLEES</text:p>
          </table:table-cell>
          <table:table-cell table:style-name="ce62" office:value-type="string">
            <text:p>Nombre d'heures travaillées</text:p>
          </table:table-cell>
          <table:table-cell table:style-name="ce222" office:value-type="string">
            <text:p>NUMERIC</text:p>
          </table:table-cell>
          <table:table-cell table:style-name="ce214" table:number-columns-repeated="3"/>
        </table:table-row>
        <table:table-row table:style-name="ro2">
          <table:table-cell table:style-name="ce222" office:value-type="string">
            <text:p>NOMEMPLOYEUR</text:p>
          </table:table-cell>
          <table:table-cell table:style-name="ce63" office:value-type="string">
            <text:p>Nom de l'employeur</text:p>
          </table:table-cell>
          <table:table-cell table:style-name="ce222" office:value-type="string">
            <text:p>CHAR</text:p>
          </table:table-cell>
          <table:table-cell table:style-name="ce222" office:value-type="float" office:value="50">
            <text:p>50</text:p>
          </table:table-cell>
          <table:table-cell table:style-name="ce214" table:number-columns-repeated="2"/>
        </table:table-row>
        <table:table-row table:style-name="ro2">
          <table:table-cell table:style-name="ce222" office:value-type="string">
            <text:p>ADRESSEEMPLOYEUR</text:p>
          </table:table-cell>
          <table:table-cell table:style-name="ce63" office:value-type="string">
            <text:p>Adresse de l'employeur</text:p>
          </table:table-cell>
          <table:table-cell table:style-name="ce222" office:value-type="string">
            <text:p>TEXT</text:p>
          </table:table-cell>
          <table:table-cell table:style-name="ce214" table:number-columns-repeated="3"/>
        </table:table-row>
        <table:table-row table:style-name="ro2">
          <table:table-cell table:style-name="ce222" office:value-type="string">
            <text:p>QUOTA</text:p>
          </table:table-cell>
          <table:table-cell table:style-name="ce63" office:value-type="string">
            <text:p>Quota</text:p>
          </table:table-cell>
          <table:table-cell table:style-name="ce222" office:value-type="string">
            <text:p>NUMERIC</text:p>
          </table:table-cell>
          <table:table-cell table:style-name="ce214" table:number-columns-repeated="3"/>
        </table:table-row>
        <table:table-row table:style-name="ro2">
          <table:table-cell table:style-name="ce222" office:value-type="string">
            <text:p>DEROGATION</text:p>
          </table:table-cell>
          <table:table-cell table:style-name="ce63" office:value-type="string">
            <text:p>Dérogation</text:p>
          </table:table-cell>
          <table:table-cell table:style-name="ce222" office:value-type="string">
            <text:p>NUMERIC</text:p>
          </table:table-cell>
          <table:table-cell table:style-name="ce214" table:number-columns-repeated="3"/>
        </table:table-row>
        <table:table-row table:style-name="ro2">
          <table:table-cell table:style-name="ce222" office:value-type="string">
            <text:p>AVISTECHREFERENT</text:p>
          </table:table-cell>
          <table:table-cell table:style-name="ce63" office:value-type="string">
            <text:p>Avis technique du référent</text:p>
          </table:table-cell>
          <table:table-cell table:style-name="ce222" office:value-type="string">
            <text:p>TEXT</text:p>
          </table:table-cell>
          <table:table-cell table:style-name="ce214" table:number-columns-repeated="3"/>
        </table:table-row>
        <table:table-row table:style-name="ro11">
          <table:table-cell table:style-name="ce222" office:value-type="string">
            <text:p>ETATDOSSIERAPRE</text:p>
          </table:table-cell>
          <table:table-cell table:style-name="ce63" office:value-type="string">
            <text:p>État du dossier APRE</text:p>
          </table:table-cell>
          <table:table-cell table:style-name="ce222" office:value-type="string">
            <text:p>CHAR</text:p>
          </table:table-cell>
          <table:table-cell table:style-name="ce214" office:value-type="float" office:value="3">
            <text:p>3</text:p>
          </table:table-cell>
          <table:table-cell table:style-name="ce222" office:value-type="string">
            <text:p><text:span text:style-name="T43">COM : "Complet"</text:span></text:p>
            <text:p><text:span text:style-name="T43">INC : "Incomplet"</text:span></text:p>
          </table:table-cell>
          <table:table-cell table:style-name="ce214"/>
        </table:table-row>
        <table:table-row table:style-name="ro16">
          <table:table-cell table:style-name="ce222" office:value-type="string">
            <text:p>ELIGIBILITEAPRE</text:p>
          </table:table-cell>
          <table:table-cell table:style-name="ce63" office:value-type="string">
            <text:p>Éligibilité de l'APRE</text:p>
          </table:table-cell>
          <table:table-cell table:style-name="ce222" office:value-type="string">
            <text:p>CHAR</text:p>
          </table:table-cell>
          <table:table-cell table:style-name="ce214" office:value-type="float" office:value="1">
            <text:p>1</text:p>
          </table:table-cell>
          <table:table-cell table:style-name="ce222" office:value-type="string">
            <text:p><text:span text:style-name="T43">N : "Non éligible"</text:span></text:p>
            <text:p><text:span text:style-name="T43">O : "Eligible"</text:span></text:p>
            <text:p><text:span text:style-name="T44"/></text:p>
          </table:table-cell>
          <table:table-cell table:style-name="ce214"/>
        </table:table-row>
        <table:table-row table:style-name="ro2">
          <table:table-cell table:style-name="ce222" office:value-type="string">
            <text:p>MTFORFAIT</text:p>
          </table:table-cell>
          <table:table-cell table:style-name="ce63" office:value-type="string">
            <text:p>Montant forfaitaire</text:p>
          </table:table-cell>
          <table:table-cell table:style-name="ce222" office:value-type="string">
            <text:p>NUMERIC</text:p>
          </table:table-cell>
          <table:table-cell table:style-name="ce214" table:number-columns-repeated="3"/>
        </table:table-row>
        <table:table-row table:style-name="ro2">
          <table:table-cell table:style-name="ce222" office:value-type="string">
            <text:p>SECTEURACTIVITE</text:p>
          </table:table-cell>
          <table:table-cell table:style-name="ce63" office:value-type="string">
            <text:p>Secteur d'activité</text:p>
          </table:table-cell>
          <table:table-cell table:style-name="ce222" office:value-type="string">
            <text:p>CHAR</text:p>
          </table:table-cell>
          <table:table-cell table:style-name="ce222" office:value-type="float" office:value="1">
            <text:p>1</text:p>
          </table:table-cell>
          <table:table-cell table:style-name="ce214" table:number-columns-repeated="2"/>
        </table:table-row>
        <table:table-row table:style-name="ro2">
          <table:table-cell table:style-name="ce222" office:value-type="string">
            <text:p>NBENF12</text:p>
          </table:table-cell>
          <table:table-cell table:style-name="ce63" office:value-type="string">
            <text:p>Nombre d'enfants de moins de 12 ans</text:p>
          </table:table-cell>
          <table:table-cell table:style-name="ce222" office:value-type="string">
            <text:p>ENTIER</text:p>
          </table:table-cell>
          <table:table-cell table:style-name="ce214" table:number-columns-repeated="3"/>
        </table:table-row>
        <table:table-row table:style-name="ro11">
          <table:table-cell table:style-name="ce222" office:value-type="string">
            <text:p>STATUTAPRE</text:p>
          </table:table-cell>
          <table:table-cell table:style-name="ce63" office:value-type="string">
            <text:p>Statut de l'APRE</text:p>
          </table:table-cell>
          <table:table-cell table:style-name="ce222" office:value-type="string">
            <text:p>CHAR</text:p>
          </table:table-cell>
          <table:table-cell table:style-name="ce214" office:value-type="float" office:value="1">
            <text:p>1</text:p>
          </table:table-cell>
          <table:table-cell table:style-name="ce222" office:value-type="string">
            <text:p><text:span text:style-name="T43">C : "Complémentaire"</text:span></text:p>
            <text:p><text:span text:style-name="T43">F : "Forfaitaire</text:span></text:p>
          </table:table-cell>
          <table:table-cell table:style-name="ce214"/>
        </table:table-row>
        <table:table-row table:style-name="ro43">
          <table:table-cell table:style-name="ce222" office:value-type="string">
            <text:p>JUSTIFICATIF</text:p>
          </table:table-cell>
          <table:table-cell table:style-name="ce63" office:value-type="string">
            <text:p>Justificatif</text:p>
          </table:table-cell>
          <table:table-cell table:style-name="ce222" office:value-type="string">
            <text:p>CHAR</text:p>
          </table:table-cell>
          <table:table-cell table:style-name="ce214" office:value-type="float" office:value="3">
            <text:p>3</text:p>
          </table:table-cell>
          <table:table-cell table:style-name="ce222" office:value-type="string">
            <text:p><text:span text:style-name="T43">CREA : "Justificatif d'entrée en formation ou de création d'entreprise"</text:span></text:p>
            <text:p><text:span text:style-name="T43"/></text:p>
            <text:p><text:span text:style-name="T43">CDT : "Contrat de travail"</text:span></text:p>
            <text:p><text:span text:style-name="T43"/></text:p>
            <text:p><text:span text:style-name="T43">CINS : "Contrat d'insertion validé par le Président du Conseil Général (sauf pour SIAE et titulaires de contrats aidés)"</text:span></text:p>
            <text:p><text:span text:style-name="T44"/></text:p>
          </table:table-cell>
          <table:table-cell table:style-name="ce214"/>
        </table:table-row>
        <table:table-row table:style-name="ro2">
          <table:table-cell table:style-name="ce222" office:value-type="string">
            <text:p>STRUCTUREREFERENTE_ID</text:p>
          </table:table-cell>
          <table:table-cell table:style-name="ce225" office:value-type="string">
            <text:p>Identifiant de la table «structuresreferentes»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REFERENT_ID</text:p>
          </table:table-cell>
          <table:table-cell table:style-name="ce225" office:value-type="string">
            <text:p>Identifiant de la table «referents» </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MONTANTAVERSER</text:p>
          </table:table-cell>
          <table:table-cell table:style-name="ce63" office:value-type="string">
            <text:p>Montant à verser</text:p>
          </table:table-cell>
          <table:table-cell table:style-name="ce222" office:value-type="string">
            <text:p>NUMERIC</text:p>
          </table:table-cell>
          <table:table-cell table:style-name="ce223" office:value-type="string">
            <text:p>10-2</text:p>
          </table:table-cell>
          <table:table-cell table:style-name="ce214" table:number-columns-repeated="2"/>
        </table:table-row>
        <table:table-row table:style-name="ro2">
          <table:table-cell table:style-name="ce222" office:value-type="string">
            <text:p>NBPAIEMENTSOUHAIT</text:p>
          </table:table-cell>
          <table:table-cell table:style-name="ce63" office:value-type="string">
            <text:p>Nombre de paiement</text:p>
          </table:table-cell>
          <table:table-cell table:style-name="ce222" office:value-type="string">
            <text:p>ENTIER</text:p>
          </table:table-cell>
          <table:table-cell table:style-name="ce214" table:number-columns-repeated="3"/>
        </table:table-row>
        <table:table-row table:style-name="ro2">
          <table:table-cell table:style-name="ce222" office:value-type="string">
            <text:p>MONTANTDEJAVERSE</text:p>
          </table:table-cell>
          <table:table-cell table:style-name="ce63" office:value-type="string">
            <text:p>Montant déjà versé</text:p>
          </table:table-cell>
          <table:table-cell table:style-name="ce222" office:value-type="string">
            <text:p>NUMERIC</text:p>
          </table:table-cell>
          <table:table-cell table:style-name="ce223" office:value-type="string">
            <text:p>10-2</text:p>
          </table:table-cell>
          <table:table-cell table:style-name="ce214" table:number-columns-repeated="2"/>
        </table:table-row>
        <table:table-row table:style-name="ro2">
          <table:table-cell table:style-name="ce222" office:value-type="string">
            <text:p>DUREECONTRAT</text:p>
          </table:table-cell>
          <table:table-cell table:style-name="Default" office:value-type="string">
            <text:p>Durée du contrat</text:p>
          </table:table-cell>
          <table:table-cell table:style-name="ce222" office:value-type="string">
            <text:p>CHAR</text:p>
          </table:table-cell>
          <table:table-cell table:style-name="ce222" office:value-type="float" office:value="50">
            <text:p>50</text:p>
          </table:table-cell>
          <table:table-cell table:style-name="ce214" table:number-columns-repeated="2"/>
        </table:table-row>
        <table:table-row table:style-name="ro2">
          <table:table-cell table:style-name="ce222" office:value-type="string">
            <text:p>ISDECISION</text:p>
          </table:table-cell>
          <table:table-cell table:style-name="ce214" office:value-type="string">
            <text:p>La désion a-t-elle été prise ?</text:p>
          </table:table-cell>
          <table:table-cell table:style-name="ce222" office:value-type="string">
            <text:p>CHAR</text:p>
          </table:table-cell>
          <table:table-cell table:style-name="ce214" office:value-type="float" office:value="1">
            <text:p>1</text:p>
          </table:table-cell>
          <table:table-cell table:style-name="ce222" office:value-type="string">
            <text:p>N,O</text:p>
          </table:table-cell>
          <table:table-cell table:style-name="ce214"/>
        </table:table-row>
        <table:table-row table:style-name="ro2">
          <table:table-cell table:style-name="ce222" office:value-type="string">
            <text:p>HASFRAIS</text:p>
          </table:table-cell>
          <table:table-cell table:style-name="ce214" office:value-type="string">
            <text:p>L'allocataire a-t-il des frais ?</text:p>
          </table:table-cell>
          <table:table-cell table:style-name="ce222" office:value-type="string">
            <text:p>CHAR</text:p>
          </table:table-cell>
          <table:table-cell table:style-name="ce214" office:value-type="float" office:value="1">
            <text:p>1</text:p>
          </table:table-cell>
          <table:table-cell table:style-name="ce222" office:value-type="float" office:value="0.1">
            <text:p>0,1</text:p>
          </table:table-cell>
          <table:table-cell table:style-name="ce227"/>
        </table:table-row>
        <table:table-row table:style-name="ro2" table:number-rows-repeated="1048538">
          <table:table-cell table:number-columns-repeated="6"/>
        </table:table-row>
        <table:table-row table:style-name="ro2">
          <table:table-cell table:number-columns-repeated="6"/>
        </table:table-row>
      </table:table>
      <table:table table:name="Table piecesapr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pr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pres_piecesapr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_piecesapr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PRE_ID</text:p>
          </table:table-cell>
          <table:table-cell table:style-name="ce63" office:value-type="string">
            <text:p>Identifiant de la table «apre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PIECEAPRE_ID</text:p>
          </table:table-cell>
          <table:table-cell table:style-name="ce63" office:value-type="string">
            <text:p>Identifiant de la table «piecesapr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mite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mite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4" office:value-type="string">
            <text:p>DATECOMITE</text:p>
          </table:table-cell>
          <table:table-cell table:style-name="ce63" office:value-type="string">
            <text:p>Date du comité</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table-cell table:style-name="ce204" office:value-type="string">
            <text:p>HEURECOMITE</text:p>
          </table:table-cell>
          <table:table-cell table:style-name="ce63" office:value-type="string">
            <text:p>Heure du comité</text:p>
          </table:table-cell>
          <table:table-cell table:style-name="ce63" office:value-type="string">
            <text:p>TIME</text:p>
          </table:table-cell>
          <table:table-cell table:style-name="ce63" table:number-columns-repeated="2"/>
          <table:table-cell table:style-name="ce72" office:value-type="string">
            <text:p>CG</text:p>
          </table:table-cell>
        </table:table-row>
        <table:table-row table:style-name="ro2">
          <table:table-cell table:style-name="ce58" office:value-type="string">
            <text:p>LIEUCOMITE</text:p>
          </table:table-cell>
          <table:table-cell table:style-name="ce63" office:value-type="string">
            <text:p>Lieu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INTITULECOMMITE</text:p>
          </table:table-cell>
          <table:table-cell table:style-name="ce63" office:value-type="string">
            <text:p>Intitulé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OBSERVATIONCOMITE</text:p>
          </table:table-cell>
          <table:table-cell table:style-name="ce63" office:value-type="string">
            <text:p>Observation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apres_comite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_comite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PRE_ID</text:p>
          </table:table-cell>
          <table:table-cell table:style-name="ce63" office:value-type="string">
            <text:p>Identifiant de la table «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4" office:value-type="string">
            <text:p>COMITEAPRE_ID</text:p>
          </table:table-cell>
          <table:table-cell table:style-name="ce63" office:value-type="string">
            <text:p>Identifiant de la table «comites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58" office:value-type="string">
            <text:p>COMITE_PCD_ID</text:p>
          </table:table-cell>
          <table:table-cell table:style-name="ce56"/>
          <table:table-cell table:style-name="ce63" office:value-type="string">
            <text:p>ENTIER</text:p>
          </table:table-cell>
          <table:table-cell table:style-name="ce63" table:number-columns-repeated="2"/>
          <table:table-cell table:style-name="ce72" office:value-type="string">
            <text:p><text:s/></text:p>
          </table:table-cell>
        </table:table-row>
        <table:table-row table:style-name="ro2">
          <table:table-cell table:style-name="ce228" office:value-type="string">
            <text:p>MONTANTATTRIBUE</text:p>
          </table:table-cell>
          <table:table-cell table:style-name="ce204" office:value-type="string">
            <text:p>Montant attribué</text:p>
          </table:table-cell>
          <table:table-cell table:style-name="ce63" office:value-type="string">
            <text:p>NUMERIC</text:p>
          </table:table-cell>
          <table:table-cell table:style-name="ce63" office:value-type="float" office:value="10.2">
            <text:p>10,2</text:p>
          </table:table-cell>
          <table:table-cell table:style-name="ce63"/>
          <table:table-cell table:style-name="ce72" office:value-type="string">
            <text:p>CG</text:p>
          </table:table-cell>
        </table:table-row>
        <table:table-row table:style-name="ro2">
          <table:table-cell table:style-name="ce58" office:value-type="string">
            <text:p>OBSERVATIONCOMITE</text:p>
          </table:table-cell>
          <table:table-cell table:style-name="ce204" office:value-type="string">
            <text:p>Observation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37">
          <table:table-cell table:style-name="ce58" office:value-type="string">
            <text:p>DECISIONCOMITE</text:p>
          </table:table-cell>
          <table:table-cell table:style-name="ce204" office:value-type="string">
            <text:p>Décision du comité</text:p>
          </table:table-cell>
          <table:table-cell table:style-name="ce229" office:value-type="string">
            <text:p>CHAR</text:p>
          </table:table-cell>
          <table:table-cell table:style-name="ce63" office:value-type="float" office:value="3">
            <text:p>3</text:p>
          </table:table-cell>
          <table:table-cell table:style-name="ce63" office:value-type="string">
            <text:p>ACC : "Accord"</text:p>
            <text:p/>
            <text:p>AJ : "Ajournement"</text:p>
            <text:p/>
            <text:p>REF : "Refus"</text:p>
          </table:table-cell>
          <table:table-cell table:style-name="ce72" office:value-type="string">
            <text:p>CG</text:p>
          </table:table-cell>
        </table:table-row>
        <table:table-row table:style-name="ro12">
          <table:table-cell table:style-name="ce58" office:value-type="string">
            <text:p>RECOURSAPRE</text:p>
          </table:table-cell>
          <table:table-cell table:style-name="ce204" office:value-type="string">
            <text:p>Recours APRE</text:p>
          </table:table-cell>
          <table:table-cell table:style-name="ce63" office:value-type="string">
            <text:p>CHAR</text:p>
          </table:table-cell>
          <table:table-cell table:style-name="ce63" office:value-type="float" office:value="1">
            <text:p>1</text:p>
          </table:table-cell>
          <table:table-cell table:style-name="ce63" office:value-type="string">
            <text:p>N : "Non"</text:p>
            <text:p/>
            <text:p>O : "Oui"</text:p>
          </table:table-cell>
          <table:table-cell table:style-name="ce72" office:value-type="string">
            <text:p>CG</text:p>
          </table:table-cell>
        </table:table-row>
        <table:table-row table:style-name="ro2">
          <table:table-cell table:style-name="ce58" office:value-type="string">
            <text:p>OBSERVATIONRECOURS</text:p>
          </table:table-cell>
          <table:table-cell table:style-name="ce204" office:value-type="string">
            <text:p>Observation recours</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DATERECOURS</text:p>
          </table:table-cell>
          <table:table-cell table:style-name="ce204" office:value-type="string">
            <text:p>Date du recours</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articipantscomi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articipantscomi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QUAL</text:p>
          </table:table-cell>
          <table:table-cell table:style-name="ce63" office:value-type="string">
            <text:p>Qualité de la personne</text:p>
          </table:table-cell>
          <table:table-cell table:style-name="ce63" office:value-type="string">
            <text:p>VARCHAR</text:p>
          </table:table-cell>
          <table:table-cell table:style-name="ce63" office:value-type="float" office:value="3">
            <text:p>3</text:p>
          </table:table-cell>
          <table:table-cell table:style-name="ce63"/>
          <table:table-cell table:style-name="ce72" office:value-type="string">
            <text:p>CG</text:p>
          </table:table-cell>
        </table:table-row>
        <table:table-row table:style-name="ro2">
          <table:table-cell table:style-name="ce204" office:value-type="string">
            <text:p>NOM</text:p>
          </table:table-cell>
          <table:table-cell table:style-name="ce63" office:value-type="string">
            <text:p>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table-cell table:style-name="ce58" office:value-type="string">
            <text:p>PRENOM</text:p>
          </table:table-cell>
          <table:table-cell table:style-name="ce204" office:value-type="string">
            <text:p>Pré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table-cell table:style-name="ce58" office:value-type="string">
            <text:p>FONCTION</text:p>
          </table:table-cell>
          <table:table-cell table:style-name="ce204" office:value-type="string">
            <text:p>Fonction</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ORGANISME</text:p>
          </table:table-cell>
          <table:table-cell table:style-name="ce204" office:value-type="string">
            <text:p>organisme</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NUMTEL</text:p>
          </table:table-cell>
          <table:table-cell table:style-name="ce204" office:value-type="string">
            <text:p>Numéro de téléphone</text:p>
          </table:table-cell>
          <table:table-cell table:style-name="ce63" office:value-type="string">
            <text:p>VARCHAR</text:p>
          </table:table-cell>
          <table:table-cell table:style-name="ce63" office:value-type="float" office:value="10">
            <text:p>10</text:p>
          </table:table-cell>
          <table:table-cell table:style-name="ce63"/>
          <table:table-cell table:style-name="ce72" office:value-type="string">
            <text:p>CG</text:p>
          </table:table-cell>
        </table:table-row>
        <table:table-row table:style-name="ro2">
          <table:table-cell table:style-name="ce58" office:value-type="string">
            <text:p>MAIL</text:p>
          </table:table-cell>
          <table:table-cell table:style-name="ce204" office:value-type="string">
            <text:p>Adresse électronique</text:p>
          </table:table-cell>
          <table:table-cell table:style-name="ce63" office:value-type="string">
            <text:p>VARCHAR</text:p>
          </table:table-cell>
          <table:table-cell table:style-name="ce63" office:value-type="float" office:value="78">
            <text:p>78</text:p>
          </table:table-cell>
          <table:table-cell table:style-name="ce63"/>
          <table:table-cell table:style-name="ce72"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comitesapres_participantscomi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mitesapres_participantscomi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MITEAPRE_ID</text:p>
          </table:table-cell>
          <table:table-cell table:style-name="ce63" office:value-type="string">
            <text:p>Identifiant de la table «comites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4" office:value-type="string">
            <text:p>PARTICIPANTCOMITE_ID</text:p>
          </table:table-cell>
          <table:table-cell table:style-name="ce63" office:value-type="string">
            <text:p>Identifiant de la table «participantscomit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12">
          <table:table-cell table:style-name="ce58" office:value-type="string">
            <text:p>PRESENCE</text:p>
          </table:table-cell>
          <table:table-cell table:style-name="ce204" office:value-type="string">
            <text:p>Présence au comité</text:p>
          </table:table-cell>
          <table:table-cell table:style-name="ce63" office:value-type="string">
            <text:p>CHAR</text:p>
          </table:table-cell>
          <table:table-cell table:style-name="ce63" office:value-type="float" office:value="3">
            <text:p>3</text:p>
          </table:table-cell>
          <table:table-cell table:style-name="ce63" office:value-type="string">
            <text:p>PRE : "Présent"</text:p>
            <text:p>ABS : "Absent"</text:p>
            <text:p>EXC : "Excusé"</text:p>
          </table:table-cell>
          <table:table-cell table:style-name="ce72"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etatsliquidat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etatsliquidat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BUDGETAPRE_ID</text:p>
          </table:table-cell>
          <table:table-cell table:style-name="ce63" office:value-type="string">
            <text:p>Identifiant de la table «budgetsapres» </text:p>
          </table:table-cell>
          <table:table-cell table:style-name="ce63" office:value-type="string">
            <text:p>ENTIER</text:p>
          </table:table-cell>
          <table:table-cell table:style-name="ce63" office:value-type="float" office:value="3">
            <text:p>3</text:p>
          </table:table-cell>
          <table:table-cell table:style-name="ce63"/>
          <table:table-cell table:style-name="ce72" office:value-type="string">
            <text:p>CLE ETRANGERE</text:p>
          </table:table-cell>
        </table:table-row>
        <table:table-row table:style-name="ro2">
          <table:table-cell table:style-name="ce65" office:value-type="string">
            <text:p>ENTITEFI</text:p>
          </table:table-cell>
          <table:table-cell table:style-name="ce63" office:value-type="string">
            <text:p>Entité financiè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ENGAGEMENT</text:p>
          </table:table-cell>
          <table:table-cell table:style-name="ce63" office:value-type="string">
            <text:p>Engagement</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TIERS</text:p>
          </table:table-cell>
          <table:table-cell table:style-name="ce63" office:value-type="string">
            <text:p>Tiers</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CODECDR</text:p>
          </table:table-cell>
          <table:table-cell table:style-name="ce63" office:value-type="string">
            <text:p>Code CDR</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LIBELLECDR</text:p>
          </table:table-cell>
          <table:table-cell table:style-name="ce63" office:value-type="string">
            <text:p>Libellé CDR</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NATUREANALYTIQUE</text:p>
          </table:table-cell>
          <table:table-cell table:style-name="ce63" office:value-type="string">
            <text:p>Code nature analytiqu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PROGRAMME</text:p>
          </table:table-cell>
          <table:table-cell table:style-name="ce63" office:value-type="string">
            <text:p>Programm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LIB_PROGRAMME</text:p>
          </table:table-cell>
          <table:table-cell table:style-name="ce63" office:value-type="string">
            <text:p>Libellé programm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APREFORFAIT</text:p>
          </table:table-cell>
          <table:table-cell table:style-name="ce63" office:value-type="string">
            <text:p>Identification tranche APRE forfai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APRECOMPLEM</text:p>
          </table:table-cell>
          <table:table-cell table:style-name="ce63" office:value-type="string">
            <text:p>Identification tranche APRE complémen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204" office:value-type="string">
            <text:p>NATUREIMPUT</text:p>
          </table:table-cell>
          <table:table-cell table:style-name="ce63" office:value-type="string">
            <text:p>Nature imput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11">
          <table:table-cell table:style-name="ce58" office:value-type="string">
            <text:p>TYPEAPRE</text:p>
          </table:table-cell>
          <table:table-cell table:style-name="ce204" office:value-type="string">
            <text:p>Type d'APRE</text:p>
          </table:table-cell>
          <table:table-cell table:style-name="ce63" office:value-type="string">
            <text:p>TYPE_TYPEAPRE *</text:p>
          </table:table-cell>
          <table:table-cell table:style-name="ce63" office:value-type="float" office:value="1">
            <text:p>1</text:p>
          </table:table-cell>
          <table:table-cell table:style-name="ce63" office:value-type="string">
            <text:p>C : "Complémentaire"</text:p>
            <text:p>F : "Forfaitaire"</text:p>
          </table:table-cell>
          <table:table-cell table:style-name="ce72" office:value-type="string">
            <text:p>CG</text:p>
          </table:table-cell>
        </table:table-row>
        <table:table-row table:style-name="ro2">
          <table:table-cell table:style-name="ce58" office:value-type="string">
            <text:p>OPERATION</text:p>
          </table:table-cell>
          <table:table-cell table:style-name="ce204" office:value-type="string">
            <text:p>Opér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8" office:value-type="string">
            <text:p>OBJET</text:p>
          </table:table-cell>
          <table:table-cell table:style-name="ce204" office:value-type="string">
            <text:p>Commen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8" office:value-type="string">
            <text:p>DATECLOTURE</text:p>
          </table:table-cell>
          <table:table-cell table:style-name="ce204" office:value-type="string">
            <text:p>Date de clôture du budget</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table-cell table:style-name="ce58" office:value-type="string">
            <text:p>MONTANTTOTALAPRE</text:p>
          </table:table-cell>
          <table:table-cell table:style-name="ce204" office:value-type="string">
            <text:p>Montant total du budget APRE</text:p>
          </table:table-cell>
          <table:table-cell table:style-name="ce63" office:value-type="string">
            <text:p>NUMERIC</text:p>
          </table:table-cell>
          <table:table-cell table:style-name="ce63" office:value-type="float" office:value="10.2">
            <text:p>10,2</text:p>
          </table:table-cell>
          <table:table-cell table:style-name="ce63"/>
          <table:table-cell table:style-name="ce72" office:value-type="string">
            <text:p>CG</text:p>
          </table:table-cell>
        </table:table-row>
        <table:table-row table:style-name="ro2" table:number-rows-repeated="1048555">
          <table:table-cell table:number-columns-repeated="6"/>
        </table:table-row>
        <table:table-row table:style-name="ro2">
          <table:table-cell table:number-columns-repeated="6"/>
        </table:table-row>
      </table:table>
      <table:table table:name="Table apres_etatsliquidat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_etatsliquidat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MITEAPRE_ID</text:p>
          </table:table-cell>
          <table:table-cell table:style-name="ce63" office:value-type="string">
            <text:p>Identifiant de la table «comites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4" office:value-type="string">
            <text:p>PARTICIPANTCOMITE_ID</text:p>
          </table:table-cell>
          <table:table-cell table:style-name="ce63" office:value-type="string">
            <text:p>Identifiant de la table «participantscomit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12">
          <table:table-cell table:style-name="ce58" office:value-type="string">
            <text:p>PRESENCE</text:p>
          </table:table-cell>
          <table:table-cell table:style-name="ce204" office:value-type="string">
            <text:p>Présence au comité</text:p>
          </table:table-cell>
          <table:table-cell table:style-name="ce63" office:value-type="string">
            <text:p>CHAR</text:p>
          </table:table-cell>
          <table:table-cell table:style-name="ce63" office:value-type="float" office:value="3">
            <text:p>3</text:p>
          </table:table-cell>
          <table:table-cell table:style-name="ce63" office:value-type="string">
            <text:p>PRE : "Présent"</text:p>
            <text:p>ABS : "Absent"</text:p>
            <text:p>EXC : "Excusé"</text:p>
          </table:table-cell>
          <table:table-cell table:style-name="ce72"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ar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r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8" office:value-type="string">
            <text:p>ID</text:p>
          </table:table-cell>
          <table:table-cell table:style-name="ce198" office:value-type="string">
            <text:p>Identifiant</text:p>
          </table:table-cell>
          <table:table-cell table:style-name="ce198" office:value-type="string">
            <text:p>ENTIER</text:p>
          </table:table-cell>
          <table:table-cell table:style-name="ce198" table:number-columns-repeated="2"/>
          <table:table-cell table:style-name="ce201" office:value-type="string">
            <text:p>CLE PRIMAIRE</text:p>
          </table:table-cell>
        </table:table-row>
        <table:table-row table:style-name="ro2">
          <table:table-cell table:style-name="ce199" office:value-type="string">
            <text:p>PARENT_ID</text:p>
          </table:table-cell>
          <table:table-cell table:style-name="ce198" office:value-type="string">
            <text:p>Identifiant du parent</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table-cell table:style-name="ce205" office:value-type="string">
            <text:p>MODEL</text:p>
          </table:table-cell>
          <table:table-cell table:style-name="ce198" office:value-type="string">
            <text:p>Modèle</text:p>
          </table:table-cell>
          <table:table-cell table:style-name="ce198" office:value-type="string">
            <text:p>VARCHAR</text:p>
          </table:table-cell>
          <table:table-cell table:style-name="ce198" office:value-type="float" office:value="255">
            <text:p>255</text:p>
          </table:table-cell>
          <table:table-cell table:style-name="ce198"/>
          <table:table-cell table:style-name="ce201" office:value-type="string">
            <text:p>CG</text:p>
          </table:table-cell>
        </table:table-row>
        <table:table-row table:style-name="ro2">
          <table:table-cell table:style-name="ce206" office:value-type="string">
            <text:p>FOREIGN_KEY</text:p>
          </table:table-cell>
          <table:table-cell table:style-name="ce207" office:value-type="string">
            <text:p>Clé étrangère</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table-cell table:style-name="ce206" office:value-type="string">
            <text:p>ALIAS</text:p>
          </table:table-cell>
          <table:table-cell table:style-name="ce207" office:value-type="string">
            <text:p>Alias</text:p>
          </table:table-cell>
          <table:table-cell table:style-name="ce199" office:value-type="string">
            <text:p>VARCHAR</text:p>
          </table:table-cell>
          <table:table-cell table:style-name="ce199" office:value-type="float" office:value="255">
            <text:p>255</text:p>
          </table:table-cell>
          <table:table-cell table:style-name="ce199"/>
          <table:table-cell table:style-name="ce208" office:value-type="string">
            <text:p>CG</text:p>
          </table:table-cell>
        </table:table-row>
        <table:table-row table:style-name="ro2">
          <table:table-cell table:style-name="ce206" office:value-type="string">
            <text:p>LFT</text:p>
          </table:table-cell>
          <table:table-cell table:style-name="ce207" office:value-type="string">
            <text:p>Gauche</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table-cell table:style-name="ce206" office:value-type="string">
            <text:p>RGHT</text:p>
          </table:table-cell>
          <table:table-cell table:style-name="ce207" office:value-type="string">
            <text:p>Droite</text:p>
          </table:table-cell>
          <table:table-cell table:style-name="ce199" office:value-type="string">
            <text:p>ENTIER</text:p>
          </table:table-cell>
          <table:table-cell table:style-name="ce199" table:number-columns-repeated="2"/>
          <table:table-cell table:style-name="ce208"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ros_ac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aros_acos</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ARO_ID</text:p>
          </table:table-cell>
          <table:table-cell table:style-name="ce62" office:value-type="string">
            <text:p>Identifiant de la table aro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63" office:value-type="string">
            <text:p>ACO_ID</text:p>
          </table:table-cell>
          <table:table-cell table:style-name="ce62" office:value-type="string">
            <text:p>Identifiant de la table aco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57" office:value-type="string">
            <text:p>_CREATE</text:p>
          </table:table-cell>
          <table:table-cell table:style-name="ce63" office:value-type="string">
            <text:p>Droit de création</text:p>
          </table:table-cell>
          <table:table-cell table:style-name="ce63" office:value-type="string">
            <text:p>CHAR</text:p>
          </table:table-cell>
          <table:table-cell table:style-name="ce63" office:value-type="float" office:value="2">
            <text:p>2</text:p>
          </table:table-cell>
          <table:table-cell table:style-name="ce63"/>
          <table:table-cell table:style-name="ce61" office:value-type="string">
            <text:p>CG</text:p>
          </table:table-cell>
        </table:table-row>
        <table:table-row table:style-name="ro2">
          <table:table-cell table:style-name="ce66" office:value-type="string">
            <text:p>_READ</text:p>
          </table:table-cell>
          <table:table-cell table:style-name="ce144" office:value-type="string">
            <text:p>Droit de lecture</text:p>
          </table:table-cell>
          <table:table-cell table:style-name="ce62" office:value-type="string">
            <text:p>CHAR</text:p>
          </table:table-cell>
          <table:table-cell table:style-name="ce62" office:value-type="float" office:value="2">
            <text:p>2</text:p>
          </table:table-cell>
          <table:table-cell table:style-name="ce62"/>
          <table:table-cell table:style-name="ce80" office:value-type="string">
            <text:p>CG</text:p>
          </table:table-cell>
        </table:table-row>
        <table:table-row table:style-name="ro2">
          <table:table-cell table:style-name="ce65" office:value-type="string">
            <text:p>_UPDATE</text:p>
          </table:table-cell>
          <table:table-cell table:style-name="ce67" office:value-type="string">
            <text:p>Droit de mise à jour</text:p>
          </table:table-cell>
          <table:table-cell table:style-name="ce63" office:value-type="string">
            <text:p>CHAR</text:p>
          </table:table-cell>
          <table:table-cell table:style-name="ce63" office:value-type="float" office:value="2">
            <text:p>2</text:p>
          </table:table-cell>
          <table:table-cell table:style-name="ce63"/>
          <table:table-cell table:style-name="ce61" office:value-type="string">
            <text:p>CG</text:p>
          </table:table-cell>
        </table:table-row>
        <table:table-row table:style-name="ro2">
          <table:table-cell table:style-name="ce65" office:value-type="string">
            <text:p>_DELETE</text:p>
          </table:table-cell>
          <table:table-cell table:style-name="ce67" office:value-type="string">
            <text:p>Droit de suppression</text:p>
          </table:table-cell>
          <table:table-cell table:style-name="ce63" office:value-type="string">
            <text:p>CHAR</text:p>
          </table:table-cell>
          <table:table-cell table:style-name="ce63" office:value-type="float" office:value="2">
            <text:p>2</text:p>
          </table:table-cell>
          <table:table-cell table:style-name="ce63"/>
          <table:table-cell table:style-name="ce6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bilanparcours" table:style-name="ta1" table:print="false">
        <table:table-column table:style-name="co25" table:default-cell-style-name="ce104"/>
        <table:table-column table:style-name="co43"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bilanparcou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7" office:value-type="string">
            <text:p>ID</text:p>
          </table:table-cell>
          <table:table-cell table:style-name="ce201"/>
          <table:table-cell table:style-name="ce197" office:value-type="string">
            <text:p>ENTIER</text:p>
          </table:table-cell>
          <table:table-cell table:style-name="ce201" table:number-columns-repeated="2"/>
          <table:table-cell table:style-name="ce197" office:value-type="string">
            <text:p>CLE PRIMAIRE</text:p>
          </table:table-cell>
        </table:table-row>
        <table:table-row table:style-name="ro2">
          <table:table-cell table:style-name="ce197" office:value-type="string">
            <text:p>PERSONNE_ID</text:p>
          </table:table-cell>
          <table:table-cell table:style-name="ce201"/>
          <table:table-cell table:style-name="ce197" office:value-type="string">
            <text:p>ENTIER</text:p>
          </table:table-cell>
          <table:table-cell table:style-name="ce201" table:number-columns-repeated="2"/>
          <table:table-cell table:style-name="ce197" office:value-type="string">
            <text:p>CLE ETRANGERE</text:p>
          </table:table-cell>
        </table:table-row>
        <table:table-row table:style-name="ro2">
          <table:table-cell table:style-name="ce197" office:value-type="string">
            <text:p>REFERENT_ID</text:p>
          </table:table-cell>
          <table:table-cell table:style-name="ce201"/>
          <table:table-cell table:style-name="ce197" office:value-type="string">
            <text:p>ENTIER</text:p>
          </table:table-cell>
          <table:table-cell table:style-name="ce201" table:number-columns-repeated="2"/>
          <table:table-cell table:style-name="ce197" office:value-type="string">
            <text:p>CLE ETRANGERE</text:p>
          </table:table-cell>
        </table:table-row>
        <table:table-row table:style-name="ro2">
          <table:table-cell table:style-name="ce197" office:value-type="string">
            <text:p>STRUCTUREREFERENTE_ID</text:p>
          </table:table-cell>
          <table:table-cell table:style-name="ce201"/>
          <table:table-cell table:style-name="ce197" office:value-type="string">
            <text:p>ENTIER</text:p>
          </table:table-cell>
          <table:table-cell table:style-name="ce201" table:number-columns-repeated="2"/>
          <table:table-cell table:style-name="ce197" office:value-type="string">
            <text:p>CLE ETRANGERE</text:p>
          </table:table-cell>
        </table:table-row>
        <table:table-row table:style-name="ro2">
          <table:table-cell table:style-name="ce197" office:value-type="string">
            <text:p>OBJINIT</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OBJATTEINT</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OBJNEW</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PROPOSITION</text:p>
          </table:table-cell>
          <table:table-cell table:style-name="ce201"/>
          <table:table-cell table:style-name="ce197" office:value-type="string">
            <text:p>CHAR</text:p>
          </table:table-cell>
          <table:table-cell table:style-name="ce201"/>
          <table:table-cell table:style-name="ce197" office:value-type="string">
            <text:p>traitement,parcours,audition</text:p>
          </table:table-cell>
          <table:table-cell table:style-name="ce201"/>
        </table:table-row>
        <table:table-row table:style-name="ro2">
          <table:table-cell table:style-name="ce197" office:value-type="string">
            <text:p>RENDEZVOUS_ID</text:p>
          </table:table-cell>
          <table:table-cell table:style-name="ce201"/>
          <table:table-cell table:style-name="ce197" office:value-type="string">
            <text:p>ENTIER</text:p>
          </table:table-cell>
          <table:table-cell table:style-name="ce201" table:number-columns-repeated="2"/>
          <table:table-cell table:style-name="ce197" office:value-type="string">
            <text:p>CLE ETRANGERE</text:p>
          </table:table-cell>
        </table:table-row>
        <table:table-row table:style-name="ro2">
          <table:table-cell table:style-name="ce197" office:value-type="string">
            <text:p>DATEBILAN</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MAINTIENORIENTSANSEP</text:p>
          </table:table-cell>
          <table:table-cell table:style-name="ce201"/>
          <table:table-cell table:style-name="ce197" office:value-type="string">
            <text:p>CHAR</text:p>
          </table:table-cell>
          <table:table-cell table:style-name="ce201"/>
          <table:table-cell table:style-name="ce197" office:value-type="string">
            <text:p>social,prepro</text:p>
          </table:table-cell>
          <table:table-cell table:style-name="ce201"/>
        </table:table-row>
        <table:table-row table:style-name="ro2">
          <table:table-cell table:style-name="ce197" office:value-type="string">
            <text:p>CHANGEMENTREFSANSEP</text:p>
          </table:table-cell>
          <table:table-cell table:style-name="ce201"/>
          <table:table-cell table:style-name="ce197" office:value-type="string">
            <text:p>CHAR</text:p>
          </table:table-cell>
          <table:table-cell table:style-name="ce201"/>
          <table:table-cell table:style-name="ce197" office:value-type="string">
            <text:p>N,O</text:p>
          </table:table-cell>
          <table:table-cell table:style-name="ce201"/>
        </table:table-row>
        <table:table-row table:style-name="ro2">
          <table:table-cell table:style-name="ce197" office:value-type="string">
            <text:p>DATEDEBRECONDUCTION</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DATEFINRECONDUCTION</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NVSANSEP_REFERENT_ID</text:p>
          </table:table-cell>
          <table:table-cell table:style-name="ce201"/>
          <table:table-cell table:style-name="ce197" office:value-type="string">
            <text:p>ENTIER</text:p>
          </table:table-cell>
          <table:table-cell table:style-name="ce201" table:number-columns-repeated="2"/>
          <table:table-cell table:style-name="ce197" office:value-type="string">
            <text:p>CLE ETRANGERE</text:p>
          </table:table-cell>
        </table:table-row>
        <table:table-row table:style-name="ro2">
          <table:table-cell table:style-name="ce197" office:value-type="string">
            <text:p>ACCORDPROJET</text:p>
          </table:table-cell>
          <table:table-cell table:style-name="ce201"/>
          <table:table-cell table:style-name="ce197" office:value-type="string">
            <text:p>CHAR</text:p>
          </table:table-cell>
          <table:table-cell table:style-name="ce201"/>
          <table:table-cell table:style-name="ce197" office:value-type="float" office:value="0.1">
            <text:p>0,1</text:p>
          </table:table-cell>
          <table:table-cell table:style-name="ce201"/>
        </table:table-row>
        <table:table-row table:style-name="ro2">
          <table:table-cell table:style-name="ce197" office:value-type="string">
            <text:p>CHOIXPARCOURS</text:p>
          </table:table-cell>
          <table:table-cell table:style-name="ce201"/>
          <table:table-cell table:style-name="ce197" office:value-type="string">
            <text:p>CHAR</text:p>
          </table:table-cell>
          <table:table-cell table:style-name="ce201"/>
          <table:table-cell table:style-name="ce197" office:value-type="string">
            <text:p>maintien,reorientation</text:p>
          </table:table-cell>
          <table:table-cell table:style-name="ce201"/>
        </table:table-row>
        <table:table-row table:style-name="ro2">
          <table:table-cell table:style-name="ce197" office:value-type="string">
            <text:p>MAINTIENORIENTPARCOURS</text:p>
          </table:table-cell>
          <table:table-cell table:style-name="ce201"/>
          <table:table-cell table:style-name="ce197" office:value-type="string">
            <text:p>CHAR</text:p>
          </table:table-cell>
          <table:table-cell table:style-name="ce201"/>
          <table:table-cell table:style-name="ce197" office:value-type="string">
            <text:p>social,prepro</text:p>
          </table:table-cell>
          <table:table-cell table:style-name="ce201"/>
        </table:table-row>
        <table:table-row table:style-name="ro2">
          <table:table-cell table:style-name="ce197" office:value-type="string">
            <text:p>CHANGEMENTREFPARCOURS</text:p>
          </table:table-cell>
          <table:table-cell table:style-name="ce201"/>
          <table:table-cell table:style-name="ce197" office:value-type="string">
            <text:p>CHAR</text:p>
          </table:table-cell>
          <table:table-cell table:style-name="ce201"/>
          <table:table-cell table:style-name="ce197" office:value-type="string">
            <text:p>N,O</text:p>
          </table:table-cell>
          <table:table-cell table:style-name="ce201"/>
        </table:table-row>
        <table:table-row table:style-name="ro2">
          <table:table-cell table:style-name="ce197" office:value-type="string">
            <text:p>NVPARCOURS_REFERENT_ID</text:p>
          </table:table-cell>
          <table:table-cell table:style-name="ce201"/>
          <table:table-cell table:style-name="ce197" office:value-type="string">
            <text:p>ENTIER</text:p>
          </table:table-cell>
          <table:table-cell table:style-name="ce201" table:number-columns-repeated="2"/>
          <table:table-cell table:style-name="ce197" office:value-type="string">
            <text:p>CLE ETRANGERE</text:p>
          </table:table-cell>
        </table:table-row>
        <table:table-row table:style-name="ro2">
          <table:table-cell table:style-name="ce197" office:value-type="string">
            <text:p>REORIENTATION</text:p>
          </table:table-cell>
          <table:table-cell table:style-name="ce201"/>
          <table:table-cell table:style-name="ce197" office:value-type="string">
            <text:p>CHAR</text:p>
          </table:table-cell>
          <table:table-cell table:style-name="ce201"/>
          <table:table-cell table:style-name="ce197" office:value-type="string">
            <text:p>SP,PS</text:p>
          </table:table-cell>
          <table:table-cell table:style-name="ce201"/>
        </table:table-row>
        <table:table-row table:style-name="ro2">
          <table:table-cell table:style-name="ce197" office:value-type="string">
            <text:p>EXAMENAUDITION</text:p>
          </table:table-cell>
          <table:table-cell table:style-name="ce201"/>
          <table:table-cell table:style-name="ce197" office:value-type="string">
            <text:p>CHAR</text:p>
          </table:table-cell>
          <table:table-cell table:style-name="ce201"/>
          <table:table-cell table:style-name="ce197" office:value-type="string">
            <text:p>DOD,DRD</text:p>
          </table:table-cell>
          <table:table-cell table:style-name="ce201"/>
        </table:table-row>
        <table:table-row table:style-name="ro2">
          <table:table-cell table:style-name="ce197" office:value-type="string">
            <text:p>INFOSCOMPLEMENTAIRES</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OBSERVBENEF</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DATEAVISEPLOCALE</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MAINTIENORIENTAVISEP</text:p>
          </table:table-cell>
          <table:table-cell table:style-name="ce201"/>
          <table:table-cell table:style-name="ce197" office:value-type="string">
            <text:p>CHAR</text:p>
          </table:table-cell>
          <table:table-cell table:style-name="ce201"/>
          <table:table-cell table:style-name="ce197" office:value-type="string">
            <text:p>social,prepro</text:p>
          </table:table-cell>
          <table:table-cell table:style-name="ce201"/>
        </table:table-row>
        <table:table-row table:style-name="ro2">
          <table:table-cell table:style-name="ce197" office:value-type="string">
            <text:p>CHANGEMENTREFEPLOCALE</text:p>
          </table:table-cell>
          <table:table-cell table:style-name="ce201"/>
          <table:table-cell table:style-name="ce197" office:value-type="string">
            <text:p>CHAR</text:p>
          </table:table-cell>
          <table:table-cell table:style-name="ce201"/>
          <table:table-cell table:style-name="ce197" office:value-type="string">
            <text:p>N,O</text:p>
          </table:table-cell>
          <table:table-cell table:style-name="ce201"/>
        </table:table-row>
        <table:table-row table:style-name="ro2">
          <table:table-cell table:style-name="ce197" office:value-type="string">
            <text:p>REORIENTATIONEPLOCALE</text:p>
          </table:table-cell>
          <table:table-cell table:style-name="ce201"/>
          <table:table-cell table:style-name="ce197" office:value-type="string">
            <text:p>CHAR</text:p>
          </table:table-cell>
          <table:table-cell table:style-name="ce201"/>
          <table:table-cell table:style-name="ce197" office:value-type="string">
            <text:p>SP,PS</text:p>
          </table:table-cell>
          <table:table-cell table:style-name="ce201"/>
        </table:table-row>
        <table:table-row table:style-name="ro2">
          <table:table-cell table:style-name="ce197" office:value-type="string">
            <text:p>AVISPARCOURS</text:p>
          </table:table-cell>
          <table:table-cell table:style-name="ce201"/>
          <table:table-cell table:style-name="ce197" office:value-type="string">
            <text:p>CHAR</text:p>
          </table:table-cell>
          <table:table-cell table:style-name="ce201"/>
          <table:table-cell table:style-name="ce197" office:value-type="float" office:value="0.1">
            <text:p>0,1</text:p>
          </table:table-cell>
          <table:table-cell table:style-name="ce201"/>
        </table:table-row>
        <table:table-row table:style-name="ro2">
          <table:table-cell table:style-name="ce197" office:value-type="string">
            <text:p>AVISCOORDONNATEUR</text:p>
          </table:table-cell>
          <table:table-cell table:style-name="ce201"/>
          <table:table-cell table:style-name="ce197" office:value-type="string">
            <text:p>CHAR</text:p>
          </table:table-cell>
          <table:table-cell table:style-name="ce201"/>
          <table:table-cell table:style-name="ce197" office:value-type="float" office:value="0.1">
            <text:p>0,1</text:p>
          </table:table-cell>
          <table:table-cell table:style-name="ce201"/>
        </table:table-row>
        <table:table-row table:style-name="ro2">
          <table:table-cell table:style-name="ce197" office:value-type="string">
            <text:p>AVISCGA</text:p>
          </table:table-cell>
          <table:table-cell table:style-name="ce201"/>
          <table:table-cell table:style-name="ce197" office:value-type="string">
            <text:p>CHAR</text:p>
          </table:table-cell>
          <table:table-cell table:style-name="ce201"/>
          <table:table-cell table:style-name="ce197" office:value-type="float" office:value="0.1">
            <text:p>0,1</text:p>
          </table:table-cell>
          <table:table-cell table:style-name="ce201"/>
        </table:table-row>
        <table:table-row table:style-name="ro2">
          <table:table-cell table:style-name="ce197" office:value-type="string">
            <text:p>TYPEEPLOCALE</text:p>
          </table:table-cell>
          <table:table-cell table:style-name="ce201"/>
          <table:table-cell table:style-name="ce197" office:value-type="string">
            <text:p>CHAR</text:p>
          </table:table-cell>
          <table:table-cell table:style-name="ce201"/>
          <table:table-cell table:style-name="ce197" office:value-type="string">
            <text:p>audition,parcours</text:p>
          </table:table-cell>
          <table:table-cell table:style-name="ce201"/>
        </table:table-row>
        <table:table-row table:style-name="ro2">
          <table:table-cell table:style-name="ce197" office:value-type="string">
            <text:p>DATEAVISAUDITION</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DECISIONCOMMISSION</text:p>
          </table:table-cell>
          <table:table-cell table:style-name="ce201"/>
          <table:table-cell table:style-name="ce197" office:value-type="string">
            <text:p>CHAR</text:p>
          </table:table-cell>
          <table:table-cell table:style-name="ce201"/>
          <table:table-cell table:style-name="ce197" office:value-type="string">
            <text:p>SDC,SNR,MAL</text:p>
          </table:table-cell>
          <table:table-cell table:style-name="ce201"/>
        </table:table-row>
        <table:table-row table:style-name="ro2">
          <table:table-cell table:style-name="ce197" office:value-type="string">
            <text:p>AUTREAVISCOMMISSION</text:p>
          </table:table-cell>
          <table:table-cell table:style-name="ce201"/>
          <table:table-cell table:style-name="ce197" office:value-type="string">
            <text:p>CHAR</text:p>
          </table:table-cell>
          <table:table-cell table:style-name="ce201"/>
          <table:table-cell table:style-name="ce197" office:value-type="float" office:value="0.1">
            <text:p>0,1</text:p>
          </table:table-cell>
          <table:table-cell table:style-name="ce201"/>
        </table:table-row>
        <table:table-row table:style-name="ro2">
          <table:table-cell table:style-name="ce197" office:value-type="string">
            <text:p>INFOSCOMPLEPLOCALE</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DATEAVISCOORDONNATEUR</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DECISIONCOORDONNATEUR</text:p>
          </table:table-cell>
          <table:table-cell table:style-name="ce201"/>
          <table:table-cell table:style-name="ce197" office:value-type="string">
            <text:p>CHAR</text:p>
          </table:table-cell>
          <table:table-cell table:style-name="ce201"/>
          <table:table-cell table:style-name="ce197" office:value-type="string">
            <text:p>VAL,DEM</text:p>
          </table:table-cell>
          <table:table-cell table:style-name="ce201"/>
        </table:table-row>
        <table:table-row table:style-name="ro2">
          <table:table-cell table:style-name="ce197" office:value-type="string">
            <text:p>MOTIVATIONAVIS</text:p>
          </table:table-cell>
          <table:table-cell table:style-name="ce201"/>
          <table:table-cell table:style-name="ce197" office:value-type="string">
            <text:p>TEXT</text:p>
          </table:table-cell>
          <table:table-cell table:style-name="ce201" table:number-columns-repeated="3"/>
        </table:table-row>
        <table:table-row table:style-name="ro2">
          <table:table-cell table:style-name="ce197" office:value-type="string">
            <text:p>DATEAVISCGA</text:p>
          </table:table-cell>
          <table:table-cell table:style-name="ce201"/>
          <table:table-cell table:style-name="ce197" office:value-type="string">
            <text:p>DATE</text:p>
          </table:table-cell>
          <table:table-cell table:style-name="ce201" table:number-columns-repeated="3"/>
        </table:table-row>
        <table:table-row table:style-name="ro2">
          <table:table-cell table:style-name="ce197" office:value-type="string">
            <text:p>DECISIONCGA</text:p>
          </table:table-cell>
          <table:table-cell table:style-name="ce201"/>
          <table:table-cell table:style-name="ce197" office:value-type="string">
            <text:p>CHAR</text:p>
          </table:table-cell>
          <table:table-cell table:style-name="ce201"/>
          <table:table-cell table:style-name="ce197" office:value-type="string">
            <text:p>VAL,DEM</text:p>
          </table:table-cell>
          <table:table-cell table:style-name="ce201"/>
        </table:table-row>
        <table:table-row table:style-name="ro2">
          <table:table-cell table:style-name="ce197" office:value-type="string">
            <text:p>MOTIVATIONAVISCGA</text:p>
          </table:table-cell>
          <table:table-cell table:style-name="ce201"/>
          <table:table-cell table:style-name="ce197" office:value-type="string">
            <text:p>TEXT</text:p>
          </table:table-cell>
          <table:table-cell table:style-name="ce201" table:number-columns-repeated="2"/>
          <table:table-cell table:style-name="ce203"/>
        </table:table-row>
        <table:table-row table:style-name="ro2" table:number-rows-repeated="1048531">
          <table:table-cell table:number-columns-repeated="6"/>
        </table:table-row>
        <table:table-row table:style-name="ro2">
          <table:table-cell table:number-columns-repeated="6"/>
        </table:table-row>
      </table:table>
      <table:table table:name="Table bilansparcours66" table:style-name="ta1" table:print="false">
        <table:table-column table:style-name="co25" table:default-cell-style-name="ce104"/>
        <table:table-column table:style-name="co44"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bilansparcour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62"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REFERENT_ID</text:p>
          </table:table-cell>
          <table:table-cell table:style-name="ce62" office:value-type="string">
            <text:p>Identifiant de la table “referent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ORIENTSTRUCT_ID</text:p>
          </table:table-cell>
          <table:table-cell table:style-name="ce214" office:value-type="string">
            <text:p>Identifiant de la table “orientsstruct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CONTRATINSERTION_ID</text:p>
          </table:table-cell>
          <table:table-cell table:style-name="ce214" office:value-type="string">
            <text:p>Identifiant de la table “contratsinsertion”</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PRESENCEALLOCATAIRE</text:p>
          </table:table-cell>
          <table:table-cell table:style-name="ce214" office:value-type="string">
            <text:p>Présence de l'allocataire</text:p>
          </table:table-cell>
          <table:table-cell table:style-name="ce222" office:value-type="string">
            <text:p>CHAR</text:p>
          </table:table-cell>
          <table:table-cell table:style-name="ce214" office:value-type="float" office:value="1">
            <text:p>1</text:p>
          </table:table-cell>
          <table:table-cell table:style-name="ce222" office:value-type="float" office:value="0.1">
            <text:p>0,1</text:p>
          </table:table-cell>
          <table:table-cell table:style-name="ce214"/>
        </table:table-row>
        <table:table-row table:style-name="ro2">
          <table:table-cell table:style-name="ce222" office:value-type="string">
            <text:p>SITUATIONALLOCATAIRE</text:p>
          </table:table-cell>
          <table:table-cell table:style-name="ce214" office:value-type="string">
            <text:p>Situation de l'allocataire</text:p>
          </table:table-cell>
          <table:table-cell table:style-name="ce222" office:value-type="string">
            <text:p>TEXT</text:p>
          </table:table-cell>
          <table:table-cell table:style-name="ce214" table:number-columns-repeated="3"/>
        </table:table-row>
        <table:table-row table:style-name="ro2">
          <table:table-cell table:style-name="ce222" office:value-type="string">
            <text:p>BILANPARCOURS</text:p>
          </table:table-cell>
          <table:table-cell table:style-name="ce214" office:value-type="string">
            <text:p>Bilan de parcours</text:p>
          </table:table-cell>
          <table:table-cell table:style-name="ce222" office:value-type="string">
            <text:p>TEXT</text:p>
          </table:table-cell>
          <table:table-cell table:style-name="ce214" table:number-columns-repeated="3"/>
        </table:table-row>
        <table:table-row table:style-name="ro2">
          <table:table-cell table:style-name="ce222" office:value-type="string">
            <text:p>INFOSCOMPLEMENTAIRES</text:p>
          </table:table-cell>
          <table:table-cell table:style-name="ce214" office:value-type="string">
            <text:p>Informations complémentaires</text:p>
          </table:table-cell>
          <table:table-cell table:style-name="ce222" office:value-type="string">
            <text:p>TEXT</text:p>
          </table:table-cell>
          <table:table-cell table:style-name="ce214" table:number-columns-repeated="3"/>
        </table:table-row>
        <table:table-row table:style-name="ro2">
          <table:table-cell table:style-name="ce222" office:value-type="string">
            <text:p>PRECONISATIONPE</text:p>
          </table:table-cell>
          <table:table-cell table:style-name="ce214" office:value-type="string">
            <text:p>Préconisation de Pôle Emploi</text:p>
          </table:table-cell>
          <table:table-cell table:style-name="ce222" office:value-type="string">
            <text:p>TEXT</text:p>
          </table:table-cell>
          <table:table-cell table:style-name="ce214" table:number-columns-repeated="3"/>
        </table:table-row>
        <table:table-row table:style-name="ro2">
          <table:table-cell table:style-name="ce222" office:value-type="string">
            <text:p>OBSERVATIONSALLOCATAIRE</text:p>
          </table:table-cell>
          <table:table-cell table:style-name="ce214" office:value-type="string">
            <text:p>Observations de l'allocataire</text:p>
          </table:table-cell>
          <table:table-cell table:style-name="ce222" office:value-type="string">
            <text:p>TEXT</text:p>
          </table:table-cell>
          <table:table-cell table:style-name="ce214" table:number-columns-repeated="3"/>
        </table:table-row>
        <table:table-row table:style-name="ro2">
          <table:table-cell table:style-name="ce222" office:value-type="string">
            <text:p>SAISINEEPPARCOURS</text:p>
          </table:table-cell>
          <table:table-cell table:style-name="ce214" office:value-type="string">
            <text:p>Passage en EP Parcours ?</text:p>
          </table:table-cell>
          <table:table-cell table:style-name="ce222" office:value-type="string">
            <text:p>CHAR</text:p>
          </table:table-cell>
          <table:table-cell table:style-name="ce214" office:value-type="float" office:value="1">
            <text:p>1</text:p>
          </table:table-cell>
          <table:table-cell table:style-name="ce222" office:value-type="float" office:value="0.1">
            <text:p>0,1</text:p>
          </table:table-cell>
          <table:table-cell table:style-name="ce214"/>
        </table:table-row>
        <table:table-row table:style-name="ro2">
          <table:table-cell table:style-name="ce222" office:value-type="string">
            <text:p>MAINTIENORIENTATION</text:p>
          </table:table-cell>
          <table:table-cell table:style-name="ce214" office:value-type="string">
            <text:p>Maintien de l'orientation ?</text:p>
          </table:table-cell>
          <table:table-cell table:style-name="ce222" office:value-type="string">
            <text:p>CHAR</text:p>
          </table:table-cell>
          <table:table-cell table:style-name="ce214" office:value-type="float" office:value="1">
            <text:p>1</text:p>
          </table:table-cell>
          <table:table-cell table:style-name="ce222" office:value-type="float" office:value="0.1">
            <text:p>0,1</text:p>
          </table:table-cell>
          <table:table-cell table:style-name="ce214"/>
        </table:table-row>
        <table:table-row table:style-name="ro2">
          <table:table-cell table:style-name="ce222" office:value-type="string">
            <text:p>CHANGEREFERENT</text:p>
          </table:table-cell>
          <table:table-cell table:style-name="ce214" office:value-type="string">
            <text:p>Changement de référent ?</text:p>
          </table:table-cell>
          <table:table-cell table:style-name="ce222" office:value-type="string">
            <text:p>CHAR</text:p>
          </table:table-cell>
          <table:table-cell table:style-name="ce214" office:value-type="float" office:value="1">
            <text:p>1</text:p>
          </table:table-cell>
          <table:table-cell table:style-name="ce222" office:value-type="float" office:value="0.1">
            <text:p>0,1</text:p>
          </table:table-cell>
          <table:table-cell table:style-name="ce214"/>
        </table:table-row>
        <table:table-row table:style-name="ro2">
          <table:table-cell table:style-name="ce222" office:value-type="string">
            <text:p>DDRECONDUCTONCONTRAT</text:p>
          </table:table-cell>
          <table:table-cell table:style-name="ce214" office:value-type="string">
            <text:p>Date de début de reconduction du contrat</text:p>
          </table:table-cell>
          <table:table-cell table:style-name="ce222" office:value-type="string">
            <text:p>DATE</text:p>
          </table:table-cell>
          <table:table-cell table:style-name="ce214" office:value-type="float" office:value="10">
            <text:p>10</text:p>
          </table:table-cell>
          <table:table-cell table:style-name="ce214" table:number-columns-repeated="2"/>
        </table:table-row>
        <table:table-row table:style-name="ro2">
          <table:table-cell table:style-name="ce222" office:value-type="string">
            <text:p>DFRECONDUCTONCONTRAT</text:p>
          </table:table-cell>
          <table:table-cell table:style-name="ce214" office:value-type="string">
            <text:p>Date de fin de reconduction du contrat</text:p>
          </table:table-cell>
          <table:table-cell table:style-name="ce222" office:value-type="string">
            <text:p>DATE</text:p>
          </table:table-cell>
          <table:table-cell table:style-name="ce214" office:value-type="float" office:value="10">
            <text:p>10</text:p>
          </table:table-cell>
          <table:table-cell table:style-name="ce214" table:number-columns-repeated="2"/>
        </table:table-row>
        <table:table-row table:style-name="ro2">
          <table:table-cell table:style-name="ce222" office:value-type="string">
            <text:p>DUREE_ENGAG</text:p>
          </table:table-cell>
          <table:table-cell table:style-name="ce214" office:value-type="string">
            <text:p>Durée d'engagement sur le contrat</text:p>
          </table:table-cell>
          <table:table-cell table:style-name="ce222" office:value-type="string">
            <text:p>ENTIER</text:p>
          </table:table-cell>
          <table:table-cell table:style-name="ce214" table:number-columns-repeated="3"/>
        </table:table-row>
        <table:table-row table:style-name="ro11">
          <table:table-cell table:style-name="ce222" office:value-type="string">
            <text:p>CREATED</text:p>
          </table:table-cell>
          <table:table-cell table:style-name="ce214" office:value-type="string">
            <text:p>Date de création</text:p>
          </table:table-cell>
          <table:table-cell table:style-name="ce222" office:value-type="string">
            <text:p>TIMESTAMP WITHOUT TIME ZONE</text:p>
          </table:table-cell>
          <table:table-cell table:style-name="ce214" table:number-columns-repeated="3"/>
        </table:table-row>
        <table:table-row table:style-name="ro11">
          <table:table-cell table:style-name="ce222" office:value-type="string">
            <text:p>MODIFIED</text:p>
          </table:table-cell>
          <table:table-cell table:style-name="ce214" office:value-type="string">
            <text:p>Date de modification</text:p>
          </table:table-cell>
          <table:table-cell table:style-name="ce222" office:value-type="string">
            <text:p>TIMESTAMP WITHOUT TIME ZONE</text:p>
          </table:table-cell>
          <table:table-cell table:style-name="ce214" table:number-columns-repeated="3"/>
        </table:table-row>
        <table:table-row table:style-name="ro2">
          <table:table-cell table:style-name="ce222" office:value-type="string">
            <text:p>ACCORDPROJET</text:p>
          </table:table-cell>
          <table:table-cell table:style-name="ce214" office:value-type="string">
            <text:p>En accord avec el projet</text:p>
          </table:table-cell>
          <table:table-cell table:style-name="ce222" office:value-type="string">
            <text:p>CHAR</text:p>
          </table:table-cell>
          <table:table-cell table:style-name="ce214" office:value-type="float" office:value="1">
            <text:p>1</text:p>
          </table:table-cell>
          <table:table-cell table:style-name="ce222" office:value-type="float" office:value="0.1">
            <text:p>0,1</text:p>
          </table:table-cell>
          <table:table-cell table:style-name="ce214"/>
        </table:table-row>
        <table:table-row table:style-name="ro2">
          <table:table-cell table:style-name="ce222" office:value-type="string">
            <text:p>MAINTIENORIENTSANSEP</text:p>
          </table:table-cell>
          <table:table-cell table:style-name="ce214" office:value-type="string">
            <text:p>Maintien de l'orientation sans passage en EP ?</text:p>
          </table:table-cell>
          <table:table-cell table:style-name="ce222" office:value-type="string">
            <text:p>VARCHAR</text:p>
          </table:table-cell>
          <table:table-cell table:style-name="ce214"/>
          <table:table-cell table:style-name="ce222" office:value-type="string">
            <text:p>social,prepro</text:p>
          </table:table-cell>
          <table:table-cell table:style-name="ce214"/>
        </table:table-row>
        <table:table-row table:style-name="ro2">
          <table:table-cell table:style-name="ce222" office:value-type="string">
            <text:p>CHOIXPARCOURS</text:p>
          </table:table-cell>
          <table:table-cell table:style-name="ce214" office:value-type="string">
            <text:p>Choix du parcours</text:p>
          </table:table-cell>
          <table:table-cell table:style-name="ce222" office:value-type="string">
            <text:p>CHAR</text:p>
          </table:table-cell>
          <table:table-cell table:style-name="ce214"/>
          <table:table-cell table:style-name="ce222" office:value-type="string">
            <text:p>maintien,reorientation</text:p>
          </table:table-cell>
          <table:table-cell table:style-name="ce214"/>
        </table:table-row>
        <table:table-row table:style-name="ro2">
          <table:table-cell table:style-name="ce222" office:value-type="string">
            <text:p>CHANGEMENTREFSANSEP</text:p>
          </table:table-cell>
          <table:table-cell table:style-name="ce214" office:value-type="string">
            <text:p>Changement de référent sans passage en EP ?</text:p>
          </table:table-cell>
          <table:table-cell table:style-name="ce222" office:value-type="string">
            <text:p>CHAR</text:p>
          </table:table-cell>
          <table:table-cell table:style-name="ce214" office:value-type="float" office:value="1">
            <text:p>1</text:p>
          </table:table-cell>
          <table:table-cell table:style-name="ce222" office:value-type="string">
            <text:p>N,O</text:p>
          </table:table-cell>
          <table:table-cell table:style-name="ce214"/>
        </table:table-row>
        <table:table-row table:style-name="ro2">
          <table:table-cell table:style-name="ce222" office:value-type="string">
            <text:p>MAINTIENORIENTPARCOURS</text:p>
          </table:table-cell>
          <table:table-cell table:style-name="ce214" office:value-type="string">
            <text:p>Maintien de l'orientation ?</text:p>
          </table:table-cell>
          <table:table-cell table:style-name="ce222" office:value-type="string">
            <text:p>CHAR</text:p>
          </table:table-cell>
          <table:table-cell table:style-name="ce214"/>
          <table:table-cell table:style-name="ce222" office:value-type="string">
            <text:p>social,prepro</text:p>
          </table:table-cell>
          <table:table-cell table:style-name="ce214"/>
        </table:table-row>
        <table:table-row table:style-name="ro2">
          <table:table-cell table:style-name="ce222" office:value-type="string">
            <text:p>CHANGEMENTREFPARCOURS</text:p>
          </table:table-cell>
          <table:table-cell table:style-name="ce214" office:value-type="string">
            <text:p>Changement de référent ?</text:p>
          </table:table-cell>
          <table:table-cell table:style-name="ce222" office:value-type="string">
            <text:p>CHAR</text:p>
          </table:table-cell>
          <table:table-cell table:style-name="ce214" office:value-type="float" office:value="1">
            <text:p>1</text:p>
          </table:table-cell>
          <table:table-cell table:style-name="ce222" office:value-type="string">
            <text:p>N,O</text:p>
          </table:table-cell>
          <table:table-cell table:style-name="ce214"/>
        </table:table-row>
        <table:table-row table:style-name="ro2">
          <table:table-cell table:style-name="ce222" office:value-type="string">
            <text:p>REORIENTATION</text:p>
          </table:table-cell>
          <table:table-cell table:style-name="ce214" office:value-type="string">
            <text:p>Réorientation vers le social ou vers le professionnel</text:p>
          </table:table-cell>
          <table:table-cell table:style-name="ce222" office:value-type="string">
            <text:p>CHAR</text:p>
          </table:table-cell>
          <table:table-cell table:style-name="ce214" office:value-type="float" office:value="2">
            <text:p>2</text:p>
          </table:table-cell>
          <table:table-cell table:style-name="ce222" office:value-type="string">
            <text:p>SP,PS</text:p>
          </table:table-cell>
          <table:table-cell table:style-name="ce214"/>
        </table:table-row>
        <table:table-row table:style-name="ro11">
          <table:table-cell table:style-name="ce222" office:value-type="string">
            <text:p>EXAMENAUDITION</text:p>
          </table:table-cell>
          <table:table-cell table:style-name="ce214" office:value-type="string">
            <text:p>Raison de l'examen du dossier</text:p>
          </table:table-cell>
          <table:table-cell table:style-name="ce222" office:value-type="string">
            <text:p>CHAR</text:p>
          </table:table-cell>
          <table:table-cell table:style-name="ce214" office:value-type="float" office:value="3">
            <text:p>3</text:p>
          </table:table-cell>
          <table:table-cell table:style-name="ce222" office:value-type="string">
            <text:p>DOD : Défaut de conclusion</text:p>
            <text:p>DRD : Non respect</text:p>
          </table:table-cell>
          <table:table-cell table:style-name="ce214"/>
        </table:table-row>
        <table:table-row table:style-name="ro2">
          <table:table-cell table:style-name="ce222" office:value-type="string">
            <text:p>MAINTIENORIENTAVISEP</text:p>
          </table:table-cell>
          <table:table-cell table:style-name="ce214" office:value-type="string">
            <text:p>Avis de l'EP sur le maintien de l'orientation</text:p>
          </table:table-cell>
          <table:table-cell table:style-name="ce222" office:value-type="string">
            <text:p>VARCHAR</text:p>
          </table:table-cell>
          <table:table-cell table:style-name="ce214"/>
          <table:table-cell table:style-name="ce222" office:value-type="string">
            <text:p>social,prepro</text:p>
          </table:table-cell>
          <table:table-cell table:style-name="ce214"/>
        </table:table-row>
        <table:table-row table:style-name="ro2">
          <table:table-cell table:style-name="ce222" office:value-type="string">
            <text:p>CHANGEMENTREFEPLOCALE</text:p>
          </table:table-cell>
          <table:table-cell table:style-name="ce214" office:value-type="string">
            <text:p>Changement de référent par l'EP locale ?</text:p>
          </table:table-cell>
          <table:table-cell table:style-name="ce222" office:value-type="string">
            <text:p>CHAR</text:p>
          </table:table-cell>
          <table:table-cell table:style-name="ce214" office:value-type="float" office:value="1">
            <text:p>1</text:p>
          </table:table-cell>
          <table:table-cell table:style-name="ce222" office:value-type="string">
            <text:p>N,O</text:p>
          </table:table-cell>
          <table:table-cell table:style-name="ce214"/>
        </table:table-row>
        <table:table-row table:style-name="ro2">
          <table:table-cell table:style-name="ce222" office:value-type="string">
            <text:p>REORIENTATIONEPLOCALE</text:p>
          </table:table-cell>
          <table:table-cell table:style-name="ce214" office:value-type="string">
            <text:p>Type de réorientation</text:p>
          </table:table-cell>
          <table:table-cell table:style-name="ce222" office:value-type="string">
            <text:p>CHAR</text:p>
          </table:table-cell>
          <table:table-cell table:style-name="ce214" office:value-type="float" office:value="2">
            <text:p>2</text:p>
          </table:table-cell>
          <table:table-cell table:style-name="ce222" office:value-type="string">
            <text:p>SP,PS</text:p>
          </table:table-cell>
          <table:table-cell table:style-name="ce214"/>
        </table:table-row>
        <table:table-row table:style-name="ro2">
          <table:table-cell table:style-name="ce222" office:value-type="string">
            <text:p>TYPEEPLOCALE</text:p>
          </table:table-cell>
          <table:table-cell table:style-name="ce214" office:value-type="string">
            <text:p>Type d'EP Locale</text:p>
          </table:table-cell>
          <table:table-cell table:style-name="ce222" office:value-type="string">
            <text:p>VARCHAR</text:p>
          </table:table-cell>
          <table:table-cell table:style-name="ce214"/>
          <table:table-cell table:style-name="ce222" office:value-type="string">
            <text:p>audition,parcours</text:p>
          </table:table-cell>
          <table:table-cell table:style-name="ce214"/>
        </table:table-row>
        <table:table-row table:style-name="ro42">
          <table:table-cell table:style-name="ce222" office:value-type="string">
            <text:p>DECISIONCOMMISSION</text:p>
          </table:table-cell>
          <table:table-cell table:style-name="ce214" office:value-type="string">
            <text:p>Type de décision</text:p>
          </table:table-cell>
          <table:table-cell table:style-name="ce222" office:value-type="string">
            <text:p>CHAR</text:p>
          </table:table-cell>
          <table:table-cell table:style-name="ce214" office:value-type="float" office:value="3">
            <text:p>3</text:p>
          </table:table-cell>
          <table:table-cell table:style-name="ce222" office:value-type="string">
            <text:p>SDC : Suspension suite à défaut de conclusion ,</text:p>
            <text:p>SNR : Suspension suite à non respect du contrat,</text:p>
            <text:p>MAL : Maintien de l'allocation</text:p>
          </table:table-cell>
          <table:table-cell table:style-name="ce214"/>
        </table:table-row>
        <table:table-row table:style-name="ro11">
          <table:table-cell table:style-name="ce222" office:value-type="string">
            <text:p>DECISIONCOORDONNATEUR</text:p>
          </table:table-cell>
          <table:table-cell table:style-name="ce214" office:value-type="string">
            <text:p>Décision du coordonnateur</text:p>
          </table:table-cell>
          <table:table-cell table:style-name="ce222" office:value-type="string">
            <text:p>CHAR</text:p>
          </table:table-cell>
          <table:table-cell table:style-name="ce214" office:value-type="float" office:value="3">
            <text:p>3</text:p>
          </table:table-cell>
          <table:table-cell table:style-name="ce222" office:value-type="string">
            <text:p>VAL : Validation de l'avis de l'EPL,</text:p>
            <text:p>DEM : Demande de réexamen du dossier</text:p>
          </table:table-cell>
          <table:table-cell table:style-name="ce214"/>
        </table:table-row>
        <table:table-row table:style-name="ro11">
          <table:table-cell table:style-name="ce222" office:value-type="string">
            <text:p>DECISIONCGA</text:p>
          </table:table-cell>
          <table:table-cell table:style-name="ce214" office:value-type="string">
            <text:p>Décision de la CGA</text:p>
          </table:table-cell>
          <table:table-cell table:style-name="ce222" office:value-type="string">
            <text:p>CHAR</text:p>
          </table:table-cell>
          <table:table-cell table:style-name="ce214" office:value-type="float" office:value="3">
            <text:p>3</text:p>
          </table:table-cell>
          <table:table-cell table:style-name="ce222" office:value-type="string">
            <text:p>VAL : Validation de l'avis de l'EPL,</text:p>
            <text:p>DEM : Demande de réexamen du dossier</text:p>
          </table:table-cell>
          <table:table-cell table:style-name="ce214"/>
        </table:table-row>
        <table:table-row table:style-name="ro2">
          <table:table-cell table:style-name="ce222" office:value-type="string">
            <text:p>DATEBILAN</text:p>
          </table:table-cell>
          <table:table-cell table:style-name="ce214" office:value-type="string">
            <text:p>Date du bilan de parcours</text:p>
          </table:table-cell>
          <table:table-cell table:style-name="ce222" office:value-type="string">
            <text:p>DATE</text:p>
          </table:table-cell>
          <table:table-cell table:style-name="ce214" office:value-type="float" office:value="10">
            <text:p>10</text:p>
          </table:table-cell>
          <table:table-cell table:style-name="ce214" table:number-columns-repeated="2"/>
        </table:table-row>
        <table:table-row table:style-name="ro2">
          <table:table-cell table:style-name="ce222" office:value-type="string">
            <text:p>OBSERVBENEF</text:p>
          </table:table-cell>
          <table:table-cell table:style-name="ce214" office:value-type="string">
            <text:p>Observations du bénéficiaire</text:p>
          </table:table-cell>
          <table:table-cell table:style-name="ce222" office:value-type="string">
            <text:p>TEXT</text:p>
          </table:table-cell>
          <table:table-cell table:style-name="ce214" table:number-columns-repeated="3"/>
        </table:table-row>
        <table:table-row table:style-name="ro2">
          <table:table-cell table:style-name="ce222" office:value-type="string">
            <text:p>OBJINIT</text:p>
          </table:table-cell>
          <table:table-cell table:style-name="ce214" office:value-type="string">
            <text:p>Objectifs initiaux</text:p>
          </table:table-cell>
          <table:table-cell table:style-name="ce222" office:value-type="string">
            <text:p>TEXT</text:p>
          </table:table-cell>
          <table:table-cell table:style-name="ce214" table:number-columns-repeated="3"/>
        </table:table-row>
        <table:table-row table:style-name="ro2">
          <table:table-cell table:style-name="ce222" office:value-type="string">
            <text:p>OBJATTEINT</text:p>
          </table:table-cell>
          <table:table-cell table:style-name="ce214" office:value-type="string">
            <text:p>Objectifs atteints</text:p>
          </table:table-cell>
          <table:table-cell table:style-name="ce222" office:value-type="string">
            <text:p>TEXT</text:p>
          </table:table-cell>
          <table:table-cell table:style-name="ce214" table:number-columns-repeated="3"/>
        </table:table-row>
        <table:table-row table:style-name="ro2">
          <table:table-cell table:style-name="ce222" office:value-type="string">
            <text:p>OBJNEW</text:p>
          </table:table-cell>
          <table:table-cell table:style-name="ce214" office:value-type="string">
            <text:p>Objectifs nouveaux</text:p>
          </table:table-cell>
          <table:table-cell table:style-name="ce222" office:value-type="string">
            <text:p>TEXT</text:p>
          </table:table-cell>
          <table:table-cell table:style-name="ce214" table:number-columns-repeated="3"/>
        </table:table-row>
        <table:table-row table:style-name="ro2">
          <table:table-cell table:style-name="ce222" office:value-type="string">
            <text:p>MOTIFSAISINE</text:p>
          </table:table-cell>
          <table:table-cell table:style-name="ce214" office:value-type="string">
            <text:p>Motif de la saisine</text:p>
          </table:table-cell>
          <table:table-cell table:style-name="ce222" office:value-type="string">
            <text:p>TEXT</text:p>
          </table:table-cell>
          <table:table-cell table:style-name="ce214" table:number-columns-repeated="3"/>
        </table:table-row>
        <table:table-row table:style-name="ro2">
          <table:table-cell table:style-name="ce222" office:value-type="string">
            <text:p>ACCOMPAGNEMENT</text:p>
          </table:table-cell>
          <table:table-cell table:style-name="ce214" office:value-type="string">
            <text:p>Acompagnement</text:p>
          </table:table-cell>
          <table:table-cell table:style-name="ce222" office:value-type="string">
            <text:p>VARCHAR</text:p>
          </table:table-cell>
          <table:table-cell table:style-name="ce214"/>
          <table:table-cell table:style-name="ce222" office:value-type="string">
            <text:p>prepro,social</text:p>
          </table:table-cell>
          <table:table-cell table:style-name="ce214"/>
        </table:table-row>
        <table:table-row table:style-name="ro11">
          <table:table-cell table:style-name="ce222" office:value-type="string">
            <text:p>TYPEFORMULAIRE</text:p>
          </table:table-cell>
          <table:table-cell table:style-name="ce214" office:value-type="string">
            <text:p>Type de formulaire</text:p>
          </table:table-cell>
          <table:table-cell table:style-name="ce222" office:value-type="string">
            <text:p>CHAR</text:p>
          </table:table-cell>
          <table:table-cell table:style-name="ce214" office:value-type="float" office:value="2">
            <text:p>2</text:p>
          </table:table-cell>
          <table:table-cell table:style-name="ce222" office:value-type="string">
            <text:p>cg : Formulaire typé CG,</text:p>
            <text:p><text:s/>pe : formulaire typé Pôle Emploi</text:p>
          </table:table-cell>
          <table:table-cell table:style-name="ce214"/>
        </table:table-row>
        <table:table-row table:style-name="ro2">
          <table:table-cell table:style-name="ce222" office:value-type="string">
            <text:p>TEXTBILANPARCOURS</text:p>
          </table:table-cell>
          <table:table-cell table:style-name="ce214" office:value-type="string">
            <text:p>Bilan du parcours</text:p>
          </table:table-cell>
          <table:table-cell table:style-name="ce222" office:value-type="string">
            <text:p>TEXT</text:p>
          </table:table-cell>
          <table:table-cell table:style-name="ce214" table:number-columns-repeated="3"/>
        </table:table-row>
        <table:table-row table:style-name="ro2" table:number-rows-repeated="1048531">
          <table:table-cell table:number-columns-repeated="6"/>
        </table:table-row>
        <table:table-row table:style-name="ro2">
          <table:table-cell table:number-columns-repeated="6"/>
        </table:table-row>
      </table:table>
      <table:table table:name="Table budget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budget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4" office:value-type="string">
            <text:p>EXCERCICEBUDGETAI</text:p>
          </table:table-cell>
          <table:table-cell table:style-name="ce63" office:value-type="string">
            <text:p>Exercice budgétaire</text:p>
          </table:table-cell>
          <table:table-cell table:style-name="ce63" office:value-type="string">
            <text:p>ENTIER</text:p>
          </table:table-cell>
          <table:table-cell table:style-name="ce63" table:number-columns-repeated="2"/>
          <table:table-cell table:style-name="ce72" office:value-type="string">
            <text:p>CG</text:p>
          </table:table-cell>
        </table:table-row>
        <table:table-row table:style-name="ro2">
          <table:table-cell table:style-name="ce204" office:value-type="string">
            <text:p>MONTANTATTRETAT</text:p>
          </table:table-cell>
          <table:table-cell table:style-name="ce63" office:value-type="string">
            <text:p>Montant attribué par l'État</text:p>
          </table:table-cell>
          <table:table-cell table:style-name="ce63" office:value-type="string">
            <text:p>NUMERIC</text:p>
          </table:table-cell>
          <table:table-cell table:style-name="ce63" office:value-type="float" office:value="10.2">
            <text:p>10,2</text:p>
          </table:table-cell>
          <table:table-cell table:style-name="ce63"/>
          <table:table-cell table:style-name="ce72" office:value-type="string">
            <text:p>CG</text:p>
          </table:table-cell>
        </table:table-row>
        <table:table-row table:style-name="ro2">
          <table:table-cell table:style-name="ce58" office:value-type="string">
            <text:p>DDEXECUTIONBUDGE</text:p>
          </table:table-cell>
          <table:table-cell table:style-name="ce63" office:value-type="string">
            <text:p>Date début d'exécution du budget d'APRE</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table-cell table:style-name="ce58" office:value-type="string">
            <text:p>DFEXECUTIONBUDGE</text:p>
          </table:table-cell>
          <table:table-cell table:style-name="ce63" office:value-type="string">
            <text:p>Date fin d'exécution du budget d'APRE</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ant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ant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ENTIER</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4" office:value-type="string">
            <text:p>TYPEVOIE</text:p>
          </table:table-cell>
          <table:table-cell table:style-name="ce63" office:value-type="string">
            <text:p>Type de voie</text:p>
          </table:table-cell>
          <table:table-cell table:style-name="ce63" office:value-type="string">
            <text:p>VARCHAR</text:p>
          </table:table-cell>
          <table:table-cell table:style-name="ce63" office:value-type="float" office:value="4">
            <text:p>4</text:p>
          </table:table-cell>
          <table:table-cell table:style-name="ce63"/>
          <table:table-cell table:style-name="ce72" office:value-type="string">
            <text:p>CG</text:p>
          </table:table-cell>
        </table:table-row>
        <table:table-row table:style-name="ro2">
          <table:table-cell table:style-name="ce204" office:value-type="string">
            <text:p>NOMVOIE</text:p>
          </table:table-cell>
          <table:table-cell table:style-name="ce63" office:value-type="string">
            <text:p>Nom de la voie</text:p>
          </table:table-cell>
          <table:table-cell table:style-name="ce63" office:value-type="string">
            <text:p>VARCHAR</text:p>
          </table:table-cell>
          <table:table-cell table:style-name="ce63" office:value-type="float" office:value="25">
            <text:p>25</text:p>
          </table:table-cell>
          <table:table-cell table:style-name="ce63"/>
          <table:table-cell table:style-name="ce72" office:value-type="string">
            <text:p>CG</text:p>
          </table:table-cell>
        </table:table-row>
        <table:table-row table:style-name="ro2">
          <table:table-cell table:style-name="ce58" office:value-type="string">
            <text:p>LOCAADR</text:p>
          </table:table-cell>
          <table:table-cell table:style-name="ce63" office:value-type="string">
            <text:p>Localité adresse</text:p>
          </table:table-cell>
          <table:table-cell table:style-name="ce63" office:value-type="string">
            <text:p>VARCHAR</text:p>
          </table:table-cell>
          <table:table-cell table:style-name="ce63" office:value-type="float" office:value="26">
            <text:p>26</text:p>
          </table:table-cell>
          <table:table-cell table:style-name="ce63"/>
          <table:table-cell table:style-name="ce72" office:value-type="string">
            <text:p>CG</text:p>
          </table:table-cell>
        </table:table-row>
        <table:table-row table:style-name="ro2">
          <table:table-cell table:style-name="ce58" office:value-type="string">
            <text:p>CODEPOS</text:p>
          </table:table-cell>
          <table:table-cell table:style-name="ce63" office:value-type="string">
            <text:p>Code postal</text:p>
          </table:table-cell>
          <table:table-cell table:style-name="ce63" office:value-type="string">
            <text:p>VARCHAR</text:p>
          </table:table-cell>
          <table:table-cell table:style-name="ce63" office:value-type="float" office:value="5">
            <text:p>5</text:p>
          </table:table-cell>
          <table:table-cell table:style-name="ce63"/>
          <table:table-cell table:style-name="ce72" office:value-type="string">
            <text:p>CG</text:p>
          </table:table-cell>
        </table:table-row>
        <table:table-row table:style-name="ro2">
          <table:table-cell table:style-name="ce58" office:value-type="string">
            <text:p>NUMCOMPTT</text:p>
          </table:table-cell>
          <table:table-cell table:style-name="ce63" office:value-type="string">
            <text:p>Numéro de commune au sens PTT (correspond au code insee)</text:p>
          </table:table-cell>
          <table:table-cell table:style-name="ce63" office:value-type="string">
            <text:p>VARCHAR</text:p>
          </table:table-cell>
          <table:table-cell table:style-name="ce63" office:value-type="float" office:value="5">
            <text:p>5</text:p>
          </table:table-cell>
          <table:table-cell table:style-name="ce63"/>
          <table:table-cell table:style-name="ce72" office:value-type="string">
            <text:p>CG</text:p>
          </table:table-cell>
        </table:table-row>
        <table:table-row table:style-name="ro2">
          <table:table-cell table:style-name="ce58" office:value-type="string">
            <text:p>CANTON</text:p>
          </table:table-cell>
          <table:table-cell table:style-name="ce63" office:value-type="string">
            <text:p>Canton</text:p>
          </table:table-cell>
          <table:table-cell table:style-name="ce63" office:value-type="string">
            <text:p>VARCHAR</text:p>
          </table:table-cell>
          <table:table-cell table:style-name="ce63" office:value-type="float" office:value="30">
            <text:p>30</text:p>
          </table:table-cell>
          <table:table-cell table:style-name="ce63"/>
          <table:table-cell table:style-name="ce72"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connecti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nec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2" office:value-type="string">
            <text:p>USER_ID</text:p>
          </table:table-cell>
          <table:table-cell table:style-name="ce211" office:value-type="string">
            <text:p>Identifiant de la table «users»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30" office:value-type="string">
            <text:p>PHP_SID</text:p>
          </table:table-cell>
          <table:table-cell table:style-name="ce211" office:value-type="string">
            <text:p>Identifiant de session</text:p>
          </table:table-cell>
          <table:table-cell table:style-name="ce211" office:value-type="string">
            <text:p>CHAR</text:p>
          </table:table-cell>
          <table:table-cell table:style-name="ce211" office:value-type="float" office:value="32">
            <text:p>32</text:p>
          </table:table-cell>
          <table:table-cell table:style-name="ce211"/>
          <table:table-cell table:style-name="ce215" office:value-type="string">
            <text:p>CG</text:p>
          </table:table-cell>
        </table:table-row>
        <table:table-row table:style-name="ro2">
          <table:table-cell table:style-name="ce230" office:value-type="string">
            <text:p>CREATED</text:p>
          </table:table-cell>
          <table:table-cell table:style-name="ce230" office:value-type="string">
            <text:p>Heure de connex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table-cell table:style-name="ce230" office:value-type="string">
            <text:p>MODIFIED</text:p>
          </table:table-cell>
          <table:table-cell table:style-name="ce230" office:value-type="string">
            <text:p>Heure de modificat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ontacts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tactsparten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QUAL</text:p>
          </table:table-cell>
          <table:table-cell table:style-name="ce214" office:value-type="string">
            <text:p>Civilité</text:p>
          </table:table-cell>
          <table:table-cell table:style-name="ce222" office:value-type="string">
            <text:p>VARCHAR</text:p>
          </table:table-cell>
          <table:table-cell table:style-name="ce222" office:value-type="float" office:value="3">
            <text:p>3</text:p>
          </table:table-cell>
          <table:table-cell table:style-name="ce214"/>
          <table:table-cell table:style-name="ce215" office:value-type="string">
            <text:p>CG</text:p>
          </table:table-cell>
        </table:table-row>
        <table:table-row table:style-name="ro2">
          <table:table-cell table:style-name="ce222" office:value-type="string">
            <text:p>NOM</text:p>
          </table:table-cell>
          <table:table-cell table:style-name="ce214" office:value-type="string">
            <text:p>Nom</text:p>
          </table:table-cell>
          <table:table-cell table:style-name="ce222" office:value-type="string">
            <text:p>VARCHAR</text:p>
          </table:table-cell>
          <table:table-cell table:style-name="ce222" office:value-type="float" office:value="28">
            <text:p>28</text:p>
          </table:table-cell>
          <table:table-cell table:style-name="ce214"/>
          <table:table-cell table:style-name="ce215" office:value-type="string">
            <text:p>CG</text:p>
          </table:table-cell>
        </table:table-row>
        <table:table-row table:style-name="ro2">
          <table:table-cell table:style-name="ce222" office:value-type="string">
            <text:p>PRENOM</text:p>
          </table:table-cell>
          <table:table-cell table:style-name="ce214" office:value-type="string">
            <text:p>Prénom</text:p>
          </table:table-cell>
          <table:table-cell table:style-name="ce222" office:value-type="string">
            <text:p>VARCHAR</text:p>
          </table:table-cell>
          <table:table-cell table:style-name="ce222" office:value-type="float" office:value="32">
            <text:p>32</text:p>
          </table:table-cell>
          <table:table-cell table:style-name="ce214"/>
          <table:table-cell table:style-name="ce215" office:value-type="string">
            <text:p>CG</text:p>
          </table:table-cell>
        </table:table-row>
        <table:table-row table:style-name="ro2">
          <table:table-cell table:style-name="ce222" office:value-type="string">
            <text:p>NUMTEL</text:p>
          </table:table-cell>
          <table:table-cell table:style-name="ce214" office:value-type="string">
            <text:p>Numéro de téléphone</text:p>
          </table:table-cell>
          <table:table-cell table:style-name="ce222" office:value-type="string">
            <text:p>VARCHAR</text:p>
          </table:table-cell>
          <table:table-cell table:style-name="ce222" office:value-type="float" office:value="10">
            <text:p>10</text:p>
          </table:table-cell>
          <table:table-cell table:style-name="ce214"/>
          <table:table-cell table:style-name="ce215" office:value-type="string">
            <text:p>CG</text:p>
          </table:table-cell>
        </table:table-row>
        <table:table-row table:style-name="ro2">
          <table:table-cell table:style-name="ce222" office:value-type="string">
            <text:p>EMAIL</text:p>
          </table:table-cell>
          <table:table-cell table:style-name="ce214" office:value-type="string">
            <text:p>Email</text:p>
          </table:table-cell>
          <table:table-cell table:style-name="ce222" office:value-type="string">
            <text:p>VARCHAR</text:p>
          </table:table-cell>
          <table:table-cell table:style-name="ce222" office:value-type="float" office:value="78">
            <text:p>78</text:p>
          </table:table-cell>
          <table:table-cell table:style-name="ce214"/>
          <table:table-cell table:style-name="ce215" office:value-type="string">
            <text:p>CG</text:p>
          </table:table-cell>
        </table:table-row>
        <table:table-row table:style-name="ro2">
          <table:table-cell table:style-name="ce222" office:value-type="string">
            <text:p>PARTENAIRE_ID</text:p>
          </table:table-cell>
          <table:table-cell table:style-name="ce214" office:value-type="string">
            <text:p>Identifiant de la table “partenair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4"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partenaire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31" office:value-type="string">
            <text:p>ID</text:p>
          </table:table-cell>
          <table:table-cell table:style-name="ce231" office:value-type="string">
            <text:p>Identifiant</text:p>
          </table:table-cell>
          <table:table-cell table:style-name="ce197" office:value-type="string">
            <text:p>ENTIER</text:p>
          </table:table-cell>
          <table:table-cell table:style-name="ce231" table:number-columns-repeated="2"/>
          <table:table-cell table:style-name="ce197" office:value-type="string">
            <text:p>CLE PRIMAIRE</text:p>
          </table:table-cell>
          <table:table-cell table:style-name="ce233" table:number-columns-repeated="1018"/>
        </table:table-row>
        <table:table-row table:style-name="ro2">
          <table:table-cell table:style-name="ce203" office:value-type="string">
            <text:p>LIBSTRUC</text:p>
          </table:table-cell>
          <table:table-cell table:style-name="ce201" office:value-type="string">
            <text:p>Libellé de la structure partenaire</text:p>
          </table:table-cell>
          <table:table-cell table:style-name="ce197" office:value-type="string">
            <text:p>VARCHAR</text:p>
          </table:table-cell>
          <table:table-cell table:style-name="ce201" office:value-type="float" office:value="32">
            <text:p>32</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NUMVOIE</text:p>
          </table:table-cell>
          <table:table-cell table:style-name="ce201" office:value-type="string">
            <text:p>Numéro de voie du partenaire</text:p>
          </table:table-cell>
          <table:table-cell table:style-name="ce197" office:value-type="string">
            <text:p>VARCHAR</text:p>
          </table:table-cell>
          <table:table-cell table:style-name="ce197" office:value-type="float" office:value="6">
            <text:p>6</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TYPEVOIE</text:p>
          </table:table-cell>
          <table:table-cell table:style-name="ce201" office:value-type="string">
            <text:p>Type de voie du partenaire</text:p>
          </table:table-cell>
          <table:table-cell table:style-name="ce197" office:value-type="string">
            <text:p>VARCHAR</text:p>
          </table:table-cell>
          <table:table-cell table:style-name="ce197" office:value-type="float" office:value="6">
            <text:p>6</text:p>
          </table:table-cell>
          <table:table-cell table:style-name="ce201" office:value-type="string">
            <text:p>Voir les valeurs de <text:span text:style-name="T30">typevoie </text:span>dans la table <text:a xlink:href="#Table adresses">adresses</text:a></text:p>
          </table:table-cell>
          <table:table-cell table:style-name="ce215" office:value-type="string">
            <text:p>CG</text:p>
          </table:table-cell>
          <table:table-cell table:number-columns-repeated="1018"/>
        </table:table-row>
        <table:table-row table:style-name="ro2">
          <table:table-cell table:style-name="ce203" office:value-type="string">
            <text:p>NOMVOIE</text:p>
          </table:table-cell>
          <table:table-cell table:style-name="ce201" office:value-type="string">
            <text:p>Nom de la voie du partenaire</text:p>
          </table:table-cell>
          <table:table-cell table:style-name="ce197" office:value-type="string">
            <text:p>VARCHAR</text:p>
          </table:table-cell>
          <table:table-cell table:style-name="ce197" office:value-type="float" office:value="30">
            <text:p>30</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COMPLADR</text:p>
          </table:table-cell>
          <table:table-cell table:style-name="ce201" office:value-type="string">
            <text:p>Complément d'adresse du partenaire</text:p>
          </table:table-cell>
          <table:table-cell table:style-name="ce197" office:value-type="string">
            <text:p>VARCHAR</text:p>
          </table:table-cell>
          <table:table-cell table:style-name="ce197" office:value-type="float" office:value="32">
            <text:p>32</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NUMTEL</text:p>
          </table:table-cell>
          <table:table-cell table:style-name="ce201" office:value-type="string">
            <text:p>Numéro de téléphone du partenaire</text:p>
          </table:table-cell>
          <table:table-cell table:style-name="ce197" office:value-type="string">
            <text:p>VARCHAR</text:p>
          </table:table-cell>
          <table:table-cell table:style-name="ce197" office:value-type="float" office:value="14">
            <text:p>14</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NUMFAX</text:p>
          </table:table-cell>
          <table:table-cell table:style-name="ce201" office:value-type="string">
            <text:p>Numéro de fax du partenaire</text:p>
          </table:table-cell>
          <table:table-cell table:style-name="ce197" office:value-type="string">
            <text:p>VARCHAR</text:p>
          </table:table-cell>
          <table:table-cell table:style-name="ce201" office:value-type="float" office:value="14">
            <text:p>14</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EMAIL</text:p>
          </table:table-cell>
          <table:table-cell table:style-name="ce232" office:value-type="string">
            <text:p>Email du partenaire</text:p>
          </table:table-cell>
          <table:table-cell table:style-name="ce197" office:value-type="string">
            <text:p>VARCHAR</text:p>
          </table:table-cell>
          <table:table-cell table:style-name="ce232" office:value-type="float" office:value="78">
            <text:p>78</text:p>
          </table:table-cell>
          <table:table-cell table:style-name="ce232"/>
          <table:table-cell table:style-name="ce215" office:value-type="string">
            <text:p>CG</text:p>
          </table:table-cell>
          <table:table-cell table:number-columns-repeated="1018"/>
        </table:table-row>
        <table:table-row table:style-name="ro2">
          <table:table-cell table:style-name="ce203" office:value-type="string">
            <text:p>CODEPOSTAL</text:p>
          </table:table-cell>
          <table:table-cell table:style-name="ce232" office:value-type="string">
            <text:p>Code postal du partenaire</text:p>
          </table:table-cell>
          <table:table-cell table:style-name="ce197" office:value-type="string">
            <text:p>CHAR</text:p>
          </table:table-cell>
          <table:table-cell table:style-name="ce232" office:value-type="float" office:value="5">
            <text:p>5</text:p>
          </table:table-cell>
          <table:table-cell table:style-name="ce232"/>
          <table:table-cell table:style-name="ce215" office:value-type="string">
            <text:p>CG</text:p>
          </table:table-cell>
          <table:table-cell table:number-columns-repeated="1018"/>
        </table:table-row>
        <table:table-row table:style-name="ro2">
          <table:table-cell table:style-name="ce203" office:value-type="string">
            <text:p>VILLE</text:p>
          </table:table-cell>
          <table:table-cell table:style-name="ce232" office:value-type="string">
            <text:p>Ville du partenaire</text:p>
          </table:table-cell>
          <table:table-cell table:style-name="ce197" office:value-type="string">
            <text:p>VARCHAR</text:p>
          </table:table-cell>
          <table:table-cell table:style-name="ce232" office:value-type="float" office:value="45">
            <text:p>45</text:p>
          </table:table-cell>
          <table:table-cell table:style-name="ce232"/>
          <table:table-cell table:style-name="ce215" office:value-type="string">
            <text:p>CG</text:p>
          </table:table-cell>
          <table:table-cell table:number-columns-repeated="1018"/>
        </table:table-row>
        <table:table-row table:style-name="ro2" table:number-rows-repeated="1048562">
          <table:table-cell table:number-columns-repeated="1024"/>
        </table:table-row>
        <table:table-row table:style-name="ro2">
          <table:table-cell table:number-columns-repeated="1024"/>
        </table:table-row>
      </table:table>
      <table:table table:name="Table contactspartenaires_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tactspartenaires_parten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PARTENAIRE_ID</text:p>
          </table:table-cell>
          <table:table-cell table:style-name="ce63" office:value-type="string">
            <text:p>Identifiant de la table «partenai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4" office:value-type="string">
            <text:p>CONTACTPARTENAIRE_ID</text:p>
          </table:table-cell>
          <table:table-cell table:style-name="ce63" office:value-type="string">
            <text:p>Identifiant de la table «contactspartenai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ntratsinsertion" table:style-name="ta1" table:print="false">
        <table:table-column table:style-name="co25" table:default-cell-style-name="ce104"/>
        <table:table-column table:style-name="co40" table:default-cell-style-name="ce167"/>
        <table:table-column table:style-name="co16" table:default-cell-style-name="ce104"/>
        <table:table-column table:style-name="co28" table:default-cell-style-name="ce104"/>
        <table:table-column table:style-name="co44"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contratsinsertion</text:span></text:p>
          </table:table-cell>
          <table:covered-table-cell table:style-name="ce235"/>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236"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31" office:value-type="string">
            <text:p>ID</text:p>
          </table:table-cell>
          <table:table-cell table:style-name="ce210" office:value-type="string">
            <text:p>Identifiant</text:p>
          </table:table-cell>
          <table:table-cell table:style-name="ce62" office:value-type="string">
            <text:p>ENTIER</text:p>
          </table:table-cell>
          <table:table-cell table:style-name="ce231" table:number-columns-repeated="2"/>
          <table:table-cell table:style-name="ce197" office:value-type="string">
            <text:p>CLE PRIMAIRE</text:p>
          </table:table-cell>
          <table:table-cell table:style-name="ce233" table:number-columns-repeated="1018"/>
        </table:table-row>
        <table:table-row table:style-name="ro2">
          <table:table-cell table:style-name="ce234" office:value-type="string">
            <text:p>PERSONNE_ID</text:p>
          </table:table-cell>
          <table:table-cell table:style-name="ce210" office:value-type="string">
            <text:p>Identifiant de la table personnes</text:p>
          </table:table-cell>
          <table:table-cell table:style-name="ce63" office:value-type="string">
            <text:p>ENTIER</text:p>
          </table:table-cell>
          <table:table-cell table:style-name="ce201" table:number-columns-repeated="2"/>
          <table:table-cell table:style-name="ce215" office:value-type="string">
            <text:p>CG</text:p>
          </table:table-cell>
          <table:table-cell table:number-columns-repeated="1018"/>
        </table:table-row>
        <table:table-row table:style-name="ro2">
          <table:table-cell table:style-name="ce234" office:value-type="string">
            <text:p>STRUCTUREREFERENTE_ID</text:p>
          </table:table-cell>
          <table:table-cell table:style-name="ce210" office:value-type="string">
            <text:p>Identifiant de la table structuresreferentes</text:p>
          </table:table-cell>
          <table:table-cell table:style-name="ce63" office:value-type="string">
            <text:p>ENTIER</text:p>
          </table:table-cell>
          <table:table-cell table:style-name="ce197"/>
          <table:table-cell table:style-name="ce201"/>
          <table:table-cell table:style-name="ce215" office:value-type="string">
            <text:p>CG</text:p>
          </table:table-cell>
          <table:table-cell table:number-columns-repeated="1018"/>
        </table:table-row>
        <table:table-row table:style-name="ro2">
          <table:table-cell table:style-name="ce234" office:value-type="string">
            <text:p>TYPOCONTRAT_ID</text:p>
          </table:table-cell>
          <table:table-cell table:style-name="ce210" office:value-type="string">
            <text:p>Identifiant de la table typocontrats</text:p>
          </table:table-cell>
          <table:table-cell table:style-name="ce63" office:value-type="string">
            <text:p>ENTIER</text:p>
          </table:table-cell>
          <table:table-cell table:style-name="ce197"/>
          <table:table-cell table:style-name="ce201" office:value-type="string">
            <text:p>Voir les valeurs de <text:span text:style-name="T30">typevoie </text:span>dans la table <text:a xlink:href="#Table adresses">adresses</text:a></text:p>
          </table:table-cell>
          <table:table-cell table:style-name="ce215" office:value-type="string">
            <text:p>CG</text:p>
          </table:table-cell>
          <table:table-cell table:number-columns-repeated="1018"/>
        </table:table-row>
        <table:table-row table:style-name="ro2">
          <table:table-cell table:style-name="ce203" office:value-type="string">
            <text:p>DD_CI</text:p>
          </table:table-cell>
          <table:table-cell table:style-name="ce211" office:value-type="string">
            <text:p>Date de début du contrat d’insertion</text:p>
          </table:table-cell>
          <table:table-cell table:style-name="ce63" office:value-type="string">
            <text:p>DATE</text:p>
          </table:table-cell>
          <table:table-cell table:style-name="ce197" office:value-type="float" office:value="10">
            <text:p>10</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DF_CI</text:p>
          </table:table-cell>
          <table:table-cell table:style-name="ce213" office:value-type="string">
            <text:p>Date de fin du contrat d’insertion</text:p>
          </table:table-cell>
          <table:table-cell table:style-name="ce197" office:value-type="string">
            <text:p>VARCHAR</text:p>
          </table:table-cell>
          <table:table-cell table:style-name="ce197" office:value-type="float" office:value="10">
            <text:p>10</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NIV_ETUDE</text:p>
          </table:table-cell>
          <table:table-cell table:style-name="ce237" office:value-type="string">
            <text:p>Diplômes</text:p>
          </table:table-cell>
          <table:table-cell table:style-name="ce197" office:value-type="string">
            <text:p>VARCHAR</text:p>
          </table:table-cell>
          <table:table-cell table:style-name="ce197" office:value-type="float" office:value="30">
            <text:p>30</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FORM_COMPL</text:p>
          </table:table-cell>
          <table:table-cell table:style-name="ce238" office:value-type="string">
            <text:p>Formation complémentaire</text:p>
          </table:table-cell>
          <table:table-cell table:style-name="ce197" office:value-type="string">
            <text:p>VARCHAR</text:p>
          </table:table-cell>
          <table:table-cell table:style-name="ce201" office:value-type="float" office:value="60">
            <text:p>60</text:p>
          </table:table-cell>
          <table:table-cell table:style-name="ce201"/>
          <table:table-cell table:style-name="ce215" office:value-type="string">
            <text:p>CG</text:p>
          </table:table-cell>
          <table:table-cell table:number-columns-repeated="1018"/>
        </table:table-row>
        <table:table-row table:style-name="ro2">
          <table:table-cell table:style-name="ce203" office:value-type="string">
            <text:p>AUT_EXPR_PROF</text:p>
          </table:table-cell>
          <table:table-cell table:style-name="ce238" office:value-type="string">
            <text:p>Autre expérience professionnelle</text:p>
          </table:table-cell>
          <table:table-cell table:style-name="ce197" office:value-type="string">
            <text:p>VARCHAR</text:p>
          </table:table-cell>
          <table:table-cell table:style-name="ce232" office:value-type="float" office:value="120">
            <text:p>120</text:p>
          </table:table-cell>
          <table:table-cell table:style-name="ce232"/>
          <table:table-cell table:style-name="ce215" office:value-type="string">
            <text:p>CG</text:p>
          </table:table-cell>
          <table:table-cell table:number-columns-repeated="1018"/>
        </table:table-row>
        <table:table-row table:style-name="ro2">
          <table:table-cell table:style-name="ce203" office:value-type="string">
            <text:p>RG_CI</text:p>
          </table:table-cell>
          <table:table-cell table:style-name="ce232" office:value-type="string">
            <text:p>Rang du contrat</text:p>
          </table:table-cell>
          <table:table-cell table:style-name="ce197" office:value-type="string">
            <text:p>ENTIER</text:p>
          </table:table-cell>
          <table:table-cell table:style-name="ce232" table:number-columns-repeated="2"/>
          <table:table-cell table:style-name="ce215" office:value-type="string">
            <text:p>CG</text:p>
          </table:table-cell>
          <table:table-cell table:number-columns-repeated="1018"/>
        </table:table-row>
        <table:table-row table:style-name="ro2">
          <table:table-cell table:style-name="ce203" office:value-type="string">
            <text:p>ACTIONS_PREV</text:p>
          </table:table-cell>
          <table:table-cell table:style-name="ce232" office:value-type="string">
            <text:p>Actions prévues dans le contrat</text:p>
          </table:table-cell>
          <table:table-cell table:style-name="ce197" office:value-type="string">
            <text:p>CHAR</text:p>
          </table:table-cell>
          <table:table-cell table:style-name="ce232" office:value-type="float" office:value="1">
            <text:p>1</text:p>
          </table:table-cell>
          <table:table-cell table:style-name="ce232"/>
          <table:table-cell table:style-name="ce215" office:value-type="string">
            <text:p>CG</text:p>
          </table:table-cell>
          <table:table-cell table:number-columns-repeated="1018"/>
        </table:table-row>
        <table:table-row table:style-name="ro2">
          <table:table-cell table:style-name="ce203" office:value-type="string">
            <text:p>OBSTA_RENC</text:p>
          </table:table-cell>
          <table:table-cell table:style-name="ce159" office:value-type="string">
            <text:p>Obstacles rencontrés</text:p>
          </table:table-cell>
          <table:table-cell table:style-name="ce102" office:value-type="string">
            <text:p>VARCHAR</text:p>
          </table:table-cell>
          <table:table-cell table:style-name="ce102" office:value-type="float" office:value="120">
            <text:p>12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SERVICE_SOUTIEN</text:p>
          </table:table-cell>
          <table:table-cell table:style-name="ce159" office:value-type="string">
            <text:p>Service de soutien</text:p>
          </table:table-cell>
          <table:table-cell table:style-name="ce102" office:value-type="string">
            <text:p>VARCHAR</text:p>
          </table:table-cell>
          <table:table-cell table:style-name="ce102" office:value-type="float" office:value="120">
            <text:p>12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PERS_CHARG_SUIVI</text:p>
          </table:table-cell>
          <table:table-cell table:style-name="ce159" office:value-type="string">
            <text:p>Personne chargée du suivi</text:p>
          </table:table-cell>
          <table:table-cell table:style-name="ce102" office:value-type="string">
            <text:p>VARCHAR</text:p>
          </table:table-cell>
          <table:table-cell table:style-name="ce102" office:value-type="float" office:value="50">
            <text:p>5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SECT_ACTI_EMP</text:p>
          </table:table-cell>
          <table:table-cell table:style-name="ce159" office:value-type="string">
            <text:p>Secteur d'activité</text:p>
          </table:table-cell>
          <table:table-cell table:style-name="ce102" office:value-type="string">
            <text:p>VARCHAR</text:p>
          </table:table-cell>
          <table:table-cell table:style-name="ce102" office:value-type="float" office:value="20">
            <text:p>2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EMP_OCCUPE</text:p>
          </table:table-cell>
          <table:table-cell table:style-name="ce159" office:value-type="string">
            <text:p>Emploi occupé</text:p>
          </table:table-cell>
          <table:table-cell table:style-name="ce102" office:value-type="string">
            <text:p>VARCHAR</text:p>
          </table:table-cell>
          <table:table-cell table:style-name="ce102" office:value-type="float" office:value="30">
            <text:p>3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DUREE_HEBDO_EMP</text:p>
          </table:table-cell>
          <table:table-cell table:style-name="ce159" office:value-type="string">
            <text:p>Durée hebdomadaire de travail</text:p>
          </table:table-cell>
          <table:table-cell table:style-name="ce102" office:value-type="string">
            <text:p>VARCHAR</text:p>
          </table:table-cell>
          <table:table-cell table:style-name="ce102" office:value-type="float" office:value="20">
            <text:p>2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NAT_CONT_TRAV</text:p>
          </table:table-cell>
          <table:table-cell table:style-name="ce159" office:value-type="string">
            <text:p>Nature du contrat de travail</text:p>
          </table:table-cell>
          <table:table-cell table:style-name="ce102" office:value-type="string">
            <text:p>CHAR</text:p>
          </table:table-cell>
          <table:table-cell table:style-name="ce102" office:value-type="float" office:value="4">
            <text:p>4</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DUREE_CDD</text:p>
          </table:table-cell>
          <table:table-cell table:style-name="ce159" office:value-type="string">
            <text:p>Durée du CDD</text:p>
          </table:table-cell>
          <table:table-cell table:style-name="ce102" office:value-type="string">
            <text:p>VARCHAR</text:p>
          </table:table-cell>
          <table:table-cell table:style-name="ce102" office:value-type="float" office:value="20">
            <text:p>2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DUREE_ENGAG</text:p>
          </table:table-cell>
          <table:table-cell table:style-name="ce159" office:value-type="string">
            <text:p>Durée d'engagement</text:p>
          </table:table-cell>
          <table:table-cell table:style-name="ce102" office:value-type="string">
            <text:p>ENTIER</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DECISION_CI</text:p>
          </table:table-cell>
          <table:table-cell table:style-name="ce159" office:value-type="string">
            <text:p>Décision du contrat</text:p>
          </table:table-cell>
          <table:table-cell table:style-name="ce102" office:value-type="string">
            <text:p>CHAR</text:p>
          </table:table-cell>
          <table:table-cell table:style-name="ce102" office:value-type="float" office:value="1">
            <text:p>1</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DATEVALIDATION_CI</text:p>
          </table:table-cell>
          <table:table-cell table:style-name="ce159" office:value-type="string">
            <text:p>Date de validation du contrat</text:p>
          </table:table-cell>
          <table:table-cell table:style-name="ce102" office:value-type="string">
            <text:p>DATE</text:p>
          </table:table-cell>
          <table:table-cell table:style-name="ce102" office:value-type="float" office:value="10">
            <text:p>1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EXPR_PROF</text:p>
          </table:table-cell>
          <table:table-cell table:style-name="ce159" office:value-type="string">
            <text:p>Expériences professionnelles</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DIPLOMES</text:p>
          </table:table-cell>
          <table:table-cell table:style-name="ce238" office:value-type="string">
            <text:p>Diplômes</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OBJECTIFS_FIXES</text:p>
          </table:table-cell>
          <table:table-cell table:style-name="ce159" office:value-type="string">
            <text:p>Objectifs fixés</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ENGAG_OBJECT</text:p>
          </table:table-cell>
          <table:table-cell table:style-name="ce159" office:value-type="string">
            <text:p>Engagement pour atteindre les objectifs</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NATURE_PROJET</text:p>
          </table:table-cell>
          <table:table-cell table:style-name="ce159" office:value-type="string">
            <text:p>Nature du projet</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OBSERV_CI</text:p>
          </table:table-cell>
          <table:table-cell table:style-name="ce159" office:value-type="string">
            <text:p>Observations sur le contrat</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DATE_SAISI_CI</text:p>
          </table:table-cell>
          <table:table-cell table:style-name="ce159" office:value-type="string">
            <text:p>Date de saisie du contrat</text:p>
          </table:table-cell>
          <table:table-cell table:style-name="ce102" office:value-type="string">
            <text:p>DATE</text:p>
          </table:table-cell>
          <table:table-cell table:style-name="ce102" office:value-type="float" office:value="10">
            <text:p>1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LIEU_SAISI_CI</text:p>
          </table:table-cell>
          <table:table-cell table:style-name="ce159" office:value-type="string">
            <text:p>Lieu de saisie du contrat</text:p>
          </table:table-cell>
          <table:table-cell table:style-name="ce102" office:value-type="string">
            <text:p>VARCHAR</text:p>
          </table:table-cell>
          <table:table-cell table:style-name="ce102" office:value-type="float" office:value="50">
            <text:p>50</text:p>
          </table:table-cell>
          <table:table-cell table:style-name="ce102"/>
          <table:table-cell table:style-name="ce215" office:value-type="string">
            <text:p>CG</text:p>
          </table:table-cell>
          <table:table-cell table:number-columns-repeated="1018"/>
        </table:table-row>
        <table:table-row table:style-name="ro2">
          <table:table-cell table:style-name="ce203" office:value-type="string">
            <text:p>EMP_TROUV</text:p>
          </table:table-cell>
          <table:table-cell table:style-name="ce159" office:value-type="string">
            <text:p>Emploi trouvé</text:p>
          </table:table-cell>
          <table:table-cell table:style-name="ce102" office:value-type="string">
            <text:p>BOOLEAN</text:p>
          </table:table-cell>
          <table:table-cell table:style-name="ce102" office:value-type="float" office:value="10">
            <text:p>10</text:p>
          </table:table-cell>
          <table:table-cell table:style-name="ce102"/>
          <table:table-cell table:style-name="ce215" office:value-type="string">
            <text:p>CG</text:p>
          </table:table-cell>
          <table:table-cell table:number-columns-repeated="1018"/>
        </table:table-row>
        <table:table-row table:style-name="ro10">
          <table:table-cell table:style-name="ce203" office:value-type="string">
            <text:p>FORME_CI</text:p>
          </table:table-cell>
          <table:table-cell table:style-name="ce159" office:value-type="string">
            <text:p>Forme du contrat</text:p>
          </table:table-cell>
          <table:table-cell table:style-name="ce102" office:value-type="string">
            <text:p>CHAR</text:p>
          </table:table-cell>
          <table:table-cell table:style-name="ce102" office:value-type="float" office:value="1">
            <text:p>1</text:p>
          </table:table-cell>
          <table:table-cell table:style-name="ce102" office:value-type="string">
            <text:p>S : Simple</text:p>
            <text:p>C : Complexe (CG 93) ou Particulier (CG 66)</text:p>
          </table:table-cell>
          <table:table-cell table:style-name="ce215" office:value-type="string">
            <text:p>CG</text:p>
          </table:table-cell>
          <table:table-cell table:number-columns-repeated="1018"/>
        </table:table-row>
        <table:table-row table:style-name="ro2">
          <table:table-cell table:style-name="ce203" office:value-type="string">
            <text:p>COMMENTAIRE_ACTION</text:p>
          </table:table-cell>
          <table:table-cell table:style-name="ce159" office:value-type="string">
            <text:p>Commentaire concernant l'action</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10">
          <table:table-cell table:style-name="ce203" office:value-type="string">
            <text:p>RAISON_CI</text:p>
          </table:table-cell>
          <table:table-cell table:style-name="ce159" office:value-type="string">
            <text:p>Raison du contrat</text:p>
          </table:table-cell>
          <table:table-cell table:style-name="ce102" office:value-type="string">
            <text:p>CHAR</text:p>
          </table:table-cell>
          <table:table-cell table:style-name="ce102" office:value-type="float" office:value="1">
            <text:p>1</text:p>
          </table:table-cell>
          <table:table-cell table:style-name="ce102" office:value-type="string">
            <text:p>S : Suspension</text:p>
            <text:p>R : Radiation</text:p>
          </table:table-cell>
          <table:table-cell table:style-name="ce215" office:value-type="string">
            <text:p>CG</text:p>
          </table:table-cell>
          <table:table-cell table:number-columns-repeated="1018"/>
        </table:table-row>
        <table:table-row table:style-name="ro10">
          <table:table-cell table:style-name="ce203" office:value-type="string">
            <text:p>AVISEQPLURI</text:p>
          </table:table-cell>
          <table:table-cell table:style-name="ce159" office:value-type="string">
            <text:p>Avis de l'Equipe Pluridisciplinaire</text:p>
          </table:table-cell>
          <table:table-cell table:style-name="ce102" office:value-type="string">
            <text:p>CHAR</text:p>
          </table:table-cell>
          <table:table-cell table:style-name="ce102" office:value-type="float" office:value="3">
            <text:p>3</text:p>
          </table:table-cell>
          <table:table-cell table:style-name="ce102" office:value-type="string">
            <text:p>R : Réorientation</text:p>
            <text:p>M : Maintien de l'orientation</text:p>
          </table:table-cell>
          <table:table-cell table:style-name="ce215" office:value-type="string">
            <text:p>CG</text:p>
          </table:table-cell>
          <table:table-cell table:number-columns-repeated="1018"/>
        </table:table-row>
        <table:table-row table:style-name="ro2">
          <table:table-cell table:style-name="ce203" office:value-type="string">
            <text:p>SITFAM_CI</text:p>
          </table:table-cell>
          <table:table-cell table:style-name="ce159" office:value-type="string">
            <text:p>Situation familiale</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SITPRO_CI</text:p>
          </table:table-cell>
          <table:table-cell table:style-name="ce159" office:value-type="string">
            <text:p>Situation professionnelle</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OBSERV_BENEF</text:p>
          </table:table-cell>
          <table:table-cell table:style-name="ce159" office:value-type="string">
            <text:p>Observations du bénéficiaire</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REFERENT_ID</text:p>
          </table:table-cell>
          <table:table-cell table:style-name="ce159" office:value-type="string">
            <text:p>Identifiant de la table « referents »</text:p>
          </table:table-cell>
          <table:table-cell table:style-name="ce102" office:value-type="string">
            <text:p>ENTIER</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CURRENT_ACTION</text:p>
          </table:table-cell>
          <table:table-cell table:style-name="ce159" office:value-type="string">
            <text:p>Action en cours</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AVISRAISON_CI</text:p>
          </table:table-cell>
          <table:table-cell table:style-name="ce159" office:value-type="string">
            <text:p>Avis sur la raison du contrat</text:p>
          </table:table-cell>
          <table:table-cell table:style-name="ce102" office:value-type="string">
            <text:p>CHAR</text:p>
          </table:table-cell>
          <table:table-cell table:style-name="ce102" office:value-type="float" office:value="1">
            <text:p>1</text:p>
          </table:table-cell>
          <table:table-cell table:style-name="ce102"/>
          <table:table-cell table:style-name="ce215" office:value-type="string">
            <text:p>CG</text:p>
          </table:table-cell>
          <table:table-cell table:number-columns-repeated="1018"/>
        </table:table-row>
        <table:table-row table:style-name="ro10">
          <table:table-cell table:style-name="ce203" office:value-type="string">
            <text:p>TYPE_DEMANDE</text:p>
          </table:table-cell>
          <table:table-cell table:style-name="ce159" office:value-type="string">
            <text:p>Type de demande</text:p>
          </table:table-cell>
          <table:table-cell table:style-name="ce102" office:value-type="string">
            <text:p>CHAR</text:p>
          </table:table-cell>
          <table:table-cell table:style-name="ce102" office:value-type="float" office:value="3">
            <text:p>3</text:p>
          </table:table-cell>
          <table:table-cell table:style-name="ce102" office:value-type="string">
            <text:p>DOD : Demande d'ouverture de droit</text:p>
            <text:p>DRD : Demande de reprise de droit</text:p>
          </table:table-cell>
          <table:table-cell table:style-name="ce215" office:value-type="string">
            <text:p>CG</text:p>
          </table:table-cell>
          <table:table-cell table:number-columns-repeated="1018"/>
        </table:table-row>
        <table:table-row table:style-name="ro10">
          <table:table-cell table:style-name="ce203" office:value-type="string">
            <text:p>NUM_CONTRAT</text:p>
          </table:table-cell>
          <table:table-cell table:style-name="ce159" office:value-type="string">
            <text:p>Numéro de contrat</text:p>
          </table:table-cell>
          <table:table-cell table:style-name="ce102" office:value-type="string">
            <text:p>CHAR</text:p>
          </table:table-cell>
          <table:table-cell table:style-name="ce102" office:value-type="float" office:value="3">
            <text:p>3</text:p>
          </table:table-cell>
          <table:table-cell table:style-name="ce102" office:value-type="string">
            <text:p>PRE : Premier contrat</text:p>
            <text:p>REN : Renouvellement</text:p>
          </table:table-cell>
          <table:table-cell table:style-name="ce215" office:value-type="string">
            <text:p>CG</text:p>
          </table:table-cell>
          <table:table-cell table:number-columns-repeated="1018"/>
        </table:table-row>
        <table:table-row table:style-name="ro10">
          <table:table-cell table:style-name="ce203" office:value-type="string">
            <text:p>TYPEINSERTION</text:p>
          </table:table-cell>
          <table:table-cell table:style-name="ce159" office:value-type="string">
            <text:p>Type d'insertion</text:p>
          </table:table-cell>
          <table:table-cell table:style-name="ce102" office:value-type="string">
            <text:p>CHAR</text:p>
          </table:table-cell>
          <table:table-cell table:style-name="ce102" office:value-type="float" office:value="3">
            <text:p>3</text:p>
          </table:table-cell>
          <table:table-cell table:style-name="ce102" office:value-type="string">
            <text:p>SOC : Sociale</text:p>
            <text:p>EMP : Emploi</text:p>
          </table:table-cell>
          <table:table-cell table:style-name="ce215" office:value-type="string">
            <text:p>CG</text:p>
          </table:table-cell>
          <table:table-cell table:number-columns-repeated="1018"/>
        </table:table-row>
        <table:table-row table:style-name="ro2">
          <table:table-cell table:style-name="ce203" office:value-type="string">
            <text:p>BILANCONTRAT</text:p>
          </table:table-cell>
          <table:table-cell table:style-name="ce159" office:value-type="string">
            <text:p>Bilan du contrat</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ENGAG_OBJECT_REFERENT</text:p>
          </table:table-cell>
          <table:table-cell table:style-name="ce159" office:value-type="string">
            <text:p>Actions à réaliser par le référent</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OUTILSMOBILISES</text:p>
          </table:table-cell>
          <table:table-cell table:style-name="ce159" office:value-type="string">
            <text:p>Outils mobilisés</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OUTILSAMOBILISER</text:p>
          </table:table-cell>
          <table:table-cell table:style-name="ce159" office:value-type="string">
            <text:p>Outils à mobiliser</text:p>
          </table:table-cell>
          <table:table-cell table:style-name="ce102" office:value-type="string">
            <text:p>TEXT</text:p>
          </table:table-cell>
          <table:table-cell table:style-name="ce102" table:number-columns-repeated="2"/>
          <table:table-cell table:style-name="ce215" office:value-type="string">
            <text:p>CG</text:p>
          </table:table-cell>
          <table:table-cell table:number-columns-repeated="1018"/>
        </table:table-row>
        <table:table-row table:style-name="ro2">
          <table:table-cell table:style-name="ce203" office:value-type="string">
            <text:p>NIVEAUSALAIRE</text:p>
          </table:table-cell>
          <table:table-cell table:style-name="ce159" office:value-type="string">
            <text:p>Niveau de salaire</text:p>
          </table:table-cell>
          <table:table-cell table:style-name="ce102" office:value-type="string">
            <text:p>NUMERIC</text:p>
          </table:table-cell>
          <table:table-cell table:style-name="ce239" office:value-type="float" office:value="12.2">
            <text:p>12,2</text:p>
          </table:table-cell>
          <table:table-cell table:style-name="ce102"/>
          <table:table-cell table:style-name="ce215" office:value-type="string">
            <text:p>CG</text:p>
          </table:table-cell>
          <table:table-cell table:number-columns-repeated="1018"/>
        </table:table-row>
        <table:table-row table:style-name="ro2">
          <table:table-cell table:style-name="ce234" office:value-type="string">
            <text:p>ZONEGEOGRAPHIQUE_ID</text:p>
          </table:table-cell>
          <table:table-cell table:style-name="ce159" office:value-type="string">
            <text:p>Identifiant de la table « zonesgeographiques »</text:p>
          </table:table-cell>
          <table:table-cell table:style-name="ce102" office:value-type="string">
            <text:p>ENTIER</text:p>
          </table:table-cell>
          <table:table-cell table:style-name="ce102" table:number-columns-repeated="2"/>
          <table:table-cell table:style-name="ce215" office:value-type="string">
            <text:p>CLE ETRANGERE</text:p>
          </table:table-cell>
          <table:table-cell table:number-columns-repeated="1018"/>
        </table:table-row>
        <table:table-row table:style-name="ro2" table:number-rows-repeated="1048523">
          <table:table-cell table:number-columns-repeated="1024"/>
        </table:table-row>
        <table:table-row table:style-name="ro2">
          <table:table-cell table:number-columns-repeated="1024"/>
        </table:table-row>
      </table:table>
      <table:table table:name="Table contratsinsertion_user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tratsinsertion_use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NTRATINSERTION_ID</text:p>
          </table:table-cell>
          <table:table-cell table:style-name="ce63" office:value-type="string">
            <text:p>Identifiant de la table «contratsinsertion»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4" office:value-type="string">
            <text:p>USER_ID</text:p>
          </table:table-cell>
          <table:table-cell table:style-name="ce63" office:value-type="string">
            <text:p>Identifiant de la table «user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uis" table:style-name="ta1" table:print="false">
        <table:table-column table:style-name="co45" table:default-cell-style-name="ce194"/>
        <table:table-column table:style-name="co40" table:default-cell-style-name="ce253"/>
        <table:table-column table:style-name="co16" table:default-cell-style-name="ce194"/>
        <table:table-column table:style-name="co28" table:default-cell-style-name="ce194"/>
        <table:table-column table:style-name="co46" table:default-cell-style-name="ce260"/>
        <table:table-column table:style-name="co30" table:default-cell-style-name="ce194"/>
        <table:table-column table:style-name="co8" table:number-columns-repeated="1018" table:default-cell-style-name="ce261"/>
        <table:table-row table:style-name="ro13">
          <table:table-cell table:style-name="ce54" office:value-type="string" table:number-columns-spanned="6" table:number-rows-spanned="1">
            <text:p>Table <text:span text:style-name="T1">cuis</text:span></text:p>
          </table:table-cell>
          <table:covered-table-cell table:style-name="ce242"/>
          <table:covered-table-cell table:style-name="ce94"/>
          <table:covered-table-cell table:style-name="ce94"/>
          <table:covered-table-cell table:style-name="ce257"/>
          <table:covered-table-cell table:style-name="ce114"/>
          <table:table-cell table:number-columns-repeated="1018"/>
        </table:table-row>
        <table:table-row table:style-name="ro2">
          <table:table-cell table:style-name="ce114" office:value-type="string">
            <text:p>Nom du champ</text:p>
          </table:table-cell>
          <table:table-cell table:style-name="ce243"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258"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2" office:value-type="string">
            <text:p>ID</text:p>
          </table:table-cell>
          <table:table-cell table:style-name="ce244" office:value-type="string">
            <text:p>Identifiant</text:p>
          </table:table-cell>
          <table:table-cell table:style-name="ce222" office:value-type="string">
            <text:p>ENTIER</text:p>
          </table:table-cell>
          <table:table-cell table:style-name="ce214"/>
          <table:table-cell table:style-name="ce244"/>
          <table:table-cell table:style-name="ce222" office:value-type="string">
            <text:p>CLE PRIMAIRE</text:p>
          </table:table-cell>
          <table:table-cell table:style-name="ce262"/>
          <table:table-cell table:style-name="ce263" table:number-columns-repeated="1017"/>
        </table:table-row>
        <table:table-row table:style-name="ro2">
          <table:table-cell table:style-name="ce222" office:value-type="string">
            <text:p>PERSONNE_ID</text:p>
          </table:table-cell>
          <table:table-cell table:style-name="ce245" office:value-type="string">
            <text:p>Identifiant de la table personnes </text:p>
          </table:table-cell>
          <table:table-cell table:style-name="ce222" office:value-type="string">
            <text:p>ENTIER</text:p>
          </table:table-cell>
          <table:table-cell table:style-name="ce214"/>
          <table:table-cell table:style-name="ce244"/>
          <table:table-cell table:style-name="ce222" office:value-type="string">
            <text:p>CLE ETRANGERE</text:p>
          </table:table-cell>
          <table:table-cell table:style-name="ce227"/>
          <table:table-cell table:number-columns-repeated="1017"/>
        </table:table-row>
        <table:table-row table:style-name="ro2">
          <table:table-cell table:style-name="ce222" office:value-type="string">
            <text:p>REFERENT_ID</text:p>
          </table:table-cell>
          <table:table-cell table:style-name="ce246" office:value-type="string">
            <text:p>Identifiant de la table referents</text:p>
          </table:table-cell>
          <table:table-cell table:style-name="ce222" office:value-type="string">
            <text:p>ENTIER</text:p>
          </table:table-cell>
          <table:table-cell table:style-name="ce214"/>
          <table:table-cell table:style-name="ce244"/>
          <table:table-cell table:style-name="ce222" office:value-type="string">
            <text:p>CLE ETRANGERE</text:p>
          </table:table-cell>
          <table:table-cell table:style-name="ce227"/>
          <table:table-cell table:number-columns-repeated="1017"/>
        </table:table-row>
        <table:table-row table:style-name="ro2">
          <table:table-cell table:style-name="ce222" office:value-type="string">
            <text:p>STRUCTUREREFERENTE_ID</text:p>
          </table:table-cell>
          <table:table-cell table:style-name="ce246" office:value-type="string">
            <text:p>Identifiant de la table structurereferentes</text:p>
          </table:table-cell>
          <table:table-cell table:style-name="ce222" office:value-type="string">
            <text:p>ENTIER</text:p>
          </table:table-cell>
          <table:table-cell table:style-name="ce214"/>
          <table:table-cell table:style-name="ce244"/>
          <table:table-cell table:style-name="ce222" office:value-type="string">
            <text:p>CLE ETRANGERE</text:p>
          </table:table-cell>
          <table:table-cell table:style-name="ce227"/>
          <table:table-cell table:number-columns-repeated="1017"/>
        </table:table-row>
        <table:table-row table:style-name="ro10">
          <table:table-cell table:style-name="ce222" office:value-type="string">
            <text:p>CONVENTION</text:p>
          </table:table-cell>
          <table:table-cell table:style-name="ce246" office:value-type="string">
            <text:p>Type de convention</text:p>
          </table:table-cell>
          <table:table-cell table:style-name="ce222" office:value-type="string">
            <text:p>CHAR</text:p>
          </table:table-cell>
          <table:table-cell table:style-name="ce214"/>
          <table:table-cell table:style-name="ce254" office:value-type="string">
            <text:p>"CES" : Entre le Conseil Général, l'Employeur et le Salarié</text:p>
            <text:p>"EES" : Entre l'Etat, l'Employeur et le Salarié</text:p>
          </table:table-cell>
          <table:table-cell table:style-name="ce214"/>
          <table:table-cell table:style-name="ce227"/>
          <table:table-cell table:number-columns-repeated="1017"/>
        </table:table-row>
        <table:table-row table:style-name="ro10">
          <table:table-cell table:style-name="ce222" office:value-type="string">
            <text:p>SECTEUR</text:p>
          </table:table-cell>
          <table:table-cell table:style-name="ce247" office:value-type="string">
            <text:p>Type de secteur</text:p>
          </table:table-cell>
          <table:table-cell table:style-name="ce222" office:value-type="string">
            <text:p>CHAR</text:p>
          </table:table-cell>
          <table:table-cell table:style-name="ce214"/>
          <table:table-cell table:style-name="ce255" office:value-type="string">
            <text:p>"CIE" : Secteur Marchand</text:p>
            <text:p>"CAE" : Secteur Non Marchand</text:p>
          </table:table-cell>
          <table:table-cell table:style-name="ce214"/>
          <table:table-cell table:style-name="ce227"/>
          <table:table-cell table:number-columns-repeated="1017"/>
        </table:table-row>
        <table:table-row table:style-name="ro2">
          <table:table-cell table:style-name="ce222" office:value-type="string">
            <text:p>NUMSECTEUR</text:p>
          </table:table-cell>
          <table:table-cell table:style-name="ce248" office:value-type="string">
            <text:p>N° de convention d'objectifs</text:p>
          </table:table-cell>
          <table:table-cell table:style-name="ce222" office:value-type="string">
            <text:p>VARCHAR</text:p>
          </table:table-cell>
          <table:table-cell table:style-name="ce222" office:value-type="float" office:value="11">
            <text:p>11</text:p>
          </table:table-cell>
          <table:table-cell table:style-name="ce244"/>
          <table:table-cell table:style-name="ce214"/>
          <table:table-cell table:style-name="ce227"/>
          <table:table-cell table:number-columns-repeated="1017"/>
        </table:table-row>
        <table:table-row table:style-name="ro16">
          <table:table-cell table:style-name="ce222" office:value-type="string">
            <text:p>AVENANT</text:p>
          </table:table-cell>
          <table:table-cell table:style-name="ce246" office:value-type="string">
            <text:p/>
            <text:p>Type d'avenant</text:p>
          </table:table-cell>
          <table:table-cell table:style-name="ce222" office:value-type="string">
            <text:p>CHAR</text:p>
          </table:table-cell>
          <table:table-cell table:style-name="ce214"/>
          <table:table-cell table:style-name="ce254" office:value-type="string">
            <text:p/>
            <text:p>"REN" : Renouvellement</text:p>
            <text:p>"MOD" : Modification</text:p>
          </table:table-cell>
          <table:table-cell table:style-name="ce214"/>
          <table:table-cell table:style-name="ce227"/>
          <table:table-cell table:number-columns-repeated="1017"/>
        </table:table-row>
        <table:table-row table:style-name="ro2">
          <table:table-cell table:style-name="ce222" office:value-type="string">
            <text:p>NUMCONVENTIONCOLLECT</text:p>
          </table:table-cell>
          <table:table-cell table:style-name="ce249" office:value-type="string">
            <text:p>N° de convention collective</text:p>
          </table:table-cell>
          <table:table-cell table:style-name="ce222" office:value-type="string">
            <text:p>VARCHAR</text:p>
          </table:table-cell>
          <table:table-cell table:style-name="ce222" office:value-type="float" office:value="9">
            <text:p>9</text:p>
          </table:table-cell>
          <table:table-cell table:style-name="ce244"/>
          <table:table-cell table:style-name="ce214"/>
          <table:table-cell table:style-name="ce227"/>
          <table:table-cell table:number-columns-repeated="1017"/>
        </table:table-row>
        <table:table-row table:style-name="ro16">
          <table:table-cell table:style-name="ce222" office:value-type="string">
            <text:p>AVENANTCG</text:p>
          </table:table-cell>
          <table:table-cell table:style-name="ce249" office:value-type="string">
            <text:p>Type d'avenant venant du CG</text:p>
          </table:table-cell>
          <table:table-cell table:style-name="ce222" office:value-type="string">
            <text:p>CHAR</text:p>
          </table:table-cell>
          <table:table-cell table:style-name="ce214"/>
          <table:table-cell table:style-name="ce254" office:value-type="string">
            <text:p/>
            <text:p>"REN" : Renouvellement</text:p>
            <text:p>"MOD" : Modification</text:p>
          </table:table-cell>
          <table:table-cell table:style-name="ce214"/>
          <table:table-cell table:style-name="ce227"/>
          <table:table-cell table:number-columns-repeated="1017"/>
        </table:table-row>
        <table:table-row table:style-name="ro2">
          <table:table-cell table:style-name="ce222" office:value-type="string">
            <text:p>DATEDEPOT</text:p>
          </table:table-cell>
          <table:table-cell table:style-name="ce245" office:value-type="string">
            <text:p>Date du dépôt</text:p>
          </table:table-cell>
          <table:table-cell table:style-name="ce222" office:value-type="string">
            <text:p>DATE</text:p>
          </table:table-cell>
          <table:table-cell table:style-name="ce214"/>
          <table:table-cell table:style-name="ce244"/>
          <table:table-cell table:style-name="ce214"/>
          <table:table-cell table:style-name="ce227"/>
          <table:table-cell table:number-columns-repeated="1017"/>
        </table:table-row>
        <table:table-row table:style-name="ro2">
          <table:table-cell table:style-name="ce222" office:value-type="string">
            <text:p>CODEPRESCRIPTEUR</text:p>
          </table:table-cell>
          <table:table-cell table:style-name="ce248" office:value-type="string">
            <text:p>Code prescripteur</text:p>
          </table:table-cell>
          <table:table-cell table:style-name="ce222" office:value-type="string">
            <text:p>VARCHAR</text:p>
          </table:table-cell>
          <table:table-cell table:style-name="ce222" office:value-type="float" office:value="6">
            <text:p>6</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UMEROIDE</text:p>
          </table:table-cell>
          <table:table-cell table:style-name="ce248" office:value-type="string">
            <text:p>Numéro IDE (si le salarié est inscrit à Pôle Emploi)</text:p>
          </table:table-cell>
          <table:table-cell table:style-name="ce222" office:value-type="string">
            <text:p>VARCHAR</text:p>
          </table:table-cell>
          <table:table-cell table:style-name="ce222" office:value-type="float" office:value="8">
            <text:p>8</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OMEMPLOYEUR</text:p>
          </table:table-cell>
          <table:table-cell table:style-name="ce245" office:value-type="string">
            <text:p>Nom de l'employeur</text:p>
          </table:table-cell>
          <table:table-cell table:style-name="ce222" office:value-type="string">
            <text:p>VARCHAR</text:p>
          </table:table-cell>
          <table:table-cell table:style-name="ce222" office:value-type="float" office:value="50">
            <text:p>50</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UMVOIEEMPLOYEUR</text:p>
          </table:table-cell>
          <table:table-cell table:style-name="ce245" office:value-type="string">
            <text:p>N° de voie de l'employeur</text:p>
          </table:table-cell>
          <table:table-cell table:style-name="ce222" office:value-type="string">
            <text:p>VARCHAR</text:p>
          </table:table-cell>
          <table:table-cell table:style-name="ce222" office:value-type="float" office:value="6">
            <text:p>6</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TYPEVOIEEMPLOYEUR</text:p>
          </table:table-cell>
          <table:table-cell table:style-name="ce245" office:value-type="string">
            <text:p>Type de voie de l'employeur</text:p>
          </table:table-cell>
          <table:table-cell table:style-name="ce222" office:value-type="string">
            <text:p>VARCHAR</text:p>
          </table:table-cell>
          <table:table-cell table:style-name="ce222" office:value-type="float" office:value="4">
            <text:p>4</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OMVOIEEMPLOYEUR</text:p>
          </table:table-cell>
          <table:table-cell table:style-name="ce248" office:value-type="string">
            <text:p>Nom de voie de l'employeur</text:p>
          </table:table-cell>
          <table:table-cell table:style-name="ce222" office:value-type="string">
            <text:p>VARCHAR</text:p>
          </table:table-cell>
          <table:table-cell table:style-name="ce222" office:value-type="float" office:value="50">
            <text:p>50</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COMPLADREMPLOYEUR</text:p>
          </table:table-cell>
          <table:table-cell table:style-name="ce245" office:value-type="string">
            <text:p>Complément adresse de l'employeur</text:p>
          </table:table-cell>
          <table:table-cell table:style-name="ce222" office:value-type="string">
            <text:p>VARCHAR</text:p>
          </table:table-cell>
          <table:table-cell table:style-name="ce222" office:value-type="float" office:value="50">
            <text:p>50</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UMTELEMPLOYEUR</text:p>
          </table:table-cell>
          <table:table-cell table:style-name="ce245" office:value-type="string">
            <text:p>N° de téléphone de l'employeur</text:p>
          </table:table-cell>
          <table:table-cell table:style-name="ce222" office:value-type="string">
            <text:p>VARCHAR</text:p>
          </table:table-cell>
          <table:table-cell table:style-name="ce222" office:value-type="float" office:value="14">
            <text:p>14</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EMAILEMPLOYEUR</text:p>
          </table:table-cell>
          <table:table-cell table:style-name="ce248" office:value-type="string">
            <text:p>Email de l'employeur</text:p>
          </table:table-cell>
          <table:table-cell table:style-name="ce222" office:value-type="string">
            <text:p>VARCHAR</text:p>
          </table:table-cell>
          <table:table-cell table:style-name="ce222" office:value-type="float" office:value="78">
            <text:p>78</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CODEPOSTALEMPLOYEUR</text:p>
          </table:table-cell>
          <table:table-cell table:style-name="ce248" office:value-type="string">
            <text:p>Code postal de l'employeur</text:p>
          </table:table-cell>
          <table:table-cell table:style-name="ce222" office:value-type="string">
            <text:p>CHAR</text:p>
          </table:table-cell>
          <table:table-cell table:style-name="ce222" office:value-type="float" office:value="5">
            <text:p>5</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VILLEEMPLOYEUR</text:p>
          </table:table-cell>
          <table:table-cell table:style-name="ce248" office:value-type="string">
            <text:p>Ville de l'employeur</text:p>
          </table:table-cell>
          <table:table-cell table:style-name="ce222" office:value-type="string">
            <text:p>VARCHAR</text:p>
          </table:table-cell>
          <table:table-cell table:style-name="ce222" office:value-type="float" office:value="45">
            <text:p>45</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SIRET</text:p>
          </table:table-cell>
          <table:table-cell table:style-name="ce248" office:value-type="string">
            <text:p>N° de Siret de l'employeur</text:p>
          </table:table-cell>
          <table:table-cell table:style-name="ce222" office:value-type="string">
            <text:p>CHAR</text:p>
          </table:table-cell>
          <table:table-cell table:style-name="ce222" office:value-type="float" office:value="14">
            <text:p>14</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CODENAF2</text:p>
          </table:table-cell>
          <table:table-cell table:style-name="ce248" office:value-type="string">
            <text:p>Code NAF2</text:p>
          </table:table-cell>
          <table:table-cell table:style-name="ce222" office:value-type="string">
            <text:p>CHAR</text:p>
          </table:table-cell>
          <table:table-cell table:style-name="ce222" office:value-type="float" office:value="5">
            <text:p>5</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IDENTCONVCOLLEC</text:p>
          </table:table-cell>
          <table:table-cell table:style-name="ce248" office:value-type="string">
            <text:p>Identifiant convention collective</text:p>
          </table:table-cell>
          <table:table-cell table:style-name="ce222" office:value-type="string">
            <text:p>CHAR</text:p>
          </table:table-cell>
          <table:table-cell table:style-name="ce222" office:value-type="float" office:value="4">
            <text:p>4</text:p>
          </table:table-cell>
          <table:table-cell table:style-name="ce254"/>
          <table:table-cell table:style-name="ce214"/>
          <table:table-cell table:style-name="ce227"/>
          <table:table-cell table:number-columns-repeated="1017"/>
        </table:table-row>
        <table:table-row table:style-name="ro44">
          <table:table-cell table:style-name="ce240" office:value-type="string">
            <text:p>STATUTEMPLOYEUR</text:p>
          </table:table-cell>
          <table:table-cell table:style-name="ce250" office:value-type="string">
            <text:p>Statut de l'employeur</text:p>
          </table:table-cell>
          <table:table-cell table:style-name="ce240" office:value-type="string">
            <text:p>CHAR</text:p>
          </table:table-cell>
          <table:table-cell table:style-name="ce127"/>
          <table:table-cell table:style-name="ce259" office:value-type="string">
            <text:p>"10" : Commune</text:p>
            <text:p>"11" : EPCI</text:p>
            <text:p>"21" : Département </text:p>
            <text:p>"22" : Région</text:p>
            <text:p>"50" : Association</text:p>
            <text:p>"60" : Autre personne morale chargée de la gestion d'un service public (mutuelle, office public d'HLM)</text:p>
            <text:p>"70" : Établissement Public d'Enseignement (lycée, collège) </text:p>
            <text:p>"80" : Établissement Sanitaire Public</text:p>
            <text:p>"90" : Autre établissement public</text:p>
            <text:p>"98" : Groupement d'employeurs</text:p>
            <text:p>"99" : Autre entreprise</text:p>
          </table:table-cell>
          <table:table-cell table:style-name="ce127"/>
          <table:table-cell table:style-name="ce159"/>
          <table:table-cell table:style-name="ce194" table:number-columns-repeated="1017"/>
        </table:table-row>
        <table:table-row table:style-name="ro2">
          <table:table-cell table:style-name="ce222" office:value-type="string">
            <text:p>EFFECTIFEMPLOYEUR</text:p>
          </table:table-cell>
          <table:table-cell table:style-name="ce248" office:value-type="string">
            <text:p>Effectif de l'employeur</text:p>
          </table:table-cell>
          <table:table-cell table:style-name="ce222" office:value-type="string">
            <text:p>ENTIER</text:p>
          </table:table-cell>
          <table:table-cell table:style-name="ce214"/>
          <table:table-cell table:style-name="ce244"/>
          <table:table-cell table:style-name="ce214"/>
          <table:table-cell table:style-name="ce227"/>
          <table:table-cell table:number-columns-repeated="1017"/>
        </table:table-row>
        <table:table-row table:style-name="ro16">
          <table:table-cell table:style-name="ce222" office:value-type="string">
            <text:p>ORGRECOUVCOTIS</text:p>
          </table:table-cell>
          <table:table-cell table:style-name="ce246" office:value-type="string">
            <text:p>Organisme de recouvrement des cotisations sociales</text:p>
          </table:table-cell>
          <table:table-cell table:style-name="ce222" office:value-type="string">
            <text:p>CHAR</text:p>
          </table:table-cell>
          <table:table-cell table:style-name="ce214" office:value-type="float" office:value="3">
            <text:p>3</text:p>
          </table:table-cell>
          <table:table-cell table:style-name="ce254" office:value-type="string">
            <text:p>"URS" : URSSAF</text:p>
            <text:p>"MSA" : MSA</text:p>
            <text:p>"AUT" : Autre</text:p>
          </table:table-cell>
          <table:table-cell table:style-name="ce214"/>
          <table:table-cell table:style-name="ce227"/>
          <table:table-cell table:number-columns-repeated="1017"/>
        </table:table-row>
        <table:table-row table:style-name="ro16">
          <table:table-cell table:style-name="ce222" office:value-type="string">
            <text:p>ATELIERCHANTIER</text:p>
          </table:table-cell>
          <table:table-cell table:style-name="ce246" office:value-type="string">
            <text:p>L'employeur est-il un atelier et chantier d'insertion</text:p>
          </table:table-cell>
          <table:table-cell table:style-name="ce222" office:value-type="string">
            <text:p>CHAR</text:p>
          </table:table-cell>
          <table:table-cell table:style-name="ce214" office:value-type="float" office:value="1">
            <text:p>1</text:p>
          </table:table-cell>
          <table:table-cell table:style-name="ce255" office:value-type="string">
            <text:p/>
            <text:p>"O" : Oui</text:p>
            <text:p>"N" : Non</text:p>
          </table:table-cell>
          <table:table-cell table:style-name="ce214"/>
          <table:table-cell table:style-name="ce227"/>
          <table:table-cell table:number-columns-repeated="1017"/>
        </table:table-row>
        <table:table-row table:style-name="ro11">
          <table:table-cell table:style-name="ce222" office:value-type="string">
            <text:p>NUMANNEXEFINANCIERE</text:p>
          </table:table-cell>
          <table:table-cell table:style-name="ce246" office:value-type="string">
            <text:p>N° d'annexe financiere</text:p>
            <text:p/>
          </table:table-cell>
          <table:table-cell table:style-name="ce222" office:value-type="string">
            <text:p>VARCHAR</text:p>
          </table:table-cell>
          <table:table-cell table:style-name="ce222" office:value-type="float" office:value="9">
            <text:p>9</text:p>
          </table:table-cell>
          <table:table-cell table:style-name="ce255"/>
          <table:table-cell table:style-name="ce214"/>
          <table:table-cell table:style-name="ce227"/>
          <table:table-cell table:number-columns-repeated="1017"/>
        </table:table-row>
        <table:table-row table:style-name="ro10">
          <table:table-cell table:style-name="ce222" office:value-type="string">
            <text:p>ASSURANCECHOMAGE</text:p>
          </table:table-cell>
          <table:table-cell table:style-name="ce246" office:value-type="string">
            <text:p>N° assurance chomage</text:p>
          </table:table-cell>
          <table:table-cell table:style-name="ce222" office:value-type="string">
            <text:p>CHAR</text:p>
          </table:table-cell>
          <table:table-cell table:style-name="ce214" office:value-type="float" office:value="3">
            <text:p>3</text:p>
          </table:table-cell>
          <table:table-cell table:style-name="ce255" office:value-type="string">
            <text:p>"UNE" : UNEDIC</text:p>
            <text:p>"LUI" : Employeur public lui-même</text:p>
          </table:table-cell>
          <table:table-cell table:style-name="ce214"/>
          <table:table-cell table:style-name="ce227"/>
          <table:table-cell table:number-columns-repeated="1017"/>
        </table:table-row>
        <table:table-row table:style-name="ro10">
          <table:table-cell table:style-name="ce222" office:value-type="string">
            <text:p>ISCIE</text:p>
          </table:table-cell>
          <table:table-cell table:style-name="ce246" office:value-type="string">
            <text:p>Est-ce un CIE</text:p>
          </table:table-cell>
          <table:table-cell table:style-name="ce222"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10">
          <table:table-cell table:style-name="ce222" office:value-type="string">
            <text:p>ISADRESSE2</text:p>
          </table:table-cell>
          <table:table-cell table:style-name="ce248" office:value-type="string">
            <text:p>2ème adresse de l'employeur ?</text:p>
          </table:table-cell>
          <table:table-cell table:style-name="ce222" office:value-type="string">
            <text:p>CHAR</text:p>
          </table:table-cell>
          <table:table-cell table:style-name="ce214" office:value-type="float" office:value="1">
            <text:p>1</text:p>
          </table:table-cell>
          <table:table-cell table:style-name="ce254" office:value-type="string">
            <text:p>"O" : Oui</text:p>
            <text:p>"N" : Non</text:p>
          </table:table-cell>
          <table:table-cell table:style-name="ce214"/>
          <table:table-cell table:style-name="ce227"/>
          <table:table-cell table:number-columns-repeated="1017"/>
        </table:table-row>
        <table:table-row table:style-name="ro2">
          <table:table-cell table:style-name="ce241" office:value-type="string">
            <text:p>NOMEMPLOYEUR2</text:p>
          </table:table-cell>
          <table:table-cell table:style-name="ce245" office:value-type="string">
            <text:p>Nom de l'employeur</text:p>
          </table:table-cell>
          <table:table-cell table:style-name="ce222" office:value-type="string">
            <text:p>VARCHAR</text:p>
          </table:table-cell>
          <table:table-cell table:style-name="ce222" office:value-type="float" office:value="50">
            <text:p>50</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UMVOIEEMPLOYEUR2</text:p>
          </table:table-cell>
          <table:table-cell table:style-name="ce246" office:value-type="string">
            <text:p>N° de voie de l'employeur</text:p>
          </table:table-cell>
          <table:table-cell table:style-name="ce222" office:value-type="string">
            <text:p>VARCHAR</text:p>
          </table:table-cell>
          <table:table-cell table:style-name="ce222" office:value-type="float" office:value="6">
            <text:p>6</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TYPEVOIEEMPLOYEUR2</text:p>
          </table:table-cell>
          <table:table-cell table:style-name="ce246" office:value-type="string">
            <text:p>Type de voie de l'employeur</text:p>
          </table:table-cell>
          <table:table-cell table:style-name="ce222" office:value-type="string">
            <text:p>VARCHAR</text:p>
          </table:table-cell>
          <table:table-cell table:style-name="ce222" office:value-type="float" office:value="30">
            <text:p>30</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OMVOIEEMPLOYEUR2</text:p>
          </table:table-cell>
          <table:table-cell table:style-name="ce251" office:value-type="string">
            <text:p>Nom de voie de l'employeur</text:p>
          </table:table-cell>
          <table:table-cell table:style-name="ce222" office:value-type="string">
            <text:p>VARCHAR</text:p>
          </table:table-cell>
          <table:table-cell table:style-name="ce222" office:value-type="float" office:value="32">
            <text:p>32</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COMPLADREMPLOYEUR2</text:p>
          </table:table-cell>
          <table:table-cell table:style-name="ce246" office:value-type="string">
            <text:p>Complément adresse de l'employeur</text:p>
          </table:table-cell>
          <table:table-cell table:style-name="ce222" office:value-type="string">
            <text:p>VARCHAR</text:p>
          </table:table-cell>
          <table:table-cell table:style-name="ce222" office:value-type="float" office:value="14">
            <text:p>14</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NUMTELEMPLOYEUR2</text:p>
          </table:table-cell>
          <table:table-cell table:style-name="ce246" office:value-type="string">
            <text:p>N° de téléphone de l'employeur</text:p>
          </table:table-cell>
          <table:table-cell table:style-name="ce222" office:value-type="string">
            <text:p>VARCHAR</text:p>
          </table:table-cell>
          <table:table-cell table:style-name="ce222" office:value-type="float" office:value="78">
            <text:p>78</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EMAILEMPLOYEUR2</text:p>
          </table:table-cell>
          <table:table-cell table:style-name="ce251" office:value-type="string">
            <text:p>Email de l'employeur</text:p>
          </table:table-cell>
          <table:table-cell table:style-name="ce222" office:value-type="string">
            <text:p>CHAR</text:p>
          </table:table-cell>
          <table:table-cell table:style-name="ce222" office:value-type="float" office:value="5">
            <text:p>5</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CODEPOSTALEMPLOYEUR2</text:p>
          </table:table-cell>
          <table:table-cell table:style-name="ce251" office:value-type="string">
            <text:p>Code postal de l'employeur</text:p>
          </table:table-cell>
          <table:table-cell table:style-name="ce222" office:value-type="string">
            <text:p>VARCHAR</text:p>
          </table:table-cell>
          <table:table-cell table:style-name="ce222" office:value-type="float" office:value="45">
            <text:p>45</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VILLEEMPLOYEUR2</text:p>
          </table:table-cell>
          <table:table-cell table:style-name="ce248" office:value-type="string">
            <text:p>Ville de l'employeur</text:p>
          </table:table-cell>
          <table:table-cell table:style-name="ce222" office:value-type="string">
            <text:p>CHAR</text:p>
          </table:table-cell>
          <table:table-cell table:style-name="ce214"/>
          <table:table-cell table:style-name="ce254"/>
          <table:table-cell table:style-name="ce214"/>
          <table:table-cell table:style-name="ce227"/>
          <table:table-cell table:number-columns-repeated="1017"/>
        </table:table-row>
        <table:table-row table:style-name="ro45">
          <table:table-cell table:style-name="ce222" office:value-type="string">
            <text:p>NIVEAUFORMATION</text:p>
          </table:table-cell>
          <table:table-cell table:style-name="ce251" office:value-type="string">
            <text:p>Niveau de formation</text:p>
          </table:table-cell>
          <table:table-cell table:style-name="ce222" office:value-type="string">
            <text:p>CHAR</text:p>
          </table:table-cell>
          <table:table-cell table:style-name="ce214" office:value-type="float" office:value="2">
            <text:p>2</text:p>
          </table:table-cell>
          <table:table-cell table:style-name="ce255" office:value-type="string">
            <text:p>"70" : Pas de formation allant au-delà de la fin de la scolarité obligatoire</text:p>
            <text:p>"60" : Formation courte d'une durée maximum d'un an, conduisant au Certificat d'éducation Professionnelle ou à toute autre attestation de même nature (Équivalent au niveau V bis de l'Éducation Nationale)</text:p>
            <text:p>"50" : Formation de niveau équivalent à celui du Brevet d'Études Professionnelles (BEP) et du Certificat d'Aptitude Professionnelle (CAP) (Diplôme non obtenu)</text:p>
            <text:p>"51" : Diplôme obtenu du Brevet d'Études Professionnelles (BEP) et du Certificat d'Aptitude Professionnelle (CAP) (Équivalent au niveau V de l'Éducation Nationale)</text:p>
            <text:p>"40" : Formation de niveau équivalent à celui du Baccalauréat général (Équivalent au niveau IV de l'Éducation Nationale)</text:p>
            <text:p>"41" : Brevet de technicien ou Baccalauréat professionnel</text:p>
            <text:p>"30" : Formation de niveau du Brevet de Technicien Supérieur ou du Diplôme des Instituts Universitaires de Technologie et de fin de premier cycle de l'enseignement supérieur (Équivalent au niveau III de l'Éducation Nationale)</text:p>
            <text:p>"20" : Formation de niveau égal ou supérieur à celui de la Licence ou des Écoles d'Ingénieurs (Équivalent au niveau II de l'Éducation Nationale)</text:p>
            <text:p>"10" : Troisième cycle ou Écoles d'Ingénieurs (Équivalent au niveau I de l'Éducation Nationale)</text:p>
            <text:p>"00" : Autres qualifications non certifiantes</text:p>
          </table:table-cell>
          <table:table-cell table:style-name="ce214"/>
          <table:table-cell table:style-name="ce227"/>
          <table:table-cell table:number-columns-repeated="1017"/>
        </table:table-row>
        <table:table-row table:style-name="ro19">
          <table:table-cell table:style-name="ce222" office:value-type="string">
            <text:p>DUREESANSEMPLOI</text:p>
          </table:table-cell>
          <table:table-cell table:style-name="ce251" office:value-type="string">
            <text:p>Durée sans emploi</text:p>
          </table:table-cell>
          <table:table-cell table:style-name="ce222" office:value-type="string">
            <text:p>CHAR</text:p>
          </table:table-cell>
          <table:table-cell table:style-name="ce214" office:value-type="float" office:value="2">
            <text:p>2</text:p>
          </table:table-cell>
          <table:table-cell table:style-name="ce255" office:value-type="string">
            <text:p>"06" : moins de 6 mois</text:p>
            <text:p>"11" : de 6 à 11 mois</text:p>
            <text:p>"23" : de 12 à 23 mois</text:p>
            <text:p>"24" : 24 et plus</text:p>
          </table:table-cell>
          <table:table-cell table:style-name="ce214"/>
          <table:table-cell table:style-name="ce227"/>
          <table:table-cell table:number-columns-repeated="1017"/>
        </table:table-row>
        <table:table-row table:style-name="ro10">
          <table:table-cell table:style-name="ce222" office:value-type="string">
            <text:p>ISINSCRITPE</text:p>
          </table:table-cell>
          <table:table-cell table:style-name="ce251" office:value-type="string">
            <text:p>Inscrit au Pôle Emploi ?</text:p>
          </table:table-cell>
          <table:table-cell table:style-name="ce222"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19">
          <table:table-cell table:style-name="ce222" office:value-type="string">
            <text:p>DUREEINSCRITPE</text:p>
          </table:table-cell>
          <table:table-cell table:style-name="ce251" office:value-type="string">
            <text:p>Durée inscrit Pôle Emploi</text:p>
          </table:table-cell>
          <table:table-cell table:style-name="ce222" office:value-type="string">
            <text:p>CHAR</text:p>
          </table:table-cell>
          <table:table-cell table:style-name="ce214" office:value-type="float" office:value="2">
            <text:p>2</text:p>
          </table:table-cell>
          <table:table-cell table:style-name="ce255" office:value-type="string">
            <text:p>"06" : moins de 6 mois</text:p>
            <text:p>"11" : de 6 à 11 mois</text:p>
            <text:p>"23" : de 12 à 23 mois</text:p>
            <text:p>"24" : 24 et plus</text:p>
          </table:table-cell>
          <table:table-cell table:style-name="ce214"/>
          <table:table-cell table:style-name="ce227"/>
          <table:table-cell table:number-columns-repeated="1017"/>
        </table:table-row>
        <table:table-row table:style-name="ro10">
          <table:table-cell table:style-name="ce222" office:value-type="string">
            <text:p>RSADEPTMAJ</text:p>
          </table:table-cell>
          <table:table-cell table:style-name="ce251" office:value-type="string">
            <text:p>RSA Département Majoré ?</text:p>
          </table:table-cell>
          <table:table-cell table:style-name="ce222"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19">
          <table:table-cell table:style-name="ce222" office:value-type="string">
            <text:p>DUREEBENEFAIDE</text:p>
          </table:table-cell>
          <table:table-cell table:style-name="ce251" office:value-type="string">
            <text:p>Bénéficiaire de l'aide depuis ?</text:p>
          </table:table-cell>
          <table:table-cell table:style-name="ce222" office:value-type="string">
            <text:p>CHAR</text:p>
          </table:table-cell>
          <table:table-cell table:style-name="ce214" office:value-type="float" office:value="2">
            <text:p>2</text:p>
          </table:table-cell>
          <table:table-cell table:style-name="ce255" office:value-type="string">
            <text:p>"06" : moins de 6 mois</text:p>
            <text:p>"11" : de 6 à 11 mois</text:p>
            <text:p>"23" : de 12 à 23 mois</text:p>
            <text:p>"24" : 24 et plus</text:p>
          </table:table-cell>
          <table:table-cell table:style-name="ce214"/>
          <table:table-cell table:style-name="ce227"/>
          <table:table-cell table:number-columns-repeated="1017"/>
        </table:table-row>
        <table:table-row table:style-name="ro10">
          <table:table-cell table:style-name="ce222" office:value-type="string">
            <text:p>HANDICAP</text:p>
          </table:table-cell>
          <table:table-cell table:style-name="ce251" office:value-type="string">
            <text:p>Travailleur handicapé ?</text:p>
          </table:table-cell>
          <table:table-cell table:style-name="ce222"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10">
          <table:table-cell table:style-name="ce222" office:value-type="string">
            <text:p>TYPECONTRAT</text:p>
          </table:table-cell>
          <table:table-cell table:style-name="ce251" office:value-type="string">
            <text:p>Type de contrat</text:p>
          </table:table-cell>
          <table:table-cell table:style-name="ce222" office:value-type="string">
            <text:p>CHAR</text:p>
          </table:table-cell>
          <table:table-cell table:style-name="ce214" office:value-type="float" office:value="3">
            <text:p>3</text:p>
          </table:table-cell>
          <table:table-cell table:style-name="ce255" office:value-type="string">
            <text:p>"CDI" : CDI</text:p>
            <text:p>"CDD" : CDD</text:p>
          </table:table-cell>
          <table:table-cell table:style-name="ce214"/>
          <table:table-cell table:style-name="ce227"/>
          <table:table-cell table:number-columns-repeated="1017"/>
        </table:table-row>
        <table:table-row table:style-name="ro2">
          <table:table-cell table:style-name="ce222" office:value-type="string">
            <text:p>DATEEMBAUCHE</text:p>
          </table:table-cell>
          <table:table-cell table:style-name="ce251" office:value-type="string">
            <text:p>Date de l'embauche</text:p>
          </table:table-cell>
          <table:table-cell table:style-name="ce222" office:value-type="string">
            <text:p>DATE</text:p>
          </table:table-cell>
          <table:table-cell table:style-name="ce214"/>
          <table:table-cell table:style-name="ce255"/>
          <table:table-cell table:style-name="ce214"/>
          <table:table-cell table:style-name="ce227"/>
          <table:table-cell table:number-columns-repeated="1017"/>
        </table:table-row>
        <table:table-row table:style-name="ro2">
          <table:table-cell table:style-name="ce222" office:value-type="string">
            <text:p>DATEFINCONTRAT</text:p>
          </table:table-cell>
          <table:table-cell table:style-name="ce251" office:value-type="string">
            <text:p>Date de la fin du contrat</text:p>
          </table:table-cell>
          <table:table-cell table:style-name="ce222" office:value-type="string">
            <text:p>DATE</text:p>
          </table:table-cell>
          <table:table-cell table:style-name="ce222" office:value-type="float" office:value="5">
            <text:p>5</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CODEEMPLOI</text:p>
          </table:table-cell>
          <table:table-cell table:style-name="ce251" office:value-type="string">
            <text:p>Code ROME</text:p>
          </table:table-cell>
          <table:table-cell table:style-name="ce222" office:value-type="string">
            <text:p>CHAR</text:p>
          </table:table-cell>
          <table:table-cell table:style-name="ce222" office:value-type="float" office:value="5">
            <text:p>5</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SALAIREBRUT</text:p>
          </table:table-cell>
          <table:table-cell table:style-name="ce251" office:value-type="string">
            <text:p>Salaire brut</text:p>
          </table:table-cell>
          <table:table-cell table:style-name="ce222" office:value-type="string">
            <text:p>CHAR</text:p>
          </table:table-cell>
          <table:table-cell table:style-name="ce214" office:value-type="float" office:value="5">
            <text:p>5</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DUREEHEBDOSALARIEHEURE</text:p>
          </table:table-cell>
          <table:table-cell table:style-name="ce251" office:value-type="string">
            <text:p>Durée hebdomadaire (en heure) de travail du salarié indiquée sur le contrat</text:p>
          </table:table-cell>
          <table:table-cell table:style-name="ce222" office:value-type="string">
            <text:p>ENTIER</text:p>
          </table:table-cell>
          <table:table-cell table:style-name="ce214"/>
          <table:table-cell table:style-name="ce255"/>
          <table:table-cell table:style-name="ce214"/>
          <table:table-cell table:style-name="ce227"/>
          <table:table-cell table:number-columns-repeated="1017"/>
        </table:table-row>
        <table:table-row table:style-name="ro2">
          <table:table-cell table:style-name="ce222" office:value-type="string">
            <text:p>DUREEHEBDOSALARIEMINUTE</text:p>
          </table:table-cell>
          <table:table-cell table:style-name="ce251" office:value-type="string">
            <text:p>Durée hebdomadaire (en minute) de travail du salarié indiquée sur le contrat</text:p>
          </table:table-cell>
          <table:table-cell table:style-name="ce222" office:value-type="string">
            <text:p>ENTIER</text:p>
          </table:table-cell>
          <table:table-cell table:style-name="ce214"/>
          <table:table-cell table:style-name="ce255"/>
          <table:table-cell table:style-name="ce214"/>
          <table:table-cell table:style-name="ce227"/>
          <table:table-cell table:number-columns-repeated="1017"/>
        </table:table-row>
        <table:table-row table:style-name="ro10">
          <table:table-cell table:style-name="ce222" office:value-type="string">
            <text:p>MODULATION</text:p>
          </table:table-cell>
          <table:table-cell table:style-name="ce251" office:value-type="string">
            <text:p>Modulation sur les heures ?</text:p>
          </table:table-cell>
          <table:table-cell table:style-name="ce222"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2">
          <table:table-cell table:style-name="ce222" office:value-type="string">
            <text:p>DUREECOLLHEBDOHEURE</text:p>
          </table:table-cell>
          <table:table-cell table:style-name="ce251" office:value-type="string">
            <text:p>Durée collective hebdomadaire (en heure) de travail appliquée dans l'établissement</text:p>
          </table:table-cell>
          <table:table-cell table:style-name="ce254" office:value-type="string">
            <text:p>ENTIER</text:p>
          </table:table-cell>
          <table:table-cell table:style-name="ce214"/>
          <table:table-cell table:style-name="ce255"/>
          <table:table-cell table:style-name="ce214"/>
          <table:table-cell table:style-name="ce227"/>
          <table:table-cell table:number-columns-repeated="1017"/>
        </table:table-row>
        <table:table-row table:style-name="ro2">
          <table:table-cell table:style-name="ce222" office:value-type="string">
            <text:p>DUREECOLLHEBDOMINUTE</text:p>
          </table:table-cell>
          <table:table-cell table:style-name="ce251" office:value-type="string">
            <text:p>Durée collective hebdomadaire (en minute) de travail appliquée dans l'établissement</text:p>
          </table:table-cell>
          <table:table-cell table:style-name="ce255" office:value-type="string">
            <text:p>ENTIER</text:p>
          </table:table-cell>
          <table:table-cell table:style-name="ce222"/>
          <table:table-cell table:style-name="ce255"/>
          <table:table-cell table:style-name="ce214"/>
          <table:table-cell table:style-name="ce227"/>
          <table:table-cell table:number-columns-repeated="1017"/>
        </table:table-row>
        <table:table-row table:style-name="ro2">
          <table:table-cell table:style-name="ce222" office:value-type="string">
            <text:p>NUMLIEUCONTRAT</text:p>
          </table:table-cell>
          <table:table-cell table:style-name="ce251" office:value-type="string">
            <text:p>N° du lieu d'exécution du contrat</text:p>
          </table:table-cell>
          <table:table-cell table:style-name="ce255" office:value-type="string">
            <text:p>VARCHAR</text:p>
          </table:table-cell>
          <table:table-cell table:style-name="ce222" office:value-type="float" office:value="6">
            <text:p>6</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TYPEVOIELIEUCONTRAT</text:p>
          </table:table-cell>
          <table:table-cell table:style-name="ce246" office:value-type="string">
            <text:p>Type de voie du lieu de contrat</text:p>
          </table:table-cell>
          <table:table-cell table:style-name="ce255" office:value-type="string">
            <text:p>VARCHAR</text:p>
          </table:table-cell>
          <table:table-cell table:style-name="ce222" office:value-type="float" office:value="4">
            <text:p>4</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NOMVOIELIEUCONTRAT</text:p>
          </table:table-cell>
          <table:table-cell table:style-name="ce251" office:value-type="string">
            <text:p>Nom de voie du lieu de contrat</text:p>
          </table:table-cell>
          <table:table-cell table:style-name="ce255" office:value-type="string">
            <text:p>VARCHAR</text:p>
          </table:table-cell>
          <table:table-cell table:style-name="ce222" office:value-type="float" office:value="50">
            <text:p>50</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CODEPOSTALLIEUCONTRAT</text:p>
          </table:table-cell>
          <table:table-cell table:style-name="ce251" office:value-type="string">
            <text:p>Code postal du lieu de contrat</text:p>
          </table:table-cell>
          <table:table-cell table:style-name="ce255" office:value-type="string">
            <text:p>VARCHAR</text:p>
          </table:table-cell>
          <table:table-cell table:style-name="ce222" office:value-type="float" office:value="45">
            <text:p>45</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VILLELIEUCONTRAT</text:p>
          </table:table-cell>
          <table:table-cell table:style-name="ce251" office:value-type="string">
            <text:p>Ville du lieu de contrat</text:p>
          </table:table-cell>
          <table:table-cell table:style-name="ce255" office:value-type="string">
            <text:p>VARCHAR</text:p>
          </table:table-cell>
          <table:table-cell table:style-name="ce222" office:value-type="float" office:value="3">
            <text:p>3</text:p>
          </table:table-cell>
          <table:table-cell table:style-name="ce255"/>
          <table:table-cell table:style-name="ce214"/>
          <table:table-cell table:style-name="ce227"/>
          <table:table-cell table:number-columns-repeated="1017"/>
        </table:table-row>
        <table:table-row table:style-name="ro16">
          <table:table-cell table:style-name="ce222" office:value-type="string">
            <text:p>QUALTUTEUR</text:p>
          </table:table-cell>
          <table:table-cell table:style-name="ce251" office:value-type="string">
            <text:p>Civilité du tuteur</text:p>
          </table:table-cell>
          <table:table-cell table:style-name="ce255" office:value-type="string">
            <text:p>CHAR</text:p>
          </table:table-cell>
          <table:table-cell table:style-name="ce222" office:value-type="float" office:value="50">
            <text:p>50</text:p>
          </table:table-cell>
          <table:table-cell table:style-name="ce255" office:value-type="string">
            <text:p>"MR" : Monsieur</text:p>
            <text:p>"MME": Madame</text:p>
            <text:p>"MLE" : Mademoiselle</text:p>
          </table:table-cell>
          <table:table-cell table:style-name="ce214"/>
          <table:table-cell table:style-name="ce227"/>
          <table:table-cell table:number-columns-repeated="1017"/>
        </table:table-row>
        <table:table-row table:style-name="ro2">
          <table:table-cell table:style-name="ce222" office:value-type="string">
            <text:p>NOMTUTEUR</text:p>
          </table:table-cell>
          <table:table-cell table:style-name="ce251" office:value-type="string">
            <text:p>Nom du tuteur</text:p>
          </table:table-cell>
          <table:table-cell table:style-name="ce255" office:value-type="string">
            <text:p>VARCHAR</text:p>
          </table:table-cell>
          <table:table-cell table:style-name="ce222" office:value-type="float" office:value="50">
            <text:p>50</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PRENOMTUTEUR</text:p>
          </table:table-cell>
          <table:table-cell table:style-name="ce251" office:value-type="string">
            <text:p>Prénom du tuteur</text:p>
          </table:table-cell>
          <table:table-cell table:style-name="ce255" office:value-type="string">
            <text:p>VARCHAR</text:p>
          </table:table-cell>
          <table:table-cell table:style-name="ce222" office:value-type="float" office:value="50">
            <text:p>50</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FONCTIONTUTEUR</text:p>
          </table:table-cell>
          <table:table-cell table:style-name="ce251" office:value-type="string">
            <text:p>Fonction du tuteur</text:p>
          </table:table-cell>
          <table:table-cell table:style-name="ce255" office:value-type="string">
            <text:p>VARCHAR</text:p>
          </table:table-cell>
          <table:table-cell table:style-name="ce214"/>
          <table:table-cell table:style-name="ce255"/>
          <table:table-cell table:style-name="ce222" office:value-type="string">
            <text:p>CLE ETRANGERE</text:p>
          </table:table-cell>
          <table:table-cell table:style-name="ce227"/>
          <table:table-cell table:number-columns-repeated="1017"/>
        </table:table-row>
        <table:table-row table:style-name="ro10">
          <table:table-cell table:style-name="ce222" office:value-type="string">
            <text:p>ISAAS</text:p>
          </table:table-cell>
          <table:table-cell table:style-name="ce251" office:value-type="string">
            <text:p>Actions d'Accompagnement Social</text:p>
          </table:table-cell>
          <table:table-cell table:style-name="ce256"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16">
          <table:table-cell table:style-name="ce222" office:value-type="string">
            <text:p>REMOBILISATION</text:p>
          </table:table-cell>
          <table:table-cell table:style-name="ce251" office:value-type="string">
            <text:p>Remobilisation vers l'emploi</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AIDEREPRISE</text:p>
          </table:table-cell>
          <table:table-cell table:style-name="ce251" office:value-type="string">
            <text:p>Aide à la prise de poste</text:p>
          </table:table-cell>
          <table:table-cell table:style-name="ce256" office:value-type="string">
            <text:p>CHAR</text:p>
          </table:table-cell>
          <table:table-cell table:style-name="ce214" office:value-type="float" office:value="1">
            <text:p>1</text:p>
          </table:table-cell>
          <table:table-cell table:style-name="ce254"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ELABOPROJETPRO</text:p>
          </table:table-cell>
          <table:table-cell table:style-name="ce251" office:value-type="string">
            <text:p>Élaboration projet professionnel</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EVALUATION</text:p>
          </table:table-cell>
          <table:table-cell table:style-name="ce251" office:value-type="string">
            <text:p>Évaluation du projet professionnel et appui à sa réalisation</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AIDERECHEMPLOI</text:p>
          </table:table-cell>
          <table:table-cell table:style-name="ce251" office:value-type="string">
            <text:p>Aide à la recherche d'emploi</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2">
          <table:table-cell table:style-name="ce222" office:value-type="string">
            <text:p>AUTRE</text:p>
          </table:table-cell>
          <table:table-cell table:style-name="ce251" office:value-type="string">
            <text:p>Autre</text:p>
          </table:table-cell>
          <table:table-cell table:style-name="ce255" office:value-type="string">
            <text:p>VARCHAR</text:p>
          </table:table-cell>
          <table:table-cell table:style-name="ce222" office:value-type="float" office:value="50">
            <text:p>50</text:p>
          </table:table-cell>
          <table:table-cell table:style-name="ce244"/>
          <table:table-cell table:style-name="ce214"/>
          <table:table-cell table:style-name="ce227"/>
          <table:table-cell table:number-columns-repeated="1017"/>
        </table:table-row>
        <table:table-row table:style-name="ro16">
          <table:table-cell table:style-name="ce222" office:value-type="string">
            <text:p>ADAPTATION</text:p>
          </table:table-cell>
          <table:table-cell table:style-name="ce251" office:value-type="string">
            <text:p>Adaptation au poste de travail</text:p>
          </table:table-cell>
          <table:table-cell table:style-name="ce256" office:value-type="string">
            <text:p>CHAR</text:p>
          </table:table-cell>
          <table:table-cell table:style-name="ce214" office:value-type="float" office:value="1">
            <text:p>1</text:p>
          </table:table-cell>
          <table:table-cell table:style-name="ce254"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REMISENIVEAU</text:p>
          </table:table-cell>
          <table:table-cell table:style-name="ce251" office:value-type="string">
            <text:p>Remise à niveau</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PREQUALIFICATION</text:p>
          </table:table-cell>
          <table:table-cell table:style-name="ce251" office:value-type="string">
            <text:p>Préqualification</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NOUVELLECOMPETENCE</text:p>
          </table:table-cell>
          <table:table-cell table:style-name="ce251" office:value-type="string">
            <text:p>Acquisition de nouvelles compétences</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6">
          <table:table-cell table:style-name="ce222" office:value-type="string">
            <text:p>FORMQUALIF</text:p>
          </table:table-cell>
          <table:table-cell table:style-name="ce251" office:value-type="string">
            <text:p>Formation qualifiante</text:p>
          </table:table-cell>
          <table:table-cell table:style-name="ce256" office:value-type="string">
            <text:p>CHAR</text:p>
          </table:table-cell>
          <table:table-cell table:style-name="ce214" office:value-type="float" office:value="1">
            <text:p>1</text:p>
          </table:table-cell>
          <table:table-cell table:style-name="ce255" office:value-type="string">
            <text:p>"1" : 1</text:p>
            <text:p>"2" : 2</text:p>
            <text:p>"3" : 3</text:p>
          </table:table-cell>
          <table:table-cell table:style-name="ce214"/>
          <table:table-cell table:style-name="ce227"/>
          <table:table-cell table:number-columns-repeated="1017"/>
        </table:table-row>
        <table:table-row table:style-name="ro10">
          <table:table-cell table:style-name="ce222" office:value-type="string">
            <text:p>FORMATION</text:p>
          </table:table-cell>
          <table:table-cell table:style-name="ce251" office:value-type="string">
            <text:p>Formation</text:p>
          </table:table-cell>
          <table:table-cell table:style-name="ce256" office:value-type="string">
            <text:p>CHAR</text:p>
          </table:table-cell>
          <table:table-cell table:style-name="ce214" office:value-type="float" office:value="3">
            <text:p>3</text:p>
          </table:table-cell>
          <table:table-cell table:style-name="ce255" office:value-type="string">
            <text:p>"INT" : Interne</text:p>
            <text:p>"EXT" : Externe</text:p>
          </table:table-cell>
          <table:table-cell table:style-name="ce214"/>
          <table:table-cell table:style-name="ce227"/>
          <table:table-cell table:number-columns-repeated="1017"/>
        </table:table-row>
        <table:table-row table:style-name="ro10">
          <table:table-cell table:style-name="ce222" office:value-type="string">
            <text:p>ISPERIODEPRO</text:p>
          </table:table-cell>
          <table:table-cell table:style-name="ce251" office:value-type="string">
            <text:p>Périodes de professionnalisation</text:p>
          </table:table-cell>
          <table:table-cell table:style-name="ce256"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2">
          <table:table-cell table:style-name="ce222" office:value-type="string">
            <text:p>NIVEAUQUALIF</text:p>
          </table:table-cell>
          <table:table-cell table:style-name="ce251" office:value-type="string">
            <text:p>Niveau de qualification</text:p>
          </table:table-cell>
          <table:table-cell table:style-name="ce255" office:value-type="string">
            <text:p>CHAR</text:p>
          </table:table-cell>
          <table:table-cell table:style-name="ce222" office:value-type="float" office:value="2">
            <text:p>2</text:p>
          </table:table-cell>
          <table:table-cell table:style-name="ce244"/>
          <table:table-cell table:style-name="ce214"/>
          <table:table-cell table:style-name="ce227"/>
          <table:table-cell table:number-columns-repeated="1017"/>
        </table:table-row>
        <table:table-row table:style-name="ro10">
          <table:table-cell table:style-name="ce222" office:value-type="string">
            <text:p>VALIDACQUIS</text:p>
          </table:table-cell>
          <table:table-cell table:style-name="ce251" office:value-type="string">
            <text:p>Validation des acquis d'expérience</text:p>
          </table:table-cell>
          <table:table-cell table:style-name="ce256" office:value-type="string">
            <text:p>CHAR</text:p>
          </table:table-cell>
          <table:table-cell table:style-name="ce214" office:value-type="float" office:value="1">
            <text:p>1</text:p>
          </table:table-cell>
          <table:table-cell table:style-name="ce254" office:value-type="string">
            <text:p>"O" : Oui</text:p>
            <text:p>"N" : Non</text:p>
          </table:table-cell>
          <table:table-cell table:style-name="ce214"/>
          <table:table-cell table:style-name="ce227"/>
          <table:table-cell table:number-columns-repeated="1017"/>
        </table:table-row>
        <table:table-row table:style-name="ro10">
          <table:table-cell table:style-name="ce222" office:value-type="string">
            <text:p>ISCAE</text:p>
          </table:table-cell>
          <table:table-cell table:style-name="ce251" office:value-type="string">
            <text:p>Est-ce un CAE ?</text:p>
          </table:table-cell>
          <table:table-cell table:style-name="ce256" office:value-type="string">
            <text:p>CHAR</text:p>
          </table:table-cell>
          <table:table-cell table:style-name="ce214" office:value-type="float" office:value="1">
            <text:p>1</text:p>
          </table:table-cell>
          <table:table-cell table:style-name="ce255" office:value-type="string">
            <text:p>"O" : Oui</text:p>
            <text:p>"N" : Non</text:p>
          </table:table-cell>
          <table:table-cell table:style-name="ce214"/>
          <table:table-cell table:style-name="ce227"/>
          <table:table-cell table:number-columns-repeated="1017"/>
        </table:table-row>
        <table:table-row table:style-name="ro2">
          <table:table-cell table:style-name="ce222" office:value-type="string">
            <text:p>DATEDEBPRISECHARGE</text:p>
          </table:table-cell>
          <table:table-cell table:style-name="ce251" office:value-type="string">
            <text:p>Date de début de prise en charge</text:p>
          </table:table-cell>
          <table:table-cell table:style-name="ce255" office:value-type="string">
            <text:p>DATE</text:p>
          </table:table-cell>
          <table:table-cell table:style-name="ce214"/>
          <table:table-cell table:style-name="ce255"/>
          <table:table-cell table:style-name="ce214"/>
          <table:table-cell table:style-name="ce227"/>
          <table:table-cell table:number-columns-repeated="1017"/>
        </table:table-row>
        <table:table-row table:style-name="ro2">
          <table:table-cell table:style-name="ce222" office:value-type="string">
            <text:p>DATEFINPRISECHARGE</text:p>
          </table:table-cell>
          <table:table-cell table:style-name="ce251" office:value-type="string">
            <text:p>Date de fin de prise en charge</text:p>
          </table:table-cell>
          <table:table-cell table:style-name="ce255" office:value-type="string">
            <text:p>DATE</text:p>
          </table:table-cell>
          <table:table-cell table:style-name="ce214"/>
          <table:table-cell table:style-name="ce244"/>
          <table:table-cell table:style-name="ce214"/>
          <table:table-cell table:style-name="ce227"/>
          <table:table-cell table:number-columns-repeated="1017"/>
        </table:table-row>
        <table:table-row table:style-name="ro2">
          <table:table-cell table:style-name="ce222" office:value-type="string">
            <text:p>DUREEHEBDORETENUEHEURE</text:p>
          </table:table-cell>
          <table:table-cell table:style-name="ce251" office:value-type="string">
            <text:p>Durée hebdomadaire (en heure) retenue pour le calcul de l'aide</text:p>
          </table:table-cell>
          <table:table-cell table:style-name="ce255" office:value-type="string">
            <text:p>ENTIER</text:p>
          </table:table-cell>
          <table:table-cell table:style-name="ce214"/>
          <table:table-cell table:style-name="ce244"/>
          <table:table-cell table:style-name="ce214"/>
          <table:table-cell table:style-name="ce227"/>
          <table:table-cell table:number-columns-repeated="1017"/>
        </table:table-row>
        <table:table-row table:style-name="ro2">
          <table:table-cell table:style-name="ce222" office:value-type="string">
            <text:p>DUREEHEBDORETENUEMINUTE</text:p>
          </table:table-cell>
          <table:table-cell table:style-name="ce251" office:value-type="string">
            <text:p>Durée hebdomadaire (en minute) retenue pour le calcul de l'aide</text:p>
          </table:table-cell>
          <table:table-cell table:style-name="ce255" office:value-type="string">
            <text:p>ENTIER</text:p>
          </table:table-cell>
          <table:table-cell table:style-name="ce214"/>
          <table:table-cell table:style-name="ce244"/>
          <table:table-cell table:style-name="ce214"/>
          <table:table-cell table:style-name="ce227"/>
          <table:table-cell table:number-columns-repeated="1017"/>
        </table:table-row>
        <table:table-row table:style-name="ro2">
          <table:table-cell table:style-name="ce222" office:value-type="string">
            <text:p>OPSPECIALE</text:p>
          </table:table-cell>
          <table:table-cell table:style-name="ce251" office:value-type="string">
            <text:p>Opération spéciale</text:p>
          </table:table-cell>
          <table:table-cell table:style-name="ce255" office:value-type="string">
            <text:p>CHAR</text:p>
          </table:table-cell>
          <table:table-cell table:style-name="ce222" office:value-type="float" office:value="5">
            <text:p>5</text:p>
          </table:table-cell>
          <table:table-cell table:style-name="ce244"/>
          <table:table-cell table:style-name="ce214"/>
          <table:table-cell table:style-name="ce227"/>
          <table:table-cell table:number-columns-repeated="1017"/>
        </table:table-row>
        <table:table-row table:style-name="ro2">
          <table:table-cell table:style-name="ce222" office:value-type="string">
            <text:p>TAUXFIXE</text:p>
          </table:table-cell>
          <table:table-cell table:style-name="ce251" office:value-type="string">
            <text:p>Taux fixé par le Préfet de région</text:p>
          </table:table-cell>
          <table:table-cell table:style-name="ce255" office:value-type="string">
            <text:p>ENTIER</text:p>
          </table:table-cell>
          <table:table-cell table:style-name="ce214"/>
          <table:table-cell table:style-name="ce244"/>
          <table:table-cell table:style-name="ce214"/>
          <table:table-cell table:style-name="ce227"/>
          <table:table-cell table:number-columns-repeated="1017"/>
        </table:table-row>
        <table:table-row table:style-name="ro2">
          <table:table-cell table:style-name="ce222" office:value-type="string">
            <text:p>TAUXPRISENCHARGE</text:p>
          </table:table-cell>
          <table:table-cell table:style-name="ce251" office:value-type="string">
            <text:p>Taux de prise en charge si le CG fixe un taux &gt; au taux du Préfet</text:p>
          </table:table-cell>
          <table:table-cell table:style-name="ce255" office:value-type="string">
            <text:p>ENTIER</text:p>
          </table:table-cell>
          <table:table-cell table:style-name="ce214"/>
          <table:table-cell table:style-name="ce244"/>
          <table:table-cell table:style-name="ce214"/>
          <table:table-cell table:style-name="ce227"/>
          <table:table-cell table:number-columns-repeated="1017"/>
        </table:table-row>
        <table:table-row table:style-name="ro10">
          <table:table-cell table:style-name="ce222" office:value-type="string">
            <text:p>FINANCEMENTEXCLUSIF</text:p>
          </table:table-cell>
          <table:table-cell table:style-name="ce251" office:value-type="string">
            <text:p>Financement exclusif du CG</text:p>
          </table:table-cell>
          <table:table-cell table:style-name="ce256" office:value-type="string">
            <text:p>CHAR</text:p>
          </table:table-cell>
          <table:table-cell table:style-name="ce214" office:value-type="float" office:value="1">
            <text:p>1</text:p>
          </table:table-cell>
          <table:table-cell table:style-name="ce254" office:value-type="string">
            <text:p>"O" : Oui</text:p>
            <text:p>"N" : Non</text:p>
          </table:table-cell>
          <table:table-cell table:style-name="ce214"/>
          <table:table-cell table:style-name="ce227"/>
          <table:table-cell table:number-columns-repeated="1017"/>
        </table:table-row>
        <table:table-row table:style-name="ro2">
          <table:table-cell table:style-name="ce222" office:value-type="string">
            <text:p>TAUXFINANCEMENTEXCLUSIF</text:p>
          </table:table-cell>
          <table:table-cell table:style-name="ce251" office:value-type="string">
            <text:p>Taux du financement exclusif</text:p>
          </table:table-cell>
          <table:table-cell table:style-name="ce255" office:value-type="string">
            <text:p>ENTIER</text:p>
          </table:table-cell>
          <table:table-cell table:style-name="ce214"/>
          <table:table-cell table:style-name="ce255"/>
          <table:table-cell table:style-name="ce214"/>
          <table:table-cell table:style-name="ce227"/>
          <table:table-cell table:number-columns-repeated="1017"/>
        </table:table-row>
        <table:table-row table:style-name="ro27">
          <table:table-cell table:style-name="ce222" office:value-type="string">
            <text:p>ORGAPAYEUR</text:p>
          </table:table-cell>
          <table:table-cell table:style-name="ce251" office:value-type="string">
            <text:p>Organisme payeur de l'aide du CG</text:p>
          </table:table-cell>
          <table:table-cell table:style-name="ce256" office:value-type="string">
            <text:p>CHAR</text:p>
          </table:table-cell>
          <table:table-cell table:style-name="ce214" office:value-type="float" office:value="3">
            <text:p>3</text:p>
          </table:table-cell>
          <table:table-cell table:style-name="ce255" office:value-type="string">
            <text:p>"DEP" : Département</text:p>
            <text:p>"CAF" : CAF</text:p>
            <text:p>"MSA" : MSA</text:p>
            <text:p>"ASP" : ASP</text:p>
            <text:p>"AUT" : Autre</text:p>
          </table:table-cell>
          <table:table-cell table:style-name="ce214"/>
          <table:table-cell table:style-name="ce227"/>
          <table:table-cell table:number-columns-repeated="1017"/>
        </table:table-row>
        <table:table-row table:style-name="ro2">
          <table:table-cell table:style-name="ce222" office:value-type="string">
            <text:p>ORGANISME</text:p>
          </table:table-cell>
          <table:table-cell table:style-name="ce251" office:value-type="string">
            <text:p>Intitulé de l'organisme</text:p>
          </table:table-cell>
          <table:table-cell table:style-name="ce255" office:value-type="string">
            <text:p>VARCHAR</text:p>
          </table:table-cell>
          <table:table-cell table:style-name="ce222" office:value-type="float" office:value="150">
            <text:p>150</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ADRESSEORGANISME</text:p>
          </table:table-cell>
          <table:table-cell table:style-name="ce251" office:value-type="string">
            <text:p>Adresse de l'organisme</text:p>
          </table:table-cell>
          <table:table-cell table:style-name="ce255" office:value-type="string">
            <text:p>TEXT</text:p>
          </table:table-cell>
          <table:table-cell table:style-name="ce214"/>
          <table:table-cell table:style-name="ce255"/>
          <table:table-cell table:style-name="ce214"/>
          <table:table-cell table:style-name="ce227"/>
          <table:table-cell table:number-columns-repeated="1017"/>
        </table:table-row>
        <table:table-row table:style-name="ro2">
          <table:table-cell table:style-name="ce222" office:value-type="string">
            <text:p>DATECONTRAT</text:p>
          </table:table-cell>
          <table:table-cell table:style-name="ce251" office:value-type="string">
            <text:p>Date du CUI</text:p>
          </table:table-cell>
          <table:table-cell table:style-name="ce255" office:value-type="string">
            <text:p>DATE</text:p>
          </table:table-cell>
          <table:table-cell table:style-name="ce214"/>
          <table:table-cell table:style-name="ce255"/>
          <table:table-cell table:style-name="ce214"/>
          <table:table-cell table:style-name="ce227"/>
          <table:table-cell table:number-columns-repeated="1017"/>
        </table:table-row>
        <table:table-row table:style-name="ro19">
          <table:table-cell table:style-name="ce222" office:value-type="string">
            <text:p>ISBENEFICIAIRE</text:p>
          </table:table-cell>
          <table:table-cell table:style-name="ce251" office:value-type="string">
            <text:p>Le bénéficiaire bénéficie de</text:p>
          </table:table-cell>
          <table:table-cell table:style-name="ce256" office:value-type="string">
            <text:p>CHAR</text:p>
          </table:table-cell>
          <table:table-cell table:style-name="ce214" office:value-type="float" office:value="3">
            <text:p>3</text:p>
          </table:table-cell>
          <table:table-cell table:style-name="ce255" office:value-type="string">
            <text:p>"AAH" : AAH</text:p>
            <text:p>"ASS" : ASS</text:p>
            <text:p>"ATA" : ATA</text:p>
            <text:p>"RSADEPT" : RSA financé par le département</text:p>
          </table:table-cell>
          <table:table-cell table:style-name="ce214"/>
          <table:table-cell table:style-name="ce227"/>
          <table:table-cell table:number-columns-repeated="1017"/>
        </table:table-row>
        <table:table-row table:style-name="ro2">
          <table:table-cell table:style-name="ce222" office:value-type="string">
            <text:p>RIBEMPLOYEUR</text:p>
          </table:table-cell>
          <table:table-cell table:style-name="ce251" office:value-type="string">
            <text:p>RIB de l'employeur</text:p>
          </table:table-cell>
          <table:table-cell table:style-name="ce255" office:value-type="string">
            <text:p>VARCHAR</text:p>
          </table:table-cell>
          <table:table-cell table:style-name="ce222" office:value-type="float" office:value="23">
            <text:p>23</text:p>
          </table:table-cell>
          <table:table-cell table:style-name="ce255"/>
          <table:table-cell table:style-name="ce214"/>
          <table:table-cell table:style-name="ce227"/>
          <table:table-cell table:number-columns-repeated="1017"/>
        </table:table-row>
        <table:table-row table:style-name="ro2">
          <table:table-cell table:style-name="ce222" office:value-type="string">
            <text:p>OBSERVCUI</text:p>
          </table:table-cell>
          <table:table-cell table:style-name="ce251" office:value-type="string">
            <text:p>Observation sur le contrat</text:p>
          </table:table-cell>
          <table:table-cell table:style-name="ce255" office:value-type="string">
            <text:p>TEXT</text:p>
          </table:table-cell>
          <table:table-cell table:style-name="ce214"/>
          <table:table-cell table:style-name="ce255"/>
          <table:table-cell table:style-name="ce214"/>
          <table:table-cell table:style-name="ce227"/>
          <table:table-cell table:number-columns-repeated="1017"/>
        </table:table-row>
        <table:table-row table:style-name="ro19">
          <table:table-cell table:style-name="ce222" office:value-type="string">
            <text:p>DECISIONCUI</text:p>
          </table:table-cell>
          <table:table-cell table:style-name="ce251" office:value-type="string">
            <text:p>Décision du contrat</text:p>
          </table:table-cell>
          <table:table-cell table:style-name="ce256" office:value-type="string">
            <text:p>CHAR</text:p>
          </table:table-cell>
          <table:table-cell table:style-name="ce214" office:value-type="float" office:value="1">
            <text:p>1</text:p>
          </table:table-cell>
          <table:table-cell table:style-name="ce255" office:value-type="string">
            <text:p>"E" : En attente</text:p>
            <text:p>"V" : Validation à compter du</text:p>
            <text:p>"A" : Ajournement</text:p>
            <text:p>"R" : Rejet</text:p>
          </table:table-cell>
          <table:table-cell table:style-name="ce214"/>
          <table:table-cell table:style-name="ce227"/>
          <table:table-cell table:number-columns-repeated="1017"/>
        </table:table-row>
        <table:table-row table:style-name="ro2">
          <table:table-cell table:style-name="ce222" office:value-type="string">
            <text:p>DATEVALIDATIONCUI</text:p>
          </table:table-cell>
          <table:table-cell table:style-name="ce251" office:value-type="string">
            <text:p>Date de validation du CUI</text:p>
          </table:table-cell>
          <table:table-cell table:style-name="ce255" office:value-type="string">
            <text:p>DATE</text:p>
          </table:table-cell>
          <table:table-cell table:style-name="ce214"/>
          <table:table-cell table:style-name="ce244"/>
          <table:table-cell table:style-name="ce227" table:number-columns-repeated="2"/>
          <table:table-cell table:number-columns-repeated="1017"/>
        </table:table-row>
        <table:table-row table:style-name="ro2">
          <table:table-cell table:style-name="ce167"/>
          <table:table-cell table:style-name="ce252"/>
          <table:table-cell table:style-name="ce167" table:number-columns-repeated="2"/>
          <table:table-cell table:style-name="ce253"/>
          <table:table-cell table:style-name="ce167"/>
          <table:table-cell table:number-columns-repeated="1018"/>
        </table:table-row>
        <table:table-row table:style-name="ro2" table:number-rows-repeated="56">
          <table:table-cell table:style-name="ce167"/>
          <table:table-cell/>
          <table:table-cell table:style-name="ce167" table:number-columns-repeated="2"/>
          <table:table-cell table:style-name="ce253"/>
          <table:table-cell table:style-name="ce167"/>
          <table:table-cell table:number-columns-repeated="1018"/>
        </table:table-row>
        <table:table-row table:style-name="ro2" table:number-rows-repeated="1048413">
          <table:table-cell table:number-columns-repeated="1024"/>
        </table:table-row>
        <table:table-row table:style-name="ro2">
          <table:table-cell table:number-columns-repeated="1024"/>
        </table:table-row>
      </table:table>
      <table:table table:name="Table decisionsdefautsinsertionseps66" table:style-name="ta1" table:print="false">
        <table:table-column table:style-name="co25" table:default-cell-style-name="ce104"/>
        <table:table-column table:style-name="co47"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defautsinsertionsep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DEFAUTINSERTIONEP66_ID</text:p>
          </table:table-cell>
          <table:table-cell table:style-name="ce214" office:value-type="string">
            <text:p>Identifiant de la table “defautsinsertionseps66”</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TYPEORIENT_ID</text:p>
          </table:table-cell>
          <table:table-cell table:style-name="ce214" office:value-type="string">
            <text:p>Identifiant de la table “typesorient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11">
          <table:table-cell table:style-name="ce264" office:value-type="string">
            <text:p>ETAPE</text:p>
          </table:table-cell>
          <table:table-cell table:style-name="ce214" office:value-type="string">
            <text:p>Etapes du processus</text:p>
          </table:table-cell>
          <table:table-cell table:style-name="ce222" office:value-type="string">
            <text:p>VARCHAR</text:p>
          </table:table-cell>
          <table:table-cell table:style-name="ce222" office:value-type="float" office:value="2">
            <text:p>2</text:p>
          </table:table-cell>
          <table:table-cell table:style-name="ce214" office:value-type="string">
            <text:p><text:span text:style-name="T30">ep</text:span> : Etape de l'EP</text:p>
            <text:p><text:span text:style-name="T30">cg</text:span> : Etape du CG</text:p>
          </table:table-cell>
          <table:table-cell table:style-name="ce214" office:value-type="string">
            <text:p>CG</text:p>
          </table:table-cell>
        </table:table-row>
        <table:table-row table:style-name="ro37">
          <table:table-cell table:style-name="ce264" office:value-type="string">
            <text:p>DECISION</text:p>
          </table:table-cell>
          <table:table-cell table:style-name="ce214" office:value-type="string">
            <text:p>Décisions de l'EP</text:p>
          </table:table-cell>
          <table:table-cell table:style-name="ce222" office:value-type="string">
            <text:p>VARCHAR</text:p>
          </table:table-cell>
          <table:table-cell table:style-name="ce222"/>
          <table:table-cell table:style-name="ce214" office:value-type="string">
            <text:p><text:span text:style-name="T30">suspensionnonrespect </text:span>: Suspension suite à défaut de conclusion,</text:p>
            <text:p><text:span text:style-name="T30">suspensiondefaut </text:span>: Suspension suite à non respect du contrat,</text:p>
            <text:p><text:span text:style-name="T30">maintien </text:span>: Maintien du versement de l'allocation,</text:p>
            <text:p><text:span text:style-name="T30">reorientationprofverssoc </text:span>: Réorientation du professionnel vers le social,</text:p>
            <text:p><text:span text:style-name="T30">reorientationsocversprof </text:span>: Réorientation du social vers le professionnel</text:p>
          </table:table-cell>
          <table:table-cell table:style-name="ce214" office:value-type="string">
            <text:p>CG</text:p>
          </table:table-cell>
        </table:table-row>
        <table:table-row table:style-name="ro2">
          <table:table-cell table:style-name="ce264" office:value-type="string">
            <text:p>COMMENTAIRE</text:p>
          </table:table-cell>
          <table:table-cell table:style-name="ce214" office:value-type="string">
            <text:p>Commentaire</text:p>
          </table:table-cell>
          <table:table-cell table:style-name="ce222" office:value-type="string">
            <text:p>TEXT</text:p>
          </table:table-cell>
          <table:table-cell table:style-name="ce214" table:number-columns-repeated="2"/>
          <table:table-cell table:style-name="ce222" office:value-type="string">
            <text:p>CLE ETRANGERE</text:p>
          </table:table-cell>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DATE</text:p>
          </table:table-cell>
          <table:table-cell table:style-name="ce265" office:value-type="float" office:value="10">
            <text:p>10</text:p>
          </table:table-cell>
          <table:table-cell table:style-name="ce265" table:number-columns-repeated="2"/>
        </table:table-row>
        <table:table-row table:style-name="ro2">
          <table:table-cell table:style-name="ce264" office:value-type="string">
            <text:p>MODIFIED</text:p>
          </table:table-cell>
          <table:table-cell table:style-name="ce265" office:value-type="string">
            <text:p>Date de dernière modification</text:p>
          </table:table-cell>
          <table:table-cell table:style-name="ce265" office:value-type="string">
            <text:p>DATE</text:p>
          </table:table-cell>
          <table:table-cell table:style-name="ce265" office:value-type="float" office:value="10">
            <text:p>10</text:p>
          </table:table-cell>
          <table:table-cell table:style-name="ce265" table:number-columns-repeated="2"/>
        </table:table-row>
        <table:table-row table:style-name="ro2" table:number-rows-repeated="1048564">
          <table:table-cell table:number-columns-repeated="6"/>
        </table:table-row>
        <table:table-row table:style-name="ro2">
          <table:table-cell table:number-columns-repeated="6"/>
        </table:table-row>
      </table:table>
      <table:table table:name="Table defautsinsertionseps66" table:style-name="ta1" table:print="false">
        <table:table-column table:style-name="co25" table:default-cell-style-name="ce104"/>
        <table:table-column table:style-name="co47"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defautsinsertionsep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DOSSIEREP_ID</text:p>
          </table:table-cell>
          <table:table-cell table:style-name="ce214" office:value-type="string">
            <text:p>Identifiant de la table “dossiersep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BILANPARCOURS66_ID</text:p>
          </table:table-cell>
          <table:table-cell table:style-name="ce214" office:value-type="string">
            <text:p>Identifiant de la table “bilanparcours66”</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CONTRATINSERTION_ID</text:p>
          </table:table-cell>
          <table:table-cell table:style-name="ce214" office:value-type="string">
            <text:p>Identifiant de la table “contratsinsertion”</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ORIENTSTRUCT_ID</text:p>
          </table:table-cell>
          <table:table-cell table:style-name="ce214" office:value-type="string">
            <text:p>Identifiant de la table “orientsstruct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12">
          <table:table-cell table:style-name="ce264" office:value-type="string">
            <text:p>ORIGINE</text:p>
          </table:table-cell>
          <table:table-cell table:style-name="ce214" office:value-type="string">
            <text:p>Origine de la demande de passage en EP</text:p>
          </table:table-cell>
          <table:table-cell table:style-name="ce222" office:value-type="string">
            <text:p>VARCHAR</text:p>
          </table:table-cell>
          <table:table-cell table:style-name="ce222"/>
          <table:table-cell table:style-name="ce214"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4" office:value-type="string">
            <text:p>CG</text:p>
          </table:table-cell>
        </table:table-row>
        <table:table-row table:style-name="ro11">
          <table:table-cell table:style-name="ce264" office:value-type="string">
            <text:p>TYPE</text:p>
          </table:table-cell>
          <table:table-cell table:style-name="ce214" office:value-type="string">
            <text:p>Type de demande</text:p>
          </table:table-cell>
          <table:table-cell table:style-name="ce222" office:value-type="string">
            <text:p>CHAR</text:p>
          </table:table-cell>
          <table:table-cell table:style-name="ce214" office:value-type="float" office:value="3">
            <text:p>3</text:p>
          </table:table-cell>
          <table:table-cell table:style-name="ce214" office:value-type="string">
            <text:p>DOD : Demande d'ouverture de droit,</text:p>
            <text:p>DRD : Demande de reprise de droit</text:p>
          </table:table-cell>
          <table:table-cell table:style-name="ce222" office:value-type="string">
            <text:p>CLE ETRANGERE</text:p>
          </table:table-cell>
        </table:table-row>
        <table:table-row table:style-name="ro2">
          <table:table-cell table:style-name="ce264" office:value-type="string">
            <text:p>HISTORIQUEETATPE_ID</text:p>
          </table:table-cell>
          <table:table-cell table:style-name="ce214" office:value-type="string">
            <text:p>Identifiant de la table “historiqueetatspe”</text:p>
          </table:table-cell>
          <table:table-cell table:style-name="ce222" office:value-type="string">
            <text:p>ENTIER</text:p>
          </table:table-cell>
          <table:table-cell table:style-name="ce214" table:number-columns-repeated="2"/>
          <table:table-cell table:style-name="ce222"/>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DATE</text:p>
          </table:table-cell>
          <table:table-cell table:style-name="ce265" office:value-type="float" office:value="10">
            <text:p>10</text:p>
          </table:table-cell>
          <table:table-cell table:style-name="ce265" table:number-columns-repeated="2"/>
        </table:table-row>
        <table:table-row table:style-name="ro2">
          <table:table-cell table:style-name="ce264" office:value-type="string">
            <text:p>MODIFIED</text:p>
          </table:table-cell>
          <table:table-cell table:style-name="ce265" office:value-type="string">
            <text:p>Date de dernière modification</text:p>
          </table:table-cell>
          <table:table-cell table:style-name="ce265" office:value-type="string">
            <text:p>DATE</text:p>
          </table:table-cell>
          <table:table-cell table:style-name="ce265" office:value-type="float" office:value="10">
            <text:p>10</text:p>
          </table:table-cell>
          <table:table-cell table:style-name="ce265" table:number-columns-repeated="2"/>
        </table:table-row>
        <table:table-row table:style-name="ro2" table:number-rows-repeated="1048563">
          <table:table-cell table:number-columns-repeated="6"/>
        </table:table-row>
        <table:table-row table:style-name="ro2">
          <table:table-cell table:number-columns-repeated="6"/>
        </table:table-row>
      </table:table>
      <table:table table:name="Table decisionsnonrespectssanctionseps93" table:style-name="ta1" table:print="false">
        <table:table-column table:style-name="co25" table:default-cell-style-name="ce104"/>
        <table:table-column table:style-name="co26"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decisionsnonrespectssanctionseps93</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cell table:number-columns-repeated="1018"/>
        </table:table-row>
        <table:table-row table:style-name="ro2">
          <table:table-cell table:style-name="ce264" office:value-type="string">
            <text:p>NONRESPECTSANCTIONEP93_ID</text:p>
          </table:table-cell>
          <table:table-cell table:style-name="ce214" office:value-type="string">
            <text:p>Identifiant de la table “nonrespectssanctionseps93”</text:p>
          </table:table-cell>
          <table:table-cell table:style-name="ce222" office:value-type="string">
            <text:p>ENTIER</text:p>
          </table:table-cell>
          <table:table-cell table:style-name="ce222"/>
          <table:table-cell table:style-name="ce214"/>
          <table:table-cell table:style-name="ce214" office:value-type="string">
            <text:p>CG</text:p>
          </table:table-cell>
          <table:table-cell table:number-columns-repeated="1018"/>
        </table:table-row>
        <table:table-row table:style-name="ro11">
          <table:table-cell table:style-name="ce203" office:value-type="string">
            <text:p>ETAPE</text:p>
          </table:table-cell>
          <table:table-cell table:style-name="ce214" office:value-type="string">
            <text:p>Etapes du processus</text:p>
          </table:table-cell>
          <table:table-cell table:style-name="ce222" office:value-type="string">
            <text:p>VARCHAR</text:p>
          </table:table-cell>
          <table:table-cell table:style-name="ce222" office:value-type="float" office:value="2">
            <text:p>2</text:p>
          </table:table-cell>
          <table:table-cell table:style-name="ce214" office:value-type="string">
            <text:p><text:span text:style-name="T30">ep</text:span> : Etape de l'EP</text:p>
            <text:p><text:span text:style-name="T30">cg</text:span> : Etape du CG</text:p>
          </table:table-cell>
          <table:table-cell table:style-name="ce214" office:value-type="string">
            <text:p>CG</text:p>
          </table:table-cell>
          <table:table-cell table:number-columns-repeated="1018"/>
        </table:table-row>
        <table:table-row table:style-name="ro24">
          <table:table-cell table:style-name="ce232" office:value-type="string">
            <text:p>DECISION</text:p>
          </table:table-cell>
          <table:table-cell table:style-name="ce127" office:value-type="string">
            <text:p>Décisions de l'EP</text:p>
          </table:table-cell>
          <table:table-cell table:style-name="ce240" office:value-type="string">
            <text:p>VARCHAR</text:p>
          </table:table-cell>
          <table:table-cell table:style-name="ce240"/>
          <table:table-cell table:style-name="ce266" office:value-type="string">
            <text:p><text:span text:style-name="T30">1reduction</text:span> : 1ère réduction,</text:p>
            <text:p><text:span text:style-name="T30">1maintien </text:span>: Maintien lors du 1er passage,</text:p>
            <text:p><text:span text:style-name="T30">1sursis </text:span>: Sursis d'1 mois,</text:p>
            <text:p><text:span text:style-name="T30">2suspensiontotale</text:span> : Suspension totale,</text:p>
            <text:p><text:span text:style-name="T30">2suspensionpartielle </text:span>: Suspension partielle,</text:p>
            <text:p><text:span text:style-name="T30">2maintien </text:span>: Maintien</text:p>
          </table:table-cell>
          <table:table-cell table:style-name="ce127" office:value-type="string">
            <text:p>CG</text:p>
          </table:table-cell>
          <table:table-cell table:style-name="ce104" table:number-columns-repeated="1018"/>
        </table:table-row>
        <table:table-row table:style-name="ro2">
          <table:table-cell table:style-name="ce203" office:value-type="string">
            <text:p>MONTANTREDUCTION</text:p>
          </table:table-cell>
          <table:table-cell table:style-name="ce82" office:value-type="string">
            <text:p>Montant de la réduction</text:p>
          </table:table-cell>
          <table:table-cell table:style-name="ce82" office:value-type="string">
            <text:p>FLOAT</text:p>
          </table:table-cell>
          <table:table-cell table:style-name="ce82" table:number-columns-repeated="2"/>
          <table:table-cell table:style-name="ce214" office:value-type="string">
            <text:p>CG</text:p>
          </table:table-cell>
          <table:table-cell table:number-columns-repeated="1018"/>
        </table:table-row>
        <table:table-row table:style-name="ro2">
          <table:table-cell table:style-name="ce203" office:value-type="string">
            <text:p>DUREESURSIS</text:p>
          </table:table-cell>
          <table:table-cell table:style-name="ce82" office:value-type="string">
            <text:p>Durée du sursis</text:p>
          </table:table-cell>
          <table:table-cell table:style-name="ce222" office:value-type="string">
            <text:p>ENTIER</text:p>
          </table:table-cell>
          <table:table-cell table:style-name="ce222"/>
          <table:table-cell table:style-name="Default"/>
          <table:table-cell table:style-name="ce214" office:value-type="string">
            <text:p>CG</text:p>
          </table:table-cell>
          <table:table-cell table:number-columns-repeated="1018"/>
        </table:table-row>
        <table:table-row table:style-name="ro2">
          <table:table-cell table:style-name="ce203" office:value-type="string">
            <text:p>COMMENTAIRE</text:p>
          </table:table-cell>
          <table:table-cell table:style-name="ce214" office:value-type="string">
            <text:p>Commentaire</text:p>
          </table:table-cell>
          <table:table-cell table:style-name="ce222" office:value-type="string">
            <text:p>TEXT</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03" office:value-type="string">
            <text:p>CREATED</text:p>
          </table:table-cell>
          <table:table-cell table:style-name="ce265" office:value-type="string">
            <text:p>Date de création</text:p>
          </table:table-cell>
          <table:table-cell table:style-name="ce265" office:value-type="string">
            <text:p>DATE</text:p>
          </table:table-cell>
          <table:table-cell table:style-name="ce265" office:value-type="float" office:value="10">
            <text:p>10</text:p>
          </table:table-cell>
          <table:table-cell table:style-name="ce265" table:number-columns-repeated="2"/>
          <table:table-cell table:number-columns-repeated="1018"/>
        </table:table-row>
        <table:table-row table:style-name="ro2">
          <table:table-cell table:style-name="ce203" office:value-type="string">
            <text:p>MODIFIED</text:p>
          </table:table-cell>
          <table:table-cell table:style-name="ce265" office:value-type="string">
            <text:p>Date de dernière modification</text:p>
          </table:table-cell>
          <table:table-cell table:style-name="ce265" office:value-type="string">
            <text:p>DATE</text:p>
          </table:table-cell>
          <table:table-cell table:style-name="ce265" office:value-type="float" office:value="10">
            <text:p>10</text:p>
          </table:table-cell>
          <table:table-cell table:style-name="ce265" table:number-columns-repeated="2"/>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Table nonrespectssanctionseps93" table:style-name="ta1" table:print="false">
        <table:table-column table:style-name="co25" table:default-cell-style-name="ce104"/>
        <table:table-column table:style-name="co49"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nonrespectssanctionseps93</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DOSSIEREP_ID</text:p>
          </table:table-cell>
          <table:table-cell table:style-name="ce214" office:value-type="string">
            <text:p>Identifiant de la table “dossiersep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PROPOPDO_ID</text:p>
          </table:table-cell>
          <table:table-cell table:style-name="ce214" office:value-type="string">
            <text:p>Identifiant de la table “bilanparcours66”</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CONTRATINSERTION_ID</text:p>
          </table:table-cell>
          <table:table-cell table:style-name="ce214" office:value-type="string">
            <text:p>Identifiant de la table “contratsinsertion”</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ORIENTSTRUCT_ID</text:p>
          </table:table-cell>
          <table:table-cell table:style-name="ce214" office:value-type="string">
            <text:p>Identifiant de la table “orientsstruct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12">
          <table:table-cell table:style-name="ce264" office:value-type="string">
            <text:p>ORIGINE</text:p>
          </table:table-cell>
          <table:table-cell table:style-name="ce214" office:value-type="string">
            <text:p>Origine de la demande de passage en EP</text:p>
          </table:table-cell>
          <table:table-cell table:style-name="ce222" office:value-type="string">
            <text:p>VARCHAR</text:p>
          </table:table-cell>
          <table:table-cell table:style-name="ce222"/>
          <table:table-cell table:style-name="ce214"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4" office:value-type="string">
            <text:p>CG</text:p>
          </table:table-cell>
        </table:table-row>
        <table:table-row table:style-name="ro11">
          <table:table-cell table:style-name="ce264" office:value-type="string">
            <text:p>DECISION</text:p>
          </table:table-cell>
          <table:table-cell table:style-name="ce214" office:value-type="string">
            <text:p>Décision</text:p>
          </table:table-cell>
          <table:table-cell table:style-name="ce222" office:value-type="string">
            <text:p>CHAR</text:p>
          </table:table-cell>
          <table:table-cell table:style-name="ce214" office:value-type="float" office:value="3">
            <text:p>3</text:p>
          </table:table-cell>
          <table:table-cell table:style-name="ce214" office:value-type="string">
            <text:p>DOD : Demande d'ouverture de droit,</text:p>
            <text:p>DRD : Demande de reprise de droit</text:p>
          </table:table-cell>
          <table:table-cell table:style-name="ce222" office:value-type="string">
            <text:p>CLE ETRANGERE</text:p>
          </table:table-cell>
        </table:table-row>
        <table:table-row table:style-name="ro2">
          <table:table-cell table:style-name="ce264" office:value-type="string">
            <text:p>RGPASSAGE</text:p>
          </table:table-cell>
          <table:table-cell table:style-name="ce214" office:value-type="string">
            <text:p>Rang du passage en EP</text:p>
          </table:table-cell>
          <table:table-cell table:style-name="ce222" office:value-type="string">
            <text:p>ENTIER</text:p>
          </table:table-cell>
          <table:table-cell table:style-name="ce214" table:number-columns-repeated="2"/>
          <table:table-cell table:style-name="ce214" office:value-type="string">
            <text:p>CG</text:p>
          </table:table-cell>
        </table:table-row>
        <table:table-row table:style-name="ro2">
          <table:table-cell table:style-name="ce264" office:value-type="string">
            <text:p>MONTANTREDUCTION</text:p>
          </table:table-cell>
          <table:table-cell table:style-name="ce214" office:value-type="string">
            <text:p>Montant de la réduction</text:p>
          </table:table-cell>
          <table:table-cell table:style-name="ce222" office:value-type="string">
            <text:p>FLOAT</text:p>
          </table:table-cell>
          <table:table-cell table:style-name="ce214" table:number-columns-repeated="2"/>
          <table:table-cell table:style-name="ce214" office:value-type="string">
            <text:p>CG</text:p>
          </table:table-cell>
        </table:table-row>
        <table:table-row table:style-name="ro2">
          <table:table-cell table:style-name="ce264" office:value-type="string">
            <text:p>DUREESURSIS</text:p>
          </table:table-cell>
          <table:table-cell table:style-name="ce214" office:value-type="string">
            <text:p>Durée du sursis</text:p>
          </table:table-cell>
          <table:table-cell table:style-name="ce222" office:value-type="string">
            <text:p>ENTIER</text:p>
          </table:table-cell>
          <table:table-cell table:style-name="ce214" table:number-columns-repeated="2"/>
          <table:table-cell table:style-name="ce214" office:value-type="string">
            <text:p>CG</text:p>
          </table:table-cell>
        </table:table-row>
        <table:table-row table:style-name="ro11">
          <table:table-cell table:style-name="ce264" office:value-type="string">
            <text:p>SORTIENVCONTRAT</text:p>
          </table:table-cell>
          <table:table-cell table:style-name="ce214" office:value-type="string">
            <text:p>Sortie du passage en EP, si nouveau contrat présent ?</text:p>
          </table:table-cell>
          <table:table-cell table:style-name="ce222" office:value-type="string">
            <text:p>BOOLEAN</text:p>
          </table:table-cell>
          <table:table-cell table:style-name="ce214" office:value-type="float" office:value="1">
            <text:p>1</text:p>
          </table:table-cell>
          <table:table-cell table:style-name="ce214" office:value-type="string">
            <text:p>0 : Non</text:p>
            <text:p>1 : Oui</text:p>
          </table:table-cell>
          <table:table-cell table:style-name="ce214" office:value-type="string">
            <text:p>CG</text:p>
          </table:table-cell>
        </table:table-row>
        <table:table-row table:style-name="ro11">
          <table:table-cell table:style-name="ce264" office:value-type="string">
            <text:p>ACTIVE</text:p>
          </table:table-cell>
          <table:table-cell table:style-name="ce214" office:value-type="string">
            <text:p>Est-on encore dans la procédure de relance ?</text:p>
          </table:table-cell>
          <table:table-cell table:style-name="ce222" office:value-type="string">
            <text:p>BOOLEAN</text:p>
          </table:table-cell>
          <table:table-cell table:style-name="ce214" office:value-type="float" office:value="1">
            <text:p>1</text:p>
          </table:table-cell>
          <table:table-cell table:style-name="ce214" office:value-type="string">
            <text:p>0 : Non</text:p>
            <text:p>1 : Oui</text:p>
          </table:table-cell>
          <table:table-cell table:style-name="ce214" office:value-type="string">
            <text:p>CG</text:p>
          </table:table-cell>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DATE</text:p>
          </table:table-cell>
          <table:table-cell table:style-name="ce265" office:value-type="float" office:value="10">
            <text:p>10</text:p>
          </table:table-cell>
          <table:table-cell table:style-name="ce265"/>
          <table:table-cell table:style-name="ce214" office:value-type="string">
            <text:p>CG</text:p>
          </table:table-cell>
        </table:table-row>
        <table:table-row table:style-name="ro2">
          <table:table-cell table:style-name="ce264" office:value-type="string">
            <text:p>MODIFIED</text:p>
          </table:table-cell>
          <table:table-cell table:style-name="ce265" office:value-type="string">
            <text:p>Date de dernière modification</text:p>
          </table:table-cell>
          <table:table-cell table:style-name="ce265" office:value-type="string">
            <text:p>DATE</text:p>
          </table:table-cell>
          <table:table-cell table:style-name="ce265" office:value-type="float" office:value="10">
            <text:p>10</text:p>
          </table:table-cell>
          <table:table-cell table:style-name="ce265"/>
          <table:table-cell table:style-name="ce214"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decisionsparcours" table:style-name="ta1" table:print="false">
        <table:table-column table:style-name="co25" table:default-cell-style-name="ce104"/>
        <table:table-column table:style-name="co49"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parcou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PARCOURSDETECTE_ID</text:p>
          </table:table-cell>
          <table:table-cell table:style-name="ce214" office:value-type="string">
            <text:p>Identifiant de la table “parcoursdetecte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TYPEORIENT_ID</text:p>
          </table:table-cell>
          <table:table-cell table:style-name="ce214" office:value-type="string">
            <text:p>Identifiant de la table “typesorient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2">
          <table:table-cell table:style-name="ce264" office:value-type="string">
            <text:p>REFERENT_ID</text:p>
          </table:table-cell>
          <table:table-cell table:style-name="ce214" office:value-type="string">
            <text:p>Identifiant de la table “referents”</text:p>
          </table:table-cell>
          <table:table-cell table:style-name="ce222" office:value-type="string">
            <text:p>ENTIER</text:p>
          </table:table-cell>
          <table:table-cell table:style-name="ce222"/>
          <table:table-cell table:style-name="ce214"/>
          <table:table-cell table:style-name="ce214" office:value-type="string">
            <text:p>CG</text:p>
          </table:table-cell>
        </table:table-row>
        <table:table-row table:style-name="ro12">
          <table:table-cell table:style-name="ce264" office:value-type="string">
            <text:p>ROLEPARCOURS</text:p>
          </table:table-cell>
          <table:table-cell table:style-name="ce214" office:value-type="string">
            <text:p>Origine de la demande de passage en EP</text:p>
          </table:table-cell>
          <table:table-cell table:style-name="ce222" office:value-type="string">
            <text:p>VARCHAR</text:p>
          </table:table-cell>
          <table:table-cell table:style-name="ce222"/>
          <table:table-cell table:style-name="ce214" office:value-type="string">
            <text:p><text:span text:style-name="T30">referent </text:span>:Décision prise par le référent,</text:p>
            <text:p><text:span text:style-name="T30">equipe </text:span>: Décision prise par l'équipe pluridisciplinaire</text:p>
            <text:p><text:span text:style-name="T30">conseil </text:span>: Décision prise par le conseil général</text:p>
          </table:table-cell>
          <table:table-cell table:style-name="ce214" office:value-type="string">
            <text:p>CG</text:p>
          </table:table-cell>
        </table:table-row>
        <table:table-row table:style-name="ro11">
          <table:table-cell table:style-name="ce264" office:value-type="string">
            <text:p>MAINTIEN</text:p>
          </table:table-cell>
          <table:table-cell table:style-name="ce214" office:value-type="string">
            <text:p>Maintien ?</text:p>
          </table:table-cell>
          <table:table-cell table:style-name="ce222" office:value-type="string">
            <text:p>BOOLEAN</text:p>
          </table:table-cell>
          <table:table-cell table:style-name="ce214" office:value-type="float" office:value="1">
            <text:p>1</text:p>
          </table:table-cell>
          <table:table-cell table:style-name="ce214" office:value-type="string">
            <text:p>1 : Oui</text:p>
            <text:p>0 : Non</text:p>
          </table:table-cell>
          <table:table-cell table:style-name="ce222" office:value-type="string">
            <text:p>CLE ETRANGERE</text:p>
          </table:table-cell>
        </table:table-row>
        <table:table-row table:style-name="ro2">
          <table:table-cell table:style-name="ce264" office:value-type="string">
            <text:p>COMMENTAIRE</text:p>
          </table:table-cell>
          <table:table-cell table:style-name="ce214" office:value-type="string">
            <text:p>Commentaire</text:p>
          </table:table-cell>
          <table:table-cell table:style-name="ce222" office:value-type="string">
            <text:p>TEXT</text:p>
          </table:table-cell>
          <table:table-cell table:style-name="ce214" table:number-columns-repeated="2"/>
          <table:table-cell table:style-name="ce214" office:value-type="string">
            <text:p>CG</text:p>
          </table:table-cell>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DATE</text:p>
          </table:table-cell>
          <table:table-cell table:style-name="ce265" office:value-type="float" office:value="10">
            <text:p>10</text:p>
          </table:table-cell>
          <table:table-cell table:style-name="ce265"/>
          <table:table-cell table:style-name="ce214"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cis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decisionspropo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propo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DATEDECISIONPDO</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table-cell table:style-name="ce159" office:value-type="string">
            <text:p>DECISIONPDO_ID</text:p>
          </table:table-cell>
          <table:table-cell table:style-name="ce159" office:value-type="string">
            <text:p>Identifiant de la table «decisionspdos»</text:p>
          </table:table-cell>
          <table:table-cell table:style-name="ce159" office:value-type="string">
            <text:p>ENTIER</text:p>
          </table:table-cell>
          <table:table-cell table:style-name="ce159" table:number-columns-repeated="2"/>
          <table:table-cell table:style-name="ce267" office:value-type="string">
            <text:p>CG</text:p>
          </table:table-cell>
        </table:table-row>
        <table:table-row table:style-name="ro2">
          <table:table-cell table:style-name="ce159" office:value-type="string">
            <text:p>COMMENTAIREPDO</text:p>
          </table:table-cell>
          <table:table-cell table:style-name="ce159" office:value-type="string">
            <text:p>Commentaire sur la PDO</text:p>
          </table:table-cell>
          <table:table-cell table:style-name="ce159" office:value-type="string">
            <text:p>TEXT</text:p>
          </table:table-cell>
          <table:table-cell table:style-name="ce159" table:number-columns-repeated="2"/>
          <table:table-cell table:style-name="ce267" office:value-type="string">
            <text:p>CG</text:p>
          </table:table-cell>
        </table:table-row>
        <table:table-row table:style-name="ro11">
          <table:table-cell table:style-name="ce159" office:value-type="string">
            <text:p>ISVALIDATION</text:p>
          </table:table-cell>
          <table:table-cell table:style-name="ce159" office:value-type="string">
            <text:p>La décision a-t-elle été émise ?</text:p>
          </table:table-cell>
          <table:table-cell table:style-name="ce159" office:value-type="string">
            <text:p>BOOLEAN</text:p>
          </table:table-cell>
          <table:table-cell table:style-name="ce159"/>
          <table:table-cell table:style-name="ce159" office:value-type="string">
            <text:p>0 : Non</text:p>
            <text:p>1 : Oui</text:p>
          </table:table-cell>
          <table:table-cell table:style-name="ce267" office:value-type="string">
            <text:p>CG</text:p>
          </table:table-cell>
        </table:table-row>
        <table:table-row table:style-name="ro2">
          <table:table-cell table:style-name="ce159" office:value-type="string">
            <text:p>VALIDATIONDECISION</text:p>
          </table:table-cell>
          <table:table-cell table:style-name="ce159" office:value-type="string">
            <text:p>Validation de la décision</text:p>
          </table:table-cell>
          <table:table-cell table:style-name="ce159" office:value-type="string">
            <text:p>CHAR</text:p>
          </table:table-cell>
          <table:table-cell table:style-name="ce159" office:value-type="float" office:value="1">
            <text:p>1</text:p>
          </table:table-cell>
          <table:table-cell table:style-name="ce159"/>
          <table:table-cell table:style-name="ce267" office:value-type="string">
            <text:p>CG</text:p>
          </table:table-cell>
        </table:table-row>
        <table:table-row table:style-name="ro2">
          <table:table-cell table:style-name="ce159" office:value-type="string">
            <text:p>DATEVALIDATIONDECISION</text:p>
          </table:table-cell>
          <table:table-cell table:style-name="ce159" office:value-type="string">
            <text:p>Date de la validation de la décision</text:p>
          </table:table-cell>
          <table:table-cell table:style-name="ce159" office:value-type="string">
            <text:p>DATE</text:p>
          </table:table-cell>
          <table:table-cell table:style-name="ce159" table:number-columns-repeated="2"/>
          <table:table-cell table:style-name="ce267" office:value-type="string">
            <text:p>CG</text:p>
          </table:table-cell>
        </table:table-row>
        <table:table-row table:style-name="ro29">
          <table:table-cell table:style-name="ce159" office:value-type="string">
            <text:p>ETATDOSSIERPDO</text:p>
          </table:table-cell>
          <table:table-cell table:style-name="ce159" office:value-type="string">
            <text:p>Etat du dossier pdo</text:p>
          </table:table-cell>
          <table:table-cell table:style-name="ce159" office:value-type="string">
            <text:p>VARCHAR</text:p>
          </table:table-cell>
          <table:table-cell table:style-name="ce159"/>
          <table:table-cell table:style-name="ce159" office:value-type="string">
            <text:p><text:span text:style-name="T30">attaffect </text:span>: En attente d'affectation,</text:p>
            <text:p><text:span text:style-name="T30">attinstr </text:span>: <text:s/>En attente d'instruction,</text:p>
            <text:p><text:span text:style-name="T30">instrencours </text:span>: <text:s/>Instruction en cours,</text:p>
            <text:p><text:span text:style-name="T30">attval </text:span>: En attente de validation,</text:p>
            <text:p><text:span text:style-name="T30">decisionval </text:span>: Décision validée,</text:p>
            <text:p><text:span text:style-name="T30">dossiertraite </text:span>: Dossier traité,</text:p>
            <text:p><text:span text:style-name="T30">attpj </text:span>: En attente de pièce jointe <text:tab/></text:p>
          </table:table-cell>
          <table:table-cell table:style-name="ce267" office:value-type="string">
            <text:p>CG</text:p>
          </table:table-cell>
        </table:table-row>
        <table:table-row table:style-name="ro2">
          <table:table-cell table:style-name="ce159" office:value-type="string">
            <text:p>PROPOPDO_ID</text:p>
          </table:table-cell>
          <table:table-cell table:style-name="ce159" office:value-type="string">
            <text:p>Identifiant de la table « propospdos »</text:p>
          </table:table-cell>
          <table:table-cell table:style-name="ce159" office:value-type="string">
            <text:p>ENTIER</text:p>
          </table:table-cell>
          <table:table-cell table:style-name="ce159" table:number-columns-repeated="2"/>
          <table:table-cell table:style-name="ce267"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partemen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partem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2" office:value-type="string">
            <text:p>NUMDEP</text:p>
          </table:table-cell>
          <table:table-cell table:style-name="ce152" office:value-type="string">
            <text:p>Numéro du département</text:p>
          </table:table-cell>
          <table:table-cell table:style-name="ce152" office:value-type="string">
            <text:p>VARCHAR</text:p>
          </table:table-cell>
          <table:table-cell table:style-name="ce152" office:value-type="float" office:value="3">
            <text:p>3</text:p>
          </table:table-cell>
          <table:table-cell table:style-name="ce152"/>
          <table:table-cell table:style-name="ce152" office:value-type="string">
            <text:p>CG</text:p>
          </table:table-cell>
        </table:table-row>
        <table:table-row table:style-name="ro2">
          <table:table-cell table:style-name="ce102" office:value-type="string">
            <text:p>NAME</text:p>
          </table:table-cell>
          <table:table-cell table:style-name="ce102" office:value-type="string">
            <text:p>Nom du département</text:p>
          </table:table-cell>
          <table:table-cell table:style-name="ce102" office:value-type="string">
            <text:p>VARCHAR</text:p>
          </table:table-cell>
          <table:table-cell table:style-name="ce102" office:value-type="float" office:value="250">
            <text:p>250</text:p>
          </table:table-cell>
          <table:table-cell table:style-name="ce102"/>
          <table:table-cell table:style-name="ce15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descript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script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NAME</text:p>
          </table:table-cell>
          <table:table-cell table:style-name="ce267" office:value-type="string">
            <text:p>Intitulé de la description</text:p>
          </table:table-cell>
          <table:table-cell table:style-name="ce267" office:value-type="string">
            <text:p>VARCHAR</text:p>
          </table:table-cell>
          <table:table-cell table:style-name="ce267" office:value-type="float" office:value="3">
            <text:p>3</text:p>
          </table:table-cell>
          <table:table-cell table:style-name="ce267"/>
          <table:table-cell table:style-name="ce267" office:value-type="string">
            <text:p>CG</text:p>
          </table:table-cell>
        </table:table-row>
        <table:table-row table:style-name="ro2">
          <table:table-cell table:style-name="ce159" office:value-type="string">
            <text:p>MODELENOTIFICATION</text:p>
          </table:table-cell>
          <table:table-cell table:style-name="ce159" office:value-type="string">
            <text:p>Modèle de notification lié</text:p>
          </table:table-cell>
          <table:table-cell table:style-name="ce159" office:value-type="string">
            <text:p>VARCHAR</text:p>
          </table:table-cell>
          <table:table-cell table:style-name="ce159" office:value-type="float" office:value="250">
            <text:p>250</text:p>
          </table:table-cell>
          <table:table-cell table:style-name="ce159"/>
          <table:table-cell table:style-name="ce267" office:value-type="string">
            <text:p>CG</text:p>
          </table:table-cell>
        </table:table-row>
        <table:table-row table:style-name="ro11">
          <table:table-cell table:style-name="ce159" office:value-type="string">
            <text:p>SENSIBILITE</text:p>
          </table:table-cell>
          <table:table-cell table:style-name="ce159" office:value-type="string">
            <text:p>Sensibilité</text:p>
          </table:table-cell>
          <table:table-cell table:style-name="ce159" office:value-type="string">
            <text:p>BOOLEAN</text:p>
          </table:table-cell>
          <table:table-cell table:style-name="ce159" office:value-type="float" office:value="1">
            <text:p>1</text:p>
          </table:table-cell>
          <table:table-cell table:style-name="ce159" office:value-type="string">
            <text:p>N : Non</text:p>
            <text:p>O : Oui</text:p>
          </table:table-cell>
          <table:table-cell table:style-name="ce267" office:value-type="string">
            <text:p>CG</text:p>
          </table:table-cell>
        </table:table-row>
        <table:table-row table:style-name="ro11">
          <table:table-cell table:style-name="ce159" office:value-type="string">
            <text:p>DECLENCHEEP</text:p>
          </table:table-cell>
          <table:table-cell table:style-name="ce159" office:value-type="string">
            <text:p>Déclenche un passage en EP ?</text:p>
          </table:table-cell>
          <table:table-cell table:style-name="ce159" office:value-type="string">
            <text:p>BOOLEAN</text:p>
          </table:table-cell>
          <table:table-cell table:style-name="ce159" office:value-type="float" office:value="1">
            <text:p>1</text:p>
          </table:table-cell>
          <table:table-cell table:style-name="ce159" office:value-type="string">
            <text:p>0 : Non</text:p>
            <text:p>1 : Oui</text:p>
          </table:table-cell>
          <table:table-cell table:style-name="ce267" office:value-type="string">
            <text:p>CG</text:p>
          </table:table-cell>
        </table:table-row>
        <table:table-row table:style-name="ro11">
          <table:table-cell table:style-name="ce159" office:value-type="string">
            <text:p>DATEACTIVE</text:p>
          </table:table-cell>
          <table:table-cell table:style-name="ce159" office:value-type="string">
            <text:p>Active quel type de date ? </text:p>
            <text:p>(afin de différencier un courrier que l'on envoie et un courrier que l'on reçoit)</text:p>
          </table:table-cell>
          <table:table-cell table:style-name="ce159" office:value-type="string">
            <text:p>VARCHAR</text:p>
          </table:table-cell>
          <table:table-cell table:style-name="ce159"/>
          <table:table-cell table:style-name="ce159" office:value-type="string">
            <text:p>datedepart</text:p>
            <text:p>datereception</text:p>
          </table:table-cell>
          <table:table-cell table:style-name="ce267" office:value-type="string">
            <text:p>CG</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detailsaccosocfam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fam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19">
          <table:table-cell table:style-name="ce116" office:value-type="string">
            <text:p>NATACCOSOCFAM</text:p>
          </table:table-cell>
          <table:table-cell table:style-name="ce113" office:value-type="string">
            <text:p>Nature accompagnement familia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10" : Logement</text:span></text:p>
            <text:p>"0411" : "Endettement</text:p>
            <text:p>"0412" : Familiale</text:p>
            <text:p>"0413" : Autres</text:p>
          </table:table-cell>
          <table:table-cell table:style-name="ce102" office:value-type="string">
            <text:p>CAF</text:p>
          </table:table-cell>
        </table:table-row>
        <table:table-row table:style-name="ro2">
          <table:table-cell table:style-name="ce116" office:value-type="string">
            <text:p>LIBAUTRACCOSOCFAM</text:p>
          </table:table-cell>
          <table:table-cell table:style-name="ce113" office:value-type="string">
            <text:p>Libellé autre accompagnement familia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indi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ACCOSOCINDI</text:p>
          </table:table-cell>
          <table:table-cell table:style-name="ce113" office:value-type="string">
            <text:p>Code accompagnement individue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2" office:value-type="string">
            <text:p>CAF</text:p>
          </table:table-cell>
        </table:table-row>
        <table:table-row table:style-name="ro2">
          <table:table-cell table:style-name="ce116" office:value-type="string">
            <text:p>LIBAUTRACCOSOCINDI</text:p>
          </table:table-cell>
          <table:table-cell table:style-name="ce113" office:value-type="string">
            <text:p>Libellé Autre nature d'accompagnement individu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confor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confor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CONFORT</text:p>
          </table:table-cell>
          <table:table-cell table:style-name="ce113" office:value-type="string">
            <text:p>Type de conf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401" : Electricité</text:span></text:p>
            <text:p>"2402" : Eau courante</text:p>
            <text:p>"2403" : WC</text:p>
            <text:p>"2404" : Salle d'eau</text:p>
            <text:p/>
          </table:table-cell>
          <table:table-cell table:style-name="ce102"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confort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confort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CONFORT</text:p>
          </table:table-cell>
          <table:table-cell table:style-name="ce113" office:value-type="string">
            <text:p>Type de conf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401" : Electricité</text:span></text:p>
            <text:p>"2402" : Eau courante</text:p>
            <text:p>"2403" : WC</text:p>
            <text:p>"2404" : Salle d'eau</text:p>
            <text:p/>
          </table:table-cell>
          <table:table-cell table:style-name="ce102" office:value-type="string">
            <text:p>CG</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difdisp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disp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4">
          <table:table-cell table:style-name="ce116" office:value-type="string">
            <text:p>DIFDISP</text:p>
          </table:table-cell>
          <table:table-cell table:style-name="ce113" office:value-type="string">
            <text:p>Code difficulté de disponi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2" office:value-type="string">
            <text:p>CG</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diflog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log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REV_ID</text:p>
          </table:table-cell>
          <table:table-cell table:style-name="ce95" office:value-type="string">
            <text:p>Identifiant de la table dsps_rev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25">
          <table:table-cell table:style-name="ce111" office:value-type="string">
            <text:p>DIFLOG</text:p>
          </table:table-cell>
          <table:table-cell table:style-name="ce113" office:value-type="string">
            <text:p>Code Difficulté logemen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2" office:value-type="string">
            <text:p>CG</text:p>
          </table:table-cell>
        </table:table-row>
        <table:table-row table:style-name="ro2">
          <table:table-cell table:style-name="ce115" office:value-type="string">
            <text:p>LIBAUTRDIFLOG</text:p>
          </table:table-cell>
          <table:table-cell table:style-name="ce113" office:value-type="string">
            <text:p>Libellé autre difficulté de logement</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pr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ID</text:p>
          </table:table-cell>
          <table:table-cell table:style-name="ce95" office:value-type="string">
            <text:p>Identifiant de la table dsp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45">
          <table:table-cell table:style-name="ce111" office:value-type="string">
            <text:p>DIFSOCPRO</text:p>
          </table:table-cell>
          <table:table-cell table:style-name="ce113" office:value-type="string">
            <text:p>Code Difficulté sociale professionn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5">"2110" : Autres</text:span></text:p>
          </table:table-cell>
          <table:table-cell table:style-name="ce102" office:value-type="string">
            <text:p>CG</text:p>
          </table:table-cell>
        </table:table-row>
        <table:table-row table:style-name="ro2">
          <table:table-cell table:style-name="ce115" office:value-type="string">
            <text:p>LIBAUTRDIFSOCPRO</text:p>
          </table:table-cell>
          <table:table-cell table:style-name="ce113" office:value-type="string">
            <text:p>Libellé autre difficulté sociale professionnel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pro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REV_ID</text:p>
          </table:table-cell>
          <table:table-cell table:style-name="ce95" office:value-type="string">
            <text:p>Identifiant de la table dsps_rev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45">
          <table:table-cell table:style-name="ce111" office:value-type="string">
            <text:p>DIFSOCPRO</text:p>
          </table:table-cell>
          <table:table-cell table:style-name="ce113" office:value-type="string">
            <text:p>Code Difficulté sociale professionn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5">"2110" : Autres</text:span></text:p>
          </table:table-cell>
          <table:table-cell table:style-name="ce102" office:value-type="string">
            <text:p>CG</text:p>
          </table:table-cell>
        </table:table-row>
        <table:table-row table:style-name="ro2">
          <table:table-cell table:style-name="ce115" office:value-type="string">
            <text:p>LIBAUTRDIFSOCPRO</text:p>
          </table:table-cell>
          <table:table-cell table:style-name="ce113" office:value-type="string">
            <text:p>Libellé autre difficulté sociale professionnel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REV_ID</text:p>
          </table:table-cell>
          <table:table-cell table:style-name="ce95" office:value-type="string">
            <text:p>Identifiant de la table dsps_rev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18">
          <table:table-cell table:style-name="ce111" office:value-type="string">
            <text:p>DIFSOC</text:p>
          </table:table-cell>
          <table:table-cell table:style-name="ce112" office:value-type="string">
            <text:p>Code Difficulté situation sociale individu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2" office:value-type="string">
            <text:p>CAF</text:p>
          </table:table-cell>
        </table:table-row>
        <table:table-row table:style-name="ro2">
          <table:table-cell table:style-name="ce111" office:value-type="string">
            <text:p>LIBAUTRDIFSOC</text:p>
          </table:table-cell>
          <table:table-cell table:style-name="ce113" office:value-type="string">
            <text:p>Libellé autre difficulté situation socia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freinform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freinform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FREINFORM</text:p>
          </table:table-cell>
          <table:table-cell table:style-name="ce113" office:value-type="string">
            <text:p>Type de frein à la formation</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301" : Coûts</text:span></text:p>
            <text:p>"2302" : Raisons familiales</text:p>
            <text:p>"2303" : Réticence vis à vis système scolaire</text:p>
            <text:p>"2304" : Mobilité</text:p>
            <text:p><text:span text:style-name="T45">"2305" : Santé</text:span></text:p>
            <text:p><text:span text:style-name="T45">"2306" : Illétrisme</text:span></text:p>
            <text:p><text:span text:style-name="T45">"2307" : Pas d'offre</text:span></text:p>
            <text:p><text:span text:style-name="T45">"2308" : Age</text:span></text:p>
            <text:p/>
          </table:table-cell>
          <table:table-cell table:style-name="ce102"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freinform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freinform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FREINFORM</text:p>
          </table:table-cell>
          <table:table-cell table:style-name="ce113" office:value-type="string">
            <text:p>Type de frein à la formation</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301" : Coûts</text:span></text:p>
            <text:p>"2302" : Raisons familiales</text:p>
            <text:p>"2303" : Réticence vis à vis système scolaire</text:p>
            <text:p>"2304" : Mobilité</text:p>
            <text:p><text:span text:style-name="T45">"2305" : Santé</text:span></text:p>
            <text:p><text:span text:style-name="T45">"2306" : Illétrisme</text:span></text:p>
            <text:p><text:span text:style-name="T45">"2307" : Pas d'offre</text:span></text:p>
            <text:p><text:span text:style-name="T45">"2308" : Age</text:span></text:p>
            <text:p/>
          </table:table-cell>
          <table:table-cell table:style-name="ce102"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moytran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moytra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MOYTRANS</text:p>
          </table:table-cell>
          <table:table-cell table:style-name="ce113" office:value-type="string">
            <text:p>Type de moyen de transp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001" : Transport en commun</text:span></text:p>
            <text:p>"2002" : Véhicule personnel</text:p>
            <text:p>"2003" : Voiture</text:p>
            <text:p>"2004" : Moto</text:p>
            <text:p><text:span text:style-name="T45">"2005" : Mobylette</text:span></text:p>
            <text:p><text:span text:style-name="T45">"2006" : Vélo</text:span></text:p>
            <text:p><text:span text:style-name="T45">"2007" : Covoiturage</text:span></text:p>
            <text:p><text:span text:style-name="T45">"2008" : Autre</text:span></text:p>
            <text:p/>
          </table:table-cell>
          <table:table-cell table:style-name="ce102" office:value-type="string">
            <text:p>CG</text:p>
          </table:table-cell>
        </table:table-row>
        <table:table-row table:style-name="ro2">
          <table:table-cell table:style-name="ce102" office:value-type="string">
            <text:p>LIBAUTRMOYTRANS</text:p>
          </table:table-cell>
          <table:table-cell table:style-name="ce102" office:value-type="string">
            <text:p>Libelle autre moyen de transport</text:p>
          </table:table-cell>
          <table:table-cell table:style-name="ce102" office:value-type="string">
            <text:p>VARCHAR</text:p>
          </table:table-cell>
          <table:table-cell table:style-name="ce102" office:value-type="float" office:value="100">
            <text:p>100</text:p>
          </table:table-cell>
          <table:table-cell table:style-name="ce102"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moytran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moytran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MOYTRANS</text:p>
          </table:table-cell>
          <table:table-cell table:style-name="ce113" office:value-type="string">
            <text:p>Type de moyen de transp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001" : Transport en commun</text:span></text:p>
            <text:p>"2002" : Véhicule personnel</text:p>
            <text:p>"2003" : Voiture</text:p>
            <text:p>"2004" : Moto</text:p>
            <text:p><text:span text:style-name="T45">"2005" : Mobylette</text:span></text:p>
            <text:p><text:span text:style-name="T45">"2006" : Vélo</text:span></text:p>
            <text:p><text:span text:style-name="T45">"2007" : Covoiturage</text:span></text:p>
            <text:p><text:span text:style-name="T45">"2008" : Autre</text:span></text:p>
            <text:p/>
          </table:table-cell>
          <table:table-cell table:style-name="ce102" office:value-type="string">
            <text:p>CG</text:p>
          </table:table-cell>
        </table:table-row>
        <table:table-row table:style-name="ro2">
          <table:table-cell table:style-name="ce102" office:value-type="string">
            <text:p>LIBAUTRMOYTRANS</text:p>
          </table:table-cell>
          <table:table-cell table:style-name="ce102" office:value-type="string">
            <text:p>Libelle autre moyen de transport</text:p>
          </table:table-cell>
          <table:table-cell table:style-name="ce102" office:value-type="string">
            <text:p>VARCHAR</text:p>
          </table:table-cell>
          <table:table-cell table:style-name="ce102" office:value-type="float" office:value="100">
            <text:p>100</text:p>
          </table:table-cell>
          <table:table-cell table:style-name="ce102"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natmob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natmob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MOB</text:p>
          </table:table-cell>
          <table:table-cell table:style-name="ce113" office:value-type="string">
            <text:p>Code mo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504" : Non</text:span></text:p>
            <text:p>"2501" : Sur la commune</text:p>
            <text:p>"2502" : Sur le département</text:p>
            <text:p>"2503" : Sur un autre département</text:p>
            <text:p/>
          </table:table-cell>
          <table:table-cell table:style-name="ce102"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projpro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projpr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46">
          <table:table-cell table:style-name="ce116" office:value-type="string">
            <text:p>PROJPRO</text:p>
          </table:table-cell>
          <table:table-cell table:style-name="ce113" office:value-type="string">
            <text:p>Type de projet professionnel</text:p>
          </table:table-cell>
          <table:table-cell table:style-name="ce102" office:value-type="string">
            <text:p>CHAR</text:p>
          </table:table-cell>
          <table:table-cell table:style-name="ce102" office:value-type="float" office:value="4">
            <text:p>4</text:p>
          </table:table-cell>
          <table:table-cell table:style-name="ce103"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5">"2209" : Administration</text:span></text:p>
            <text:p><text:span text:style-name="T45">"2210" : Arts-Spectacles-Activités récréatives</text:span></text:p>
            <text:p><text:span text:style-name="T45">"2211" : Commerce</text:span></text:p>
            <text:p><text:span text:style-name="T45">"2212" : Transports</text:span></text:p>
            <text:p><text:span text:style-name="T45">"2213" : Autres</text:span></text:p>
            <text:p/>
          </table:table-cell>
          <table:table-cell table:style-name="ce102" office:value-type="string">
            <text:p>CG</text:p>
          </table:table-cell>
        </table:table-row>
        <table:table-row table:style-name="ro2">
          <table:table-cell table:style-name="ce102" office:value-type="string">
            <text:p>LIBAUTRPROJPRO</text:p>
          </table:table-cell>
          <table:table-cell table:style-name="ce102" office:value-type="string">
            <text:p>Libellé autre type de projet professionn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projpro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projpro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46">
          <table:table-cell table:style-name="ce116" office:value-type="string">
            <text:p>PROJPRO</text:p>
          </table:table-cell>
          <table:table-cell table:style-name="ce113" office:value-type="string">
            <text:p>Type de projet professionnel</text:p>
          </table:table-cell>
          <table:table-cell table:style-name="ce102" office:value-type="string">
            <text:p>CHAR</text:p>
          </table:table-cell>
          <table:table-cell table:style-name="ce102" office:value-type="float" office:value="4">
            <text:p>4</text:p>
          </table:table-cell>
          <table:table-cell table:style-name="ce103"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5">"2209" : Administration</text:span></text:p>
            <text:p><text:span text:style-name="T45">"2210" : Arts-Spectacles-Activités récréatives</text:span></text:p>
            <text:p><text:span text:style-name="T45">"2211" : Commerce</text:span></text:p>
            <text:p><text:span text:style-name="T45">"2212" : Transports</text:span></text:p>
            <text:p><text:span text:style-name="T45">"2213" : Autres</text:span></text:p>
            <text:p/>
          </table:table-cell>
          <table:table-cell table:style-name="ce102" office:value-type="string">
            <text:p>CG</text:p>
          </table:table-cell>
        </table:table-row>
        <table:table-row table:style-name="ro2">
          <table:table-cell table:style-name="ce102" office:value-type="string">
            <text:p>LIBAUTRPROJPRO</text:p>
          </table:table-cell>
          <table:table-cell table:style-name="ce102" office:value-type="string">
            <text:p>Libellé autre type de projet professionn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miciliationsbancair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omiciliationsbanc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2" office:value-type="string">
            <text:p>CODEBANQUE</text:p>
          </table:table-cell>
          <table:table-cell table:style-name="ce211" office:value-type="string">
            <text:p>Code banque</text:p>
          </table:table-cell>
          <table:table-cell table:style-name="ce211" office:value-type="string">
            <text:p>CHAR</text:p>
          </table:table-cell>
          <table:table-cell table:style-name="ce211" office:value-type="float" office:value="5">
            <text:p>5</text:p>
          </table:table-cell>
          <table:table-cell table:style-name="ce211"/>
          <table:table-cell table:style-name="ce215" office:value-type="string">
            <text:p>CG</text:p>
          </table:table-cell>
        </table:table-row>
        <table:table-row table:style-name="ro2">
          <table:table-cell table:style-name="ce230" office:value-type="string">
            <text:p>CODEAGENCE</text:p>
          </table:table-cell>
          <table:table-cell table:style-name="ce211" office:value-type="string">
            <text:p>Code agence</text:p>
          </table:table-cell>
          <table:table-cell table:style-name="ce211" office:value-type="string">
            <text:p>CHAR</text:p>
          </table:table-cell>
          <table:table-cell table:style-name="ce211" office:value-type="float" office:value="5">
            <text:p>5</text:p>
          </table:table-cell>
          <table:table-cell table:style-name="ce211"/>
          <table:table-cell table:style-name="ce215" office:value-type="string">
            <text:p>CG</text:p>
          </table:table-cell>
        </table:table-row>
        <table:table-row table:style-name="ro2">
          <table:table-cell table:style-name="ce230" office:value-type="string">
            <text:p>LIBELLEDOMICILIATION</text:p>
          </table:table-cell>
          <table:table-cell table:style-name="ce230" office:value-type="string">
            <text:p>Libellé domiciliation</text:p>
          </table:table-cell>
          <table:table-cell table:style-name="ce230" office:value-type="string">
            <text:p>VARCHAR</text:p>
          </table:table-cell>
          <table:table-cell table:style-name="ce211" office:value-type="float" office:value="50">
            <text:p>50</text:p>
          </table:table-cell>
          <table:table-cell table:style-name="ce211"/>
          <table:table-cell table:style-name="ce21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ssier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ossier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27" office:value-type="string">
            <text:p>ID</text:p>
          </table:table-cell>
          <table:table-cell table:style-name="ce127" office:value-type="string">
            <text:p>Identifiant</text:p>
          </table:table-cell>
          <table:table-cell table:style-name="ce127" office:value-type="string">
            <text:p>ENTIER</text:p>
          </table:table-cell>
          <table:table-cell table:style-name="ce127" table:number-columns-repeated="2"/>
          <table:table-cell table:style-name="ce127" office:value-type="string">
            <text:p>CLE PRIMAIRE</text:p>
          </table:table-cell>
        </table:table-row>
        <table:table-row table:style-name="ro2">
          <table:table-cell table:style-name="ce127" office:value-type="string">
            <text:p>PERSONNE_ID</text:p>
          </table:table-cell>
          <table:table-cell table:style-name="ce127" office:value-type="string">
            <text:p>Identifiant de la table personnes</text:p>
          </table:table-cell>
          <table:table-cell table:style-name="ce127" office:value-type="string">
            <text:p>ENTIER</text:p>
          </table:table-cell>
          <table:table-cell table:style-name="ce127" table:number-columns-repeated="2"/>
          <table:table-cell table:style-name="ce127" office:value-type="string">
            <text:p>CLE ETRANGERE</text:p>
          </table:table-cell>
        </table:table-row>
        <table:table-row table:style-name="ro37">
          <table:table-cell table:style-name="ce157" office:value-type="string">
            <text:p>SEANCEEP_ID</text:p>
          </table:table-cell>
          <table:table-cell table:style-name="ce268" office:value-type="string">
            <text:p>Identifiant de la table “seanceseps”</text:p>
          </table:table-cell>
          <table:table-cell table:style-name="ce159" office:value-type="string">
            <text:p>CHAR</text:p>
          </table:table-cell>
          <table:table-cell table:style-name="ce159" office:value-type="float" office:value="4">
            <text:p>4</text:p>
          </table:table-cell>
          <table:table-cell table:style-name="ce269" office:value-type="string">
            <text:p><text:span text:style-name="T46">"2504" : Non</text:span></text:p>
            <text:p><text:span text:style-name="T47">"2501" : Sur la commune</text:span></text:p>
            <text:p><text:span text:style-name="T47">"2502" : Sur le département</text:span></text:p>
            <text:p><text:span text:style-name="T47">"2503" : Sur un autre département</text:span></text:p>
            <text:p/>
          </table:table-cell>
          <table:table-cell table:style-name="ce159" office:value-type="string">
            <text:p>CG</text:p>
          </table:table-cell>
        </table:table-row>
        <table:table-row table:style-name="ro30">
          <table:table-cell table:style-name="ce159" office:value-type="string">
            <text:p>ETAPEDOSSIEREP</text:p>
          </table:table-cell>
          <table:table-cell table:style-name="ce159" office:value-type="string">
            <text:p>Etape du dossier dans le parcours de la commission EP</text:p>
          </table:table-cell>
          <table:table-cell table:style-name="ce159" office:value-type="string">
            <text:p>VARCHAR</text:p>
          </table:table-cell>
          <table:table-cell table:style-name="ce159"/>
          <table:table-cell table:style-name="ce159" office:value-type="string">
            <text:p><text:span text:style-name="T30">cree</text:span> : Dossier créé,</text:p>
            <text:p>...,</text:p>
            <text:p><text:span text:style-name="T30">seance </text:span>: Dossier en séance,</text:p>
            <text:p><text:span text:style-name="T30">decisionep </text:span>: Dossier en attente décision EP,</text:p>
            <text:p><text:span text:style-name="T30">decisioncg </text:span>: Dossier en attente décision CG,</text:p>
            <text:p><text:span text:style-name="T30">traite </text:span>: Dossier traité</text:p>
          </table:table-cell>
          <table:table-cell table:style-name="ce159" office:value-type="string">
            <text:p>CG</text:p>
          </table:table-cell>
        </table:table-row>
        <table:table-row table:style-name="ro37">
          <table:table-cell table:style-name="ce159" office:value-type="string">
            <text:p>THEMEEP</text:p>
          </table:table-cell>
          <table:table-cell table:style-name="ce159" office:value-type="string">
            <text:p>Thème traité par l'EP</text:p>
          </table:table-cell>
          <table:table-cell table:style-name="ce159" office:value-type="string">
            <text:p>VARCHAR</text:p>
          </table:table-cell>
          <table:table-cell table:style-name="ce159"/>
          <table:table-cell table:style-name="ce159" office:value-type="string">
            <text:p><text:span text:style-name="T30">saisinesepsreorientsrs93 </text:span>: Maintien/Réorientation <text:span text:style-name="T40">(CG93)</text:span>,</text:p>
            <text:p><text:span text:style-name="T30">saisinesepsbilansparcours66 </text:span>: Réorientation via le bilan de parcours <text:span text:style-name="T40">(CG66)</text:span>,</text:p>
            <text:p><text:span text:style-name="T30">saisinesepdspdos66 : Saisine PDO </text:span><text:span text:style-name="T40">(CG66)</text:span>,</text:p>
            <text:p><text:span text:style-name="T30">nonrespectssanctionseps93 : </text:span><text:span text:style-name="T40">Demande de suspension (CG93)</text:span>,</text:p>
            <text:p><text:span text:style-name="T30">defautsinsertionseps66 : </text:span><text:span text:style-name="T40">Défaut d'insertion (CG66)</text:span></text:p>
          </table:table-cell>
          <table:table-cell table:style-name="ce159" office:value-type="string">
            <text:p>CG</text:p>
          </table:table-cell>
        </table:table-row>
        <table:table-row table:style-name="ro2">
          <table:table-cell table:style-name="ce159" office:value-type="string">
            <text:p>CREATED</text:p>
          </table:table-cell>
          <table:table-cell table:style-name="ce159" office:value-type="string">
            <text:p>Date de création</text:p>
          </table:table-cell>
          <table:table-cell table:style-name="ce159" office:value-type="string">
            <text:p>DATE</text:p>
          </table:table-cell>
          <table:table-cell table:style-name="ce159" office:value-type="float" office:value="10">
            <text:p>10</text:p>
          </table:table-cell>
          <table:table-cell table:style-name="ce159"/>
          <table:table-cell table:style-name="ce159" office:value-type="string">
            <text:p>CG</text:p>
          </table:table-cell>
        </table:table-row>
        <table:table-row table:style-name="ro2">
          <table:table-cell table:style-name="ce159" office:value-type="string">
            <text:p>MODIFIED</text:p>
          </table:table-cell>
          <table:table-cell table:style-name="ce159" office:value-type="string">
            <text:p>Date de dernière modification</text:p>
          </table:table-cell>
          <table:table-cell table:style-name="ce159" office:value-type="string">
            <text:p>DATE</text:p>
          </table:table-cell>
          <table:table-cell table:style-name="ce159" office:value-type="float" office:value="10">
            <text:p>10</text:p>
          </table:table-cell>
          <table:table-cell table:style-name="ce159"/>
          <table:table-cell table:style-name="ce159"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dsps_revs" table:style-name="ta1" table:print="false">
        <table:table-column table:style-name="co25" table:default-cell-style-name="Default"/>
        <table:table-column table:style-name="co31" table:default-cell-style-name="ce104"/>
        <table:table-column table:style-name="co27" table:default-cell-style-name="ce104"/>
        <table:table-column table:style-name="co28" table:default-cell-style-name="ce104"/>
        <table:table-column table:style-name="co32" table:default-cell-style-name="Default"/>
        <table:table-column table:style-name="co30" table:default-cell-style-name="Default"/>
        <table:table-row table:style-name="ro13">
          <table:table-cell table:style-name="ce54" office:value-type="string" table:number-columns-spanned="6" table:number-rows-spanned="1">
            <text:p><text:span text:style-name="T3">Table </text:span><text:span text:style-name="T4">dsps_revs</text:span></text:p>
          </table:table-cell>
          <table:covered-table-cell table:style-name="ce94"/>
          <table:covered-table-cell table:style-name="ce94"/>
          <table:covered-table-cell table:style-name="ce94"/>
          <table:covered-table-cell table:style-name="ce55"/>
          <table:covered-table-cell table:style-name="ce60"/>
        </table:table-row>
        <table:table-row table:style-name="ro2">
          <table:table-cell table:style-name="ce55"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95" office:value-type="string">
            <text:p>Identifiant</text:p>
          </table:table-cell>
          <table:table-cell table:style-name="ce95" office:value-type="string">
            <text:p>ENTIER</text:p>
          </table:table-cell>
          <table:table-cell table:style-name="ce95"/>
          <table:table-cell table:style-name="ce59"/>
          <table:table-cell table:style-name="ce80" office:value-type="string">
            <text:p>CLE PRIMAIRE</text:p>
          </table:table-cell>
        </table:table-row>
        <table:table-row table:style-name="ro2">
          <table:table-cell table:style-name="ce59" office:value-type="string">
            <text:p>PERSONNE_ID</text:p>
          </table:table-cell>
          <table:table-cell table:style-name="ce95" office:value-type="string">
            <text:p>Identifiant de la table personnes </text:p>
          </table:table-cell>
          <table:table-cell table:style-name="ce95" office:value-type="string">
            <text:p>ENTIER</text:p>
          </table:table-cell>
          <table:table-cell table:style-name="ce95"/>
          <table:table-cell table:style-name="ce59"/>
          <table:table-cell table:style-name="ce80" office:value-type="string">
            <text:p>CLE ETRANGERE</text:p>
          </table:table-cell>
        </table:table-row>
        <table:table-row table:style-name="ro10">
          <table:table-cell table:style-name="ce86" office:value-type="string">
            <text:p>TOPDRORSARMIANT</text:p>
          </table:table-cell>
          <table:table-cell table:style-name="ce96" office:value-type="string">
            <text:p>Top Droit RSA RMI Antérieur</text:p>
          </table:table-cell>
          <table:table-cell table:style-name="ce105" office:value-type="string">
            <text:p>BOOLEAN</text:p>
          </table:table-cell>
          <table:table-cell table:style-name="ce105" office:value-type="float" office:value="1">
            <text:p>1</text:p>
          </table:table-cell>
          <table:table-cell table:style-name="ce56" office:value-type="string">
            <text:p>"1" : Oui</text:p>
            <text:p>"0" : Non</text:p>
          </table:table-cell>
          <table:table-cell table:style-name="ce61" office:value-type="string">
            <text:p>CAF</text:p>
          </table:table-cell>
        </table:table-row>
        <table:table-row table:style-name="ro16">
          <table:table-cell table:style-name="ce86" office:value-type="string">
            <text:p>DRORSARMIANTA2</text:p>
          </table:table-cell>
          <table:table-cell table:style-name="ce97" office:value-type="string">
            <text:p>Droit RSA RMI <text:s/>Antérieur A-2</text:p>
          </table:table-cell>
          <table:table-cell table:style-name="ce105" office:value-type="string">
            <text:p>BOOLEAN</text:p>
          </table:table-cell>
          <table:table-cell table:style-name="ce105" office:value-type="float" office:value="1">
            <text:p>1</text:p>
          </table:table-cell>
          <table:table-cell table:style-name="ce59" office:value-type="string">
            <text:p>"O" : Oui</text:p>
            <text:p>"N" : Non</text:p>
            <text:p>"S" : Ne sait pas</text:p>
          </table:table-cell>
          <table:table-cell table:style-name="ce61" office:value-type="string">
            <text:p>CAF</text:p>
          </table:table-cell>
        </table:table-row>
        <table:table-row table:style-name="ro26">
          <table:table-cell table:style-name="ce86" office:value-type="string">
            <text:p>SITPERSDEMRSA</text:p>
          </table:table-cell>
          <table:table-cell table:style-name="ce98" office:value-type="string">
            <text:p>Code situation personne demande rSa</text:p>
          </table:table-cell>
          <table:table-cell table:style-name="ce95" office:value-type="string">
            <text:p>CHAR</text:p>
          </table:table-cell>
          <table:table-cell table:style-name="ce95" office:value-type="float" office:value="4">
            <text:p>4</text:p>
          </table:table-cell>
          <table:table-cell table:style-name="ce106"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0" office:value-type="string">
            <text:p>CAF</text:p>
          </table:table-cell>
        </table:table-row>
        <table:table-row table:style-name="ro10">
          <table:table-cell table:style-name="ce86" office:value-type="string">
            <text:p>TOPISOGROOUENF</text:p>
          </table:table-cell>
          <table:table-cell table:style-name="ce96" office:value-type="string">
            <text:p>Top isolée Grossesse ou enfant à charge</text:p>
          </table:table-cell>
          <table:table-cell table:style-name="ce105" office:value-type="string">
            <text:p>BOOLEAN</text:p>
          </table:table-cell>
          <table:table-cell table:style-name="ce105" office:value-type="float" office:value="1">
            <text:p>1</text:p>
          </table:table-cell>
          <table:table-cell table:style-name="ce59" office:value-type="string">
            <text:p>"1" : Oui</text:p>
            <text:p>"0" : Non</text:p>
          </table:table-cell>
          <table:table-cell table:style-name="ce61" office:value-type="string">
            <text:p>CAF</text:p>
          </table:table-cell>
        </table:table-row>
        <table:table-row table:style-name="ro10">
          <table:table-cell table:style-name="ce86" office:value-type="string">
            <text:p>TOPCOUVSOC</text:p>
          </table:table-cell>
          <table:table-cell table:style-name="ce99" office:value-type="string">
            <text:p>Couverture sociale</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86" office:value-type="string">
            <text:p>ACCOSOCFAM</text:p>
          </table:table-cell>
          <table:table-cell table:style-name="ce99" office:value-type="string">
            <text:p>Accompagnement sociale familia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FAM</text:p>
          </table:table-cell>
          <table:table-cell table:style-name="ce100" office:value-type="string">
            <text:p>Libellé coordonnées de l'organisme accompagnement familia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ACCOSOCINDI</text:p>
          </table:table-cell>
          <table:table-cell table:style-name="ce100" office:value-type="string">
            <text:p>Accompagnement sociale Individue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6">
          <table:table-cell table:style-name="ce86" office:value-type="string">
            <text:p>SOUTDEMARSOC</text:p>
          </table:table-cell>
          <table:table-cell table:style-name="ce100" office:value-type="string">
            <text:p>Soutien de l'entourage pour démarche sociale</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INDI</text:p>
          </table:table-cell>
          <table:table-cell table:style-name="ce100" office:value-type="string">
            <text:p>Libellé coordonnées de l'organisme accompagnement individue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LIBAUTRQUALIPRO</text:p>
          </table:table-cell>
          <table:table-cell table:style-name="ce100" office:value-type="string">
            <text:p>Autres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office:value-type="string">
            <text:p>"O" : Oui</text:p>
            <text:p>"N" : Non</text:p>
            <text:p/>
          </table:table-cell>
          <table:table-cell table:style-name="ce80" office:value-type="string">
            <text:p>CAF</text:p>
          </table:table-cell>
        </table:table-row>
        <table:table-row table:style-name="ro2">
          <table:table-cell table:style-name="ce86" office:value-type="string">
            <text:p>LIBCOMPEEXTRAPRO</text:p>
          </table:table-cell>
          <table:table-cell table:style-name="ce98" office:value-type="string">
            <text:p>Libellé compétences ou activités extra-professionnelle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8">
          <table:table-cell table:style-name="ce86" office:value-type="string">
            <text:p>NIVETU</text:p>
          </table:table-cell>
          <table:table-cell table:style-name="ce99" office:value-type="string">
            <text:p>Niveau étude</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0" office:value-type="string">
            <text:p>CAF</text:p>
          </table:table-cell>
        </table:table-row>
        <table:table-row table:style-name="ro18">
          <table:table-cell table:style-name="ce86" office:value-type="string">
            <text:p>NIVDIPMAXOBT</text:p>
          </table:table-cell>
          <table:table-cell table:style-name="ce99" office:value-type="string">
            <text:p>Diplôme obtenu maximum</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0" office:value-type="string">
            <text:p>CAF</text:p>
          </table:table-cell>
        </table:table-row>
        <table:table-row table:style-name="ro2">
          <table:table-cell table:style-name="ce86" office:value-type="string">
            <text:p>ANNOBTNIVDIPMAX</text:p>
          </table:table-cell>
          <table:table-cell table:style-name="ce98" office:value-type="string">
            <text:p>Année d'obtention du diplôme le plus élevé</text:p>
          </table:table-cell>
          <table:table-cell table:style-name="ce95" office:value-type="string">
            <text:p>CHAR</text:p>
          </table:table-cell>
          <table:table-cell table:style-name="ce95" office:value-type="float" office:value="4">
            <text:p>4</text:p>
          </table:table-cell>
          <table:table-cell table:style-name="ce59"/>
          <table:table-cell table:style-name="ce80" office:value-type="string">
            <text:p>CAF</text:p>
          </table:table-cell>
        </table:table-row>
        <table:table-row table:style-name="ro2">
          <table:table-cell table:style-name="ce86" office:value-type="string">
            <text:p>TOPQUALIPRO</text:p>
          </table:table-cell>
          <table:table-cell table:style-name="ce98" office:value-type="string">
            <text:p>Top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0">
          <table:table-cell table:style-name="ce86" office:value-type="string">
            <text:p>TOPCOMPEEXTRAPRO</text:p>
          </table:table-cell>
          <table:table-cell table:style-name="ce101" office:value-type="string">
            <text:p>Top compétences extra professionnelles</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86" office:value-type="string">
            <text:p>TOPENGDEMARECHEMPLOI</text:p>
          </table:table-cell>
          <table:table-cell table:style-name="ce98" office:value-type="string">
            <text:p>Top engagement démarche recherche 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86" office:value-type="string">
            <text:p>LIBCOORACCOEMPLOI</text:p>
          </table:table-cell>
          <table:table-cell table:style-name="ce98" office:value-type="string">
            <text:p>Coordonnées de l'organisme accompagnement professionnel</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HISPRO</text:p>
          </table:table-cell>
          <table:table-cell table:style-name="ce99" office:value-type="string">
            <text:p>Historique professionnel</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0" office:value-type="string">
            <text:p>CAF</text:p>
          </table:table-cell>
        </table:table-row>
        <table:table-row table:style-name="ro2">
          <table:table-cell table:style-name="ce86" office:value-type="string">
            <text:p>LIBDERACT</text:p>
          </table:table-cell>
          <table:table-cell table:style-name="ce98" office:value-type="string">
            <text:p>Libellé dernière activité professionnell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ERACT</text:p>
          </table:table-cell>
          <table:table-cell table:style-name="ce98" office:value-type="string">
            <text:p>Libellé Dernier secteur d'activité</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ACTDOMI</text:p>
          </table:table-cell>
          <table:table-cell table:style-name="ce99" office:value-type="string">
            <text:p>Libellé 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OMI</text:p>
          </table:table-cell>
          <table:table-cell table:style-name="ce99" office:value-type="string">
            <text:p>Libellé secteur d'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DURACTDOMI</text:p>
          </table:table-cell>
          <table:table-cell table:style-name="ce98" office:value-type="string">
            <text:p>Code durée activité dominante</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0" office:value-type="string">
            <text:p>CAF</text:p>
          </table:table-cell>
        </table:table-row>
        <table:table-row table:style-name="ro2">
          <table:table-cell table:style-name="ce86" office:value-type="string">
            <text:p>LIBEMPLOIRECH</text:p>
          </table:table-cell>
          <table:table-cell table:style-name="ce99" office:value-type="string">
            <text:p>Libellé emploi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2">
          <table:table-cell table:style-name="ce86" office:value-type="string">
            <text:p>LIBSECACTRECH</text:p>
          </table:table-cell>
          <table:table-cell table:style-name="ce101" office:value-type="string">
            <text:p>Libellé secteur d'activité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0">
          <table:table-cell table:style-name="ce86" office:value-type="string">
            <text:p>CESSDERACT</text:p>
          </table:table-cell>
          <table:table-cell table:style-name="ce98" office:value-type="string">
            <text:p>Cessation dernière activité secteur</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701" : Encore en activité ou cessation depuis moins d'un an</text:span></text:p>
            <text:p><text:span text:style-name="T13">"2702" : Cessation d'activité depuis plus d'un an</text:span></text:p>
          </table:table-cell>
          <table:table-cell table:style-name="ce80" office:value-type="string">
            <text:p>CAF</text:p>
          </table:table-cell>
        </table:table-row>
        <table:table-row table:style-name="ro10">
          <table:table-cell table:style-name="ce86" office:value-type="string">
            <text:p>TOPDOMIDERACT</text:p>
          </table:table-cell>
          <table:table-cell table:style-name="ce99" office:value-type="string">
            <text:p>Top activité dominante derniere activité</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9">
          <table:table-cell table:style-name="ce86" office:value-type="string">
            <text:p>INSCDEMEMPLOI</text:p>
          </table:table-cell>
          <table:table-cell table:style-name="ce99" office:value-type="string">
            <text:p>Inscription demandeur d'emploi</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0" office:value-type="string">
            <text:p>CAF</text:p>
          </table:table-cell>
        </table:table-row>
        <table:table-row table:style-name="ro10">
          <table:table-cell table:style-name="ce93" office:value-type="string">
            <text:p>TOPISOGRORECHEMPLOI</text:p>
          </table:table-cell>
          <table:table-cell table:style-name="ce102" office:value-type="string">
            <text:p>Top isolée en état de grossesse ou enfant à charge </text:p>
            <text:p>En recherche d'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ACCOEMPLOI</text:p>
          </table:table-cell>
          <table:table-cell table:style-name="ce102" office:value-type="string">
            <text:p>Code accompagnement dans recherche emploi</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801" : Pas d'accompagnement</text:span></text:p>
            <text:p><text:span text:style-name="T10">"1802" : Pôle Emploi</text:span></text:p>
            <text:p><text:span text:style-name="T10">"1803" : Autres</text:span></text:p>
          </table:table-cell>
          <table:table-cell table:style-name="ce80" office:value-type="string">
            <text:p>CAF</text:p>
          </table:table-cell>
        </table:table-row>
        <table:table-row table:style-name="ro10">
          <table:table-cell table:style-name="ce93" office:value-type="string">
            <text:p>TOPPROJPRO</text:p>
          </table:table-cell>
          <table:table-cell table:style-name="ce103" office:value-type="string">
            <text:p>Top projet professionnel</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CREAREPRIENTRE</text:p>
          </table:table-cell>
          <table:table-cell table:style-name="ce102" office:value-type="string">
            <text:p>Top Création ou reprise d'entreprise</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CONCOFORMQUALIEMPLOI</text:p>
          </table:table-cell>
          <table:table-cell table:style-name="ce102" office:value-type="string">
            <text:p>Concordance <text:s/>formation qualification emploi</text:p>
          </table:table-cell>
          <table:table-cell table:style-name="ce102" office:value-type="string">
            <text:p>BOOLEAN</text:p>
          </table:table-cell>
          <table:table-cell table:style-name="ce102" office:value-type="float" office:value="1">
            <text:p>1</text:p>
          </table:table-cell>
          <table:table-cell table:style-name="ce109" office:value-type="string">
            <text:p><text:span text:style-name="T14">"O" : Oui</text:span></text:p>
            <text:p><text:span text:style-name="T14">"N" : Non</text:span></text:p>
            <text:p><text:span text:style-name="T14">"S" : Ne sait pas</text:span></text:p>
          </table:table-cell>
          <table:table-cell table:style-name="ce80" office:value-type="string">
            <text:p>CAF</text:p>
          </table:table-cell>
        </table:table-row>
        <table:table-row table:style-name="ro10">
          <table:table-cell table:style-name="ce93" office:value-type="string">
            <text:p>TOPMOYLOCO</text:p>
          </table:table-cell>
          <table:table-cell table:style-name="ce103" office:value-type="string">
            <text:p>Top moyen de locomotion</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PERMICONDUB</text:p>
          </table:table-cell>
          <table:table-cell table:style-name="ce102" office:value-type="string">
            <text:p>Top Permis de conduire catégorie B</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AUTRPERMICONDU</text:p>
          </table:table-cell>
          <table:table-cell table:style-name="ce102" office:value-type="string">
            <text:p>Top autre permis de conduire catégorie </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93" office:value-type="string">
            <text:p>LIBAUTRPERMICONDU</text:p>
          </table:table-cell>
          <table:table-cell table:style-name="ce102" office:value-type="string">
            <text:p>Libellé autres permis de conduire</text:p>
          </table:table-cell>
          <table:table-cell table:style-name="ce102" office:value-type="string">
            <text:p>VARCHAR</text:p>
          </table:table-cell>
          <table:table-cell table:style-name="ce102" office:value-type="float" office:value="100">
            <text:p>100</text:p>
          </table:table-cell>
          <table:table-cell table:style-name="ce82"/>
          <table:table-cell table:style-name="ce80" office:value-type="string">
            <text:p>CAF</text:p>
          </table:table-cell>
        </table:table-row>
        <table:table-row table:style-name="ro20">
          <table:table-cell table:style-name="ce93" office:value-type="string">
            <text:p>NATLOG</text:p>
          </table:table-cell>
          <table:table-cell table:style-name="ce103" office:value-type="string">
            <text:p>Nature du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0" office:value-type="string">
            <text:p>CAF</text:p>
          </table:table-cell>
        </table:table-row>
        <table:table-row table:style-name="ro16">
          <table:table-cell table:style-name="ce93" office:value-type="string">
            <text:p>DEMARLOG</text:p>
          </table:table-cell>
          <table:table-cell table:style-name="ce102" office:value-type="string">
            <text:p>Démarches entreprise en matière de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101" : Accès à un logement</text:span></text:p>
            <text:p><text:span text:style-name="T10">"1102" : Maintien dans le logement</text:span></text:p>
            <text:p><text:span text:style-name="T10">"1103" : Aucune</text:span></text:p>
          </table:table-cell>
          <table:table-cell table:style-name="ce80" office:value-type="string">
            <text:p>CAF</text:p>
          </table:table-cell>
        </table:table-row>
        <table:table-row table:style-name="ro2">
          <table:table-cell table:style-name="ce93" office:value-type="string">
            <text:p>LIBFORMENV</text:p>
          </table:table-cell>
          <table:table-cell table:style-name="ce102" office:value-type="string">
            <text:p>Libellé de la formation envisagée</text:p>
          </table:table-cell>
          <table:table-cell table:style-name="ce102" office:value-type="string">
            <text:p>VARCHAR</text:p>
          </table:table-cell>
          <table:table-cell table:style-name="ce102" office:value-type="float" office:value="250">
            <text:p>250</text:p>
          </table:table-cell>
          <table:table-cell table:style-name="ce82"/>
          <table:table-cell table:style-name="ce82" office:value-type="string">
            <text:p>METIER</text:p>
          </table:table-cell>
        </table:table-row>
        <table:table-row table:style-name="ro10">
          <table:table-cell table:style-name="ce42" office:value-type="string">
            <text:p>STATUTOCCUPATION</text:p>
          </table:table-cell>
          <table:table-cell table:style-name="ce102" office:value-type="string">
            <text:p>Statut d'occupation du logement</text:p>
          </table:table-cell>
          <table:table-cell table:style-name="ce102" office:value-type="string">
            <text:p>VARCHAR</text:p>
          </table:table-cell>
          <table:table-cell table:style-name="ce102"/>
          <table:table-cell table:style-name="ce82" office:value-type="string">
            <text:p>proprietaire</text:p>
            <text:p>Locataire</text:p>
          </table:table-cell>
          <table:table-cell table:style-name="ce82"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entretien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ext:span text:style-name="T3">Table </text:span><text:span text:style-name="T4">entretien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cell table:number-columns-repeated="1018"/>
        </table:table-row>
        <table:table-row table:style-name="ro2">
          <table:table-cell table:style-name="ce222" office:value-type="string">
            <text:p>PERSONNE_ID</text:p>
          </table:table-cell>
          <table:table-cell table:style-name="ce214" office:value-type="string">
            <text:p>Identifiant de la table “personn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REFERENT_ID</text:p>
          </table:table-cell>
          <table:table-cell table:style-name="ce214" office:value-type="string">
            <text:p>Identifiant de la table “referent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DATEENTRETIEN</text:p>
          </table:table-cell>
          <table:table-cell table:style-name="ce214" office:value-type="string">
            <text:p>Date de l'entretien</text:p>
          </table:table-cell>
          <table:table-cell table:style-name="ce222" office:value-type="string">
            <text:p>DATE</text:p>
          </table:table-cell>
          <table:table-cell table:style-name="ce214" table:number-columns-repeated="2"/>
          <table:table-cell table:style-name="ce214" office:value-type="string">
            <text:p>CG</text:p>
          </table:table-cell>
          <table:table-cell table:number-columns-repeated="1018"/>
        </table:table-row>
        <table:table-row table:style-name="ro42">
          <table:table-cell table:style-name="ce240" office:value-type="string">
            <text:p>TYPEENTRETIEN</text:p>
          </table:table-cell>
          <table:table-cell table:style-name="ce127" office:value-type="string">
            <text:p>Type d'entretien</text:p>
          </table:table-cell>
          <table:table-cell table:style-name="ce240" office:value-type="string">
            <text:p>CHAR</text:p>
          </table:table-cell>
          <table:table-cell table:style-name="ce127" office:value-type="float" office:value="3">
            <text:p>3</text:p>
          </table:table-cell>
          <table:table-cell table:style-name="ce240" office:value-type="string">
            <text:p>PHY : Physique,</text:p>
            <text:p>TEL : Téléphonique,</text:p>
            <text:p>COU : Courrier,</text:p>
            <text:p>MAI : Mail</text:p>
          </table:table-cell>
          <table:table-cell table:style-name="ce127" office:value-type="string">
            <text:p>CG</text:p>
          </table:table-cell>
          <table:table-cell table:style-name="ce104" table:number-columns-repeated="1018"/>
        </table:table-row>
        <table:table-row table:style-name="ro2">
          <table:table-cell table:style-name="ce222" office:value-type="string">
            <text:p>TYPERDV_ID</text:p>
          </table:table-cell>
          <table:table-cell table:style-name="ce214" office:value-type="string">
            <text:p>Identifiant de la table “typesrdv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11">
          <table:table-cell table:style-name="ce222" office:value-type="string">
            <text:p>RENDEZVOUSPREVU</text:p>
          </table:table-cell>
          <table:table-cell table:style-name="ce214" office:value-type="string">
            <text:p>Rendez vuos prévu ?</text:p>
          </table:table-cell>
          <table:table-cell table:style-name="ce222" office:value-type="string">
            <text:p>BOOLEAN</text:p>
          </table:table-cell>
          <table:table-cell table:style-name="ce214" office:value-type="float" office:value="1">
            <text:p>1</text:p>
          </table:table-cell>
          <table:table-cell table:style-name="ce222" office:value-type="string">
            <text:p>0 : Non,</text:p>
            <text:p>1 : Oui</text:p>
          </table:table-cell>
          <table:table-cell table:style-name="ce214" office:value-type="string">
            <text:p>CG</text:p>
          </table:table-cell>
          <table:table-cell table:number-columns-repeated="1018"/>
        </table:table-row>
        <table:table-row table:style-name="ro2">
          <table:table-cell table:style-name="ce222" office:value-type="string">
            <text:p>RENDEZVOUS_ID</text:p>
          </table:table-cell>
          <table:table-cell table:style-name="ce214" office:value-type="string">
            <text:p>Identifiant de la table “personn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NV_DSP_ID</text:p>
          </table:table-cell>
          <table:table-cell table:style-name="ce214" office:value-type="string">
            <text:p>Nouvel identifiant de la table “dsps”</text:p>
          </table:table-cell>
          <table:table-cell table:style-name="ce222" office:value-type="string">
            <text:p>ENTIER</text:p>
          </table:table-cell>
          <table:table-cell table:style-name="ce214" table:number-columns-repeated="2"/>
          <table:table-cell table:style-name="ce222" office:value-type="string">
            <text:p>CG</text:p>
          </table:table-cell>
          <table:table-cell table:number-columns-repeated="1018"/>
        </table:table-row>
        <table:table-row table:style-name="ro2">
          <table:table-cell table:style-name="ce222" office:value-type="string">
            <text:p>VX_DSP_ID</text:p>
          </table:table-cell>
          <table:table-cell table:style-name="ce214" office:value-type="string">
            <text:p>Ancien identifiant de la table “dsps”</text:p>
          </table:table-cell>
          <table:table-cell table:style-name="ce222" office:value-type="string">
            <text:p>ENTIER</text:p>
          </table:table-cell>
          <table:table-cell table:style-name="ce214" table:number-columns-repeated="2"/>
          <table:table-cell table:style-name="ce222" office:value-type="string">
            <text:p>CG</text:p>
          </table:table-cell>
          <table:table-cell table:number-columns-repeated="1018"/>
        </table:table-row>
        <table:table-row table:style-name="ro2">
          <table:table-cell table:style-name="ce222" office:value-type="string">
            <text:p>COMMENTAIREENTRETIEN</text:p>
          </table:table-cell>
          <table:table-cell table:style-name="ce214" office:value-type="string">
            <text:p>Commentaire suite à l'entretien</text:p>
          </table:table-cell>
          <table:table-cell table:style-name="ce222" office:value-type="string">
            <text:p>TEXT</text:p>
          </table:table-cell>
          <table:table-cell table:style-name="ce214" table:number-columns-repeated="2"/>
          <table:table-cell table:style-name="ce214" office:value-type="string">
            <text:p>CG</text:p>
          </table:table-cell>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Table 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ext:span text:style-name="T3">Table </text:span><text:span text:style-name="T4">ep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cell table:number-columns-repeated="1018"/>
        </table:table-row>
        <table:table-row table:style-name="ro2">
          <table:table-cell table:style-name="ce222" office:value-type="string">
            <text:p>NAME</text:p>
          </table:table-cell>
          <table:table-cell table:style-name="ce214" office:value-type="string">
            <text:p>Nom de l'EP</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IDENTIFIANT</text:p>
          </table:table-cell>
          <table:table-cell table:style-name="ce214" office:value-type="string">
            <text:p>Identifiant de l'EP</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REGROUPEMENTEP_ID</text:p>
          </table:table-cell>
          <table:table-cell table:style-name="ce214" office:value-type="string">
            <text:p>Identifiant de la table “regroupementsep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12">
          <table:table-cell table:style-name="ce222" office:value-type="string">
            <text:p>DEFAUTINSERTIONEP66</text:p>
          </table:table-cell>
          <table:table-cell table:style-name="ce214" office:value-type="string">
            <text:p>L'EP traite-t-elle le défaut d'insertion ? CG66</text:p>
          </table:table-cell>
          <table:table-cell table:style-name="ce222" office:value-type="string">
            <text:p>VARCHAR</text:p>
          </table:table-cell>
          <table:table-cell table:style-name="ce214"/>
          <table:table-cell table:style-name="ce222"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4" office:value-type="string">
            <text:p>CG</text:p>
          </table:table-cell>
          <table:table-cell table:number-columns-repeated="1018"/>
        </table:table-row>
        <table:table-row table:style-name="ro12">
          <table:table-cell table:style-name="ce222" office:value-type="string">
            <text:p>SAISINEEPBILANPARCOURS66</text:p>
          </table:table-cell>
          <table:table-cell table:style-name="ce214" office:value-type="string">
            <text:p>L'EP traite-t-elle les bilans de parcours ? CG66</text:p>
          </table:table-cell>
          <table:table-cell table:style-name="ce222" office:value-type="string">
            <text:p>VARCHAR</text:p>
          </table:table-cell>
          <table:table-cell table:style-name="ce214"/>
          <table:table-cell table:style-name="ce222"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4" office:value-type="string">
            <text:p>CG</text:p>
          </table:table-cell>
          <table:table-cell table:style-name="ce104" table:number-columns-repeated="1018"/>
        </table:table-row>
        <table:table-row table:style-name="ro12">
          <table:table-cell table:style-name="ce222" office:value-type="string">
            <text:p>SAISINEEPDPDO66</text:p>
          </table:table-cell>
          <table:table-cell table:style-name="ce214" office:value-type="string">
            <text:p>L'EP traite-t-elle les PDOs ? CG66</text:p>
          </table:table-cell>
          <table:table-cell table:style-name="ce222" office:value-type="string">
            <text:p>VARCHAR</text:p>
          </table:table-cell>
          <table:table-cell table:style-name="ce214"/>
          <table:table-cell table:style-name="ce222"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4" office:value-type="string">
            <text:p>CG</text:p>
          </table:table-cell>
          <table:table-cell table:number-columns-repeated="1018"/>
        </table:table-row>
        <table:table-row table:style-name="ro12">
          <table:table-cell table:style-name="ce222" office:value-type="string">
            <text:p>NONRESPECTSANCTIONEP93</text:p>
          </table:table-cell>
          <table:table-cell table:style-name="ce214" office:value-type="string">
            <text:p>L'EP traite-t-elle les demandes de suspension ? CG93</text:p>
          </table:table-cell>
          <table:table-cell table:style-name="ce222" office:value-type="string">
            <text:p>VARCHAR</text:p>
          </table:table-cell>
          <table:table-cell table:style-name="ce214"/>
          <table:table-cell table:style-name="ce222"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4" office:value-type="string">
            <text:p>CG</text:p>
          </table:table-cell>
          <table:table-cell table:number-columns-repeated="1018"/>
        </table:table-row>
        <table:table-row table:style-name="ro12">
          <table:table-cell table:style-name="ce222" office:value-type="string">
            <text:p>SAISINEEPREORIENTSR93</text:p>
          </table:table-cell>
          <table:table-cell table:style-name="ce214" office:value-type="string">
            <text:p>L'EP traite-t-elle les saisines de réorientaitons ? CG93</text:p>
          </table:table-cell>
          <table:table-cell table:style-name="ce222" office:value-type="string">
            <text:p>VARCHAR</text:p>
          </table:table-cell>
          <table:table-cell table:style-name="ce214"/>
          <table:table-cell table:style-name="ce222"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27" office:value-type="string">
            <text:p>CG</text:p>
          </table:table-cell>
          <table:table-cell table:number-columns-repeated="1018"/>
        </table:table-row>
        <table:table-row table:style-name="ro12" table:number-rows-repeated="1048564">
          <table:table-cell table:number-columns-repeated="1024"/>
        </table:table-row>
        <table:table-row table:style-name="ro12">
          <table:table-cell table:number-columns-repeated="1024"/>
        </table:table-row>
      </table:table>
      <table:table table:name="Table membr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ext:span text:style-name="T3">Table </text:span><text:span text:style-name="T4">membresep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cell table:number-columns-repeated="1018"/>
        </table:table-row>
        <table:table-row table:style-name="ro2">
          <table:table-cell table:style-name="ce222" office:value-type="string">
            <text:p>FONCTIONMEMBREEP_ID</text:p>
          </table:table-cell>
          <table:table-cell table:style-name="ce214" office:value-type="string">
            <text:p>Identifiant de la table “fonctonsmembresep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QUAL</text:p>
          </table:table-cell>
          <table:table-cell table:style-name="ce214" office:value-type="string">
            <text:p>Civilité</text:p>
          </table:table-cell>
          <table:table-cell table:style-name="ce222" office:value-type="string">
            <text:p>VARCHAR</text:p>
          </table:table-cell>
          <table:table-cell table:style-name="ce214"/>
          <table:table-cell table:style-name="ce222" office:value-type="string">
            <text:p>M.,Mlle.,Mme.</text:p>
          </table:table-cell>
          <table:table-cell table:style-name="ce214" office:value-type="string">
            <text:p>CG</text:p>
          </table:table-cell>
          <table:table-cell table:number-columns-repeated="1018"/>
        </table:table-row>
        <table:table-row table:style-name="ro2">
          <table:table-cell table:style-name="ce222" office:value-type="string">
            <text:p>NOM</text:p>
          </table:table-cell>
          <table:table-cell table:style-name="ce214" office:value-type="string">
            <text:p>Nom</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PRENOM</text:p>
          </table:table-cell>
          <table:table-cell table:style-name="ce214" office:value-type="string">
            <text:p>Prénom</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TEL</text:p>
          </table:table-cell>
          <table:table-cell table:style-name="ce214" office:value-type="string">
            <text:p>Téléphone</text:p>
          </table:table-cell>
          <table:table-cell table:style-name="ce222" office:value-type="string">
            <text:p>VARCHAR</text:p>
          </table:table-cell>
          <table:table-cell table:style-name="ce222" office:value-type="float" office:value="10">
            <text:p>10</text:p>
          </table:table-cell>
          <table:table-cell table:style-name="ce214"/>
          <table:table-cell table:style-name="ce214" office:value-type="string">
            <text:p>CG</text:p>
          </table:table-cell>
          <table:table-cell table:style-name="ce104" table:number-columns-repeated="1018"/>
        </table:table-row>
        <table:table-row table:style-name="ro2">
          <table:table-cell table:style-name="ce222" office:value-type="string">
            <text:p>MAIL</text:p>
          </table:table-cell>
          <table:table-cell table:style-name="ce214" office:value-type="string">
            <text:p>Email</text:p>
          </table:table-cell>
          <table:table-cell table:style-name="ce222" office:value-type="string">
            <text:p>VARCHAR</text:p>
          </table:table-cell>
          <table:table-cell table:style-name="ce222" office:value-type="float" office:value="50">
            <text:p>50</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SUPPLEANT_ID</text:p>
          </table:table-cell>
          <table:table-cell table:style-name="ce214" office:value-type="string">
            <text:p>Identifiant de la table “suppléant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fonctionsmembr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fonctionsmembr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102" office:value-type="string">
            <text:p>NAME</text:p>
          </table:table-cell>
          <table:table-cell table:style-name="ce102" office:value-type="string">
            <text:p>Nom</text:p>
          </table:table-cell>
          <table:table-cell table:style-name="ce102" office:value-type="string">
            <text:p>VARCHAR</text:p>
          </table:table-cell>
          <table:table-cell table:style-name="ce102" office:value-type="float" office:value="255">
            <text:p>255</text:p>
          </table:table-cell>
          <table:table-cell table:style-name="ce102"/>
          <table:table-cell table:style-name="ce102"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eanc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seanc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IDENTIFIANT</text:p>
          </table:table-cell>
          <table:table-cell table:style-name="ce214" office:value-type="string">
            <text:p>Identifiant de la séance d'EP</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row>
        <table:table-row table:style-name="ro2">
          <table:table-cell table:style-name="ce222" office:value-type="string">
            <text:p>NAME</text:p>
          </table:table-cell>
          <table:table-cell table:style-name="ce214" office:value-type="string">
            <text:p>Nom de la séance d'EP</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row>
        <table:table-row table:style-name="ro2">
          <table:table-cell table:style-name="ce222" office:value-type="string">
            <text:p>EP_ID</text:p>
          </table:table-cell>
          <table:table-cell table:style-name="ce214" office:value-type="string">
            <text:p>Identifiant de la table “ep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DATESEANCE</text:p>
          </table:table-cell>
          <table:table-cell table:style-name="ce214" office:value-type="string">
            <text:p>Date de la séance</text:p>
          </table:table-cell>
          <table:table-cell table:style-name="ce222" office:value-type="string">
            <text:p>DATE</text:p>
          </table:table-cell>
          <table:table-cell table:style-name="ce214" table:number-columns-repeated="2"/>
          <table:table-cell table:style-name="ce214" office:value-type="string">
            <text:p>CG</text:p>
          </table:table-cell>
        </table:table-row>
        <table:table-row table:style-name="ro2">
          <table:table-cell table:style-name="ce222" office:value-type="string">
            <text:p>SALLE</text:p>
          </table:table-cell>
          <table:table-cell table:style-name="ce214" office:value-type="string">
            <text:p>Salle de la séance</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row>
        <table:table-row table:style-name="ro2">
          <table:table-cell table:style-name="ce222" office:value-type="string">
            <text:p>OBSERVATIONS</text:p>
          </table:table-cell>
          <table:table-cell table:style-name="ce214" office:value-type="string">
            <text:p>Observations</text:p>
          </table:table-cell>
          <table:table-cell table:style-name="ce222" office:value-type="string">
            <text:p>VARCHAR</text:p>
          </table:table-cell>
          <table:table-cell table:style-name="ce222" office:value-type="float" office:value="255">
            <text:p>255</text:p>
          </table:table-cell>
          <table:table-cell table:style-name="ce214"/>
          <table:table-cell table:style-name="ce214" office:value-type="string">
            <text:p>CG</text:p>
          </table:table-cell>
        </table:table-row>
        <table:table-row table:style-name="ro2">
          <table:table-cell table:style-name="ce222" office:value-type="string">
            <text:p>FINALISEE</text:p>
          </table:table-cell>
          <table:table-cell table:style-name="ce214" office:value-type="string">
            <text:p>Séance finalisée par l'EP ou le CG</text:p>
          </table:table-cell>
          <table:table-cell table:style-name="ce222" office:value-type="string">
            <text:p>CHAR</text:p>
          </table:table-cell>
          <table:table-cell table:style-name="ce214" office:value-type="float" office:value="2">
            <text:p>2</text:p>
          </table:table-cell>
          <table:table-cell table:style-name="ce222" office:value-type="string">
            <text:p>ep,cg</text:p>
          </table:table-cell>
          <table:table-cell table:style-name="ce227"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membreseps_seanc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membreseps_seanc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0" office:value-type="string">
            <text:p>ID</text:p>
          </table:table-cell>
          <table:table-cell table:style-name="ce271" office:value-type="string">
            <text:p>Identifiant</text:p>
          </table:table-cell>
          <table:table-cell table:style-name="ce270" office:value-type="string">
            <text:p>ENTIER</text:p>
          </table:table-cell>
          <table:table-cell table:style-name="ce271" table:number-columns-repeated="2"/>
          <table:table-cell table:style-name="ce270" office:value-type="string">
            <text:p>CLE PRIMAIRE</text:p>
          </table:table-cell>
        </table:table-row>
        <table:table-row table:style-name="ro2">
          <table:table-cell table:style-name="ce270" office:value-type="string">
            <text:p>SEANCEEP_ID</text:p>
          </table:table-cell>
          <table:table-cell table:style-name="ce271" office:value-type="string">
            <text:p>Identifiant de la table “seanceseps”</text:p>
          </table:table-cell>
          <table:table-cell table:style-name="ce270" office:value-type="string">
            <text:p>ENTIER</text:p>
          </table:table-cell>
          <table:table-cell table:style-name="ce271" table:number-columns-repeated="2"/>
          <table:table-cell table:style-name="ce270" office:value-type="string">
            <text:p>CLE ETRANGERE</text:p>
          </table:table-cell>
        </table:table-row>
        <table:table-row table:style-name="ro2">
          <table:table-cell table:style-name="ce270" office:value-type="string">
            <text:p>MEMBREEP_ID</text:p>
          </table:table-cell>
          <table:table-cell table:style-name="ce272" office:value-type="string">
            <text:p>Identifiant de la table “membreseps”</text:p>
          </table:table-cell>
          <table:table-cell table:style-name="ce270" office:value-type="string">
            <text:p>ENTIER</text:p>
          </table:table-cell>
          <table:table-cell table:style-name="ce271" table:number-columns-repeated="2"/>
          <table:table-cell table:style-name="ce270" office:value-type="string">
            <text:p>CLE ETRANGERE</text:p>
          </table:table-cell>
        </table:table-row>
        <table:table-row table:style-name="ro2">
          <table:table-cell table:style-name="ce270" office:value-type="string">
            <text:p>SUPPLEANT</text:p>
          </table:table-cell>
          <table:table-cell table:style-name="ce271" office:value-type="string">
            <text:p>Suppléant</text:p>
          </table:table-cell>
          <table:table-cell table:style-name="ce270" office:value-type="string">
            <text:p>BOOLEAN</text:p>
          </table:table-cell>
          <table:table-cell table:style-name="ce271" office:value-type="float" office:value="1">
            <text:p>1</text:p>
          </table:table-cell>
          <table:table-cell table:style-name="ce270" office:value-type="float" office:value="0.1">
            <text:p>0,1</text:p>
          </table:table-cell>
          <table:table-cell table:style-name="ce271"/>
        </table:table-row>
        <table:table-row table:style-name="ro2">
          <table:table-cell table:style-name="ce270" office:value-type="string">
            <text:p>SUPPLEANT_ID</text:p>
          </table:table-cell>
          <table:table-cell table:style-name="ce271" office:value-type="string">
            <text:p>Identifiant de la table “suppleants”</text:p>
          </table:table-cell>
          <table:table-cell table:style-name="ce270" office:value-type="string">
            <text:p>ENTIER</text:p>
          </table:table-cell>
          <table:table-cell table:style-name="ce271" table:number-columns-repeated="2"/>
          <table:table-cell table:style-name="ce270" office:value-type="string">
            <text:p>CLE ETRANGERE</text:p>
          </table:table-cell>
        </table:table-row>
        <table:table-row table:style-name="ro2">
          <table:table-cell table:style-name="ce270" office:value-type="string">
            <text:p>REPONSE</text:p>
          </table:table-cell>
          <table:table-cell table:style-name="ce271" office:value-type="string">
            <text:p>Réponse à la convocation</text:p>
          </table:table-cell>
          <table:table-cell table:style-name="ce270" office:value-type="string">
            <text:p>VARCHAR</text:p>
          </table:table-cell>
          <table:table-cell table:style-name="ce271"/>
          <table:table-cell table:style-name="ce270" office:value-type="string">
            <text:p>confirme,decline,nonrenseigne</text:p>
          </table:table-cell>
          <table:table-cell table:style-name="ce271"/>
        </table:table-row>
        <table:table-row table:style-name="ro2">
          <table:table-cell table:style-name="ce270" office:value-type="string">
            <text:p>PRESENCE</text:p>
          </table:table-cell>
          <table:table-cell table:style-name="ce271" office:value-type="string">
            <text:p>Réponse à la présence</text:p>
          </table:table-cell>
          <table:table-cell table:style-name="ce270" office:value-type="string">
            <text:p>VARCHAR</text:p>
          </table:table-cell>
          <table:table-cell table:style-name="ce271"/>
          <table:table-cell table:style-name="ce270" office:value-type="string">
            <text:p>present,excuse,remplacepar</text:p>
          </table:table-cell>
          <table:table-cell table:style-name="ce252"/>
        </table:table-row>
        <table:table-row table:style-name="ro2" table:number-rows-repeated="1048566">
          <table:table-cell table:number-columns-repeated="6"/>
        </table:table-row>
        <table:table-row table:style-name="ro2">
          <table:table-cell table:number-columns-repeated="6"/>
        </table:table-row>
      </table:table>
      <table:table table:name="Table zonesgeographiqu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zonesgeographiqu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DEINSEE</text:p>
          </table:table-cell>
          <table:table-cell table:style-name="ce63" office:value-type="string">
            <text:p>Code INSEE de la zone</text:p>
          </table:table-cell>
          <table:table-cell table:style-name="ce63" office:value-type="string">
            <text:p>CHAR</text:p>
          </table:table-cell>
          <table:table-cell table:style-name="ce63" office:value-type="float" office:value="5">
            <text:p>5</text:p>
          </table:table-cell>
          <table:table-cell table:style-name="ce63"/>
          <table:table-cell table:style-name="ce61" office:value-type="string">
            <text:p>CG</text:p>
          </table:table-cell>
        </table:table-row>
        <table:table-row table:style-name="ro2">
          <table:table-cell table:style-name="ce204" office:value-type="string">
            <text:p>LIBELLE</text:p>
          </table:table-cell>
          <table:table-cell table:style-name="ce63" office:value-type="string">
            <text:p>Libellé du champ</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membresep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eps_membr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EP_ID</text:p>
          </table:table-cell>
          <table:table-cell table:style-name="ce63" office:value-type="string">
            <text:p>Identifiant de la table «ep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MEMBREEP_ID</text:p>
          </table:table-cell>
          <table:table-cell table:style-name="ce63" office:value-type="string">
            <text:p>Identifiant de la table «membresep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zonesgeographiqu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eps_zonesgeographiqu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EP_ID</text:p>
          </table:table-cell>
          <table:table-cell table:style-name="ce63" office:value-type="string">
            <text:p>Identifiant de la table «ep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4" office:value-type="string">
            <text:p>ZONEGEOGRAPHIQUE_ID</text:p>
          </table:table-cell>
          <table:table-cell table:style-name="ce63" office:value-type="string">
            <text:p>Identifiant de la table «zonesgeographiqu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permsfim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ormspermsfim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APRE_ID</text:p>
          </table:table-cell>
          <table:table-cell table:style-name="ce214" office:value-type="string">
            <text:p>Identifiant de la table “apr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INTITULEFORM</text:p>
          </table:table-cell>
          <table:table-cell table:style-name="ce214" office:value-type="string">
            <text:p>Intitulé de la formation</text:p>
          </table:table-cell>
          <table:table-cell table:style-name="ce222" office:value-type="string">
            <text:p>VARCHAR</text:p>
          </table:table-cell>
          <table:table-cell table:style-name="ce222" office:value-type="float" office:value="100">
            <text:p>100</text:p>
          </table:table-cell>
          <table:table-cell table:style-name="ce214"/>
          <table:table-cell table:style-name="ce214" office:value-type="string">
            <text:p>CG</text:p>
          </table:table-cell>
        </table:table-row>
        <table:table-row table:style-name="ro2">
          <table:table-cell table:style-name="ce222" office:value-type="string">
            <text:p>DDFORM</text:p>
          </table:table-cell>
          <table:table-cell table:style-name="ce214" office:value-type="string">
            <text:p>Date de début de la forma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DFFORM</text:p>
          </table:table-cell>
          <table:table-cell table:style-name="ce214" office:value-type="string">
            <text:p>Date de fin de la forma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DUREEFORM</text:p>
          </table:table-cell>
          <table:table-cell table:style-name="ce214" office:value-type="string">
            <text:p>Durée de la formation</text:p>
          </table:table-cell>
          <table:table-cell table:style-name="ce222" office:value-type="string">
            <text:p>ENTIER</text:p>
          </table:table-cell>
          <table:table-cell table:style-name="ce214" table:number-columns-repeated="2"/>
          <table:table-cell table:style-name="ce214" office:value-type="string">
            <text:p>CG</text:p>
          </table:table-cell>
        </table:table-row>
        <table:table-row table:style-name="ro2">
          <table:table-cell table:style-name="ce222" office:value-type="string">
            <text:p>MODEVALIDATION</text:p>
          </table:table-cell>
          <table:table-cell table:style-name="ce214" office:value-type="string">
            <text:p>Mode de validation</text:p>
          </table:table-cell>
          <table:table-cell table:style-name="ce222" office:value-type="string">
            <text:p>VARCHAR</text:p>
          </table:table-cell>
          <table:table-cell table:style-name="ce222" office:value-type="float" office:value="30">
            <text:p>30</text:p>
          </table:table-cell>
          <table:table-cell table:style-name="ce214"/>
          <table:table-cell table:style-name="ce214" office:value-type="string">
            <text:p>CG</text:p>
          </table:table-cell>
        </table:table-row>
        <table:table-row table:style-name="ro2">
          <table:table-cell table:style-name="ce222" office:value-type="string">
            <text:p>COUTFORM</text:p>
          </table:table-cell>
          <table:table-cell table:style-name="ce214" office:value-type="string">
            <text:p>Coût de la formation</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COFINANCEURS</text:p>
          </table:table-cell>
          <table:table-cell table:style-name="ce214" office:value-type="string">
            <text:p>Cofinanceurs</text:p>
          </table:table-cell>
          <table:table-cell table:style-name="ce222" office:value-type="string">
            <text:p>VARCHAR</text:p>
          </table:table-cell>
          <table:table-cell table:style-name="ce222" office:value-type="float" office:value="30">
            <text:p>30</text:p>
          </table:table-cell>
          <table:table-cell table:style-name="ce214"/>
          <table:table-cell table:style-name="ce214" office:value-type="string">
            <text:p>CG</text:p>
          </table:table-cell>
        </table:table-row>
        <table:table-row table:style-name="ro2">
          <table:table-cell table:style-name="ce222" office:value-type="string">
            <text:p>MONTANTAIDE</text:p>
          </table:table-cell>
          <table:table-cell table:style-name="ce214" office:value-type="string">
            <text:p>Montant de l'aide</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TIERSPRESTATAIREAPRE_ID</text:p>
          </table:table-cell>
          <table:table-cell table:style-name="ce214" office:value-type="string">
            <text:p>Identifiant de la table “tiersprestatairesapres”</text:p>
          </table:table-cell>
          <table:table-cell table:style-name="ce222" office:value-type="string">
            <text:p>ENTIER</text:p>
          </table:table-cell>
          <table:table-cell table:style-name="ce214"/>
          <table:table-cell table:style-name="ce224"/>
          <table:table-cell table:style-name="ce222" office:value-type="string">
            <text:p>CLE ETRANGERE</text:p>
          </table:table-cell>
        </table:table-row>
        <table:table-row table:style-name="ro2">
          <table:table-cell table:style-name="ce222" office:value-type="string">
            <text:p>MONTANTCONFINANCEURS</text:p>
          </table:table-cell>
          <table:table-cell table:style-name="ce214" office:value-type="string">
            <text:p>Montant des cofinanceurs</text:p>
          </table:table-cell>
          <table:table-cell table:style-name="ce222" office:value-type="string">
            <text:p>NUMERIC</text:p>
          </table:table-cell>
          <table:table-cell table:style-name="ce214" office:value-type="float" office:value="10.2">
            <text:p>10,2</text:p>
          </table:table-cell>
          <table:table-cell table:style-name="ce214"/>
          <table:table-cell table:style-name="ce227"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piecesformspermsfim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iecesformspermsfim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permsfimo_piecesformspermsfim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ormspermsfimo_piecesformspermsfim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FORMPERMFIMO_ID</text:p>
          </table:table-cell>
          <table:table-cell table:style-name="ce63" office:value-type="string">
            <text:p>Identifiant de la table «formspermsfimo» </text:p>
          </table:table-cell>
          <table:table-cell table:style-name="ce63" office:value-type="string">
            <text:p>ENTIER</text:p>
          </table:table-cell>
          <table:table-cell table:style-name="ce63" table:number-columns-repeated="2"/>
          <table:table-cell table:style-name="ce215" office:value-type="string">
            <text:p>CLE ETRANGERE</text:p>
          </table:table-cell>
        </table:table-row>
        <table:table-row table:style-name="ro2">
          <table:table-cell table:style-name="ce204" office:value-type="string">
            <text:p>PIECEFORMPERMFIMO_ID</text:p>
          </table:table-cell>
          <table:table-cell table:style-name="ce63" office:value-type="string">
            <text:p>Identifiant de la table «piecesformspermsfimo»</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qual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ormsqual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APRE_ID</text:p>
          </table:table-cell>
          <table:table-cell table:style-name="ce214" office:value-type="string">
            <text:p>Identifiant de la table “apr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INTITULEFORM</text:p>
          </table:table-cell>
          <table:table-cell table:style-name="ce214" office:value-type="string">
            <text:p>Intitulé de la formation</text:p>
          </table:table-cell>
          <table:table-cell table:style-name="ce222" office:value-type="string">
            <text:p>VARCHAR</text:p>
          </table:table-cell>
          <table:table-cell table:style-name="ce222" office:value-type="float" office:value="100">
            <text:p>100</text:p>
          </table:table-cell>
          <table:table-cell table:style-name="ce214"/>
          <table:table-cell table:style-name="ce214" office:value-type="string">
            <text:p>CG</text:p>
          </table:table-cell>
        </table:table-row>
        <table:table-row table:style-name="ro2">
          <table:table-cell table:style-name="ce222" office:value-type="string">
            <text:p>DDFORM</text:p>
          </table:table-cell>
          <table:table-cell table:style-name="ce214" office:value-type="string">
            <text:p>Date de début de la forma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DFFORM</text:p>
          </table:table-cell>
          <table:table-cell table:style-name="ce214" office:value-type="string">
            <text:p>Date de fin de la forma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DUREEFORM</text:p>
          </table:table-cell>
          <table:table-cell table:style-name="ce214" office:value-type="string">
            <text:p>Durée de la formation</text:p>
          </table:table-cell>
          <table:table-cell table:style-name="ce222" office:value-type="string">
            <text:p>ENTIER</text:p>
          </table:table-cell>
          <table:table-cell table:style-name="ce214" table:number-columns-repeated="2"/>
          <table:table-cell table:style-name="ce214" office:value-type="string">
            <text:p>CG</text:p>
          </table:table-cell>
        </table:table-row>
        <table:table-row table:style-name="ro2">
          <table:table-cell table:style-name="ce222" office:value-type="string">
            <text:p>MODEVALIDATION</text:p>
          </table:table-cell>
          <table:table-cell table:style-name="ce214" office:value-type="string">
            <text:p>Mode de validation</text:p>
          </table:table-cell>
          <table:table-cell table:style-name="ce222" office:value-type="string">
            <text:p>VARCHAR</text:p>
          </table:table-cell>
          <table:table-cell table:style-name="ce222" office:value-type="float" office:value="30">
            <text:p>30</text:p>
          </table:table-cell>
          <table:table-cell table:style-name="ce214"/>
          <table:table-cell table:style-name="ce214" office:value-type="string">
            <text:p>CG</text:p>
          </table:table-cell>
        </table:table-row>
        <table:table-row table:style-name="ro2">
          <table:table-cell table:style-name="ce222" office:value-type="string">
            <text:p>COUTFORM</text:p>
          </table:table-cell>
          <table:table-cell table:style-name="ce214" office:value-type="string">
            <text:p>Coût de la formation</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COFINANCEURS</text:p>
          </table:table-cell>
          <table:table-cell table:style-name="ce214" office:value-type="string">
            <text:p>Cofinanceurs</text:p>
          </table:table-cell>
          <table:table-cell table:style-name="ce222" office:value-type="string">
            <text:p>VARCHAR</text:p>
          </table:table-cell>
          <table:table-cell table:style-name="ce222" office:value-type="float" office:value="30">
            <text:p>30</text:p>
          </table:table-cell>
          <table:table-cell table:style-name="ce214"/>
          <table:table-cell table:style-name="ce214" office:value-type="string">
            <text:p>CG</text:p>
          </table:table-cell>
        </table:table-row>
        <table:table-row table:style-name="ro2">
          <table:table-cell table:style-name="ce222" office:value-type="string">
            <text:p>MONTANTAIDE</text:p>
          </table:table-cell>
          <table:table-cell table:style-name="ce214" office:value-type="string">
            <text:p>Montant de l'aide</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TIERSPRESTATAIREAPRE_ID</text:p>
          </table:table-cell>
          <table:table-cell table:style-name="ce214" office:value-type="string">
            <text:p>Identifiant de la table “tiersprestatairesapres”</text:p>
          </table:table-cell>
          <table:table-cell table:style-name="ce222" office:value-type="string">
            <text:p>ENTIER</text:p>
          </table:table-cell>
          <table:table-cell table:style-name="ce214"/>
          <table:table-cell table:style-name="ce224"/>
          <table:table-cell table:style-name="ce222" office:value-type="string">
            <text:p>CLE ETRANGERE</text:p>
          </table:table-cell>
        </table:table-row>
        <table:table-row table:style-name="ro2">
          <table:table-cell table:style-name="ce222" office:value-type="string">
            <text:p>MONTANTCONFINANCEURS</text:p>
          </table:table-cell>
          <table:table-cell table:style-name="ce214" office:value-type="string">
            <text:p>Montant des cofinanceurs</text:p>
          </table:table-cell>
          <table:table-cell table:style-name="ce222" office:value-type="string">
            <text:p>NUMERIC</text:p>
          </table:table-cell>
          <table:table-cell table:style-name="ce214" office:value-type="float" office:value="10.2">
            <text:p>10,2</text:p>
          </table:table-cell>
          <table:table-cell table:style-name="ce214"/>
          <table:table-cell table:style-name="ce227"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piecesformsqual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formsqual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qualifs_piecesformsqual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formsqualifs<text:span text:style-name="T1">_piecesformsqual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FORMQUALIF_ID</text:p>
          </table:table-cell>
          <table:table-cell table:style-name="ce63" office:value-type="string">
            <text:p>Identifiant de la table «formsqualifs» </text:p>
          </table:table-cell>
          <table:table-cell table:style-name="ce63" office:value-type="string">
            <text:p>ENTIER</text:p>
          </table:table-cell>
          <table:table-cell table:style-name="ce63" table:number-columns-repeated="2"/>
          <table:table-cell table:style-name="ce215" office:value-type="string">
            <text:p>CLE ETRANGERE</text:p>
          </table:table-cell>
        </table:table-row>
        <table:table-row table:style-name="ro2">
          <table:table-cell table:style-name="ce204" office:value-type="string">
            <text:p>PIECEFORMQUALIF_ID</text:p>
          </table:table-cell>
          <table:table-cell table:style-name="ce63" office:value-type="string">
            <text:p>Identifiant de la table «piecesformsqualif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raisdeplacement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raisdeplacement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APRE_ID</text:p>
          </table:table-cell>
          <table:table-cell table:style-name="ce214" office:value-type="string">
            <text:p>Identifiant de la table “apr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LIEURESIDENCE</text:p>
          </table:table-cell>
          <table:table-cell table:style-name="ce214" office:value-type="string">
            <text:p>Lieu de résidence de la personne</text:p>
          </table:table-cell>
          <table:table-cell table:style-name="ce222" office:value-type="string">
            <text:p>VARCHAR</text:p>
          </table:table-cell>
          <table:table-cell table:style-name="ce222" office:value-type="float" office:value="100">
            <text:p>100</text:p>
          </table:table-cell>
          <table:table-cell table:style-name="ce214"/>
          <table:table-cell table:style-name="ce214" office:value-type="string">
            <text:p>CG</text:p>
          </table:table-cell>
        </table:table-row>
        <table:table-row table:style-name="ro2">
          <table:table-cell table:style-name="ce222" office:value-type="string">
            <text:p>DESTINATION</text:p>
          </table:table-cell>
          <table:table-cell table:style-name="ce214" office:value-type="string">
            <text:p>Destination du déplacement</text:p>
          </table:table-cell>
          <table:table-cell table:style-name="ce222" office:value-type="string">
            <text:p>VARCHAR</text:p>
          </table:table-cell>
          <table:table-cell table:style-name="ce222" office:value-type="float" office:value="100">
            <text:p>100</text:p>
          </table:table-cell>
          <table:table-cell table:style-name="ce214"/>
          <table:table-cell table:style-name="ce214" office:value-type="string">
            <text:p>CG</text:p>
          </table:table-cell>
        </table:table-row>
        <table:table-row table:style-name="ro2">
          <table:table-cell table:style-name="ce222" office:value-type="string">
            <text:p>NBKMVOITURE</text:p>
          </table:table-cell>
          <table:table-cell table:style-name="ce214" office:value-type="string">
            <text:p>Nombre de kilomètres en voiture</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NBTRAJETVOITURE</text:p>
          </table:table-cell>
          <table:table-cell table:style-name="ce214" office:value-type="string">
            <text:p>Nombre de trajets en voiture</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NBTOTALKM</text:p>
          </table:table-cell>
          <table:table-cell table:style-name="ce214" office:value-type="string">
            <text:p>Nombre total de kilomètres</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TOTALVEHICULE</text:p>
          </table:table-cell>
          <table:table-cell table:style-name="ce214" office:value-type="string">
            <text:p>Total pour un déplacement en véhicule</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NBTRAJETTRANSPUB</text:p>
          </table:table-cell>
          <table:table-cell table:style-name="ce214" office:value-type="string">
            <text:p>Nombre de trajet en transport public</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PRIXBILLETTRANSPUB</text:p>
          </table:table-cell>
          <table:table-cell table:style-name="ce214" office:value-type="string">
            <text:p>Prix du billet d'un transport public</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TOTALTRANSPUB</text:p>
          </table:table-cell>
          <table:table-cell table:style-name="ce214" office:value-type="string">
            <text:p>Total d'un transport public</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NBNUITHEBERGT</text:p>
          </table:table-cell>
          <table:table-cell table:style-name="ce214" office:value-type="string">
            <text:p>Nombre de nuit d'hébergement</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TOTALHEBERGT</text:p>
          </table:table-cell>
          <table:table-cell table:style-name="ce214" office:value-type="string">
            <text:p>Total pour un hénergement</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NBREPAS</text:p>
          </table:table-cell>
          <table:table-cell table:style-name="ce214" office:value-type="string">
            <text:p>Nombre de repas</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22" office:value-type="string">
            <text:p>TOTALREPAS</text:p>
          </table:table-cell>
          <table:table-cell table:style-name="ce214" office:value-type="string">
            <text:p>Total pour un repas</text:p>
          </table:table-cell>
          <table:table-cell table:style-name="ce222"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group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grou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NAME</text:p>
          </table:table-cell>
          <table:table-cell table:style-name="ce63" office:value-type="string">
            <text:p>Nom du groupe</text:p>
          </table:table-cell>
          <table:table-cell table:style-name="ce63" office:value-type="string">
            <text:p>VARCHAR</text:p>
          </table:table-cell>
          <table:table-cell table:style-name="ce63" office:value-type="float" office:value="50">
            <text:p>50</text:p>
          </table:table-cell>
          <table:table-cell table:style-name="ce63"/>
          <table:table-cell table:style-name="ce215" office:value-type="string">
            <text:p>CG</text:p>
          </table:table-cell>
        </table:table-row>
        <table:table-row table:style-name="ro2">
          <table:table-cell table:style-name="ce204" office:value-type="string">
            <text:p>PARENT_ID</text:p>
          </table:table-cell>
          <table:table-cell table:style-name="ce63" office:value-type="string">
            <text:p>Identifiant du groupe “parent” (peu utilisé)</text:p>
          </table:table-cell>
          <table:table-cell table:style-name="ce63" office:value-type="string">
            <text:p>ENTIER</text:p>
          </table:table-cell>
          <table:table-cell table:style-name="ce63" table:number-columns-repeated="2"/>
          <table:table-cell table:style-name="ce7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historiqueetatsp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historiqueetatsp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INFORMATIONPE_ID</text:p>
          </table:table-cell>
          <table:table-cell table:style-name="ce214" office:value-type="string">
            <text:p>Identifiant de la table “informationspe”</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IDENTIFIANTPE</text:p>
          </table:table-cell>
          <table:table-cell table:style-name="ce214" office:value-type="string">
            <text:p>Numéro de l'identifiant Pôle Emploi</text:p>
          </table:table-cell>
          <table:table-cell table:style-name="ce222" office:value-type="string">
            <text:p>VARCHAR</text:p>
          </table:table-cell>
          <table:table-cell table:style-name="ce222" office:value-type="float" office:value="11">
            <text:p>11</text:p>
          </table:table-cell>
          <table:table-cell table:style-name="ce214"/>
          <table:table-cell table:style-name="ce214" office:value-type="string">
            <text:p>CG</text:p>
          </table:table-cell>
        </table:table-row>
        <table:table-row table:style-name="ro2">
          <table:table-cell table:style-name="ce222" office:value-type="string">
            <text:p>DATE</text:p>
          </table:table-cell>
          <table:table-cell table:style-name="ce214" office:value-type="string">
            <text:p>Date de l'information Pôle Emploi</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22" office:value-type="string">
            <text:p>ETAT</text:p>
          </table:table-cell>
          <table:table-cell table:style-name="ce214" office:value-type="string">
            <text:p>Etat de la situation Pôle Emploi</text:p>
          </table:table-cell>
          <table:table-cell table:style-name="ce222" office:value-type="string">
            <text:p>VARCHAR</text:p>
          </table:table-cell>
          <table:table-cell table:style-name="ce214"/>
          <table:table-cell table:style-name="ce222" office:value-type="string">
            <text:p>cessation,inscription,radiation</text:p>
          </table:table-cell>
          <table:table-cell table:style-name="ce214" office:value-type="string">
            <text:p>CG</text:p>
          </table:table-cell>
        </table:table-row>
        <table:table-row table:style-name="ro2">
          <table:table-cell table:style-name="ce222" office:value-type="string">
            <text:p>CODE</text:p>
          </table:table-cell>
          <table:table-cell table:style-name="ce214" office:value-type="string">
            <text:p>Code de la situation Pôle Emploi</text:p>
          </table:table-cell>
          <table:table-cell table:style-name="ce222" office:value-type="string">
            <text:p>VARCHAR</text:p>
          </table:table-cell>
          <table:table-cell table:style-name="ce222" office:value-type="float" office:value="2">
            <text:p>2</text:p>
          </table:table-cell>
          <table:table-cell table:style-name="ce214"/>
          <table:table-cell table:style-name="ce214" office:value-type="string">
            <text:p>CG</text:p>
          </table:table-cell>
        </table:table-row>
        <table:table-row table:style-name="ro2">
          <table:table-cell table:style-name="ce222" office:value-type="string">
            <text:p>MOTIF</text:p>
          </table:table-cell>
          <table:table-cell table:style-name="ce214" office:value-type="string">
            <text:p>Motif de la situation Pôle Emploi</text:p>
          </table:table-cell>
          <table:table-cell table:style-name="ce222" office:value-type="string">
            <text:p>VARCHAR</text:p>
          </table:table-cell>
          <table:table-cell table:style-name="ce222" office:value-type="float" office:value="250">
            <text:p>250</text:p>
          </table:table-cell>
          <table:table-cell table:style-name="ce214"/>
          <table:table-cell table:style-name="ce214"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informationsp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informationsp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NIR</text:p>
          </table:table-cell>
          <table:table-cell table:style-name="ce214" office:value-type="string">
            <text:p>Numéro d'Identifiant Nationale</text:p>
          </table:table-cell>
          <table:table-cell table:style-name="ce222" office:value-type="string">
            <text:p>VARCHAR</text:p>
          </table:table-cell>
          <table:table-cell table:style-name="ce214" office:value-type="float" office:value="15">
            <text:p>15</text:p>
          </table:table-cell>
          <table:table-cell table:style-name="ce214"/>
          <table:table-cell table:style-name="ce222" office:value-type="string">
            <text:p>POLE EMPLOI</text:p>
          </table:table-cell>
        </table:table-row>
        <table:table-row table:style-name="ro2">
          <table:table-cell table:style-name="ce222" office:value-type="string">
            <text:p>NOM</text:p>
          </table:table-cell>
          <table:table-cell table:style-name="ce214" office:value-type="string">
            <text:p>Nom du demandeur Pôle Emploi</text:p>
          </table:table-cell>
          <table:table-cell table:style-name="ce222" office:value-type="string">
            <text:p>VARCHAR</text:p>
          </table:table-cell>
          <table:table-cell table:style-name="ce222" office:value-type="float" office:value="50">
            <text:p>50</text:p>
          </table:table-cell>
          <table:table-cell table:style-name="ce214"/>
          <table:table-cell table:style-name="ce222" office:value-type="string">
            <text:p>POLE EMPLOI</text:p>
          </table:table-cell>
        </table:table-row>
        <table:table-row table:style-name="ro2">
          <table:table-cell table:style-name="ce222" office:value-type="string">
            <text:p>PRENOM</text:p>
          </table:table-cell>
          <table:table-cell table:style-name="ce214" office:value-type="string">
            <text:p>Prénom du demandeur Pôle Emploi</text:p>
          </table:table-cell>
          <table:table-cell table:style-name="ce222" office:value-type="string">
            <text:p>VARCHAR</text:p>
          </table:table-cell>
          <table:table-cell table:style-name="ce214" office:value-type="float" office:value="50">
            <text:p>50</text:p>
          </table:table-cell>
          <table:table-cell table:style-name="ce214"/>
          <table:table-cell table:style-name="ce222" office:value-type="string">
            <text:p>POLE EMPLOI</text:p>
          </table:table-cell>
        </table:table-row>
        <table:table-row table:style-name="ro2">
          <table:table-cell table:style-name="ce222" office:value-type="string">
            <text:p>DTNAI</text:p>
          </table:table-cell>
          <table:table-cell table:style-name="ce214" office:value-type="string">
            <text:p>Date de naissance du demandeur Pôle Emploi</text:p>
          </table:table-cell>
          <table:table-cell table:style-name="ce222" office:value-type="string">
            <text:p>DATE</text:p>
          </table:table-cell>
          <table:table-cell table:style-name="ce214" office:value-type="float" office:value="10">
            <text:p>10</text:p>
          </table:table-cell>
          <table:table-cell table:style-name="ce222"/>
          <table:table-cell table:style-name="ce222" office:value-type="string">
            <text:p>POLE EMPLOI</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infospoleemploi"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2" table:default-cell-style-name="ce104"/>
        <table:table-column table:style-name="co30" table:default-cell-style-name="ce104"/>
        <table:table-row table:style-name="ro13">
          <table:table-cell table:style-name="ce54" office:value-type="string" table:number-columns-spanned="6" table:number-rows-spanned="1">
            <text:p>Table <text:span text:style-name="T1">infospoleemploi</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22" office:value-type="string">
            <text:p>PERSONNE_ID</text:p>
          </table:table-cell>
          <table:table-cell table:style-name="ce214" office:value-type="string">
            <text:p>Identifiant de la table “personn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row>
        <table:table-row table:style-name="ro2">
          <table:table-cell table:style-name="ce222" office:value-type="string">
            <text:p>IDENTIFIANTPE</text:p>
          </table:table-cell>
          <table:table-cell table:style-name="ce214" office:value-type="string">
            <text:p>Identifiant Pôle Emploi</text:p>
          </table:table-cell>
          <table:table-cell table:style-name="ce222" office:value-type="string">
            <text:p>VARCHAR</text:p>
          </table:table-cell>
          <table:table-cell table:style-name="ce222" office:value-type="float" office:value="11">
            <text:p>11</text:p>
          </table:table-cell>
          <table:table-cell table:style-name="ce214"/>
          <table:table-cell table:style-name="ce214" office:value-type="string">
            <text:p>POLE EMPLOI</text:p>
          </table:table-cell>
        </table:table-row>
        <table:table-row table:style-name="ro2">
          <table:table-cell table:style-name="ce222" office:value-type="string">
            <text:p>DATEINSCRIPTION</text:p>
          </table:table-cell>
          <table:table-cell table:style-name="ce214" office:value-type="string">
            <text:p>Date d'inscrip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POLE EMPLOI</text:p>
          </table:table-cell>
        </table:table-row>
        <table:table-row table:style-name="ro47">
          <table:table-cell table:style-name="ce240" office:value-type="string">
            <text:p>CATEGORIEPE</text:p>
          </table:table-cell>
          <table:table-cell table:style-name="ce127" office:value-type="string">
            <text:p>Catégorie Pôle Emploi</text:p>
          </table:table-cell>
          <table:table-cell table:style-name="ce240" office:value-type="string">
            <text:p>CHAR</text:p>
          </table:table-cell>
          <table:table-cell table:style-name="ce240" office:value-type="float" office:value="1">
            <text:p>1</text:p>
          </table:table-cell>
          <table:table-cell table:style-name="ce214" office:value-type="string">
            <text:p><text:span text:style-name="T48">1 : "Personnes sans emploi, immédiatement disponibles, tenues d'accomplir des actes positifs</text:span></text:p>
            <text:p><text:span text:style-name="T48"><text:s/></text:span><text:span text:style-name="T48">de recherche d'emploi, à la recherche d'un emploi en CDI à plein temps."</text:span><text:span text:style-name="T48"><text:line-break/></text:span><text:span text:style-name="T48">2 : "Personnes sans emploi, tenues d'accomplir des actes positifs de recherche d'emploi, à la</text:span></text:p>
            <text:p><text:span text:style-name="T48"><text:s/></text:span><text:span text:style-name="T48">recherche d'un emploi en CDI à temps partiel."</text:span></text:p>
            <text:p><text:span text:style-name="T48">3 : "Personnes sans emploi, tenues d'accomplir des actes positifs de recherche d'emploi, à la</text:span></text:p>
            <text:p><text:span text:style-name="T48"><text:s/></text:span><text:span text:style-name="T48">recherche d'un emploi en CDD, temporaire ou saisonnier, y compris de très courte durée."</text:span></text:p>
            <text:p><text:span text:style-name="T48">4 : "Personnes sans emploi, non immédiatement disponibles, à la recherche d'un emploi </text:span></text:p>
            <text:p><text:span text:style-name="T48">( arrêt maladie de plus de 15 jours, formation de plus de 40 heures...)."</text:span></text:p>
            <text:p><text:span text:style-name="T48">5 : "Personnes pourvues d'un emploi, à la recherche d'un autre emploi </text:span></text:p>
            <text:p><text:span text:style-name="T48">( salarié en préavis effectué ou non, CAE, bénévoles...)."</text:span></text:p>
            <text:p><text:span text:style-name="T48">6 : "Personnes non immédiatement disponibles, à la recherche d'un autre emploi en </text:span></text:p>
            <text:p><text:span text:style-name="T48">CDI à temps plein, tenues d'accomplir des actes positifs de recherche d'emploi."</text:span></text:p>
            <text:p><text:span text:style-name="T48">7 : "Personnes non immédiatement disponibles, à la recherche d'un emploi en </text:span></text:p>
            <text:p><text:span text:style-name="T48">CDI à temps partiel, tenues d'accomplir des actes positifs de recherche d'emploi."</text:span></text:p>
            <text:p><text:span text:style-name="T48">8 : "Personnes non immédiatement disponibles, à la recherche d'un autre emploi en </text:span></text:p>
            <text:p><text:span text:style-name="T48">CDI, temporaire ou saisonnier, y compris de très courte durée, tenues d'accomplir</text:span></text:p>
            <text:p><text:span text:style-name="T48"><text:s/></text:span><text:span text:style-name="T48">des actes positifs de recherche d'emploi."</text:span></text:p>
            <text:p><text:span text:style-name="T44"/></text:p>
          </table:table-cell>
          <table:table-cell table:style-name="ce127" office:value-type="string">
            <text:p>POLE EMPLOI</text:p>
          </table:table-cell>
        </table:table-row>
        <table:table-row table:style-name="ro2">
          <table:table-cell table:style-name="ce222" office:value-type="string">
            <text:p>DATECESSATION</text:p>
          </table:table-cell>
          <table:table-cell table:style-name="ce214" office:value-type="string">
            <text:p>Date de cessa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POLE EMPLOI</text:p>
          </table:table-cell>
        </table:table-row>
        <table:table-row table:style-name="ro2">
          <table:table-cell table:style-name="ce222" office:value-type="string">
            <text:p>MOTIFCESSATION</text:p>
          </table:table-cell>
          <table:table-cell table:style-name="ce214" office:value-type="string">
            <text:p>Motif de la cessation</text:p>
          </table:table-cell>
          <table:table-cell table:style-name="ce222" office:value-type="string">
            <text:p>VARCHAR</text:p>
          </table:table-cell>
          <table:table-cell table:style-name="ce222" office:value-type="float" office:value="100">
            <text:p>100</text:p>
          </table:table-cell>
          <table:table-cell table:style-name="ce214"/>
          <table:table-cell table:style-name="ce214" office:value-type="string">
            <text:p>POLE EMPLOI</text:p>
          </table:table-cell>
        </table:table-row>
        <table:table-row table:style-name="ro2">
          <table:table-cell table:style-name="ce222" office:value-type="string">
            <text:p>DATERADIATION</text:p>
          </table:table-cell>
          <table:table-cell table:style-name="ce214" office:value-type="string">
            <text:p>Date de radiation</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POLE EMPLOI</text:p>
          </table:table-cell>
        </table:table-row>
        <table:table-row table:style-name="ro2">
          <table:table-cell table:style-name="ce222" office:value-type="string">
            <text:p>MOTIFRADIATION</text:p>
          </table:table-cell>
          <table:table-cell table:style-name="ce214" office:value-type="string">
            <text:p>Motif de la radiation</text:p>
          </table:table-cell>
          <table:table-cell table:style-name="ce222" office:value-type="string">
            <text:p>VARCHAR</text:p>
          </table:table-cell>
          <table:table-cell table:style-name="ce222" office:value-type="float" office:value="100">
            <text:p>100</text:p>
          </table:table-cell>
          <table:table-cell table:style-name="ce214"/>
          <table:table-cell table:style-name="ce214" office:value-type="string">
            <text:p>POLE EMPLOI</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integrationfichiersapre"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2" table:default-cell-style-name="ce104"/>
        <table:table-column table:style-name="co30" table:default-cell-style-name="ce104"/>
        <table:table-row table:style-name="ro13">
          <table:table-cell table:style-name="ce54" office:value-type="string" table:number-columns-spanned="6" table:number-rows-spanned="1">
            <text:p>Table <text:span text:style-name="T1">integrationfichiersapr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3"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30" office:value-type="string">
            <text:p>DATE_INTEGRATION</text:p>
          </table:table-cell>
          <table:table-cell table:style-name="ce211" office:value-type="string">
            <text:p>Date d'intégrat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table-cell table:style-name="ce230" office:value-type="string">
            <text:p>NBR_ATRAITER</text:p>
          </table:table-cell>
          <table:table-cell table:style-name="ce211" office:value-type="string">
            <text:p>Nombre de lignes à traiter </text:p>
          </table:table-cell>
          <table:table-cell table:style-name="ce211" office:value-type="string">
            <text:p>ENTIER</text:p>
          </table:table-cell>
          <table:table-cell table:style-name="ce211" table:number-columns-repeated="2"/>
          <table:table-cell table:style-name="ce215" office:value-type="string">
            <text:p>CG</text:p>
          </table:table-cell>
        </table:table-row>
        <table:table-row table:style-name="ro2">
          <table:table-cell table:style-name="ce230" office:value-type="string">
            <text:p>NBR_SUCCES</text:p>
          </table:table-cell>
          <table:table-cell table:style-name="ce211" office:value-type="string">
            <text:p>Nombre de succès</text:p>
          </table:table-cell>
          <table:table-cell table:style-name="ce211" office:value-type="string">
            <text:p>ENTIER</text:p>
          </table:table-cell>
          <table:table-cell table:style-name="ce211" table:number-columns-repeated="2"/>
          <table:table-cell table:style-name="ce215" office:value-type="string">
            <text:p>CG</text:p>
          </table:table-cell>
        </table:table-row>
        <table:table-row table:style-name="ro2">
          <table:table-cell table:style-name="ce230" office:value-type="string">
            <text:p>NBR_ERREURS</text:p>
          </table:table-cell>
          <table:table-cell table:style-name="ce211" office:value-type="string">
            <text:p>Nombre d'erreurs</text:p>
          </table:table-cell>
          <table:table-cell table:style-name="ce211" office:value-type="string">
            <text:p>ENTIER</text:p>
          </table:table-cell>
          <table:table-cell table:style-name="ce211" table:number-columns-repeated="2"/>
          <table:table-cell table:style-name="ce215" office:value-type="string">
            <text:p>CG</text:p>
          </table:table-cell>
        </table:table-row>
        <table:table-row table:style-name="ro2">
          <table:table-cell table:style-name="ce230" office:value-type="string">
            <text:p>FICHIER_IN</text:p>
          </table:table-cell>
          <table:table-cell table:style-name="ce211" office:value-type="string">
            <text:p>Nom du fichier intégré</text:p>
          </table:table-cell>
          <table:table-cell table:style-name="ce211" office:value-type="string">
            <text:p>VARCHAR</text:p>
          </table:table-cell>
          <table:table-cell table:style-name="ce211" office:value-type="float" office:value="250">
            <text:p>250</text:p>
          </table:table-cell>
          <table:table-cell table:style-name="ce211"/>
          <table:table-cell table:style-name="ce215" office:value-type="string">
            <text:p>CG</text:p>
          </table:table-cell>
        </table:table-row>
        <table:table-row table:style-name="ro2">
          <table:table-cell table:style-name="ce230" office:value-type="string">
            <text:p>ERREURS</text:p>
          </table:table-cell>
          <table:table-cell table:style-name="ce211" office:value-type="string">
            <text:p>Erreurs</text:p>
          </table:table-cell>
          <table:table-cell table:style-name="ce211" office:value-type="string">
            <text:p>TEXT</text:p>
          </table:table-cell>
          <table:table-cell table:style-name="ce211" table:number-columns-repeated="2"/>
          <table:table-cell table:style-name="ce215"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jetons"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2" table:default-cell-style-name="ce104"/>
        <table:table-column table:style-name="co30" table:default-cell-style-name="ce104"/>
        <table:table-row table:style-name="ro13">
          <table:table-cell table:style-name="ce54" office:value-type="string" table:number-columns-spanned="6" table:number-rows-spanned="1">
            <text:p>Table <text:span text:style-name="T1">jet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3" office:value-type="string">
            <text:p>ID</text:p>
          </table:table-cell>
          <table:table-cell table:style-name="ce210" office:value-type="string">
            <text:p>ENTIER</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30" office:value-type="string">
            <text:p>DOSSIER_ID</text:p>
          </table:table-cell>
          <table:table-cell table:style-name="ce211" office:value-type="string">
            <text:p>Identifiant de la table «dossiers»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30" office:value-type="string">
            <text:p>PHP_SID</text:p>
          </table:table-cell>
          <table:table-cell table:style-name="ce211" office:value-type="string">
            <text:p>Identifiant de session</text:p>
          </table:table-cell>
          <table:table-cell table:style-name="ce211" office:value-type="string">
            <text:p>CHAR</text:p>
          </table:table-cell>
          <table:table-cell table:style-name="ce211" office:value-type="float" office:value="32">
            <text:p>32</text:p>
          </table:table-cell>
          <table:table-cell table:style-name="ce211"/>
          <table:table-cell table:style-name="ce215" office:value-type="string">
            <text:p>CG</text:p>
          </table:table-cell>
        </table:table-row>
        <table:table-row table:style-name="ro2">
          <table:table-cell table:style-name="ce230" office:value-type="string">
            <text:p>USER_ID</text:p>
          </table:table-cell>
          <table:table-cell table:style-name="ce211" office:value-type="string">
            <text:p>Identifiant de la table «users»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30" office:value-type="string">
            <text:p>CREATED</text:p>
          </table:table-cell>
          <table:table-cell table:style-name="ce230" office:value-type="string">
            <text:p>Heure de connex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table-cell table:style-name="ce230" office:value-type="string">
            <text:p>MODIFIED</text:p>
          </table:table-cell>
          <table:table-cell table:style-name="ce230" office:value-type="string">
            <text:p>Heure de modificat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jetonsfonctions"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3" table:default-cell-style-name="ce104"/>
        <table:table-column table:style-name="co30" table:default-cell-style-name="ce104"/>
        <table:table-row table:style-name="ro13">
          <table:table-cell table:style-name="ce54" office:value-type="string" table:number-columns-spanned="6" table:number-rows-spanned="1">
            <text:p>Table <text:span text:style-name="T1">jetonsfonc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3" office:value-type="string">
            <text:p>ID</text:p>
          </table:table-cell>
          <table:table-cell table:style-name="ce210" office:value-type="string">
            <text:p>ENTIER</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30" office:value-type="string">
            <text:p>CONTROLLER</text:p>
          </table:table-cell>
          <table:table-cell table:style-name="ce211" office:value-type="string">
            <text:p>Controller</text:p>
          </table:table-cell>
          <table:table-cell table:style-name="ce211" office:value-type="string">
            <text:p>VARCHAR</text:p>
          </table:table-cell>
          <table:table-cell table:style-name="ce211" office:value-type="float" office:value="250">
            <text:p>250</text:p>
          </table:table-cell>
          <table:table-cell table:style-name="ce211"/>
          <table:table-cell table:style-name="ce215" office:value-type="string">
            <text:p>CG</text:p>
          </table:table-cell>
        </table:table-row>
        <table:table-row table:style-name="ro2">
          <table:table-cell table:style-name="ce230" office:value-type="string">
            <text:p>ACTION</text:p>
          </table:table-cell>
          <table:table-cell table:style-name="ce211" office:value-type="string">
            <text:p>Action</text:p>
          </table:table-cell>
          <table:table-cell table:style-name="ce211" office:value-type="string">
            <text:p>VARCHAR</text:p>
          </table:table-cell>
          <table:table-cell table:style-name="ce211" office:value-type="float" office:value="250">
            <text:p>250</text:p>
          </table:table-cell>
          <table:table-cell table:style-name="ce211"/>
          <table:table-cell table:style-name="ce215" office:value-type="string">
            <text:p>CG</text:p>
          </table:table-cell>
        </table:table-row>
        <table:table-row table:style-name="ro2">
          <table:table-cell table:style-name="ce230" office:value-type="string">
            <text:p>PHP_SID</text:p>
          </table:table-cell>
          <table:table-cell table:style-name="ce211" office:value-type="string">
            <text:p>Identifiant de session</text:p>
          </table:table-cell>
          <table:table-cell table:style-name="ce211" office:value-type="string">
            <text:p>CHAR</text:p>
          </table:table-cell>
          <table:table-cell table:style-name="ce211" office:value-type="float" office:value="32">
            <text:p>32</text:p>
          </table:table-cell>
          <table:table-cell table:style-name="ce211"/>
          <table:table-cell table:style-name="ce215" office:value-type="string">
            <text:p>CG</text:p>
          </table:table-cell>
        </table:table-row>
        <table:table-row table:style-name="ro2">
          <table:table-cell table:style-name="ce230" office:value-type="string">
            <text:p>USER_ID</text:p>
          </table:table-cell>
          <table:table-cell table:style-name="ce211" office:value-type="string">
            <text:p>Identifiant de la table «users»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30" office:value-type="string">
            <text:p>CREATED</text:p>
          </table:table-cell>
          <table:table-cell table:style-name="ce230" office:value-type="string">
            <text:p>Heure de connex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table-cell table:style-name="ce230" office:value-type="string">
            <text:p>MODIFIED</text:p>
          </table:table-cell>
          <table:table-cell table:style-name="ce230" office:value-type="string">
            <text:p>Heure de modification</text:p>
          </table:table-cell>
          <table:table-cell table:style-name="ce211" office:value-type="string">
            <text:p>TIMESTAMP</text:p>
          </table:table-cell>
          <table:table-cell table:style-name="ce211" table:number-columns-repeated="2"/>
          <table:table-cell table:style-name="ce215"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locsvehicinsert"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locsvehicinsert</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1" office:value-type="string">
            <text:p>APRE_ID</text:p>
          </table:table-cell>
          <table:table-cell table:style-name="ce211" office:value-type="string">
            <text:p>Identifiant de la table « apres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11" office:value-type="string">
            <text:p>SOCIETELOCATION</text:p>
          </table:table-cell>
          <table:table-cell table:style-name="ce211" office:value-type="string">
            <text:p>Société de location</text:p>
          </table:table-cell>
          <table:table-cell table:style-name="ce211" office:value-type="string">
            <text:p>VARCHAR</text:p>
          </table:table-cell>
          <table:table-cell table:style-name="ce211" office:value-type="float" office:value="250">
            <text:p>250</text:p>
          </table:table-cell>
          <table:table-cell table:style-name="ce211"/>
          <table:table-cell table:style-name="ce215" office:value-type="string">
            <text:p>CLE ETRANGERE</text:p>
          </table:table-cell>
        </table:table-row>
        <table:table-row table:style-name="ro2">
          <table:table-cell table:style-name="ce211" office:value-type="string">
            <text:p>DUREELOCATION</text:p>
          </table:table-cell>
          <table:table-cell table:style-name="ce211" office:value-type="string">
            <text:p>Type de contrat</text:p>
          </table:table-cell>
          <table:table-cell table:style-name="ce211" office:value-type="string">
            <text:p>VARCHAR</text:p>
          </table:table-cell>
          <table:table-cell table:style-name="ce211" office:value-type="float" office:value="250">
            <text:p>250</text:p>
          </table:table-cell>
          <table:table-cell table:style-name="ce211"/>
          <table:table-cell table:style-name="ce215" office:value-type="string">
            <text:p>CG</text:p>
          </table:table-cell>
        </table:table-row>
        <table:table-row table:style-name="ro2">
          <table:table-cell table:style-name="ce211" office:value-type="string">
            <text:p>MONTANTAIDE</text:p>
          </table:table-cell>
          <table:table-cell table:style-name="ce211" office:value-type="string">
            <text:p>Date début de la formation</text:p>
          </table:table-cell>
          <table:table-cell table:style-name="ce211" office:value-type="string">
            <text:p>NUMERIC</text:p>
          </table:table-cell>
          <table:table-cell table:style-name="ce274" office:value-type="date" office:date-value="2011-02-10">
            <text:p>10/02/11</text:p>
          </table:table-cell>
          <table:table-cell table:style-name="ce211"/>
          <table:table-cell table:style-name="ce215"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locsvehicinsert"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ieceslocsvehicinsert</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locsvehicinsert_pieceslocsvehicinsert"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locsvehicinsert_pieceslocsvehicinsert</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2" office:value-type="string">
            <text:p><text:span text:style-name="T49">LOCVEHICINSERT</text:span>_ID</text:p>
          </table:table-cell>
          <table:table-cell table:style-name="ce211" office:value-type="string">
            <text:p>Identifiant de la table «locsvehicinsert»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75" office:value-type="string">
            <text:p><text:span text:style-name="T49">PIECELOCVEHICINSERT_ID</text:span></text:p>
          </table:table-cell>
          <table:table-cell table:style-name="ce211" office:value-type="string">
            <text:p>Identifiant de la table «pieceslocsvehicinsert»</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76"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mem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mem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4" office:value-type="string">
            <text:p>CLE PRIMAIRE</text:p>
          </table:table-cell>
        </table:table-row>
        <table:table-row table:style-name="ro2">
          <table:table-cell table:style-name="ce277" office:value-type="string">
            <text:p>PERSONNE_ID</text:p>
          </table:table-cell>
          <table:table-cell table:style-name="ce214" office:value-type="string">
            <text:p>Identifiant de la table «personnes» </text:p>
          </table:table-cell>
          <table:table-cell table:style-name="ce214" office:value-type="string">
            <text:p>ENTIER</text:p>
          </table:table-cell>
          <table:table-cell table:style-name="ce214" table:number-columns-repeated="2"/>
          <table:table-cell table:style-name="ce214" office:value-type="string">
            <text:p>CLE ETRANGERE</text:p>
          </table:table-cell>
        </table:table-row>
        <table:table-row table:style-name="ro2">
          <table:table-cell table:style-name="ce278" office:value-type="string">
            <text:p>NAME</text:p>
          </table:table-cell>
          <table:table-cell table:style-name="ce214" office:value-type="string">
            <text:p>Champ de commentaire</text:p>
          </table:table-cell>
          <table:table-cell table:style-name="ce214" office:value-type="string">
            <text:p>TEXT</text:p>
          </table:table-cell>
          <table:table-cell table:style-name="ce214" table:number-columns-repeated="2"/>
          <table:table-cell table:style-name="ce214" office:value-type="string">
            <text:p>CG</text:p>
          </table:table-cell>
        </table:table-row>
        <table:table-row table:style-name="ro2">
          <table:table-cell table:style-name="ce279" office:value-type="string">
            <text:p>CREATED</text:p>
          </table:table-cell>
          <table:table-cell table:style-name="ce279" office:value-type="string">
            <text:p>Date de création</text:p>
          </table:table-cell>
          <table:table-cell table:style-name="ce279" office:value-type="string">
            <text:p>TIMESTAMP</text:p>
          </table:table-cell>
          <table:table-cell table:style-name="ce279" table:number-columns-repeated="2"/>
          <table:table-cell table:style-name="ce279" office:value-type="string">
            <text:p>CG</text:p>
          </table:table-cell>
        </table:table-row>
        <table:table-row table:style-name="ro2">
          <table:table-cell table:style-name="ce279" office:value-type="string">
            <text:p>MODIFIED</text:p>
          </table:table-cell>
          <table:table-cell table:style-name="ce279" office:value-type="string">
            <text:p>Date de dernière modification</text:p>
          </table:table-cell>
          <table:table-cell table:style-name="ce279" office:value-type="string">
            <text:p>TIMESTAMP</text:p>
          </table:table-cell>
          <table:table-cell table:style-name="ce279" table:number-columns-repeated="2"/>
          <table:table-cell table:style-name="ce27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montantsconsomm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montantsconsomm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4" office:value-type="string">
            <text:p>CLE PRIMAIRE</text:p>
          </table:table-cell>
        </table:table-row>
        <table:table-row table:style-name="ro2">
          <table:table-cell table:style-name="ce277" office:value-type="string">
            <text:p>APRE_ID</text:p>
          </table:table-cell>
          <table:table-cell table:style-name="ce214" office:value-type="string">
            <text:p>Identifiant de la table «apres» </text:p>
          </table:table-cell>
          <table:table-cell table:style-name="ce214" office:value-type="string">
            <text:p>ENTIER</text:p>
          </table:table-cell>
          <table:table-cell table:style-name="ce214" table:number-columns-repeated="2"/>
          <table:table-cell table:style-name="ce214" office:value-type="string">
            <text:p>CLE ETRANGERE</text:p>
          </table:table-cell>
        </table:table-row>
        <table:table-row table:style-name="ro2">
          <table:table-cell table:style-name="ce278" office:value-type="string">
            <text:p>MONTANTCONSO</text:p>
          </table:table-cell>
          <table:table-cell table:style-name="ce214" office:value-type="string">
            <text:p>Montant consommé</text:p>
          </table:table-cell>
          <table:table-cell table:style-name="ce214" office:value-type="string">
            <text:p>NUMERIC</text:p>
          </table:table-cell>
          <table:table-cell table:style-name="ce214" office:value-type="float" office:value="10.2">
            <text:p>10,2</text:p>
          </table:table-cell>
          <table:table-cell table:style-name="ce214"/>
          <table:table-cell table:style-name="ce214" office:value-type="string">
            <text:p>CG</text:p>
          </table:table-cell>
        </table:table-row>
        <table:table-row table:style-name="ro2">
          <table:table-cell table:style-name="ce279" office:value-type="string">
            <text:p>DATECONSO</text:p>
          </table:table-cell>
          <table:table-cell table:style-name="ce279" office:value-type="string">
            <text:p>Date de la consommation</text:p>
          </table:table-cell>
          <table:table-cell table:style-name="ce279" office:value-type="string">
            <text:p>DATE</text:p>
          </table:table-cell>
          <table:table-cell table:style-name="ce279" table:number-columns-repeated="2"/>
          <table:table-cell table:style-name="ce279" office:value-type="string">
            <text:p>CG</text:p>
          </table:table-cell>
        </table:table-row>
        <table:table-row table:style-name="ro2">
          <table:table-cell table:style-name="ce279" office:value-type="string">
            <text:p>JUSTIFCONSO</text:p>
          </table:table-cell>
          <table:table-cell table:style-name="ce279" office:value-type="string">
            <text:p>Justificatif de la consommation</text:p>
          </table:table-cell>
          <table:table-cell table:style-name="ce279" office:value-type="string">
            <text:p>VARCHAR</text:p>
          </table:table-cell>
          <table:table-cell table:style-name="ce279" office:value-type="float" office:value="50">
            <text:p>50</text:p>
          </table:table-cell>
          <table:table-cell table:style-name="ce279"/>
          <table:table-cell table:style-name="ce27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motifsreorien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motifsreori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NAME</text:p>
          </table:table-cell>
          <table:table-cell table:style-name="ce150" office:value-type="string">
            <text:p>Nom du motif de réorientation</text:p>
          </table:table-cell>
          <table:table-cell table:style-name="ce150" office:value-type="string">
            <text:p>VARCHAR</text:p>
          </table:table-cell>
          <table:table-cell table:style-name="ce150" office:value-type="float" office:value="255">
            <text:p>255</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nvsepdspdos66" table:style-name="ta1" table:print="false">
        <table:table-column table:style-name="co25" table:default-cell-style-name="ce104"/>
        <table:table-column table:style-name="co49"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nvsepdspdo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SAISINEEPDPDO66_ID</text:p>
          </table:table-cell>
          <table:table-cell table:style-name="ce214" office:value-type="string">
            <text:p>Identifiant de la table “saisinesepdspdos66”</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11">
          <table:table-cell table:style-name="ce264" office:value-type="string">
            <text:p>ETAPE</text:p>
          </table:table-cell>
          <table:table-cell table:style-name="ce214" office:value-type="string">
            <text:p>Etapes du processus</text:p>
          </table:table-cell>
          <table:table-cell table:style-name="ce222" office:value-type="string">
            <text:p>CHAR</text:p>
          </table:table-cell>
          <table:table-cell table:style-name="ce222" office:value-type="float" office:value="2">
            <text:p>2</text:p>
          </table:table-cell>
          <table:table-cell table:style-name="ce214" office:value-type="string">
            <text:p>ep : Etape Equipe Pluidisciplinaire</text:p>
            <text:p>cg : Etape Conseil Général</text:p>
          </table:table-cell>
          <table:table-cell table:style-name="ce214" office:value-type="string">
            <text:p>CG</text:p>
          </table:table-cell>
        </table:table-row>
        <table:table-row table:style-name="ro2">
          <table:table-cell table:style-name="ce264" office:value-type="string">
            <text:p>DECISIONPDO_ID</text:p>
          </table:table-cell>
          <table:table-cell table:style-name="ce214" office:value-type="string">
            <text:p>Identifiant de la table “decisionspdo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COMMENTAIRE</text:p>
          </table:table-cell>
          <table:table-cell table:style-name="ce214" office:value-type="string">
            <text:p>Commentaire</text:p>
          </table:table-cell>
          <table:table-cell table:style-name="ce222" office:value-type="string">
            <text:p>TEXT</text:p>
          </table:table-cell>
          <table:table-cell table:style-name="ce222"/>
          <table:table-cell table:style-name="ce214"/>
          <table:table-cell table:style-name="ce214" office:value-type="string">
            <text:p>CG</text:p>
          </table:table-cell>
        </table:table-row>
        <table:table-row table:style-name="ro11">
          <table:table-cell table:style-name="ce264" office:value-type="string">
            <text:p>NONADMIS</text:p>
          </table:table-cell>
          <table:table-cell table:style-name="ce214" office:value-type="string">
            <text:p>Raison de la non admission</text:p>
          </table:table-cell>
          <table:table-cell table:style-name="ce222" office:value-type="string">
            <text:p>CHAR</text:p>
          </table:table-cell>
          <table:table-cell table:style-name="ce222" office:value-type="float" office:value="3">
            <text:p>3</text:p>
          </table:table-cell>
          <table:table-cell table:style-name="ce214" office:value-type="string">
            <text:p>CAN : Conditions d'admission non remplies</text:p>
            <text:p>RSP : Ressources &gt; au plafond</text:p>
          </table:table-cell>
          <table:table-cell table:style-name="ce214" office:value-type="string">
            <text:p>CG</text:p>
          </table:table-cell>
        </table:table-row>
        <table:table-row table:style-name="ro2">
          <table:table-cell table:style-name="ce264" office:value-type="string">
            <text:p>MOTIFPDO</text:p>
          </table:table-cell>
          <table:table-cell table:style-name="ce214" office:value-type="string">
            <text:p>Motif de la PDO</text:p>
          </table:table-cell>
          <table:table-cell table:style-name="ce222" office:value-type="string">
            <text:p>CHAR</text:p>
          </table:table-cell>
          <table:table-cell table:style-name="ce214" office:value-type="float" office:value="1">
            <text:p>1</text:p>
          </table:table-cell>
          <table:table-cell table:style-name="ce214"/>
          <table:table-cell table:style-name="ce222" office:value-type="string">
            <text:p>CG</text:p>
          </table:table-cell>
        </table:table-row>
        <table:table-row table:style-name="ro2">
          <table:table-cell table:style-name="ce264" office:value-type="string">
            <text:p>DATEDECISIONPDO</text:p>
          </table:table-cell>
          <table:table-cell table:style-name="ce214" office:value-type="string">
            <text:p>Date de la décision PDO</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TIMESTAMP</text:p>
          </table:table-cell>
          <table:table-cell table:style-name="ce265" table:number-columns-repeated="2"/>
          <table:table-cell table:style-name="ce214" office:value-type="string">
            <text:p>CG</text:p>
          </table:table-cell>
        </table:table-row>
        <table:table-row table:style-name="ro2">
          <table:table-cell table:style-name="ce264" office:value-type="string">
            <text:p>MODIFIED</text:p>
          </table:table-cell>
          <table:table-cell table:style-name="ce265" office:value-type="string">
            <text:p>Date de dernière modification</text:p>
          </table:table-cell>
          <table:table-cell table:style-name="ce265" office:value-type="string">
            <text:p>TIMESTAMP</text:p>
          </table:table-cell>
          <table:table-cell table:style-name="ce265" table:number-columns-repeated="2"/>
          <table:table-cell table:style-name="ce214"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nvsrsepsreorient66" table:style-name="ta1" table:print="false">
        <table:table-column table:style-name="co54" table:default-cell-style-name="ce104"/>
        <table:table-column table:style-name="co49" table:default-cell-style-name="ce104"/>
        <table:table-column table:style-name="co16" table:default-cell-style-name="ce104"/>
        <table:table-column table:style-name="co28" table:default-cell-style-name="ce104"/>
        <table:table-column table:style-name="co55" table:default-cell-style-name="ce104"/>
        <table:table-column table:style-name="co30" table:default-cell-style-name="ce104"/>
        <table:table-row table:style-name="ro13">
          <table:table-cell table:style-name="ce54" office:value-type="string" table:number-columns-spanned="6" table:number-rows-spanned="1">
            <text:p>Table <text:span text:style-name="T1">nvsrsepsreorient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SAISINEEPBILANPARCOURS66_ID</text:p>
          </table:table-cell>
          <table:table-cell table:style-name="ce214" office:value-type="string">
            <text:p>Identifiant de la table “saisinesbilansparcours66”</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11">
          <table:table-cell table:style-name="ce264" office:value-type="string">
            <text:p>ETAPE</text:p>
          </table:table-cell>
          <table:table-cell table:style-name="ce214" office:value-type="string">
            <text:p>Etapes du processus</text:p>
          </table:table-cell>
          <table:table-cell table:style-name="ce222" office:value-type="string">
            <text:p>CHAR</text:p>
          </table:table-cell>
          <table:table-cell table:style-name="ce222" office:value-type="float" office:value="2">
            <text:p>2</text:p>
          </table:table-cell>
          <table:table-cell table:style-name="ce214" office:value-type="string">
            <text:p>ep : Etape Equipe Pluidisciplinaire</text:p>
            <text:p>cg : Etape Conseil Général</text:p>
          </table:table-cell>
          <table:table-cell table:style-name="ce214" office:value-type="string">
            <text:p>CG</text:p>
          </table:table-cell>
        </table:table-row>
        <table:table-row table:style-name="ro2">
          <table:table-cell table:style-name="ce264" office:value-type="string">
            <text:p>DECISION</text:p>
          </table:table-cell>
          <table:table-cell table:style-name="ce214" office:value-type="string">
            <text:p>Décision</text:p>
          </table:table-cell>
          <table:table-cell table:style-name="ce222" office:value-type="string">
            <text:p>VARCHAR</text:p>
          </table:table-cell>
          <table:table-cell table:style-name="ce222"/>
          <table:table-cell table:style-name="ce214" office:value-type="string">
            <text:p>accepte, refuse</text:p>
          </table:table-cell>
          <table:table-cell table:style-name="ce214" office:value-type="string">
            <text:p>CG</text:p>
          </table:table-cell>
        </table:table-row>
        <table:table-row table:style-name="ro2">
          <table:table-cell table:style-name="ce264" office:value-type="string">
            <text:p>TYPEORIENT_ID</text:p>
          </table:table-cell>
          <table:table-cell table:style-name="ce214" office:value-type="string">
            <text:p>Identifiant de la table “typesorient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COMMENTAIRE</text:p>
          </table:table-cell>
          <table:table-cell table:style-name="ce214" office:value-type="string">
            <text:p>Commentaire</text:p>
          </table:table-cell>
          <table:table-cell table:style-name="ce222" office:value-type="string">
            <text:p>TEXT</text:p>
          </table:table-cell>
          <table:table-cell table:style-name="ce214" table:number-columns-repeated="2"/>
          <table:table-cell table:style-name="ce222" office:value-type="string">
            <text:p>CG</text:p>
          </table:table-cell>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TIMESTAMP</text:p>
          </table:table-cell>
          <table:table-cell table:style-name="ce265" table:number-columns-repeated="2"/>
          <table:table-cell table:style-name="ce214" office:value-type="string">
            <text:p>CG</text:p>
          </table:table-cell>
        </table:table-row>
        <table:table-row table:style-name="ro2">
          <table:table-cell table:style-name="ce264" office:value-type="string">
            <text:p>MODIFIED</text:p>
          </table:table-cell>
          <table:table-cell table:style-name="ce265" office:value-type="string">
            <text:p>Date de dernière modification</text:p>
          </table:table-cell>
          <table:table-cell table:style-name="ce265" office:value-type="string">
            <text:p>TIMESTAMP</text:p>
          </table:table-cell>
          <table:table-cell table:style-name="ce265" table:number-columns-repeated="2"/>
          <table:table-cell table:style-name="ce214"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nvsrsepsreorientsrs93" table:style-name="ta1" table:print="false">
        <table:table-column table:style-name="co54" table:default-cell-style-name="ce104"/>
        <table:table-column table:style-name="co49" table:default-cell-style-name="ce104"/>
        <table:table-column table:style-name="co16" table:default-cell-style-name="ce104"/>
        <table:table-column table:style-name="co28" table:default-cell-style-name="ce104"/>
        <table:table-column table:style-name="co55" table:default-cell-style-name="ce104"/>
        <table:table-column table:style-name="co30" table:default-cell-style-name="ce104"/>
        <table:table-row table:style-name="ro13">
          <table:table-cell table:style-name="ce54" office:value-type="string" table:number-columns-spanned="6" table:number-rows-spanned="1">
            <text:p>Table <text:span text:style-name="T1">nvsrsepsreorientsrs93</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SAISINEEPREORIENTSR93_ID</text:p>
          </table:table-cell>
          <table:table-cell table:style-name="ce214" office:value-type="string">
            <text:p>Identifiant de la table “saisinesepsreorientsrs93”</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11">
          <table:table-cell table:style-name="ce264" office:value-type="string">
            <text:p>ETAPE</text:p>
          </table:table-cell>
          <table:table-cell table:style-name="ce214" office:value-type="string">
            <text:p>Etapes du processus</text:p>
          </table:table-cell>
          <table:table-cell table:style-name="ce222" office:value-type="string">
            <text:p>CHAR</text:p>
          </table:table-cell>
          <table:table-cell table:style-name="ce222" office:value-type="float" office:value="2">
            <text:p>2</text:p>
          </table:table-cell>
          <table:table-cell table:style-name="ce214" office:value-type="string">
            <text:p>ep : Etape Equipe Pluidisciplinaire</text:p>
            <text:p>cg : Etape Conseil Général</text:p>
          </table:table-cell>
          <table:table-cell table:style-name="ce214" office:value-type="string">
            <text:p>CG</text:p>
          </table:table-cell>
        </table:table-row>
        <table:table-row table:style-name="ro2">
          <table:table-cell table:style-name="ce264" office:value-type="string">
            <text:p>DECISION</text:p>
          </table:table-cell>
          <table:table-cell table:style-name="ce214" office:value-type="string">
            <text:p>Décision</text:p>
          </table:table-cell>
          <table:table-cell table:style-name="ce222" office:value-type="string">
            <text:p>VARCHAR</text:p>
          </table:table-cell>
          <table:table-cell table:style-name="ce222"/>
          <table:table-cell table:style-name="ce214" office:value-type="string">
            <text:p>accepte, refuse</text:p>
          </table:table-cell>
          <table:table-cell table:style-name="ce214" office:value-type="string">
            <text:p>CG</text:p>
          </table:table-cell>
        </table:table-row>
        <table:table-row table:style-name="ro2">
          <table:table-cell table:style-name="ce264" office:value-type="string">
            <text:p>TYPEORIENT_ID</text:p>
          </table:table-cell>
          <table:table-cell table:style-name="ce214" office:value-type="string">
            <text:p>Identifiant de la table “typesorient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COMMENTAIRE</text:p>
          </table:table-cell>
          <table:table-cell table:style-name="ce214" office:value-type="string">
            <text:p>Commentaire</text:p>
          </table:table-cell>
          <table:table-cell table:style-name="ce222" office:value-type="string">
            <text:p>TEXT</text:p>
          </table:table-cell>
          <table:table-cell table:style-name="ce214" table:number-columns-repeated="2"/>
          <table:table-cell table:style-name="ce222" office:value-type="string">
            <text:p>CG</text:p>
          </table:table-cell>
        </table:table-row>
        <table:table-row table:style-name="ro2">
          <table:table-cell table:style-name="ce264" office:value-type="string">
            <text:p>CREATED</text:p>
          </table:table-cell>
          <table:table-cell table:style-name="ce265" office:value-type="string">
            <text:p>Date de création</text:p>
          </table:table-cell>
          <table:table-cell table:style-name="ce265" office:value-type="string">
            <text:p>TIMESTAMP</text:p>
          </table:table-cell>
          <table:table-cell table:style-name="ce265" table:number-columns-repeated="2"/>
          <table:table-cell table:style-name="ce214" office:value-type="string">
            <text:p>CG</text:p>
          </table:table-cell>
        </table:table-row>
        <table:table-row table:style-name="ro2">
          <table:table-cell table:style-name="ce264" office:value-type="string">
            <text:p>MODIFIED</text:p>
          </table:table-cell>
          <table:table-cell table:style-name="ce265" office:value-type="string">
            <text:p>Date de dernière modification</text:p>
          </table:table-cell>
          <table:table-cell table:style-name="ce265" office:value-type="string">
            <text:p>TIMESTAMP</text:p>
          </table:table-cell>
          <table:table-cell table:style-name="ce265" table:number-columns-repeated="2"/>
          <table:table-cell table:style-name="ce214"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orientsstructs" table:style-name="ta1" table:print="false">
        <table:table-column table:style-name="co54" table:default-cell-style-name="ce104"/>
        <table:table-column table:style-name="co49" table:default-cell-style-name="ce104"/>
        <table:table-column table:style-name="co16" table:default-cell-style-name="ce104"/>
        <table:table-column table:style-name="co28" table:default-cell-style-name="ce104"/>
        <table:table-column table:style-name="co55" table:default-cell-style-name="ce104"/>
        <table:table-column table:style-name="co30" table:default-cell-style-name="ce104"/>
        <table:table-row table:style-name="ro13">
          <table:table-cell table:style-name="ce54" office:value-type="string" table:number-columns-spanned="6" table:number-rows-spanned="1">
            <text:p>Table <text:span text:style-name="T1">orientsstruc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row>
        <table:table-row table:style-name="ro2">
          <table:table-cell table:style-name="ce264" office:value-type="string">
            <text:p>PERSONNE_ID</text:p>
          </table:table-cell>
          <table:table-cell table:style-name="ce214" office:value-type="string">
            <text:p>Identifiant de la table “personne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TYPEORIENT_ID</text:p>
          </table:table-cell>
          <table:table-cell table:style-name="ce214" office:value-type="string">
            <text:p>Identifiant de la table “typesorient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66" office:value-type="string">
            <text:p>PROPO_ALGO</text:p>
          </table:table-cell>
          <table:table-cell table:style-name="ce62" office:value-type="string">
            <text:p>Identifiant table typesorients</text:p>
          </table:table-cell>
          <table:table-cell table:style-name="ce62" office:value-type="string">
            <text:p>ENTIER</text:p>
          </table:table-cell>
          <table:table-cell table:style-name="ce62" table:number-columns-repeated="2"/>
          <table:table-cell table:style-name="ce71" office:value-type="string">
            <text:p>CG</text:p>
          </table:table-cell>
        </table:table-row>
        <table:table-row table:style-name="ro2">
          <table:table-cell table:style-name="ce65" office:value-type="string">
            <text:p>VALID_CG</text:p>
          </table:table-cell>
          <table:table-cell table:style-name="ce63" office:value-type="string">
            <text:p>Validation du Conseil Général</text:p>
          </table:table-cell>
          <table:table-cell table:style-name="ce63" office:value-type="string">
            <text:p>BOOLEAN</text:p>
          </table:table-cell>
          <table:table-cell table:style-name="ce63" office:value-type="float" office:value="1">
            <text:p>1</text:p>
          </table:table-cell>
          <table:table-cell table:style-name="ce63"/>
          <table:table-cell table:style-name="ce72" office:value-type="string">
            <text:p>CG</text:p>
          </table:table-cell>
        </table:table-row>
        <table:table-row table:style-name="ro2">
          <table:table-cell table:style-name="ce65" office:value-type="string">
            <text:p>DATE_PROPO</text:p>
          </table:table-cell>
          <table:table-cell table:style-name="ce63" office:value-type="string">
            <text:p>Date de proposition</text:p>
          </table:table-cell>
          <table:table-cell table:style-name="ce63" office:value-type="string">
            <text:p>DATE</text:p>
          </table:table-cell>
          <table:table-cell table:style-name="ce63" office:value-type="float" office:value="10">
            <text:p>10</text:p>
          </table:table-cell>
          <table:table-cell table:style-name="ce63"/>
          <table:table-cell table:style-name="ce72" office:value-type="string">
            <text:p>CG</text:p>
          </table:table-cell>
        </table:table-row>
        <table:table-row table:style-name="ro2">
          <table:table-cell table:style-name="ce65" office:value-type="string">
            <text:p>DATE_VALID</text:p>
          </table:table-cell>
          <table:table-cell table:style-name="ce63" office:value-type="string">
            <text:p>Date de validation</text:p>
          </table:table-cell>
          <table:table-cell table:style-name="ce63" office:value-type="string">
            <text:p>DATE</text:p>
          </table:table-cell>
          <table:table-cell table:style-name="ce63" office:value-type="float" office:value="10">
            <text:p>10</text:p>
          </table:table-cell>
          <table:table-cell table:style-name="ce63"/>
          <table:table-cell table:style-name="ce72" office:value-type="string">
            <text:p>CG</text:p>
          </table:table-cell>
        </table:table-row>
        <table:table-row table:style-name="ro2">
          <table:table-cell table:style-name="ce65" office:value-type="string">
            <text:p>STATUT_ORIENT</text:p>
          </table:table-cell>
          <table:table-cell table:style-name="ce63" office:value-type="string">
            <text:p>Statut de l’orientation</text:p>
          </table:table-cell>
          <table:table-cell table:style-name="ce63" office:value-type="string">
            <text:p>VARCHAR</text:p>
          </table:table-cell>
          <table:table-cell table:style-name="ce63" office:value-type="float" office:value="15">
            <text:p>15</text:p>
          </table:table-cell>
          <table:table-cell table:style-name="ce63"/>
          <table:table-cell table:style-name="ce72" office:value-type="string">
            <text:p>CG</text:p>
          </table:table-cell>
        </table:table-row>
        <table:table-row table:style-name="ro2">
          <table:table-cell table:style-name="ce280" office:value-type="string">
            <text:p>DATE_IMPRESSION</text:p>
          </table:table-cell>
          <table:table-cell table:style-name="ce281" office:value-type="string">
            <text:p>Date d'impression de l'orientation</text:p>
          </table:table-cell>
          <table:table-cell table:style-name="ce280" office:value-type="string">
            <text:p>DATE</text:p>
          </table:table-cell>
          <table:table-cell table:style-name="ce281" office:value-type="float" office:value="10">
            <text:p>10</text:p>
          </table:table-cell>
          <table:table-cell table:style-name="ce281"/>
          <table:table-cell table:style-name="ce72" office:value-type="string">
            <text:p>CG</text:p>
          </table:table-cell>
        </table:table-row>
        <table:table-row table:style-name="ro2">
          <table:table-cell table:style-name="ce280" office:value-type="string">
            <text:p>DATERELANCE</text:p>
          </table:table-cell>
          <table:table-cell table:style-name="ce281" office:value-type="string">
            <text:p>Date de relance</text:p>
          </table:table-cell>
          <table:table-cell table:style-name="ce280" office:value-type="string">
            <text:p>DATE</text:p>
          </table:table-cell>
          <table:table-cell table:style-name="ce281" office:value-type="float" office:value="10">
            <text:p>10</text:p>
          </table:table-cell>
          <table:table-cell table:style-name="ce281"/>
          <table:table-cell table:style-name="ce72" office:value-type="string">
            <text:p>CG</text:p>
          </table:table-cell>
        </table:table-row>
        <table:table-row table:style-name="ro2">
          <table:table-cell table:style-name="ce280" office:value-type="string">
            <text:p>STATUTRELANCE</text:p>
          </table:table-cell>
          <table:table-cell table:style-name="ce281" office:value-type="string">
            <text:p>Statut de la relance</text:p>
          </table:table-cell>
          <table:table-cell table:style-name="ce280" office:value-type="string">
            <text:p>CHARACTER</text:p>
          </table:table-cell>
          <table:table-cell table:style-name="ce280" office:value-type="float" office:value="1">
            <text:p>1</text:p>
          </table:table-cell>
          <table:table-cell table:style-name="ce281"/>
          <table:table-cell table:style-name="ce72" office:value-type="string">
            <text:p>CG</text:p>
          </table:table-cell>
        </table:table-row>
        <table:table-row table:style-name="ro2">
          <table:table-cell table:style-name="ce280" office:value-type="string">
            <text:p>DATE_IMPRESSION_RELANCE</text:p>
          </table:table-cell>
          <table:table-cell table:style-name="ce281" office:value-type="string">
            <text:p>Date d'impression de la relance</text:p>
          </table:table-cell>
          <table:table-cell table:style-name="ce280" office:value-type="string">
            <text:p>DATE</text:p>
          </table:table-cell>
          <table:table-cell table:style-name="ce281" office:value-type="float" office:value="10">
            <text:p>10</text:p>
          </table:table-cell>
          <table:table-cell table:style-name="ce281"/>
          <table:table-cell table:style-name="ce72" office:value-type="string">
            <text:p>CG</text:p>
          </table:table-cell>
        </table:table-row>
        <table:table-row table:style-name="ro2">
          <table:table-cell table:style-name="ce280" office:value-type="string">
            <text:p>REFERENT_ID</text:p>
          </table:table-cell>
          <table:table-cell table:style-name="ce281" office:value-type="string">
            <text:p>Identifiant de la table « referents »</text:p>
          </table:table-cell>
          <table:table-cell table:style-name="ce280" office:value-type="string">
            <text:p>ENTIER</text:p>
          </table:table-cell>
          <table:table-cell table:style-name="ce281" table:number-columns-repeated="2"/>
          <table:table-cell table:style-name="ce214" office:value-type="string">
            <text:p>CLE ETRANGERE</text:p>
          </table:table-cell>
        </table:table-row>
        <table:table-row table:style-name="ro2">
          <table:table-cell table:style-name="ce280" office:value-type="string">
            <text:p>ETATORIENT</text:p>
          </table:table-cell>
          <table:table-cell table:style-name="ce281" office:value-type="string">
            <text:p>Etat de l'orientation</text:p>
          </table:table-cell>
          <table:table-cell table:style-name="ce280" office:value-type="string">
            <text:p>VARCHAR</text:p>
          </table:table-cell>
          <table:table-cell table:style-name="ce281"/>
          <table:table-cell table:style-name="ce280" office:value-type="string">
            <text:p>proposition,decision</text:p>
          </table:table-cell>
          <table:table-cell table:style-name="ce281" office:value-type="string">
            <text:p>CG</text:p>
          </table:table-cell>
        </table:table-row>
        <table:table-row table:style-name="ro2">
          <table:table-cell table:style-name="ce280" office:value-type="string">
            <text:p>RGORIENT</text:p>
          </table:table-cell>
          <table:table-cell table:style-name="ce281" office:value-type="string">
            <text:p>Rang de l'orientation</text:p>
          </table:table-cell>
          <table:table-cell table:style-name="ce280" office:value-type="string">
            <text:p>ENTIER</text:p>
          </table:table-cell>
          <table:table-cell table:style-name="ce281" table:number-columns-repeated="2"/>
          <table:table-cell table:style-name="ce227" office:value-type="string">
            <text:p>CG</text:p>
          </table:table-cell>
        </table:table-row>
        <table:table-row table:style-name="ro2" table:number-rows-repeated="1048557">
          <table:table-cell table:number-columns-repeated="6"/>
        </table:table-row>
        <table:table-row table:style-name="ro2">
          <table:table-cell table:number-columns-repeated="6"/>
        </table:table-row>
      </table:table>
      <table:table table:name="Table servicesinstructeurs" table:style-name="ta1" table:print="false">
        <table:table-column table:style-name="co54" table:default-cell-style-name="ce104"/>
        <table:table-column table:style-name="co49" table:default-cell-style-name="ce104"/>
        <table:table-column table:style-name="co16" table:default-cell-style-name="ce104"/>
        <table:table-column table:style-name="co28" table:default-cell-style-name="ce104"/>
        <table:table-column table:style-name="co55" table:default-cell-style-name="ce104"/>
        <table:table-column table:style-name="co30" table:default-cell-style-name="ce104"/>
        <table:table-row table:style-name="ro13">
          <table:table-cell table:style-name="ce54" office:value-type="string" table:number-columns-spanned="6" table:number-rows-spanned="1">
            <text:p>Table <text:span text:style-name="T1">servicesinstructeu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LIB_SERVICE</text:p>
          </table:table-cell>
          <table:table-cell table:style-name="ce67" office:value-type="string">
            <text:p>Libellé</text:p>
          </table:table-cell>
          <table:table-cell table:style-name="ce63" office:value-type="string">
            <text:p>VARCHAR</text:p>
          </table:table-cell>
          <table:table-cell table:style-name="ce63" office:value-type="float" office:value="30">
            <text:p>30</text:p>
          </table:table-cell>
          <table:table-cell table:style-name="ce63"/>
          <table:table-cell table:style-name="ce61" office:value-type="string">
            <text:p>CG</text:p>
          </table:table-cell>
        </table:table-row>
        <table:table-row table:style-name="ro2">
          <table:table-cell table:style-name="ce63" office:value-type="string">
            <text:p>NUM_RUE</text:p>
          </table:table-cell>
          <table:table-cell table:style-name="ce63" office:value-type="string">
            <text:p>N° de rue</text:p>
          </table:table-cell>
          <table:table-cell table:style-name="ce63" office:value-type="string">
            <text:p>VARCHAR</text:p>
          </table:table-cell>
          <table:table-cell table:style-name="ce63" office:value-type="float" office:value="6">
            <text:p>6</text:p>
          </table:table-cell>
          <table:table-cell table:style-name="ce63"/>
          <table:table-cell table:style-name="ce72" office:value-type="string">
            <text:p>CG</text:p>
          </table:table-cell>
        </table:table-row>
        <table:table-row table:style-name="ro2">
          <table:table-cell table:style-name="ce65" office:value-type="string">
            <text:p>NOM_RUE</text:p>
          </table:table-cell>
          <table:table-cell table:style-name="ce67" office:value-type="string">
            <text:p>Nom de rue</text:p>
          </table:table-cell>
          <table:table-cell table:style-name="ce63" office:value-type="string">
            <text:p>VARCHAR</text:p>
          </table:table-cell>
          <table:table-cell table:style-name="ce63" office:value-type="float" office:value="25">
            <text:p>25</text:p>
          </table:table-cell>
          <table:table-cell table:style-name="ce63"/>
          <table:table-cell table:style-name="ce61" office:value-type="string">
            <text:p>CG</text:p>
          </table:table-cell>
        </table:table-row>
        <table:table-row table:style-name="ro2">
          <table:table-cell table:style-name="ce65" office:value-type="string">
            <text:p>COMPLEMENT_ADR</text:p>
          </table:table-cell>
          <table:table-cell table:style-name="ce67" office:value-type="string">
            <text:p>Complément d’adresse</text:p>
          </table:table-cell>
          <table:table-cell table:style-name="ce63" office:value-type="string">
            <text:p>VARCHAR</text:p>
          </table:table-cell>
          <table:table-cell table:style-name="ce63" office:value-type="float" office:value="38">
            <text:p>38</text:p>
          </table:table-cell>
          <table:table-cell table:style-name="ce63"/>
          <table:table-cell table:style-name="ce61" office:value-type="string">
            <text:p>CG</text:p>
          </table:table-cell>
        </table:table-row>
        <table:table-row table:style-name="ro2">
          <table:table-cell table:style-name="ce65" office:value-type="string">
            <text:p>CODE_INSEE</text:p>
          </table:table-cell>
          <table:table-cell table:style-name="ce67" office:value-type="string">
            <text:p>Code INSEE</text:p>
          </table:table-cell>
          <table:table-cell table:style-name="ce63" office:value-type="string">
            <text:p>CHAR</text:p>
          </table:table-cell>
          <table:table-cell table:style-name="ce63" office:value-type="float" office:value="5">
            <text:p>5</text:p>
          </table:table-cell>
          <table:table-cell table:style-name="ce63"/>
          <table:table-cell table:style-name="ce61" office:value-type="string">
            <text:p>CG</text:p>
          </table:table-cell>
        </table:table-row>
        <table:table-row table:style-name="ro2">
          <table:table-cell table:style-name="ce65" office:value-type="string">
            <text:p>CODE_POSTAL</text:p>
          </table:table-cell>
          <table:table-cell table:style-name="ce67" office:value-type="string">
            <text:p>Code postal</text:p>
          </table:table-cell>
          <table:table-cell table:style-name="ce63" office:value-type="string">
            <text:p>CHAR</text:p>
          </table:table-cell>
          <table:table-cell table:style-name="ce63" office:value-type="float" office:value="5">
            <text:p>5</text:p>
          </table:table-cell>
          <table:table-cell table:style-name="ce63"/>
          <table:table-cell table:style-name="ce61" office:value-type="string">
            <text:p>CG</text:p>
          </table:table-cell>
        </table:table-row>
        <table:table-row table:style-name="ro2">
          <table:table-cell table:style-name="ce65" office:value-type="string">
            <text:p>VILLE</text:p>
          </table:table-cell>
          <table:table-cell table:style-name="ce67" office:value-type="string">
            <text:p>Ville</text:p>
          </table:table-cell>
          <table:table-cell table:style-name="ce63" office:value-type="string">
            <text:p>VARCHAR</text:p>
          </table:table-cell>
          <table:table-cell table:style-name="ce63" office:value-type="float" office:value="26">
            <text:p>26</text:p>
          </table:table-cell>
          <table:table-cell table:style-name="ce63"/>
          <table:table-cell table:style-name="ce61" office:value-type="string">
            <text:p>CG</text:p>
          </table:table-cell>
        </table:table-row>
        <table:table-row table:style-name="ro2">
          <table:table-cell table:style-name="ce65" office:value-type="string">
            <text:p>NUMDEPINS</text:p>
          </table:table-cell>
          <table:table-cell table:style-name="ce204" office:value-type="string">
            <text:p>Numéro de département <text:s/>du service instructeur</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G</text:p>
          </table:table-cell>
        </table:table-row>
        <table:table-row table:style-name="ro2">
          <table:table-cell table:style-name="ce65" office:value-type="string">
            <text:p>TYPESERINS</text:p>
          </table:table-cell>
          <table:table-cell table:style-name="ce58" office:value-type="string">
            <text:p>Type de service instructeur</text:p>
          </table:table-cell>
          <table:table-cell table:style-name="ce56" office:value-type="string">
            <text:p>CHAR</text:p>
          </table:table-cell>
          <table:table-cell table:style-name="ce56" office:value-type="float" office:value="1">
            <text:p>1</text:p>
          </table:table-cell>
          <table:table-cell table:style-name="ce56"/>
          <table:table-cell table:style-name="ce61" office:value-type="string">
            <text:p>CG</text:p>
          </table:table-cell>
        </table:table-row>
        <table:table-row table:style-name="ro2">
          <table:table-cell table:style-name="ce65" office:value-type="string">
            <text:p>NUMCOMINS</text:p>
          </table:table-cell>
          <table:table-cell table:style-name="ce58" office:value-type="string">
            <text:p>Numéro de commune du service instructeur</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G</text:p>
          </table:table-cell>
        </table:table-row>
        <table:table-row table:style-name="ro2">
          <table:table-cell table:style-name="ce65" office:value-type="string">
            <text:p>NUMAGRINS</text:p>
          </table:table-cell>
          <table:table-cell table:style-name="ce58" office:value-type="string">
            <text:p>Numéro d’agrément du service instructeur</text:p>
          </table:table-cell>
          <table:table-cell table:style-name="ce56" office:value-type="string">
            <text:p>ENTIER</text:p>
          </table:table-cell>
          <table:table-cell table:style-name="ce56" office:value-type="float" office:value="2">
            <text:p>2</text:p>
          </table:table-cell>
          <table:table-cell table:style-name="ce56"/>
          <table:table-cell table:style-name="ce61"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orientsstructs_servicesinstructeurs" table:style-name="ta1" table:print="false">
        <table:table-column table:style-name="co54" table:default-cell-style-name="ce104"/>
        <table:table-column table:style-name="co49" table:default-cell-style-name="ce104"/>
        <table:table-column table:style-name="co16" table:default-cell-style-name="ce104"/>
        <table:table-column table:style-name="co28" table:default-cell-style-name="ce104"/>
        <table:table-column table:style-name="co55" table:default-cell-style-name="ce104"/>
        <table:table-column table:style-name="co30" table:default-cell-style-name="ce104"/>
        <table:table-row table:style-name="ro13">
          <table:table-cell table:style-name="ce54" office:value-type="string" table:number-columns-spanned="6" table:number-rows-spanned="1">
            <text:p>Table <text:span text:style-name="T1">orientsstructs_servicesinstructeu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64" office:value-type="string">
            <text:p>ORIENTSTRUCT_ID</text:p>
          </table:table-cell>
          <table:table-cell table:style-name="ce214" office:value-type="string">
            <text:p>Identifiant de la table “orientsstruct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table-cell table:style-name="ce264" office:value-type="string">
            <text:p>SERVICEINSTRUCTEUR_ID</text:p>
          </table:table-cell>
          <table:table-cell table:style-name="ce214" office:value-type="string">
            <text:p>Identifiant de la table “servicesinstructeurs”</text:p>
          </table:table-cell>
          <table:table-cell table:style-name="ce222" office:value-type="string">
            <text:p>ENTIER</text:p>
          </table:table-cell>
          <table:table-cell table:style-name="ce222"/>
          <table:table-cell table:style-name="ce214"/>
          <table:table-cell table:style-name="ce214"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origine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origine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VARCHAR</text:p>
          </table:table-cell>
          <table:table-cell table:style-name="ce150" office:value-type="float" office:value="30">
            <text:p>30</text:p>
          </table:table-cell>
          <table:table-cell table:style-name="ce150"/>
          <table:table-cell table:style-name="ce153" office:value-type="string">
            <text:p>CG</text:p>
          </table:table-cell>
        </table:table-row>
        <table:table-row table:style-name="ro2" table:number-rows-repeated="146">
          <table:table-cell table:number-columns-repeated="6"/>
        </table:table-row>
        <table:table-row table:style-name="ro2">
          <table:table-cell office:value-type="string">
            <text:p>originespdos</text:p>
          </table:table-cell>
          <table:table-cell table:number-columns-repeated="5"/>
        </table:table-row>
        <table:table-row table:style-name="ro2" table:number-rows-repeated="1048424">
          <table:table-cell table:number-columns-repeated="6"/>
        </table:table-row>
        <table:table-row table:style-name="ro2">
          <table:table-cell table:number-columns-repeated="6"/>
        </table:table-row>
      </table:table>
      <table:table table:name="Table parametresfinancier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arametresfinancie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ENTITEFI</text:p>
          </table:table-cell>
          <table:table-cell table:style-name="ce63" office:value-type="string">
            <text:p>Entité financiè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ENGAGEMENT</text:p>
          </table:table-cell>
          <table:table-cell table:style-name="ce63" office:value-type="string">
            <text:p>Engagement</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TIERS</text:p>
          </table:table-cell>
          <table:table-cell table:style-name="ce63" office:value-type="string">
            <text:p>Tiers</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CODECDR</text:p>
          </table:table-cell>
          <table:table-cell table:style-name="ce63" office:value-type="string">
            <text:p>Code CDR</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LIBELLECDR</text:p>
          </table:table-cell>
          <table:table-cell table:style-name="ce63" office:value-type="string">
            <text:p>Libellé CDR</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NATUREANALYTIQUE</text:p>
          </table:table-cell>
          <table:table-cell table:style-name="ce63" office:value-type="string">
            <text:p>Code nature analytiqu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PROGRAMME</text:p>
          </table:table-cell>
          <table:table-cell table:style-name="ce63" office:value-type="string">
            <text:p>Programm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LIB_PROGRAMME</text:p>
          </table:table-cell>
          <table:table-cell table:style-name="ce63" office:value-type="string">
            <text:p>Libellé programm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APREFORFAIT</text:p>
          </table:table-cell>
          <table:table-cell table:style-name="ce63" office:value-type="string">
            <text:p>Identification tranche APRE forfai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APRECOMPLEM</text:p>
          </table:table-cell>
          <table:table-cell table:style-name="ce63" office:value-type="string">
            <text:p>Identification tranche APRE complémen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204" office:value-type="string">
            <text:p>NATUREIMPUT</text:p>
          </table:table-cell>
          <table:table-cell table:style-name="ce63" office:value-type="string">
            <text:p>Nature imput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8" office:value-type="string">
            <text:p>LIB_NATUREANALYTIQUE</text:p>
          </table:table-cell>
          <table:table-cell table:style-name="ce204" office:value-type="string">
            <text:p>Libellé nature analytiqu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pd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d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MODELE</text:p>
          </table:table-cell>
          <table:table-cell table:style-name="ce63" office:value-type="string">
            <text:p>Modèle au sens Cake Php (Nom de tabl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MODELEDOC</text:p>
          </table:table-cell>
          <table:table-cell table:style-name="ce63" office:value-type="string">
            <text:p>Chemin vers le modèle de document utilisé</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FK_VALUE</text:p>
          </table:table-cell>
          <table:table-cell table:style-name="ce63" office:value-type="string">
            <text:p>Identifiant de l'enregistrement de la table du modèle</text:p>
          </table:table-cell>
          <table:table-cell table:style-name="ce63" office:value-type="string">
            <text:p>ENTIER</text:p>
          </table:table-cell>
          <table:table-cell table:style-name="ce63" office:value-type="float" office:value="250">
            <text:p>250</text:p>
          </table:table-cell>
          <table:table-cell table:style-name="ce63"/>
          <table:table-cell table:style-name="ce72" office:value-type="string">
            <text:p>CLE ETRANGERE</text:p>
          </table:table-cell>
        </table:table-row>
        <table:table-row table:style-name="ro2">
          <table:table-cell table:style-name="ce65" office:value-type="string">
            <text:p>DOCUMENT</text:p>
          </table:table-cell>
          <table:table-cell table:style-name="ce63" office:value-type="string">
            <text:p>Le document PDF généré</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CREATED</text:p>
          </table:table-cell>
          <table:table-cell table:style-name="ce63" office:value-type="string">
            <text:p>Date de cré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MODIFIED</text:p>
          </table:table-cell>
          <table:table-cell table:style-name="ce63" office:value-type="string">
            <text:p>Date de dernière modific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eriodesimmersion"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eriodesimmersion</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45" office:value-type="string">
            <text:p>ID</text:p>
          </table:table-cell>
          <table:table-cell table:style-name="ce245" office:value-type="string">
            <text:p>Identifiant</text:p>
          </table:table-cell>
          <table:table-cell table:style-name="ce245" office:value-type="string">
            <text:p>ENTIER</text:p>
          </table:table-cell>
          <table:table-cell table:style-name="ce245" table:number-columns-repeated="2"/>
          <table:table-cell table:style-name="ce244" office:value-type="string">
            <text:p>CLE PRIMAIRE</text:p>
          </table:table-cell>
        </table:table-row>
        <table:table-row table:style-name="ro2">
          <table:table-cell table:style-name="ce246" office:value-type="string">
            <text:p>CUI_ID</text:p>
          </table:table-cell>
          <table:table-cell table:style-name="ce246" office:value-type="string">
            <text:p>Identifiant de la table « cuis »</text:p>
          </table:table-cell>
          <table:table-cell table:style-name="ce246" office:value-type="string">
            <text:p>ENTIER</text:p>
          </table:table-cell>
          <table:table-cell table:style-name="ce246" table:number-columns-repeated="2"/>
          <table:table-cell table:style-name="ce283" office:value-type="string">
            <text:p>CLE ETRANGERE</text:p>
          </table:table-cell>
        </table:table-row>
        <table:table-row table:style-name="ro2">
          <table:table-cell table:style-name="ce246" office:value-type="string">
            <text:p>NOMENTACCUEIL</text:p>
          </table:table-cell>
          <table:table-cell table:style-name="ce246" office:value-type="string">
            <text:p>Nom de l'entreprise d'accueil</text:p>
          </table:table-cell>
          <table:table-cell table:style-name="ce246" office:value-type="string">
            <text:p>VARCHAR</text:p>
          </table:table-cell>
          <table:table-cell table:style-name="ce246" office:value-type="float" office:value="50">
            <text:p>50</text:p>
          </table:table-cell>
          <table:table-cell table:style-name="ce246"/>
          <table:table-cell table:style-name="ce283" office:value-type="string">
            <text:p>CG</text:p>
          </table:table-cell>
        </table:table-row>
        <table:table-row table:style-name="ro2">
          <table:table-cell table:style-name="ce246" office:value-type="string">
            <text:p>NUMVOIEENTACCUEIL</text:p>
          </table:table-cell>
          <table:table-cell table:style-name="ce246" office:value-type="string">
            <text:p>Numéro de voie de l'entreprise d'accueil</text:p>
          </table:table-cell>
          <table:table-cell table:style-name="ce246" office:value-type="string">
            <text:p>VARCHAR</text:p>
          </table:table-cell>
          <table:table-cell table:style-name="ce246" office:value-type="float" office:value="6">
            <text:p>6</text:p>
          </table:table-cell>
          <table:table-cell table:style-name="ce246"/>
          <table:table-cell table:style-name="ce283" office:value-type="string">
            <text:p>CG</text:p>
          </table:table-cell>
        </table:table-row>
        <table:table-row table:style-name="ro2">
          <table:table-cell table:style-name="ce246" office:value-type="string">
            <text:p>TYPEVOIEENTACCUEIL</text:p>
          </table:table-cell>
          <table:table-cell table:style-name="ce246" office:value-type="string">
            <text:p>Type de voie de l'entreprise d'accueil</text:p>
          </table:table-cell>
          <table:table-cell table:style-name="ce246" office:value-type="string">
            <text:p>VARCHAR</text:p>
          </table:table-cell>
          <table:table-cell table:style-name="ce246" office:value-type="float" office:value="4">
            <text:p>4</text:p>
          </table:table-cell>
          <table:table-cell table:style-name="ce246"/>
          <table:table-cell table:style-name="ce283" office:value-type="string">
            <text:p>CG</text:p>
          </table:table-cell>
        </table:table-row>
        <table:table-row table:style-name="ro2">
          <table:table-cell table:style-name="ce246" office:value-type="string">
            <text:p>NOMVOIEENTACCUEIL</text:p>
          </table:table-cell>
          <table:table-cell table:style-name="ce246" office:value-type="string">
            <text:p>Nom de voie de l'entreprise d'accueil</text:p>
          </table:table-cell>
          <table:table-cell table:style-name="ce246" office:value-type="string">
            <text:p>VARCHAR</text:p>
          </table:table-cell>
          <table:table-cell table:style-name="ce246" office:value-type="float" office:value="50">
            <text:p>50</text:p>
          </table:table-cell>
          <table:table-cell table:style-name="ce246"/>
          <table:table-cell table:style-name="ce283" office:value-type="string">
            <text:p>CG</text:p>
          </table:table-cell>
        </table:table-row>
        <table:table-row table:style-name="ro2">
          <table:table-cell table:style-name="ce246" office:value-type="string">
            <text:p>COMPLADRENTACCUEIL</text:p>
          </table:table-cell>
          <table:table-cell table:style-name="ce246" office:value-type="string">
            <text:p>Complément d'adresse de l'entreprise d'accueil</text:p>
          </table:table-cell>
          <table:table-cell table:style-name="ce246" office:value-type="string">
            <text:p>VARCHAR</text:p>
          </table:table-cell>
          <table:table-cell table:style-name="ce246" office:value-type="float" office:value="50">
            <text:p>50</text:p>
          </table:table-cell>
          <table:table-cell table:style-name="ce246"/>
          <table:table-cell table:style-name="ce283" office:value-type="string">
            <text:p>CG</text:p>
          </table:table-cell>
        </table:table-row>
        <table:table-row table:style-name="ro2">
          <table:table-cell table:style-name="ce246" office:value-type="string">
            <text:p>NUMTELENTACCUEIL</text:p>
          </table:table-cell>
          <table:table-cell table:style-name="ce246" office:value-type="string">
            <text:p>Numéro de téléphone de l'entreprise d'accueil</text:p>
          </table:table-cell>
          <table:table-cell table:style-name="ce246" office:value-type="string">
            <text:p>VARCHAR</text:p>
          </table:table-cell>
          <table:table-cell table:style-name="ce246" office:value-type="float" office:value="14">
            <text:p>14</text:p>
          </table:table-cell>
          <table:table-cell table:style-name="ce246"/>
          <table:table-cell table:style-name="ce283" office:value-type="string">
            <text:p>CG</text:p>
          </table:table-cell>
        </table:table-row>
        <table:table-row table:style-name="ro2">
          <table:table-cell table:style-name="ce246" office:value-type="string">
            <text:p>EMAILENTACCUEIL</text:p>
          </table:table-cell>
          <table:table-cell table:style-name="ce246" office:value-type="string">
            <text:p>Email de l'entreprise d'accueil</text:p>
          </table:table-cell>
          <table:table-cell table:style-name="ce246" office:value-type="string">
            <text:p>VARCHAR</text:p>
          </table:table-cell>
          <table:table-cell table:style-name="ce246" office:value-type="float" office:value="78">
            <text:p>78</text:p>
          </table:table-cell>
          <table:table-cell table:style-name="ce246"/>
          <table:table-cell table:style-name="ce283" office:value-type="string">
            <text:p>CG</text:p>
          </table:table-cell>
        </table:table-row>
        <table:table-row table:style-name="ro2">
          <table:table-cell table:style-name="ce246" office:value-type="string">
            <text:p><text:s/>CODEPOSTALENTACCUEIL</text:p>
          </table:table-cell>
          <table:table-cell table:style-name="ce246" office:value-type="string">
            <text:p>Code postal de l'entreprise d'accueil</text:p>
          </table:table-cell>
          <table:table-cell table:style-name="ce246" office:value-type="string">
            <text:p>CHAR</text:p>
          </table:table-cell>
          <table:table-cell table:style-name="ce246" office:value-type="float" office:value="5">
            <text:p>5</text:p>
          </table:table-cell>
          <table:table-cell table:style-name="ce246"/>
          <table:table-cell table:style-name="ce283" office:value-type="string">
            <text:p>CG</text:p>
          </table:table-cell>
        </table:table-row>
        <table:table-row table:style-name="ro2">
          <table:table-cell table:style-name="ce246" office:value-type="string">
            <text:p>VILLEENTACCUEIL</text:p>
          </table:table-cell>
          <table:table-cell table:style-name="ce246" office:value-type="string">
            <text:p>Ville de l'entreprise d'accueil</text:p>
          </table:table-cell>
          <table:table-cell table:style-name="ce246" office:value-type="string">
            <text:p>VARCHAR</text:p>
          </table:table-cell>
          <table:table-cell table:style-name="ce246" office:value-type="float" office:value="45">
            <text:p>45</text:p>
          </table:table-cell>
          <table:table-cell table:style-name="ce246"/>
          <table:table-cell table:style-name="ce283" office:value-type="string">
            <text:p>CG</text:p>
          </table:table-cell>
        </table:table-row>
        <table:table-row table:style-name="ro2">
          <table:table-cell table:style-name="ce246" office:value-type="string">
            <text:p>SIRETENTACCUEIL</text:p>
          </table:table-cell>
          <table:table-cell table:style-name="ce246" office:value-type="string">
            <text:p>Numéro de SIRET de l'entreprise d'accueil</text:p>
          </table:table-cell>
          <table:table-cell table:style-name="ce246" office:value-type="string">
            <text:p>CHAR</text:p>
          </table:table-cell>
          <table:table-cell table:style-name="ce246" office:value-type="float" office:value="14">
            <text:p>14</text:p>
          </table:table-cell>
          <table:table-cell table:style-name="ce246"/>
          <table:table-cell table:style-name="ce283" office:value-type="string">
            <text:p>CG</text:p>
          </table:table-cell>
        </table:table-row>
        <table:table-row table:style-name="ro2">
          <table:table-cell table:style-name="ce246" office:value-type="string">
            <text:p>ACTIVITEENTACCUEIL</text:p>
          </table:table-cell>
          <table:table-cell table:style-name="ce246" office:value-type="string">
            <text:p>Activité exercée par l'entreprise d'accueil</text:p>
          </table:table-cell>
          <table:table-cell table:style-name="ce246" office:value-type="string">
            <text:p>CHAR</text:p>
          </table:table-cell>
          <table:table-cell table:style-name="ce246" office:value-type="float" office:value="14">
            <text:p>14</text:p>
          </table:table-cell>
          <table:table-cell table:style-name="ce246"/>
          <table:table-cell table:style-name="ce283" office:value-type="string">
            <text:p>CG</text:p>
          </table:table-cell>
        </table:table-row>
        <table:table-row table:style-name="ro2">
          <table:table-cell table:style-name="ce246" office:value-type="string">
            <text:p>DATEDEBPERIODE</text:p>
          </table:table-cell>
          <table:table-cell table:style-name="ce246" office:value-type="string">
            <text:p>Date de début de la période</text:p>
          </table:table-cell>
          <table:table-cell table:style-name="ce246" office:value-type="string">
            <text:p>DATE</text:p>
          </table:table-cell>
          <table:table-cell table:style-name="ce246" table:number-columns-repeated="2"/>
          <table:table-cell table:style-name="ce283" office:value-type="string">
            <text:p>CG</text:p>
          </table:table-cell>
        </table:table-row>
        <table:table-row table:style-name="ro2">
          <table:table-cell table:style-name="ce246" office:value-type="string">
            <text:p>DATEFINPERIODE</text:p>
          </table:table-cell>
          <table:table-cell table:style-name="ce246" office:value-type="string">
            <text:p>Date de fin de la période</text:p>
          </table:table-cell>
          <table:table-cell table:style-name="ce246" office:value-type="string">
            <text:p>DATE</text:p>
          </table:table-cell>
          <table:table-cell table:style-name="ce246" table:number-columns-repeated="2"/>
          <table:table-cell table:style-name="ce283" office:value-type="string">
            <text:p>CG</text:p>
          </table:table-cell>
        </table:table-row>
        <table:table-row table:style-name="ro2">
          <table:table-cell table:style-name="ce246" office:value-type="string">
            <text:p>NBJOURPERIODE</text:p>
          </table:table-cell>
          <table:table-cell table:style-name="ce246" office:value-type="string">
            <text:p>Nombre de jours de la période</text:p>
          </table:table-cell>
          <table:table-cell table:style-name="ce246" office:value-type="string">
            <text:p>ENTIER</text:p>
          </table:table-cell>
          <table:table-cell table:style-name="ce246" table:number-columns-repeated="2"/>
          <table:table-cell table:style-name="ce283" office:value-type="string">
            <text:p>CG</text:p>
          </table:table-cell>
        </table:table-row>
        <table:table-row table:style-name="ro2">
          <table:table-cell table:style-name="ce246" office:value-type="string">
            <text:p>CODEPOSTEAFFECTATION</text:p>
          </table:table-cell>
          <table:table-cell table:style-name="ce246" office:value-type="string">
            <text:p>Code du poste de l'affectation</text:p>
          </table:table-cell>
          <table:table-cell table:style-name="ce246" office:value-type="string">
            <text:p>CHAR</text:p>
          </table:table-cell>
          <table:table-cell table:style-name="ce246" office:value-type="float" office:value="5">
            <text:p>5</text:p>
          </table:table-cell>
          <table:table-cell table:style-name="ce246"/>
          <table:table-cell table:style-name="ce283" office:value-type="string">
            <text:p>CG</text:p>
          </table:table-cell>
        </table:table-row>
        <table:table-row table:style-name="ro42">
          <table:table-cell table:style-name="ce246" office:value-type="string">
            <text:p>OBJECTIFIMMERSION</text:p>
          </table:table-cell>
          <table:table-cell table:style-name="ce246" office:value-type="string">
            <text:p>Objectif de la période d'immersion</text:p>
          </table:table-cell>
          <table:table-cell table:style-name="ce246" office:value-type="string">
            <text:p>VARCHAR</text:p>
          </table:table-cell>
          <table:table-cell table:style-name="ce246"/>
          <table:table-cell table:style-name="ce282" office:value-type="string">
            <text:p><text:span text:style-name="T50">acquerir : Acquérir de nouvelles compétences</text:span></text:p>
            <text:p><text:span text:style-name="T50">confirmer: Confirmer un projet professionnel</text:span></text:p>
            <text:p><text:span text:style-name="T50">decouvrir : Découvrir un métier ou un secteur d'activité</text:span></text:p>
            <text:p><text:span text:style-name="T50">initier : Initier une démarche de recrutement</text:span></text:p>
          </table:table-cell>
          <table:table-cell table:style-name="ce283" office:value-type="string">
            <text:p>CG</text:p>
          </table:table-cell>
        </table:table-row>
        <table:table-row table:style-name="ro2">
          <table:table-cell table:style-name="ce246" office:value-type="string">
            <text:p>DATESIGNATUREIMMERSION</text:p>
          </table:table-cell>
          <table:table-cell table:style-name="ce246" office:value-type="string">
            <text:p>Date de la signature de la période d'immersion</text:p>
          </table:table-cell>
          <table:table-cell table:style-name="ce246" office:value-type="string">
            <text:p>DATE</text:p>
          </table:table-cell>
          <table:table-cell table:style-name="ce246" table:number-columns-repeated="2"/>
          <table:table-cell table:style-name="ce283" office:value-type="string">
            <text:p>CG</text:p>
          </table:table-cell>
        </table:table-row>
        <table:table-row table:style-name="ro2" table:number-rows-repeated="1048554">
          <table:table-cell table:number-columns-repeated="6"/>
        </table:table-row>
        <table:table-row table:style-name="ro2">
          <table:table-cell table:number-columns-repeated="6"/>
        </table:table-row>
      </table:table>
      <table:table table:name="Table permanenc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ermanenc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45" office:value-type="string">
            <text:p>ID</text:p>
          </table:table-cell>
          <table:table-cell table:style-name="ce245" office:value-type="string">
            <text:p>Identifiant</text:p>
          </table:table-cell>
          <table:table-cell table:style-name="ce245" office:value-type="string">
            <text:p>ENTIER</text:p>
          </table:table-cell>
          <table:table-cell table:style-name="ce245" table:number-columns-repeated="2"/>
          <table:table-cell table:style-name="ce244" office:value-type="string">
            <text:p>CLE PRIMAIRE</text:p>
          </table:table-cell>
        </table:table-row>
        <table:table-row table:style-name="ro2">
          <table:table-cell table:style-name="ce246" office:value-type="string">
            <text:p>STRUCTUREREFERENTE_ID</text:p>
          </table:table-cell>
          <table:table-cell table:style-name="ce246" office:value-type="string">
            <text:p>Identifiant de la table « structuresreferentes »</text:p>
          </table:table-cell>
          <table:table-cell table:style-name="ce246" office:value-type="string">
            <text:p>ENTIER</text:p>
          </table:table-cell>
          <table:table-cell table:style-name="ce246" table:number-columns-repeated="2"/>
          <table:table-cell table:style-name="ce283" office:value-type="string">
            <text:p>CLE ETRANGERE</text:p>
          </table:table-cell>
        </table:table-row>
        <table:table-row table:style-name="ro2">
          <table:table-cell table:style-name="ce66" office:value-type="string">
            <text:p>LIBPERMANENCE</text:p>
          </table:table-cell>
          <table:table-cell table:style-name="ce62" office:value-type="string">
            <text:p>Libellé de la permanence</text:p>
          </table:table-cell>
          <table:table-cell table:style-name="ce62" office:value-type="string">
            <text:p>VARCHAR</text:p>
          </table:table-cell>
          <table:table-cell table:style-name="ce62" office:value-type="float" office:value="100">
            <text:p>100</text:p>
          </table:table-cell>
          <table:table-cell table:style-name="ce62"/>
          <table:table-cell table:style-name="ce71" office:value-type="string">
            <text:p>CG</text:p>
          </table:table-cell>
        </table:table-row>
        <table:table-row table:style-name="ro2">
          <table:table-cell table:style-name="ce66" office:value-type="string">
            <text:p>NUMVOIE</text:p>
          </table:table-cell>
          <table:table-cell table:style-name="ce69" office:value-type="string">
            <text:p>Numéro de la voie</text:p>
          </table:table-cell>
          <table:table-cell table:style-name="ce62" office:value-type="string">
            <text:p>VARCHAR</text:p>
          </table:table-cell>
          <table:table-cell table:style-name="ce62" office:value-type="float" office:value="15">
            <text:p>15</text:p>
          </table:table-cell>
          <table:table-cell table:style-name="ce62"/>
          <table:table-cell table:style-name="ce71" office:value-type="string">
            <text:p>CG</text:p>
          </table:table-cell>
        </table:table-row>
        <table:table-row table:style-name="ro2">
          <table:table-cell table:style-name="ce66" office:value-type="string">
            <text:p>TYPEVOIE</text:p>
          </table:table-cell>
          <table:table-cell table:style-name="ce69" office:value-type="string">
            <text:p>Type de voie</text:p>
          </table:table-cell>
          <table:table-cell table:style-name="ce62" office:value-type="string">
            <text:p>VARCHAR</text:p>
          </table:table-cell>
          <table:table-cell table:style-name="ce62" office:value-type="float" office:value="6">
            <text:p>6</text:p>
          </table:table-cell>
          <table:table-cell table:style-name="ce62"/>
          <table:table-cell table:style-name="ce71" office:value-type="string">
            <text:p>CG</text:p>
          </table:table-cell>
        </table:table-row>
        <table:table-row table:style-name="ro2">
          <table:table-cell table:style-name="ce66" office:value-type="string">
            <text:p>NOMVOIE</text:p>
          </table:table-cell>
          <table:table-cell table:style-name="ce69" office:value-type="string">
            <text:p>Nom de la voie</text:p>
          </table:table-cell>
          <table:table-cell table:style-name="ce62" office:value-type="string">
            <text:p>VARCHAR</text:p>
          </table:table-cell>
          <table:table-cell table:style-name="ce62" office:value-type="float" office:value="50">
            <text:p>50</text:p>
          </table:table-cell>
          <table:table-cell table:style-name="ce62"/>
          <table:table-cell table:style-name="ce71" office:value-type="string">
            <text:p>CG</text:p>
          </table:table-cell>
        </table:table-row>
        <table:table-row table:style-name="ro2">
          <table:table-cell table:style-name="ce65" office:value-type="string">
            <text:p>CODEPOS</text:p>
          </table:table-cell>
          <table:table-cell table:style-name="ce204" office:value-type="string">
            <text:p>Code postal</text:p>
          </table:table-cell>
          <table:table-cell table:style-name="ce63" office:value-type="string">
            <text:p>CHAR</text:p>
          </table:table-cell>
          <table:table-cell table:style-name="ce63" office:value-type="float" office:value="5">
            <text:p>5</text:p>
          </table:table-cell>
          <table:table-cell table:style-name="ce63"/>
          <table:table-cell table:style-name="ce72" office:value-type="string">
            <text:p>CG</text:p>
          </table:table-cell>
        </table:table-row>
        <table:table-row table:style-name="ro2">
          <table:table-cell table:style-name="ce65" office:value-type="string">
            <text:p>VILLE</text:p>
          </table:table-cell>
          <table:table-cell table:style-name="ce204" office:value-type="string">
            <text:p>Ville</text:p>
          </table:table-cell>
          <table:table-cell table:style-name="ce63" office:value-type="string">
            <text:p>VARCHAR</text:p>
          </table:table-cell>
          <table:table-cell table:style-name="ce63" office:value-type="float" office:value="45">
            <text:p>45</text:p>
          </table:table-cell>
          <table:table-cell table:style-name="ce63"/>
          <table:table-cell table:style-name="ce72" office:value-type="string">
            <text:p>CG</text:p>
          </table:table-cell>
        </table:table-row>
        <table:table-row table:style-name="ro2">
          <table:table-cell table:style-name="ce65" office:value-type="string">
            <text:p>CANTON</text:p>
          </table:table-cell>
          <table:table-cell table:style-name="ce204" office:value-type="string">
            <text:p>Canton</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table-cell table:style-name="ce65" office:value-type="string">
            <text:p>NUMTEL</text:p>
          </table:table-cell>
          <table:table-cell table:style-name="ce204" office:value-type="string">
            <text:p>Numéro de téléphone</text:p>
          </table:table-cell>
          <table:table-cell table:style-name="ce63" office:value-type="string">
            <text:p>VARCHAR</text:p>
          </table:table-cell>
          <table:table-cell table:style-name="ce63" office:value-type="float" office:value="15">
            <text:p>15</text:p>
          </table:table-cell>
          <table:table-cell table:style-name="ce63"/>
          <table:table-cell table:style-name="ce72" office:value-type="string">
            <text:p>CG</text:p>
          </table:table-cell>
        </table:table-row>
        <table:table-row table:style-name="ro2">
          <table:table-cell table:style-name="ce65" office:value-type="string">
            <text:p>COMPLADR</text:p>
          </table:table-cell>
          <table:table-cell table:style-name="ce204" office:value-type="string">
            <text:p>Complément d'adresse</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number-rows-repeated="1048562">
          <table:table-cell table:number-columns-repeated="6"/>
        </table:table-row>
        <table:table-row table:style-name="ro2">
          <table:table-cell table:number-columns-repeated="6"/>
        </table:table-row>
      </table:table>
      <table:table table:name="Table permisb"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ermisb</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1" office:value-type="string">
            <text:p>APRE_ID</text:p>
          </table:table-cell>
          <table:table-cell table:style-name="ce211" office:value-type="string">
            <text:p>Identifiant de la table « apres »</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11" office:value-type="string">
            <text:p>TIERSPRESTATAIREAPRE_ID</text:p>
          </table:table-cell>
          <table:table-cell table:style-name="ce211" office:value-type="string">
            <text:p>Identifiant de la table «tiersprestatairesapres»</text:p>
          </table:table-cell>
          <table:table-cell table:style-name="ce211" office:value-type="string">
            <text:p>ENTIER</text:p>
          </table:table-cell>
          <table:table-cell table:style-name="ce211" table:number-columns-repeated="2"/>
          <table:table-cell table:style-name="ce215" office:value-type="string">
            <text:p>CLE ETRANGERE</text:p>
          </table:table-cell>
        </table:table-row>
        <table:table-row table:style-name="ro2">
          <table:table-cell table:style-name="ce211" office:value-type="string">
            <text:p>CODE</text:p>
          </table:table-cell>
          <table:table-cell table:style-name="ce211" office:value-type="string">
            <text:p>Code</text:p>
          </table:table-cell>
          <table:table-cell table:style-name="ce211" office:value-type="string">
            <text:p>CHAR</text:p>
          </table:table-cell>
          <table:table-cell table:style-name="ce211" office:value-type="float" office:value="1">
            <text:p>1</text:p>
          </table:table-cell>
          <table:table-cell table:style-name="ce211"/>
          <table:table-cell table:style-name="ce215" office:value-type="string">
            <text:p>CG</text:p>
          </table:table-cell>
        </table:table-row>
        <table:table-row table:style-name="ro2">
          <table:table-cell table:style-name="ce211" office:value-type="string">
            <text:p>CONDUITE</text:p>
          </table:table-cell>
          <table:table-cell table:style-name="ce211" office:value-type="string">
            <text:p>Conduite</text:p>
          </table:table-cell>
          <table:table-cell table:style-name="ce211" office:value-type="string">
            <text:p>CHAR</text:p>
          </table:table-cell>
          <table:table-cell table:style-name="ce211" office:value-type="float" office:value="1">
            <text:p>1</text:p>
          </table:table-cell>
          <table:table-cell table:style-name="ce211"/>
          <table:table-cell table:style-name="ce215" office:value-type="string">
            <text:p>CG</text:p>
          </table:table-cell>
        </table:table-row>
        <table:table-row table:style-name="ro2">
          <table:table-cell table:style-name="ce211" office:value-type="string">
            <text:p>DUREEFORM</text:p>
          </table:table-cell>
          <table:table-cell table:style-name="ce211" office:value-type="string">
            <text:p>Durée de la formation</text:p>
          </table:table-cell>
          <table:table-cell table:style-name="ce211" office:value-type="string">
            <text:p>ENTIER</text:p>
          </table:table-cell>
          <table:table-cell table:style-name="ce211" table:number-columns-repeated="2"/>
          <table:table-cell table:style-name="ce215" office:value-type="string">
            <text:p>CG</text:p>
          </table:table-cell>
        </table:table-row>
        <table:table-row table:style-name="ro2">
          <table:table-cell table:style-name="ce211" office:value-type="string">
            <text:p>MONTANTAIDE</text:p>
          </table:table-cell>
          <table:table-cell table:style-name="ce211" office:value-type="string">
            <text:p>Date début de la formation</text:p>
          </table:table-cell>
          <table:table-cell table:style-name="ce211" office:value-type="string">
            <text:p>NUMERIC</text:p>
          </table:table-cell>
          <table:table-cell table:style-name="ce284" office:value-type="float" office:value="10.2">
            <text:p>10,2</text:p>
          </table:table-cell>
          <table:table-cell table:style-name="ce211"/>
          <table:table-cell table:style-name="ce215" office:value-type="string">
            <text:p>CG</text:p>
          </table:table-cell>
        </table:table-row>
        <table:table-row table:style-name="ro2">
          <table:table-cell table:style-name="ce222" office:value-type="string">
            <text:p>COUTFORM</text:p>
          </table:table-cell>
          <table:table-cell table:style-name="ce214" office:value-type="string">
            <text:p>Coût de la formation</text:p>
          </table:table-cell>
          <table:table-cell table:style-name="ce222" office:value-type="string">
            <text:p>NUMERIC</text:p>
          </table:table-cell>
          <table:table-cell table:style-name="ce214" office:value-type="float" office:value="10.2">
            <text:p>10,2</text:p>
          </table:table-cell>
          <table:table-cell table:style-name="ce214"/>
          <table:table-cell table:style-name="ce215" office:value-type="string">
            <text:p>CG</text:p>
          </table:table-cell>
        </table:table-row>
        <table:table-row table:style-name="ro2">
          <table:table-cell table:style-name="ce222" office:value-type="string">
            <text:p>COFINANCEURS</text:p>
          </table:table-cell>
          <table:table-cell table:style-name="ce214" office:value-type="string">
            <text:p>Cofinanceurs</text:p>
          </table:table-cell>
          <table:table-cell table:style-name="ce222" office:value-type="string">
            <text:p>VARCHAR</text:p>
          </table:table-cell>
          <table:table-cell table:style-name="ce222" office:value-type="float" office:value="30">
            <text:p>30</text:p>
          </table:table-cell>
          <table:table-cell table:style-name="ce214"/>
          <table:table-cell table:style-name="ce215" office:value-type="string">
            <text:p>CG</text:p>
          </table:table-cell>
        </table:table-row>
        <table:table-row table:style-name="ro2">
          <table:table-cell table:style-name="ce222" office:value-type="string">
            <text:p>MONTANTAIDE</text:p>
          </table:table-cell>
          <table:table-cell table:style-name="ce214" office:value-type="string">
            <text:p>Montant de l'aide</text:p>
          </table:table-cell>
          <table:table-cell table:style-name="ce222" office:value-type="string">
            <text:p>NUMERIC</text:p>
          </table:table-cell>
          <table:table-cell table:style-name="ce214" office:value-type="float" office:value="10.2">
            <text:p>10,2</text:p>
          </table:table-cell>
          <table:table-cell table:style-name="ce214"/>
          <table:table-cell table:style-name="ce215"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iecespermisb"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iecespermisb</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ermisb_piecespermisb"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ermisb_piecespermisb</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PERMISB_ID</text:p>
          </table:table-cell>
          <table:table-cell table:style-name="ce63" office:value-type="string">
            <text:p>Identifiant de la table «permisb» </text:p>
          </table:table-cell>
          <table:table-cell table:style-name="ce63" office:value-type="string">
            <text:p>ENTIER</text:p>
          </table:table-cell>
          <table:table-cell table:style-name="ce63" table:number-columns-repeated="2"/>
          <table:table-cell table:style-name="ce215" office:value-type="string">
            <text:p>CLE ETRANGERE</text:p>
          </table:table-cell>
        </table:table-row>
        <table:table-row table:style-name="ro2">
          <table:table-cell table:style-name="ce204" office:value-type="string">
            <text:p>PIECEPERMISB_ID</text:p>
          </table:table-cell>
          <table:table-cell table:style-name="ce63" office:value-type="string">
            <text:p>Identifiant de la table «piecespermisb»</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feren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fer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49" office:value-type="string">
            <text:p>STRUCTUREREFERENTE_ID</text:p>
          </table:table-cell>
          <table:table-cell table:style-name="ce149" office:value-type="string">
            <text:p>Identifiant de la table « structuresreferentes »</text:p>
          </table:table-cell>
          <table:table-cell table:style-name="ce149" office:value-type="string">
            <text:p>ENTIER</text:p>
          </table:table-cell>
          <table:table-cell table:style-name="ce149" table:number-columns-repeated="2"/>
          <table:table-cell table:style-name="ce152" office:value-type="string">
            <text:p>CLE ETRANGERE</text:p>
          </table:table-cell>
        </table:table-row>
        <table:table-row table:style-name="ro2">
          <table:table-cell table:style-name="ce66" office:value-type="string">
            <text:p>NOM</text:p>
          </table:table-cell>
          <table:table-cell table:style-name="ce62" office:value-type="string">
            <text:p>Nom</text:p>
          </table:table-cell>
          <table:table-cell table:style-name="ce62" office:value-type="string">
            <text:p>VARCHAR</text:p>
          </table:table-cell>
          <table:table-cell table:style-name="ce62" office:value-type="float" office:value="28">
            <text:p>28</text:p>
          </table:table-cell>
          <table:table-cell table:style-name="ce62"/>
          <table:table-cell table:style-name="ce71" office:value-type="string">
            <text:p>CG</text:p>
          </table:table-cell>
        </table:table-row>
        <table:table-row table:style-name="ro2">
          <table:table-cell table:style-name="ce66" office:value-type="string">
            <text:p>PRENOM</text:p>
          </table:table-cell>
          <table:table-cell table:style-name="ce69" office:value-type="string">
            <text:p>Prénom</text:p>
          </table:table-cell>
          <table:table-cell table:style-name="ce62" office:value-type="string">
            <text:p>VARCHAR</text:p>
          </table:table-cell>
          <table:table-cell table:style-name="ce62" office:value-type="float" office:value="32">
            <text:p>32</text:p>
          </table:table-cell>
          <table:table-cell table:style-name="ce62"/>
          <table:table-cell table:style-name="ce71" office:value-type="string">
            <text:p>CG</text:p>
          </table:table-cell>
        </table:table-row>
        <table:table-row table:style-name="ro2">
          <table:table-cell table:style-name="ce66" office:value-type="string">
            <text:p>NUMERO_POSTE</text:p>
          </table:table-cell>
          <table:table-cell table:style-name="ce69" office:value-type="string">
            <text:p>Numéro de poste</text:p>
          </table:table-cell>
          <table:table-cell table:style-name="ce62" office:value-type="string">
            <text:p>CHAR</text:p>
          </table:table-cell>
          <table:table-cell table:style-name="ce62" office:value-type="float" office:value="4">
            <text:p>4</text:p>
          </table:table-cell>
          <table:table-cell table:style-name="ce62"/>
          <table:table-cell table:style-name="ce71" office:value-type="string">
            <text:p>CG</text:p>
          </table:table-cell>
        </table:table-row>
        <table:table-row table:style-name="ro2">
          <table:table-cell table:style-name="ce66" office:value-type="string">
            <text:p>EMAIL</text:p>
          </table:table-cell>
          <table:table-cell table:style-name="ce69" office:value-type="string">
            <text:p>Email</text:p>
          </table:table-cell>
          <table:table-cell table:style-name="ce62" office:value-type="string">
            <text:p>VARCHAR</text:p>
          </table:table-cell>
          <table:table-cell table:style-name="ce62" office:value-type="float" office:value="78">
            <text:p>78</text:p>
          </table:table-cell>
          <table:table-cell table:style-name="ce62"/>
          <table:table-cell table:style-name="ce71" office:value-type="string">
            <text:p>CG</text:p>
          </table:table-cell>
        </table:table-row>
        <table:table-row table:style-name="ro2">
          <table:table-cell table:style-name="ce65" office:value-type="string">
            <text:p>QUAL</text:p>
          </table:table-cell>
          <table:table-cell table:style-name="ce204" office:value-type="string">
            <text:p>Qualité</text:p>
          </table:table-cell>
          <table:table-cell table:style-name="ce63" office:value-type="string">
            <text:p>VARCHAR</text:p>
          </table:table-cell>
          <table:table-cell table:style-name="ce63" office:value-type="float" office:value="3">
            <text:p>3</text:p>
          </table:table-cell>
          <table:table-cell table:style-name="ce63"/>
          <table:table-cell table:style-name="ce72" office:value-type="string">
            <text:p>CG</text:p>
          </table:table-cell>
        </table:table-row>
        <table:table-row table:style-name="ro2">
          <table:table-cell table:style-name="ce65" office:value-type="string">
            <text:p>FONCTION</text:p>
          </table:table-cell>
          <table:table-cell table:style-name="ce204" office:value-type="string">
            <text:p>Fonction</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personnes_referen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ersonnes_refer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49" office:value-type="string">
            <text:p>PERSONNE_ID</text:p>
          </table:table-cell>
          <table:table-cell table:style-name="ce149" office:value-type="string">
            <text:p>Identifiant de la table «personnes»</text:p>
          </table:table-cell>
          <table:table-cell table:style-name="ce149" office:value-type="string">
            <text:p>ENTIER</text:p>
          </table:table-cell>
          <table:table-cell table:style-name="ce149" table:number-columns-repeated="2"/>
          <table:table-cell table:style-name="ce152" office:value-type="string">
            <text:p>CLE ETRANGERE</text:p>
          </table:table-cell>
        </table:table-row>
        <table:table-row table:style-name="ro2">
          <table:table-cell table:style-name="ce66" office:value-type="string">
            <text:p>REFERENT_ID</text:p>
          </table:table-cell>
          <table:table-cell table:style-name="ce62" office:value-type="string">
            <text:p>Identifiant de la table “referents”</text:p>
          </table:table-cell>
          <table:table-cell table:style-name="ce62" office:value-type="string">
            <text:p>ENTIER</text:p>
          </table:table-cell>
          <table:table-cell table:style-name="ce62" table:number-columns-repeated="2"/>
          <table:table-cell table:style-name="ce152" office:value-type="string">
            <text:p>CLE ETRANGERE</text:p>
          </table:table-cell>
        </table:table-row>
        <table:table-row table:style-name="ro2">
          <table:table-cell table:style-name="ce66" office:value-type="string">
            <text:p>DDDESIGNATION</text:p>
          </table:table-cell>
          <table:table-cell table:style-name="ce69" office:value-type="string">
            <text:p>Date de début de désignation</text:p>
          </table:table-cell>
          <table:table-cell table:style-name="ce62" office:value-type="string">
            <text:p>DATE</text:p>
          </table:table-cell>
          <table:table-cell table:style-name="ce62" office:value-type="float" office:value="10">
            <text:p>10</text:p>
          </table:table-cell>
          <table:table-cell table:style-name="ce62"/>
          <table:table-cell table:style-name="ce71" office:value-type="string">
            <text:p>CG</text:p>
          </table:table-cell>
        </table:table-row>
        <table:table-row table:style-name="ro2">
          <table:table-cell table:style-name="ce66" office:value-type="string">
            <text:p>DFDESIGNATION</text:p>
          </table:table-cell>
          <table:table-cell table:style-name="ce69" office:value-type="string">
            <text:p>Date de fin de désignation</text:p>
          </table:table-cell>
          <table:table-cell table:style-name="ce62" office:value-type="string">
            <text:p>DATE</text:p>
          </table:table-cell>
          <table:table-cell table:style-name="ce62" office:value-type="float" office:value="10">
            <text:p>10</text:p>
          </table:table-cell>
          <table:table-cell table:style-name="ce62"/>
          <table:table-cell table:style-name="ce71" office:value-type="string">
            <text:p>CG</text:p>
          </table:table-cell>
        </table:table-row>
        <table:table-row table:style-name="ro2">
          <table:table-cell table:style-name="ce66" office:value-type="string">
            <text:p>STRUCTUREREFERENTE_ID</text:p>
          </table:table-cell>
          <table:table-cell table:style-name="ce149" office:value-type="string">
            <text:p>Identifiant de la table « structuresreferentes »</text:p>
          </table:table-cell>
          <table:table-cell table:style-name="ce62" office:value-type="string">
            <text:p>ENTIER</text:p>
          </table:table-cell>
          <table:table-cell table:style-name="ce62" table:number-columns-repeated="2"/>
          <table:table-cell table:style-name="ce152" office:value-type="string">
            <text:p>CLE ETRANGERE</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piece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iece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PROPOPDO_ID</text:p>
          </table:table-cell>
          <table:table-cell table:style-name="ce267" office:value-type="string">
            <text:p>Identifiant de la table « propospdos »</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67" office:value-type="string">
            <text:p>LIBELLE</text:p>
          </table:table-cell>
          <table:table-cell table:style-name="ce267" office:value-type="string">
            <text:p>Libellé </text:p>
          </table:table-cell>
          <table:table-cell table:style-name="ce267" office:value-type="string">
            <text:p>TEXT</text:p>
          </table:table-cell>
          <table:table-cell table:style-name="ce267" table:number-columns-repeated="2"/>
          <table:table-cell table:style-name="ce267" office:value-type="string">
            <text:p>CG</text:p>
          </table:table-cell>
        </table:table-row>
        <table:table-row table:style-name="ro2">
          <table:table-cell table:style-name="ce279" office:value-type="string">
            <text:p>DATEAJOUT</text:p>
          </table:table-cell>
          <table:table-cell table:style-name="ce279" office:value-type="string">
            <text:p>Date d'ajout de la pièce</text:p>
          </table:table-cell>
          <table:table-cell table:style-name="ce279" office:value-type="string">
            <text:p>DATE</text:p>
          </table:table-cell>
          <table:table-cell table:style-name="ce279" office:value-type="float" office:value="10">
            <text:p>10</text:p>
          </table:table-cell>
          <table:table-cell table:style-name="ce279"/>
          <table:table-cell table:style-name="ce279"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recosreorien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recosreori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85" office:value-type="string">
            <text:p>ID</text:p>
          </table:table-cell>
          <table:table-cell table:style-name="ce267" office:value-type="string">
            <text:p>Identifiant</text:p>
          </table:table-cell>
          <table:table-cell table:style-name="ce285" office:value-type="string">
            <text:p>ENTIER</text:p>
          </table:table-cell>
          <table:table-cell table:style-name="ce267" table:number-columns-repeated="2"/>
          <table:table-cell table:style-name="ce285" office:value-type="string">
            <text:p>CLE PRIMAIRE</text:p>
          </table:table-cell>
        </table:table-row>
        <table:table-row table:style-name="ro2">
          <table:table-cell table:style-name="ce285" office:value-type="string">
            <text:p>DEMANDEREORIENT_ID</text:p>
          </table:table-cell>
          <table:table-cell table:style-name="ce267" office:value-type="string">
            <text:p>Identifiant de la table « demandesreorient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12">
          <table:table-cell table:style-name="ce285" office:value-type="string">
            <text:p>ROLEREORIENT</text:p>
          </table:table-cell>
          <table:table-cell table:style-name="ce267" office:value-type="string">
            <text:p>Préconisation réalisée par ?</text:p>
          </table:table-cell>
          <table:table-cell table:style-name="ce285" office:value-type="string">
            <text:p>VARCHAR</text:p>
          </table:table-cell>
          <table:table-cell table:style-name="ce267"/>
          <table:table-cell table:style-name="ce285" office:value-type="string">
            <text:p>referent : le référent,</text:p>
            <text:p>equipe : l'Equipe Pluridisciplinaire,</text:p>
            <text:p>conseil : le Conseil Général</text:p>
          </table:table-cell>
          <table:table-cell table:style-name="ce267" office:value-type="string">
            <text:p>CG</text:p>
          </table:table-cell>
        </table:table-row>
        <table:table-row table:style-name="ro2">
          <table:table-cell table:style-name="ce285" office:value-type="string">
            <text:p>TYPEORIENT_ID</text:p>
          </table:table-cell>
          <table:table-cell table:style-name="ce267" office:value-type="string">
            <text:p>Identifiant de la table «typesorient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STRUCTUREREFERENTE_ID</text:p>
          </table:table-cell>
          <table:table-cell table:style-name="ce267" office:value-type="string">
            <text:p>Identifiant de la table «structuresreferente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REFERENT_ID</text:p>
          </table:table-cell>
          <table:table-cell table:style-name="ce267" office:value-type="string">
            <text:p>Identifiant de la table «referent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11">
          <table:table-cell table:style-name="ce285" office:value-type="string">
            <text:p>ACCORD</text:p>
          </table:table-cell>
          <table:table-cell table:style-name="ce267" office:value-type="string">
            <text:p>La concertation locale a-t-elle validé la proposition du service référent initial ?</text:p>
          </table:table-cell>
          <table:table-cell table:style-name="ce285" office:value-type="string">
            <text:p>BOOLEAN</text:p>
          </table:table-cell>
          <table:table-cell table:style-name="ce267" office:value-type="float" office:value="1">
            <text:p>1</text:p>
          </table:table-cell>
          <table:table-cell table:style-name="ce285" office:value-type="string">
            <text:p>0 : Non,</text:p>
            <text:p>1 : Oui</text:p>
          </table:table-cell>
          <table:table-cell table:style-name="ce267" office:value-type="string">
            <text:p>CG</text:p>
          </table:table-cell>
        </table:table-row>
        <table:table-row table:style-name="ro2">
          <table:table-cell table:style-name="ce285" office:value-type="string">
            <text:p>COMMENTAIRE</text:p>
          </table:table-cell>
          <table:table-cell table:style-name="ce267" office:value-type="string">
            <text:p>Commentaire</text:p>
          </table:table-cell>
          <table:table-cell table:style-name="ce285" office:value-type="string">
            <text:p>TEXT</text:p>
          </table:table-cell>
          <table:table-cell table:style-name="ce267" table:number-columns-repeated="2"/>
          <table:table-cell table:style-name="ce267" office:value-type="string">
            <text:p>CG</text:p>
          </table:table-cell>
        </table:table-row>
        <table:table-row table:style-name="ro11">
          <table:table-cell table:style-name="ce285" office:value-type="string">
            <text:p>CREATED</text:p>
          </table:table-cell>
          <table:table-cell table:style-name="ce267" office:value-type="string">
            <text:p>Date de création</text:p>
          </table:table-cell>
          <table:table-cell table:style-name="ce285" office:value-type="string">
            <text:p>TIMESTAMP WITHOUT TIME ZONE</text:p>
          </table:table-cell>
          <table:table-cell table:style-name="ce267" table:number-columns-repeated="2"/>
          <table:table-cell table:style-name="ce267" office:value-type="string">
            <text:p>CG</text:p>
          </table:table-cell>
        </table:table-row>
        <table:table-row table:style-name="ro2">
          <table:table-cell table:style-name="ce285" office:value-type="string">
            <text:p>DTCONCERTATION</text:p>
          </table:table-cell>
          <table:table-cell table:style-name="ce267" office:value-type="string">
            <text:p>Date de la concertation</text:p>
          </table:table-cell>
          <table:table-cell table:style-name="ce285" office:value-type="string">
            <text:p>DATE</text:p>
          </table:table-cell>
          <table:table-cell table:style-name="ce267" office:value-type="float" office:value="10">
            <text:p>10</text:p>
          </table:table-cell>
          <table:table-cell table:style-name="ce267"/>
          <table:table-cell table:style-name="ce227"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restsform"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restsform</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85" office:value-type="string">
            <text:p>ID</text:p>
          </table:table-cell>
          <table:table-cell table:style-name="ce267" office:value-type="string">
            <text:p>Identifiant</text:p>
          </table:table-cell>
          <table:table-cell table:style-name="ce285" office:value-type="string">
            <text:p>ENTIER</text:p>
          </table:table-cell>
          <table:table-cell table:style-name="ce267" table:number-columns-repeated="2"/>
          <table:table-cell table:style-name="ce285" office:value-type="string">
            <text:p>CLE PRIMAIRE</text:p>
          </table:table-cell>
        </table:table-row>
        <table:table-row table:style-name="ro2">
          <table:table-cell table:style-name="ce285" office:value-type="string">
            <text:p>ACTIONINSERTION_ID</text:p>
          </table:table-cell>
          <table:table-cell table:style-name="ce267" office:value-type="string">
            <text:p>Identifiant de la table «actionsinsertion»</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REFPRESTA_ID</text:p>
          </table:table-cell>
          <table:table-cell table:style-name="ce267" office:value-type="string">
            <text:p>Identifiant de la table « referentspresta »</text:p>
          </table:table-cell>
          <table:table-cell table:style-name="ce285" office:value-type="string">
            <text:p>ENTIER</text:p>
          </table:table-cell>
          <table:table-cell table:style-name="ce267"/>
          <table:table-cell table:style-name="ce285"/>
          <table:table-cell table:style-name="ce267" office:value-type="string">
            <text:p>CLE ETRANGERE</text:p>
          </table:table-cell>
        </table:table-row>
        <table:table-row table:style-name="ro2">
          <table:table-cell table:style-name="ce285" office:value-type="string">
            <text:p>LIB_PRESTA</text:p>
          </table:table-cell>
          <table:table-cell table:style-name="ce267" office:value-type="string">
            <text:p>Libellé de la prestation</text:p>
          </table:table-cell>
          <table:table-cell table:style-name="ce285" office:value-type="string">
            <text:p>VARCHAR</text:p>
          </table:table-cell>
          <table:table-cell table:style-name="ce267" office:value-type="float" office:value="32">
            <text:p>32</text:p>
          </table:table-cell>
          <table:table-cell table:style-name="ce267"/>
          <table:table-cell table:style-name="ce285" office:value-type="string">
            <text:p>CG</text:p>
          </table:table-cell>
        </table:table-row>
        <table:table-row table:style-name="ro2">
          <table:table-cell table:style-name="ce285" office:value-type="string">
            <text:p>DATE_PRESTA</text:p>
          </table:table-cell>
          <table:table-cell table:style-name="ce267" office:value-type="string">
            <text:p>Dae de la prestation</text:p>
          </table:table-cell>
          <table:table-cell table:style-name="ce285" office:value-type="string">
            <text:p>DATE</text:p>
          </table:table-cell>
          <table:table-cell table:style-name="ce267" office:value-type="float" office:value="10">
            <text:p>10</text:p>
          </table:table-cell>
          <table:table-cell table:style-name="ce267"/>
          <table:table-cell table:style-name="ce285"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refspresta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refspresta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1" office:value-type="string">
            <text:p>NOMREFPRESTA</text:p>
          </table:table-cell>
          <table:table-cell table:style-name="ce210" office:value-type="string">
            <text:p>Nom du référent de la prestation</text:p>
          </table:table-cell>
          <table:table-cell table:style-name="ce211" office:value-type="string">
            <text:p>VARCHAR</text:p>
          </table:table-cell>
          <table:table-cell table:style-name="ce211" office:value-type="float" office:value="28">
            <text:p>28</text:p>
          </table:table-cell>
          <table:table-cell table:style-name="ce211"/>
          <table:table-cell table:style-name="ce215" office:value-type="string">
            <text:p>CG</text:p>
          </table:table-cell>
        </table:table-row>
        <table:table-row table:style-name="ro2">
          <table:table-cell table:style-name="ce212" office:value-type="string">
            <text:p>PRENOMREFPRESTA</text:p>
          </table:table-cell>
          <table:table-cell table:style-name="ce211" office:value-type="string">
            <text:p>Prénom du référent de la prestation</text:p>
          </table:table-cell>
          <table:table-cell table:style-name="ce211" office:value-type="string">
            <text:p>VARCHAR</text:p>
          </table:table-cell>
          <table:table-cell table:style-name="ce211" office:value-type="float" office:value="32">
            <text:p>32</text:p>
          </table:table-cell>
          <table:table-cell table:style-name="ce211"/>
          <table:table-cell table:style-name="ce215" office:value-type="string">
            <text:p>CG</text:p>
          </table:table-cell>
        </table:table-row>
        <table:table-row table:style-name="ro2">
          <table:table-cell table:style-name="ce212" office:value-type="string">
            <text:p>EMAILREFPRESTA</text:p>
          </table:table-cell>
          <table:table-cell table:style-name="ce213" office:value-type="string">
            <text:p>Email du référent de la prestation</text:p>
          </table:table-cell>
          <table:table-cell table:style-name="ce211" office:value-type="string">
            <text:p>VARCHAR</text:p>
          </table:table-cell>
          <table:table-cell table:style-name="ce211" office:value-type="float" office:value="78">
            <text:p>78</text:p>
          </table:table-cell>
          <table:table-cell table:style-name="ce211"/>
          <table:table-cell table:style-name="ce215" office:value-type="string">
            <text:p>CG</text:p>
          </table:table-cell>
        </table:table-row>
        <table:table-row table:style-name="ro2">
          <table:table-cell table:style-name="ce212" office:value-type="string">
            <text:p>NUMERO_POSTEREFPRESTA</text:p>
          </table:table-cell>
          <table:table-cell table:style-name="ce211" office:value-type="string">
            <text:p>Numéro de poste du référent de la prestation</text:p>
          </table:table-cell>
          <table:table-cell table:style-name="ce211" office:value-type="string">
            <text:p>VARCHAR</text:p>
          </table:table-cell>
          <table:table-cell table:style-name="ce211" office:value-type="float" office:value="4">
            <text:p>4</text:p>
          </table:table-cell>
          <table:table-cell table:style-name="ce211"/>
          <table:table-cell table:style-name="ce215"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ropo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propospdo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2" office:value-type="string">
            <text:p>ID</text:p>
          </table:table-cell>
          <table:table-cell table:style-name="ce214" office:value-type="string">
            <text:p>Identifiant</text:p>
          </table:table-cell>
          <table:table-cell table:style-name="ce222" office:value-type="string">
            <text:p>ENTIER</text:p>
          </table:table-cell>
          <table:table-cell table:style-name="ce214" table:number-columns-repeated="2"/>
          <table:table-cell table:style-name="ce222" office:value-type="string">
            <text:p>CLE PRIMAIRE</text:p>
          </table:table-cell>
          <table:table-cell table:number-columns-repeated="1018"/>
        </table:table-row>
        <table:table-row table:style-name="ro12">
          <table:table-cell table:style-name="ce240" office:value-type="string">
            <text:p>MOTIFPDO</text:p>
          </table:table-cell>
          <table:table-cell table:style-name="ce127" office:value-type="string">
            <text:p>Motif de la PDO</text:p>
          </table:table-cell>
          <table:table-cell table:style-name="ce240" office:value-type="string">
            <text:p>CHAR</text:p>
          </table:table-cell>
          <table:table-cell table:style-name="ce240" office:value-type="float" office:value="1">
            <text:p>1</text:p>
          </table:table-cell>
          <table:table-cell table:style-name="ce127" office:value-type="string">
            <text:p><text:span text:style-name="T51">E : « En attente de justificatif' »</text:span></text:p>
            <text:p><text:span text:style-name="T51">A : « Admissible »</text:span></text:p>
            <text:p><text:span text:style-name="T51">N : « Non admissible »</text:span></text:p>
          </table:table-cell>
          <table:table-cell table:style-name="ce127" office:value-type="string">
            <text:p>CG</text:p>
          </table:table-cell>
          <table:table-cell table:style-name="ce104" table:number-columns-repeated="1018"/>
        </table:table-row>
        <table:table-row table:style-name="ro2">
          <table:table-cell table:style-name="ce222" office:value-type="string">
            <text:p>TYPEPDO_ID</text:p>
          </table:table-cell>
          <table:table-cell table:style-name="ce214" office:value-type="string">
            <text:p>Identifiant de la table “typespdo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TYPENOTIFPDO_ID</text:p>
          </table:table-cell>
          <table:table-cell table:style-name="ce214" office:value-type="string">
            <text:p>Identifiant de la table “typesnotifspdo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DATERECEPTIONPDO</text:p>
          </table:table-cell>
          <table:table-cell table:style-name="ce214" office:value-type="string">
            <text:p>Date de réception de la PDO</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ORIGINEPDO_ID</text:p>
          </table:table-cell>
          <table:table-cell table:style-name="ce214" office:value-type="string">
            <text:p>Identifiant de la table “originespdo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11">
          <table:table-cell table:style-name="ce222" office:value-type="string">
            <text:p>CHOIXPDO</text:p>
          </table:table-cell>
          <table:table-cell table:style-name="ce214" office:value-type="string">
            <text:p>Choix de la PDO</text:p>
          </table:table-cell>
          <table:table-cell table:style-name="ce222" office:value-type="string">
            <text:p>VARCHAR</text:p>
          </table:table-cell>
          <table:table-cell table:style-name="ce214"/>
          <table:table-cell table:style-name="ce222" office:value-type="string">
            <text:p>PDO : PDO,</text:p>
            <text:p>JUS : Justificatif</text:p>
          </table:table-cell>
          <table:table-cell table:style-name="ce214" office:value-type="string">
            <text:p>CG</text:p>
          </table:table-cell>
          <table:table-cell table:number-columns-repeated="1018"/>
        </table:table-row>
        <table:table-row table:style-name="ro2">
          <table:table-cell table:style-name="ce222" office:value-type="string">
            <text:p>DATEENVOIOP</text:p>
          </table:table-cell>
          <table:table-cell table:style-name="ce214" office:value-type="string">
            <text:p>Date d'envoi à l'organisme payeur</text:p>
          </table:table-cell>
          <table:table-cell table:style-name="ce222" office:value-type="string">
            <text:p>DATE</text:p>
          </table:table-cell>
          <table:table-cell table:style-name="ce214" table:number-columns-repeated="2"/>
          <table:table-cell table:style-name="ce214" office:value-type="string">
            <text:p>CG</text:p>
          </table:table-cell>
          <table:table-cell table:number-columns-repeated="1018"/>
        </table:table-row>
        <table:table-row table:style-name="ro2">
          <table:table-cell table:style-name="ce222" office:value-type="string">
            <text:p>DATEREVISION</text:p>
          </table:table-cell>
          <table:table-cell table:style-name="ce214" office:value-type="string">
            <text:p>Date de la révision</text:p>
          </table:table-cell>
          <table:table-cell table:style-name="ce222" office:value-type="string">
            <text:p>DATE</text:p>
          </table:table-cell>
          <table:table-cell table:style-name="ce214" table:number-columns-repeated="2"/>
          <table:table-cell table:style-name="ce214" office:value-type="string">
            <text:p>CG</text:p>
          </table:table-cell>
          <table:table-cell table:number-columns-repeated="1018"/>
        </table:table-row>
        <table:table-row table:style-name="ro2">
          <table:table-cell table:style-name="ce222" office:value-type="string">
            <text:p>DATEECHEANCE</text:p>
          </table:table-cell>
          <table:table-cell table:style-name="ce214" office:value-type="string">
            <text:p>Date d'échéance</text:p>
          </table:table-cell>
          <table:table-cell table:style-name="ce222" office:value-type="string">
            <text:p>DATE</text:p>
          </table:table-cell>
          <table:table-cell table:style-name="ce214" table:number-columns-repeated="2"/>
          <table:table-cell table:style-name="ce214" office:value-type="string">
            <text:p>CG</text:p>
          </table:table-cell>
          <table:table-cell table:number-columns-repeated="1018"/>
        </table:table-row>
        <table:table-row table:style-name="ro11">
          <table:table-cell table:style-name="ce222" office:value-type="string">
            <text:p>DECISION</text:p>
          </table:table-cell>
          <table:table-cell table:style-name="ce214" office:value-type="string">
            <text:p>Décision</text:p>
          </table:table-cell>
          <table:table-cell table:style-name="ce222" office:value-type="string">
            <text:p>BOOLEAN</text:p>
          </table:table-cell>
          <table:table-cell table:style-name="ce214"/>
          <table:table-cell table:style-name="ce222" office:value-type="string">
            <text:p>0 : Non,</text:p>
            <text:p>1 : Oui</text:p>
          </table:table-cell>
          <table:table-cell table:style-name="ce214" office:value-type="string">
            <text:p>CG</text:p>
          </table:table-cell>
          <table:table-cell table:number-columns-repeated="1018"/>
        </table:table-row>
        <table:table-row table:style-name="ro11">
          <table:table-cell table:style-name="ce222" office:value-type="string">
            <text:p>SUIVI</text:p>
          </table:table-cell>
          <table:table-cell table:style-name="ce214" office:value-type="string">
            <text:p>Type de suivi</text:p>
          </table:table-cell>
          <table:table-cell table:style-name="ce222" office:value-type="string">
            <text:p>BOOLEAN</text:p>
          </table:table-cell>
          <table:table-cell table:style-name="ce214"/>
          <table:table-cell table:style-name="ce222" office:value-type="string">
            <text:p>0 : Non,</text:p>
            <text:p>1 : Oui</text:p>
          </table:table-cell>
          <table:table-cell table:style-name="ce214" office:value-type="string">
            <text:p>CG</text:p>
          </table:table-cell>
          <table:table-cell table:number-columns-repeated="1018"/>
        </table:table-row>
        <table:table-row table:style-name="ro11">
          <table:table-cell table:style-name="ce222" office:value-type="string">
            <text:p>AUTRES</text:p>
          </table:table-cell>
          <table:table-cell table:style-name="ce214" office:value-type="string">
            <text:p>Autres</text:p>
          </table:table-cell>
          <table:table-cell table:style-name="ce222" office:value-type="string">
            <text:p>BOOLEAN</text:p>
          </table:table-cell>
          <table:table-cell table:style-name="ce214"/>
          <table:table-cell table:style-name="ce222" office:value-type="string">
            <text:p>0 : Non,</text:p>
            <text:p>1 : Oui</text:p>
          </table:table-cell>
          <table:table-cell table:style-name="ce214" office:value-type="string">
            <text:p>CG</text:p>
          </table:table-cell>
          <table:table-cell table:number-columns-repeated="1018"/>
        </table:table-row>
        <table:table-row table:style-name="ro2">
          <table:table-cell table:style-name="ce222" office:value-type="string">
            <text:p>REFERENT_ID</text:p>
          </table:table-cell>
          <table:table-cell table:style-name="ce214" office:value-type="string">
            <text:p>Identifiant de la table “referent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11">
          <table:table-cell table:style-name="ce222" office:value-type="string">
            <text:p>NONADMIS</text:p>
          </table:table-cell>
          <table:table-cell table:style-name="ce214" office:value-type="string">
            <text:p>Raison de la non admission</text:p>
          </table:table-cell>
          <table:table-cell table:style-name="ce222" office:value-type="string">
            <text:p>VARCHAR</text:p>
          </table:table-cell>
          <table:table-cell table:style-name="ce214"/>
          <table:table-cell table:style-name="ce222" office:value-type="string">
            <text:p>CAN : ,Conditions d'admission non remplies</text:p>
            <text:p>RSP : Ressources &gt; au plafond</text:p>
          </table:table-cell>
          <table:table-cell table:style-name="ce214" office:value-type="string">
            <text:p>CG</text:p>
          </table:table-cell>
          <table:table-cell table:number-columns-repeated="1018"/>
        </table:table-row>
        <table:table-row table:style-name="ro2">
          <table:table-cell table:style-name="ce222" office:value-type="string">
            <text:p>CATEGORIEGENERAL</text:p>
          </table:table-cell>
          <table:table-cell table:style-name="ce214" office:value-type="string">
            <text:p>Catégorie de métiers générale</text:p>
          </table:table-cell>
          <table:table-cell table:style-name="ce222" office:value-type="string">
            <text:p>VARCHAR</text:p>
          </table:table-cell>
          <table:table-cell table:style-name="ce222"/>
          <table:table-cell table:style-name="ce214"/>
          <table:table-cell table:style-name="ce214" office:value-type="string">
            <text:p>CG</text:p>
          </table:table-cell>
          <table:table-cell table:number-columns-repeated="1018"/>
        </table:table-row>
        <table:table-row table:style-name="ro2">
          <table:table-cell table:style-name="ce222" office:value-type="string">
            <text:p>CATEGORIEDETAIL</text:p>
          </table:table-cell>
          <table:table-cell table:style-name="ce214" office:value-type="string">
            <text:p>Catégorie de métiers en détails</text:p>
          </table:table-cell>
          <table:table-cell table:style-name="ce222" office:value-type="string">
            <text:p>VARCHAR</text:p>
          </table:table-cell>
          <table:table-cell table:style-name="ce222"/>
          <table:table-cell table:style-name="ce214"/>
          <table:table-cell table:style-name="ce214" office:value-type="string">
            <text:p>CG</text:p>
          </table:table-cell>
          <table:table-cell table:number-columns-repeated="1018"/>
        </table:table-row>
        <table:table-row table:style-name="ro2">
          <table:table-cell table:style-name="ce222" office:value-type="string">
            <text:p>PERSONNE_ID</text:p>
          </table:table-cell>
          <table:table-cell table:style-name="ce214" office:value-type="string">
            <text:p>Identifiant de la table “personn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USER_ID</text:p>
          </table:table-cell>
          <table:table-cell table:style-name="ce214" office:value-type="string">
            <text:p>Identifiant de la tbale “user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2">
          <table:table-cell table:style-name="ce222" office:value-type="string">
            <text:p>STRUCTUREREFERENTE_ID</text:p>
          </table:table-cell>
          <table:table-cell table:style-name="ce214" office:value-type="string">
            <text:p>Identifiant de la table “structuresreferente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11">
          <table:table-cell table:style-name="ce222" office:value-type="string">
            <text:p>ISCOMPLET</text:p>
          </table:table-cell>
          <table:table-cell table:style-name="ce214" office:value-type="string">
            <text:p>Le dossier est-il complet ?</text:p>
          </table:table-cell>
          <table:table-cell table:style-name="ce222" office:value-type="string">
            <text:p>VARCHAR</text:p>
          </table:table-cell>
          <table:table-cell table:style-name="ce214"/>
          <table:table-cell table:style-name="ce222" office:value-type="string">
            <text:p>COM : Complet,</text:p>
            <text:p>INC : Incomplet</text:p>
          </table:table-cell>
          <table:table-cell table:style-name="ce214" office:value-type="string">
            <text:p>CG</text:p>
          </table:table-cell>
          <table:table-cell table:number-columns-repeated="1018"/>
        </table:table-row>
        <table:table-row table:style-name="ro11">
          <table:table-cell table:style-name="ce222" office:value-type="string">
            <text:p>ISDECISIONOP</text:p>
          </table:table-cell>
          <table:table-cell table:style-name="ce214" office:value-type="string">
            <text:p>L'organisme payeur a-t-il émis sa décision ?</text:p>
          </table:table-cell>
          <table:table-cell table:style-name="ce222" office:value-type="string">
            <text:p>BOOLEAN</text:p>
          </table:table-cell>
          <table:table-cell table:style-name="ce214" office:value-type="float" office:value="1">
            <text:p>1</text:p>
          </table:table-cell>
          <table:table-cell table:style-name="ce222" office:value-type="string">
            <text:p>0 : Non,</text:p>
            <text:p>1 : Oui</text:p>
          </table:table-cell>
          <table:table-cell table:style-name="ce214" office:value-type="string">
            <text:p>CG</text:p>
          </table:table-cell>
          <table:table-cell table:number-columns-repeated="1018"/>
        </table:table-row>
        <table:table-row table:style-name="ro12">
          <table:table-cell table:style-name="ce222" office:value-type="string">
            <text:p>DECISIONOP</text:p>
          </table:table-cell>
          <table:table-cell table:style-name="ce214" office:value-type="string">
            <text:p>Décision de l'organisme payeur</text:p>
          </table:table-cell>
          <table:table-cell table:style-name="ce222" office:value-type="string">
            <text:p>VARCHAR</text:p>
          </table:table-cell>
          <table:table-cell table:style-name="ce214" office:value-type="float" office:value="3">
            <text:p>3</text:p>
          </table:table-cell>
          <table:table-cell table:style-name="ce222" office:value-type="string">
            <text:p>REF : Refus,</text:p>
            <text:p>ACC : Accord,</text:p>
            <text:p>AJ : Ajournement</text:p>
          </table:table-cell>
          <table:table-cell table:style-name="ce214" office:value-type="string">
            <text:p>CG</text:p>
          </table:table-cell>
          <table:table-cell table:number-columns-repeated="1018"/>
        </table:table-row>
        <table:table-row table:style-name="ro2">
          <table:table-cell table:style-name="ce222" office:value-type="string">
            <text:p>DATEDECISIONOP</text:p>
          </table:table-cell>
          <table:table-cell table:style-name="ce214" office:value-type="string">
            <text:p>Date de la décision de l'organisme payeur</text:p>
          </table:table-cell>
          <table:table-cell table:style-name="ce222" office:value-type="string">
            <text:p>DATE</text:p>
          </table:table-cell>
          <table:table-cell table:style-name="ce214" office:value-type="float" office:value="10">
            <text:p>10</text:p>
          </table:table-cell>
          <table:table-cell table:style-name="ce214"/>
          <table:table-cell table:style-name="ce214" office:value-type="string">
            <text:p>CG</text:p>
          </table:table-cell>
          <table:table-cell table:number-columns-repeated="1018"/>
        </table:table-row>
        <table:table-row table:style-name="ro2">
          <table:table-cell table:style-name="ce222" office:value-type="string">
            <text:p>OBSERVATIONOOP</text:p>
          </table:table-cell>
          <table:table-cell table:style-name="ce214" office:value-type="string">
            <text:p>Observation de l'organisme payeur</text:p>
          </table:table-cell>
          <table:table-cell table:style-name="ce222" office:value-type="string">
            <text:p>TEXT</text:p>
          </table:table-cell>
          <table:table-cell table:style-name="ce214" table:number-columns-repeated="2"/>
          <table:table-cell table:style-name="ce214" office:value-type="string">
            <text:p>CG</text:p>
          </table:table-cell>
          <table:table-cell table:number-columns-repeated="1018"/>
        </table:table-row>
        <table:table-row table:style-name="ro2">
          <table:table-cell table:style-name="ce222" office:value-type="string">
            <text:p>SERVICEINSTRUCTEUR_ID</text:p>
          </table:table-cell>
          <table:table-cell table:style-name="ce214" office:value-type="string">
            <text:p>Identifiant de la table “servicesinstructeurs”</text:p>
          </table:table-cell>
          <table:table-cell table:style-name="ce222" office:value-type="string">
            <text:p>ENTIER</text:p>
          </table:table-cell>
          <table:table-cell table:style-name="ce214" table:number-columns-repeated="2"/>
          <table:table-cell table:style-name="ce222" office:value-type="string">
            <text:p>CLE ETRANGERE</text:p>
          </table:table-cell>
          <table:table-cell table:number-columns-repeated="1018"/>
        </table:table-row>
        <table:table-row table:style-name="ro11">
          <table:table-cell table:style-name="ce222" office:value-type="string">
            <text:p>CREATED</text:p>
          </table:table-cell>
          <table:table-cell table:style-name="ce214" office:value-type="string">
            <text:p>Date de la création</text:p>
          </table:table-cell>
          <table:table-cell table:style-name="ce222" office:value-type="string">
            <text:p>TIMESTAMP WITHOUT TIME ZONE</text:p>
          </table:table-cell>
          <table:table-cell table:style-name="ce214" table:number-columns-repeated="2"/>
          <table:table-cell table:style-name="ce214" office:value-type="string">
            <text:p>CG</text:p>
          </table:table-cell>
          <table:table-cell table:number-columns-repeated="1018"/>
        </table:table-row>
        <table:table-row table:style-name="ro11">
          <table:table-cell table:style-name="ce222" office:value-type="string">
            <text:p>MODIFIED</text:p>
          </table:table-cell>
          <table:table-cell table:style-name="ce214" office:value-type="string">
            <text:p>Date de la dernière modification</text:p>
          </table:table-cell>
          <table:table-cell table:style-name="ce222" office:value-type="string">
            <text:p>TIMESTAMP WITHOUT TIME ZONE</text:p>
          </table:table-cell>
          <table:table-cell table:style-name="ce214" table:number-columns-repeated="2"/>
          <table:table-cell table:style-name="ce214" office:value-type="string">
            <text:p>CG</text:p>
          </table:table-cell>
          <table:table-cell table:number-columns-repeated="1018"/>
        </table:table-row>
        <table:table-row table:style-name="ro29">
          <table:table-cell table:style-name="ce240" office:value-type="string">
            <text:p>ETATDOSSIERPDO</text:p>
          </table:table-cell>
          <table:table-cell table:style-name="ce127" office:value-type="string">
            <text:p>Etat du dossier PDO</text:p>
          </table:table-cell>
          <table:table-cell table:style-name="ce240" office:value-type="string">
            <text:p>VARCHAR</text:p>
          </table:table-cell>
          <table:table-cell table:style-name="ce127"/>
          <table:table-cell table:style-name="ce286" office:value-type="string">
            <text:p><text:span text:style-name="T52">attaffect </text:span><text:span text:style-name="T53">: En attente d'affectation,</text:span></text:p>
            <text:p><text:span text:style-name="T52">attinstr </text:span><text:span text:style-name="T53">: <text:s/>En attente d'instruction,</text:span></text:p>
            <text:p><text:span text:style-name="T52">instrencours </text:span><text:span text:style-name="T53">: <text:s/>Instruction en cours,</text:span></text:p>
            <text:p><text:span text:style-name="T52">attval </text:span><text:span text:style-name="T53">: En attente de validation,</text:span></text:p>
            <text:p><text:span text:style-name="T52">decisionval </text:span><text:span text:style-name="T53">: Décision validée,</text:span></text:p>
            <text:p><text:span text:style-name="T52">dossiertraite </text:span><text:span text:style-name="T53">: Dossier traité,</text:span></text:p>
            <text:p><text:span text:style-name="T52">attpj </text:span><text:span text:style-name="T53">: En attente de pièce jointe </text:span><text:span text:style-name="T53"><text:tab/></text:span></text:p>
          </table:table-cell>
          <table:table-cell table:style-name="ce127" office:value-type="string">
            <text:p>CG</text:p>
          </table:table-cell>
          <table:table-cell table:style-name="ce104" table:number-columns-repeated="1018"/>
        </table:table-row>
        <table:table-row table:style-name="ro2">
          <table:table-cell table:style-name="ce222" office:value-type="string">
            <text:p>ORGPAYEUR</text:p>
          </table:table-cell>
          <table:table-cell table:style-name="ce214" office:value-type="string">
            <text:p>Type d'organisme payeur</text:p>
          </table:table-cell>
          <table:table-cell table:style-name="ce222" office:value-type="string">
            <text:p>VARCHAR</text:p>
          </table:table-cell>
          <table:table-cell table:style-name="ce214"/>
          <table:table-cell table:style-name="ce222" office:value-type="string">
            <text:p>CAF,MSA</text:p>
          </table:table-cell>
          <table:table-cell table:style-name="ce214" office:value-type="string">
            <text:p>CG</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table table:name="Table situat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ituat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VARCHAR</text:p>
          </table:table-cell>
          <table:table-cell table:style-name="ce150" office:value-type="float" office:value="50">
            <text:p>50</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atutsdecis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tatutsdecis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VARCHAR</text:p>
          </table:table-cell>
          <table:table-cell table:style-name="ce150" office:value-type="float" office:value="50">
            <text:p>50</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atut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tatut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VARCHAR</text:p>
          </table:table-cell>
          <table:table-cell table:style-name="ce150" office:value-type="float" office:value="50">
            <text:p>50</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ropospdos_situat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ropospdos_situat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PROPOPDO_ID</text:p>
          </table:table-cell>
          <table:table-cell table:style-name="ce267" office:value-type="string">
            <text:p>Identifiant de la table « propospdos »</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79" office:value-type="string">
            <text:p>SITUATIONPDO_ID</text:p>
          </table:table-cell>
          <table:table-cell table:style-name="ce279" office:value-type="string">
            <text:p>Identifiant de la table « situationspdos »</text:p>
          </table:table-cell>
          <table:table-cell table:style-name="ce279" office:value-type="string">
            <text:p>ENTIER</text:p>
          </table:table-cell>
          <table:table-cell table:style-name="ce279" table:number-columns-repeated="2"/>
          <table:table-cell table:style-name="ce279"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ropospdos_statutsdecis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ropospdos_statutsdecis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PROPOPDO_ID</text:p>
          </table:table-cell>
          <table:table-cell table:style-name="ce267" office:value-type="string">
            <text:p>Identifiant de la table « propospdos »</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79" office:value-type="string">
            <text:p>STATUTDECISIONPDO_ID</text:p>
          </table:table-cell>
          <table:table-cell table:style-name="ce279" office:value-type="string">
            <text:p>Identifiant de la table «statutsdecisionspdos »</text:p>
          </table:table-cell>
          <table:table-cell table:style-name="ce279" office:value-type="string">
            <text:p>ENTIER</text:p>
          </table:table-cell>
          <table:table-cell table:style-name="ce279" table:number-columns-repeated="2"/>
          <table:table-cell table:style-name="ce279"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ropospdos_statut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propospdos_statut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PROPOPDO_ID</text:p>
          </table:table-cell>
          <table:table-cell table:style-name="ce267" office:value-type="string">
            <text:p>Identifiant de la table « propospdos »</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79" office:value-type="string">
            <text:p>STATUTPDO_ID</text:p>
          </table:table-cell>
          <table:table-cell table:style-name="ce279" office:value-type="string">
            <text:p>Identifiant de la table « statutspdos »</text:p>
          </table:table-cell>
          <table:table-cell table:style-name="ce279" office:value-type="string">
            <text:p>ENTIER</text:p>
          </table:table-cell>
          <table:table-cell table:style-name="ce279" table:number-columns-repeated="2"/>
          <table:table-cell table:style-name="ce279"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groupementsep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groupement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NAME</text:p>
          </table:table-cell>
          <table:table-cell table:style-name="ce150" office:value-type="string">
            <text:p>Libellé </text:p>
          </table:table-cell>
          <table:table-cell table:style-name="ce150" office:value-type="string">
            <text:p>VARCHAR</text:p>
          </table:table-cell>
          <table:table-cell table:style-name="ce150" office:value-type="float" office:value="255">
            <text:p>255</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regroupementszonesge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groupementszonesge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_RGPT</text:p>
          </table:table-cell>
          <table:table-cell table:style-name="ce150" office:value-type="string">
            <text:p>Libellé </text:p>
          </table:table-cell>
          <table:table-cell table:style-name="ce150" office:value-type="string">
            <text:p>VARCHAR</text:p>
          </table:table-cell>
          <table:table-cell table:style-name="ce150" office:value-type="float" office:value="50">
            <text:p>50</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regroupementszonesgeo_zonesgeographiqu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groupementszonesgeo_zonesgeographiqu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ZONEGEOGRAPHIQUE_ID</text:p>
          </table:table-cell>
          <table:table-cell table:style-name="ce267" office:value-type="string">
            <text:p>Identifiant de la table « zonesgeographiques »</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79" office:value-type="string">
            <text:p>REGROUPEMENTZONEGEO_ID</text:p>
          </table:table-cell>
          <table:table-cell table:style-name="ce279" office:value-type="string">
            <text:p>Identifiant de la table « regroupementszonesgeo »</text:p>
          </table:table-cell>
          <table:table-cell table:style-name="ce279" office:value-type="string">
            <text:p>ENTIER</text:p>
          </table:table-cell>
          <table:table-cell table:style-name="ce279" table:number-columns-repeated="2"/>
          <table:table-cell table:style-name="ce279"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lance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lance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APRE_ID</text:p>
          </table:table-cell>
          <table:table-cell table:style-name="ce267" office:value-type="string">
            <text:p>Identifiant de la table «apres»</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80" office:value-type="string">
            <text:p>DATERELANCE</text:p>
          </table:table-cell>
          <table:table-cell table:style-name="ce281" office:value-type="string">
            <text:p>Date de la relance</text:p>
          </table:table-cell>
          <table:table-cell table:style-name="ce280" office:value-type="string">
            <text:p>DATE</text:p>
          </table:table-cell>
          <table:table-cell table:style-name="ce281" office:value-type="float" office:value="10">
            <text:p>10</text:p>
          </table:table-cell>
          <table:table-cell table:style-name="ce281"/>
          <table:table-cell table:style-name="ce267" office:value-type="string">
            <text:p>CG</text:p>
          </table:table-cell>
        </table:table-row>
        <table:table-row table:style-name="ro11">
          <table:table-cell table:style-name="ce280" office:value-type="string">
            <text:p>ETATDOSSIERAPRE</text:p>
          </table:table-cell>
          <table:table-cell table:style-name="ce281" office:value-type="string">
            <text:p>Etat du dossier apre</text:p>
          </table:table-cell>
          <table:table-cell table:style-name="ce280" office:value-type="string">
            <text:p>VARCHAR</text:p>
          </table:table-cell>
          <table:table-cell table:style-name="ce281" office:value-type="float" office:value="3">
            <text:p>3</text:p>
          </table:table-cell>
          <table:table-cell table:style-name="ce280" office:value-type="string">
            <text:p>COM : Complet,</text:p>
            <text:p>INC : Incomplet</text:p>
          </table:table-cell>
          <table:table-cell table:style-name="ce267" office:value-type="string">
            <text:p>CG</text:p>
          </table:table-cell>
        </table:table-row>
        <table:table-row table:style-name="ro2">
          <table:table-cell table:style-name="ce280" office:value-type="string">
            <text:p>COMMENTAIRERELANCE</text:p>
          </table:table-cell>
          <table:table-cell table:style-name="ce281" office:value-type="string">
            <text:p>Commentaire sur la relance de l'apre</text:p>
          </table:table-cell>
          <table:table-cell table:style-name="ce280" office:value-type="string">
            <text:p>TEXT</text:p>
          </table:table-cell>
          <table:table-cell table:style-name="ce281" table:number-columns-repeated="2"/>
          <table:table-cell table:style-name="ce267"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relancesnonrespectssanctionseps93" table:style-name="ta1" table:print="false">
        <table:table-column table:style-name="co56"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lancesnonrespectssanctionseps93</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NONRESPECTSANCTIONEP93_ID</text:p>
          </table:table-cell>
          <table:table-cell table:style-name="ce267" office:value-type="string">
            <text:p>Identifiant de la table «relancesnonrespectssanctionseps93»</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80" office:value-type="string">
            <text:p>NUMRELANCE</text:p>
          </table:table-cell>
          <table:table-cell table:style-name="ce281" office:value-type="string">
            <text:p>Numéro de la relance</text:p>
          </table:table-cell>
          <table:table-cell table:style-name="ce267" office:value-type="string">
            <text:p>ENTIER</text:p>
          </table:table-cell>
          <table:table-cell table:style-name="ce281" table:number-columns-repeated="2"/>
          <table:table-cell table:style-name="ce281" office:value-type="string">
            <text:p>CG</text:p>
          </table:table-cell>
        </table:table-row>
        <table:table-row table:style-name="ro2">
          <table:table-cell table:style-name="ce280" office:value-type="string">
            <text:p>DATEECHEANCE</text:p>
          </table:table-cell>
          <table:table-cell table:style-name="ce281" office:value-type="string">
            <text:p>Date de l'échéance</text:p>
          </table:table-cell>
          <table:table-cell table:style-name="ce280" office:value-type="string">
            <text:p>DATE</text:p>
          </table:table-cell>
          <table:table-cell table:style-name="ce281" office:value-type="float" office:value="10">
            <text:p>10</text:p>
          </table:table-cell>
          <table:table-cell table:style-name="ce281"/>
          <table:table-cell table:style-name="ce281" office:value-type="string">
            <text:p>CG</text:p>
          </table:table-cell>
        </table:table-row>
        <table:table-row table:style-name="ro2">
          <table:table-cell table:style-name="ce280" office:value-type="string">
            <text:p>DATEIMPRESSION</text:p>
          </table:table-cell>
          <table:table-cell table:style-name="ce281" office:value-type="string">
            <text:p>Date d'impression</text:p>
          </table:table-cell>
          <table:table-cell table:style-name="ce280" office:value-type="string">
            <text:p>DATE</text:p>
          </table:table-cell>
          <table:table-cell table:style-name="ce281" office:value-type="float" office:value="10">
            <text:p>10</text:p>
          </table:table-cell>
          <table:table-cell table:style-name="ce281"/>
          <table:table-cell table:style-name="ce281" office:value-type="string">
            <text:p>CG</text:p>
          </table:table-cell>
        </table:table-row>
        <table:table-row table:style-name="ro2">
          <table:table-cell table:style-name="ce280" office:value-type="string">
            <text:p>DATERELANCE</text:p>
          </table:table-cell>
          <table:table-cell table:style-name="ce281" office:value-type="string">
            <text:p>Date de la relance</text:p>
          </table:table-cell>
          <table:table-cell table:style-name="ce280" office:value-type="string">
            <text:p>DATE</text:p>
          </table:table-cell>
          <table:table-cell table:style-name="ce227" office:value-type="float" office:value="10">
            <text:p>10</text:p>
          </table:table-cell>
          <table:table-cell table:style-name="ce227"/>
          <table:table-cell table:style-name="ce227"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rendezvous" table:style-name="ta1" table:print="false">
        <table:table-column table:style-name="co56"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rendezvou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85" office:value-type="string">
            <text:p>ID</text:p>
          </table:table-cell>
          <table:table-cell table:style-name="ce267" office:value-type="string">
            <text:p>Identifiant</text:p>
          </table:table-cell>
          <table:table-cell table:style-name="ce285" office:value-type="string">
            <text:p>ENTIER</text:p>
          </table:table-cell>
          <table:table-cell table:style-name="ce267" table:number-columns-repeated="2"/>
          <table:table-cell table:style-name="ce285" office:value-type="string">
            <text:p>CLE PRIMAIRE</text:p>
          </table:table-cell>
        </table:table-row>
        <table:table-row table:style-name="ro2">
          <table:table-cell table:style-name="ce285" office:value-type="string">
            <text:p>PERSONNE_ID</text:p>
          </table:table-cell>
          <table:table-cell table:style-name="ce267" office:value-type="string">
            <text:p>Identifiant de la table « personne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STRUCTUREREFERENTE_ID</text:p>
          </table:table-cell>
          <table:table-cell table:style-name="ce267" office:value-type="string">
            <text:p>Identifiant de la table «structuresreferente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DATERDV</text:p>
          </table:table-cell>
          <table:table-cell table:style-name="ce267" office:value-type="string">
            <text:p>Date du RDV</text:p>
          </table:table-cell>
          <table:table-cell table:style-name="ce285" office:value-type="string">
            <text:p>DATE</text:p>
          </table:table-cell>
          <table:table-cell table:style-name="ce267" office:value-type="float" office:value="10">
            <text:p>10</text:p>
          </table:table-cell>
          <table:table-cell table:style-name="ce267"/>
          <table:table-cell table:style-name="ce267" office:value-type="string">
            <text:p>CG</text:p>
          </table:table-cell>
        </table:table-row>
        <table:table-row table:style-name="ro2">
          <table:table-cell table:style-name="ce285" office:value-type="string">
            <text:p>OBJETRDV</text:p>
          </table:table-cell>
          <table:table-cell table:style-name="ce267" office:value-type="string">
            <text:p>Objet du RDV</text:p>
          </table:table-cell>
          <table:table-cell table:style-name="ce285" office:value-type="string">
            <text:p>VARCHAR</text:p>
          </table:table-cell>
          <table:table-cell table:style-name="ce285" office:value-type="float" office:value="256">
            <text:p>256</text:p>
          </table:table-cell>
          <table:table-cell table:style-name="ce267"/>
          <table:table-cell table:style-name="ce267" office:value-type="string">
            <text:p>CG</text:p>
          </table:table-cell>
        </table:table-row>
        <table:table-row table:style-name="ro2">
          <table:table-cell table:style-name="ce285" office:value-type="string">
            <text:p>COMMENTAIRERDV</text:p>
          </table:table-cell>
          <table:table-cell table:style-name="ce267" office:value-type="string">
            <text:p>Commentaire sur le RDV</text:p>
          </table:table-cell>
          <table:table-cell table:style-name="ce285" office:value-type="string">
            <text:p>TEXT</text:p>
          </table:table-cell>
          <table:table-cell table:style-name="ce267" table:number-columns-repeated="2"/>
          <table:table-cell table:style-name="ce267" office:value-type="string">
            <text:p>CG</text:p>
          </table:table-cell>
        </table:table-row>
        <table:table-row table:style-name="ro2">
          <table:table-cell table:style-name="ce285" office:value-type="string">
            <text:p>TYPERDV_ID</text:p>
          </table:table-cell>
          <table:table-cell table:style-name="ce267" office:value-type="string">
            <text:p>Identifiant de la table «typesrdv»</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HEURERDV</text:p>
          </table:table-cell>
          <table:table-cell table:style-name="ce267" office:value-type="string">
            <text:p>Heure du RDV</text:p>
          </table:table-cell>
          <table:table-cell table:style-name="ce285" office:value-type="string">
            <text:p>TIME WITHOUT TIME ZONE</text:p>
          </table:table-cell>
          <table:table-cell table:style-name="ce267" table:number-columns-repeated="2"/>
          <table:table-cell table:style-name="ce267" office:value-type="string">
            <text:p>CG</text:p>
          </table:table-cell>
        </table:table-row>
        <table:table-row table:style-name="ro2">
          <table:table-cell table:style-name="ce285" office:value-type="string">
            <text:p>REFERENT_ID</text:p>
          </table:table-cell>
          <table:table-cell table:style-name="ce267" office:value-type="string">
            <text:p>Identifiant de la table «referent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PERMANENCE_ID</text:p>
          </table:table-cell>
          <table:table-cell table:style-name="ce267" office:value-type="string">
            <text:p>Identifiant de la table « permanence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STATUTRDV_ID</text:p>
          </table:table-cell>
          <table:table-cell table:style-name="ce267" office:value-type="string">
            <text:p>Identifiant de la table «statutsrdv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number-rows-repeated="1048562">
          <table:table-cell table:number-columns-repeated="6"/>
        </table:table-row>
        <table:table-row table:style-name="ro2">
          <table:table-cell table:number-columns-repeated="6"/>
        </table:table-row>
      </table:table>
      <table:table table:name="Table saisinesepdspdo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saisinesepdspdo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4" office:value-type="string">
            <text:p>CLE PRIMAIRE</text:p>
          </table:table-cell>
        </table:table-row>
        <table:table-row table:style-name="ro2">
          <table:table-cell table:style-name="ce277" office:value-type="string">
            <text:p>DOSSIEREP_ID</text:p>
          </table:table-cell>
          <table:table-cell table:style-name="ce214" office:value-type="string">
            <text:p>Identifiant de la table «dossierseps» </text:p>
          </table:table-cell>
          <table:table-cell table:style-name="ce214" office:value-type="string">
            <text:p>ENTIER</text:p>
          </table:table-cell>
          <table:table-cell table:style-name="ce214" table:number-columns-repeated="2"/>
          <table:table-cell table:style-name="ce214" office:value-type="string">
            <text:p>CLE ETRANGERE</text:p>
          </table:table-cell>
        </table:table-row>
        <table:table-row table:style-name="ro2">
          <table:table-cell table:style-name="ce278" office:value-type="string">
            <text:p>TRAITEMENTPDO_ID</text:p>
          </table:table-cell>
          <table:table-cell table:style-name="ce214" office:value-type="string">
            <text:p>Identifiant de la table “traitementspdos”</text:p>
          </table:table-cell>
          <table:table-cell table:style-name="ce214" office:value-type="string">
            <text:p>ENTIER</text:p>
          </table:table-cell>
          <table:table-cell table:style-name="ce214" table:number-columns-repeated="2"/>
          <table:table-cell table:style-name="ce214" office:value-type="string">
            <text:p>CLE ETRANGERE</text:p>
          </table:table-cell>
        </table:table-row>
        <table:table-row table:style-name="ro2">
          <table:table-cell table:style-name="ce279" office:value-type="string">
            <text:p>CREATED</text:p>
          </table:table-cell>
          <table:table-cell table:style-name="ce279" office:value-type="string">
            <text:p>Date de la création</text:p>
          </table:table-cell>
          <table:table-cell table:style-name="ce279" office:value-type="string">
            <text:p>TIMESTAMP</text:p>
          </table:table-cell>
          <table:table-cell table:style-name="ce279" table:number-columns-repeated="2"/>
          <table:table-cell table:style-name="ce279" office:value-type="string">
            <text:p>CG</text:p>
          </table:table-cell>
        </table:table-row>
        <table:table-row table:style-name="ro2">
          <table:table-cell table:style-name="ce279" office:value-type="string">
            <text:p>MODIFIED</text:p>
          </table:table-cell>
          <table:table-cell table:style-name="ce279" office:value-type="string">
            <text:p>Date de la dernière modification</text:p>
          </table:table-cell>
          <table:table-cell table:style-name="ce279" office:value-type="string">
            <text:p>TIMESTAMP</text:p>
          </table:table-cell>
          <table:table-cell table:style-name="ce279" table:number-columns-repeated="2"/>
          <table:table-cell table:style-name="ce27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saisinesepsbilansparcours66" table:style-name="ta1" table:print="false">
        <table:table-column table:style-name="co56"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aisinesepsbilansparcour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85" office:value-type="string">
            <text:p>ID</text:p>
          </table:table-cell>
          <table:table-cell table:style-name="ce267" office:value-type="string">
            <text:p>Identifiant</text:p>
          </table:table-cell>
          <table:table-cell table:style-name="ce285" office:value-type="string">
            <text:p>ENTIER</text:p>
          </table:table-cell>
          <table:table-cell table:style-name="ce267" table:number-columns-repeated="2"/>
          <table:table-cell table:style-name="ce285" office:value-type="string">
            <text:p>CLE PRIMAIRE</text:p>
          </table:table-cell>
        </table:table-row>
        <table:table-row table:style-name="ro2">
          <table:table-cell table:style-name="ce285" office:value-type="string">
            <text:p>BILANPARCOURS66_ID</text:p>
          </table:table-cell>
          <table:table-cell table:style-name="ce267" office:value-type="string">
            <text:p>Identifiant de la table «bilansparcours66»</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STRUCTUREREFERENTE_ID</text:p>
          </table:table-cell>
          <table:table-cell table:style-name="ce267" office:value-type="string">
            <text:p>Identifiant de la table «structuresreferentes»</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DOSSIEREP_ID</text:p>
          </table:table-cell>
          <table:table-cell table:style-name="ce267" office:value-type="string">
            <text:p>Identifiant de la table « dossiersep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TYPEORIENT_ID</text:p>
          </table:table-cell>
          <table:table-cell table:style-name="ce267" office:value-type="string">
            <text:p>Identifiant de la table « typesorients »</text:p>
          </table:table-cell>
          <table:table-cell table:style-name="ce285" office:value-type="string">
            <text:p>ENTIER</text:p>
          </table:table-cell>
          <table:table-cell table:style-name="ce285"/>
          <table:table-cell table:style-name="ce267"/>
          <table:table-cell table:style-name="ce285" office:value-type="string">
            <text:p>CLE ETRANGERE</text:p>
          </table:table-cell>
        </table:table-row>
        <table:table-row table:style-name="ro2">
          <table:table-cell table:style-name="ce285" office:value-type="string">
            <text:p>CREATED</text:p>
          </table:table-cell>
          <table:table-cell table:style-name="ce267" office:value-type="string">
            <text:p>Date de création</text:p>
          </table:table-cell>
          <table:table-cell table:style-name="ce285" office:value-type="string">
            <text:p>TIMESTAMP</text:p>
          </table:table-cell>
          <table:table-cell table:style-name="ce267" table:number-columns-repeated="2"/>
          <table:table-cell table:style-name="ce267" office:value-type="string">
            <text:p>CG</text:p>
          </table:table-cell>
        </table:table-row>
        <table:table-row table:style-name="ro2">
          <table:table-cell table:style-name="ce285" office:value-type="string">
            <text:p>MODIFIED</text:p>
          </table:table-cell>
          <table:table-cell table:style-name="ce267" office:value-type="string">
            <text:p>Date de la dernière modification</text:p>
          </table:table-cell>
          <table:table-cell table:style-name="ce285" office:value-type="string">
            <text:p>TIMESTAMP</text:p>
          </table:table-cell>
          <table:table-cell table:style-name="ce267" table:number-columns-repeated="2"/>
          <table:table-cell table:style-name="ce285"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saisinesepsreorientsrs93" table:style-name="ta1" table:print="false">
        <table:table-column table:style-name="co56"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aisinesepsreorientsrs93</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85" office:value-type="string">
            <text:p>ID</text:p>
          </table:table-cell>
          <table:table-cell table:style-name="ce267" office:value-type="string">
            <text:p>Identifiant</text:p>
          </table:table-cell>
          <table:table-cell table:style-name="ce285" office:value-type="string">
            <text:p>ENTIER</text:p>
          </table:table-cell>
          <table:table-cell table:style-name="ce267" table:number-columns-repeated="2"/>
          <table:table-cell table:style-name="ce285" office:value-type="string">
            <text:p>CLE PRIMAIRE</text:p>
          </table:table-cell>
        </table:table-row>
        <table:table-row table:style-name="ro2">
          <table:table-cell table:style-name="ce285" office:value-type="string">
            <text:p>DOSSIEREP_ID</text:p>
          </table:table-cell>
          <table:table-cell table:style-name="ce267" office:value-type="string">
            <text:p>Identifiant de la table « dossiersep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ORIENTSTRUCT_ID</text:p>
          </table:table-cell>
          <table:table-cell table:style-name="ce267" office:value-type="string">
            <text:p>Identifiant de la table « orientsstruct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TYPEORIENT_ID</text:p>
          </table:table-cell>
          <table:table-cell table:style-name="ce267" office:value-type="string">
            <text:p>Identifiant de la table « typesorient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STRUCTUREREFERENTE_ID</text:p>
          </table:table-cell>
          <table:table-cell table:style-name="ce267" office:value-type="string">
            <text:p>Identifiant de la table « structuresreferente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MOTIFREORIENT_ID</text:p>
          </table:table-cell>
          <table:table-cell table:style-name="ce267" office:value-type="string">
            <text:p>Identifiant de la table « motifsreorients »</text:p>
          </table:table-cell>
          <table:table-cell table:style-name="ce285" office:value-type="string">
            <text:p>ENTIER</text:p>
          </table:table-cell>
          <table:table-cell table:style-name="ce267" table:number-columns-repeated="2"/>
          <table:table-cell table:style-name="ce285" office:value-type="string">
            <text:p>CLE ETRANGERE</text:p>
          </table:table-cell>
        </table:table-row>
        <table:table-row table:style-name="ro2">
          <table:table-cell table:style-name="ce285" office:value-type="string">
            <text:p>COMMENTAIRE</text:p>
          </table:table-cell>
          <table:table-cell table:style-name="ce267" office:value-type="string">
            <text:p>Commentaire</text:p>
          </table:table-cell>
          <table:table-cell table:style-name="ce285" office:value-type="string">
            <text:p>TEXT</text:p>
          </table:table-cell>
          <table:table-cell table:style-name="ce267" table:number-columns-repeated="2"/>
          <table:table-cell table:style-name="ce267" office:value-type="string">
            <text:p>CG</text:p>
          </table:table-cell>
        </table:table-row>
        <table:table-row table:style-name="ro11">
          <table:table-cell table:style-name="ce285" office:value-type="string">
            <text:p>ACCORDACCUEIL</text:p>
          </table:table-cell>
          <table:table-cell table:style-name="ce267" office:value-type="string">
            <text:p>Accord du référent d'accueil ?</text:p>
          </table:table-cell>
          <table:table-cell table:style-name="ce285" office:value-type="string">
            <text:p>BOOLEAN</text:p>
          </table:table-cell>
          <table:table-cell table:style-name="ce267"/>
          <table:table-cell table:style-name="ce222" office:value-type="string">
            <text:p>0 : Non,</text:p>
            <text:p>1 : Oui</text:p>
          </table:table-cell>
          <table:table-cell table:style-name="ce267" office:value-type="string">
            <text:p>CG</text:p>
          </table:table-cell>
        </table:table-row>
        <table:table-row table:style-name="ro2">
          <table:table-cell table:style-name="ce285" office:value-type="string">
            <text:p>DESACCORDACCUEIL</text:p>
          </table:table-cell>
          <table:table-cell table:style-name="ce267" office:value-type="string">
            <text:p>Si désaccord, pourquoi</text:p>
          </table:table-cell>
          <table:table-cell table:style-name="ce285" office:value-type="string">
            <text:p>TEXT</text:p>
          </table:table-cell>
          <table:table-cell table:style-name="ce267" table:number-columns-repeated="2"/>
          <table:table-cell table:style-name="ce267" office:value-type="string">
            <text:p>CG</text:p>
          </table:table-cell>
        </table:table-row>
        <table:table-row table:style-name="ro11">
          <table:table-cell table:style-name="ce285" office:value-type="string">
            <text:p>ACCORDALLOCATAIRE</text:p>
          </table:table-cell>
          <table:table-cell table:style-name="ce267" office:value-type="string">
            <text:p>L'allocataire est-il d'accord ?</text:p>
          </table:table-cell>
          <table:table-cell table:style-name="ce285" office:value-type="string">
            <text:p>BOOLEAN</text:p>
          </table:table-cell>
          <table:table-cell table:style-name="ce267"/>
          <table:table-cell table:style-name="ce222" office:value-type="string">
            <text:p>0 : Non,</text:p>
            <text:p>1 : Oui</text:p>
          </table:table-cell>
          <table:table-cell table:style-name="ce267" office:value-type="string">
            <text:p>CG</text:p>
          </table:table-cell>
        </table:table-row>
        <table:table-row table:style-name="ro11">
          <table:table-cell table:style-name="ce285" office:value-type="string">
            <text:p>URGENT</text:p>
          </table:table-cell>
          <table:table-cell table:style-name="ce267" office:value-type="string">
            <text:p>Notion d'urgence</text:p>
          </table:table-cell>
          <table:table-cell table:style-name="ce285" office:value-type="string">
            <text:p>BOOLEAN</text:p>
          </table:table-cell>
          <table:table-cell table:style-name="ce267"/>
          <table:table-cell table:style-name="ce222" office:value-type="string">
            <text:p>0 : Non,</text:p>
            <text:p>1 : Oui</text:p>
          </table:table-cell>
          <table:table-cell table:style-name="ce267" office:value-type="string">
            <text:p>CG</text:p>
          </table:table-cell>
        </table:table-row>
        <table:table-row table:style-name="ro11">
          <table:table-cell table:style-name="ce285" office:value-type="string">
            <text:p>CREATED</text:p>
          </table:table-cell>
          <table:table-cell table:style-name="ce267" office:value-type="string">
            <text:p>Date de création</text:p>
          </table:table-cell>
          <table:table-cell table:style-name="ce285" office:value-type="string">
            <text:p>TIMESTAMP WITHOUT TIME ZONE</text:p>
          </table:table-cell>
          <table:table-cell table:style-name="ce267" table:number-columns-repeated="2"/>
          <table:table-cell table:style-name="ce267" office:value-type="string">
            <text:p>CG</text:p>
          </table:table-cell>
        </table:table-row>
        <table:table-row table:style-name="ro11">
          <table:table-cell table:style-name="ce285" office:value-type="string">
            <text:p>MODIFIED</text:p>
          </table:table-cell>
          <table:table-cell table:style-name="ce267" office:value-type="string">
            <text:p>Date de dernière modification</text:p>
          </table:table-cell>
          <table:table-cell table:style-name="ce285" office:value-type="string">
            <text:p>TIMESTAMP WITHOUT TIME ZONE</text:p>
          </table:table-cell>
          <table:table-cell table:style-name="ce267" table:number-columns-repeated="2"/>
          <table:table-cell table:style-name="ce227" office:value-type="string">
            <text:p>CG</text:p>
          </table:table-cell>
        </table:table-row>
        <table:table-row table:style-name="ro11" table:number-rows-repeated="1048560">
          <table:table-cell table:number-columns-repeated="6"/>
        </table:table-row>
        <table:table-row table:style-name="ro11">
          <table:table-cell table:number-columns-repeated="6"/>
        </table:table-row>
      </table:table>
      <table:table table:name="Table statutsrdv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tatutsrd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VARCHAR</text:p>
          </table:table-cell>
          <table:table-cell table:style-name="ce150" office:value-type="float" office:value="50">
            <text:p>50</text:p>
          </table:table-cell>
          <table:table-cell table:style-name="ce150"/>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ructuresreferen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tructuresreferen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87" office:value-type="string">
            <text:p><text:span text:style-name="T54">TYPEORIENT_ID</text:span></text:p>
          </table:table-cell>
          <table:table-cell table:style-name="ce63" office:value-type="string">
            <text:p>Identifiant table typesorient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65" office:value-type="string">
            <text:p>LIB_STRUCT</text:p>
          </table:table-cell>
          <table:table-cell table:style-name="ce67" office:value-type="string">
            <text:p>Libellé de la structure</text:p>
          </table:table-cell>
          <table:table-cell table:style-name="ce63" office:value-type="string">
            <text:p>VARCHAR</text:p>
          </table:table-cell>
          <table:table-cell table:style-name="ce63" office:value-type="float" office:value="32">
            <text:p>32</text:p>
          </table:table-cell>
          <table:table-cell table:style-name="ce63"/>
          <table:table-cell table:style-name="ce72" office:value-type="string">
            <text:p>CG</text:p>
          </table:table-cell>
        </table:table-row>
        <table:table-row table:style-name="ro2">
          <table:table-cell table:style-name="ce65" office:value-type="string">
            <text:p>NUM_VOIE</text:p>
          </table:table-cell>
          <table:table-cell table:style-name="ce63" office:value-type="string">
            <text:p>Numéro de voie</text:p>
          </table:table-cell>
          <table:table-cell table:style-name="ce63" office:value-type="string">
            <text:p>VARCHAR</text:p>
          </table:table-cell>
          <table:table-cell table:style-name="ce63" office:value-type="float" office:value="6">
            <text:p>6</text:p>
          </table:table-cell>
          <table:table-cell table:style-name="ce63"/>
          <table:table-cell table:style-name="ce72" office:value-type="string">
            <text:p>CG</text:p>
          </table:table-cell>
        </table:table-row>
        <table:table-row table:style-name="ro2">
          <table:table-cell table:style-name="ce66" office:value-type="string">
            <text:p>TYPE_VOIE</text:p>
          </table:table-cell>
          <table:table-cell table:style-name="ce69" office:value-type="string">
            <text:p>Type de voie</text:p>
          </table:table-cell>
          <table:table-cell table:style-name="ce62" office:value-type="string">
            <text:p>VARCHAR</text:p>
          </table:table-cell>
          <table:table-cell table:style-name="ce62" office:value-type="float" office:value="6">
            <text:p>6</text:p>
          </table:table-cell>
          <table:table-cell table:style-name="ce62"/>
          <table:table-cell table:style-name="ce71" office:value-type="string">
            <text:p>CG</text:p>
          </table:table-cell>
        </table:table-row>
        <table:table-row table:style-name="ro2">
          <table:table-cell table:style-name="ce66" office:value-type="string">
            <text:p>NOM_VOIE</text:p>
          </table:table-cell>
          <table:table-cell table:style-name="ce69" office:value-type="string">
            <text:p>Nom de voie</text:p>
          </table:table-cell>
          <table:table-cell table:style-name="ce62" office:value-type="string">
            <text:p>VARCHAR</text:p>
          </table:table-cell>
          <table:table-cell table:style-name="ce62" office:value-type="float" office:value="30">
            <text:p>30</text:p>
          </table:table-cell>
          <table:table-cell table:style-name="ce62"/>
          <table:table-cell table:style-name="ce71" office:value-type="string">
            <text:p>CG</text:p>
          </table:table-cell>
        </table:table-row>
        <table:table-row table:style-name="ro2">
          <table:table-cell table:style-name="ce66" office:value-type="string">
            <text:p>CODE_POSTAL</text:p>
          </table:table-cell>
          <table:table-cell table:style-name="ce69" office:value-type="string">
            <text:p>Code postal</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G</text:p>
          </table:table-cell>
        </table:table-row>
        <table:table-row table:style-name="ro2">
          <table:table-cell table:style-name="ce66" office:value-type="string">
            <text:p>VILLE</text:p>
          </table:table-cell>
          <table:table-cell table:style-name="ce69" office:value-type="string">
            <text:p>Ville</text:p>
          </table:table-cell>
          <table:table-cell table:style-name="ce62" office:value-type="string">
            <text:p>VARCHAR</text:p>
          </table:table-cell>
          <table:table-cell table:style-name="ce62" office:value-type="float" office:value="45">
            <text:p>45</text:p>
          </table:table-cell>
          <table:table-cell table:style-name="ce62"/>
          <table:table-cell table:style-name="ce71" office:value-type="string">
            <text:p>CG</text:p>
          </table:table-cell>
        </table:table-row>
        <table:table-row table:style-name="ro2">
          <table:table-cell table:style-name="ce273" office:value-type="string">
            <text:p>CODE_INSEE</text:p>
          </table:table-cell>
          <table:table-cell table:style-name="ce237" office:value-type="string">
            <text:p>Code INSEE</text:p>
          </table:table-cell>
          <table:table-cell table:style-name="ce210" office:value-type="string">
            <text:p>CHAR</text:p>
          </table:table-cell>
          <table:table-cell table:style-name="ce210" office:value-type="float" office:value="5">
            <text:p>5</text:p>
          </table:table-cell>
          <table:table-cell table:style-name="ce210"/>
          <table:table-cell table:style-name="ce214" office:value-type="string">
            <text:p>CG</text:p>
          </table:table-cell>
        </table:table-row>
        <table:table-row table:style-name="ro11">
          <table:table-cell table:style-name="ce280" office:value-type="string">
            <text:p>FILTRE_ZONE_GEO</text:p>
          </table:table-cell>
          <table:table-cell table:style-name="ce281" office:value-type="string">
            <text:p>Filtre-t-on sur la zone géographique pour la structure créée ?</text:p>
          </table:table-cell>
          <table:table-cell table:style-name="ce280" office:value-type="string">
            <text:p>BOOLEAN</text:p>
          </table:table-cell>
          <table:table-cell table:style-name="ce281"/>
          <table:table-cell table:style-name="ce281" office:value-type="string">
            <text:p>0 : Non,</text:p>
            <text:p>1 : Oui</text:p>
          </table:table-cell>
          <table:table-cell table:style-name="ce214" office:value-type="string">
            <text:p>CG</text:p>
          </table:table-cell>
        </table:table-row>
        <table:table-row table:style-name="ro11">
          <table:table-cell table:style-name="ce280" office:value-type="string">
            <text:p>CONTRATENGAGEMENT</text:p>
          </table:table-cell>
          <table:table-cell table:style-name="ce281" office:value-type="string">
            <text:p>La structure référente gère-t-elle les CER ?</text:p>
          </table:table-cell>
          <table:table-cell table:style-name="ce280" office:value-type="string">
            <text:p>BOOLEAN</text:p>
          </table:table-cell>
          <table:table-cell table:style-name="ce281"/>
          <table:table-cell table:style-name="ce280" office:value-type="string">
            <text:p>N : Non,</text:p>
            <text:p>O : Oui</text:p>
          </table:table-cell>
          <table:table-cell table:style-name="ce214" office:value-type="string">
            <text:p>CG</text:p>
          </table:table-cell>
        </table:table-row>
        <table:table-row table:style-name="ro11">
          <table:table-cell table:style-name="ce280" office:value-type="string">
            <text:p>APRE</text:p>
          </table:table-cell>
          <table:table-cell table:style-name="ce281" office:value-type="string">
            <text:p>La structure référente gère-t-elle les APREs?</text:p>
          </table:table-cell>
          <table:table-cell table:style-name="ce280" office:value-type="string">
            <text:p>BOOLEAN</text:p>
          </table:table-cell>
          <table:table-cell table:style-name="ce281"/>
          <table:table-cell table:style-name="ce280" office:value-type="string">
            <text:p>N : Non,</text:p>
            <text:p>O : Oui</text:p>
          </table:table-cell>
          <table:table-cell table:style-name="ce214" office:value-type="string">
            <text:p>CG</text:p>
          </table:table-cell>
        </table:table-row>
        <table:table-row table:style-name="ro11">
          <table:table-cell table:style-name="ce280" office:value-type="string">
            <text:p>ORIENTATION</text:p>
          </table:table-cell>
          <table:table-cell table:style-name="ce281" office:value-type="string">
            <text:p>La structure référente gère-t-elle les Orientation?</text:p>
          </table:table-cell>
          <table:table-cell table:style-name="ce280" office:value-type="string">
            <text:p>BOOLEAN</text:p>
          </table:table-cell>
          <table:table-cell table:style-name="ce281"/>
          <table:table-cell table:style-name="ce280" office:value-type="string">
            <text:p>N : Non,</text:p>
            <text:p>O : Oui</text:p>
          </table:table-cell>
          <table:table-cell table:style-name="ce214" office:value-type="string">
            <text:p>CG</text:p>
          </table:table-cell>
        </table:table-row>
        <table:table-row table:style-name="ro11">
          <table:table-cell table:style-name="ce280" office:value-type="string">
            <text:p>PDO</text:p>
          </table:table-cell>
          <table:table-cell table:style-name="ce281" office:value-type="string">
            <text:p>La structure référente gère-t-elle les PDOs?</text:p>
          </table:table-cell>
          <table:table-cell table:style-name="ce280" office:value-type="string">
            <text:p>BOOLEAN</text:p>
          </table:table-cell>
          <table:table-cell table:style-name="ce281"/>
          <table:table-cell table:style-name="ce280" office:value-type="string">
            <text:p>N : Non,</text:p>
            <text:p>O : Oui</text:p>
          </table:table-cell>
          <table:table-cell table:style-name="ce214" office:value-type="string">
            <text:p>CG</text:p>
          </table:table-cell>
        </table:table-row>
        <table:table-row table:style-name="ro11">
          <table:table-cell table:style-name="ce167" table:number-columns-repeated="6"/>
        </table:table-row>
        <table:table-row table:style-name="ro11" table:number-rows-repeated="1048558">
          <table:table-cell table:number-columns-repeated="6"/>
        </table:table-row>
        <table:table-row table:style-name="ro11">
          <table:table-cell table:number-columns-repeated="6"/>
        </table:table-row>
      </table:table>
      <table:table table:name="Table structuresreferentes_zonesgeographiqu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tructuresreferentes_zonesgeographiqu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7" office:value-type="string">
            <text:p>Identifiant</text:p>
          </table:table-cell>
          <table:table-cell table:style-name="ce267" office:value-type="string">
            <text:p>ENTIER</text:p>
          </table:table-cell>
          <table:table-cell table:style-name="ce267" table:number-columns-repeated="2"/>
          <table:table-cell table:style-name="ce267" office:value-type="string">
            <text:p>CLE PRIMAIRE</text:p>
          </table:table-cell>
        </table:table-row>
        <table:table-row table:style-name="ro2">
          <table:table-cell table:style-name="ce267" office:value-type="string">
            <text:p>ZONEGEOGRAPHIQUE_ID</text:p>
          </table:table-cell>
          <table:table-cell table:style-name="ce267" office:value-type="string">
            <text:p>Identifiant de la table « zonesgeographiques »</text:p>
          </table:table-cell>
          <table:table-cell table:style-name="ce267" office:value-type="string">
            <text:p>ENTIER</text:p>
          </table:table-cell>
          <table:table-cell table:style-name="ce267" table:number-columns-repeated="2"/>
          <table:table-cell table:style-name="ce267" office:value-type="string">
            <text:p>CLE ETRANGERE</text:p>
          </table:table-cell>
        </table:table-row>
        <table:table-row table:style-name="ro2">
          <table:table-cell table:style-name="ce279" office:value-type="string">
            <text:p>STRUCTUREREFERENTE_ID</text:p>
          </table:table-cell>
          <table:table-cell table:style-name="ce279" office:value-type="string">
            <text:p>Identifiant de la table «structuresreferentes»</text:p>
          </table:table-cell>
          <table:table-cell table:style-name="ce279" office:value-type="string">
            <text:p>ENTIER</text:p>
          </table:table-cell>
          <table:table-cell table:style-name="ce279" table:number-columns-repeated="2"/>
          <table:table-cell table:style-name="ce279"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suivisaide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suivisaide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0"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12" office:value-type="string">
            <text:p>QUAL</text:p>
          </table:table-cell>
          <table:table-cell table:style-name="ce211" office:value-type="string">
            <text:p>Qualité de la personne</text:p>
          </table:table-cell>
          <table:table-cell table:style-name="ce211" office:value-type="string">
            <text:p>VARCHAR</text:p>
          </table:table-cell>
          <table:table-cell table:style-name="ce211" office:value-type="float" office:value="3">
            <text:p>3</text:p>
          </table:table-cell>
          <table:table-cell table:style-name="ce211"/>
          <table:table-cell table:style-name="ce215" office:value-type="string">
            <text:p>CG</text:p>
          </table:table-cell>
        </table:table-row>
        <table:table-row table:style-name="ro2">
          <table:table-cell table:style-name="ce230" office:value-type="string">
            <text:p>NOM</text:p>
          </table:table-cell>
          <table:table-cell table:style-name="ce211" office:value-type="string">
            <text:p>Nom</text:p>
          </table:table-cell>
          <table:table-cell table:style-name="ce211" office:value-type="string">
            <text:p>VARCHAR</text:p>
          </table:table-cell>
          <table:table-cell table:style-name="ce211" office:value-type="float" office:value="50">
            <text:p>50</text:p>
          </table:table-cell>
          <table:table-cell table:style-name="ce211"/>
          <table:table-cell table:style-name="ce215" office:value-type="string">
            <text:p>CG</text:p>
          </table:table-cell>
        </table:table-row>
        <table:table-row table:style-name="ro2">
          <table:table-cell table:style-name="ce230" office:value-type="string">
            <text:p>PRENOM</text:p>
          </table:table-cell>
          <table:table-cell table:style-name="ce230" office:value-type="string">
            <text:p>Prénom</text:p>
          </table:table-cell>
          <table:table-cell table:style-name="ce211" office:value-type="string">
            <text:p>VARCHAR</text:p>
          </table:table-cell>
          <table:table-cell table:style-name="ce211" office:value-type="float" office:value="50">
            <text:p>50</text:p>
          </table:table-cell>
          <table:table-cell table:style-name="ce211"/>
          <table:table-cell table:style-name="ce215" office:value-type="string">
            <text:p>CG</text:p>
          </table:table-cell>
        </table:table-row>
        <table:table-row table:style-name="ro2">
          <table:table-cell table:style-name="ce230" office:value-type="string">
            <text:p>NUMTEL</text:p>
          </table:table-cell>
          <table:table-cell table:style-name="ce230" office:value-type="string">
            <text:p>Numéro de téléphone</text:p>
          </table:table-cell>
          <table:table-cell table:style-name="ce211" office:value-type="string">
            <text:p>VARCHAR</text:p>
          </table:table-cell>
          <table:table-cell table:style-name="ce211" office:value-type="float" office:value="10">
            <text:p>10</text:p>
          </table:table-cell>
          <table:table-cell table:style-name="ce211"/>
          <table:table-cell table:style-name="ce215" office:value-type="string">
            <text:p>CG</text:p>
          </table:table-cell>
        </table:table-row>
        <table:table-row table:style-name="ro2">
          <table:table-cell table:style-name="ce230" office:value-type="string">
            <text:p>DELETED</text:p>
          </table:table-cell>
          <table:table-cell table:style-name="ce230" office:value-type="string">
            <text:p>Suppression</text:p>
          </table:table-cell>
          <table:table-cell table:style-name="ce211" office:value-type="string">
            <text:p>CHAR</text:p>
          </table:table-cell>
          <table:table-cell table:style-name="ce211" office:value-type="float" office:value="1">
            <text:p>1</text:p>
          </table:table-cell>
          <table:table-cell table:style-name="ce211"/>
          <table:table-cell table:style-name="ce215" office:value-type="string">
            <text:p>CG</text:p>
          </table:table-cell>
        </table:table-row>
        <table:table-row table:style-name="ro2">
          <table:table-cell table:style-name="ce230" office:value-type="string">
            <text:p>DELETED_DATE</text:p>
          </table:table-cell>
          <table:table-cell table:style-name="ce230" office:value-type="string">
            <text:p>Date de suppression</text:p>
          </table:table-cell>
          <table:table-cell table:style-name="ce211" office:value-type="string">
            <text:p>DATE</text:p>
          </table:table-cell>
          <table:table-cell table:style-name="ce211" table:number-columns-repeated="2"/>
          <table:table-cell table:style-name="ce215" office:value-type="string">
            <text:p>CG</text:p>
          </table:table-cell>
        </table:table-row>
        <table:table-row table:style-name="ro2">
          <table:table-cell table:style-name="ce167" table:number-columns-repeated="6"/>
        </table:table-row>
        <table:table-row table:style-name="ro2" table:number-rows-repeated="1048565">
          <table:table-cell table:number-columns-repeated="6"/>
        </table:table-row>
        <table:table-row table:style-name="ro2">
          <table:table-cell table:number-columns-repeated="6"/>
        </table:table-row>
      </table:table>
      <table:table table:name="Table suivisaidesaprestypesaid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55">suivisaidesaprestypesaid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88" office:value-type="string">
            <text:p>SUIVIAIDEAPRE_ID</text:p>
          </table:table-cell>
          <table:table-cell table:style-name="ce63" office:value-type="string">
            <text:p>Identifiant de la table “suivisaidesapr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4" office:value-type="string">
            <text:p>TYPEAIDE</text:p>
          </table:table-cell>
          <table:table-cell table:style-name="ce63" office:value-type="string">
            <text:p>Type d'aide</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table-cell table:style-name="ce167"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tempcessati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tempcessa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3" office:value-type="string">
            <text:p>ID</text:p>
          </table:table-cell>
          <table:table-cell table:style-name="ce210" office:value-type="string">
            <text:p>Identifiant</text:p>
          </table:table-cell>
          <table:table-cell table:style-name="ce210" office:value-type="string">
            <text:p>ENTIER</text:p>
          </table:table-cell>
          <table:table-cell table:style-name="ce210" table:number-columns-repeated="2"/>
          <table:table-cell table:style-name="ce214" office:value-type="string">
            <text:p>CLE PRIMAIRE</text:p>
          </table:table-cell>
        </table:table-row>
        <table:table-row table:style-name="ro2">
          <table:table-cell table:style-name="ce230" office:value-type="string">
            <text:p>NIR</text:p>
          </table:table-cell>
          <table:table-cell table:style-name="ce211" office:value-type="string">
            <text:p>Numéro de sécurité sociale</text:p>
          </table:table-cell>
          <table:table-cell table:style-name="ce211" office:value-type="string">
            <text:p>VARCHAR</text:p>
          </table:table-cell>
          <table:table-cell table:style-name="ce211" office:value-type="float" office:value="15">
            <text:p>15</text:p>
          </table:table-cell>
          <table:table-cell table:style-name="ce211"/>
          <table:table-cell table:style-name="ce215" office:value-type="string">
            <text:p>PÔLE EMPLOI</text:p>
          </table:table-cell>
        </table:table-row>
        <table:table-row table:style-name="ro2">
          <table:table-cell table:style-name="ce230" office:value-type="string">
            <text:p>IDENTIFIANTPE</text:p>
          </table:table-cell>
          <table:table-cell table:style-name="ce211" office:value-type="string">
            <text:p>Identifiant Pôle Emploi </text:p>
          </table:table-cell>
          <table:table-cell table:style-name="ce211" office:value-type="string">
            <text:p>VARCHAR</text:p>
          </table:table-cell>
          <table:table-cell table:style-name="ce211" office:value-type="float" office:value="11">
            <text:p>11</text:p>
          </table:table-cell>
          <table:table-cell table:style-name="ce211"/>
          <table:table-cell table:style-name="ce215" office:value-type="string">
            <text:p>PÔLE EMPLOI</text:p>
          </table:table-cell>
        </table:table-row>
        <table:table-row table:style-name="ro2">
          <table:table-cell table:style-name="ce230" office:value-type="string">
            <text:p>NOM</text:p>
          </table:table-cell>
          <table:table-cell table:style-name="ce211" office:value-type="string">
            <text:p>Nom</text:p>
          </table:table-cell>
          <table:table-cell table:style-name="ce211" office:value-type="string">
            <text:p>VARCHAR</text:p>
          </table:table-cell>
          <table:table-cell table:style-name="ce211" office:value-type="float" office:value="50">
            <text:p>50</text:p>
          </table:table-cell>
          <table:table-cell table:style-name="ce211"/>
          <table:table-cell table:style-name="ce215" office:value-type="string">
            <text:p>PÔLE EMPLOI</text:p>
          </table:table-cell>
        </table:table-row>
        <table:table-row table:style-name="ro2">
          <table:table-cell table:style-name="ce230" office:value-type="string">
            <text:p>PRENOM</text:p>
          </table:table-cell>
          <table:table-cell table:style-name="ce211" office:value-type="string">
            <text:p>Prénom</text:p>
          </table:table-cell>
          <table:table-cell table:style-name="ce211" office:value-type="string">
            <text:p>VARCHAR</text:p>
          </table:table-cell>
          <table:table-cell table:style-name="ce211" office:value-type="float" office:value="50">
            <text:p>50</text:p>
          </table:table-cell>
          <table:table-cell table:style-name="ce211"/>
          <table:table-cell table:style-name="ce215" office:value-type="string">
            <text:p>PÔLE EMPLOI</text:p>
          </table:table-cell>
        </table:table-row>
        <table:table-row table:style-name="ro2">
          <table:table-cell table:style-name="ce230" office:value-type="string">
            <text:p>DTNAI</text:p>
          </table:table-cell>
          <table:table-cell table:style-name="ce211" office:value-type="string">
            <text:p>Date de naissance</text:p>
          </table:table-cell>
          <table:table-cell table:style-name="ce211" office:value-type="string">
            <text:p>DATE</text:p>
          </table:table-cell>
          <table:table-cell table:style-name="ce211" table:number-columns-repeated="2"/>
          <table:table-cell table:style-name="ce215" office:value-type="string">
            <text:p>PÔLE EMPLOI</text:p>
          </table:table-cell>
        </table:table-row>
        <table:table-row table:style-name="ro2">
          <table:table-cell table:style-name="ce230" office:value-type="string">
            <text:p>DATECESSATION</text:p>
          </table:table-cell>
          <table:table-cell table:style-name="ce211" office:value-type="string">
            <text:p>Date de cessation</text:p>
          </table:table-cell>
          <table:table-cell table:style-name="ce211" office:value-type="string">
            <text:p>DATE</text:p>
          </table:table-cell>
          <table:table-cell table:style-name="ce211" table:number-columns-repeated="2"/>
          <table:table-cell table:style-name="ce215" office:value-type="string">
            <text:p>PÔLE EMPLOI</text:p>
          </table:table-cell>
        </table:table-row>
        <table:table-row table:style-name="ro2">
          <table:table-cell table:style-name="ce230" office:value-type="string">
            <text:p>MOTIFCESSATION</text:p>
          </table:table-cell>
          <table:table-cell table:style-name="ce211" office:value-type="string">
            <text:p>Motif de cessation</text:p>
          </table:table-cell>
          <table:table-cell table:style-name="ce211" office:value-type="string">
            <text:p>VARCHAR</text:p>
          </table:table-cell>
          <table:table-cell table:style-name="ce211" office:value-type="float" office:value="100">
            <text:p>100</text:p>
          </table:table-cell>
          <table:table-cell table:style-name="ce211"/>
          <table:table-cell table:style-name="ce215" office:value-type="string">
            <text:p>PÔLE EMPLOI</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tempinscriptions" table:style-name="ta1" table:print="false">
        <table:table-column table:style-name="co25" table:default-cell-style-name="ce104"/>
        <table:table-column table:style-name="co57" table:default-cell-style-name="ce104"/>
        <table:table-column table:style-name="co16" table:default-cell-style-name="ce104"/>
        <table:table-column table:style-name="co28" table:default-cell-style-name="ce104"/>
        <table:table-column table:style-name="co58" table:default-cell-style-name="ce104"/>
        <table:table-column table:style-name="co30" table:default-cell-style-name="ce104"/>
        <table:table-row table:style-name="ro13">
          <table:table-cell table:style-name="ce54" office:value-type="string" table:number-columns-spanned="6" table:number-rows-spanned="1">
            <text:p>Table <text:span text:style-name="T39">tempinscrip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4" office:value-type="string">
            <text:p>NIR</text:p>
          </table:table-cell>
          <table:table-cell table:style-name="ce63" office:value-type="string">
            <text:p>Numéro de sécurité sociale</text:p>
          </table:table-cell>
          <table:table-cell table:style-name="ce63" office:value-type="string">
            <text:p>VARCHAR</text:p>
          </table:table-cell>
          <table:table-cell table:style-name="ce63" office:value-type="float" office:value="15">
            <text:p>15</text:p>
          </table:table-cell>
          <table:table-cell table:style-name="ce63"/>
          <table:table-cell table:style-name="ce72" office:value-type="string">
            <text:p>PÔLE EMPLOI</text:p>
          </table:table-cell>
        </table:table-row>
        <table:table-row table:style-name="ro2">
          <table:table-cell table:style-name="ce204" office:value-type="string">
            <text:p>IDENTIFIANTPE</text:p>
          </table:table-cell>
          <table:table-cell table:style-name="ce63" office:value-type="string">
            <text:p>Identifiant Pôle Emploi</text:p>
          </table:table-cell>
          <table:table-cell table:style-name="ce63" office:value-type="string">
            <text:p>VARCHAR</text:p>
          </table:table-cell>
          <table:table-cell table:style-name="ce63" office:value-type="float" office:value="11">
            <text:p>11</text:p>
          </table:table-cell>
          <table:table-cell table:style-name="ce63"/>
          <table:table-cell table:style-name="ce72" office:value-type="string">
            <text:p>PÔLE EMPLOI</text:p>
          </table:table-cell>
        </table:table-row>
        <table:table-row table:style-name="ro2">
          <table:table-cell table:style-name="ce204" office:value-type="string">
            <text:p>NOM</text:p>
          </table:table-cell>
          <table:table-cell table:style-name="ce63" office:value-type="string">
            <text:p>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PÔLE EMPLOI</text:p>
          </table:table-cell>
        </table:table-row>
        <table:table-row table:style-name="ro2">
          <table:table-cell table:style-name="ce204" office:value-type="string">
            <text:p>PRENOM</text:p>
          </table:table-cell>
          <table:table-cell table:style-name="ce56" office:value-type="string">
            <text:p>Pré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PÔLE EMPLOI</text:p>
          </table:table-cell>
        </table:table-row>
        <table:table-row table:style-name="ro2">
          <table:table-cell table:style-name="ce204" office:value-type="string">
            <text:p>DTNAI</text:p>
          </table:table-cell>
          <table:table-cell table:style-name="ce56" office:value-type="string">
            <text:p>Date de naissance</text:p>
          </table:table-cell>
          <table:table-cell table:style-name="ce63" office:value-type="string">
            <text:p>DATE</text:p>
          </table:table-cell>
          <table:table-cell table:style-name="ce63" table:number-columns-repeated="2"/>
          <table:table-cell table:style-name="ce72" office:value-type="string">
            <text:p>PÔLE EMPLOI</text:p>
          </table:table-cell>
        </table:table-row>
        <table:table-row table:style-name="ro2">
          <table:table-cell table:style-name="ce204" office:value-type="string">
            <text:p>DATEINSCRIPTION</text:p>
          </table:table-cell>
          <table:table-cell table:style-name="ce56" office:value-type="string">
            <text:p>Date d'inscription</text:p>
          </table:table-cell>
          <table:table-cell table:style-name="ce63" office:value-type="string">
            <text:p>DATE</text:p>
          </table:table-cell>
          <table:table-cell table:style-name="ce63" table:number-columns-repeated="2"/>
          <table:table-cell table:style-name="ce72" office:value-type="string">
            <text:p>PÔLE EMPLOI</text:p>
          </table:table-cell>
        </table:table-row>
        <table:table-row table:style-name="ro48">
          <table:table-cell table:style-name="ce65" office:value-type="string">
            <text:p>CATEGORIEPE</text:p>
          </table:table-cell>
          <table:table-cell table:style-name="ce63" office:value-type="string">
            <text:p>Catégorie Pôle Emploi</text:p>
          </table:table-cell>
          <table:table-cell table:style-name="ce63" office:value-type="string">
            <text:p>CHAR</text:p>
          </table:table-cell>
          <table:table-cell table:style-name="ce63" office:value-type="float" office:value="1">
            <text:p>1</text:p>
          </table:table-cell>
          <table:table-cell table:style-name="ce289" office:value-type="string">
            <text:p>1 : "Personnes sans emploi, immédiatement disponibles, tenues d'accomplir des actes positifs de recherche d'emploi, à la recherche d'un emploi en CDI à plein temps."<text:line-break/>2 : "Personnes sans emploi, tenues d'accomplir des actes positifs de recherche d'emploi, à la recherche d'un emploi en CDI à temps partiel."</text:p>
            <text:p>3 : "Personnes sans emploi, tenues d'accomplir des actes positifs de recherche d'emploi, à la recherche d'un emploi en CDD, temporaire ou saisonnier, y compris de très courte durée."</text:p>
            <text:p>4 : "Personnes sans emploi, non immédiatement disponibles, à la recherche d'un emploi ( arrêt maladie de plus de 15 jours, formation de plus de 40 heures...)."</text:p>
            <text:p>5 : "Personnes pourvues d'un emploi, à la recherche d'un autre emploi ( salarié en préavis effectué ou non, CAE, bénévoles...)."</text:p>
            <text:p>6 : "Personnes non immédiatement disponibles, à la recherche d'un autre emploi en CDI à temps plein, tenues d'accomplir des actes positifs de recherche d'emploi."</text:p>
            <text:p>7 : "Personnes non immédiatement disponibles, à la recherche d'un emploi en CDI à temps partiel, tenues d'accomplir des actes positifs de recherche d'emploi."</text:p>
            <text:p>8 : "Personnes non immédiatement disponibles, à la recherche d'un autre emploi en CDI, temporaire ou saisonnier, y compris de très courte durée, tenues d'accomplir des actes positifs de recherche d'emploi."</text:p>
          </table:table-cell>
          <table:table-cell table:style-name="ce72" office:value-type="string">
            <text:p>PÔLE EMPLOI</text:p>
          </table:table-cell>
        </table:table-row>
        <table:table-row table:style-name="ro48" table:number-rows-repeated="1048565">
          <table:table-cell table:number-columns-repeated="6"/>
        </table:table-row>
        <table:table-row table:style-name="ro48">
          <table:table-cell table:number-columns-repeated="6"/>
        </table:table-row>
      </table:table>
      <table:table table:name="Table tempradiati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39">tempradia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4" office:value-type="string">
            <text:p>NIR</text:p>
          </table:table-cell>
          <table:table-cell table:style-name="ce63" office:value-type="string">
            <text:p>Numéro de sécurité sociale</text:p>
          </table:table-cell>
          <table:table-cell table:style-name="ce63" office:value-type="string">
            <text:p>VARCHAR</text:p>
          </table:table-cell>
          <table:table-cell table:style-name="ce63" office:value-type="float" office:value="15">
            <text:p>15</text:p>
          </table:table-cell>
          <table:table-cell table:style-name="ce63"/>
          <table:table-cell table:style-name="ce72" office:value-type="string">
            <text:p>PÔLE EMPLOI</text:p>
          </table:table-cell>
        </table:table-row>
        <table:table-row table:style-name="ro2">
          <table:table-cell table:style-name="ce204" office:value-type="string">
            <text:p>IDENTIFIANTPE</text:p>
          </table:table-cell>
          <table:table-cell table:style-name="ce63" office:value-type="string">
            <text:p>Identifiant Pôle Emploi </text:p>
          </table:table-cell>
          <table:table-cell table:style-name="ce63" office:value-type="string">
            <text:p>VARCHAR</text:p>
          </table:table-cell>
          <table:table-cell table:style-name="ce63" office:value-type="float" office:value="11">
            <text:p>11</text:p>
          </table:table-cell>
          <table:table-cell table:style-name="ce63"/>
          <table:table-cell table:style-name="ce72" office:value-type="string">
            <text:p>PÔLE EMPLOI</text:p>
          </table:table-cell>
        </table:table-row>
        <table:table-row table:style-name="ro2">
          <table:table-cell table:style-name="ce204" office:value-type="string">
            <text:p>NOM</text:p>
          </table:table-cell>
          <table:table-cell table:style-name="ce63" office:value-type="string">
            <text:p>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PÔLE EMPLOI</text:p>
          </table:table-cell>
        </table:table-row>
        <table:table-row table:style-name="ro2">
          <table:table-cell table:style-name="ce204" office:value-type="string">
            <text:p>PRENOM</text:p>
          </table:table-cell>
          <table:table-cell table:style-name="ce56" office:value-type="string">
            <text:p>Pré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PÔLE EMPLOI</text:p>
          </table:table-cell>
        </table:table-row>
        <table:table-row table:style-name="ro2">
          <table:table-cell table:style-name="ce204" office:value-type="string">
            <text:p>DTNAI</text:p>
          </table:table-cell>
          <table:table-cell table:style-name="ce56" office:value-type="string">
            <text:p>Date de naissance</text:p>
          </table:table-cell>
          <table:table-cell table:style-name="ce63" office:value-type="string">
            <text:p>DATE</text:p>
          </table:table-cell>
          <table:table-cell table:style-name="ce63" table:number-columns-repeated="2"/>
          <table:table-cell table:style-name="ce72" office:value-type="string">
            <text:p>PÔLE EMPLOI</text:p>
          </table:table-cell>
        </table:table-row>
        <table:table-row table:style-name="ro2">
          <table:table-cell table:style-name="ce204" office:value-type="string">
            <text:p>DATERADIATION</text:p>
          </table:table-cell>
          <table:table-cell table:style-name="ce56" office:value-type="string">
            <text:p>Date de radiation</text:p>
          </table:table-cell>
          <table:table-cell table:style-name="ce63" office:value-type="string">
            <text:p>DATE</text:p>
          </table:table-cell>
          <table:table-cell table:style-name="ce63" table:number-columns-repeated="2"/>
          <table:table-cell table:style-name="ce72" office:value-type="string">
            <text:p>PÔLE EMPLOI</text:p>
          </table:table-cell>
        </table:table-row>
        <table:table-row table:style-name="ro2">
          <table:table-cell table:style-name="ce204" office:value-type="string">
            <text:p>MOTIFRADIATION</text:p>
          </table:table-cell>
          <table:table-cell table:style-name="ce56" office:value-type="string">
            <text:p>Motif de radiation</text:p>
          </table:table-cell>
          <table:table-cell table:style-name="ce63" office:value-type="string">
            <text:p>VARCHAR</text:p>
          </table:table-cell>
          <table:table-cell table:style-name="ce63" office:value-type="float" office:value="100">
            <text:p>100</text:p>
          </table:table-cell>
          <table:table-cell table:style-name="ce63"/>
          <table:table-cell table:style-name="ce72" office:value-type="string">
            <text:p>PÔLE EMPLOI</text:p>
          </table:table-cell>
        </table:table-row>
        <table:table-row table:style-name="ro2" table:number-rows-repeated="1048565">
          <table:table-cell table:number-columns-repeated="6"/>
        </table:table-row>
        <table:table-row table:style-name="ro2">
          <table:table-cell table:number-columns-repeated="6"/>
        </table:table-row>
      </table:table>
      <table:database-ranges>
        <table:database-range table:target-range-address="INTRODUCTION.A86:INTRODUCTION.A8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F</number:text>
    </number:number-style>
    <number:number-style style:name="N135">
      <number:text>-</number:text>
      <number:number number:decimal-places="0" number:min-integer-digits="1" number:grouping="true"/>
      <number:text> F</number:text>
      <style:map style:condition="value()&gt;=0" style:apply-style-name="N135P0"/>
    </number:number-style>
    <number:number-style style:name="N136P0" style:volatile="true">
      <number:number number:decimal-places="0" number:min-integer-digits="1" number:grouping="true"/>
      <number:text> F</number:text>
    </number:number-style>
    <number:number-style style:name="N136">
      <style:text-properties fo:color="#ff0000"/>
      <number:text>-</number:text>
      <number:number number:decimal-places="0" number:min-integer-digits="1" number:grouping="true"/>
      <number:text> F</number:text>
      <style:map style:condition="value()&gt;=0" style:apply-style-name="N136P0"/>
    </number:number-style>
    <number:number-style style:name="N138P0" style:volatile="true">
      <number:number number:decimal-places="2" number:min-integer-digits="1" number:grouping="true"/>
      <number:text> F</number:text>
    </number:number-style>
    <number:number-style style:name="N138">
      <number:text>-</number:text>
      <number:number number:decimal-places="2" number:min-integer-digits="1" number:grouping="true"/>
      <number:text> F</number:text>
      <style:map style:condition="value()&gt;=0" style:apply-style-name="N138P0"/>
    </number:number-style>
    <number:number-style style:name="N139P0" style:volatile="true">
      <number:number number:decimal-places="2" number:min-integer-digits="1" number:grouping="true"/>
      <number:text> F</number:text>
    </number:number-style>
    <number:number-style style:name="N139">
      <style:text-properties fo:color="#ff0000"/>
      <number:text>-</number:text>
      <number:number number:decimal-places="2" number:min-integer-digits="1" number:grouping="true"/>
      <number:text> F</number:text>
      <style:map style:condition="value()&gt;=0" style:apply-style-name="N139P0"/>
    </number:number-style>
    <number:number-style style:name="N143P0" style:volatile="true">
      <number:text> </number:text>
      <number:number number:decimal-places="0" number:min-integer-digits="1" number:grouping="true"/>
      <number:text> F </number:text>
    </number:number-style>
    <number:number-style style:name="N143P1" style:volatile="true">
      <number:text>-</number:text>
      <number:number number:decimal-places="0" number:min-integer-digits="1" number:grouping="true"/>
      <number:text> F </number:text>
    </number:number-style>
    <number:number-style style:name="N143P2" style:volatile="true">
      <number:text> - F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F </number:text>
    </number:number-style>
    <number:number-style style:name="N147P1" style:volatile="true">
      <number:text>-</number:text>
      <number:number number:decimal-places="2" number:min-integer-digits="1" number:grouping="true"/>
      <number:text> F </number:text>
    </number:number-style>
    <number:number-style style:name="N147P2" style:volatile="true">
      <number:text> -</number:text>
      <number:number number:decimal-places="0" number:min-integer-digits="0"/>
      <number:text> F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date-style style:name="N148">
      <number:month number:textual="true"/>
      <number:text>-</number:text>
      <number:year/>
    </number:date-style>
    <number:number-style style:name="N149">
      <number:number number:decimal-places="0" number:min-integer-digits="3"/>
    </number:number-style>
    <number:number-style style:name="N151P0" style:volatile="true">
      <number:text>Vrai</number:text>
    </number:number-style>
    <number:number-style style:name="N151P1" style:volatile="true">
      <number:text>Vrai</number:text>
    </number:number-style>
    <number:number-style style:name="N151">
      <number:text>Faux</number:text>
      <style:map style:condition="value()&gt;0" style:apply-style-name="N151P0"/>
      <style:map style:condition="value()&lt;0" style:apply-style-name="N151P1"/>
    </number:number-style>
    <number:number-style style:name="N153P0" style:volatile="true">
      <number:text>Actif</number:text>
    </number:number-style>
    <number:number-style style:name="N153P1" style:volatile="true">
      <number:text>Actif</number:text>
    </number:number-style>
    <number:number-style style:name="N153">
      <number:text>Inactif</number:text>
      <style:map style:condition="value()&gt;0" style:apply-style-name="N153P0"/>
      <style:map style:condition="value()&lt;0" style:apply-style-name="N153P1"/>
    </number:number-style>
    <number:currency-style style:name="N154P0" style:volatile="true">
      <number:number number:decimal-places="2" number:min-integer-digits="1" number:grouping="true"/>
      <number:text> </number:text>
      <number:currency-symbol number:language="fr" number:country="FR">€</number:currency-symbol>
    </number:currency-style>
    <number:currency-style style:name="N15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8">28/01/2011</text:date>, <text:time>16:04: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1-19T10:50:42</meta:creation-date>
    <dc:date>2011-01-28T16:04:55</dc:date>
    <dc:creator>aauzolat </dc:creator>
    <meta:editing-duration>PT40H59M23S</meta:editing-duration>
    <meta:editing-cycles>166</meta:editing-cycles>
    <meta:generator>OpenOffice.org/3.2$Linux OpenOffice.org_project/320m19$Build-9505</meta:generator>
    <meta:document-statistic meta:table-count="209" meta:cell-count="9892" meta:object-count="0"/>
  </office:meta>
</office:document-meta>
</file>